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onnée_bru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office:value-type="float" office:value="-0.20891655236483" calcext:value-type="float">
            <text:p>-0,20891655236483</text:p>
          </table:table-cell>
          <table:table-cell office:value-type="float" office:value="0.072292434051633" calcext:value-type="float">
            <text:p>0,072292434051633</text:p>
          </table:table-cell>
          <table:table-cell office:value-type="float" office:value="-24.023527932015" calcext:value-type="float">
            <text:p>-24,0235279320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14</text:p>
          </table:table-cell>
          <table:table-cell office:value-type="float" office:value="1.2651136517525" calcext:value-type="float">
            <text:p>1,2651136517525</text:p>
          </table:table-cell>
          <table:table-cell office:value-type="float" office:value="-0.030495719984174" calcext:value-type="float">
            <text:p>-0,030495719984174</text:p>
          </table:table-cell>
          <table:table-cell office:value-type="float" office:value="9.2857930880443" calcext:value-type="float">
            <text:p>9,28579308804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25</text:p>
          </table:table-cell>
          <table:table-cell office:value-type="float" office:value="2.7557328343391" calcext:value-type="float">
            <text:p>2,7557328343391</text:p>
          </table:table-cell>
          <table:table-cell office:value-type="float" office:value="-0.026184699963778" calcext:value-type="float">
            <text:p>-0,026184699963778</text:p>
          </table:table-cell>
          <table:table-cell office:value-type="float" office:value="7.6740434405151" calcext:value-type="float">
            <text:p>7,67404344051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36</text:p>
          </table:table-cell>
          <table:table-cell office:value-type="float" office:value="4.2036908864975" calcext:value-type="float">
            <text:p>4,2036908864975</text:p>
          </table:table-cell>
          <table:table-cell office:value-type="float" office:value="0.00035435870813671" calcext:value-type="float">
            <text:p>0,00035435870813671</text:p>
          </table:table-cell>
          <table:table-cell office:value-type="float" office:value="-0.017704404697748" calcext:value-type="float">
            <text:p>-0,0177044046977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47</text:p>
          </table:table-cell>
          <table:table-cell office:value-type="float" office:value="5.8352518081665" calcext:value-type="float">
            <text:p>5,8352518081665</text:p>
          </table:table-cell>
          <table:table-cell office:value-type="float" office:value="0.046341819688678" calcext:value-type="float">
            <text:p>0,046341819688678</text:p>
          </table:table-cell>
          <table:table-cell office:value-type="float" office:value="-17.495391664991" calcext:value-type="float">
            <text:p>-17,4953916649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58</text:p>
          </table:table-cell>
          <table:table-cell office:value-type="float" office:value="7.2033035755157" calcext:value-type="float">
            <text:p>7,2033035755157</text:p>
          </table:table-cell>
          <table:table-cell office:value-type="float" office:value="0.00002165687874367" calcext:value-type="float">
            <text:p>2,165687874367E-05</text:p>
          </table:table-cell>
          <table:table-cell office:value-type="float" office:value="0.026016226216296" calcext:value-type="float">
            <text:p>0,0260162262162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69</text:p>
          </table:table-cell>
          <table:table-cell office:value-type="float" office:value="8.7640935182571" calcext:value-type="float">
            <text:p>8,7640935182571</text:p>
          </table:table-cell>
          <table:table-cell office:value-type="float" office:value="-0.065663019195199" calcext:value-type="float">
            <text:p>-0,065663019195199</text:p>
          </table:table-cell>
          <table:table-cell office:value-type="float" office:value="20.011228550771" calcext:value-type="float">
            <text:p>20,0112285507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80</text:p>
          </table:table-cell>
          <table:table-cell office:value-type="float" office:value="-0.21884027868509" calcext:value-type="float">
            <text:p>-0,21884027868509</text:p>
          </table:table-cell>
          <table:table-cell office:value-type="float" office:value="1.4149412512779" calcext:value-type="float">
            <text:p>1,4149412512779</text:p>
          </table:table-cell>
          <table:table-cell office:value-type="float" office:value="26.948623786307" calcext:value-type="float">
            <text:p>26,9486237863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91</text:p>
          </table:table-cell>
          <table:table-cell office:value-type="float" office:value="1.2746840715408" calcext:value-type="float">
            <text:p>1,2746840715408</text:p>
          </table:table-cell>
          <table:table-cell office:value-type="float" office:value="1.4249262213707" calcext:value-type="float">
            <text:p>1,4249262213707</text:p>
          </table:table-cell>
          <table:table-cell office:value-type="float" office:value="23.323016941168" calcext:value-type="float">
            <text:p>23,3230169411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02</text:p>
          </table:table-cell>
          <table:table-cell office:value-type="float" office:value="2.7265346050262" calcext:value-type="float">
            <text:p>2,7265346050262</text:p>
          </table:table-cell>
          <table:table-cell office:value-type="float" office:value="1.5284724533558" calcext:value-type="float">
            <text:p>1,5284724533558</text:p>
          </table:table-cell>
          <table:table-cell office:value-type="float" office:value="-7.8868536622661" calcext:value-type="float">
            <text:p>-7,88685366226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13</text:p>
          </table:table-cell>
          <table:table-cell office:value-type="float" office:value="4.2034730315208" calcext:value-type="float">
            <text:p>4,2034730315208</text:p>
          </table:table-cell>
          <table:table-cell office:value-type="float" office:value="1.4999887347221" calcext:value-type="float">
            <text:p>1,4999887347221</text:p>
          </table:table-cell>
          <table:table-cell office:value-type="float" office:value="-0.0030476954043769" calcext:value-type="float">
            <text:p>-0,00304769540437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24</text:p>
          </table:table-cell>
          <table:table-cell office:value-type="float" office:value="5.7764106988907" calcext:value-type="float">
            <text:p>5,7764106988907</text:p>
          </table:table-cell>
          <table:table-cell office:value-type="float" office:value="1.5451264381409" calcext:value-type="float">
            <text:p>1,5451264381409</text:p>
          </table:table-cell>
          <table:table-cell office:value-type="float" office:value="-14.380530377103" calcext:value-type="float">
            <text:p>-14,3805303771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35</text:p>
          </table:table-cell>
          <table:table-cell office:value-type="float" office:value="7.2362893819809" calcext:value-type="float">
            <text:p>7,2362893819809</text:p>
          </table:table-cell>
          <table:table-cell office:value-type="float" office:value="1.5446279942989" calcext:value-type="float">
            <text:p>1,5446279942989</text:p>
          </table:table-cell>
          <table:table-cell office:value-type="float" office:value="-12.653154457451" calcext:value-type="float">
            <text:p>-12,6531544574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46</text:p>
          </table:table-cell>
          <table:table-cell office:value-type="float" office:value="8.7551152706146" calcext:value-type="float">
            <text:p>8,7551152706146</text:p>
          </table:table-cell>
          <table:table-cell office:value-type="float" office:value="1.5604929625988" calcext:value-type="float">
            <text:p>1,5604929625988</text:p>
          </table:table-cell>
          <table:table-cell office:value-type="float" office:value="-17.91719038775" calcext:value-type="float">
            <text:p>-17,917190387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57</text:p>
          </table:table-cell>
          <table:table-cell office:value-type="float" office:value="-0.22327709943056" calcext:value-type="float">
            <text:p>-0,22327709943056</text:p>
          </table:table-cell>
          <table:table-cell office:value-type="float" office:value="3.0760854482651" calcext:value-type="float">
            <text:p>3,0760854482651</text:p>
          </table:table-cell>
          <table:table-cell office:value-type="float" office:value="-24.010128845834" calcext:value-type="float">
            <text:p>-24,0101288458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68</text:p>
          </table:table-cell>
          <table:table-cell office:value-type="float" office:value="1.2448139488697" calcext:value-type="float">
            <text:p>1,2448139488697</text:p>
          </table:table-cell>
          <table:table-cell office:value-type="float" office:value="2.9458004236221" calcext:value-type="float">
            <text:p>2,9458004236221</text:p>
          </table:table-cell>
          <table:table-cell office:value-type="float" office:value="15.71510020335" calcext:value-type="float">
            <text:p>15,715100203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79</text:p>
          </table:table-cell>
          <table:table-cell office:value-type="float" office:value="2.8003764152527" calcext:value-type="float">
            <text:p>2,8003764152527</text:p>
          </table:table-cell>
          <table:table-cell office:value-type="float" office:value="2.9033529758453" calcext:value-type="float">
            <text:p>2,9033529758453</text:p>
          </table:table-cell>
          <table:table-cell office:value-type="float" office:value="31.530354432999" calcext:value-type="float">
            <text:p>31,5303544329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90</text:p>
          </table:table-cell>
          <table:table-cell office:value-type="float" office:value="4.2512932419777" calcext:value-type="float">
            <text:p>4,2512932419777</text:p>
          </table:table-cell>
          <table:table-cell office:value-type="float" office:value="3.0222150683403" calcext:value-type="float">
            <text:p>3,0222150683403</text:p>
          </table:table-cell>
          <table:table-cell office:value-type="float" office:value="-6.4671266895191" calcext:value-type="float">
            <text:p>-6,46712668951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01</text:p>
          </table:table-cell>
          <table:table-cell office:value-type="float" office:value="5.8049273490906" calcext:value-type="float">
            <text:p>5,8049273490906</text:p>
          </table:table-cell>
          <table:table-cell office:value-type="float" office:value="2.9670983552933" calcext:value-type="float">
            <text:p>2,9670983552933</text:p>
          </table:table-cell>
          <table:table-cell office:value-type="float" office:value="11.467360102447" calcext:value-type="float">
            <text:p>11,4673601024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12</text:p>
          </table:table-cell>
          <table:table-cell office:value-type="float" office:value="7.2044217586517" calcext:value-type="float">
            <text:p>7,2044217586517</text:p>
          </table:table-cell>
          <table:table-cell office:value-type="float" office:value="3.0001926422119" calcext:value-type="float">
            <text:p>3,0001926422119</text:p>
          </table:table-cell>
          <table:table-cell office:value-type="float" office:value="-0.066882615558993" calcext:value-type="float">
            <text:p>-0,0668826155589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23</text:p>
          </table:table-cell>
          <table:table-cell office:value-type="float" office:value="8.7957781553268" calcext:value-type="float">
            <text:p>8,7957781553268</text:p>
          </table:table-cell>
          <table:table-cell office:value-type="float" office:value="2.9162341356277" calcext:value-type="float">
            <text:p>2,9162341356277</text:p>
          </table:table-cell>
          <table:table-cell office:value-type="float" office:value="28.176696247356" calcext:value-type="float">
            <text:p>28,1766962473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34</text:p>
          </table:table-cell>
          <table:table-cell office:value-type="float" office:value="-0.19192688167095" calcext:value-type="float">
            <text:p>-0,19192688167095</text:p>
          </table:table-cell>
          <table:table-cell office:value-type="float" office:value="4.4001707434654" calcext:value-type="float">
            <text:p>4,4001707434654</text:p>
          </table:table-cell>
          <table:table-cell office:value-type="float" office:value="34.16657295956" calcext:value-type="float">
            <text:p>34,166572959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45</text:p>
          </table:table-cell>
          <table:table-cell office:value-type="float" office:value="1.2918540835381" calcext:value-type="float">
            <text:p>1,2918540835381</text:p>
          </table:table-cell>
          <table:table-cell office:value-type="float" office:value="4.5779848098755" calcext:value-type="float">
            <text:p>4,5779848098755</text:p>
          </table:table-cell>
          <table:table-cell office:value-type="float" office:value="-25.666671383912" calcext:value-type="float">
            <text:p>-25,6666713839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56</text:p>
          </table:table-cell>
          <table:table-cell office:value-type="float" office:value="2.822861969471" calcext:value-type="float">
            <text:p>2,822861969471</text:p>
          </table:table-cell>
          <table:table-cell office:value-type="float" office:value="4.4138398766518" calcext:value-type="float">
            <text:p>4,4138398766518</text:p>
          </table:table-cell>
          <table:table-cell office:value-type="float" office:value="30.543817456361" calcext:value-type="float">
            <text:p>30,5438174563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67</text:p>
          </table:table-cell>
          <table:table-cell office:value-type="float" office:value="4.2371636629105" calcext:value-type="float">
            <text:p>4,2371636629105</text:p>
          </table:table-cell>
          <table:table-cell office:value-type="float" office:value="4.4556003808975" calcext:value-type="float">
            <text:p>4,4556003808975</text:p>
          </table:table-cell>
          <table:table-cell office:value-type="float" office:value="12.81855364514" calcext:value-type="float">
            <text:p>12,818553645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78</text:p>
          </table:table-cell>
          <table:table-cell office:value-type="float" office:value="5.7161420583725" calcext:value-type="float">
            <text:p>5,7161420583725</text:p>
          </table:table-cell>
          <table:table-cell office:value-type="float" office:value="4.5190358161926" calcext:value-type="float">
            <text:p>4,5190358161926</text:p>
          </table:table-cell>
          <table:table-cell office:value-type="float" office:value="-5.0626814745034" calcext:value-type="float">
            <text:p>-5,06268147450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89</text:p>
          </table:table-cell>
          <table:table-cell office:value-type="float" office:value="7.2867006063461" calcext:value-type="float">
            <text:p>7,2867006063461</text:p>
          </table:table-cell>
          <table:table-cell office:value-type="float" office:value="4.5873579382896" calcext:value-type="float">
            <text:p>4,5873579382896</text:p>
          </table:table-cell>
          <table:table-cell office:value-type="float" office:value="-27.565644615015" calcext:value-type="float">
            <text:p>-27,565644615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00</text:p>
          </table:table-cell>
          <table:table-cell office:value-type="float" office:value="8.8212954998016" calcext:value-type="float">
            <text:p>8,8212954998016</text:p>
          </table:table-cell>
          <table:table-cell office:value-type="float" office:value="4.5726075768471" calcext:value-type="float">
            <text:p>4,5726075768471</text:p>
          </table:table-cell>
          <table:table-cell office:value-type="float" office:value="-25.90283561664" calcext:value-type="float">
            <text:p>-25,902835616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11</text:p>
          </table:table-cell>
          <table:table-cell office:value-type="float" office:value="-0.25083756074309" calcext:value-type="float">
            <text:p>-0,25083756074309</text:p>
          </table:table-cell>
          <table:table-cell office:value-type="float" office:value="6.0317194461823" calcext:value-type="float">
            <text:p>6,0317194461823</text:p>
          </table:table-cell>
          <table:table-cell office:value-type="float" office:value="-9.3955859826629" calcext:value-type="float">
            <text:p>-9,39558598266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22</text:p>
          </table:table-cell>
          <table:table-cell office:value-type="float" office:value="1.2641175091267" calcext:value-type="float">
            <text:p>1,2641175091267</text:p>
          </table:table-cell>
          <table:table-cell office:value-type="float" office:value="5.9792768955231" calcext:value-type="float">
            <text:p>5,9792768955231</text:p>
          </table:table-cell>
          <table:table-cell office:value-type="float" office:value="6.492787058566" calcext:value-type="float">
            <text:p>6,4927870585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33</text:p>
          </table:table-cell>
          <table:table-cell office:value-type="float" office:value="2.8033071756363" calcext:value-type="float">
            <text:p>2,8033071756363</text:p>
          </table:table-cell>
          <table:table-cell office:value-type="float" office:value="6.0140740871429" calcext:value-type="float">
            <text:p>6,0140740871429</text:p>
          </table:table-cell>
          <table:table-cell office:value-type="float" office:value="-4.994897183719" calcext:value-type="float">
            <text:p>-4,9948971837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44</text:p>
          </table:table-cell>
          <table:table-cell office:value-type="float" office:value="4.2835745215416" calcext:value-type="float">
            <text:p>4,2835745215416</text:p>
          </table:table-cell>
          <table:table-cell office:value-type="float" office:value="5.9676158428192" calcext:value-type="float">
            <text:p>5,9676158428192</text:p>
          </table:table-cell>
          <table:table-cell office:value-type="float" office:value="10.660824976909" calcext:value-type="float">
            <text:p>10,6608249769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55</text:p>
          </table:table-cell>
          <table:table-cell office:value-type="float" office:value="5.7647144794464" calcext:value-type="float">
            <text:p>5,7647144794464</text:p>
          </table:table-cell>
          <table:table-cell office:value-type="float" office:value="6.0682147741318" calcext:value-type="float">
            <text:p>6,0682147741318</text:p>
          </table:table-cell>
          <table:table-cell office:value-type="float" office:value="-20.783178555738" calcext:value-type="float">
            <text:p>-20,7831785557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66</text:p>
          </table:table-cell>
          <table:table-cell office:value-type="float" office:value="7.2270512580872" calcext:value-type="float">
            <text:p>7,2270512580872</text:p>
          </table:table-cell>
          <table:table-cell office:value-type="float" office:value="6.0104697942734" calcext:value-type="float">
            <text:p>6,0104697942734</text:p>
          </table:table-cell>
          <table:table-cell office:value-type="float" office:value="-2.881876839574" calcext:value-type="float">
            <text:p>-2,8818768395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77</text:p>
          </table:table-cell>
          <table:table-cell office:value-type="float" office:value="8.7046587467194" calcext:value-type="float">
            <text:p>8,7046587467194</text:p>
          </table:table-cell>
          <table:table-cell office:value-type="float" office:value="5.9997802972794" calcext:value-type="float">
            <text:p>5,9997802972794</text:p>
          </table:table-cell>
          <table:table-cell office:value-type="float" office:value="0.07889477037795" calcext:value-type="float">
            <text:p>0,078894770377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88</text:p>
          </table:table-cell>
          <table:table-cell office:value-type="float" office:value="-0.1868244074285" calcext:value-type="float">
            <text:p>-0,1868244074285</text:p>
          </table:table-cell>
          <table:table-cell office:value-type="float" office:value="7.5098168849945" calcext:value-type="float">
            <text:p>7,5098168849945</text:p>
          </table:table-cell>
          <table:table-cell office:value-type="float" office:value="-3.8319323567828" calcext:value-type="float">
            <text:p>-3,83193235678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99</text:p>
          </table:table-cell>
          <table:table-cell office:value-type="float" office:value="1.3072900474072" calcext:value-type="float">
            <text:p>1,3072900474072</text:p>
          </table:table-cell>
          <table:table-cell office:value-type="float" office:value="7.4006330966949" calcext:value-type="float">
            <text:p>7,4006330966949</text:p>
          </table:table-cell>
          <table:table-cell office:value-type="float" office:value="34.176085405289" calcext:value-type="float">
            <text:p>34,1760854052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10</text:p>
          </table:table-cell>
          <table:table-cell office:value-type="float" office:value="2.8426265716553" calcext:value-type="float">
            <text:p>2,8426265716553</text:p>
          </table:table-cell>
          <table:table-cell office:value-type="float" office:value="7.4573028087616" calcext:value-type="float">
            <text:p>7,4573028087616</text:p>
          </table:table-cell>
          <table:table-cell office:value-type="float" office:value="16.411587880675" calcext:value-type="float">
            <text:p>16,4115878806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21</text:p>
          </table:table-cell>
          <table:table-cell office:value-type="float" office:value="4.2726641893387" calcext:value-type="float">
            <text:p>4,2726641893387</text:p>
          </table:table-cell>
          <table:table-cell office:value-type="float" office:value="7.5194942951202" calcext:value-type="float">
            <text:p>7,5194942951202</text:p>
          </table:table-cell>
          <table:table-cell office:value-type="float" office:value="-6.1567588027116" calcext:value-type="float">
            <text:p>-6,15675880271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32</text:p>
          </table:table-cell>
          <table:table-cell office:value-type="float" office:value="5.8408868312836" calcext:value-type="float">
            <text:p>5,8408868312836</text:p>
          </table:table-cell>
          <table:table-cell office:value-type="float" office:value="7.4621844291687" calcext:value-type="float">
            <text:p>7,4621844291687</text:p>
          </table:table-cell>
          <table:table-cell office:value-type="float" office:value="14.485015231333" calcext:value-type="float">
            <text:p>14,4850152313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43</text:p>
          </table:table-cell>
          <table:table-cell office:value-type="float" office:value="7.2053354978561" calcext:value-type="float">
            <text:p>7,2053354978561</text:p>
          </table:table-cell>
          <table:table-cell office:value-type="float" office:value="7.5001966953278" calcext:value-type="float">
            <text:p>7,5001966953278</text:p>
          </table:table-cell>
          <table:table-cell office:value-type="float" office:value="0.0067959912844257" calcext:value-type="float">
            <text:p>0,00679599128442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54</text:p>
          </table:table-cell>
          <table:table-cell office:value-type="float" office:value="8.7290322780609" calcext:value-type="float">
            <text:p>8,7290322780609</text:p>
          </table:table-cell>
          <table:table-cell office:value-type="float" office:value="7.480708360672" calcext:value-type="float">
            <text:p>7,480708360672</text:p>
          </table:table-cell>
          <table:table-cell office:value-type="float" office:value="5.3039107258153" calcext:value-type="float">
            <text:p>5,30391072581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65</text:p>
          </table:table-cell>
          <table:table-cell office:value-type="float" office:value="-0.16657445579767" calcext:value-type="float">
            <text:p>-0,16657445579767</text:p>
          </table:table-cell>
          <table:table-cell office:value-type="float" office:value="8.8876640796661" calcext:value-type="float">
            <text:p>8,8876640796661</text:p>
          </table:table-cell>
          <table:table-cell office:value-type="float" office:value="40.623839114122" calcext:value-type="float">
            <text:p>40,6238391141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76</text:p>
          </table:table-cell>
          <table:table-cell office:value-type="float" office:value="1.2843899428844" calcext:value-type="float">
            <text:p>1,2843899428844</text:p>
          </table:table-cell>
          <table:table-cell office:value-type="float" office:value="9.0868175029755" calcext:value-type="float">
            <text:p>9,0868175029755</text:p>
          </table:table-cell>
          <table:table-cell office:value-type="float" office:value="-27.538017862162" calcext:value-type="float">
            <text:p>-27,5380178621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87</text:p>
          </table:table-cell>
          <table:table-cell office:value-type="float" office:value="2.7867159247398" calcext:value-type="float">
            <text:p>2,7867159247398</text:p>
          </table:table-cell>
          <table:table-cell office:value-type="float" office:value="8.9857882261276" calcext:value-type="float">
            <text:p>8,9857882261276</text:p>
          </table:table-cell>
          <table:table-cell office:value-type="float" office:value="4.4812755125343" calcext:value-type="float">
            <text:p>4,48127551253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98</text:p>
          </table:table-cell>
          <table:table-cell office:value-type="float" office:value="4.2316952347755" calcext:value-type="float">
            <text:p>4,2316952347755</text:p>
          </table:table-cell>
          <table:table-cell office:value-type="float" office:value="9.0145635604858" calcext:value-type="float">
            <text:p>9,0145635604858</text:p>
          </table:table-cell>
          <table:table-cell office:value-type="float" office:value="-4.1610261627064" calcext:value-type="float">
            <text:p>-4,16102616270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09</text:p>
          </table:table-cell>
          <table:table-cell office:value-type="float" office:value="5.7115131616592" calcext:value-type="float">
            <text:p>5,7115131616592</text:p>
          </table:table-cell>
          <table:table-cell office:value-type="float" office:value="9.0118992328644" calcext:value-type="float">
            <text:p>9,0118992328644</text:p>
          </table:table-cell>
          <table:table-cell office:value-type="float" office:value="-3.3407109748026" calcext:value-type="float">
            <text:p>-3,34071097480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20</text:p>
          </table:table-cell>
          <table:table-cell office:value-type="float" office:value="7.3273569345474" calcext:value-type="float">
            <text:p>7,3273569345474</text:p>
          </table:table-cell>
          <table:table-cell office:value-type="float" office:value="9.1081696748734" calcext:value-type="float">
            <text:p>9,1081696748734</text:p>
          </table:table-cell>
          <table:table-cell office:value-type="float" office:value="-39.419872365939" calcext:value-type="float">
            <text:p>-39,4198723659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31</text:p>
          </table:table-cell>
          <table:table-cell office:value-type="float" office:value="8.8031989336014" calcext:value-type="float">
            <text:p>8,8031989336014</text:p>
          </table:table-cell>
          <table:table-cell office:value-type="float" office:value="8.9736044406891" calcext:value-type="float">
            <text:p>8,9736044406891</text:p>
          </table:table-cell>
          <table:table-cell office:value-type="float" office:value="9.2022730286714" calcext:value-type="float">
            <text:p>9,20227302867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42</text:p>
          </table:table-cell>
          <table:table-cell office:value-type="float" office:value="-0.19939782097936" calcext:value-type="float">
            <text:p>-0,19939782097936</text:p>
          </table:table-cell>
          <table:table-cell office:value-type="float" office:value="10.491814613342" calcext:value-type="float">
            <text:p>10,491814613342</text:p>
          </table:table-cell>
          <table:table-cell office:value-type="float" office:value="2.7904088140293" calcext:value-type="float">
            <text:p>2,79040881402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53</text:p>
          </table:table-cell>
          <table:table-cell office:value-type="float" office:value="1.2597362697124" calcext:value-type="float">
            <text:p>1,2597362697124</text:p>
          </table:table-cell>
          <table:table-cell office:value-type="float" office:value="10.434041023254" calcext:value-type="float">
            <text:p>10,434041023254</text:p>
          </table:table-cell>
          <table:table-cell office:value-type="float" office:value="20.037910551023" calcext:value-type="float">
            <text:p>20,0379105510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</text:p>
          </table:table-cell>
          <table:table-cell office:value-type="float" office:value="-0.3639067709446" calcext:value-type="float">
            <text:p>-0,3639067709446</text:p>
          </table:table-cell>
          <table:table-cell office:value-type="float" office:value="0.31037339940667" calcext:value-type="float">
            <text:p>0,31037339940667</text:p>
          </table:table-cell>
          <table:table-cell office:value-type="float" office:value="-63.954557582831" calcext:value-type="float">
            <text:p>-63,9545575828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14</text:p>
          </table:table-cell>
          <table:table-cell office:value-type="float" office:value="0.97796410322189" calcext:value-type="float">
            <text:p>0,97796410322189</text:p>
          </table:table-cell>
          <table:table-cell office:value-type="float" office:value="-0.14240458607674" calcext:value-type="float">
            <text:p>-0,14240458607674</text:p>
          </table:table-cell>
          <table:table-cell office:value-type="float" office:value="24.293575127413" calcext:value-type="float">
            <text:p>24,2935751274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25</text:p>
          </table:table-cell>
          <table:table-cell office:value-type="float" office:value="2.4481377005577" calcext:value-type="float">
            <text:p>2,4481377005577</text:p>
          </table:table-cell>
          <table:table-cell office:value-type="float" office:value="-0.1221330743283" calcext:value-type="float">
            <text:p>-0,1221330743283</text:p>
          </table:table-cell>
          <table:table-cell office:value-type="float" office:value="19.996503735803" calcext:value-type="float">
            <text:p>19,9965037358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36</text:p>
          </table:table-cell>
          <table:table-cell office:value-type="float" office:value="3.8065940141678" calcext:value-type="float">
            <text:p>3,8065940141678</text:p>
          </table:table-cell>
          <table:table-cell office:value-type="float" office:value="0.00085705098172184" calcext:value-type="float">
            <text:p>0,00085705098172184</text:p>
          </table:table-cell>
          <table:table-cell office:value-type="float" office:value="-0.11785979572517" calcext:value-type="float">
            <text:p>-0,117859795725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47</text:p>
          </table:table-cell>
          <table:table-cell office:value-type="float" office:value="5.6935918331146" calcext:value-type="float">
            <text:p>5,6935918331146</text:p>
          </table:table-cell>
          <table:table-cell office:value-type="float" office:value="0.1868661865592" calcext:value-type="float">
            <text:p>0,1868661865592</text:p>
          </table:table-cell>
          <table:table-cell office:value-type="float" office:value="-45.694615051245" calcext:value-type="float">
            <text:p>-45,6946150512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58</text:p>
          </table:table-cell>
          <table:table-cell office:value-type="float" office:value="6.8042409420013" calcext:value-type="float">
            <text:p>6,8042409420013</text:p>
          </table:table-cell>
          <table:table-cell office:value-type="float" office:value="-0.00015786054063938" calcext:value-type="float">
            <text:p>-0,00015786054063938</text:p>
          </table:table-cell>
          <table:table-cell office:value-type="float" office:value="0.068606191113069" calcext:value-type="float">
            <text:p>0,0686061911130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69</text:p>
          </table:table-cell>
          <table:table-cell office:value-type="float" office:value="8.5448825359344" calcext:value-type="float">
            <text:p>8,5448825359344</text:p>
          </table:table-cell>
          <table:table-cell office:value-type="float" office:value="-0.29235055670142" calcext:value-type="float">
            <text:p>-0,29235055670142</text:p>
          </table:table-cell>
          <table:table-cell office:value-type="float" office:value="52.642899713698" calcext:value-type="float">
            <text:p>52,6428997136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80</text:p>
          </table:table-cell>
          <table:table-cell office:value-type="float" office:value="-0.35902172327042" calcext:value-type="float">
            <text:p>-0,35902172327042</text:p>
          </table:table-cell>
          <table:table-cell office:value-type="float" office:value="1.1478642374277" calcext:value-type="float">
            <text:p>1,1478642374277</text:p>
          </table:table-cell>
          <table:table-cell office:value-type="float" office:value="71.023876499978" calcext:value-type="float">
            <text:p>71,0238764999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91</text:p>
          </table:table-cell>
          <table:table-cell office:value-type="float" office:value="1.0902813822031" calcext:value-type="float">
            <text:p>1,0902813822031</text:p>
          </table:table-cell>
          <table:table-cell office:value-type="float" office:value="1.1728396266699" calcext:value-type="float">
            <text:p>1,1728396266699</text:p>
          </table:table-cell>
          <table:table-cell office:value-type="float" office:value="61.352288647062" calcext:value-type="float">
            <text:p>61,3522886470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02</text:p>
          </table:table-cell>
          <table:table-cell office:value-type="float" office:value="2.3742289841175" calcext:value-type="float">
            <text:p>2,3742289841175</text:p>
          </table:table-cell>
          <table:table-cell office:value-type="float" office:value="1.6382005810738" calcext:value-type="float">
            <text:p>1,6382005810738</text:p>
          </table:table-cell>
          <table:table-cell office:value-type="float" office:value="-20.432077395688" calcext:value-type="float">
            <text:p>-20,4320773956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13</text:p>
          </table:table-cell>
          <table:table-cell office:value-type="float" office:value="3.8047137856483" calcext:value-type="float">
            <text:p>3,8047137856483</text:p>
          </table:table-cell>
          <table:table-cell office:value-type="float" office:value="1.5003308653831" calcext:value-type="float">
            <text:p>1,5003308653831</text:p>
          </table:table-cell>
          <table:table-cell office:value-type="float" office:value="-0.093108983295169" calcext:value-type="float">
            <text:p>-0,0931089832951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24</text:p>
          </table:table-cell>
          <table:table-cell office:value-type="float" office:value="5.5304318666458" calcext:value-type="float">
            <text:p>5,5304318666458</text:p>
          </table:table-cell>
          <table:table-cell office:value-type="float" office:value="1.7087836563587" calcext:value-type="float">
            <text:p>1,7087836563587</text:p>
          </table:table-cell>
          <table:table-cell office:value-type="float" office:value="-38.051498164037" calcext:value-type="float">
            <text:p>-38,0514981640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35</text:p>
          </table:table-cell>
          <table:table-cell office:value-type="float" office:value="6.9264000654221" calcext:value-type="float">
            <text:p>6,9264000654221</text:p>
          </table:table-cell>
          <table:table-cell office:value-type="float" office:value="1.7106917500496" calcext:value-type="float">
            <text:p>1,7106917500496</text:p>
          </table:table-cell>
          <table:table-cell office:value-type="float" office:value="-33.021898406326" calcext:value-type="float">
            <text:p>-33,0218984063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46</text:p>
          </table:table-cell>
          <table:table-cell office:value-type="float" office:value="8.5014277696609" calcext:value-type="float">
            <text:p>8,5014277696609</text:p>
          </table:table-cell>
          <table:table-cell office:value-type="float" office:value="1.7768850922585" calcext:value-type="float">
            <text:p>1,7768850922585</text:p>
          </table:table-cell>
          <table:table-cell office:value-type="float" office:value="-47.0011446886" calcext:value-type="float">
            <text:p>-47,00114468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57</text:p>
          </table:table-cell>
          <table:table-cell office:value-type="float" office:value="-0.3990725427866" calcext:value-type="float">
            <text:p>-0,3990725427866</text:p>
          </table:table-cell>
          <table:table-cell office:value-type="float" office:value="3.3316308259964" calcext:value-type="float">
            <text:p>3,3316308259964</text:p>
          </table:table-cell>
          <table:table-cell office:value-type="float" office:value="-63.479782669408" calcext:value-type="float">
            <text:p>-63,4797826694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68</text:p>
          </table:table-cell>
          <table:table-cell office:value-type="float" office:value="0.96657551825047" calcext:value-type="float">
            <text:p>0,96657551825047</text:p>
          </table:table-cell>
          <table:table-cell office:value-type="float" office:value="2.7488708496094" calcext:value-type="float">
            <text:p>2,7488708496094</text:p>
          </table:table-cell>
          <table:table-cell office:value-type="float" office:value="41.164439195281" calcext:value-type="float">
            <text:p>41,1644391952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79</text:p>
          </table:table-cell>
          <table:table-cell office:value-type="float" office:value="2.7198556065559" calcext:value-type="float">
            <text:p>2,7198556065559</text:p>
          </table:table-cell>
          <table:table-cell office:value-type="float" office:value="2.6280072331429" calcext:value-type="float">
            <text:p>2,6280072331429</text:p>
          </table:table-cell>
          <table:table-cell office:value-type="float" office:value="82.833550538227" calcext:value-type="float">
            <text:p>82,8335505382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90</text:p>
          </table:table-cell>
          <table:table-cell office:value-type="float" office:value="3.970782160759" calcext:value-type="float">
            <text:p>3,970782160759</text:p>
          </table:table-cell>
          <table:table-cell office:value-type="float" office:value="3.0425208806992" calcext:value-type="float">
            <text:p>3,0425208806992</text:p>
          </table:table-cell>
          <table:table-cell office:value-type="float" office:value="0.5279099331445" calcext:value-type="float">
            <text:p>0,52790993314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01</text:p>
          </table:table-cell>
          <table:table-cell office:value-type="float" office:value="5.5967158079147" calcext:value-type="float">
            <text:p>5,5967158079147</text:p>
          </table:table-cell>
          <table:table-cell office:value-type="float" office:value="2.8559753298759" calcext:value-type="float">
            <text:p>2,8559753298759</text:p>
          </table:table-cell>
          <table:table-cell office:value-type="float" office:value="30.151446154163" calcext:value-type="float">
            <text:p>30,1514461541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12</text:p>
          </table:table-cell>
          <table:table-cell office:value-type="float" office:value="6.8055284023285" calcext:value-type="float">
            <text:p>6,8055284023285</text:p>
          </table:table-cell>
          <table:table-cell office:value-type="float" office:value="3.0008831620216" calcext:value-type="float">
            <text:p>3,0008831620216</text:p>
          </table:table-cell>
          <table:table-cell office:value-type="float" office:value="-0.10680021483831" calcext:value-type="float">
            <text:p>-0,106800214838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23</text:p>
          </table:table-cell>
          <table:table-cell office:value-type="float" office:value="8.6845481395721" calcext:value-type="float">
            <text:p>8,6845481395721</text:p>
          </table:table-cell>
          <table:table-cell office:value-type="float" office:value="2.6613038778305" calcext:value-type="float">
            <text:p>2,6613038778305</text:p>
          </table:table-cell>
          <table:table-cell office:value-type="float" office:value="73.935860281537" calcext:value-type="float">
            <text:p>73,9358602815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34</text:p>
          </table:table-cell>
          <table:table-cell office:value-type="float" office:value="-0.23549819365144" calcext:value-type="float">
            <text:p>-0,23549819365144</text:p>
          </table:table-cell>
          <table:table-cell office:value-type="float" office:value="4.126837849617" calcext:value-type="float">
            <text:p>4,126837849617</text:p>
          </table:table-cell>
          <table:table-cell office:value-type="float" office:value="90.393225098871" calcext:value-type="float">
            <text:p>90,3932250988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45</text:p>
          </table:table-cell>
          <table:table-cell office:value-type="float" office:value="1.1534148454666" calcext:value-type="float">
            <text:p>1,1534148454666</text:p>
          </table:table-cell>
          <table:table-cell office:value-type="float" office:value="4.8248100280762" calcext:value-type="float">
            <text:p>4,8248100280762</text:p>
          </table:table-cell>
          <table:table-cell office:value-type="float" office:value="-68.271670371863" calcext:value-type="float">
            <text:p>-68,2716703718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56</text:p>
          </table:table-cell>
          <table:table-cell office:value-type="float" office:value="2.7525752782822" calcext:value-type="float">
            <text:p>2,7525752782822</text:p>
          </table:table-cell>
          <table:table-cell office:value-type="float" office:value="4.1745901107788" calcext:value-type="float">
            <text:p>4,1745901107788</text:p>
          </table:table-cell>
          <table:table-cell office:value-type="float" office:value="80.054850335334" calcext:value-type="float">
            <text:p>80,0548503353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67</text:p>
          </table:table-cell>
          <table:table-cell office:value-type="float" office:value="3.929977118969" calcext:value-type="float">
            <text:p>3,929977118969</text:p>
          </table:table-cell>
          <table:table-cell office:value-type="float" office:value="4.2872133851051" calcext:value-type="float">
            <text:p>4,2872133851051</text:p>
          </table:table-cell>
          <table:table-cell office:value-type="float" office:value="33.639869112877" calcext:value-type="float">
            <text:p>33,6398691128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78</text:p>
          </table:table-cell>
          <table:table-cell office:value-type="float" office:value="5.3425776958466" calcext:value-type="float">
            <text:p>5,3425776958466</text:p>
          </table:table-cell>
          <table:table-cell office:value-type="float" office:value="4.5923289656639" calcext:value-type="float">
            <text:p>4,5923289656639</text:p>
          </table:table-cell>
          <table:table-cell office:value-type="float" office:value="-13.232560294449" calcext:value-type="float">
            <text:p>-13,2325602944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89</text:p>
          </table:table-cell>
          <table:table-cell office:value-type="float" office:value="7.1002125740051" calcext:value-type="float">
            <text:p>7,1002125740051</text:p>
          </table:table-cell>
          <table:table-cell office:value-type="float" office:value="4.8634797334671" calcext:value-type="float">
            <text:p>4,8634797334671</text:p>
          </table:table-cell>
          <table:table-cell office:value-type="float" office:value="-58.230873885428" calcext:value-type="float">
            <text:p>-58,2308738854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00</text:p>
          </table:table-cell>
          <table:table-cell office:value-type="float" office:value="8.7099730968475" calcext:value-type="float">
            <text:p>8,7099730968475</text:p>
          </table:table-cell>
          <table:table-cell office:value-type="float" office:value="4.7871574759483" calcext:value-type="float">
            <text:p>4,7871574759483</text:p>
          </table:table-cell>
          <table:table-cell office:value-type="float" office:value="-67.680989860729" calcext:value-type="float">
            <text:p>-67,6809898607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11</text:p>
          </table:table-cell>
          <table:table-cell office:value-type="float" office:value="-0.55746953934431" calcext:value-type="float">
            <text:p>-0,55746953934431</text:p>
          </table:table-cell>
          <table:table-cell office:value-type="float" office:value="6.1517369747162" calcext:value-type="float">
            <text:p>6,1517369747162</text:p>
          </table:table-cell>
          <table:table-cell office:value-type="float" office:value="-24.742240359069" calcext:value-type="float">
            <text:p>-24,7422403590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22</text:p>
          </table:table-cell>
          <table:table-cell office:value-type="float" office:value="0.97183093428612" calcext:value-type="float">
            <text:p>0,97183093428612</text:p>
          </table:table-cell>
          <table:table-cell office:value-type="float" office:value="5.9009712934494" calcext:value-type="float">
            <text:p>5,9009712934494</text:p>
          </table:table-cell>
          <table:table-cell office:value-type="float" office:value="17.013986399219" calcext:value-type="float">
            <text:p>17,0139863992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33</text:p>
          </table:table-cell>
          <table:table-cell office:value-type="float" office:value="2.5650060176849" calcext:value-type="float">
            <text:p>2,5650060176849</text:p>
          </table:table-cell>
          <table:table-cell office:value-type="float" office:value="6.065548658371" calcext:value-type="float">
            <text:p>6,065548658371</text:p>
          </table:table-cell>
          <table:table-cell office:value-type="float" office:value="-13.23281826487" calcext:value-type="float">
            <text:p>-13,232818264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44</text:p>
          </table:table-cell>
          <table:table-cell office:value-type="float" office:value="4.0396118164062" calcext:value-type="float">
            <text:p>4,0396118164062</text:p>
          </table:table-cell>
          <table:table-cell office:value-type="float" office:value="5.8526438474655" calcext:value-type="float">
            <text:p>5,8526438474655</text:p>
          </table:table-cell>
          <table:table-cell office:value-type="float" office:value="27.989006536022" calcext:value-type="float">
            <text:p>27,9890065360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55</text:p>
          </table:table-cell>
          <table:table-cell office:value-type="float" office:value="5.5473875999451" calcext:value-type="float">
            <text:p>5,5473875999451</text:p>
          </table:table-cell>
          <table:table-cell office:value-type="float" office:value="6.3056254386902" calcext:value-type="float">
            <text:p>6,3056254386902</text:p>
          </table:table-cell>
          <table:table-cell office:value-type="float" office:value="-54.749964528782" calcext:value-type="float">
            <text:p>-54,7499645287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66</text:p>
          </table:table-cell>
          <table:table-cell office:value-type="float" office:value="6.8625801801682" calcext:value-type="float">
            <text:p>6,8625801801682</text:p>
          </table:table-cell>
          <table:table-cell office:value-type="float" office:value="6.0507488250732" calcext:value-type="float">
            <text:p>6,0507488250732</text:p>
          </table:table-cell>
          <table:table-cell office:value-type="float" office:value="-7.4579880875387" calcext:value-type="float">
            <text:p>-7,45798808753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77</text:p>
          </table:table-cell>
          <table:table-cell office:value-type="float" office:value="8.3070862293243" calcext:value-type="float">
            <text:p>8,3070862293243</text:p>
          </table:table-cell>
          <table:table-cell office:value-type="float" office:value="5.9989523887634" calcext:value-type="float">
            <text:p>5,9989523887634</text:p>
          </table:table-cell>
          <table:table-cell office:value-type="float" office:value="0.14931412864548" calcext:value-type="float">
            <text:p>0,14931412864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88</text:p>
          </table:table-cell>
          <table:table-cell office:value-type="float" office:value="-0.40596418082714" calcext:value-type="float">
            <text:p>-0,40596418082714</text:p>
          </table:table-cell>
          <table:table-cell office:value-type="float" office:value="7.5476324558258" calcext:value-type="float">
            <text:p>7,5476324558258</text:p>
          </table:table-cell>
          <table:table-cell office:value-type="float" office:value="-10.231736454235" calcext:value-type="float">
            <text:p>-10,2317364542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99</text:p>
          </table:table-cell>
          <table:table-cell office:value-type="float" office:value="1.2601044774055" calcext:value-type="float">
            <text:p>1,2601044774055</text:p>
          </table:table-cell>
          <table:table-cell office:value-type="float" office:value="7.1268939971924" calcext:value-type="float">
            <text:p>7,1268939971924</text:p>
          </table:table-cell>
          <table:table-cell office:value-type="float" office:value="89.938008101882" calcext:value-type="float">
            <text:p>89,9380081018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10</text:p>
          </table:table-cell>
          <table:table-cell office:value-type="float" office:value="2.704471051693" calcext:value-type="float">
            <text:p>2,704471051693</text:p>
          </table:table-cell>
          <table:table-cell office:value-type="float" office:value="7.3299449682236" calcext:value-type="float">
            <text:p>7,3299449682236</text:p>
          </table:table-cell>
          <table:table-cell office:value-type="float" office:value="42.811619628007" calcext:value-type="float">
            <text:p>42,8116196280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21</text:p>
          </table:table-cell>
          <table:table-cell office:value-type="float" office:value="3.9903837442398" calcext:value-type="float">
            <text:p>3,9903837442398</text:p>
          </table:table-cell>
          <table:table-cell office:value-type="float" office:value="7.5917595624924" calcext:value-type="float">
            <text:p>7,5917595624924</text:p>
          </table:table-cell>
          <table:table-cell office:value-type="float" office:value="-16.243327954772" calcext:value-type="float">
            <text:p>-16,2433279547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32</text:p>
          </table:table-cell>
          <table:table-cell office:value-type="float" office:value="5.6840407848358" calcext:value-type="float">
            <text:p>5,6840407848358</text:p>
          </table:table-cell>
          <table:table-cell office:value-type="float" office:value="7.346214056015" calcext:value-type="float">
            <text:p>7,346214056015</text:p>
          </table:table-cell>
          <table:table-cell office:value-type="float" office:value="35.117745779123" calcext:value-type="float">
            <text:p>35,1177457791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43</text:p>
          </table:table-cell>
          <table:table-cell office:value-type="float" office:value="6.8068623542786" calcext:value-type="float">
            <text:p>6,8068623542786</text:p>
          </table:table-cell>
          <table:table-cell office:value-type="float" office:value="7.5005799531937" calcext:value-type="float">
            <text:p>7,5005799531937</text:p>
          </table:table-cell>
          <table:table-cell office:value-type="float" office:value="-0.038619842424775" calcext:value-type="float">
            <text:p>-0,0386198424247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54</text:p>
          </table:table-cell>
          <table:table-cell office:value-type="float" office:value="8.3769464492798" calcext:value-type="float">
            <text:p>8,3769464492798</text:p>
          </table:table-cell>
          <table:table-cell office:value-type="float" office:value="7.4068874120712" calcext:value-type="float">
            <text:p>7,4068874120712</text:p>
          </table:table-cell>
          <table:table-cell office:value-type="float" office:value="13.844336294065" calcext:value-type="float">
            <text:p>13,8443362940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65</text:p>
          </table:table-cell>
          <table:table-cell office:value-type="float" office:value="-0.13556030578911" calcext:value-type="float">
            <text:p>-0,13556030578911</text:p>
          </table:table-cell>
          <table:table-cell office:value-type="float" office:value="8.6309069395065" calcext:value-type="float">
            <text:p>8,6309069395065</text:p>
          </table:table-cell>
          <table:table-cell office:value-type="float" office:value="106.90678304927" calcext:value-type="float">
            <text:p>106,906783049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76</text:p>
          </table:table-cell>
          <table:table-cell office:value-type="float" office:value="1.1527556180954" calcext:value-type="float">
            <text:p>1,1527556180954</text:p>
          </table:table-cell>
          <table:table-cell office:value-type="float" office:value="9.3560039997101" calcext:value-type="float">
            <text:p>9,3560039997101</text:p>
          </table:table-cell>
          <table:table-cell office:value-type="float" office:value="-72.491793116187" calcext:value-type="float">
            <text:p>-72,4917931161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87</text:p>
          </table:table-cell>
          <table:table-cell office:value-type="float" office:value="2.5249546766281" calcext:value-type="float">
            <text:p>2,5249546766281</text:p>
          </table:table-cell>
          <table:table-cell office:value-type="float" office:value="8.9362156391144" calcext:value-type="float">
            <text:p>8,9362156391144</text:p>
          </table:table-cell>
          <table:table-cell office:value-type="float" office:value="11.800350372199" calcext:value-type="float">
            <text:p>11,8003503721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98</text:p>
          </table:table-cell>
          <table:table-cell office:value-type="float" office:value="3.881764113903" calcext:value-type="float">
            <text:p>3,881764113903</text:p>
          </table:table-cell>
          <table:table-cell office:value-type="float" office:value="9.0717762708664" calcext:value-type="float">
            <text:p>9,0717762708664</text:p>
          </table:table-cell>
          <table:table-cell office:value-type="float" office:value="-10.848681258548" calcext:value-type="float">
            <text:p>-10,848681258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09</text:p>
          </table:table-cell>
          <table:table-cell office:value-type="float" office:value="5.3275144100189" calcext:value-type="float">
            <text:p>5,3275144100189</text:p>
          </table:table-cell>
          <table:table-cell office:value-type="float" office:value="9.061204791069" calcext:value-type="float">
            <text:p>9,061204791069</text:p>
          </table:table-cell>
          <table:table-cell office:value-type="float" office:value="-8.8270755520292" calcext:value-type="float">
            <text:p>-8,82707555202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20</text:p>
          </table:table-cell>
          <table:table-cell office:value-type="float" office:value="7.3491936922073" calcext:value-type="float">
            <text:p>7,3491936922073</text:p>
          </table:table-cell>
          <table:table-cell office:value-type="float" office:value="9.3673324584961" calcext:value-type="float">
            <text:p>9,3673324584961</text:p>
          </table:table-cell>
          <table:table-cell office:value-type="float" office:value="-104.79363286571" calcext:value-type="float">
            <text:p>-104,793632865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31</text:p>
          </table:table-cell>
          <table:table-cell office:value-type="float" office:value="8.578297495842" calcext:value-type="float">
            <text:p>8,578297495842</text:p>
          </table:table-cell>
          <table:table-cell office:value-type="float" office:value="8.8812905550003" calcext:value-type="float">
            <text:p>8,8812905550003</text:p>
          </table:table-cell>
          <table:table-cell office:value-type="float" office:value="24.25662214589" calcext:value-type="float">
            <text:p>24,256622145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42</text:p>
          </table:table-cell>
          <table:table-cell office:value-type="float" office:value="-0.43948147445917" calcext:value-type="float">
            <text:p>-0,43948147445917</text:p>
          </table:table-cell>
          <table:table-cell office:value-type="float" office:value="10.463564395905" calcext:value-type="float">
            <text:p>10,463564395905</text:p>
          </table:table-cell>
          <table:table-cell office:value-type="float" office:value="7.3817048672658" calcext:value-type="float">
            <text:p>7,38170486726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53</text:p>
          </table:table-cell>
          <table:table-cell office:value-type="float" office:value="1.0335713624954" calcext:value-type="float">
            <text:p>1,0335713624954</text:p>
          </table:table-cell>
          <table:table-cell office:value-type="float" office:value="10.202094316483" calcext:value-type="float">
            <text:p>10,202094316483</text:p>
          </table:table-cell>
          <table:table-cell office:value-type="float" office:value="52.710867231819" calcext:value-type="float">
            <text:p>52,7108672318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</text:p>
          </table:table-cell>
          <table:table-cell office:value-type="float" office:value="-0.26537004858255" calcext:value-type="float">
            <text:p>-0,26537004858255</text:p>
          </table:table-cell>
          <table:table-cell office:value-type="float" office:value="0.51423966884613" calcext:value-type="float">
            <text:p>0,51423966884613</text:p>
          </table:table-cell>
          <table:table-cell office:value-type="float" office:value="-132.89373239894" calcext:value-type="float">
            <text:p>-132,8937323989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14</text:p>
          </table:table-cell>
          <table:table-cell office:value-type="float" office:value="0.72888724505901" calcext:value-type="float">
            <text:p>0,72888724505901</text:p>
          </table:table-cell>
          <table:table-cell office:value-type="float" office:value="-0.32487783581018" calcext:value-type="float">
            <text:p>-0,32487783581018</text:p>
          </table:table-cell>
          <table:table-cell office:value-type="float" office:value="39.293890546082" calcext:value-type="float">
            <text:p>39,2938905460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25</text:p>
          </table:table-cell>
          <table:table-cell office:value-type="float" office:value="2.1679575741291" calcext:value-type="float">
            <text:p>2,1679575741291</text:p>
          </table:table-cell>
          <table:table-cell office:value-type="float" office:value="-0.28171882033348" calcext:value-type="float">
            <text:p>-0,28171882033348</text:p>
          </table:table-cell>
          <table:table-cell office:value-type="float" office:value="32.301993506729" calcext:value-type="float">
            <text:p>32,3019935067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36</text:p>
          </table:table-cell>
          <table:table-cell office:value-type="float" office:value="3.4092497825623" calcext:value-type="float">
            <text:p>3,4092497825623</text:p>
          </table:table-cell>
          <table:table-cell office:value-type="float" office:value="0.0017408339772373" calcext:value-type="float">
            <text:p>0,0017408339772373</text:p>
          </table:table-cell>
          <table:table-cell office:value-type="float" office:value="-0.17051352336291" calcext:value-type="float">
            <text:p>-0,170513523362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47</text:p>
          </table:table-cell>
          <table:table-cell office:value-type="float" office:value="5.6344294548035" calcext:value-type="float">
            <text:p>5,6344294548035</text:p>
          </table:table-cell>
          <table:table-cell office:value-type="float" office:value="0.37746541202068" calcext:value-type="float">
            <text:p>0,37746541202068</text:p>
          </table:table-cell>
          <table:table-cell office:value-type="float" office:value="-73.885919941459" calcext:value-type="float">
            <text:p>-73,8859199414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58</text:p>
          </table:table-cell>
          <table:table-cell office:value-type="float" office:value="6.4056152105331" calcext:value-type="float">
            <text:p>6,4056152105331</text:p>
          </table:table-cell>
          <table:table-cell office:value-type="float" office:value="-0.00077502263593487" calcext:value-type="float">
            <text:p>-0,00077502263593487</text:p>
          </table:table-cell>
          <table:table-cell office:value-type="float" office:value="0.089343193070192" calcext:value-type="float">
            <text:p>0,0893431930701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69</text:p>
          </table:table-cell>
          <table:table-cell office:value-type="float" office:value="8.3562821149826" calcext:value-type="float">
            <text:p>8,3562821149826</text:p>
          </table:table-cell>
          <table:table-cell office:value-type="float" office:value="-0.54439771920443" calcext:value-type="float">
            <text:p>-0,54439771920443</text:p>
          </table:table-cell>
          <table:table-cell office:value-type="float" office:value="80.851825179568" calcext:value-type="float">
            <text:p>80,8518251795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80</text:p>
          </table:table-cell>
          <table:table-cell office:value-type="float" office:value="-0.22922722622752" calcext:value-type="float">
            <text:p>-0,22922722622752</text:p>
          </table:table-cell>
          <table:table-cell office:value-type="float" office:value="0.95507368445396" calcext:value-type="float">
            <text:p>0,95507368445396</text:p>
          </table:table-cell>
          <table:table-cell office:value-type="float" office:value="142.13034453665" calcext:value-type="float">
            <text:p>142,1303445366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91</text:p>
          </table:table-cell>
          <table:table-cell office:value-type="float" office:value="1.0992576181889" calcext:value-type="float">
            <text:p>1,0992576181889</text:p>
          </table:table-cell>
          <table:table-cell office:value-type="float" office:value="0.85941776633263" calcext:value-type="float">
            <text:p>0,85941776633263</text:p>
          </table:table-cell>
          <table:table-cell office:value-type="float" office:value="99.413640939506" calcext:value-type="float">
            <text:p>99,4136409395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02</text:p>
          </table:table-cell>
          <table:table-cell office:value-type="float" office:value="2.0555165410042" calcext:value-type="float">
            <text:p>2,0555165410042</text:p>
          </table:table-cell>
          <table:table-cell office:value-type="float" office:value="1.8223477900028" calcext:value-type="float">
            <text:p>1,8223477900028</text:p>
          </table:table-cell>
          <table:table-cell office:value-type="float" office:value="-33.065486865438" calcext:value-type="float">
            <text:p>-33,0654868654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13</text:p>
          </table:table-cell>
          <table:table-cell office:value-type="float" office:value="3.405756354332" calcext:value-type="float">
            <text:p>3,405756354332</text:p>
          </table:table-cell>
          <table:table-cell office:value-type="float" office:value="1.5012380480766" calcext:value-type="float">
            <text:p>1,5012380480766</text:p>
          </table:table-cell>
          <table:table-cell office:value-type="float" office:value="-0.11868417191847" calcext:value-type="float">
            <text:p>-0,118684171918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24</text:p>
          </table:table-cell>
          <table:table-cell office:value-type="float" office:value="5.3703439235687" calcext:value-type="float">
            <text:p>5,3703439235687</text:p>
          </table:table-cell>
          <table:table-cell office:value-type="float" office:value="1.9575949013233" calcext:value-type="float">
            <text:p>1,9575949013233</text:p>
          </table:table-cell>
          <table:table-cell office:value-type="float" office:value="-61.68108305354" calcext:value-type="float">
            <text:p>-61,681083053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35</text:p>
          </table:table-cell>
          <table:table-cell office:value-type="float" office:value="6.6946399211884" calcext:value-type="float">
            <text:p>6,6946399211884</text:p>
          </table:table-cell>
          <table:table-cell office:value-type="float" office:value="1.9748815894127" calcext:value-type="float">
            <text:p>1,9748815894127</text:p>
          </table:table-cell>
          <table:table-cell office:value-type="float" office:value="-53.380473024526" calcext:value-type="float">
            <text:p>-53,3804730245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46</text:p>
          </table:table-cell>
          <table:table-cell office:value-type="float" office:value="8.4413051605225" calcext:value-type="float">
            <text:p>8,4413051605225</text:p>
          </table:table-cell>
          <table:table-cell office:value-type="float" office:value="2.0521911978722" calcext:value-type="float">
            <text:p>2,0521911978722</text:p>
          </table:table-cell>
          <table:table-cell office:value-type="float" office:value="-95.733834679719" calcext:value-type="float">
            <text:p>-95,7338346797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57</text:p>
          </table:table-cell>
          <table:table-cell office:value-type="float" office:value="-0.53052067756653" calcext:value-type="float">
            <text:p>-0,53052067756653</text:p>
          </table:table-cell>
          <table:table-cell office:value-type="float" office:value="3.5243275761604" calcext:value-type="float">
            <text:p>3,5243275761604</text:p>
          </table:table-cell>
          <table:table-cell office:value-type="float" office:value="-34.100881048069" calcext:value-type="float">
            <text:p>-34,10088104806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68</text:p>
          </table:table-cell>
          <table:table-cell office:value-type="float" office:value="0.80044128000736" calcext:value-type="float">
            <text:p>0,80044128000736</text:p>
          </table:table-cell>
          <table:table-cell office:value-type="float" office:value="2.451573163271" calcext:value-type="float">
            <text:p>2,451573163271</text:p>
          </table:table-cell>
          <table:table-cell office:value-type="float" office:value="66.540951941423" calcext:value-type="float">
            <text:p>66,5409519414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79</text:p>
          </table:table-cell>
          <table:table-cell office:value-type="float" office:value="2.8832602500916" calcext:value-type="float">
            <text:p>2,8832602500916</text:p>
          </table:table-cell>
          <table:table-cell office:value-type="float" office:value="2.3921456933022" calcext:value-type="float">
            <text:p>2,3921456933022</text:p>
          </table:table-cell>
          <table:table-cell office:value-type="float" office:value="134.08533023421" calcext:value-type="float">
            <text:p>134,085330234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90</text:p>
          </table:table-cell>
          <table:table-cell office:value-type="float" office:value="3.7194210290909" calcext:value-type="float">
            <text:p>3,7194210290909</text:p>
          </table:table-cell>
          <table:table-cell office:value-type="float" office:value="2.9739171266556" calcext:value-type="float">
            <text:p>2,9739171266556</text:p>
          </table:table-cell>
          <table:table-cell office:value-type="float" office:value="17.842976910293" calcext:value-type="float">
            <text:p>17,8429769102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01</text:p>
          </table:table-cell>
          <table:table-cell office:value-type="float" office:value="5.434535741806" calcext:value-type="float">
            <text:p>5,434535741806</text:p>
          </table:table-cell>
          <table:table-cell office:value-type="float" office:value="2.6843169331551" calcext:value-type="float">
            <text:p>2,6843169331551</text:p>
          </table:table-cell>
          <table:table-cell office:value-type="float" office:value="48.807966101701" calcext:value-type="float">
            <text:p>48,8079661017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12</text:p>
          </table:table-cell>
          <table:table-cell office:value-type="float" office:value="6.4061963558197" calcext:value-type="float">
            <text:p>6,4061963558197</text:p>
          </table:table-cell>
          <table:table-cell office:value-type="float" office:value="3.0015236139297" calcext:value-type="float">
            <text:p>3,0015236139297</text:p>
          </table:table-cell>
          <table:table-cell office:value-type="float" office:value="-0.14833422009922" calcext:value-type="float">
            <text:p>-0,148334220099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23</text:p>
          </table:table-cell>
          <table:table-cell office:value-type="float" office:value="8.8027250766754" calcext:value-type="float">
            <text:p>8,8027250766754</text:p>
          </table:table-cell>
          <table:table-cell office:value-type="float" office:value="2.4429845809937" calcext:value-type="float">
            <text:p>2,4429845809937</text:p>
          </table:table-cell>
          <table:table-cell office:value-type="float" office:value="133.42671637322" calcext:value-type="float">
            <text:p>133,426716373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34</text:p>
          </table:table-cell>
          <table:table-cell office:value-type="float" office:value="-0.036980831064284" calcext:value-type="float">
            <text:p>-0,036980831064284</text:p>
          </table:table-cell>
          <table:table-cell office:value-type="float" office:value="4.0090936422348" calcext:value-type="float">
            <text:p>4,0090936422348</text:p>
          </table:table-cell>
          <table:table-cell office:value-type="float" office:value="165.14659535353" calcext:value-type="float">
            <text:p>165,1465953535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45</text:p>
          </table:table-cell>
          <table:table-cell office:value-type="float" office:value="1.2188788503408" calcext:value-type="float">
            <text:p>1,2188788503408</text:p>
          </table:table-cell>
          <table:table-cell office:value-type="float" office:value="5.1009744405746" calcext:value-type="float">
            <text:p>5,1009744405746</text:p>
          </table:table-cell>
          <table:table-cell office:value-type="float" office:value="-110.88001272481" calcext:value-type="float">
            <text:p>-110,880012724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56</text:p>
          </table:table-cell>
          <table:table-cell office:value-type="float" office:value="2.8884023427963" calcext:value-type="float">
            <text:p>2,8884023427963</text:p>
          </table:table-cell>
          <table:table-cell office:value-type="float" office:value="3.9648461341858" calcext:value-type="float">
            <text:p>3,9648461341858</text:p>
          </table:table-cell>
          <table:table-cell office:value-type="float" office:value="129.54608953682" calcext:value-type="float">
            <text:p>129,546089536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67</text:p>
          </table:table-cell>
          <table:table-cell office:value-type="float" office:value="3.7031751871109" calcext:value-type="float">
            <text:p>3,7031751871109</text:p>
          </table:table-cell>
          <table:table-cell office:value-type="float" office:value="4.0201649069786" calcext:value-type="float">
            <text:p>4,0201649069786</text:p>
          </table:table-cell>
          <table:table-cell office:value-type="float" office:value="54.47583251698" calcext:value-type="float">
            <text:p>54,475832516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78</text:p>
          </table:table-cell>
          <table:table-cell office:value-type="float" office:value="4.9837684631348" calcext:value-type="float">
            <text:p>4,9837684631348</text:p>
          </table:table-cell>
          <table:table-cell office:value-type="float" office:value="4.7169199585915" calcext:value-type="float">
            <text:p>4,7169199585915</text:p>
          </table:table-cell>
          <table:table-cell office:value-type="float" office:value="-21.32698020358" calcext:value-type="float">
            <text:p>-21,326980203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89</text:p>
          </table:table-cell>
          <table:table-cell office:value-type="float" office:value="6.9762814044952" calcext:value-type="float">
            <text:p>6,9762814044952</text:p>
          </table:table-cell>
          <table:table-cell office:value-type="float" office:value="5.2047181129456" calcext:value-type="float">
            <text:p>5,2047181129456</text:p>
          </table:table-cell>
          <table:table-cell office:value-type="float" office:value="-73.551132420825" calcext:value-type="float">
            <text:p>-73,5511324208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00</text:p>
          </table:table-cell>
          <table:table-cell office:value-type="float" office:value="8.7638252973557" calcext:value-type="float">
            <text:p>8,7638252973557</text:p>
          </table:table-cell>
          <table:table-cell office:value-type="float" office:value="5.0173979997635" calcext:value-type="float">
            <text:p>5,0173979997635</text:p>
          </table:table-cell>
          <table:table-cell office:value-type="float" office:value="-107.21076445974" calcext:value-type="float">
            <text:p>-107,210764459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11</text:p>
          </table:table-cell>
          <table:table-cell office:value-type="float" office:value="-0.82048408687115" calcext:value-type="float">
            <text:p>-0,82048408687115</text:p>
          </table:table-cell>
          <table:table-cell office:value-type="float" office:value="6.3491982221603" calcext:value-type="float">
            <text:p>6,3491982221603</text:p>
          </table:table-cell>
          <table:table-cell office:value-type="float" office:value="-40.091518004229" calcext:value-type="float">
            <text:p>-40,0915180042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22</text:p>
          </table:table-cell>
          <table:table-cell office:value-type="float" office:value="0.69867558777332" calcext:value-type="float">
            <text:p>0,69867558777332</text:p>
          </table:table-cell>
          <table:table-cell office:value-type="float" office:value="5.7709467411041" calcext:value-type="float">
            <text:p>5,7709467411041</text:p>
          </table:table-cell>
          <table:table-cell office:value-type="float" office:value="27.495758548664" calcext:value-type="float">
            <text:p>27,4957585486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33</text:p>
          </table:table-cell>
          <table:table-cell office:value-type="float" office:value="2.3363883793354" calcext:value-type="float">
            <text:p>2,3363883793354</text:p>
          </table:table-cell>
          <table:table-cell office:value-type="float" office:value="6.1510425806046" calcext:value-type="float">
            <text:p>6,1510425806046</text:p>
          </table:table-cell>
          <table:table-cell office:value-type="float" office:value="-21.459433493341" calcext:value-type="float">
            <text:p>-21,4594334933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44</text:p>
          </table:table-cell>
          <table:table-cell office:value-type="float" office:value="3.8405194878578" calcext:value-type="float">
            <text:p>3,8405194878578</text:p>
          </table:table-cell>
          <table:table-cell office:value-type="float" office:value="5.6698262691498" calcext:value-type="float">
            <text:p>5,6698262691498</text:p>
          </table:table-cell>
          <table:table-cell office:value-type="float" office:value="45.285426127683" calcext:value-type="float">
            <text:p>45,2854261276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55</text:p>
          </table:table-cell>
          <table:table-cell office:value-type="float" office:value="5.4995650053024" calcext:value-type="float">
            <text:p>5,4995650053024</text:p>
          </table:table-cell>
          <table:table-cell office:value-type="float" office:value="6.6243755817413" calcext:value-type="float">
            <text:p>6,6243755817413</text:p>
          </table:table-cell>
          <table:table-cell office:value-type="float" office:value="-88.750373785663" calcext:value-type="float">
            <text:p>-88,75037378566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66</text:p>
          </table:table-cell>
          <table:table-cell office:value-type="float" office:value="6.5029954910278" calcext:value-type="float">
            <text:p>6,5029954910278</text:p>
          </table:table-cell>
          <table:table-cell office:value-type="float" office:value="6.1194580793381" calcext:value-type="float">
            <text:p>6,1194580793381</text:p>
          </table:table-cell>
          <table:table-cell office:value-type="float" office:value="-11.995422991977" calcext:value-type="float">
            <text:p>-11,99542299197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77</text:p>
          </table:table-cell>
          <table:table-cell office:value-type="float" office:value="7.9096060991287" calcext:value-type="float">
            <text:p>7,9096060991287</text:p>
          </table:table-cell>
          <table:table-cell office:value-type="float" office:value="5.9980165958405" calcext:value-type="float">
            <text:p>5,9980165958405</text:p>
          </table:table-cell>
          <table:table-cell office:value-type="float" office:value="0.19375752853408" calcext:value-type="float">
            <text:p>0,193757528534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88</text:p>
          </table:table-cell>
          <table:table-cell office:value-type="float" office:value="-0.62242943793535" calcext:value-type="float">
            <text:p>-0,62242943793535</text:p>
          </table:table-cell>
          <table:table-cell office:value-type="float" office:value="7.618852853775" calcext:value-type="float">
            <text:p>7,618852853775</text:p>
          </table:table-cell>
          <table:table-cell office:value-type="float" office:value="-19.432862283318" calcext:value-type="float">
            <text:p>-19,4328622833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99</text:p>
          </table:table-cell>
          <table:table-cell office:value-type="float" office:value="1.4590665698051" calcext:value-type="float">
            <text:p>1,4590665698051</text:p>
          </table:table-cell>
          <table:table-cell office:value-type="float" office:value="6.9329541921616" calcext:value-type="float">
            <text:p>6,9329541921616</text:p>
          </table:table-cell>
          <table:table-cell office:value-type="float" office:value="145.66483315389" calcext:value-type="float">
            <text:p>145,664833153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10</text:p>
          </table:table-cell>
          <table:table-cell office:value-type="float" office:value="2.6367563009262" calcext:value-type="float">
            <text:p>2,6367563009262</text:p>
          </table:table-cell>
          <table:table-cell office:value-type="float" office:value="7.1549212932587" calcext:value-type="float">
            <text:p>7,1549212932587</text:p>
          </table:table-cell>
          <table:table-cell office:value-type="float" office:value="69.173739973906" calcext:value-type="float">
            <text:p>69,1737399739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21</text:p>
          </table:table-cell>
          <table:table-cell office:value-type="float" office:value="3.7250345945358" calcext:value-type="float">
            <text:p>3,7250345945358</text:p>
          </table:table-cell>
          <table:table-cell office:value-type="float" office:value="7.7120780944824" calcext:value-type="float">
            <text:p>7,7120780944824</text:p>
          </table:table-cell>
          <table:table-cell office:value-type="float" office:value="-26.353858458768" calcext:value-type="float">
            <text:p>-26,3538584587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32</text:p>
          </table:table-cell>
          <table:table-cell office:value-type="float" office:value="5.3609901666641" calcext:value-type="float">
            <text:p>5,3609901666641</text:p>
          </table:table-cell>
          <table:table-cell office:value-type="float" office:value="7.3033475875854" calcext:value-type="float">
            <text:p>7,3033475875854</text:p>
          </table:table-cell>
          <table:table-cell office:value-type="float" office:value="2.4590280832379" calcext:value-type="float">
            <text:p>2,459028083237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43</text:p>
          </table:table-cell>
          <table:table-cell office:value-type="float" office:value="6.4316874742508" calcext:value-type="float">
            <text:p>6,4316874742508</text:p>
          </table:table-cell>
          <table:table-cell office:value-type="float" office:value="7.5263255834579" calcext:value-type="float">
            <text:p>7,5263255834579</text:p>
          </table:table-cell>
          <table:table-cell office:value-type="float" office:value="-9.3548744916916" calcext:value-type="float">
            <text:p>-9,35487449169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54</text:p>
          </table:table-cell>
          <table:table-cell office:value-type="float" office:value="8.0394780635834" calcext:value-type="float">
            <text:p>8,0394780635834</text:p>
          </table:table-cell>
          <table:table-cell office:value-type="float" office:value="7.2818404436111" calcext:value-type="float">
            <text:p>7,2818404436111</text:p>
          </table:table-cell>
          <table:table-cell office:value-type="float" office:value="22.405443487653" calcext:value-type="float">
            <text:p>22,4054434876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65</text:p>
          </table:table-cell>
          <table:table-cell office:value-type="float" office:value="0.11161241680384" calcext:value-type="float">
            <text:p>0,11161241680384</text:p>
          </table:table-cell>
          <table:table-cell office:value-type="float" office:value="8.5551643371582" calcext:value-type="float">
            <text:p>8,5551643371582</text:p>
          </table:table-cell>
          <table:table-cell office:value-type="float" office:value="173.18543203317" calcext:value-type="float">
            <text:p>173,185432033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76</text:p>
          </table:table-cell>
          <table:table-cell office:value-type="float" office:value="1.0689848661423" calcext:value-type="float">
            <text:p>1,0689848661423</text:p>
          </table:table-cell>
          <table:table-cell office:value-type="float" office:value="9.5730018615723" calcext:value-type="float">
            <text:p>9,5730018615723</text:p>
          </table:table-cell>
          <table:table-cell office:value-type="float" office:value="-47.888439931687" calcext:value-type="float">
            <text:p>-47,88843993168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87</text:p>
          </table:table-cell>
          <table:table-cell office:value-type="float" office:value="2.271576821804" calcext:value-type="float">
            <text:p>2,271576821804</text:p>
          </table:table-cell>
          <table:table-cell office:value-type="float" office:value="8.8543730974197" calcext:value-type="float">
            <text:p>8,8543730974197</text:p>
          </table:table-cell>
          <table:table-cell office:value-type="float" office:value="19.087368135999" calcext:value-type="float">
            <text:p>19,0873681359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98</text:p>
          </table:table-cell>
          <table:table-cell office:value-type="float" office:value="3.5415488481522" calcext:value-type="float">
            <text:p>3,5415488481522</text:p>
          </table:table-cell>
          <table:table-cell office:value-type="float" office:value="9.1691571474075" calcext:value-type="float">
            <text:p>9,1691571474075</text:p>
          </table:table-cell>
          <table:table-cell office:value-type="float" office:value="-17.588698370442" calcext:value-type="float">
            <text:p>-17,5886983704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09</text:p>
          </table:table-cell>
          <table:table-cell office:value-type="float" office:value="4.9509185552597" calcext:value-type="float">
            <text:p>4,9509185552597</text:p>
          </table:table-cell>
          <table:table-cell office:value-type="float" office:value="9.1467064619064" calcext:value-type="float">
            <text:p>9,1467064619064</text:p>
          </table:table-cell>
          <table:table-cell office:value-type="float" office:value="-14.322414424769" calcext:value-type="float">
            <text:p>-14,3224144247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20</text:p>
          </table:table-cell>
          <table:table-cell office:value-type="float" office:value="7.5941240787506" calcext:value-type="float">
            <text:p>7,5941240787506</text:p>
          </table:table-cell>
          <table:table-cell office:value-type="float" office:value="9.4561034440994" calcext:value-type="float">
            <text:p>9,4561034440994</text:p>
          </table:table-cell>
          <table:table-cell office:value-type="float" office:value="-170.15692079143" calcext:value-type="float">
            <text:p>-170,156920791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31</text:p>
          </table:table-cell>
          <table:table-cell office:value-type="float" office:value="8.3847916126251" calcext:value-type="float">
            <text:p>8,3847916126251</text:p>
          </table:table-cell>
          <table:table-cell office:value-type="float" office:value="8.7330496311188" calcext:value-type="float">
            <text:p>8,7330496311188</text:p>
          </table:table-cell>
          <table:table-cell office:value-type="float" office:value="39.266812193925" calcext:value-type="float">
            <text:p>39,2668121939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42</text:p>
          </table:table-cell>
          <table:table-cell office:value-type="float" office:value="-0.67628428339958" calcext:value-type="float">
            <text:p>-0,67628428339958</text:p>
          </table:table-cell>
          <table:table-cell office:value-type="float" office:value="10.416141748428" calcext:value-type="float">
            <text:p>10,416141748428</text:p>
          </table:table-cell>
          <table:table-cell office:value-type="float" office:value="11.965530028768" calcext:value-type="float">
            <text:p>11,9655300287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53</text:p>
          </table:table-cell>
          <table:table-cell office:value-type="float" office:value="0.85737019777298" calcext:value-type="float">
            <text:p>0,85737019777298</text:p>
          </table:table-cell>
          <table:table-cell office:value-type="float" office:value="10.039904117584" calcext:value-type="float">
            <text:p>10,039904117584</text:p>
          </table:table-cell>
          <table:table-cell office:value-type="float" office:value="20.652896659389" calcext:value-type="float">
            <text:p>20,65289665938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</text:p>
          </table:table-cell>
          <table:table-cell office:value-type="float" office:value="-0.082628345116973" calcext:value-type="float">
            <text:p>-0,082628345116973</text:p>
          </table:table-cell>
          <table:table-cell office:value-type="float" office:value="0.38788534700871" calcext:value-type="float">
            <text:p>0,38788534700871</text:p>
          </table:table-cell>
          <table:table-cell office:value-type="float" office:value="136.54588286284" calcext:value-type="float">
            <text:p>136,5458828628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14</text:p>
          </table:table-cell>
          <table:table-cell office:value-type="float" office:value="0.5363155528903" calcext:value-type="float">
            <text:p>0,5363155528903</text:p>
          </table:table-cell>
          <table:table-cell office:value-type="float" office:value="-0.56526135653257" calcext:value-type="float">
            <text:p>-0,56526135653257</text:p>
          </table:table-cell>
          <table:table-cell office:value-type="float" office:value="54.281886595829" calcext:value-type="float">
            <text:p>54,2818865958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25</text:p>
          </table:table-cell>
          <table:table-cell office:value-type="float" office:value="1.9256654381752" calcext:value-type="float">
            <text:p>1,9256654381752</text:p>
          </table:table-cell>
          <table:table-cell office:value-type="float" office:value="-0.49710184335709" calcext:value-type="float">
            <text:p>-0,49710184335709</text:p>
          </table:table-cell>
          <table:table-cell office:value-type="float" office:value="43.725590037692" calcext:value-type="float">
            <text:p>43,7255900376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36</text:p>
          </table:table-cell>
          <table:table-cell office:value-type="float" office:value="3.0304232239723" calcext:value-type="float">
            <text:p>3,0304232239723</text:p>
          </table:table-cell>
          <table:table-cell office:value-type="float" office:value="-0.014790836721659" calcext:value-type="float">
            <text:p>-0,014790836721659</text:p>
          </table:table-cell>
          <table:table-cell office:value-type="float" office:value="7.5702573273592" calcext:value-type="float">
            <text:p>7,57025732735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47</text:p>
          </table:table-cell>
          <table:table-cell office:value-type="float" office:value="5.6718724966049" calcext:value-type="float">
            <text:p>5,6718724966049</text:p>
          </table:table-cell>
          <table:table-cell office:value-type="float" office:value="0.5737854167819" calcext:value-type="float">
            <text:p>0,5737854167819</text:p>
          </table:table-cell>
          <table:table-cell office:value-type="float" office:value="-102.04949044878" calcext:value-type="float">
            <text:p>-102,049490448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58</text:p>
          </table:table-cell>
          <table:table-cell office:value-type="float" office:value="6.0070770978928" calcext:value-type="float">
            <text:p>6,0070770978928</text:p>
          </table:table-cell>
          <table:table-cell office:value-type="float" office:value="-0.0011401080701035" calcext:value-type="float">
            <text:p>-0,0011401080701035</text:p>
          </table:table-cell>
          <table:table-cell office:value-type="float" office:value="0.06498440812419" calcext:value-type="float">
            <text:p>0,064984408124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69</text:p>
          </table:table-cell>
          <table:table-cell office:value-type="float" office:value="8.3539789915085" calcext:value-type="float">
            <text:p>8,3539789915085</text:p>
          </table:table-cell>
          <table:table-cell office:value-type="float" office:value="-0.5460038036108" calcext:value-type="float">
            <text:p>-0,5460038036108</text:p>
          </table:table-cell>
          <table:table-cell office:value-type="float" office:value="113.97646415006" calcext:value-type="float">
            <text:p>113,976464150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80</text:p>
          </table:table-cell>
          <table:table-cell office:value-type="float" office:value="-0.069989622570574" calcext:value-type="float">
            <text:p>-0,069989622570574</text:p>
          </table:table-cell>
          <table:table-cell office:value-type="float" office:value="1.1088417470455" calcext:value-type="float">
            <text:p>1,1088417470455</text:p>
          </table:table-cell>
          <table:table-cell office:value-type="float" office:value="-127.28790872416" calcext:value-type="float">
            <text:p>-127,2879087241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91</text:p>
          </table:table-cell>
          <table:table-cell office:value-type="float" office:value="1.2981368601322" calcext:value-type="float">
            <text:p>1,2981368601322</text:p>
          </table:table-cell>
          <table:table-cell office:value-type="float" office:value="0.61826802790165" calcext:value-type="float">
            <text:p>0,61826802790165</text:p>
          </table:table-cell>
          <table:table-cell office:value-type="float" office:value="137.50523214887" calcext:value-type="float">
            <text:p>137,505232148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02</text:p>
          </table:table-cell>
          <table:table-cell office:value-type="float" office:value="1.7850294709206" calcext:value-type="float">
            <text:p>1,7850294709206</text:p>
          </table:table-cell>
          <table:table-cell office:value-type="float" office:value="2.0724491775036" calcext:value-type="float">
            <text:p>2,0724491775036</text:p>
          </table:table-cell>
          <table:table-cell office:value-type="float" office:value="-45.736618102736" calcext:value-type="float">
            <text:p>-45,7366181027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13</text:p>
          </table:table-cell>
          <table:table-cell office:value-type="float" office:value="3.0074790120125" calcext:value-type="float">
            <text:p>3,0074790120125</text:p>
          </table:table-cell>
          <table:table-cell office:value-type="float" office:value="1.501931399107" calcext:value-type="float">
            <text:p>1,501931399107</text:p>
          </table:table-cell>
          <table:table-cell office:value-type="float" office:value="-0.10749375726434" calcext:value-type="float">
            <text:p>-0,107493757264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24</text:p>
          </table:table-cell>
          <table:table-cell office:value-type="float" office:value="5.1821082830429" calcext:value-type="float">
            <text:p>5,1821082830429</text:p>
          </table:table-cell>
          <table:table-cell office:value-type="float" office:value="2.0450381934643" calcext:value-type="float">
            <text:p>2,0450381934643</text:p>
          </table:table-cell>
          <table:table-cell office:value-type="float" office:value="-5.9520507314403" calcext:value-type="float">
            <text:p>-5,952050731440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35</text:p>
          </table:table-cell>
          <table:table-cell office:value-type="float" office:value="6.5690064430237" calcext:value-type="float">
            <text:p>6,5690064430237</text:p>
          </table:table-cell>
          <table:table-cell office:value-type="float" office:value="2.3032279312611" calcext:value-type="float">
            <text:p>2,3032279312611</text:p>
          </table:table-cell>
          <table:table-cell office:value-type="float" office:value="-73.756169361673" calcext:value-type="float">
            <text:p>-73,7561693616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46</text:p>
          </table:table-cell>
          <table:table-cell office:value-type="float" office:value="8.6637878417969" calcext:value-type="float">
            <text:p>8,6637878417969</text:p>
          </table:table-cell>
          <table:table-cell office:value-type="float" office:value="2.0623275637627" calcext:value-type="float">
            <text:p>2,0623275637627</text:p>
          </table:table-cell>
          <table:table-cell office:value-type="float" office:value="173.7553587385" calcext:value-type="float">
            <text:p>173,755358738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57</text:p>
          </table:table-cell>
          <table:table-cell office:value-type="float" office:value="-0.67933075129986" calcext:value-type="float">
            <text:p>-0,67933075129986</text:p>
          </table:table-cell>
          <table:table-cell office:value-type="float" office:value="3.3598744869232" calcext:value-type="float">
            <text:p>3,3598744869232</text:p>
          </table:table-cell>
          <table:table-cell office:value-type="float" office:value="56.649952557436" calcext:value-type="float">
            <text:p>56,64995255743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68</text:p>
          </table:table-cell>
          <table:table-cell office:value-type="float" office:value="0.74075616896152" calcext:value-type="float">
            <text:p>0,74075616896152</text:p>
          </table:table-cell>
          <table:table-cell office:value-type="float" office:value="2.153397500515" calcext:value-type="float">
            <text:p>2,153397500515</text:p>
          </table:table-cell>
          <table:table-cell office:value-type="float" office:value="75.526413644195" calcext:value-type="float">
            <text:p>75,5264136441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79</text:p>
          </table:table-cell>
          <table:table-cell office:value-type="float" office:value="3.1341797113419" calcext:value-type="float">
            <text:p>3,1341797113419</text:p>
          </table:table-cell>
          <table:table-cell office:value-type="float" office:value="2.3368254303932" calcext:value-type="float">
            <text:p>2,3368254303932</text:p>
          </table:table-cell>
          <table:table-cell office:value-type="float" office:value="170.635262872" calcext:value-type="float">
            <text:p>170,63526287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90</text:p>
          </table:table-cell>
          <table:table-cell office:value-type="float" office:value="3.500240445137" calcext:value-type="float">
            <text:p>3,500240445137</text:p>
          </table:table-cell>
          <table:table-cell office:value-type="float" office:value="2.8335297107697" calcext:value-type="float">
            <text:p>2,8335297107697</text:p>
          </table:table-cell>
          <table:table-cell office:value-type="float" office:value="35.130449541055" calcext:value-type="float">
            <text:p>35,13044954105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01</text:p>
          </table:table-cell>
          <table:table-cell office:value-type="float" office:value="5.2393990755081" calcext:value-type="float">
            <text:p>5,2393990755081</text:p>
          </table:table-cell>
          <table:table-cell office:value-type="float" office:value="2.6634177565575" calcext:value-type="float">
            <text:p>2,6634177565575</text:p>
          </table:table-cell>
          <table:table-cell office:value-type="float" office:value="-9.3368763566776" calcext:value-type="float">
            <text:p>-9,336876356677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12</text:p>
          </table:table-cell>
          <table:table-cell office:value-type="float" office:value="6.1239242553711" calcext:value-type="float">
            <text:p>6,1239242553711</text:p>
          </table:table-cell>
          <table:table-cell office:value-type="float" office:value="3.1423872709274" calcext:value-type="float">
            <text:p>3,1423872709274</text:p>
          </table:table-cell>
          <table:table-cell office:value-type="float" office:value="-35.444493506365" calcext:value-type="float">
            <text:p>-35,4444935063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23</text:p>
          </table:table-cell>
          <table:table-cell office:value-type="float" office:value="8.983588218689" calcext:value-type="float">
            <text:p>8,983588218689</text:p>
          </table:table-cell>
          <table:table-cell office:value-type="float" office:value="2.5705525279045" calcext:value-type="float">
            <text:p>2,5705525279045</text:p>
          </table:table-cell>
          <table:table-cell office:value-type="float" office:value="-135.97390606145" calcext:value-type="float">
            <text:p>-135,9739060614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34</text:p>
          </table:table-cell>
          <table:table-cell office:value-type="float" office:value="0.050400448963046" calcext:value-type="float">
            <text:p>0,050400448963046</text:p>
          </table:table-cell>
          <table:table-cell office:value-type="float" office:value="4.2133083939552" calcext:value-type="float">
            <text:p>4,2133083939552</text:p>
          </table:table-cell>
          <table:table-cell office:value-type="float" office:value="-104.33137037192" calcext:value-type="float">
            <text:p>-104,3313703719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45</text:p>
          </table:table-cell>
          <table:table-cell office:value-type="float" office:value="1.4383043348789" calcext:value-type="float">
            <text:p>1,4383043348789</text:p>
          </table:table-cell>
          <table:table-cell office:value-type="float" office:value="5.2621895074844" calcext:value-type="float">
            <text:p>5,2621895074844</text:p>
          </table:table-cell>
          <table:table-cell office:value-type="float" office:value="-148.57013362228" calcext:value-type="float">
            <text:p>-148,570133622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56</text:p>
          </table:table-cell>
          <table:table-cell office:value-type="float" office:value="3.0650547146797" calcext:value-type="float">
            <text:p>3,0650547146797</text:p>
          </table:table-cell>
          <table:table-cell office:value-type="float" office:value="3.8245445489883" calcext:value-type="float">
            <text:p>3,8245445489883</text:p>
          </table:table-cell>
          <table:table-cell office:value-type="float" office:value="123.95463020179" calcext:value-type="float">
            <text:p>123,9546302017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67</text:p>
          </table:table-cell>
          <table:table-cell office:value-type="float" office:value="3.5214567184448" calcext:value-type="float">
            <text:p>3,5214567184448</text:p>
          </table:table-cell>
          <table:table-cell office:value-type="float" office:value="3.8163858652115" calcext:value-type="float">
            <text:p>3,8163858652115</text:p>
          </table:table-cell>
          <table:table-cell office:value-type="float" office:value="28.239772577954" calcext:value-type="float">
            <text:p>28,23977257795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78</text:p>
          </table:table-cell>
          <table:table-cell office:value-type="float" office:value="4.6465072035789" calcext:value-type="float">
            <text:p>4,6465072035789</text:p>
          </table:table-cell>
          <table:table-cell office:value-type="float" office:value="4.8906597495079" calcext:value-type="float">
            <text:p>4,8906597495079</text:p>
          </table:table-cell>
          <table:table-cell office:value-type="float" office:value="-29.453446530992" calcext:value-type="float">
            <text:p>-29,4534465309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89</text:p>
          </table:table-cell>
          <table:table-cell office:value-type="float" office:value="6.9458544254303" calcext:value-type="float">
            <text:p>6,9458544254303</text:p>
          </table:table-cell>
          <table:table-cell office:value-type="float" office:value="5.5661404132843" calcext:value-type="float">
            <text:p>5,5661404132843</text:p>
          </table:table-cell>
          <table:table-cell office:value-type="float" office:value="-88.916096717689" calcext:value-type="float">
            <text:p>-88,9160967176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00</text:p>
          </table:table-cell>
          <table:table-cell office:value-type="float" office:value="8.8696825504303" calcext:value-type="float">
            <text:p>8,8696825504303</text:p>
          </table:table-cell>
          <table:table-cell office:value-type="float" office:value="5.1719772815704" calcext:value-type="float">
            <text:p>5,1719772815704</text:p>
          </table:table-cell>
          <table:table-cell office:value-type="float" office:value="-124.87847182401" calcext:value-type="float">
            <text:p>-124,878471824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11</text:p>
          </table:table-cell>
          <table:table-cell office:value-type="float" office:value="-1.0221588611603" calcext:value-type="float">
            <text:p>-1,0221588611603</text:p>
          </table:table-cell>
          <table:table-cell office:value-type="float" office:value="6.6094815731049" calcext:value-type="float">
            <text:p>6,6094815731049</text:p>
          </table:table-cell>
          <table:table-cell office:value-type="float" office:value="-55.480024237542" calcext:value-type="float">
            <text:p>-55,4800242375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22</text:p>
          </table:table-cell>
          <table:table-cell office:value-type="float" office:value="0.45339964330196" calcext:value-type="float">
            <text:p>0,45339964330196</text:p>
          </table:table-cell>
          <table:table-cell office:value-type="float" office:value="5.5935460329056" calcext:value-type="float">
            <text:p>5,5935460329056</text:p>
          </table:table-cell>
          <table:table-cell office:value-type="float" office:value="37.94030778727" calcext:value-type="float">
            <text:p>37,940307787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33</text:p>
          </table:table-cell>
          <table:table-cell office:value-type="float" office:value="2.1109399199486" calcext:value-type="float">
            <text:p>2,1109399199486</text:p>
          </table:table-cell>
          <table:table-cell office:value-type="float" office:value="6.2659996747971" calcext:value-type="float">
            <text:p>6,2659996747971</text:p>
          </table:table-cell>
          <table:table-cell office:value-type="float" office:value="-25.688740668023" calcext:value-type="float">
            <text:p>-25,6887406680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44</text:p>
          </table:table-cell>
          <table:table-cell office:value-type="float" office:value="3.7048742175102" calcext:value-type="float">
            <text:p>3,7048742175102</text:p>
          </table:table-cell>
          <table:table-cell office:value-type="float" office:value="5.4366588592529" calcext:value-type="float">
            <text:p>5,4366588592529</text:p>
          </table:table-cell>
          <table:table-cell office:value-type="float" office:value="62.550303283011" calcext:value-type="float">
            <text:p>62,5503032830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55</text:p>
          </table:table-cell>
          <table:table-cell office:value-type="float" office:value="5.617441534996" calcext:value-type="float">
            <text:p>5,617441534996</text:p>
          </table:table-cell>
          <table:table-cell office:value-type="float" office:value="6.9102478027344" calcext:value-type="float">
            <text:p>6,9102478027344</text:p>
          </table:table-cell>
          <table:table-cell office:value-type="float" office:value="-116.39063677211" calcext:value-type="float">
            <text:p>-116,390636772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66</text:p>
          </table:table-cell>
          <table:table-cell office:value-type="float" office:value="6.150336265564" calcext:value-type="float">
            <text:p>6,150336265564</text:p>
          </table:table-cell>
          <table:table-cell office:value-type="float" office:value="6.2166768312454" calcext:value-type="float">
            <text:p>6,2166768312454</text:p>
          </table:table-cell>
          <table:table-cell office:value-type="float" office:value="-16.55546874757" calcext:value-type="float">
            <text:p>-16,555468747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77</text:p>
          </table:table-cell>
          <table:table-cell office:value-type="float" office:value="7.5116342306137" calcext:value-type="float">
            <text:p>7,5116342306137</text:p>
          </table:table-cell>
          <table:table-cell office:value-type="float" office:value="5.9968841075897" calcext:value-type="float">
            <text:p>5,9968841075897</text:p>
          </table:table-cell>
          <table:table-cell office:value-type="float" office:value="0.22066812250455" calcext:value-type="float">
            <text:p>0,220668122504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88</text:p>
          </table:table-cell>
          <table:table-cell office:value-type="float" office:value="-0.82425259053707" calcext:value-type="float">
            <text:p>-0,82425259053707</text:p>
          </table:table-cell>
          <table:table-cell office:value-type="float" office:value="7.7287662029266" calcext:value-type="float">
            <text:p>7,7287662029266</text:p>
          </table:table-cell>
          <table:table-cell office:value-type="float" office:value="-29.558151770549" calcext:value-type="float">
            <text:p>-29,5581517705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99</text:p>
          </table:table-cell>
          <table:table-cell office:value-type="float" office:value="1.7314723134041" calcext:value-type="float">
            <text:p>1,7314723134041</text:p>
          </table:table-cell>
          <table:table-cell office:value-type="float" office:value="6.9888579845428" calcext:value-type="float">
            <text:p>6,9888579845428</text:p>
          </table:table-cell>
          <table:table-cell office:value-type="float" office:value="-158.77340705531" calcext:value-type="float">
            <text:p>-158,773407055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10</text:p>
          </table:table-cell>
          <table:table-cell office:value-type="float" office:value="2.6536285877228" calcext:value-type="float">
            <text:p>2,6536285877228</text:p>
          </table:table-cell>
          <table:table-cell office:value-type="float" office:value="6.9687592983246" calcext:value-type="float">
            <text:p>6,9687592983246</text:p>
          </table:table-cell>
          <table:table-cell office:value-type="float" office:value="95.515540451001" calcext:value-type="float">
            <text:p>95,515540451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21</text:p>
          </table:table-cell>
          <table:table-cell office:value-type="float" office:value="3.4851035475731" calcext:value-type="float">
            <text:p>3,4851035475731</text:p>
          </table:table-cell>
          <table:table-cell office:value-type="float" office:value="7.8783589601517" calcext:value-type="float">
            <text:p>7,8783589601517</text:p>
          </table:table-cell>
          <table:table-cell office:value-type="float" office:value="-36.431693347396" calcext:value-type="float">
            <text:p>-36,4316933473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32</text:p>
          </table:table-cell>
          <table:table-cell office:value-type="float" office:value="5.0061601400375" calcext:value-type="float">
            <text:p>5,0061601400375</text:p>
          </table:table-cell>
          <table:table-cell office:value-type="float" office:value="7.3650377988815" calcext:value-type="float">
            <text:p>7,3650377988815</text:p>
          </table:table-cell>
          <table:table-cell office:value-type="float" office:value="-13.815840813005" calcext:value-type="float">
            <text:p>-13,81584081300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43</text:p>
          </table:table-cell>
          <table:table-cell office:value-type="float" office:value="6.1343556642532" calcext:value-type="float">
            <text:p>6,1343556642532</text:p>
          </table:table-cell>
          <table:table-cell office:value-type="float" office:value="7.6911675930023" calcext:value-type="float">
            <text:p>7,6911675930023</text:p>
          </table:table-cell>
          <table:table-cell office:value-type="float" office:value="-34.775851258806" calcext:value-type="float">
            <text:p>-34,7758512588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54</text:p>
          </table:table-cell>
          <table:table-cell office:value-type="float" office:value="7.7250343561172" calcext:value-type="float">
            <text:p>7,7250343561172</text:p>
          </table:table-cell>
          <table:table-cell office:value-type="float" office:value="7.1078741550446" calcext:value-type="float">
            <text:p>7,1078741550446</text:p>
          </table:table-cell>
          <table:table-cell office:value-type="float" office:value="31.030141244269" calcext:value-type="float">
            <text:p>31,0301412442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65</text:p>
          </table:table-cell>
          <table:table-cell office:value-type="float" office:value="0.28055092319846" calcext:value-type="float">
            <text:p>0,28055092319846</text:p>
          </table:table-cell>
          <table:table-cell office:value-type="float" office:value="8.7509906291962" calcext:value-type="float">
            <text:p>8,7509906291962</text:p>
          </table:table-cell>
          <table:table-cell office:value-type="float" office:value="-120.77284011112" calcext:value-type="float">
            <text:p>-120,772840111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76</text:p>
          </table:table-cell>
          <table:table-cell office:value-type="float" office:value="0.88480174541473" calcext:value-type="float">
            <text:p>0,88480174541473</text:p>
          </table:table-cell>
          <table:table-cell office:value-type="float" office:value="9.4491320848465" calcext:value-type="float">
            <text:p>9,4491320848465</text:p>
          </table:table-cell>
          <table:table-cell office:value-type="float" office:value="42.820957815571" calcext:value-type="float">
            <text:p>42,82095781557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87</text:p>
          </table:table-cell>
          <table:table-cell office:value-type="float" office:value="2.0304064452648" calcext:value-type="float">
            <text:p>2,0304064452648</text:p>
          </table:table-cell>
          <table:table-cell office:value-type="float" office:value="8.740856051445" calcext:value-type="float">
            <text:p>8,740856051445</text:p>
          </table:table-cell>
          <table:table-cell office:value-type="float" office:value="26.380853098669" calcext:value-type="float">
            <text:p>26,3808530986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98</text:p>
          </table:table-cell>
          <table:table-cell office:value-type="float" office:value="3.21617603302" calcext:value-type="float">
            <text:p>3,21617603302</text:p>
          </table:table-cell>
          <table:table-cell office:value-type="float" office:value="9.3061655759811" calcext:value-type="float">
            <text:p>9,3061655759811</text:p>
          </table:table-cell>
          <table:table-cell office:value-type="float" office:value="-24.357972061558" calcext:value-type="float">
            <text:p>-24,3579720615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09</text:p>
          </table:table-cell>
          <table:table-cell office:value-type="float" office:value="4.5844084024429" calcext:value-type="float">
            <text:p>4,5844084024429</text:p>
          </table:table-cell>
          <table:table-cell office:value-type="float" office:value="9.267772436142" calcext:value-type="float">
            <text:p>9,267772436142</text:p>
          </table:table-cell>
          <table:table-cell office:value-type="float" office:value="-19.787950880209" calcext:value-type="float">
            <text:p>-19,7879508802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20</text:p>
          </table:table-cell>
          <table:table-cell office:value-type="float" office:value="7.7779918909073" calcext:value-type="float">
            <text:p>7,7779918909073</text:p>
          </table:table-cell>
          <table:table-cell office:value-type="float" office:value="9.2709749937057" calcext:value-type="float">
            <text:p>9,2709749937057</text:p>
          </table:table-cell>
          <table:table-cell office:value-type="float" office:value="124.68279698852" calcext:value-type="float">
            <text:p>124,682796988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31</text:p>
          </table:table-cell>
          <table:table-cell office:value-type="float" office:value="8.2365465164185" calcext:value-type="float">
            <text:p>8,2365465164185</text:p>
          </table:table-cell>
          <table:table-cell office:value-type="float" office:value="8.540433049202" calcext:value-type="float">
            <text:p>8,540433049202</text:p>
          </table:table-cell>
          <table:table-cell office:value-type="float" office:value="54.257213689719" calcext:value-type="float">
            <text:p>54,2572136897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42</text:p>
          </table:table-cell>
          <table:table-cell office:value-type="float" office:value="-0.86454056203365" calcext:value-type="float">
            <text:p>-0,86454056203365</text:p>
          </table:table-cell>
          <table:table-cell office:value-type="float" office:value="10.298602581024" calcext:value-type="float">
            <text:p>10,298602581024</text:p>
          </table:table-cell>
          <table:table-cell office:value-type="float" office:value="20.459558933404" calcext:value-type="float">
            <text:p>20,4595589334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53</text:p>
          </table:table-cell>
          <table:table-cell office:value-type="float" office:value="0.75126796960831" calcext:value-type="float">
            <text:p>0,75126796960831</text:p>
          </table:table-cell>
          <table:table-cell office:value-type="float" office:value="10.234224796295" calcext:value-type="float">
            <text:p>10,234224796295</text:p>
          </table:table-cell>
          <table:table-cell office:value-type="float" office:value="-70.081016819948" calcext:value-type="float">
            <text:p>-70,08101681994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</text:p>
          </table:table-cell>
          <table:table-cell office:value-type="float" office:value="-0.056572961620986" calcext:value-type="float">
            <text:p>-0,056572961620986</text:p>
          </table:table-cell>
          <table:table-cell office:value-type="float" office:value="0.055864178575575" calcext:value-type="float">
            <text:p>0,055864178575575</text:p>
          </table:table-cell>
          <table:table-cell office:value-type="float" office:value="99.918374590054" calcext:value-type="float">
            <text:p>99,91837459005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14</text:p>
          </table:table-cell>
          <table:table-cell office:value-type="float" office:value="0.26612710207701" calcext:value-type="float">
            <text:p>0,26612710207701</text:p>
          </table:table-cell>
          <table:table-cell office:value-type="float" office:value="-0.58505218476057" calcext:value-type="float">
            <text:p>-0,58505218476057</text:p>
          </table:table-cell>
          <table:table-cell office:value-type="float" office:value="59.976961202682" calcext:value-type="float">
            <text:p>59,9769612026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25</text:p>
          </table:table-cell>
          <table:table-cell office:value-type="float" office:value="1.63579672575" calcext:value-type="float">
            <text:p>1,63579672575</text:p>
          </table:table-cell>
          <table:table-cell office:value-type="float" office:value="-0.58502025902271" calcext:value-type="float">
            <text:p>-0,58502025902271</text:p>
          </table:table-cell>
          <table:table-cell office:value-type="float" office:value="34.182003349256" calcext:value-type="float">
            <text:p>34,1820033492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36</text:p>
          </table:table-cell>
          <table:table-cell office:value-type="float" office:value="2.761809527874" calcext:value-type="float">
            <text:p>2,761809527874</text:p>
          </table:table-cell>
          <table:table-cell office:value-type="float" office:value="-0.19312929362059" calcext:value-type="float">
            <text:p>-0,19312929362059</text:p>
          </table:table-cell>
          <table:table-cell office:value-type="float" office:value="40.61267975789" calcext:value-type="float">
            <text:p>40,612679757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47</text:p>
          </table:table-cell>
          <table:table-cell office:value-type="float" office:value="5.7991468906403" calcext:value-type="float">
            <text:p>5,7991468906403</text:p>
          </table:table-cell>
          <table:table-cell office:value-type="float" office:value="0.72970345616341" calcext:value-type="float">
            <text:p>0,72970345616341</text:p>
          </table:table-cell>
          <table:table-cell office:value-type="float" office:value="-130.45886064031" calcext:value-type="float">
            <text:p>-130,4588606403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58</text:p>
          </table:table-cell>
          <table:table-cell office:value-type="float" office:value="5.6699258089066" calcext:value-type="float">
            <text:p>5,6699258089066</text:p>
          </table:table-cell>
          <table:table-cell office:value-type="float" office:value="0.0074899441096932" calcext:value-type="float">
            <text:p>0,0074899441096932</text:p>
          </table:table-cell>
          <table:table-cell office:value-type="float" office:value="-3.4634922957344" calcext:value-type="float">
            <text:p>-3,463492295734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69</text:p>
          </table:table-cell>
          <table:table-cell office:value-type="float" office:value="8.4471452236176" calcext:value-type="float">
            <text:p>8,4471452236176</text:p>
          </table:table-cell>
          <table:table-cell office:value-type="float" office:value="-0.4740646854043" calcext:value-type="float">
            <text:p>-0,4740646854043</text:p>
          </table:table-cell>
          <table:table-cell office:value-type="float" office:value="148.34578477653" calcext:value-type="float">
            <text:p>148,345784776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80</text:p>
          </table:table-cell>
          <table:table-cell office:value-type="float" office:value="-0.095191430300474" calcext:value-type="float">
            <text:p>-0,095191430300474</text:p>
          </table:table-cell>
          <table:table-cell office:value-type="float" office:value="1.4418523013592" calcext:value-type="float">
            <text:p>1,4418523013592</text:p>
          </table:table-cell>
          <table:table-cell office:value-type="float" office:value="-91.065267089066" calcext:value-type="float">
            <text:p>-91,06526708906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91</text:p>
          </table:table-cell>
          <table:table-cell office:value-type="float" office:value="1.6048900783062" calcext:value-type="float">
            <text:p>1,6048900783062</text:p>
          </table:table-cell>
          <table:table-cell office:value-type="float" office:value="0.55174101144075" calcext:value-type="float">
            <text:p>0,55174101144075</text:p>
          </table:table-cell>
          <table:table-cell office:value-type="float" office:value="175.61423550745" calcext:value-type="float">
            <text:p>175,614235507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02</text:p>
          </table:table-cell>
          <table:table-cell office:value-type="float" office:value="1.5755704045296" calcext:value-type="float">
            <text:p>1,5755704045296</text:p>
          </table:table-cell>
          <table:table-cell office:value-type="float" office:value="2.3761308193207" calcext:value-type="float">
            <text:p>2,3761308193207</text:p>
          </table:table-cell>
          <table:table-cell office:value-type="float" office:value="-58.387508058244" calcext:value-type="float">
            <text:p>-58,3875080582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13</text:p>
          </table:table-cell>
          <table:table-cell office:value-type="float" office:value="2.6088154315948" calcext:value-type="float">
            <text:p>2,6088154315948</text:p>
          </table:table-cell>
          <table:table-cell office:value-type="float" office:value="1.502631008625" calcext:value-type="float">
            <text:p>1,502631008625</text:p>
          </table:table-cell>
          <table:table-cell office:value-type="float" office:value="-0.10786262773879" calcext:value-type="float">
            <text:p>-0,107862627738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24</text:p>
          </table:table-cell>
          <table:table-cell office:value-type="float" office:value="5.1289498806" calcext:value-type="float">
            <text:p>5,1289498806</text:p>
          </table:table-cell>
          <table:table-cell office:value-type="float" office:value="1.830058246851" calcext:value-type="float">
            <text:p>1,830058246851</text:p>
          </table:table-cell>
          <table:table-cell office:value-type="float" office:value="84.816786134319" calcext:value-type="float">
            <text:p>84,81678613431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35</text:p>
          </table:table-cell>
          <table:table-cell office:value-type="float" office:value="6.5215843915939" calcext:value-type="float">
            <text:p>6,5215843915939</text:p>
          </table:table-cell>
          <table:table-cell office:value-type="float" office:value="2.6117494702339" calcext:value-type="float">
            <text:p>2,6117494702339</text:p>
          </table:table-cell>
          <table:table-cell office:value-type="float" office:value="-76.532812634851" calcext:value-type="float">
            <text:p>-76,5328126348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46</text:p>
          </table:table-cell>
          <table:table-cell office:value-type="float" office:value="8.7647342681885" calcext:value-type="float">
            <text:p>8,7647342681885</text:p>
          </table:table-cell>
          <table:table-cell office:value-type="float" office:value="1.7874522507191" calcext:value-type="float">
            <text:p>1,7874522507191</text:p>
          </table:table-cell>
          <table:table-cell office:value-type="float" office:value="113.87151289897" calcext:value-type="float">
            <text:p>113,8715128989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57</text:p>
          </table:table-cell>
          <table:table-cell office:value-type="float" office:value="-0.6096800416708" calcext:value-type="float">
            <text:p>-0,6096800416708</text:p>
          </table:table-cell>
          <table:table-cell office:value-type="float" office:value="3.0394986271858" calcext:value-type="float">
            <text:p>3,0394986271858</text:p>
          </table:table-cell>
          <table:table-cell office:value-type="float" office:value="96.726634699828" calcext:value-type="float">
            <text:p>96,72663469982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68</text:p>
          </table:table-cell>
          <table:table-cell office:value-type="float" office:value="0.61001338064671" calcext:value-type="float">
            <text:p>0,61001338064671</text:p>
          </table:table-cell>
          <table:table-cell office:value-type="float" office:value="1.9511294364929" calcext:value-type="float">
            <text:p>1,9511294364929</text:p>
          </table:table-cell>
          <table:table-cell office:value-type="float" office:value="54.64693695117" calcext:value-type="float">
            <text:p>54,646936951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79</text:p>
          </table:table-cell>
          <table:table-cell office:value-type="float" office:value="3.2169681787491" calcext:value-type="float">
            <text:p>3,2169681787491</text:p>
          </table:table-cell>
          <table:table-cell office:value-type="float" office:value="2.5349867343903" calcext:value-type="float">
            <text:p>2,5349867343903</text:p>
          </table:table-cell>
          <table:table-cell office:value-type="float" office:value="-103.45796111283" calcext:value-type="float">
            <text:p>-103,4579611128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90</text:p>
          </table:table-cell>
          <table:table-cell office:value-type="float" office:value="3.3322316408157" calcext:value-type="float">
            <text:p>3,3322316408157</text:p>
          </table:table-cell>
          <table:table-cell office:value-type="float" office:value="2.9600483179092" calcext:value-type="float">
            <text:p>2,9600483179092</text:p>
          </table:table-cell>
          <table:table-cell office:value-type="float" office:value="-47.689519110759" calcext:value-type="float">
            <text:p>-47,68951911075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01</text:p>
          </table:table-cell>
          <table:table-cell office:value-type="float" office:value="5.2442270517349" calcext:value-type="float">
            <text:p>5,2442270517349</text:p>
          </table:table-cell>
          <table:table-cell office:value-type="float" office:value="2.8854733705521" calcext:value-type="float">
            <text:p>2,8854733705521</text:p>
          </table:table-cell>
          <table:table-cell office:value-type="float" office:value="-100.10206319724" calcext:value-type="float">
            <text:p>-100,1020631972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12</text:p>
          </table:table-cell>
          <table:table-cell office:value-type="float" office:value="5.9952890872955" calcext:value-type="float">
            <text:p>5,9952890872955</text:p>
          </table:table-cell>
          <table:table-cell office:value-type="float" office:value="3.4284874796867" calcext:value-type="float">
            <text:p>3,4284874796867</text:p>
          </table:table-cell>
          <table:table-cell office:value-type="float" office:value="-73.568168719103" calcext:value-type="float">
            <text:p>-73,5681687191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23</text:p>
          </table:table-cell>
          <table:table-cell office:value-type="float" office:value="8.8947916030884" calcext:value-type="float">
            <text:p>8,8947916030884</text:p>
          </table:table-cell>
          <table:table-cell office:value-type="float" office:value="2.849015891552" calcext:value-type="float">
            <text:p>2,849015891552</text:p>
          </table:table-cell>
          <table:table-cell office:value-type="float" office:value="-76.02151184325" calcext:value-type="float">
            <text:p>-76,0215118432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34</text:p>
          </table:table-cell>
          <table:table-cell office:value-type="float" office:value="-0.11950409971178" calcext:value-type="float">
            <text:p>-0,11950409971178</text:p>
          </table:table-cell>
          <table:table-cell office:value-type="float" office:value="4.493995308876" calcext:value-type="float">
            <text:p>4,493995308876</text:p>
          </table:table-cell>
          <table:table-cell office:value-type="float" office:value="-64.207040580215" calcext:value-type="float">
            <text:p>-64,20704058021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45</text:p>
          </table:table-cell>
          <table:table-cell office:value-type="float" office:value="1.6042582690716" calcext:value-type="float">
            <text:p>1,6042582690716</text:p>
          </table:table-cell>
          <table:table-cell office:value-type="float" office:value="5.387544631958" calcext:value-type="float">
            <text:p>5,387544631958</text:p>
          </table:table-cell>
          <table:table-cell office:value-type="float" office:value="-138.03777876933" calcext:value-type="float">
            <text:p>-138,037778769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56</text:p>
          </table:table-cell>
          <table:table-cell office:value-type="float" office:value="2.8994756937027" calcext:value-type="float">
            <text:p>2,8994756937027</text:p>
          </table:table-cell>
          <table:table-cell office:value-type="float" office:value="3.6755248904228" calcext:value-type="float">
            <text:p>3,6755248904228</text:p>
          </table:table-cell>
          <table:table-cell office:value-type="float" office:value="33.18085260452" calcext:value-type="float">
            <text:p>33,1808526045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67</text:p>
          </table:table-cell>
          <table:table-cell office:value-type="float" office:value="3.38996976614" calcext:value-type="float">
            <text:p>3,38996976614</text:p>
          </table:table-cell>
          <table:table-cell office:value-type="float" office:value="3.995047211647" calcext:value-type="float">
            <text:p>3,995047211647</text:p>
          </table:table-cell>
          <table:table-cell office:value-type="float" office:value="-62.577576394294" calcext:value-type="float">
            <text:p>-62,57757639429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78</text:p>
          </table:table-cell>
          <table:table-cell office:value-type="float" office:value="4.3371644616127" calcext:value-type="float">
            <text:p>4,3371644616127</text:p>
          </table:table-cell>
          <table:table-cell office:value-type="float" office:value="5.1104199886322" calcext:value-type="float">
            <text:p>5,1104199886322</text:p>
          </table:table-cell>
          <table:table-cell office:value-type="float" office:value="-37.649812592063" calcext:value-type="float">
            <text:p>-37,6498125920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89</text:p>
          </table:table-cell>
          <table:table-cell office:value-type="float" office:value="7.1238189935684" calcext:value-type="float">
            <text:p>7,1238189935684</text:p>
          </table:table-cell>
          <table:table-cell office:value-type="float" office:value="5.6982165575027" calcext:value-type="float">
            <text:p>5,6982165575027</text:p>
          </table:table-cell>
          <table:table-cell office:value-type="float" office:value="-162.26336758608" calcext:value-type="float">
            <text:p>-162,2633675860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00</text:p>
          </table:table-cell>
          <table:table-cell office:value-type="float" office:value="9.0174102783203" calcext:value-type="float">
            <text:p>9,0174102783203</text:p>
          </table:table-cell>
          <table:table-cell office:value-type="float" office:value="5.2865219116211" calcext:value-type="float">
            <text:p>5,2865219116211</text:p>
          </table:table-cell>
          <table:table-cell office:value-type="float" office:value="-142.59333823137" calcext:value-type="float">
            <text:p>-142,593338231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11</text:p>
          </table:table-cell>
          <table:table-cell office:value-type="float" office:value="-1.1470868438482" calcext:value-type="float">
            <text:p>-1,1470868438482</text:p>
          </table:table-cell>
          <table:table-cell office:value-type="float" office:value="6.9140964746475" calcext:value-type="float">
            <text:p>6,9140964746475</text:p>
          </table:table-cell>
          <table:table-cell office:value-type="float" office:value="-70.887155593581" calcext:value-type="float">
            <text:p>-70,8871555935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22</text:p>
          </table:table-cell>
          <table:table-cell office:value-type="float" office:value="0.2437612041831" calcext:value-type="float">
            <text:p>0,2437612041831</text:p>
          </table:table-cell>
          <table:table-cell office:value-type="float" office:value="5.3748792409897" calcext:value-type="float">
            <text:p>5,3748792409897</text:p>
          </table:table-cell>
          <table:table-cell office:value-type="float" office:value="48.379106506421" calcext:value-type="float">
            <text:p>48,3791065064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33</text:p>
          </table:table-cell>
          <table:table-cell office:value-type="float" office:value="1.7826518416405" calcext:value-type="float">
            <text:p>1,7826518416405</text:p>
          </table:table-cell>
          <table:table-cell office:value-type="float" office:value="6.2752729654312" calcext:value-type="float">
            <text:p>6,2752729654312</text:p>
          </table:table-cell>
          <table:table-cell office:value-type="float" office:value="5.130840762026" calcext:value-type="float">
            <text:p>5,1308407620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44</text:p>
          </table:table-cell>
          <table:table-cell office:value-type="float" office:value="3.6440926790237" calcext:value-type="float">
            <text:p>3,6440926790237</text:p>
          </table:table-cell>
          <table:table-cell office:value-type="float" office:value="5.1740354299545" calcext:value-type="float">
            <text:p>5,1740354299545</text:p>
          </table:table-cell>
          <table:table-cell office:value-type="float" office:value="79.834191662491" calcext:value-type="float">
            <text:p>79,8341916624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55</text:p>
          </table:table-cell>
          <table:table-cell office:value-type="float" office:value="5.7920640707016" calcext:value-type="float">
            <text:p>5,7920640707016</text:p>
          </table:table-cell>
          <table:table-cell office:value-type="float" office:value="7.1297061443329" calcext:value-type="float">
            <text:p>7,1297061443329</text:p>
          </table:table-cell>
          <table:table-cell office:value-type="float" office:value="-131.33388264164" calcext:value-type="float">
            <text:p>-131,3338826416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66</text:p>
          </table:table-cell>
          <table:table-cell office:value-type="float" office:value="5.8071309328079" calcext:value-type="float">
            <text:p>5,8071309328079</text:p>
          </table:table-cell>
          <table:table-cell office:value-type="float" office:value="6.3413399457932" calcext:value-type="float">
            <text:p>6,3413399457932</text:p>
          </table:table-cell>
          <table:table-cell office:value-type="float" office:value="-21.080980634993" calcext:value-type="float">
            <text:p>-21,0809806349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77</text:p>
          </table:table-cell>
          <table:table-cell office:value-type="float" office:value="7.3631417751312" calcext:value-type="float">
            <text:p>7,3631417751312</text:p>
          </table:table-cell>
          <table:table-cell office:value-type="float" office:value="6.164636015892" calcext:value-type="float">
            <text:p>6,164636015892</text:p>
          </table:table-cell>
          <table:table-cell office:value-type="float" office:value="-69.161664908099" calcext:value-type="float">
            <text:p>-69,16166490809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88</text:p>
          </table:table-cell>
          <table:table-cell office:value-type="float" office:value="-1.1334905773401" calcext:value-type="float">
            <text:p>-1,1334905773401</text:p>
          </table:table-cell>
          <table:table-cell office:value-type="float" office:value="7.7789860963821" calcext:value-type="float">
            <text:p>7,7789860963821</text:p>
          </table:table-cell>
          <table:table-cell office:value-type="float" office:value="-2.479663794967" calcext:value-type="float">
            <text:p>-2,4796637949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99</text:p>
          </table:table-cell>
          <table:table-cell office:value-type="float" office:value="1.8374335765839" calcext:value-type="float">
            <text:p>1,8374335765839</text:p>
          </table:table-cell>
          <table:table-cell office:value-type="float" office:value="7.245477437973" calcext:value-type="float">
            <text:p>7,245477437973</text:p>
          </table:table-cell>
          <table:table-cell office:value-type="float" office:value="-102.99671683342" calcext:value-type="float">
            <text:p>-102,996716833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10</text:p>
          </table:table-cell>
          <table:table-cell office:value-type="float" office:value="2.7434602379799" calcext:value-type="float">
            <text:p>2,7434602379799</text:p>
          </table:table-cell>
          <table:table-cell office:value-type="float" office:value="6.8113350868225" calcext:value-type="float">
            <text:p>6,8113350868225</text:p>
          </table:table-cell>
          <table:table-cell office:value-type="float" office:value="118.92389947442" calcext:value-type="float">
            <text:p>118,923899474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21</text:p>
          </table:table-cell>
          <table:table-cell office:value-type="float" office:value="3.2779440283775" calcext:value-type="float">
            <text:p>3,2779440283775</text:p>
          </table:table-cell>
          <table:table-cell office:value-type="float" office:value="8.0834275484085" calcext:value-type="float">
            <text:p>8,0834275484085</text:p>
          </table:table-cell>
          <table:table-cell office:value-type="float" office:value="-46.455641461026" calcext:value-type="float">
            <text:p>-46,4556414610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32</text:p>
          </table:table-cell>
          <table:table-cell office:value-type="float" office:value="4.6823081374168" calcext:value-type="float">
            <text:p>4,6823081374168</text:p>
          </table:table-cell>
          <table:table-cell office:value-type="float" office:value="7.5239849090576" calcext:value-type="float">
            <text:p>7,5239849090576</text:p>
          </table:table-cell>
          <table:table-cell office:value-type="float" office:value="-30.116874700899" calcext:value-type="float">
            <text:p>-30,11687470089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43</text:p>
          </table:table-cell>
          <table:table-cell office:value-type="float" office:value="5.9210723638535" calcext:value-type="float">
            <text:p>5,9210723638535</text:p>
          </table:table-cell>
          <table:table-cell office:value-type="float" office:value="7.9142755270004" calcext:value-type="float">
            <text:p>7,9142755270004</text:p>
          </table:table-cell>
          <table:table-cell office:value-type="float" office:value="-48.862057886306" calcext:value-type="float">
            <text:p>-48,862057886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54</text:p>
          </table:table-cell>
          <table:table-cell office:value-type="float" office:value="7.5015234947205" calcext:value-type="float">
            <text:p>7,5015234947205</text:p>
          </table:table-cell>
          <table:table-cell office:value-type="float" office:value="6.9299685955048" calcext:value-type="float">
            <text:p>6,9299685955048</text:p>
          </table:table-cell>
          <table:table-cell office:value-type="float" office:value="43.709021844682" calcext:value-type="float">
            <text:p>43,7090218446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65</text:p>
          </table:table-cell>
          <table:table-cell office:value-type="float" office:value="0.16912825405598" calcext:value-type="float">
            <text:p>0,16912825405598</text:p>
          </table:table-cell>
          <table:table-cell office:value-type="float" office:value="8.9843589067459" calcext:value-type="float">
            <text:p>8,9843589067459</text:p>
          </table:table-cell>
          <table:table-cell office:value-type="float" office:value="-54.527153255074" calcext:value-type="float">
            <text:p>-54,5271532550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76</text:p>
          </table:table-cell>
          <table:table-cell office:value-type="float" office:value="0.87981387972832" calcext:value-type="float">
            <text:p>0,87981387972832</text:p>
          </table:table-cell>
          <table:table-cell office:value-type="float" office:value="9.1222459077835" calcext:value-type="float">
            <text:p>9,1222459077835</text:p>
          </table:table-cell>
          <table:table-cell office:value-type="float" office:value="83.85202459469" calcext:value-type="float">
            <text:p>83,8520245946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87</text:p>
          </table:table-cell>
          <table:table-cell office:value-type="float" office:value="1.8058018386364" calcext:value-type="float">
            <text:p>1,8058018386364</text:p>
          </table:table-cell>
          <table:table-cell office:value-type="float" office:value="8.5973882675171" calcext:value-type="float">
            <text:p>8,5973882675171</text:p>
          </table:table-cell>
          <table:table-cell office:value-type="float" office:value="33.654807479518" calcext:value-type="float">
            <text:p>33,6548074795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98</text:p>
          </table:table-cell>
          <table:table-cell office:value-type="float" office:value="2.9094046354294" calcext:value-type="float">
            <text:p>2,9094046354294</text:p>
          </table:table-cell>
          <table:table-cell office:value-type="float" office:value="9.4810152053833" calcext:value-type="float">
            <text:p>9,4810152053833</text:p>
          </table:table-cell>
          <table:table-cell office:value-type="float" office:value="-31.072038374129" calcext:value-type="float">
            <text:p>-31,0720383741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09</text:p>
          </table:table-cell>
          <table:table-cell office:value-type="float" office:value="4.2305344343185" calcext:value-type="float">
            <text:p>4,2305344343185</text:p>
          </table:table-cell>
          <table:table-cell office:value-type="float" office:value="9.422248005867" calcext:value-type="float">
            <text:p>9,422248005867</text:p>
          </table:table-cell>
          <table:table-cell office:value-type="float" office:value="-25.220225381244" calcext:value-type="float">
            <text:p>-25,2202253812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20</text:p>
          </table:table-cell>
          <table:table-cell office:value-type="float" office:value="7.6894396543503" calcext:value-type="float">
            <text:p>7,6894396543503</text:p>
          </table:table-cell>
          <table:table-cell office:value-type="float" office:value="9.0110242366791" calcext:value-type="float">
            <text:p>9,0110242366791</text:p>
          </table:table-cell>
          <table:table-cell office:value-type="float" office:value="64.82842469671" calcext:value-type="float">
            <text:p>64,828424696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31</text:p>
          </table:table-cell>
          <table:table-cell office:value-type="float" office:value="8.1428593397141" calcext:value-type="float">
            <text:p>8,1428593397141</text:p>
          </table:table-cell>
          <table:table-cell office:value-type="float" office:value="8.3161753416061" calcext:value-type="float">
            <text:p>8,3161753416061</text:p>
          </table:table-cell>
          <table:table-cell office:value-type="float" office:value="69.261948773815" calcext:value-type="float">
            <text:p>69,2619487738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42</text:p>
          </table:table-cell>
          <table:table-cell office:value-type="float" office:value="-1.0325924307108" calcext:value-type="float">
            <text:p>-1,0325924307108</text:p>
          </table:table-cell>
          <table:table-cell office:value-type="float" office:value="10.130529403687" calcext:value-type="float">
            <text:p>10,130529403687</text:p>
          </table:table-cell>
          <table:table-cell office:value-type="float" office:value="30.175555283856" calcext:value-type="float">
            <text:p>30,1755552838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53</text:p>
          </table:table-cell>
          <table:table-cell office:value-type="float" office:value="0.89629165828228" calcext:value-type="float">
            <text:p>0,89629165828228</text:p>
          </table:table-cell>
          <table:table-cell office:value-type="float" office:value="10.525963306427" calcext:value-type="float">
            <text:p>10,525963306427</text:p>
          </table:table-cell>
          <table:table-cell office:value-type="float" office:value="-111.06212959168" calcext:value-type="float">
            <text:p>-111,0621295916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</text:p>
          </table:table-cell>
          <table:table-cell office:value-type="float" office:value="0.13318466953933" calcext:value-type="float">
            <text:p>0,13318466953933</text:p>
          </table:table-cell>
          <table:table-cell office:value-type="float" office:value="-0.068551758304238" calcext:value-type="float">
            <text:p>-0,068551758304238</text:p>
          </table:table-cell>
          <table:table-cell office:value-type="float" office:value="168.23561176373" calcext:value-type="float">
            <text:p>168,2356117637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14</text:p>
          </table:table-cell>
          <table:table-cell office:value-type="float" office:value="-0.010481388308108" calcext:value-type="float">
            <text:p>-0,010481388308108</text:p>
          </table:table-cell>
          <table:table-cell office:value-type="float" office:value="-0.58502215892076" calcext:value-type="float">
            <text:p>-0,58502215892076</text:p>
          </table:table-cell>
          <table:table-cell office:value-type="float" office:value="62.975718716907" calcext:value-type="float">
            <text:p>62,97571871690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25</text:p>
          </table:table-cell>
          <table:table-cell office:value-type="float" office:value="1.3308817148209" calcext:value-type="float">
            <text:p>1,3308817148209</text:p>
          </table:table-cell>
          <table:table-cell office:value-type="float" office:value="-0.58501709252596" calcext:value-type="float">
            <text:p>-0,58501709252596</text:p>
          </table:table-cell>
          <table:table-cell office:value-type="float" office:value="20.851074320496" calcext:value-type="float">
            <text:p>20,8510743204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36</text:p>
          </table:table-cell>
          <table:table-cell office:value-type="float" office:value="2.6336804032326" calcext:value-type="float">
            <text:p>2,6336804032326</text:p>
          </table:table-cell>
          <table:table-cell office:value-type="float" office:value="-0.49055874347687" calcext:value-type="float">
            <text:p>-0,49055874347687</text:p>
          </table:table-cell>
          <table:table-cell office:value-type="float" office:value="73.671883078897" calcext:value-type="float">
            <text:p>73,6718830788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47</text:p>
          </table:table-cell>
          <table:table-cell office:value-type="float" office:value="6.0523277521133" calcext:value-type="float">
            <text:p>6,0523277521133</text:p>
          </table:table-cell>
          <table:table-cell office:value-type="float" office:value="0.76469324529171" calcext:value-type="float">
            <text:p>0,76469324529171</text:p>
          </table:table-cell>
          <table:table-cell office:value-type="float" office:value="-179.00766384829" calcext:value-type="float">
            <text:p>-179,0076638482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58</text:p>
          </table:table-cell>
          <table:table-cell office:value-type="float" office:value="5.5040466785431" calcext:value-type="float">
            <text:p>5,5040466785431</text:p>
          </table:table-cell>
          <table:table-cell office:value-type="float" office:value="-0.01340992283076" calcext:value-type="float">
            <text:p>-0,01340992283076</text:p>
          </table:table-cell>
          <table:table-cell office:value-type="float" office:value="6.5511357822236" calcext:value-type="float">
            <text:p>6,551135782223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69</text:p>
          </table:table-cell>
          <table:table-cell office:value-type="float" office:value="8.5976552963257" calcext:value-type="float">
            <text:p>8,5976552963257</text:p>
          </table:table-cell>
          <table:table-cell office:value-type="float" office:value="-0.33451087772846" calcext:value-type="float">
            <text:p>-0,33451087772846</text:p>
          </table:table-cell>
          <table:table-cell office:value-type="float" office:value="171.14620147997" calcext:value-type="float">
            <text:p>171,146201479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80</text:p>
          </table:table-cell>
          <table:table-cell office:value-type="float" office:value="-0.15159564092755" calcext:value-type="float">
            <text:p>-0,15159564092755</text:p>
          </table:table-cell>
          <table:table-cell office:value-type="float" office:value="1.759984344244" calcext:value-type="float">
            <text:p>1,759984344244</text:p>
          </table:table-cell>
          <table:table-cell office:value-type="float" office:value="-61.474214693543" calcext:value-type="float">
            <text:p>-61,47421469354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91</text:p>
          </table:table-cell>
          <table:table-cell office:value-type="float" office:value="1.8815214931965" calcext:value-type="float">
            <text:p>1,8815214931965</text:p>
          </table:table-cell>
          <table:table-cell office:value-type="float" office:value="0.66569335758686" calcext:value-type="float">
            <text:p>0,66569335758686</text:p>
          </table:table-cell>
          <table:table-cell office:value-type="float" office:value="-153.3421558939" calcext:value-type="float">
            <text:p>-153,34215589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02</text:p>
          </table:table-cell>
          <table:table-cell office:value-type="float" office:value="1.4376659691334" calcext:value-type="float">
            <text:p>1,4376659691334</text:p>
          </table:table-cell>
          <table:table-cell office:value-type="float" office:value="2.7190512418747" calcext:value-type="float">
            <text:p>2,7190512418747</text:p>
          </table:table-cell>
          <table:table-cell office:value-type="float" office:value="-71.033211270715" calcext:value-type="float">
            <text:p>-71,0332112707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13</text:p>
          </table:table-cell>
          <table:table-cell office:value-type="float" office:value="2.210942953825" calcext:value-type="float">
            <text:p>2,210942953825</text:p>
          </table:table-cell>
          <table:table-cell office:value-type="float" office:value="1.503482311964" calcext:value-type="float">
            <text:p>1,503482311964</text:p>
          </table:table-cell>
          <table:table-cell office:value-type="float" office:value="-0.15333096888272" calcext:value-type="float">
            <text:p>-0,153330968882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24</text:p>
          </table:table-cell>
          <table:table-cell office:value-type="float" office:value="5.2744591236115" calcext:value-type="float">
            <text:p>5,2744591236115</text:p>
          </table:table-cell>
          <table:table-cell office:value-type="float" office:value="1.5084818005562" calcext:value-type="float">
            <text:p>1,5084818005562</text:p>
          </table:table-cell>
          <table:table-cell office:value-type="float" office:value="110.21341032283" calcext:value-type="float">
            <text:p>110,2134103228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35</text:p>
          </table:table-cell>
          <table:table-cell office:value-type="float" office:value="6.3734400272369" calcext:value-type="float">
            <text:p>6,3734400272369</text:p>
          </table:table-cell>
          <table:table-cell office:value-type="float" office:value="2.8147450089455" calcext:value-type="float">
            <text:p>2,8147450089455</text:p>
          </table:table-cell>
          <table:table-cell office:value-type="float" office:value="-50.244246318841" calcext:value-type="float">
            <text:p>-50,2442463188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46</text:p>
          </table:table-cell>
          <table:table-cell office:value-type="float" office:value="8.9244556427002" calcext:value-type="float">
            <text:p>8,9244556427002</text:p>
          </table:table-cell>
          <table:table-cell office:value-type="float" office:value="1.4233066141605" calcext:value-type="float">
            <text:p>1,4233066141605</text:p>
          </table:table-cell>
          <table:table-cell office:value-type="float" office:value="113.91036221935" calcext:value-type="float">
            <text:p>113,9103622193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57</text:p>
          </table:table-cell>
          <table:table-cell office:value-type="float" office:value="-0.56402821093798" calcext:value-type="float">
            <text:p>-0,56402821093798</text:p>
          </table:table-cell>
          <table:table-cell office:value-type="float" office:value="2.6445728540421" calcext:value-type="float">
            <text:p>2,6445728540421</text:p>
          </table:table-cell>
          <table:table-cell office:value-type="float" office:value="96.684717069006" calcext:value-type="float">
            <text:p>96,68471706900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68</text:p>
          </table:table-cell>
          <table:table-cell office:value-type="float" office:value="0.40614049881697" calcext:value-type="float">
            <text:p>0,40614049881697</text:p>
          </table:table-cell>
          <table:table-cell office:value-type="float" office:value="1.8631082773209" calcext:value-type="float">
            <text:p>1,8631082773209</text:p>
          </table:table-cell>
          <table:table-cell office:value-type="float" office:value="10.952832117961" calcext:value-type="float">
            <text:p>10,9528321179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79</text:p>
          </table:table-cell>
          <table:table-cell office:value-type="float" office:value="3.0108335614204" calcext:value-type="float">
            <text:p>3,0108335614204</text:p>
          </table:table-cell>
          <table:table-cell office:value-type="float" office:value="2.6170438528061" calcext:value-type="float">
            <text:p>2,6170438528061</text:p>
          </table:table-cell>
          <table:table-cell office:value-type="float" office:value="-12.772003651425" calcext:value-type="float">
            <text:p>-12,77200365142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90</text:p>
          </table:table-cell>
          <table:table-cell office:value-type="float" office:value="3.4736815094948" calcext:value-type="float">
            <text:p>3,4736815094948</text:p>
          </table:table-cell>
          <table:table-cell office:value-type="float" office:value="3.1316712498665" calcext:value-type="float">
            <text:p>3,1316712498665</text:p>
          </table:table-cell>
          <table:table-cell office:value-type="float" office:value="-138.48208925527" calcext:value-type="float">
            <text:p>-138,4820892552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01</text:p>
          </table:table-cell>
          <table:table-cell office:value-type="float" office:value="5.4676276445389" calcext:value-type="float">
            <text:p>5,4676276445389</text:p>
          </table:table-cell>
          <table:table-cell office:value-type="float" office:value="3.158575296402" calcext:value-type="float">
            <text:p>3,158575296402</text:p>
          </table:table-cell>
          <table:table-cell office:value-type="float" office:value="-124.92439397581" calcext:value-type="float">
            <text:p>-124,9243939758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12</text:p>
          </table:table-cell>
          <table:table-cell office:value-type="float" office:value="6.0669386386871" calcext:value-type="float">
            <text:p>6,0669386386871</text:p>
          </table:table-cell>
          <table:table-cell office:value-type="float" office:value="3.73191177845" calcext:value-type="float">
            <text:p>3,73191177845</text:p>
          </table:table-cell>
          <table:table-cell office:value-type="float" office:value="-110.42486406436" calcext:value-type="float">
            <text:p>-110,424864064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23</text:p>
          </table:table-cell>
          <table:table-cell office:value-type="float" office:value="8.799130320549" calcext:value-type="float">
            <text:p>8,799130320549</text:p>
          </table:table-cell>
          <table:table-cell office:value-type="float" office:value="3.2349315285683" calcext:value-type="float">
            <text:p>3,2349315285683</text:p>
          </table:table-cell>
          <table:table-cell office:value-type="float" office:value="-75.980004231641" calcext:value-type="float">
            <text:p>-75,98000423164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34</text:p>
          </table:table-cell>
          <table:table-cell office:value-type="float" office:value="-0.2053364738822" calcext:value-type="float">
            <text:p>-0,2053364738822</text:p>
          </table:table-cell>
          <table:table-cell office:value-type="float" office:value="4.8085808753967" calcext:value-type="float">
            <text:p>4,8085808753967</text:p>
          </table:table-cell>
          <table:table-cell office:value-type="float" office:value="-92.65513708637" calcext:value-type="float">
            <text:p>-92,6551370863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45</text:p>
          </table:table-cell>
          <table:table-cell office:value-type="float" office:value="1.5457773208618" calcext:value-type="float">
            <text:p>1,5457773208618</text:p>
          </table:table-cell>
          <table:table-cell office:value-type="float" office:value="5.6200468540192" calcext:value-type="float">
            <text:p>5,6200468540192</text:p>
          </table:table-cell>
          <table:table-cell office:value-type="float" office:value="-62.945144950964" calcext:value-type="float">
            <text:p>-62,94514495096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56</text:p>
          </table:table-cell>
          <table:table-cell office:value-type="float" office:value="2.6137220859528" calcext:value-type="float">
            <text:p>2,6137220859528</text:p>
          </table:table-cell>
          <table:table-cell office:value-type="float" office:value="3.7945678830147" calcext:value-type="float">
            <text:p>3,7945678830147</text:p>
          </table:table-cell>
          <table:table-cell office:value-type="float" office:value="-18.088081270266" calcext:value-type="float">
            <text:p>-18,08808127026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67</text:p>
          </table:table-cell>
          <table:table-cell office:value-type="float" office:value="3.5330763459206" calcext:value-type="float">
            <text:p>3,5330763459206</text:p>
          </table:table-cell>
          <table:table-cell office:value-type="float" office:value="4.2716985940933" calcext:value-type="float">
            <text:p>4,2716985940933</text:p>
          </table:table-cell>
          <table:table-cell office:value-type="float" office:value="-112.67486499373" calcext:value-type="float">
            <text:p>-112,6748649937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78</text:p>
          </table:table-cell>
          <table:table-cell office:value-type="float" office:value="4.0887346863747" calcext:value-type="float">
            <text:p>4,0887346863747</text:p>
          </table:table-cell>
          <table:table-cell office:value-type="float" office:value="5.1617681980133" calcext:value-type="float">
            <text:p>5,1617681980133</text:p>
          </table:table-cell>
          <table:table-cell office:value-type="float" office:value="11.701533179374" calcext:value-type="float">
            <text:p>11,70153317937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89</text:p>
          </table:table-cell>
          <table:table-cell office:value-type="float" office:value="7.2210681438446" calcext:value-type="float">
            <text:p>7,2210681438446</text:p>
          </table:table-cell>
          <table:table-cell office:value-type="float" office:value="5.4987692832947" calcext:value-type="float">
            <text:p>5,4987692832947</text:p>
          </table:table-cell>
          <table:table-cell office:value-type="float" office:value="107.17296068835" calcext:value-type="float">
            <text:p>107,1729606883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00</text:p>
          </table:table-cell>
          <table:table-cell office:value-type="float" office:value="9.268604516983" calcext:value-type="float">
            <text:p>9,268604516983</text:p>
          </table:table-cell>
          <table:table-cell office:value-type="float" office:value="5.3565472364426" calcext:value-type="float">
            <text:p>5,3565472364426</text:p>
          </table:table-cell>
          <table:table-cell office:value-type="float" office:value="-163.22457562586" calcext:value-type="float">
            <text:p>-163,224575625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11</text:p>
          </table:table-cell>
          <table:table-cell office:value-type="float" office:value="-1.2157549709082" calcext:value-type="float">
            <text:p>-1,2157549709082</text:p>
          </table:table-cell>
          <table:table-cell office:value-type="float" office:value="7.2127038240433" calcext:value-type="float">
            <text:p>7,2127038240433</text:p>
          </table:table-cell>
          <table:table-cell office:value-type="float" office:value="-70.012277098978" calcext:value-type="float">
            <text:p>-70,01227709897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22</text:p>
          </table:table-cell>
          <table:table-cell office:value-type="float" office:value="0.050320927985013" calcext:value-type="float">
            <text:p>0,050320927985013</text:p>
          </table:table-cell>
          <table:table-cell office:value-type="float" office:value="5.190064907074" calcext:value-type="float">
            <text:p>5,190064907074</text:p>
          </table:table-cell>
          <table:table-cell office:value-type="float" office:value="29.494250276286" calcext:value-type="float">
            <text:p>29,49425027628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33</text:p>
          </table:table-cell>
          <table:table-cell office:value-type="float" office:value="1.5034887194633" calcext:value-type="float">
            <text:p>1,5034887194633</text:p>
          </table:table-cell>
          <table:table-cell office:value-type="float" office:value="6.1906945705414" calcext:value-type="float">
            <text:p>6,1906945705414</text:p>
          </table:table-cell>
          <table:table-cell office:value-type="float" office:value="5.8917450202498" calcext:value-type="float">
            <text:p>5,891745020249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44</text:p>
          </table:table-cell>
          <table:table-cell office:value-type="float" office:value="3.5149449110031" calcext:value-type="float">
            <text:p>3,5149449110031</text:p>
          </table:table-cell>
          <table:table-cell office:value-type="float" office:value="5.0054621696472" calcext:value-type="float">
            <text:p>5,0054621696472</text:p>
          </table:table-cell>
          <table:table-cell office:value-type="float" office:value="33.958778639508" calcext:value-type="float">
            <text:p>33,95877863950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55</text:p>
          </table:table-cell>
          <table:table-cell office:value-type="float" office:value="6.0177630186081" calcext:value-type="float">
            <text:p>6,0177630186081</text:p>
          </table:table-cell>
          <table:table-cell office:value-type="float" office:value="7.2964972257614" calcext:value-type="float">
            <text:p>7,2964972257614</text:p>
          </table:table-cell>
          <table:table-cell office:value-type="float" office:value="-146.27826289766" calcext:value-type="float">
            <text:p>-146,2782628976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66</text:p>
          </table:table-cell>
          <table:table-cell office:value-type="float" office:value="5.4739892482758" calcext:value-type="float">
            <text:p>5,4739892482758</text:p>
          </table:table-cell>
          <table:table-cell office:value-type="float" office:value="6.492418050766" calcext:value-type="float">
            <text:p>6,492418050766</text:p>
          </table:table-cell>
          <table:table-cell office:value-type="float" office:value="-25.596990327167" calcext:value-type="float">
            <text:p>-25,5969903271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77</text:p>
          </table:table-cell>
          <table:table-cell office:value-type="float" office:value="7.557275891304" calcext:value-type="float">
            <text:p>7,557275891304</text:p>
          </table:table-cell>
          <table:table-cell office:value-type="float" office:value="6.2726843357086" calcext:value-type="float">
            <text:p>6,2726843357086</text:p>
          </table:table-cell>
          <table:table-cell office:value-type="float" office:value="-159.90029019155" calcext:value-type="float">
            <text:p>-159,9002901915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88</text:p>
          </table:table-cell>
          <table:table-cell office:value-type="float" office:value="-1.4801867306232" calcext:value-type="float">
            <text:p>-1,4801867306232</text:p>
          </table:table-cell>
          <table:table-cell office:value-type="float" office:value="7.7138012647629" calcext:value-type="float">
            <text:p>7,7138012647629</text:p>
          </table:table-cell>
          <table:table-cell office:value-type="float" office:value="14.733661132254" calcext:value-type="float">
            <text:p>14,73366113225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99</text:p>
          </table:table-cell>
          <table:table-cell office:value-type="float" office:value="1.7841503024101" calcext:value-type="float">
            <text:p>1,7841503024101</text:p>
          </table:table-cell>
          <table:table-cell office:value-type="float" office:value="7.5637924671173" calcext:value-type="float">
            <text:p>7,5637924671173</text:p>
          </table:table-cell>
          <table:table-cell office:value-type="float" office:value="-81.769154329968" calcext:value-type="float">
            <text:p>-81,7691543299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10</text:p>
          </table:table-cell>
          <table:table-cell office:value-type="float" office:value="2.861493229866" calcext:value-type="float">
            <text:p>2,861493229866</text:p>
          </table:table-cell>
          <table:table-cell office:value-type="float" office:value="6.6979151964188" calcext:value-type="float">
            <text:p>6,6979151964188</text:p>
          </table:table-cell>
          <table:table-cell office:value-type="float" office:value="135.26625390265" calcext:value-type="float">
            <text:p>135,266253902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21</text:p>
          </table:table-cell>
          <table:table-cell office:value-type="float" office:value="3.1094095110893" calcext:value-type="float">
            <text:p>3,1094095110893</text:p>
          </table:table-cell>
          <table:table-cell office:value-type="float" office:value="8.3211451768875" calcext:value-type="float">
            <text:p>8,3211451768875</text:p>
          </table:table-cell>
          <table:table-cell office:value-type="float" office:value="-56.477525811286" calcext:value-type="float">
            <text:p>-56,4775258112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32</text:p>
          </table:table-cell>
          <table:table-cell office:value-type="float" office:value="4.4149008393288" calcext:value-type="float">
            <text:p>4,4149008393288</text:p>
          </table:table-cell>
          <table:table-cell office:value-type="float" office:value="7.7678918838501" calcext:value-type="float">
            <text:p>7,7678918838501</text:p>
          </table:table-cell>
          <table:table-cell office:value-type="float" office:value="-45.348965438308" calcext:value-type="float">
            <text:p>-45,34896543830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43</text:p>
          </table:table-cell>
          <table:table-cell office:value-type="float" office:value="5.7667249441147" calcext:value-type="float">
            <text:p>5,7667249441147</text:p>
          </table:table-cell>
          <table:table-cell office:value-type="float" office:value="8.1797802448273" calcext:value-type="float">
            <text:p>8,1797802448273</text:p>
          </table:table-cell>
          <table:table-cell office:value-type="float" office:value="-62.538030041251" calcext:value-type="float">
            <text:p>-62,5380300412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54</text:p>
          </table:table-cell>
          <table:table-cell office:value-type="float" office:value="7.5217425823212" calcext:value-type="float">
            <text:p>7,5217425823212</text:p>
          </table:table-cell>
          <table:table-cell office:value-type="float" office:value="6.7329585552216" calcext:value-type="float">
            <text:p>6,7329585552216</text:p>
          </table:table-cell>
          <table:table-cell office:value-type="float" office:value="106.09234822024" calcext:value-type="float">
            <text:p>106,0923482202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65</text:p>
          </table:table-cell>
          <table:table-cell office:value-type="float" office:value="-0.074021825566888" calcext:value-type="float">
            <text:p>-0,074021825566888</text:p>
          </table:table-cell>
          <table:table-cell office:value-type="float" office:value="8.9961814880371" calcext:value-type="float">
            <text:p>8,9961814880371</text:p>
          </table:table-cell>
          <table:table-cell office:value-type="float" office:value="4.2287122197212" calcext:value-type="float">
            <text:p>4,22871221972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76</text:p>
          </table:table-cell>
          <table:table-cell office:value-type="float" office:value="0.83682805299759" calcext:value-type="float">
            <text:p>0,83682805299759</text:p>
          </table:table-cell>
          <table:table-cell office:value-type="float" office:value="8.7269896268845" calcext:value-type="float">
            <text:p>8,7269896268845</text:p>
          </table:table-cell>
          <table:table-cell office:value-type="float" office:value="83.831345959074" calcext:value-type="float">
            <text:p>83,83134595907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87</text:p>
          </table:table-cell>
          <table:table-cell office:value-type="float" office:value="1.6071133315563" calcext:value-type="float">
            <text:p>1,6071133315563</text:p>
          </table:table-cell>
          <table:table-cell office:value-type="float" office:value="8.38294506073" calcext:value-type="float">
            <text:p>8,38294506073</text:p>
          </table:table-cell>
          <table:table-cell office:value-type="float" office:value="53.591257068002" calcext:value-type="float">
            <text:p>53,5912570680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98</text:p>
          </table:table-cell>
          <table:table-cell office:value-type="float" office:value="2.6311466097832" calcext:value-type="float">
            <text:p>2,6311466097832</text:p>
          </table:table-cell>
          <table:table-cell office:value-type="float" office:value="9.6028918027878" calcext:value-type="float">
            <text:p>9,6028918027878</text:p>
          </table:table-cell>
          <table:table-cell office:value-type="float" office:value="-16.441763586299" calcext:value-type="float">
            <text:p>-16,4417635862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09</text:p>
          </table:table-cell>
          <table:table-cell office:value-type="float" office:value="3.9327731728554" calcext:value-type="float">
            <text:p>3,9327731728554</text:p>
          </table:table-cell>
          <table:table-cell office:value-type="float" office:value="9.6314513683319" calcext:value-type="float">
            <text:p>9,6314513683319</text:p>
          </table:table-cell>
          <table:table-cell office:value-type="float" office:value="-39.57532773352" calcext:value-type="float">
            <text:p>-39,575327733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20</text:p>
          </table:table-cell>
          <table:table-cell office:value-type="float" office:value="7.4973183870316" calcext:value-type="float">
            <text:p>7,4973183870316</text:p>
          </table:table-cell>
          <table:table-cell office:value-type="float" office:value="8.6803209781647" calcext:value-type="float">
            <text:p>8,6803209781647</text:p>
          </table:table-cell>
          <table:table-cell office:value-type="float" office:value="58.050875451155" calcext:value-type="float">
            <text:p>58,0508754511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31</text:p>
          </table:table-cell>
          <table:table-cell office:value-type="float" office:value="8.075042963028" calcext:value-type="float">
            <text:p>8,075042963028</text:p>
          </table:table-cell>
          <table:table-cell office:value-type="float" office:value="8.0859506130219" calcext:value-type="float">
            <text:p>8,0859506130219</text:p>
          </table:table-cell>
          <table:table-cell office:value-type="float" office:value="70.878073668024" calcext:value-type="float">
            <text:p>70,878073668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42</text:p>
          </table:table-cell>
          <table:table-cell office:value-type="float" office:value="-1.2053434550762" calcext:value-type="float">
            <text:p>-1,2053434550762</text:p>
          </table:table-cell>
          <table:table-cell office:value-type="float" office:value="9.9577778577805" calcext:value-type="float">
            <text:p>9,9577778577805</text:p>
          </table:table-cell>
          <table:table-cell office:value-type="float" office:value="36.184257003152" calcext:value-type="float">
            <text:p>36,1842570031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53</text:p>
          </table:table-cell>
          <table:table-cell office:value-type="float" office:value="1.037957444787" calcext:value-type="float">
            <text:p>1,037957444787</text:p>
          </table:table-cell>
          <table:table-cell office:value-type="float" office:value="10.89693903923" calcext:value-type="float">
            <text:p>10,89693903923</text:p>
          </table:table-cell>
          <table:table-cell office:value-type="float" office:value="-111.0918833192" calcext:value-type="float">
            <text:p>-111,091883319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</text:p>
          </table:table-cell>
          <table:table-cell office:value-type="float" office:value="0.20940667018294" calcext:value-type="float">
            <text:p>0,20940667018294</text:p>
          </table:table-cell>
          <table:table-cell office:value-type="float" office:value="0.14001244679093" calcext:value-type="float">
            <text:p>0,14001244679093</text:p>
          </table:table-cell>
          <table:table-cell office:value-type="float" office:value="-101.21658425422" calcext:value-type="float">
            <text:p>-101,21658425422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14</text:p>
          </table:table-cell>
          <table:table-cell office:value-type="float" office:value="-0.33045452088118" calcext:value-type="float">
            <text:p>-0,33045452088118</text:p>
          </table:table-cell>
          <table:table-cell office:value-type="float" office:value="-0.58502364903688" calcext:value-type="float">
            <text:p>-0,58502364903688</text:p>
          </table:table-cell>
          <table:table-cell office:value-type="float" office:value="47.542551140876" calcext:value-type="float">
            <text:p>47,54255114087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25</text:p>
          </table:table-cell>
          <table:table-cell office:value-type="float" office:value="0.98383754491806" calcext:value-type="float">
            <text:p>0,98383754491806</text:p>
          </table:table-cell>
          <table:table-cell office:value-type="float" office:value="-0.57227753102779" calcext:value-type="float">
            <text:p>-0,57227753102779</text:p>
          </table:table-cell>
          <table:table-cell office:value-type="float" office:value="3.9158090474499" calcext:value-type="float">
            <text:p>3,91580904744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36</text:p>
          </table:table-cell>
          <table:table-cell office:value-type="float" office:value="2.4999260902405" calcext:value-type="float">
            <text:p>2,4999260902405</text:p>
          </table:table-cell>
          <table:table-cell office:value-type="float" office:value="-0.58503121137619" calcext:value-type="float">
            <text:p>-0,58503121137619</text:p>
          </table:table-cell>
          <table:table-cell office:value-type="float" office:value="78.107935607813" calcext:value-type="float">
            <text:p>78,1079356078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47</text:p>
          </table:table-cell>
          <table:table-cell office:value-type="float" office:value="6.2464809417725" calcext:value-type="float">
            <text:p>6,2464809417725</text:p>
          </table:table-cell>
          <table:table-cell office:value-type="float" office:value="0.59825398027897" calcext:value-type="float">
            <text:p>0,59825398027897</text:p>
          </table:table-cell>
          <table:table-cell office:value-type="float" office:value="132.59456871421" calcext:value-type="float">
            <text:p>132,594568714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58</text:p>
          </table:table-cell>
          <table:table-cell office:value-type="float" office:value="5.3440415859222" calcext:value-type="float">
            <text:p>5,3440415859222</text:p>
          </table:table-cell>
          <table:table-cell office:value-type="float" office:value="-0.062551014125347" calcext:value-type="float">
            <text:p>-0,062551014125347</text:p>
          </table:table-cell>
          <table:table-cell office:value-type="float" office:value="16.597176243545" calcext:value-type="float">
            <text:p>16,59717624354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69</text:p>
          </table:table-cell>
          <table:table-cell office:value-type="float" office:value="8.8563424348831" calcext:value-type="float">
            <text:p>8,8563424348831</text:p>
          </table:table-cell>
          <table:table-cell office:value-type="float" office:value="-0.19409757107496" calcext:value-type="float">
            <text:p>-0,19409757107496</text:p>
          </table:table-cell>
          <table:table-cell office:value-type="float" office:value="-165.97900269138" calcext:value-type="float">
            <text:p>-165,979002691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80</text:p>
          </table:table-cell>
          <table:table-cell office:value-type="float" office:value="-0.35923428833485" calcext:value-type="float">
            <text:p>-0,35923428833485</text:p>
          </table:table-cell>
          <table:table-cell office:value-type="float" office:value="1.6831317543983" calcext:value-type="float">
            <text:p>1,6831317543983</text:p>
          </table:table-cell>
          <table:table-cell office:value-type="float" office:value="29.273441263065" calcext:value-type="float">
            <text:p>29,273441263065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91</text:p>
          </table:table-cell>
          <table:table-cell office:value-type="float" office:value="2.0275604724884" calcext:value-type="float">
            <text:p>2,0275604724884</text:p>
          </table:table-cell>
          <table:table-cell office:value-type="float" office:value="0.86206629872322" calcext:value-type="float">
            <text:p>0,86206629872322</text:p>
          </table:table-cell>
          <table:table-cell office:value-type="float" office:value="-121.56920676019" calcext:value-type="float">
            <text:p>-121,569206760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02</text:p>
          </table:table-cell>
          <table:table-cell office:value-type="float" office:value="1.3906159996986" calcext:value-type="float">
            <text:p>1,3906159996986</text:p>
          </table:table-cell>
          <table:table-cell office:value-type="float" office:value="3.07408452034" calcext:value-type="float">
            <text:p>3,07408452034</text:p>
          </table:table-cell>
          <table:table-cell office:value-type="float" office:value="-88.463086990794" calcext:value-type="float">
            <text:p>-88,4630869907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13</text:p>
          </table:table-cell>
          <table:table-cell office:value-type="float" office:value="1.8132388591766" calcext:value-type="float">
            <text:p>1,8132388591766</text:p>
          </table:table-cell>
          <table:table-cell office:value-type="float" office:value="1.5044705569744" calcext:value-type="float">
            <text:p>1,5044705569744</text:p>
          </table:table-cell>
          <table:table-cell office:value-type="float" office:value="-0.16636992686066" calcext:value-type="float">
            <text:p>-0,166369926860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24</text:p>
          </table:table-cell>
          <table:table-cell office:value-type="float" office:value="5.4104453325272" calcext:value-type="float">
            <text:p>5,4104453325272</text:p>
          </table:table-cell>
          <table:table-cell office:value-type="float" office:value="1.1353670060635" calcext:value-type="float">
            <text:p>1,1353670060635</text:p>
          </table:table-cell>
          <table:table-cell office:value-type="float" office:value="110.23039195188" calcext:value-type="float">
            <text:p>110,2303919518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35</text:p>
          </table:table-cell>
          <table:table-cell office:value-type="float" office:value="6.151031255722" calcext:value-type="float">
            <text:p>6,151031255722</text:p>
          </table:table-cell>
          <table:table-cell office:value-type="float" office:value="2.9308786988258" calcext:value-type="float">
            <text:p>2,9308786988258</text:p>
          </table:table-cell>
          <table:table-cell office:value-type="float" office:value="-23.943300839442" calcext:value-type="float">
            <text:p>-23,9433008394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46</text:p>
          </table:table-cell>
          <table:table-cell office:value-type="float" office:value="9.0340530872345" calcext:value-type="float">
            <text:p>9,0340530872345</text:p>
          </table:table-cell>
          <table:table-cell office:value-type="float" office:value="1.0806053876877" calcext:value-type="float">
            <text:p>1,0806053876877</text:p>
          </table:table-cell>
          <table:table-cell office:value-type="float" office:value="98.591757428115" calcext:value-type="float">
            <text:p>98,59175742811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57</text:p>
          </table:table-cell>
          <table:table-cell office:value-type="float" office:value="-0.50510220229626" calcext:value-type="float">
            <text:p>-0,50510220229626</text:p>
          </table:table-cell>
          <table:table-cell office:value-type="float" office:value="2.3513798415661" calcext:value-type="float">
            <text:p>2,3513798415661</text:p>
          </table:table-cell>
          <table:table-cell office:value-type="float" office:value="106.00424192514" calcext:value-type="float">
            <text:p>106,0042419251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68</text:p>
          </table:table-cell>
          <table:table-cell office:value-type="float" office:value="0.33374644815922" calcext:value-type="float">
            <text:p>0,33374644815922</text:p>
          </table:table-cell>
          <table:table-cell office:value-type="float" office:value="2.0726469159126" calcext:value-type="float">
            <text:p>2,0726469159126</text:p>
          </table:table-cell>
          <table:table-cell office:value-type="float" office:value="-79.805210137823" calcext:value-type="float">
            <text:p>-79,80521013782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79</text:p>
          </table:table-cell>
          <table:table-cell office:value-type="float" office:value="2.6224038004875" calcext:value-type="float">
            <text:p>2,6224038004875</text:p>
          </table:table-cell>
          <table:table-cell office:value-type="float" office:value="2.6702761650085" calcext:value-type="float">
            <text:p>2,6702761650085</text:p>
          </table:table-cell>
          <table:table-cell office:value-type="float" office:value="-8.5975109202087" calcext:value-type="float">
            <text:p>-8,5975109202087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90</text:p>
          </table:table-cell>
          <table:table-cell office:value-type="float" office:value="3.787836432457" calcext:value-type="float">
            <text:p>3,787836432457</text:p>
          </table:table-cell>
          <table:table-cell office:value-type="float" office:value="3.3642321825027" calcext:value-type="float">
            <text:p>3,3642321825027</text:p>
          </table:table-cell>
          <table:table-cell office:value-type="float" office:value="-142.63346544497" calcext:value-type="float">
            <text:p>-142,6334654449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01</text:p>
          </table:table-cell>
          <table:table-cell office:value-type="float" office:value="5.6944137811661" calcext:value-type="float">
            <text:p>5,6944137811661</text:p>
          </table:table-cell>
          <table:table-cell office:value-type="float" office:value="3.4851604700089" calcext:value-type="float">
            <text:p>3,4851604700089</text:p>
          </table:table-cell>
          <table:table-cell office:value-type="float" office:value="-124.92673108532" calcext:value-type="float">
            <text:p>-124,9267310853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12</text:p>
          </table:table-cell>
          <table:table-cell office:value-type="float" office:value="6.2847483158112" calcext:value-type="float">
            <text:p>6,2847483158112</text:p>
          </table:table-cell>
          <table:table-cell office:value-type="float" office:value="3.9403241872787" calcext:value-type="float">
            <text:p>3,9403241872787</text:p>
          </table:table-cell>
          <table:table-cell office:value-type="float" office:value="-142.60636317502" calcext:value-type="float">
            <text:p>-142,606363175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23</text:p>
          </table:table-cell>
          <table:table-cell office:value-type="float" office:value="8.7039387226105" calcext:value-type="float">
            <text:p>8,7039387226105</text:p>
          </table:table-cell>
          <table:table-cell office:value-type="float" office:value="3.6208134889603" calcext:value-type="float">
            <text:p>3,6208134889603</text:p>
          </table:table-cell>
          <table:table-cell office:value-type="float" office:value="-76.15810291023" calcext:value-type="float">
            <text:p>-76,1581029102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34</text:p>
          </table:table-cell>
          <table:table-cell office:value-type="float" office:value="0.01585379592143" calcext:value-type="float">
            <text:p>0,01585379592143</text:p>
          </table:table-cell>
          <table:table-cell office:value-type="float" office:value="4.8300305008888" calcext:value-type="float">
            <text:p>4,8300305008888</text:p>
          </table:table-cell>
          <table:table-cell office:value-type="float" office:value="176.70671803177" calcext:value-type="float">
            <text:p>176,7067180317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45</text:p>
          </table:table-cell>
          <table:table-cell office:value-type="float" office:value="1.3365307450294" calcext:value-type="float">
            <text:p>1,3365307450294</text:p>
          </table:table-cell>
          <table:table-cell office:value-type="float" office:value="5.5479389429092" calcext:value-type="float">
            <text:p>5,5479389429092</text:p>
          </table:table-cell>
          <table:table-cell office:value-type="float" office:value="27.817526250888" calcext:value-type="float">
            <text:p>27,81752625088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56</text:p>
          </table:table-cell>
          <table:table-cell office:value-type="float" office:value="2.2349834442139" calcext:value-type="float">
            <text:p>2,2349834442139</text:p>
          </table:table-cell>
          <table:table-cell office:value-type="float" office:value="3.9172577857971" calcext:value-type="float">
            <text:p>3,9172577857971</text:p>
          </table:table-cell>
          <table:table-cell office:value-type="float" office:value="-18.070060925879" calcext:value-type="float">
            <text:p>-18,07006092587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67</text:p>
          </table:table-cell>
          <table:table-cell office:value-type="float" office:value="3.7001833319664" calcext:value-type="float">
            <text:p>3,7001833319664</text:p>
          </table:table-cell>
          <table:table-cell office:value-type="float" office:value="4.5808106660843" calcext:value-type="float">
            <text:p>4,5808106660843</text:p>
          </table:table-cell>
          <table:table-cell office:value-type="float" office:value="-131.46589516075" calcext:value-type="float">
            <text:p>-131,46589516075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78</text:p>
          </table:table-cell>
          <table:table-cell office:value-type="float" office:value="4.1029286384583" calcext:value-type="float">
            <text:p>4,1029286384583</text:p>
          </table:table-cell>
          <table:table-cell office:value-type="float" office:value="4.9403366446495" calcext:value-type="float">
            <text:p>4,9403366446495</text:p>
          </table:table-cell>
          <table:table-cell office:value-type="float" office:value="102.4673410282" calcext:value-type="float">
            <text:p>102,467341028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89</text:p>
          </table:table-cell>
          <table:table-cell office:value-type="float" office:value="7.1884894371033" calcext:value-type="float">
            <text:p>7,1884894371033</text:p>
          </table:table-cell>
          <table:table-cell office:value-type="float" office:value="5.1365435123444" calcext:value-type="float">
            <text:p>5,1365435123444</text:p>
          </table:table-cell>
          <table:table-cell office:value-type="float" office:value="88.613099353329" calcext:value-type="float">
            <text:p>88,61309935332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00</text:p>
          </table:table-cell>
          <table:table-cell office:value-type="float" office:value="9.6021115779877" calcext:value-type="float">
            <text:p>9,6021115779877</text:p>
          </table:table-cell>
          <table:table-cell office:value-type="float" office:value="5.5180925130844" calcext:value-type="float">
            <text:p>5,5180925130844</text:p>
          </table:table-cell>
          <table:table-cell office:value-type="float" office:value="-151.40403607848" calcext:value-type="float">
            <text:p>-151,404036078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11</text:p>
          </table:table-cell>
          <table:table-cell office:value-type="float" office:value="-1.432785987854" calcext:value-type="float">
            <text:p>-1,432785987854</text:p>
          </table:table-cell>
          <table:table-cell office:value-type="float" office:value="7.1678507328033" calcext:value-type="float">
            <text:p>7,1678507328033</text:p>
          </table:table-cell>
          <table:table-cell office:value-type="float" office:value="20.739156159626" calcext:value-type="float">
            <text:p>20,73915615962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22</text:p>
          </table:table-cell>
          <table:table-cell office:value-type="float" office:value="-0.08493434637785" calcext:value-type="float">
            <text:p>-0,08493434637785</text:p>
          </table:table-cell>
          <table:table-cell office:value-type="float" office:value="5.3654599189758" calcext:value-type="float">
            <text:p>5,3654599189758</text:p>
          </table:table-cell>
          <table:table-cell office:value-type="float" office:value="-61.261305383816" calcext:value-type="float">
            <text:p>-61,26130538381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33</text:p>
          </table:table-cell>
          <table:table-cell office:value-type="float" office:value="1.4501060545444" calcext:value-type="float">
            <text:p>1,4501060545444</text:p>
          </table:table-cell>
          <table:table-cell office:value-type="float" office:value="6.4065515995026" calcext:value-type="float">
            <text:p>6,4065515995026</text:p>
          </table:table-cell>
          <table:table-cell office:value-type="float" office:value="-84.939935404784" calcext:value-type="float">
            <text:p>-84,93993540478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44</text:p>
          </table:table-cell>
          <table:table-cell office:value-type="float" office:value="3.366502225399" calcext:value-type="float">
            <text:p>3,366502225399</text:p>
          </table:table-cell>
          <table:table-cell office:value-type="float" office:value="5.1693964004517" calcext:value-type="float">
            <text:p>5,1693964004517</text:p>
          </table:table-cell>
          <table:table-cell office:value-type="float" office:value="-56.72275146861" calcext:value-type="float">
            <text:p>-56,7227514686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55</text:p>
          </table:table-cell>
          <table:table-cell office:value-type="float" office:value="6.2788730859756" calcext:value-type="float">
            <text:p>6,2788730859756</text:p>
          </table:table-cell>
          <table:table-cell office:value-type="float" office:value="7.399719953537" calcext:value-type="float">
            <text:p>7,399719953537</text:p>
          </table:table-cell>
          <table:table-cell office:value-type="float" office:value="-161.12281714275" calcext:value-type="float">
            <text:p>-161,1228171427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66</text:p>
          </table:table-cell>
          <table:table-cell office:value-type="float" office:value="5.1620334386826" calcext:value-type="float">
            <text:p>5,1620334386826</text:p>
          </table:table-cell>
          <table:table-cell office:value-type="float" office:value="6.6393852233887" calcext:value-type="float">
            <text:p>6,6393852233887</text:p>
          </table:table-cell>
          <table:table-cell office:value-type="float" office:value="-20.944230685568" calcext:value-type="float">
            <text:p>-20,9442306855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77</text:p>
          </table:table-cell>
          <table:table-cell office:value-type="float" office:value="7.6689070463181" calcext:value-type="float">
            <text:p>7,6689070463181</text:p>
          </table:table-cell>
          <table:table-cell office:value-type="float" office:value="6.0810661315918" calcext:value-type="float">
            <text:p>6,0810661315918</text:p>
          </table:table-cell>
          <table:table-cell office:value-type="float" office:value="110.20335801847" calcext:value-type="float">
            <text:p>110,20335801847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88</text:p>
          </table:table-cell>
          <table:table-cell office:value-type="float" office:value="-1.5761509537697" calcext:value-type="float">
            <text:p>-1,5761509537697</text:p>
          </table:table-cell>
          <table:table-cell office:value-type="float" office:value="7.5704509019852" calcext:value-type="float">
            <text:p>7,5704509019852</text:p>
          </table:table-cell>
          <table:table-cell office:value-type="float" office:value="33.951268454266" calcext:value-type="float">
            <text:p>33,95126845426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99</text:p>
          </table:table-cell>
          <table:table-cell office:value-type="float" office:value="1.6229963302612" calcext:value-type="float">
            <text:p>1,6229963302612</text:p>
          </table:table-cell>
          <table:table-cell office:value-type="float" office:value="7.7433454990387" calcext:value-type="float">
            <text:p>7,7433454990387</text:p>
          </table:table-cell>
          <table:table-cell office:value-type="float" office:value="-26.542106821279" calcext:value-type="float">
            <text:p>-26,54210682127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10</text:p>
          </table:table-cell>
          <table:table-cell office:value-type="float" office:value="3.006734251976" calcext:value-type="float">
            <text:p>3,006734251976</text:p>
          </table:table-cell>
          <table:table-cell office:value-type="float" office:value="6.6217654943466" calcext:value-type="float">
            <text:p>6,6217654943466</text:p>
          </table:table-cell>
          <table:table-cell office:value-type="float" office:value="151.61706839397" calcext:value-type="float">
            <text:p>151,617068393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21</text:p>
          </table:table-cell>
          <table:table-cell office:value-type="float" office:value="2.9835137724876" calcext:value-type="float">
            <text:p>2,9835137724876</text:p>
          </table:table-cell>
          <table:table-cell office:value-type="float" office:value="8.6150586605072" calcext:value-type="float">
            <text:p>8,6150586605072</text:p>
          </table:table-cell>
          <table:table-cell office:value-type="float" office:value="-69.124565003025" calcext:value-type="float">
            <text:p>-69,1245650030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32</text:p>
          </table:table-cell>
          <table:table-cell office:value-type="float" office:value="4.1829591989517" calcext:value-type="float">
            <text:p>4,1829591989517</text:p>
          </table:table-cell>
          <table:table-cell office:value-type="float" office:value="8.0655640363693" calcext:value-type="float">
            <text:p>8,0655640363693</text:p>
          </table:table-cell>
          <table:table-cell office:value-type="float" office:value="-54.386256986363" calcext:value-type="float">
            <text:p>-54,3862569863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43</text:p>
          </table:table-cell>
          <table:table-cell office:value-type="float" office:value="5.6792294979095" calcext:value-type="float">
            <text:p>5,6792294979095</text:p>
          </table:table-cell>
          <table:table-cell office:value-type="float" office:value="8.4738838672638" calcext:value-type="float">
            <text:p>8,4738838672638</text:p>
          </table:table-cell>
          <table:table-cell office:value-type="float" office:value="-76.189701724204" calcext:value-type="float">
            <text:p>-76,1897017242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54</text:p>
          </table:table-cell>
          <table:table-cell office:value-type="float" office:value="7.7418339252472" calcext:value-type="float">
            <text:p>7,7418339252472</text:p>
          </table:table-cell>
          <table:table-cell office:value-type="float" office:value="6.7634725570679" calcext:value-type="float">
            <text:p>6,7634725570679</text:p>
          </table:table-cell>
          <table:table-cell office:value-type="float" office:value="-163.40030986033" calcext:value-type="float">
            <text:p>-163,4003098603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65</text:p>
          </table:table-cell>
          <table:table-cell office:value-type="float" office:value="-0.2151539362967" calcext:value-type="float">
            <text:p>-0,2151539362967</text:p>
          </table:table-cell>
          <table:table-cell office:value-type="float" office:value="8.8073140382767" calcext:value-type="float">
            <text:p>8,8073140382767</text:p>
          </table:table-cell>
          <table:table-cell office:value-type="float" office:value="59.69132815197" calcext:value-type="float">
            <text:p>59,691328151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76</text:p>
          </table:table-cell>
          <table:table-cell office:value-type="float" office:value="0.7888063788414" calcext:value-type="float">
            <text:p>0,7888063788414</text:p>
          </table:table-cell>
          <table:table-cell office:value-type="float" office:value="8.335474729538" calcext:value-type="float">
            <text:p>8,335474729538</text:p>
          </table:table-cell>
          <table:table-cell office:value-type="float" office:value="82.291696481644" calcext:value-type="float">
            <text:p>82,29169648164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87</text:p>
          </table:table-cell>
          <table:table-cell office:value-type="float" office:value="1.6596235334873" calcext:value-type="float">
            <text:p>1,6596235334873</text:p>
          </table:table-cell>
          <table:table-cell office:value-type="float" office:value="8.154394030571" calcext:value-type="float">
            <text:p>8,154394030571</text:p>
          </table:table-cell>
          <table:table-cell office:value-type="float" office:value="122.03452389711" calcext:value-type="float">
            <text:p>122,034523897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98</text:p>
          </table:table-cell>
          <table:table-cell office:value-type="float" office:value="2.3522789776325" calcext:value-type="float">
            <text:p>2,3522789776325</text:p>
          </table:table-cell>
          <table:table-cell office:value-type="float" office:value="9.5735120773315" calcext:value-type="float">
            <text:p>9,5735120773315</text:p>
          </table:table-cell>
          <table:table-cell office:value-type="float" office:value="10.787083559735" calcext:value-type="float">
            <text:p>10,7870835597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09</text:p>
          </table:table-cell>
          <table:table-cell office:value-type="float" office:value="3.7402239441872" calcext:value-type="float">
            <text:p>3,7402239441872</text:p>
          </table:table-cell>
          <table:table-cell office:value-type="float" office:value="9.9132299423218" calcext:value-type="float">
            <text:p>9,9132299423218</text:p>
          </table:table-cell>
          <table:table-cell office:value-type="float" office:value="-63.793057848693" calcext:value-type="float">
            <text:p>-63,7930578486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20</text:p>
          </table:table-cell>
          <table:table-cell office:value-type="float" office:value="7.2677850723267" calcext:value-type="float">
            <text:p>7,2677850723267</text:p>
          </table:table-cell>
          <table:table-cell office:value-type="float" office:value="8.3748042583466" calcext:value-type="float">
            <text:p>8,3748042583466</text:p>
          </table:table-cell>
          <table:table-cell office:value-type="float" office:value="51.241689806531" calcext:value-type="float">
            <text:p>51,2416898065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31</text:p>
          </table:table-cell>
          <table:table-cell office:value-type="float" office:value="7.8950303792953" calcext:value-type="float">
            <text:p>7,8950303792953</text:p>
          </table:table-cell>
          <table:table-cell office:value-type="float" office:value="7.8588300943375" calcext:value-type="float">
            <text:p>7,8588300943375</text:p>
          </table:table-cell>
          <table:table-cell office:value-type="float" office:value="47.274442994671" calcext:value-type="float">
            <text:p>47,2744429946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42</text:p>
          </table:table-cell>
          <table:table-cell office:value-type="float" office:value="-1.412533223629" calcext:value-type="float">
            <text:p>-1,412533223629</text:p>
          </table:table-cell>
          <table:table-cell office:value-type="float" office:value="9.7263479232788" calcext:value-type="float">
            <text:p>9,7263479232788</text:p>
          </table:table-cell>
          <table:table-cell office:value-type="float" office:value="41.039055320108" calcext:value-type="float">
            <text:p>41,0390553201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53</text:p>
          </table:table-cell>
          <table:table-cell office:value-type="float" office:value="1.2081650644541" calcext:value-type="float">
            <text:p>1,2081650644541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144.48619192573" calcext:value-type="float">
            <text:p>-144,4861919257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</text:p>
          </table:table-cell>
          <table:table-cell office:value-type="float" office:value="0.12696333229542" calcext:value-type="float">
            <text:p>0,12696333229542</text:p>
          </table:table-cell>
          <table:table-cell office:value-type="float" office:value="0.49207516014576" calcext:value-type="float">
            <text:p>0,49207516014576</text:p>
          </table:table-cell>
          <table:table-cell office:value-type="float" office:value="-80.747550460184" calcext:value-type="float">
            <text:p>-80,747550460184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14</text:p>
          </table:table-cell>
          <table:table-cell office:value-type="float" office:value="-0.43255962431431" calcext:value-type="float">
            <text:p>-0,43255962431431</text:p>
          </table:table-cell>
          <table:table-cell office:value-type="float" office:value="-0.57866234332323" calcext:value-type="float">
            <text:p>-0,57866234332323</text:p>
          </table:table-cell>
          <table:table-cell office:value-type="float" office:value="46.643915449738" calcext:value-type="float">
            <text:p>46,64391544973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25</text:p>
          </table:table-cell>
          <table:table-cell office:value-type="float" office:value="0.63998199999332" calcext:value-type="float">
            <text:p>0,63998199999332</text:p>
          </table:table-cell>
          <table:table-cell office:value-type="float" office:value="-0.57312995195389" calcext:value-type="float">
            <text:p>-0,57312995195389</text:p>
          </table:table-cell>
          <table:table-cell office:value-type="float" office:value="-0.20594177263415" calcext:value-type="float">
            <text:p>-0,205941772634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36</text:p>
          </table:table-cell>
          <table:table-cell office:value-type="float" office:value="2.2363273799419" calcext:value-type="float">
            <text:p>2,2363273799419</text:p>
          </table:table-cell>
          <table:table-cell office:value-type="float" office:value="-0.58503739535809" calcext:value-type="float">
            <text:p>-0,58503739535809</text:p>
          </table:table-cell>
          <table:table-cell office:value-type="float" office:value="68.058337375617" calcext:value-type="float">
            <text:p>68,0583373756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47</text:p>
          </table:table-cell>
          <table:table-cell office:value-type="float" office:value="6.2494671344757" calcext:value-type="float">
            <text:p>6,2494671344757</text:p>
          </table:table-cell>
          <table:table-cell office:value-type="float" office:value="0.34249104559422" calcext:value-type="float">
            <text:p>0,34249104559422</text:p>
          </table:table-cell>
          <table:table-cell office:value-type="float" office:value="84.099491690374" calcext:value-type="float">
            <text:p>84,09949169037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58</text:p>
          </table:table-cell>
          <table:table-cell office:value-type="float" office:value="5.1948696374893" calcext:value-type="float">
            <text:p>5,1948696374893</text:p>
          </table:table-cell>
          <table:table-cell office:value-type="float" office:value="-0.13892775401473" calcext:value-type="float">
            <text:p>-0,13892775401473</text:p>
          </table:table-cell>
          <table:table-cell office:value-type="float" office:value="26.652562580291" calcext:value-type="float">
            <text:p>26,65256258029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69</text:p>
          </table:table-cell>
          <table:table-cell office:value-type="float" office:value="9.1088950634003" calcext:value-type="float">
            <text:p>9,1088950634003</text:p>
          </table:table-cell>
          <table:table-cell office:value-type="float" office:value="-0.017276149010286" calcext:value-type="float">
            <text:p>-0,017276149010286</text:p>
          </table:table-cell>
          <table:table-cell office:value-type="float" office:value="-160.09867115385" calcext:value-type="float">
            <text:p>-160,098671153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80</text:p>
          </table:table-cell>
          <table:table-cell office:value-type="float" office:value="-0.34909777343273" calcext:value-type="float">
            <text:p>-0,34909777343273</text:p>
          </table:table-cell>
          <table:table-cell office:value-type="float" office:value="1.3888475298882" calcext:value-type="float">
            <text:p>1,3888475298882</text:p>
          </table:table-cell>
          <table:table-cell office:value-type="float" office:value="88.240590065148" calcext:value-type="float">
            <text:p>88,240590065148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91</text:p>
          </table:table-cell>
          <table:table-cell office:value-type="float" office:value="2.0338594913483" calcext:value-type="float">
            <text:p>2,0338594913483</text:p>
          </table:table-cell>
          <table:table-cell office:value-type="float" office:value="1.1032702773809" calcext:value-type="float">
            <text:p>1,1032702773809</text:p>
          </table:table-cell>
          <table:table-cell office:value-type="float" office:value="-87.466986316025" calcext:value-type="float">
            <text:p>-87,46698631602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02</text:p>
          </table:table-cell>
          <table:table-cell office:value-type="float" office:value="1.5129628777504" calcext:value-type="float">
            <text:p>1,5129628777504</text:p>
          </table:table-cell>
          <table:table-cell office:value-type="float" office:value="3.3819314837456" calcext:value-type="float">
            <text:p>3,3819314837456</text:p>
          </table:table-cell>
          <table:table-cell office:value-type="float" office:value="-118.36978584338" calcext:value-type="float">
            <text:p>-118,369785843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13</text:p>
          </table:table-cell>
          <table:table-cell office:value-type="float" office:value="1.4149363338947" calcext:value-type="float">
            <text:p>1,4149363338947</text:p>
          </table:table-cell>
          <table:table-cell office:value-type="float" office:value="1.5057101845741" calcext:value-type="float">
            <text:p>1,5057101845741</text:p>
          </table:table-cell>
          <table:table-cell office:value-type="float" office:value="-0.20161887280833" calcext:value-type="float">
            <text:p>-0,2016188728083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24</text:p>
          </table:table-cell>
          <table:table-cell office:value-type="float" office:value="5.4796999692917" calcext:value-type="float">
            <text:p>5,4796999692917</text:p>
          </table:table-cell>
          <table:table-cell office:value-type="float" office:value="0.7787362486124" calcext:value-type="float">
            <text:p>0,7787362486124</text:p>
          </table:table-cell>
          <table:table-cell office:value-type="float" office:value="95.458950966027" calcext:value-type="float">
            <text:p>95,4589509660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35</text:p>
          </table:table-cell>
          <table:table-cell office:value-type="float" office:value="5.9015363454819" calcext:value-type="float">
            <text:p>5,9015363454819</text:p>
          </table:table-cell>
          <table:table-cell office:value-type="float" office:value="2.9370564222336" calcext:value-type="float">
            <text:p>2,9370564222336</text:p>
          </table:table-cell>
          <table:table-cell office:value-type="float" office:value="1.5860409090284" calcext:value-type="float">
            <text:p>1,58604090902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46</text:p>
          </table:table-cell>
          <table:table-cell office:value-type="float" office:value="8.8967609405518" calcext:value-type="float">
            <text:p>8,8967609405518</text:p>
          </table:table-cell>
          <table:table-cell office:value-type="float" office:value="0.81334762275219" calcext:value-type="float">
            <text:p>0,81334762275219</text:p>
          </table:table-cell>
          <table:table-cell office:value-type="float" office:value="54.151849002595" calcext:value-type="float">
            <text:p>54,15184900259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57</text:p>
          </table:table-cell>
          <table:table-cell office:value-type="float" office:value="-0.44120125472546" calcext:value-type="float">
            <text:p>-0,44120125472546</text:p>
          </table:table-cell>
          <table:table-cell office:value-type="float" office:value="2.0778830349445" calcext:value-type="float">
            <text:p>2,0778830349445</text:p>
          </table:table-cell>
          <table:table-cell office:value-type="float" office:value="96.565551818556" calcext:value-type="float">
            <text:p>96,565551818556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68</text:p>
          </table:table-cell>
          <table:table-cell office:value-type="float" office:value="0.56792743504047" calcext:value-type="float">
            <text:p>0,56792743504047</text:p>
          </table:table-cell>
          <table:table-cell office:value-type="float" office:value="2.2509953379631" calcext:value-type="float">
            <text:p>2,2509953379631</text:p>
          </table:table-cell>
          <table:table-cell office:value-type="float" office:value="-138.90982129771" calcext:value-type="float">
            <text:p>-138,9098212977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79</text:p>
          </table:table-cell>
          <table:table-cell office:value-type="float" office:value="2.2296893596649" calcext:value-type="float">
            <text:p>2,2296893596649</text:p>
          </table:table-cell>
          <table:table-cell office:value-type="float" office:value="2.7294784784317" calcext:value-type="float">
            <text:p>2,7294784784317</text:p>
          </table:table-cell>
          <table:table-cell office:value-type="float" office:value="-8.59996420183" calcext:value-type="float">
            <text:p>-8,5999642018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90</text:p>
          </table:table-cell>
          <table:table-cell office:value-type="float" office:value="4.1028219461441" calcext:value-type="float">
            <text:p>4,1028219461441</text:p>
          </table:table-cell>
          <table:table-cell office:value-type="float" office:value="3.6060512065887" calcext:value-type="float">
            <text:p>3,6060512065887</text:p>
          </table:table-cell>
          <table:table-cell office:value-type="float" office:value="-142.59814912347" calcext:value-type="float">
            <text:p>-142,5981491234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01</text:p>
          </table:table-cell>
          <table:table-cell office:value-type="float" office:value="5.7816797494888" calcext:value-type="float">
            <text:p>5,7816797494888</text:p>
          </table:table-cell>
          <table:table-cell office:value-type="float" office:value="3.71268004179" calcext:value-type="float">
            <text:p>3,71268004179</text:p>
          </table:table-cell>
          <table:table-cell office:value-type="float" office:value="-104.22535307088" calcext:value-type="float">
            <text:p>-104,2253530708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12</text:p>
          </table:table-cell>
          <table:table-cell office:value-type="float" office:value="6.5801537036896" calcext:value-type="float">
            <text:p>6,5801537036896</text:p>
          </table:table-cell>
          <table:table-cell office:value-type="float" office:value="4.0004962682724" calcext:value-type="float">
            <text:p>4,0004962682724</text:p>
          </table:table-cell>
          <table:table-cell office:value-type="float" office:value="-174.76814719522" calcext:value-type="float">
            <text:p>-174,768147195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23</text:p>
          </table:table-cell>
          <table:table-cell office:value-type="float" office:value="8.6117374897003" calcext:value-type="float">
            <text:p>8,6117374897003</text:p>
          </table:table-cell>
          <table:table-cell office:value-type="float" office:value="4.0073150396347" calcext:value-type="float">
            <text:p>4,0073150396347</text:p>
          </table:table-cell>
          <table:table-cell office:value-type="float" office:value="-76.628709294993" calcext:value-type="float">
            <text:p>-76,62870929499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34</text:p>
          </table:table-cell>
          <table:table-cell office:value-type="float" office:value="0.13217465952039" calcext:value-type="float">
            <text:p>0,13217465952039</text:p>
          </table:table-cell>
          <table:table-cell office:value-type="float" office:value="4.5623025298119" calcext:value-type="float">
            <text:p>4,5623025298119</text:p>
          </table:table-cell>
          <table:table-cell office:value-type="float" office:value="116.87696056002" calcext:value-type="float">
            <text:p>116,8769605600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45</text:p>
          </table:table-cell>
          <table:table-cell office:value-type="float" office:value="1.3634446263313" calcext:value-type="float">
            <text:p>1,3634446263313</text:p>
          </table:table-cell>
          <table:table-cell office:value-type="float" office:value="5.2675551176071" calcext:value-type="float">
            <text:p>5,2675551176071</text:p>
          </table:table-cell>
          <table:table-cell office:value-type="float" office:value="93.088759738169" calcext:value-type="float">
            <text:p>93,08875973816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56</text:p>
          </table:table-cell>
          <table:table-cell office:value-type="float" office:value="1.8759828805923" calcext:value-type="float">
            <text:p>1,8759828805923</text:p>
          </table:table-cell>
          <table:table-cell office:value-type="float" office:value="4.026318192482" calcext:value-type="float">
            <text:p>4,026318192482</text:p>
          </table:table-cell>
          <table:table-cell office:value-type="float" office:value="-15.860682649977" calcext:value-type="float">
            <text:p>-15,86068264997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67</text:p>
          </table:table-cell>
          <table:table-cell office:value-type="float" office:value="3.8855031132698" calcext:value-type="float">
            <text:p>3,8855031132698</text:p>
          </table:table-cell>
          <table:table-cell office:value-type="float" office:value="4.4587960839272" calcext:value-type="float">
            <text:p>4,4587960839272</text:p>
          </table:table-cell>
          <table:table-cell office:value-type="float" office:value="137.94440372734" calcext:value-type="float">
            <text:p>137,94440372734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78</text:p>
          </table:table-cell>
          <table:table-cell office:value-type="float" office:value="4.1622763872147" calcext:value-type="float">
            <text:p>4,1622763872147</text:p>
          </table:table-cell>
          <table:table-cell office:value-type="float" office:value="4.7609233856201" calcext:value-type="float">
            <text:p>4,7609233856201</text:p>
          </table:table-cell>
          <table:table-cell office:value-type="float" office:value="85.662867612899" calcext:value-type="float">
            <text:p>85,66286761289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89</text:p>
          </table:table-cell>
          <table:table-cell office:value-type="float" office:value="7.1787112951279" calcext:value-type="float">
            <text:p>7,1787112951279</text:p>
          </table:table-cell>
          <table:table-cell office:value-type="float" office:value="4.7380143404007" calcext:value-type="float">
            <text:p>4,7380143404007</text:p>
          </table:table-cell>
          <table:table-cell office:value-type="float" office:value="88.6542447813" calcext:value-type="float">
            <text:p>88,654244781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00</text:p>
          </table:table-cell>
          <table:table-cell office:value-type="float" office:value="9.8944348096848" calcext:value-type="float">
            <text:p>9,8944348096848</text:p>
          </table:table-cell>
          <table:table-cell office:value-type="float" office:value="5.7444030046463" calcext:value-type="float">
            <text:p>5,7444030046463</text:p>
          </table:table-cell>
          <table:table-cell office:value-type="float" office:value="-139.59727317664" calcext:value-type="float">
            <text:p>-139,597273176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11</text:p>
          </table:table-cell>
          <table:table-cell office:value-type="float" office:value="-1.4433343708515" calcext:value-type="float">
            <text:p>-1,4433343708515</text:p>
          </table:table-cell>
          <table:table-cell office:value-type="float" office:value="6.9401448965073" calcext:value-type="float">
            <text:p>6,9401448965073</text:p>
          </table:table-cell>
          <table:table-cell office:value-type="float" office:value="80.266126401865" calcext:value-type="float">
            <text:p>80,266126401865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22</text:p>
          </table:table-cell>
          <table:table-cell office:value-type="float" office:value="0.081897415220737" calcext:value-type="float">
            <text:p>0,081897415220737</text:p>
          </table:table-cell>
          <table:table-cell office:value-type="float" office:value="5.6068694591522" calcext:value-type="float">
            <text:p>5,6068694591522</text:p>
          </table:table-cell>
          <table:table-cell office:value-type="float" office:value="-121.20494569183" calcext:value-type="float">
            <text:p>-121,2049456918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33</text:p>
          </table:table-cell>
          <table:table-cell office:value-type="float" office:value="1.6995865106583" calcext:value-type="float">
            <text:p>1,6995865106583</text:p>
          </table:table-cell>
          <table:table-cell office:value-type="float" office:value="6.5368807315826" calcext:value-type="float">
            <text:p>6,5368807315826</text:p>
          </table:table-cell>
          <table:table-cell office:value-type="float" office:value="-150.24200062843" calcext:value-type="float">
            <text:p>-150,2420006284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44</text:p>
          </table:table-cell>
          <table:table-cell office:value-type="float" office:value="3.4146553277969" calcext:value-type="float">
            <text:p>3,4146553277969</text:p>
          </table:table-cell>
          <table:table-cell office:value-type="float" office:value="5.5010211467743" calcext:value-type="float">
            <text:p>5,5010211467743</text:p>
          </table:table-cell>
          <table:table-cell office:value-type="float" office:value="-93.013910730933" calcext:value-type="float">
            <text:p>-93,01391073093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55</text:p>
          </table:table-cell>
          <table:table-cell office:value-type="float" office:value="6.5634560585022" calcext:value-type="float">
            <text:p>6,5634560585022</text:p>
          </table:table-cell>
          <table:table-cell office:value-type="float" office:value="7.4445110559464" calcext:value-type="float">
            <text:p>7,4445110559464</text:p>
          </table:table-cell>
          <table:table-cell office:value-type="float" office:value="-172.61791077389" calcext:value-type="float">
            <text:p>-172,6179107738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66</text:p>
          </table:table-cell>
          <table:table-cell office:value-type="float" office:value="4.8909205198288" calcext:value-type="float">
            <text:p>4,8909205198288</text:p>
          </table:table-cell>
          <table:table-cell office:value-type="float" office:value="6.6398274898529" calcext:value-type="float">
            <text:p>6,6398274898529</text:p>
          </table:table-cell>
          <table:table-cell office:value-type="float" office:value="2.5518103057791" calcext:value-type="float">
            <text:p>2,55181030577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77</text:p>
          </table:table-cell>
          <table:table-cell office:value-type="float" office:value="7.4730145931244" calcext:value-type="float">
            <text:p>7,4730145931244</text:p>
          </table:table-cell>
          <table:table-cell office:value-type="float" office:value="5.97531914711" calcext:value-type="float">
            <text:p>5,97531914711</text:p>
          </table:table-cell>
          <table:table-cell office:value-type="float" office:value="19.42998189835" calcext:value-type="float">
            <text:p>19,42998189835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88</text:p>
          </table:table-cell>
          <table:table-cell office:value-type="float" office:value="-1.5812730789185" calcext:value-type="float">
            <text:p>-1,5812730789185</text:p>
          </table:table-cell>
          <table:table-cell office:value-type="float" office:value="7.3345905542374" calcext:value-type="float">
            <text:p>7,3345905542374</text:p>
          </table:table-cell>
          <table:table-cell office:value-type="float" office:value="34.176662849013" calcext:value-type="float">
            <text:p>34,176662849013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99</text:p>
          </table:table-cell>
          <table:table-cell office:value-type="float" office:value="1.4962840080261" calcext:value-type="float">
            <text:p>1,4962840080261</text:p>
          </table:table-cell>
          <table:table-cell office:value-type="float" office:value="7.5612729787827" calcext:value-type="float">
            <text:p>7,5612729787827</text:p>
          </table:table-cell>
          <table:table-cell office:value-type="float" office:value="64.221179409392" calcext:value-type="float">
            <text:p>64,22117940939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10</text:p>
          </table:table-cell>
          <table:table-cell office:value-type="float" office:value="3.1707096099854" calcext:value-type="float">
            <text:p>3,1707096099854</text:p>
          </table:table-cell>
          <table:table-cell office:value-type="float" office:value="6.5861427783966" calcext:value-type="float">
            <text:p>6,5861427783966</text:p>
          </table:table-cell>
          <table:table-cell office:value-type="float" office:value="166.16019018137" calcext:value-type="float">
            <text:p>166,160190181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21</text:p>
          </table:table-cell>
          <table:table-cell office:value-type="float" office:value="2.8426882624626" calcext:value-type="float">
            <text:p>2,8426882624626</text:p>
          </table:table-cell>
          <table:table-cell office:value-type="float" office:value="8.9866197109222" calcext:value-type="float">
            <text:p>8,9866197109222</text:p>
          </table:table-cell>
          <table:table-cell office:value-type="float" office:value="-69.143986246388" calcext:value-type="float">
            <text:p>-69,1439862463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32</text:p>
          </table:table-cell>
          <table:table-cell office:value-type="float" office:value="3.9729398488998" calcext:value-type="float">
            <text:p>3,9729398488998</text:p>
          </table:table-cell>
          <table:table-cell office:value-type="float" office:value="8.3393049240112" calcext:value-type="float">
            <text:p>8,3393049240112</text:p>
          </table:table-cell>
          <table:table-cell office:value-type="float" office:value="-48.901406063396" calcext:value-type="float">
            <text:p>-48,90140606339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43</text:p>
          </table:table-cell>
          <table:table-cell office:value-type="float" office:value="5.6636166572571" calcext:value-type="float">
            <text:p>5,6636166572571</text:p>
          </table:table-cell>
          <table:table-cell office:value-type="float" office:value="8.780962228775" calcext:value-type="float">
            <text:p>8,780962228775</text:p>
          </table:table-cell>
          <table:table-cell office:value-type="float" office:value="-89.836159329505" calcext:value-type="float">
            <text:p>-89,8361593295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54</text:p>
          </table:table-cell>
          <table:table-cell office:value-type="float" office:value="7.8952687978745" calcext:value-type="float">
            <text:p>7,8952687978745</text:p>
          </table:table-cell>
          <table:table-cell office:value-type="float" office:value="7.0544171333313" calcext:value-type="float">
            <text:p>7,0544171333313</text:p>
          </table:table-cell>
          <table:table-cell office:value-type="float" office:value="-123.15609045089" calcext:value-type="float">
            <text:p>-123,1560904508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65</text:p>
          </table:table-cell>
          <table:table-cell office:value-type="float" office:value="-0.22886369377375" calcext:value-type="float">
            <text:p>-0,22886369377375</text:p>
          </table:table-cell>
          <table:table-cell office:value-type="float" office:value="8.5721224546432" calcext:value-type="float">
            <text:p>8,5721224546432</text:p>
          </table:table-cell>
          <table:table-cell office:value-type="float" office:value="78.85149861597" calcext:value-type="float">
            <text:p>78,851498615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76</text:p>
          </table:table-cell>
          <table:table-cell office:value-type="float" office:value="0.72273328900337" calcext:value-type="float">
            <text:p>0,72273328900337</text:p>
          </table:table-cell>
          <table:table-cell office:value-type="float" office:value="7.9493707418442" calcext:value-type="float">
            <text:p>7,9493707418442</text:p>
          </table:table-cell>
          <table:table-cell office:value-type="float" office:value="79.541533615938" calcext:value-type="float">
            <text:p>79,54153361593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87</text:p>
          </table:table-cell>
          <table:table-cell office:value-type="float" office:value="1.8630930781364" calcext:value-type="float">
            <text:p>1,8630930781364</text:p>
          </table:table-cell>
          <table:table-cell office:value-type="float" office:value="8.243670463562" calcext:value-type="float">
            <text:p>8,243670463562</text:p>
          </table:table-cell>
          <table:table-cell office:value-type="float" office:value="-147.42049441975" calcext:value-type="float">
            <text:p>-147,4204944197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98</text:p>
          </table:table-cell>
          <table:table-cell office:value-type="float" office:value="2.1176183223724" calcext:value-type="float">
            <text:p>2,1176183223724</text:p>
          </table:table-cell>
          <table:table-cell office:value-type="float" office:value="9.4170445203781" calcext:value-type="float">
            <text:p>9,4170445203781</text:p>
          </table:table-cell>
          <table:table-cell office:value-type="float" office:value="38.847700805421" calcext:value-type="float">
            <text:p>38,8477008054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09</text:p>
          </table:table-cell>
          <table:table-cell office:value-type="float" office:value="3.7599623203278" calcext:value-type="float">
            <text:p>3,7599623203278</text:p>
          </table:table-cell>
          <table:table-cell office:value-type="float" office:value="10.226773023605" calcext:value-type="float">
            <text:p>10,226773023605</text:p>
          </table:table-cell>
          <table:table-cell office:value-type="float" office:value="-101.39863961821" calcext:value-type="float">
            <text:p>-101,398639618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20</text:p>
          </table:table-cell>
          <table:table-cell office:value-type="float" office:value="7.0138871669769" calcext:value-type="float">
            <text:p>7,0138871669769</text:p>
          </table:table-cell>
          <table:table-cell office:value-type="float" office:value="8.0980509519577" calcext:value-type="float">
            <text:p>8,0980509519577</text:p>
          </table:table-cell>
          <table:table-cell office:value-type="float" office:value="47.527359929054" calcext:value-type="float">
            <text:p>47,5273599290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31</text:p>
          </table:table-cell>
          <table:table-cell office:value-type="float" office:value="7.6396781206131" calcext:value-type="float">
            <text:p>7,6396781206131</text:p>
          </table:table-cell>
          <table:table-cell office:value-type="float" office:value="7.7225983142853" calcext:value-type="float">
            <text:p>7,7225983142853</text:p>
          </table:table-cell>
          <table:table-cell office:value-type="float" office:value="23.661243497946" calcext:value-type="float">
            <text:p>23,6612434979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42</text:p>
          </table:table-cell>
          <table:table-cell office:value-type="float" office:value="-1.5707679092884" calcext:value-type="float">
            <text:p>-1,5707679092884</text:p>
          </table:table-cell>
          <table:table-cell office:value-type="float" office:value="9.4616794586182" calcext:value-type="float">
            <text:p>9,4616794586182</text:p>
          </table:table-cell>
          <table:table-cell office:value-type="float" office:value="40.380069025003" calcext:value-type="float">
            <text:p>40,3800690250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53</text:p>
          </table:table-cell>
          <table:table-cell office:value-type="float" office:value="1.4279615879059" calcext:value-type="float">
            <text:p>1,4279615879059</text:p>
          </table:table-cell>
          <table:table-cell office:value-type="float" office:value="11.006107330322" calcext:value-type="float">
            <text:p>11,006107330322</text:p>
          </table:table-cell>
          <table:table-cell office:value-type="float" office:value="154.85981467423" calcext:value-type="float">
            <text:p>154,8598146742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</text:p>
          </table:table-cell>
          <table:table-cell office:value-type="float" office:value="0.14314112253487" calcext:value-type="float">
            <text:p>0,14314112253487</text:p>
          </table:table-cell>
          <table:table-cell office:value-type="float" office:value="0.80987900495529" calcext:value-type="float">
            <text:p>0,80987900495529</text:p>
          </table:table-cell>
          <table:table-cell office:value-type="float" office:value="-112.33115955523" calcext:value-type="float">
            <text:p>-112,33115955523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14</text:p>
          </table:table-cell>
          <table:table-cell office:value-type="float" office:value="-0.44010929763317" calcext:value-type="float">
            <text:p>-0,44010929763317</text:p>
          </table:table-cell>
          <table:table-cell office:value-type="float" office:value="-0.56954074651003" calcext:value-type="float">
            <text:p>-0,56954074651003</text:p>
          </table:table-cell>
          <table:table-cell office:value-type="float" office:value="50.601431138956" calcext:value-type="float">
            <text:p>50,60143113895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25</text:p>
          </table:table-cell>
          <table:table-cell office:value-type="float" office:value="0.33536534756422" calcext:value-type="float">
            <text:p>0,33536534756422</text:p>
          </table:table-cell>
          <table:table-cell office:value-type="float" office:value="-0.56187629699707" calcext:value-type="float">
            <text:p>-0,56187629699707</text:p>
          </table:table-cell>
          <table:table-cell office:value-type="float" office:value="2.4567815196362" calcext:value-type="float">
            <text:p>2,45678151963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36</text:p>
          </table:table-cell>
          <table:table-cell office:value-type="float" office:value="1.9496895372868" calcext:value-type="float">
            <text:p>1,9496895372868</text:p>
          </table:table-cell>
          <table:table-cell office:value-type="float" office:value="-0.58501891791821" calcext:value-type="float">
            <text:p>-0,58501891791821</text:p>
          </table:table-cell>
          <table:table-cell office:value-type="float" office:value="35.58345926795" calcext:value-type="float">
            <text:p>35,583459267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47</text:p>
          </table:table-cell>
          <table:table-cell office:value-type="float" office:value="6.0669350624084" calcext:value-type="float">
            <text:p>6,0669350624084</text:p>
          </table:table-cell>
          <table:table-cell office:value-type="float" office:value="0.15670102089643" calcext:value-type="float">
            <text:p>0,15670102089643</text:p>
          </table:table-cell>
          <table:table-cell office:value-type="float" office:value="38.718647258297" calcext:value-type="float">
            <text:p>38,71864725829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58</text:p>
          </table:table-cell>
          <table:table-cell office:value-type="float" office:value="5.0617349147797" calcext:value-type="float">
            <text:p>5,0617349147797</text:p>
          </table:table-cell>
          <table:table-cell office:value-type="float" office:value="-0.24047844111919" calcext:value-type="float">
            <text:p>-0,24047844111919</text:p>
          </table:table-cell>
          <table:table-cell office:value-type="float" office:value="36.671708343895" calcext:value-type="float">
            <text:p>36,67170834389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69</text:p>
          </table:table-cell>
          <table:table-cell office:value-type="float" office:value="9.4066751003265" calcext:value-type="float">
            <text:p>9,4066751003265</text:p>
          </table:table-cell>
          <table:table-cell office:value-type="float" office:value="0.1912515424192" calcext:value-type="float">
            <text:p>0,1912515424192</text:p>
          </table:table-cell>
          <table:table-cell office:value-type="float" office:value="-157.15571725444" calcext:value-type="float">
            <text:p>-157,155717254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80</text:p>
          </table:table-cell>
          <table:table-cell office:value-type="float" office:value="-0.42519684880972" calcext:value-type="float">
            <text:p>-0,42519684880972</text:p>
          </table:table-cell>
          <table:table-cell office:value-type="float" office:value="1.0802145302296" calcext:value-type="float">
            <text:p>1,0802145302296</text:p>
          </table:table-cell>
          <table:table-cell office:value-type="float" office:value="57.151843408111" calcext:value-type="float">
            <text:p>57,151843408111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91</text:p>
          </table:table-cell>
          <table:table-cell office:value-type="float" office:value="1.9097900390625" calcext:value-type="float">
            <text:p>1,9097900390625</text:p>
          </table:table-cell>
          <table:table-cell office:value-type="float" office:value="1.3290047645569" calcext:value-type="float">
            <text:p>1,3290047645569</text:p>
          </table:table-cell>
          <table:table-cell office:value-type="float" office:value="-60.725444441388" calcext:value-type="float">
            <text:p>-60,72544444138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02</text:p>
          </table:table-cell>
          <table:table-cell office:value-type="float" office:value="1.5492570400238" calcext:value-type="float">
            <text:p>1,5492570400238</text:p>
          </table:table-cell>
          <table:table-cell office:value-type="float" office:value="3.6122471094131" calcext:value-type="float">
            <text:p>3,6122471094131</text:p>
          </table:table-cell>
          <table:table-cell office:value-type="float" office:value="-76.728583141497" calcext:value-type="float">
            <text:p>-76,72858314149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13</text:p>
          </table:table-cell>
          <table:table-cell office:value-type="float" office:value="1.0414184629917" calcext:value-type="float">
            <text:p>1,0414184629917</text:p>
          </table:table-cell>
          <table:table-cell office:value-type="float" office:value="1.5281696617603" calcext:value-type="float">
            <text:p>1,5281696617603</text:p>
          </table:table-cell>
          <table:table-cell office:value-type="float" office:value="-10.080807527919" calcext:value-type="float">
            <text:p>-10,08080752791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24</text:p>
          </table:table-cell>
          <table:table-cell office:value-type="float" office:value="5.4199117422104" calcext:value-type="float">
            <text:p>5,4199117422104</text:p>
          </table:table-cell>
          <table:table-cell office:value-type="float" office:value="0.43118435889482" calcext:value-type="float">
            <text:p>0,43118435889482</text:p>
          </table:table-cell>
          <table:table-cell office:value-type="float" office:value="75.534272345768" calcext:value-type="float">
            <text:p>75,53427234576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35</text:p>
          </table:table-cell>
          <table:table-cell office:value-type="float" office:value="5.6978523731232" calcext:value-type="float">
            <text:p>5,6978523731232</text:p>
          </table:table-cell>
          <table:table-cell office:value-type="float" office:value="2.9115694761276" calcext:value-type="float">
            <text:p>2,9115694761276</text:p>
          </table:table-cell>
          <table:table-cell office:value-type="float" office:value="7.505967169051" calcext:value-type="float">
            <text:p>7,5059671690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46</text:p>
          </table:table-cell>
          <table:table-cell office:value-type="float" office:value="8.6113578081131" calcext:value-type="float">
            <text:p>8,6113578081131</text:p>
          </table:table-cell>
          <table:table-cell office:value-type="float" office:value="0.71883544325829" calcext:value-type="float">
            <text:p>0,71883544325829</text:p>
          </table:table-cell>
          <table:table-cell office:value-type="float" office:value="9.6771478842778" calcext:value-type="float">
            <text:p>9,677147884277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57</text:p>
          </table:table-cell>
          <table:table-cell office:value-type="float" office:value="-0.53192090243101" calcext:value-type="float">
            <text:p>-0,53192090243101</text:p>
          </table:table-cell>
          <table:table-cell office:value-type="float" office:value="1.765561401844" calcext:value-type="float">
            <text:p>1,765561401844</text:p>
          </table:table-cell>
          <table:table-cell office:value-type="float" office:value="67.52996611747" calcext:value-type="float">
            <text:p>67,52996611747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68</text:p>
          </table:table-cell>
          <table:table-cell office:value-type="float" office:value="0.86768075823784" calcext:value-type="float">
            <text:p>0,86768075823784</text:p>
          </table:table-cell>
          <table:table-cell office:value-type="float" office:value="2.5119745731354" calcext:value-type="float">
            <text:p>2,5119745731354</text:p>
          </table:table-cell>
          <table:table-cell office:value-type="float" office:value="-138.89481459454" calcext:value-type="float">
            <text:p>-138,8948145945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79</text:p>
          </table:table-cell>
          <table:table-cell office:value-type="float" office:value="1.8839861452579" calcext:value-type="float">
            <text:p>1,8839861452579</text:p>
          </table:table-cell>
          <table:table-cell office:value-type="float" office:value="2.6841157674789" calcext:value-type="float">
            <text:p>2,6841157674789</text:p>
          </table:table-cell>
          <table:table-cell office:value-type="float" office:value="12.908605823092" calcext:value-type="float">
            <text:p>12,90860582309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90</text:p>
          </table:table-cell>
          <table:table-cell office:value-type="float" office:value="4.3971434235573" calcext:value-type="float">
            <text:p>4,3971434235573</text:p>
          </table:table-cell>
          <table:table-cell office:value-type="float" office:value="3.783672451973" calcext:value-type="float">
            <text:p>3,783672451973</text:p>
          </table:table-cell>
          <table:table-cell office:value-type="float" office:value="-150.80129416885" calcext:value-type="float">
            <text:p>-150,80129416885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01</text:p>
          </table:table-cell>
          <table:table-cell office:value-type="float" office:value="5.7460063695908" calcext:value-type="float">
            <text:p>5,7460063695908</text:p>
          </table:table-cell>
          <table:table-cell office:value-type="float" office:value="3.8988307118416" calcext:value-type="float">
            <text:p>3,8988307118416</text:p>
          </table:table-cell>
          <table:table-cell office:value-type="float" office:value="-78.811890760045" calcext:value-type="float">
            <text:p>-78,8118907600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12</text:p>
          </table:table-cell>
          <table:table-cell office:value-type="float" office:value="6.8625438213348" calcext:value-type="float">
            <text:p>6,8625438213348</text:p>
          </table:table-cell>
          <table:table-cell office:value-type="float" office:value="3.8940399885178" calcext:value-type="float">
            <text:p>3,8940399885178</text:p>
          </table:table-cell>
          <table:table-cell office:value-type="float" office:value="153.18301377023" calcext:value-type="float">
            <text:p>153,183013770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23</text:p>
          </table:table-cell>
          <table:table-cell office:value-type="float" office:value="8.5223978757858" calcext:value-type="float">
            <text:p>8,5223978757858</text:p>
          </table:table-cell>
          <table:table-cell office:value-type="float" office:value="4.3943864107132" calcext:value-type="float">
            <text:p>4,3943864107132</text:p>
          </table:table-cell>
          <table:table-cell office:value-type="float" office:value="-77.068550571515" calcext:value-type="float">
            <text:p>-77,06855057151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34</text:p>
          </table:table-cell>
          <table:table-cell office:value-type="float" office:value="0.31108573079109" calcext:value-type="float">
            <text:p>0,31108573079109</text:p>
          </table:table-cell>
          <table:table-cell office:value-type="float" office:value="4.2069083452225" calcext:value-type="float">
            <text:p>4,2069083452225</text:p>
          </table:table-cell>
          <table:table-cell office:value-type="float" office:value="116.89554809765" calcext:value-type="float">
            <text:p>116,89554809765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45</text:p>
          </table:table-cell>
          <table:table-cell office:value-type="float" office:value="1.3843047618866" calcext:value-type="float">
            <text:p>1,3843047618866</text:p>
          </table:table-cell>
          <table:table-cell office:value-type="float" office:value="4.8699507117271" calcext:value-type="float">
            <text:p>4,8699507117271</text:p>
          </table:table-cell>
          <table:table-cell office:value-type="float" office:value="93.096051246497" calcext:value-type="float">
            <text:p>93,09605124649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56</text:p>
          </table:table-cell>
          <table:table-cell office:value-type="float" office:value="1.7080309987068" calcext:value-type="float">
            <text:p>1,7080309987068</text:p>
          </table:table-cell>
          <table:table-cell office:value-type="float" office:value="4.1956287622452" calcext:value-type="float">
            <text:p>4,1956287622452</text:p>
          </table:table-cell>
          <table:table-cell office:value-type="float" office:value="-67.627202173707" calcext:value-type="float">
            <text:p>-67,62720217370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67</text:p>
          </table:table-cell>
          <table:table-cell office:value-type="float" office:value="3.8297048211098" calcext:value-type="float">
            <text:p>3,8297048211098</text:p>
          </table:table-cell>
          <table:table-cell office:value-type="float" office:value="4.2403221130371" calcext:value-type="float">
            <text:p>4,2403221130371</text:p>
          </table:table-cell>
          <table:table-cell office:value-type="float" office:value="87.149166757134" calcext:value-type="float">
            <text:p>87,149166757134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78</text:p>
          </table:table-cell>
          <table:table-cell office:value-type="float" office:value="3.9413443207741" calcext:value-type="float">
            <text:p>3,9413443207741</text:p>
          </table:table-cell>
          <table:table-cell office:value-type="float" office:value="4.7460779547691" calcext:value-type="float">
            <text:p>4,7460779547691</text:p>
          </table:table-cell>
          <table:table-cell office:value-type="float" office:value="-4.9698061434327" calcext:value-type="float">
            <text:p>-4,969806143432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89</text:p>
          </table:table-cell>
          <table:table-cell office:value-type="float" office:value="7.2089827060699" calcext:value-type="float">
            <text:p>7,2089827060699</text:p>
          </table:table-cell>
          <table:table-cell office:value-type="float" office:value="4.4270604848862" calcext:value-type="float">
            <text:p>4,4270604848862</text:p>
          </table:table-cell>
          <table:table-cell office:value-type="float" office:value="98.950025382315" calcext:value-type="float">
            <text:p>98,95002538231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00</text:p>
          </table:table-cell>
          <table:table-cell office:value-type="float" office:value="10.085010528564" calcext:value-type="float">
            <text:p>10,085010528564</text:p>
          </table:table-cell>
          <table:table-cell office:value-type="float" office:value="5.9816133975983" calcext:value-type="float">
            <text:p>5,9816133975983</text:p>
          </table:table-cell>
          <table:table-cell office:value-type="float" office:value="-145.6442091875" calcext:value-type="float">
            <text:p>-145,64420918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11</text:p>
          </table:table-cell>
          <table:table-cell office:value-type="float" office:value="-1.5850079059601" calcext:value-type="float">
            <text:p>-1,5850079059601</text:p>
          </table:table-cell>
          <table:table-cell office:value-type="float" office:value="6.8944722414017" calcext:value-type="float">
            <text:p>6,8944722414017</text:p>
          </table:table-cell>
          <table:table-cell office:value-type="float" office:value="-7.7320372412918" calcext:value-type="float">
            <text:p>-7,7320372412918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22</text:p>
          </table:table-cell>
          <table:table-cell office:value-type="float" office:value="0.28669711202383" calcext:value-type="float">
            <text:p>0,28669711202383</text:p>
          </table:table-cell>
          <table:table-cell office:value-type="float" office:value="5.9476733207703" calcext:value-type="float">
            <text:p>5,9476733207703</text:p>
          </table:table-cell>
          <table:table-cell office:value-type="float" office:value="-121.18460873889" calcext:value-type="float">
            <text:p>-121,1846087388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33</text:p>
          </table:table-cell>
          <table:table-cell office:value-type="float" office:value="2.0442549884319" calcext:value-type="float">
            <text:p>2,0442549884319</text:p>
          </table:table-cell>
          <table:table-cell office:value-type="float" office:value="6.733962893486" calcext:value-type="float">
            <text:p>6,733962893486</text:p>
          </table:table-cell>
          <table:table-cell office:value-type="float" office:value="-150.19341335175" calcext:value-type="float">
            <text:p>-150,1934133517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44</text:p>
          </table:table-cell>
          <table:table-cell office:value-type="float" office:value="3.405382335186" calcext:value-type="float">
            <text:p>3,405382335186</text:p>
          </table:table-cell>
          <table:table-cell office:value-type="float" office:value="5.8605408668518" calcext:value-type="float">
            <text:p>5,8605408668518</text:p>
          </table:table-cell>
          <table:table-cell office:value-type="float" office:value="-77.596641649866" calcext:value-type="float">
            <text:p>-77,59664164986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55</text:p>
          </table:table-cell>
          <table:table-cell office:value-type="float" office:value="6.7544263601303" calcext:value-type="float">
            <text:p>6,7544263601303</text:p>
          </table:table-cell>
          <table:table-cell office:value-type="float" office:value="7.3173171281815" calcext:value-type="float">
            <text:p>7,3173171281815</text:p>
          </table:table-cell>
          <table:table-cell office:value-type="float" office:value="126.66783666914" calcext:value-type="float">
            <text:p>126,667836669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66</text:p>
          </table:table-cell>
          <table:table-cell office:value-type="float" office:value="4.6359485387802" calcext:value-type="float">
            <text:p>4,6359485387802</text:p>
          </table:table-cell>
          <table:table-cell office:value-type="float" office:value="6.4994198083878" calcext:value-type="float">
            <text:p>6,4994198083878</text:p>
          </table:table-cell>
          <table:table-cell office:value-type="float" office:value="36.975453993317" calcext:value-type="float">
            <text:p>36,9754539933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77</text:p>
          </table:table-cell>
          <table:table-cell office:value-type="float" office:value="7.1070420742035" calcext:value-type="float">
            <text:p>7,1070420742035</text:p>
          </table:table-cell>
          <table:table-cell office:value-type="float" office:value="5.9850656986237" calcext:value-type="float">
            <text:p>5,9850656986237</text:p>
          </table:table-cell>
          <table:table-cell office:value-type="float" office:value="2.0674101913431" calcext:value-type="float">
            <text:p>2,067410191343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88</text:p>
          </table:table-cell>
          <table:table-cell office:value-type="float" office:value="-1.5850093960762" calcext:value-type="float">
            <text:p>-1,5850093960762</text:p>
          </table:table-cell>
          <table:table-cell office:value-type="float" office:value="7.2445505857468" calcext:value-type="float">
            <text:p>7,2445505857468</text:p>
          </table:table-cell>
          <table:table-cell office:value-type="float" office:value="-9.4540641186344" calcext:value-type="float">
            <text:p>-9,454064118634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99</text:p>
          </table:table-cell>
          <table:table-cell office:value-type="float" office:value="1.5835919976234" calcext:value-type="float">
            <text:p>1,5835919976234</text:p>
          </table:table-cell>
          <table:table-cell office:value-type="float" office:value="7.2366762161255" calcext:value-type="float">
            <text:p>7,2366762161255</text:p>
          </table:table-cell>
          <table:table-cell office:value-type="float" office:value="100.18317183112" calcext:value-type="float">
            <text:p>100,1831718311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10</text:p>
          </table:table-cell>
          <table:table-cell office:value-type="float" office:value="3.3817619085312" calcext:value-type="float">
            <text:p>3,3817619085312</text:p>
          </table:table-cell>
          <table:table-cell office:value-type="float" office:value="6.3975381851196" calcext:value-type="float">
            <text:p>6,3975381851196</text:p>
          </table:table-cell>
          <table:table-cell office:value-type="float" office:value="142.71336452217" calcext:value-type="float">
            <text:p>142,713364522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21</text:p>
          </table:table-cell>
          <table:table-cell office:value-type="float" office:value="2.702462375164" calcext:value-type="float">
            <text:p>2,702462375164</text:p>
          </table:table-cell>
          <table:table-cell office:value-type="float" office:value="9.3591892719269" calcext:value-type="float">
            <text:p>9,3591892719269</text:p>
          </table:table-cell>
          <table:table-cell office:value-type="float" office:value="-69.207628061817" calcext:value-type="float">
            <text:p>-69,2076280618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32</text:p>
          </table:table-cell>
          <table:table-cell office:value-type="float" office:value="3.7165877223015" calcext:value-type="float">
            <text:p>3,7165877223015</text:p>
          </table:table-cell>
          <table:table-cell office:value-type="float" office:value="8.5451173782349" calcext:value-type="float">
            <text:p>8,5451173782349</text:p>
          </table:table-cell>
          <table:table-cell office:value-type="float" office:value="-36.166954192386" calcext:value-type="float">
            <text:p>-36,16695419238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43</text:p>
          </table:table-cell>
          <table:table-cell office:value-type="float" office:value="5.6380021572113" calcext:value-type="float">
            <text:p>5,6380021572113</text:p>
          </table:table-cell>
          <table:table-cell office:value-type="float" office:value="9.0272891521454" calcext:value-type="float">
            <text:p>9,0272891521454</text:p>
          </table:table-cell>
          <table:table-cell office:value-type="float" office:value="-77.399928099031" calcext:value-type="float">
            <text:p>-77,3999280990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54</text:p>
          </table:table-cell>
          <table:table-cell office:value-type="float" office:value="8.1123268604279" calcext:value-type="float">
            <text:p>8,1123268604279</text:p>
          </table:table-cell>
          <table:table-cell office:value-type="float" office:value="7.3880177736282" calcext:value-type="float">
            <text:p>7,3880177736282</text:p>
          </table:table-cell>
          <table:table-cell office:value-type="float" office:value="-123.1587965777" calcext:value-type="float">
            <text:p>-123,158796577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65</text:p>
          </table:table-cell>
          <table:table-cell office:value-type="float" office:value="-0.37117339670658" calcext:value-type="float">
            <text:p>-0,37117339670658</text:p>
          </table:table-cell>
          <table:table-cell office:value-type="float" office:value="8.3711636066437" calcext:value-type="float">
            <text:p>8,3711636066437</text:p>
          </table:table-cell>
          <table:table-cell office:value-type="float" office:value="51.178929532409" calcext:value-type="float">
            <text:p>51,1789295324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76</text:p>
          </table:table-cell>
          <table:table-cell office:value-type="float" office:value="0.63796445727348" calcext:value-type="float">
            <text:p>0,63796445727348</text:p>
          </table:table-cell>
          <table:table-cell office:value-type="float" office:value="7.566927075386" calcext:value-type="float">
            <text:p>7,566927075386</text:p>
          </table:table-cell>
          <table:table-cell office:value-type="float" office:value="76.78930015321" calcext:value-type="float">
            <text:p>76,7893001532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87</text:p>
          </table:table-cell>
          <table:table-cell office:value-type="float" office:value="1.9573640823364" calcext:value-type="float">
            <text:p>1,9573640823364</text:p>
          </table:table-cell>
          <table:table-cell office:value-type="float" office:value="8.5660135746002" calcext:value-type="float">
            <text:p>8,5660135746002</text:p>
          </table:table-cell>
          <table:table-cell office:value-type="float" office:value="-111.97323328371" calcext:value-type="float">
            <text:p>-111,9732332837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98</text:p>
          </table:table-cell>
          <table:table-cell office:value-type="float" office:value="1.9954630732536" calcext:value-type="float">
            <text:p>1,9954630732536</text:p>
          </table:table-cell>
          <table:table-cell office:value-type="float" office:value="9.1528064012527" calcext:value-type="float">
            <text:p>9,1528064012527</text:p>
          </table:table-cell>
          <table:table-cell office:value-type="float" office:value="71.007448396865" calcext:value-type="float">
            <text:p>71,00744839686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09</text:p>
          </table:table-cell>
          <table:table-cell office:value-type="float" office:value="3.9668080210686" calcext:value-type="float">
            <text:p>3,9668080210686</text:p>
          </table:table-cell>
          <table:table-cell office:value-type="float" office:value="10.463700294495" calcext:value-type="float">
            <text:p>10,463700294495</text:p>
          </table:table-cell>
          <table:table-cell office:value-type="float" office:value="-139.02802983667" calcext:value-type="float">
            <text:p>-139,028029836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20</text:p>
          </table:table-cell>
          <table:table-cell office:value-type="float" office:value="6.7827832698822" calcext:value-type="float">
            <text:p>6,7827832698822</text:p>
          </table:table-cell>
          <table:table-cell office:value-type="float" office:value="8.0187606811523" calcext:value-type="float">
            <text:p>8,0187606811523</text:p>
          </table:table-cell>
          <table:table-cell office:value-type="float" office:value="-4.2103173056985" calcext:value-type="float">
            <text:p>-4,210317305698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31</text:p>
          </table:table-cell>
          <table:table-cell office:value-type="float" office:value="7.3505699634552" calcext:value-type="float">
            <text:p>7,3505699634552</text:p>
          </table:table-cell>
          <table:table-cell office:value-type="float" office:value="7.7001601457596" calcext:value-type="float">
            <text:p>7,7001601457596</text:p>
          </table:table-cell>
          <table:table-cell office:value-type="float" office:value="0.12798532161411" calcext:value-type="float">
            <text:p>0,1279853216141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42</text:p>
          </table:table-cell>
          <table:table-cell office:value-type="float" office:value="-1.5814378857613" calcext:value-type="float">
            <text:p>-1,5814378857613</text:p>
          </table:table-cell>
          <table:table-cell office:value-type="float" office:value="9.1971457004547" calcext:value-type="float">
            <text:p>9,1971457004547</text:p>
          </table:table-cell>
          <table:table-cell office:value-type="float" office:value="36.610120041355" calcext:value-type="float">
            <text:p>36,6101200413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53</text:p>
          </table:table-cell>
          <table:table-cell office:value-type="float" office:value="1.4716596901417" calcext:value-type="float">
            <text:p>1,4716596901417</text:p>
          </table:table-cell>
          <table:table-cell office:value-type="float" office:value="10.775837898254" calcext:value-type="float">
            <text:p>10,775837898254</text:p>
          </table:table-cell>
          <table:table-cell office:value-type="float" office:value="94.083903701442" calcext:value-type="float">
            <text:p>94,08390370144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</text:p>
          </table:table-cell>
          <table:table-cell office:value-type="float" office:value="0.35886652767658" calcext:value-type="float">
            <text:p>0,35886652767658</text:p>
          </table:table-cell>
          <table:table-cell office:value-type="float" office:value="0.75548052787781" calcext:value-type="float">
            <text:p>0,75548052787781</text:p>
          </table:table-cell>
          <table:table-cell office:value-type="float" office:value="157.12758993647" calcext:value-type="float">
            <text:p>157,12758993647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14</text:p>
          </table:table-cell>
          <table:table-cell office:value-type="float" office:value="-0.42711455374956" calcext:value-type="float">
            <text:p>-0,42711455374956</text:p>
          </table:table-cell>
          <table:table-cell office:value-type="float" office:value="-0.58501582592726" calcext:value-type="float">
            <text:p>-0,58501582592726</text:p>
          </table:table-cell>
          <table:table-cell office:value-type="float" office:value="56.969449778271" calcext:value-type="float">
            <text:p>56,96944977827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25</text:p>
          </table:table-cell>
          <table:table-cell office:value-type="float" office:value="0.029530639294535" calcext:value-type="float">
            <text:p>0,029530639294535</text:p>
          </table:table-cell>
          <table:table-cell office:value-type="float" office:value="-0.57084828615189" calcext:value-type="float">
            <text:p>-0,57084828615189</text:p>
          </table:table-cell>
          <table:table-cell office:value-type="float" office:value="6.3952857711513" calcext:value-type="float">
            <text:p>6,39528577115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36</text:p>
          </table:table-cell>
          <table:table-cell office:value-type="float" office:value="1.6440999507904" calcext:value-type="float">
            <text:p>1,6440999507904</text:p>
          </table:table-cell>
          <table:table-cell office:value-type="float" office:value="-0.53543519228697" calcext:value-type="float">
            <text:p>-0,53543519228697</text:p>
          </table:table-cell>
          <table:table-cell office:value-type="float" office:value="-2.7656165325338" calcext:value-type="float">
            <text:p>-2,76561653253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47</text:p>
          </table:table-cell>
          <table:table-cell office:value-type="float" office:value="5.8768749237061" calcext:value-type="float">
            <text:p>5,8768749237061</text:p>
          </table:table-cell>
          <table:table-cell office:value-type="float" office:value="0.03770959796384" calcext:value-type="float">
            <text:p>0,03770959796384</text:p>
          </table:table-cell>
          <table:table-cell office:value-type="float" office:value="50.301109149957" calcext:value-type="float">
            <text:p>50,301109149957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58</text:p>
          </table:table-cell>
          <table:table-cell office:value-type="float" office:value="4.953695833683" calcext:value-type="float">
            <text:p>4,953695833683</text:p>
          </table:table-cell>
          <table:table-cell office:value-type="float" office:value="-0.40475368499756" calcext:value-type="float">
            <text:p>-0,40475368499756</text:p>
          </table:table-cell>
          <table:table-cell office:value-type="float" office:value="60.136157995576" calcext:value-type="float">
            <text:p>60,13615799557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69</text:p>
          </table:table-cell>
          <table:table-cell office:value-type="float" office:value="9.7058981657028" calcext:value-type="float">
            <text:p>9,7058981657028</text:p>
          </table:table-cell>
          <table:table-cell office:value-type="float" office:value="0.42649548500776" calcext:value-type="float">
            <text:p>0,42649548500776</text:p>
          </table:table-cell>
          <table:table-cell office:value-type="float" office:value="-150.42966642198" calcext:value-type="float">
            <text:p>-150,429666421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80</text:p>
          </table:table-cell>
          <table:table-cell office:value-type="float" office:value="-0.62628611922264" calcext:value-type="float">
            <text:p>-0,62628611922264</text:p>
          </table:table-cell>
          <table:table-cell office:value-type="float" office:value="1.1728602647781" calcext:value-type="float">
            <text:p>1,1728602647781</text:p>
          </table:table-cell>
          <table:table-cell office:value-type="float" office:value="-33.610863670422" calcext:value-type="float">
            <text:p>-33,610863670422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91</text:p>
          </table:table-cell>
          <table:table-cell office:value-type="float" office:value="1.7427216470242" calcext:value-type="float">
            <text:p>1,7427216470242</text:p>
          </table:table-cell>
          <table:table-cell office:value-type="float" office:value="1.5799607336521" calcext:value-type="float">
            <text:p>1,5799607336521</text:p>
          </table:table-cell>
          <table:table-cell office:value-type="float" office:value="-55.304037157897" calcext:value-type="float">
            <text:p>-55,30403715789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02</text:p>
          </table:table-cell>
          <table:table-cell office:value-type="float" office:value="1.3281540572643" calcext:value-type="float">
            <text:p>1,3281540572643</text:p>
          </table:table-cell>
          <table:table-cell office:value-type="float" office:value="3.5921496152878" calcext:value-type="float">
            <text:p>3,5921496152878</text:p>
          </table:table-cell>
          <table:table-cell office:value-type="float" office:value="13.982207816877" calcext:value-type="float">
            <text:p>13,9822078168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13</text:p>
          </table:table-cell>
          <table:table-cell office:value-type="float" office:value="0.84947094321251" calcext:value-type="float">
            <text:p>0,84947094321251</text:p>
          </table:table-cell>
          <table:table-cell office:value-type="float" office:value="1.7500479519367" calcext:value-type="float">
            <text:p>1,7500479519367</text:p>
          </table:table-cell>
          <table:table-cell office:value-type="float" office:value="-58.262110515765" calcext:value-type="float">
            <text:p>-58,26211051576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24</text:p>
          </table:table-cell>
          <table:table-cell office:value-type="float" office:value="5.2316784858704" calcext:value-type="float">
            <text:p>5,2316784858704</text:p>
          </table:table-cell>
          <table:table-cell office:value-type="float" office:value="0.23375963792205" calcext:value-type="float">
            <text:p>0,23375963792205</text:p>
          </table:table-cell>
          <table:table-cell office:value-type="float" office:value="25.521290530065" calcext:value-type="float">
            <text:p>25,52129053006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35</text:p>
          </table:table-cell>
          <table:table-cell office:value-type="float" office:value="5.4980212450027" calcext:value-type="float">
            <text:p>5,4980212450027</text:p>
          </table:table-cell>
          <table:table-cell office:value-type="float" office:value="2.8646740317345" calcext:value-type="float">
            <text:p>2,8646740317345</text:p>
          </table:table-cell>
          <table:table-cell office:value-type="float" office:value="13.482924005029" calcext:value-type="float">
            <text:p>13,4829240050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46</text:p>
          </table:table-cell>
          <table:table-cell office:value-type="float" office:value="8.3422982692719" calcext:value-type="float">
            <text:p>8,3422982692719</text:p>
          </table:table-cell>
          <table:table-cell office:value-type="float" office:value="0.85095688700676" calcext:value-type="float">
            <text:p>0,85095688700676</text:p>
          </table:table-cell>
          <table:table-cell office:value-type="float" office:value="-34.79712442228" calcext:value-type="float">
            <text:p>-34,7971244222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57</text:p>
          </table:table-cell>
          <table:table-cell office:value-type="float" office:value="-0.53938500583172" calcext:value-type="float">
            <text:p>-0,53938500583172</text:p>
          </table:table-cell>
          <table:table-cell office:value-type="float" office:value="1.5370364487171" calcext:value-type="float">
            <text:p>1,5370364487171</text:p>
          </table:table-cell>
          <table:table-cell office:value-type="float" office:value="110.08368024401" calcext:value-type="float">
            <text:p>110,08368024401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68</text:p>
          </table:table-cell>
          <table:table-cell office:value-type="float" office:value="1.1418783664703" calcext:value-type="float">
            <text:p>1,1418783664703</text:p>
          </table:table-cell>
          <table:table-cell office:value-type="float" office:value="2.6946097612381" calcext:value-type="float">
            <text:p>2,6946097612381</text:p>
          </table:table-cell>
          <table:table-cell office:value-type="float" office:value="-160.46428528561" calcext:value-type="float">
            <text:p>-160,4642852856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79</text:p>
          </table:table-cell>
          <table:table-cell office:value-type="float" office:value="1.5954385697842" calcext:value-type="float">
            <text:p>1,5954385697842</text:p>
          </table:table-cell>
          <table:table-cell office:value-type="float" office:value="2.5848487019539" calcext:value-type="float">
            <text:p>2,5848487019539</text:p>
          </table:table-cell>
          <table:table-cell office:value-type="float" office:value="6.5270065786732" calcext:value-type="float">
            <text:p>6,527006578673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90</text:p>
          </table:table-cell>
          <table:table-cell office:value-type="float" office:value="4.7138127684593" calcext:value-type="float">
            <text:p>4,7138127684593</text:p>
          </table:table-cell>
          <table:table-cell office:value-type="float" office:value="3.9146721363068" calcext:value-type="float">
            <text:p>3,9146721363068</text:p>
          </table:table-cell>
          <table:table-cell office:value-type="float" office:value="-159.41298235754" calcext:value-type="float">
            <text:p>-159,41298235754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01</text:p>
          </table:table-cell>
          <table:table-cell office:value-type="float" office:value="5.6336611509323" calcext:value-type="float">
            <text:p>5,6336611509323</text:p>
          </table:table-cell>
          <table:table-cell office:value-type="float" office:value="4.050424695015" calcext:value-type="float">
            <text:p>4,050424695015</text:p>
          </table:table-cell>
          <table:table-cell office:value-type="float" office:value="-53.378846614983" calcext:value-type="float">
            <text:p>-53,37884661498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12</text:p>
          </table:table-cell>
          <table:table-cell office:value-type="float" office:value="6.8726599216461" calcext:value-type="float">
            <text:p>6,8726599216461</text:p>
          </table:table-cell>
          <table:table-cell office:value-type="float" office:value="3.676341176033" calcext:value-type="float">
            <text:p>3,676341176033</text:p>
          </table:table-cell>
          <table:table-cell office:value-type="float" office:value="77.19380460727" calcext:value-type="float">
            <text:p>77,1938046072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23</text:p>
          </table:table-cell>
          <table:table-cell office:value-type="float" office:value="8.436444401741" calcext:value-type="float">
            <text:p>8,436444401741</text:p>
          </table:table-cell>
          <table:table-cell office:value-type="float" office:value="4.7821244597435" calcext:value-type="float">
            <text:p>4,7821244597435</text:p>
          </table:table-cell>
          <table:table-cell office:value-type="float" office:value="-77.524116084834" calcext:value-type="float">
            <text:p>-77,52411608483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34</text:p>
          </table:table-cell>
          <table:table-cell office:value-type="float" office:value="0.4738611727953" calcext:value-type="float">
            <text:p>0,4738611727953</text:p>
          </table:table-cell>
          <table:table-cell office:value-type="float" office:value="3.8559806346893" calcext:value-type="float">
            <text:p>3,8559806346893</text:p>
          </table:table-cell>
          <table:table-cell office:value-type="float" office:value="112.42735006247" calcext:value-type="float">
            <text:p>112,42735006247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45</text:p>
          </table:table-cell>
          <table:table-cell office:value-type="float" office:value="1.2511804699898" calcext:value-type="float">
            <text:p>1,2511804699898</text:p>
          </table:table-cell>
          <table:table-cell office:value-type="float" office:value="4.6677431464195" calcext:value-type="float">
            <text:p>4,6677431464195</text:p>
          </table:table-cell>
          <table:table-cell office:value-type="float" office:value="32.858194818922" calcext:value-type="float">
            <text:p>32,85819481892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56</text:p>
          </table:table-cell>
          <table:table-cell office:value-type="float" office:value="1.8989387154579" calcext:value-type="float">
            <text:p>1,8989387154579</text:p>
          </table:table-cell>
          <table:table-cell office:value-type="float" office:value="4.3085485696793" calcext:value-type="float">
            <text:p>4,3085485696793</text:p>
          </table:table-cell>
          <table:table-cell office:value-type="float" office:value="-158.35738789504" calcext:value-type="float">
            <text:p>-158,35738789504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67</text:p>
          </table:table-cell>
          <table:table-cell office:value-type="float" office:value="4.0480336546898" calcext:value-type="float">
            <text:p>4,0480336546898</text:p>
          </table:table-cell>
          <table:table-cell office:value-type="float" office:value="4.1979569196701" calcext:value-type="float">
            <text:p>4,1979569196701</text:p>
          </table:table-cell>
          <table:table-cell office:value-type="float" office:value="177.8631225513" calcext:value-type="float">
            <text:p>177,8631225513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78</text:p>
          </table:table-cell>
          <table:table-cell office:value-type="float" office:value="3.7017184495926" calcext:value-type="float">
            <text:p>3,7017184495926</text:p>
          </table:table-cell>
          <table:table-cell office:value-type="float" office:value="4.9824133515358" calcext:value-type="float">
            <text:p>4,9824133515358</text:p>
          </table:table-cell>
          <table:table-cell office:value-type="float" office:value="-39.549503356788" calcext:value-type="float">
            <text:p>-39,549503356788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89</text:p>
          </table:table-cell>
          <table:table-cell office:value-type="float" office:value="7.0808190107346" calcext:value-type="float">
            <text:p>7,0808190107346</text:p>
          </table:table-cell>
          <table:table-cell office:value-type="float" office:value="4.2639866471291" calcext:value-type="float">
            <text:p>4,2639866471291</text:p>
          </table:table-cell>
          <table:table-cell office:value-type="float" office:value="34.513022109961" calcext:value-type="float">
            <text:p>34,513022109961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00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6.2253779172897" calcext:value-type="float">
            <text:p>6,2253779172897</text:p>
          </table:table-cell>
          <table:table-cell office:value-type="float" office:value="-145.43489437954" calcext:value-type="float">
            <text:p>-145,434894379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11</text:p>
          </table:table-cell>
          <table:table-cell office:value-type="float" office:value="-1.5647569298744" calcext:value-type="float">
            <text:p>-1,5647569298744</text:p>
          </table:table-cell>
          <table:table-cell office:value-type="float" office:value="7.1101385354996" calcext:value-type="float">
            <text:p>7,1101385354996</text:p>
          </table:table-cell>
          <table:table-cell office:value-type="float" office:value="-84.271610922115" calcext:value-type="float">
            <text:p>-84,271610922115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22</text:p>
          </table:table-cell>
          <table:table-cell office:value-type="float" office:value="0.50257861614227" calcext:value-type="float">
            <text:p>0,50257861614227</text:p>
          </table:table-cell>
          <table:table-cell office:value-type="float" office:value="6.2484055757523" calcext:value-type="float">
            <text:p>6,2484055757523</text:p>
          </table:table-cell>
          <table:table-cell office:value-type="float" office:value="-132.4841505403" calcext:value-type="float">
            <text:p>-132,484150540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33</text:p>
          </table:table-cell>
          <table:table-cell office:value-type="float" office:value="2.3859520256519" calcext:value-type="float">
            <text:p>2,3859520256519</text:p>
          </table:table-cell>
          <table:table-cell office:value-type="float" office:value="6.9155192375183" calcext:value-type="float">
            <text:p>6,9155192375183</text:p>
          </table:table-cell>
          <table:table-cell office:value-type="float" office:value="-154.86383286251" calcext:value-type="float">
            <text:p>-154,86383286251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44</text:p>
          </table:table-cell>
          <table:table-cell office:value-type="float" office:value="3.1837373971939" calcext:value-type="float">
            <text:p>3,1837373971939</text:p>
          </table:table-cell>
          <table:table-cell office:value-type="float" office:value="5.8437740802765" calcext:value-type="float">
            <text:p>5,8437740802765</text:p>
          </table:table-cell>
          <table:table-cell office:value-type="float" office:value="13.102829361417" calcext:value-type="float">
            <text:p>13,102829361417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55</text:p>
          </table:table-cell>
          <table:table-cell office:value-type="float" office:value="6.5964192152023" calcext:value-type="float">
            <text:p>6,5964192152023</text:p>
          </table:table-cell>
          <table:table-cell office:value-type="float" office:value="7.1609079837799" calcext:value-type="float">
            <text:p>7,1609079837799</text:p>
          </table:table-cell>
          <table:table-cell office:value-type="float" office:value="35.850665371889" calcext:value-type="float">
            <text:p>35,850665371889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66</text:p>
          </table:table-cell>
          <table:table-cell office:value-type="float" office:value="4.5295342803001" calcext:value-type="float">
            <text:p>4,5295342803001</text:p>
          </table:table-cell>
          <table:table-cell office:value-type="float" office:value="6.210401058197" calcext:value-type="float">
            <text:p>6,210401058197</text:p>
          </table:table-cell>
          <table:table-cell office:value-type="float" office:value="77.777603629288" calcext:value-type="float">
            <text:p>77,7776036292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77</text:p>
          </table:table-cell>
          <table:table-cell office:value-type="float" office:value="6.7088079452515" calcext:value-type="float">
            <text:p>6,7088079452515</text:p>
          </table:table-cell>
          <table:table-cell office:value-type="float" office:value="5.9704715013504" calcext:value-type="float">
            <text:p>5,9704715013504</text:p>
          </table:table-cell>
          <table:table-cell office:value-type="float" office:value="2.0896261854536" calcext:value-type="float">
            <text:p>2,0896261854536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88</text:p>
          </table:table-cell>
          <table:table-cell office:value-type="float" office:value="-1.5244546532631" calcext:value-type="float">
            <text:p>-1,5244546532631</text:p>
          </table:table-cell>
          <table:table-cell office:value-type="float" office:value="7.4370765686035" calcext:value-type="float">
            <text:p>7,4370765686035</text:p>
          </table:table-cell>
          <table:table-cell office:value-type="float" office:value="-100.03866739334" calcext:value-type="float">
            <text:p>-100,03866739334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99</text:p>
          </table:table-cell>
          <table:table-cell office:value-type="float" office:value="1.6529116034508" calcext:value-type="float">
            <text:p>1,6529116034508</text:p>
          </table:table-cell>
          <table:table-cell office:value-type="float" office:value="6.8448448181152" calcext:value-type="float">
            <text:p>6,8448448181152</text:p>
          </table:table-cell>
          <table:table-cell office:value-type="float" office:value="100.1835135138" calcext:value-type="float">
            <text:p>100,1835135138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10</text:p>
          </table:table-cell>
          <table:table-cell office:value-type="float" office:value="3.5404205322266" calcext:value-type="float">
            <text:p>3,5404205322266</text:p>
          </table:table-cell>
          <table:table-cell office:value-type="float" office:value="6.55317902565" calcext:value-type="float">
            <text:p>6,55317902565</text:p>
          </table:table-cell>
          <table:table-cell office:value-type="float" office:value="-126.65343132748" calcext:value-type="float">
            <text:p>-126,6534313274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21</text:p>
          </table:table-cell>
          <table:table-cell office:value-type="float" office:value="2.5622716546059" calcext:value-type="float">
            <text:p>2,5622716546059</text:p>
          </table:table-cell>
          <table:table-cell office:value-type="float" office:value="9.7314804792404" calcext:value-type="float">
            <text:p>9,7314804792404</text:p>
          </table:table-cell>
          <table:table-cell office:value-type="float" office:value="-69.192416349034" calcext:value-type="float">
            <text:p>-69,1924163490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32</text:p>
          </table:table-cell>
          <table:table-cell office:value-type="float" office:value="3.4198027849197" calcext:value-type="float">
            <text:p>3,4198027849197</text:p>
          </table:table-cell>
          <table:table-cell office:value-type="float" office:value="8.6895990371704" calcext:value-type="float">
            <text:p>8,6895990371704</text:p>
          </table:table-cell>
          <table:table-cell office:value-type="float" office:value="-23.451764682296" calcext:value-type="float">
            <text:p>-23,45176468229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43</text:p>
          </table:table-cell>
          <table:table-cell office:value-type="float" office:value="5.4952609539032" calcext:value-type="float">
            <text:p>5,4952609539032</text:p>
          </table:table-cell>
          <table:table-cell office:value-type="float" office:value="9.2049664258957" calcext:value-type="float">
            <text:p>9,2049664258957</text:p>
          </table:table-cell>
          <table:table-cell office:value-type="float" office:value="-47.450368571433" calcext:value-type="float">
            <text:p>-47,4503685714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54</text:p>
          </table:table-cell>
          <table:table-cell office:value-type="float" office:value="8.2414186000824" calcext:value-type="float">
            <text:p>8,2414186000824</text:p>
          </table:table-cell>
          <table:table-cell office:value-type="float" office:value="7.7078688144684" calcext:value-type="float">
            <text:p>7,7078688144684</text:p>
          </table:table-cell>
          <table:table-cell office:value-type="float" office:value="-101.93419304623" calcext:value-type="float">
            <text:p>-101,9341930462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65</text:p>
          </table:table-cell>
          <table:table-cell office:value-type="float" office:value="-0.59030909091234" calcext:value-type="float">
            <text:p>-0,59030909091234</text:p>
          </table:table-cell>
          <table:table-cell office:value-type="float" office:value="8.2588827610016" calcext:value-type="float">
            <text:p>8,2588827610016</text:p>
          </table:table-cell>
          <table:table-cell office:value-type="float" office:value="23.520731622246" calcext:value-type="float">
            <text:p>23,5207316222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76</text:p>
          </table:table-cell>
          <table:table-cell office:value-type="float" office:value="0.51776070147753" calcext:value-type="float">
            <text:p>0,51776070147753</text:p>
          </table:table-cell>
          <table:table-cell office:value-type="float" office:value="7.2249400615692" calcext:value-type="float">
            <text:p>7,2249400615692</text:p>
          </table:table-cell>
          <table:table-cell office:value-type="float" office:value="62.108213734475" calcext:value-type="float">
            <text:p>62,10821373447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87</text:p>
          </table:table-cell>
          <table:table-cell office:value-type="float" office:value="1.7706850171089" calcext:value-type="float">
            <text:p>1,7706850171089</text:p>
          </table:table-cell>
          <table:table-cell office:value-type="float" office:value="8.6802798509598" calcext:value-type="float">
            <text:p>8,6802798509598</text:p>
          </table:table-cell>
          <table:table-cell office:value-type="float" office:value="-22.403887123059" calcext:value-type="float">
            <text:p>-22,403887123059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98</text:p>
          </table:table-cell>
          <table:table-cell office:value-type="float" office:value="1.7786784470081" calcext:value-type="float">
            <text:p>1,7786784470081</text:p>
          </table:table-cell>
          <table:table-cell office:value-type="float" office:value="9.1866481304169" calcext:value-type="float">
            <text:p>9,1866481304169</text:p>
          </table:table-cell>
          <table:table-cell office:value-type="float" office:value="-17.769679142411" calcext:value-type="float">
            <text:p>-17,76967914241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09</text:p>
          </table:table-cell>
          <table:table-cell office:value-type="float" office:value="4.2612248659134" calcext:value-type="float">
            <text:p>4,2612248659134</text:p>
          </table:table-cell>
          <table:table-cell office:value-type="float" office:value="10.536434650421" calcext:value-type="float">
            <text:p>10,536434650421</text:p>
          </table:table-cell>
          <table:table-cell office:value-type="float" office:value="-171.0474688536" calcext:value-type="float">
            <text:p>-171,04746885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20</text:p>
          </table:table-cell>
          <table:table-cell office:value-type="float" office:value="6.7679131031036" calcext:value-type="float">
            <text:p>6,7679131031036</text:p>
          </table:table-cell>
          <table:table-cell office:value-type="float" office:value="8.2402074337006" calcext:value-type="float">
            <text:p>8,2402074337006</text:p>
          </table:table-cell>
          <table:table-cell office:value-type="float" office:value="-94.950711651213" calcext:value-type="float">
            <text:p>-94,950711651213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31</text:p>
          </table:table-cell>
          <table:table-cell office:value-type="float" office:value="7.1273475885391" calcext:value-type="float">
            <text:p>7,1273475885391</text:p>
          </table:table-cell>
          <table:table-cell office:value-type="float" office:value="7.8228050470352" calcext:value-type="float">
            <text:p>7,8228050470352</text:p>
          </table:table-cell>
          <table:table-cell office:value-type="float" office:value="-43.86375967864" calcext:value-type="float">
            <text:p>-43,86375967864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42</text:p>
          </table:table-cell>
          <table:table-cell office:value-type="float" office:value="-1.5850047767162" calcext:value-type="float">
            <text:p>-1,5850047767162</text:p>
          </table:table-cell>
          <table:table-cell office:value-type="float" office:value="8.9345026016235" calcext:value-type="float">
            <text:p>8,9345026016235</text:p>
          </table:table-cell>
          <table:table-cell office:value-type="float" office:value="32.915799101447" calcext:value-type="float">
            <text:p>32,9157991014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53</text:p>
          </table:table-cell>
          <table:table-cell office:value-type="float" office:value="1.2923994660378" calcext:value-type="float">
            <text:p>1,2923994660378</text:p>
          </table:table-cell>
          <table:table-cell office:value-type="float" office:value="10.624964237213" calcext:value-type="float">
            <text:p>10,624964237213</text:p>
          </table:table-cell>
          <table:table-cell office:value-type="float" office:value="33.293027027397" calcext:value-type="float">
            <text:p>33,29302702739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5</text:p>
          </table:table-cell>
          <table:table-cell office:value-type="float" office:value="0.3876905888319" calcext:value-type="float">
            <text:p>0,3876905888319</text:p>
          </table:table-cell>
          <table:table-cell office:value-type="float" office:value="0.4598668217659" calcext:value-type="float">
            <text:p>0,4598668217659</text:p>
          </table:table-cell>
          <table:table-cell office:value-type="float" office:value="99.952542857759" calcext:value-type="float">
            <text:p>99,952542857759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914</text:p>
          </table:table-cell>
          <table:table-cell office:value-type="float" office:value="-0.38995407521725" calcext:value-type="float">
            <text:p>-0,38995407521725</text:p>
          </table:table-cell>
          <table:table-cell office:value-type="float" office:value="-0.56351542472839" calcext:value-type="float">
            <text:p>-0,56351542472839</text:p>
          </table:table-cell>
          <table:table-cell office:value-type="float" office:value="116.97502348833" calcext:value-type="float">
            <text:p>116,97502348833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925</text:p>
          </table:table-cell>
          <table:table-cell office:value-type="float" office:value="-0.083287619054317" calcext:value-type="float">
            <text:p>-0,083287619054317</text:p>
          </table:table-cell>
          <table:table-cell office:value-type="float" office:value="-0.4179884493351" calcext:value-type="float">
            <text:p>-0,4179884493351</text:p>
          </table:table-cell>
          <table:table-cell office:value-type="float" office:value="-50.933628704897" calcext:value-type="float">
            <text:p>-50,93362870489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936</text:p>
          </table:table-cell>
          <table:table-cell office:value-type="float" office:value="1.3676957786083" calcext:value-type="float">
            <text:p>1,3676957786083</text:p>
          </table:table-cell>
          <table:table-cell office:value-type="float" office:value="-0.37424229085445" calcext:value-type="float">
            <text:p>-0,37424229085445</text:p>
          </table:table-cell>
          <table:table-cell office:value-type="float" office:value="-37.67273266604" calcext:value-type="float">
            <text:p>-37,672732666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947</text:p>
          </table:table-cell>
          <table:table-cell office:value-type="float" office:value="6.0259616374969" calcext:value-type="float">
            <text:p>6,0259616374969</text:p>
          </table:table-cell>
          <table:table-cell office:value-type="float" office:value="-0.12741821818054" calcext:value-type="float">
            <text:p>-0,12741821818054</text:p>
          </table:table-cell>
          <table:table-cell office:value-type="float" office:value="141.03727431814" calcext:value-type="float">
            <text:p>141,0372743181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958</text:p>
          </table:table-cell>
          <table:table-cell office:value-type="float" office:value="4.8730897903442" calcext:value-type="float">
            <text:p>4,8730897903442</text:p>
          </table:table-cell>
          <table:table-cell office:value-type="float" office:value="-0.58500207960606" calcext:value-type="float">
            <text:p>-0,58500207960606</text:p>
          </table:table-cell>
          <table:table-cell office:value-type="float" office:value="83.281523862462" calcext:value-type="float">
            <text:p>83,28152386246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969</text:p>
          </table:table-cell>
          <table:table-cell office:value-type="float" office:value="10.022765398026" calcext:value-type="float">
            <text:p>10,022765398026</text:p>
          </table:table-cell>
          <table:table-cell office:value-type="float" office:value="0.64910754561424" calcext:value-type="float">
            <text:p>0,64910754561424</text:p>
          </table:table-cell>
          <table:table-cell office:value-type="float" office:value="-148.73198187275" calcext:value-type="float">
            <text:p>-148,731981872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980</text:p>
          </table:table-cell>
          <table:table-cell office:value-type="float" office:value="-0.65063253045082" calcext:value-type="float">
            <text:p>-0,65063253045082</text:p>
          </table:table-cell>
          <table:table-cell office:value-type="float" office:value="1.3512215018272" calcext:value-type="float">
            <text:p>1,3512215018272</text:p>
          </table:table-cell>
          <table:table-cell office:value-type="float" office:value="-63.253903085259" calcext:value-type="float">
            <text:p>-63,253903085259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991</text:p>
          </table:table-cell>
          <table:table-cell office:value-type="float" office:value="1.5587317943573" calcext:value-type="float">
            <text:p>1,5587317943573</text:p>
          </table:table-cell>
          <table:table-cell office:value-type="float" office:value="1.8307015299797" calcext:value-type="float">
            <text:p>1,8307015299797</text:p>
          </table:table-cell>
          <table:table-cell office:value-type="float" office:value="-54.109647775152" calcext:value-type="float">
            <text:p>-54,10964777515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002</text:p>
          </table:table-cell>
          <table:table-cell office:value-type="float" office:value="1.1313559114933" calcext:value-type="float">
            <text:p>1,1313559114933</text:p>
          </table:table-cell>
          <table:table-cell office:value-type="float" office:value="3.3182182908058" calcext:value-type="float">
            <text:p>3,3182182908058</text:p>
          </table:table-cell>
          <table:table-cell office:value-type="float" office:value="48.955849781158" calcext:value-type="float">
            <text:p>48,95584978115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013</text:p>
          </table:table-cell>
          <table:table-cell office:value-type="float" office:value="0.88635936379433" calcext:value-type="float">
            <text:p>0,88635936379433</text:p>
          </table:table-cell>
          <table:table-cell office:value-type="float" office:value="2.0416104793549" calcext:value-type="float">
            <text:p>2,0416104793549</text:p>
          </table:table-cell>
          <table:table-cell office:value-type="float" office:value="-106.33133475188" calcext:value-type="float">
            <text:p>-106,3313347518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024</text:p>
          </table:table-cell>
          <table:table-cell office:value-type="float" office:value="5.1093757152557" calcext:value-type="float">
            <text:p>5,1093757152557</text:p>
          </table:table-cell>
          <table:table-cell office:value-type="float" office:value="0.4184503108263" calcext:value-type="float">
            <text:p>0,4184503108263</text:p>
          </table:table-cell>
          <table:table-cell office:value-type="float" office:value="-65.269858214506" calcext:value-type="float">
            <text:p>-65,269858214506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035</text:p>
          </table:table-cell>
          <table:table-cell office:value-type="float" office:value="5.3031241893768" calcext:value-type="float">
            <text:p>5,3031241893768</text:p>
          </table:table-cell>
          <table:table-cell office:value-type="float" office:value="2.7978321909904" calcext:value-type="float">
            <text:p>2,7978321909904</text:p>
          </table:table-cell>
          <table:table-cell office:value-type="float" office:value="19.180355368146" calcext:value-type="float">
            <text:p>19,180355368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046</text:p>
          </table:table-cell>
          <table:table-cell office:value-type="float" office:value="8.2431298494339" calcext:value-type="float">
            <text:p>8,2431298494339</text:p>
          </table:table-cell>
          <table:table-cell office:value-type="float" office:value="1.1344490200281" calcext:value-type="float">
            <text:p>1,1344490200281</text:p>
          </table:table-cell>
          <table:table-cell office:value-type="float" office:value="-79.258586191068" calcext:value-type="float">
            <text:p>-79,25858619106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057</text:p>
          </table:table-cell>
          <table:table-cell office:value-type="float" office:value="-0.32843463122845" calcext:value-type="float">
            <text:p>-0,32843463122845</text:p>
          </table:table-cell>
          <table:table-cell office:value-type="float" office:value="1.6138781607151" calcext:value-type="float">
            <text:p>1,6138781607151</text:p>
          </table:table-cell>
          <table:table-cell office:value-type="float" office:value="-157.92167414526" calcext:value-type="float">
            <text:p>-157,92167414526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068</text:p>
          </table:table-cell>
          <table:table-cell office:value-type="float" office:value="1.2366653978825" calcext:value-type="float">
            <text:p>1,2366653978825</text:p>
          </table:table-cell>
          <table:table-cell office:value-type="float" office:value="2.5426137447357" calcext:value-type="float">
            <text:p>2,5426137447357</text:p>
          </table:table-cell>
          <table:table-cell office:value-type="float" office:value="119.76870305979" calcext:value-type="float">
            <text:p>119,7687030597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079</text:p>
          </table:table-cell>
          <table:table-cell office:value-type="float" office:value="1.56544521451" calcext:value-type="float">
            <text:p>1,56544521451</text:p>
          </table:table-cell>
          <table:table-cell office:value-type="float" office:value="2.7630975842476" calcext:value-type="float">
            <text:p>2,7630975842476</text:p>
          </table:table-cell>
          <table:table-cell office:value-type="float" office:value="-80.772397624459" calcext:value-type="float">
            <text:p>-80,772397624459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090</text:p>
          </table:table-cell>
          <table:table-cell office:value-type="float" office:value="5.0067168474197" calcext:value-type="float">
            <text:p>5,0067168474197</text:p>
          </table:table-cell>
          <table:table-cell office:value-type="float" office:value="3.9381092786789" calcext:value-type="float">
            <text:p>3,9381092786789</text:p>
          </table:table-cell>
          <table:table-cell office:value-type="float" office:value="168.82275927598" calcext:value-type="float">
            <text:p>168,82275927598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101</text:p>
          </table:table-cell>
          <table:table-cell office:value-type="float" office:value="5.4497450590134" calcext:value-type="float">
            <text:p>5,4497450590134</text:p>
          </table:table-cell>
          <table:table-cell office:value-type="float" office:value="4.1042733192444" calcext:value-type="float">
            <text:p>4,1042733192444</text:p>
          </table:table-cell>
          <table:table-cell office:value-type="float" office:value="-9.0515294652076" calcext:value-type="float">
            <text:p>-9,051529465207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112</text:p>
          </table:table-cell>
          <table:table-cell office:value-type="float" office:value="6.6509568691254" calcext:value-type="float">
            <text:p>6,6509568691254</text:p>
          </table:table-cell>
          <table:table-cell office:value-type="float" office:value="3.694860637188" calcext:value-type="float">
            <text:p>3,694860637188</text:p>
          </table:table-cell>
          <table:table-cell office:value-type="float" office:value="-13.577506041071" calcext:value-type="float">
            <text:p>-13,57750604107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123</text:p>
          </table:table-cell>
          <table:table-cell office:value-type="float" office:value="8.3528912067413" calcext:value-type="float">
            <text:p>8,3528912067413</text:p>
          </table:table-cell>
          <table:table-cell office:value-type="float" office:value="5.1704466342926" calcext:value-type="float">
            <text:p>5,1704466342926</text:p>
          </table:table-cell>
          <table:table-cell office:value-type="float" office:value="-77.936363068356" calcext:value-type="float">
            <text:p>-77,93636306835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134</text:p>
          </table:table-cell>
          <table:table-cell office:value-type="float" office:value="0.55490117520094" calcext:value-type="float">
            <text:p>0,55490117520094</text:p>
          </table:table-cell>
          <table:table-cell office:value-type="float" office:value="3.4971341490746" calcext:value-type="float">
            <text:p>3,4971341490746</text:p>
          </table:table-cell>
          <table:table-cell office:value-type="float" office:value="99.822819612588" calcext:value-type="float">
            <text:p>99,822819612588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145</text:p>
          </table:table-cell>
          <table:table-cell office:value-type="float" office:value="1.10590018332" calcext:value-type="float">
            <text:p>1,10590018332</text:p>
          </table:table-cell>
          <table:table-cell office:value-type="float" office:value="4.8352211713791" calcext:value-type="float">
            <text:p>4,8352211713791</text:p>
          </table:table-cell>
          <table:table-cell office:value-type="float" office:value="-57.89273787456" calcext:value-type="float">
            <text:p>-57,8927378745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156</text:p>
          </table:table-cell>
          <table:table-cell office:value-type="float" office:value="2.2189502418041" calcext:value-type="float">
            <text:p>2,2189502418041</text:p>
          </table:table-cell>
          <table:table-cell office:value-type="float" office:value="4.2028865218163" calcext:value-type="float">
            <text:p>4,2028865218163</text:p>
          </table:table-cell>
          <table:table-cell office:value-type="float" office:value="166.86502687491" calcext:value-type="float">
            <text:p>166,8650268749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167</text:p>
          </table:table-cell>
          <table:table-cell office:value-type="float" office:value="4.1494697332382" calcext:value-type="float">
            <text:p>4,1494697332382</text:p>
          </table:table-cell>
          <table:table-cell office:value-type="float" office:value="4.4531598687172" calcext:value-type="float">
            <text:p>4,4531598687172</text:p>
          </table:table-cell>
          <table:table-cell office:value-type="float" office:value="-113.39476305968" calcext:value-type="float">
            <text:p>-113,39476305968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178</text:p>
          </table:table-cell>
          <table:table-cell office:value-type="float" office:value="3.4121099114418" calcext:value-type="float">
            <text:p>3,4121099114418</text:p>
          </table:table-cell>
          <table:table-cell office:value-type="float" office:value="5.1645404100418" calcext:value-type="float">
            <text:p>5,1645404100418</text:p>
          </table:table-cell>
          <table:table-cell office:value-type="float" office:value="-17.778586809802" calcext:value-type="float">
            <text:p>-17,778586809802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189</text:p>
          </table:table-cell>
          <table:table-cell office:value-type="float" office:value="6.9300717115402" calcext:value-type="float">
            <text:p>6,9300717115402</text:p>
          </table:table-cell>
          <table:table-cell office:value-type="float" office:value="4.4271835684776" calcext:value-type="float">
            <text:p>4,4271835684776</text:p>
          </table:table-cell>
          <table:table-cell office:value-type="float" office:value="-56.253959418862" calcext:value-type="float">
            <text:p>-56,25395941886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200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6.4339536428452" calcext:value-type="float">
            <text:p>6,4339536428452</text:p>
          </table:table-cell>
          <table:table-cell office:value-type="float" office:value="-145.52594597932" calcext:value-type="float">
            <text:p>-145,525945979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211</text:p>
          </table:table-cell>
          <table:table-cell office:value-type="float" office:value="-1.3982671499252" calcext:value-type="float">
            <text:p>-1,3982671499252</text:p>
          </table:table-cell>
          <table:table-cell office:value-type="float" office:value="7.2106891870499" calcext:value-type="float">
            <text:p>7,2106891870499</text:p>
          </table:table-cell>
          <table:table-cell office:value-type="float" office:value="-160.49904124752" calcext:value-type="float">
            <text:p>-160,49904124752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222</text:p>
          </table:table-cell>
          <table:table-cell office:value-type="float" office:value="0.8042111992836" calcext:value-type="float">
            <text:p>0,8042111992836</text:p>
          </table:table-cell>
          <table:table-cell office:value-type="float" office:value="6.3673979043961" calcext:value-type="float">
            <text:p>6,3673979043961</text:p>
          </table:table-cell>
          <table:table-cell office:value-type="float" office:value="-165.54867386059" calcext:value-type="float">
            <text:p>-165,5486738605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233</text:p>
          </table:table-cell>
          <table:table-cell office:value-type="float" office:value="2.7384608983994" calcext:value-type="float">
            <text:p>2,7384608983994</text:p>
          </table:table-cell>
          <table:table-cell office:value-type="float" office:value="6.9974732398987" calcext:value-type="float">
            <text:p>6,9974732398987</text:p>
          </table:table-cell>
          <table:table-cell office:value-type="float" office:value="-170.71464259154" calcext:value-type="float">
            <text:p>-170,7146425915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244</text:p>
          </table:table-cell>
          <table:table-cell office:value-type="float" office:value="3.2003229856491" calcext:value-type="float">
            <text:p>3,2003229856491</text:p>
          </table:table-cell>
          <table:table-cell office:value-type="float" office:value="5.6180340051651" calcext:value-type="float">
            <text:p>5,6180340051651</text:p>
          </table:table-cell>
          <table:table-cell office:value-type="float" office:value="102.93537795923" calcext:value-type="float">
            <text:p>102,9353779592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255</text:p>
          </table:table-cell>
          <table:table-cell office:value-type="float" office:value="6.2626540660858" calcext:value-type="float">
            <text:p>6,2626540660858</text:p>
          </table:table-cell>
          <table:table-cell office:value-type="float" office:value="7.1905636787415" calcext:value-type="float">
            <text:p>7,1905636787415</text:p>
          </table:table-cell>
          <table:table-cell office:value-type="float" office:value="0.0016432817933405" calcext:value-type="float">
            <text:p>0,001643281793340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266</text:p>
          </table:table-cell>
          <table:table-cell office:value-type="float" office:value="4.5490702986717" calcext:value-type="float">
            <text:p>4,5490702986717</text:p>
          </table:table-cell>
          <table:table-cell office:value-type="float" office:value="5.9542238712311" calcext:value-type="float">
            <text:p>5,9542238712311</text:p>
          </table:table-cell>
          <table:table-cell office:value-type="float" office:value="95.247408387008" calcext:value-type="float">
            <text:p>95,2474083870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277</text:p>
          </table:table-cell>
          <table:table-cell office:value-type="float" office:value="6.390632390976" calcext:value-type="float">
            <text:p>6,390632390976</text:p>
          </table:table-cell>
          <table:table-cell office:value-type="float" office:value="5.8986794948578" calcext:value-type="float">
            <text:p>5,8986794948578</text:p>
          </table:table-cell>
          <table:table-cell office:value-type="float" office:value="17.935566082122" calcext:value-type="float">
            <text:p>17,93556608212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288</text:p>
          </table:table-cell>
          <table:table-cell office:value-type="float" office:value="-1.4123043417931" calcext:value-type="float">
            <text:p>-1,4123043417931</text:p>
          </table:table-cell>
          <table:table-cell office:value-type="float" office:value="7.6261389255524" calcext:value-type="float">
            <text:p>7,6261389255524</text:p>
          </table:table-cell>
          <table:table-cell office:value-type="float" office:value="-97.244441129599" calcext:value-type="float">
            <text:p>-97,244441129599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299</text:p>
          </table:table-cell>
          <table:table-cell office:value-type="float" office:value="1.7219817638397" calcext:value-type="float">
            <text:p>1,7219817638397</text:p>
          </table:table-cell>
          <table:table-cell office:value-type="float" office:value="6.452784538269" calcext:value-type="float">
            <text:p>6,452784538269</text:p>
          </table:table-cell>
          <table:table-cell office:value-type="float" office:value="100.16849997697" calcext:value-type="float">
            <text:p>100,16849997697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310</text:p>
          </table:table-cell>
          <table:table-cell office:value-type="float" office:value="3.3813554048538" calcext:value-type="float">
            <text:p>3,3813554048538</text:p>
          </table:table-cell>
          <table:table-cell office:value-type="float" office:value="6.7654955387115" calcext:value-type="float">
            <text:p>6,7654955387115</text:p>
          </table:table-cell>
          <table:table-cell office:value-type="float" office:value="-53.456169404801" calcext:value-type="float">
            <text:p>-53,45616940480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321</text:p>
          </table:table-cell>
          <table:table-cell office:value-type="float" office:value="2.4221484363079" calcext:value-type="float">
            <text:p>2,4221484363079</text:p>
          </table:table-cell>
          <table:table-cell office:value-type="float" office:value="10.103831291199" calcext:value-type="float">
            <text:p>10,103831291199</text:p>
          </table:table-cell>
          <table:table-cell office:value-type="float" office:value="-69.193639573018" calcext:value-type="float">
            <text:p>-69,1936395730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332</text:p>
          </table:table-cell>
          <table:table-cell office:value-type="float" office:value="3.0938568711281" calcext:value-type="float">
            <text:p>3,0938568711281</text:p>
          </table:table-cell>
          <table:table-cell office:value-type="float" office:value="8.7721186876297" calcext:value-type="float">
            <text:p>8,7721186876297</text:p>
          </table:table-cell>
          <table:table-cell office:value-type="float" office:value="-13.469353223303" calcext:value-type="float">
            <text:p>-13,46935322330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343</text:p>
          </table:table-cell>
          <table:table-cell office:value-type="float" office:value="5.2604883909225" calcext:value-type="float">
            <text:p>5,2604883909225</text:p>
          </table:table-cell>
          <table:table-cell office:value-type="float" office:value="9.2694920301437" calcext:value-type="float">
            <text:p>9,2694920301437</text:p>
          </table:table-cell>
          <table:table-cell office:value-type="float" office:value="-10.723317884336" calcext:value-type="float">
            <text:p>-10,7233178843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354</text:p>
          </table:table-cell>
          <table:table-cell office:value-type="float" office:value="8.1432950496674" calcext:value-type="float">
            <text:p>8,1432950496674</text:p>
          </table:table-cell>
          <table:table-cell office:value-type="float" office:value="8.0063313245773" calcext:value-type="float">
            <text:p>8,0063313245773</text:p>
          </table:table-cell>
          <table:table-cell office:value-type="float" office:value="-63.874556000825" calcext:value-type="float">
            <text:p>-63,874556000825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365</text:p>
          </table:table-cell>
          <table:table-cell office:value-type="float" office:value="-0.83634451031685" calcext:value-type="float">
            <text:p>-0,83634451031685</text:p>
          </table:table-cell>
          <table:table-cell office:value-type="float" office:value="8.2612812519073" calcext:value-type="float">
            <text:p>8,2612812519073</text:p>
          </table:table-cell>
          <table:table-cell office:value-type="float" office:value="-4.0837819599042" calcext:value-type="float">
            <text:p>-4,08378195990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376</text:p>
          </table:table-cell>
          <table:table-cell office:value-type="float" office:value="0.25046061724424" calcext:value-type="float">
            <text:p>0,25046061724424</text:p>
          </table:table-cell>
          <table:table-cell office:value-type="float" office:value="7.1516513824463" calcext:value-type="float">
            <text:p>7,1516513824463</text:p>
          </table:table-cell>
          <table:table-cell office:value-type="float" office:value="5.8449669533474" calcext:value-type="float">
            <text:p>5,844966953347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387</text:p>
          </table:table-cell>
          <table:table-cell office:value-type="float" office:value="1.6555251181126" calcext:value-type="float">
            <text:p>1,6555251181126</text:p>
          </table:table-cell>
          <table:table-cell office:value-type="float" office:value="8.4847229719162" calcext:value-type="float">
            <text:p>8,4847229719162</text:p>
          </table:table-cell>
          <table:table-cell office:value-type="float" office:value="67.452786834377" calcext:value-type="float">
            <text:p>67,452786834377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398</text:p>
          </table:table-cell>
          <table:table-cell office:value-type="float" office:value="1.8153634667397" calcext:value-type="float">
            <text:p>1,8153634667397</text:p>
          </table:table-cell>
          <table:table-cell office:value-type="float" office:value="9.4112569093704" calcext:value-type="float">
            <text:p>9,4112569093704</text:p>
          </table:table-cell>
          <table:table-cell office:value-type="float" office:value="-107.61813904829" calcext:value-type="float">
            <text:p>-107,6181390482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09</text:p>
          </table:table-cell>
          <table:table-cell office:value-type="float" office:value="4.5325168967247" calcext:value-type="float">
            <text:p>4,5325168967247</text:p>
          </table:table-cell>
          <table:table-cell office:value-type="float" office:value="10.505015850067" calcext:value-type="float">
            <text:p>10,505015850067</text:p>
          </table:table-cell>
          <table:table-cell office:value-type="float" office:value="170.45568812425" calcext:value-type="float">
            <text:p>170,455688124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20</text:p>
          </table:table-cell>
          <table:table-cell office:value-type="float" office:value="6.9901812076569" calcext:value-type="float">
            <text:p>6,9901812076569</text:p>
          </table:table-cell>
          <table:table-cell office:value-type="float" office:value="8.2607173919678" calcext:value-type="float">
            <text:p>8,2607173919678</text:p>
          </table:table-cell>
          <table:table-cell office:value-type="float" office:value="175.4809655961" calcext:value-type="float">
            <text:p>175,4809655961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31</text:p>
          </table:table-cell>
          <table:table-cell office:value-type="float" office:value="7.2569620609283" calcext:value-type="float">
            <text:p>7,2569620609283</text:p>
          </table:table-cell>
          <table:table-cell office:value-type="float" office:value="8.0033349990845" calcext:value-type="float">
            <text:p>8,0033349990845</text:p>
          </table:table-cell>
          <table:table-cell office:value-type="float" office:value="-134.59621417295" calcext:value-type="float">
            <text:p>-134,59621417295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42</text:p>
          </table:table-cell>
          <table:table-cell office:value-type="float" office:value="-1.585024446249" calcext:value-type="float">
            <text:p>-1,585024446249</text:p>
          </table:table-cell>
          <table:table-cell office:value-type="float" office:value="8.6320239305496" calcext:value-type="float">
            <text:p>8,6320239305496</text:p>
          </table:table-cell>
          <table:table-cell office:value-type="float" office:value="34.130211089067" calcext:value-type="float">
            <text:p>34,1302110890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53</text:p>
          </table:table-cell>
          <table:table-cell office:value-type="float" office:value="1.0730005800724" calcext:value-type="float">
            <text:p>1,0730005800724</text:p>
          </table:table-cell>
          <table:table-cell office:value-type="float" office:value="10.707696676254" calcext:value-type="float">
            <text:p>10,707696676254</text:p>
          </table:table-cell>
          <table:table-cell office:value-type="float" office:value="-27.495965266683" calcext:value-type="float">
            <text:p>-27,49596526668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5</text:p>
          </table:table-cell>
          <table:table-cell office:value-type="float" office:value="0.48811726272106" calcext:value-type="float">
            <text:p>0,48811726272106</text:p>
          </table:table-cell>
          <table:table-cell office:value-type="float" office:value="0.13020475395024" calcext:value-type="float">
            <text:p>0,13020475395024</text:p>
          </table:table-cell>
          <table:table-cell office:value-type="float" office:value="121.6383223321" calcext:value-type="float">
            <text:p>121,638322332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914</text:p>
          </table:table-cell>
          <table:table-cell office:value-type="float" office:value="-0.17928430810571" calcext:value-type="float">
            <text:p>-0,17928430810571</text:p>
          </table:table-cell>
          <table:table-cell office:value-type="float" office:value="-0.49087516963482" calcext:value-type="float">
            <text:p>-0,49087516963482</text:p>
          </table:table-cell>
          <table:table-cell office:value-type="float" office:value="-152.22419750918" calcext:value-type="float">
            <text:p>-152,22419750918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925</text:p>
          </table:table-cell>
          <table:table-cell office:value-type="float" office:value="0.11550414375961" calcext:value-type="float">
            <text:p>0,11550414375961</text:p>
          </table:table-cell>
          <table:table-cell office:value-type="float" office:value="-0.28415817767382" calcext:value-type="float">
            <text:p>-0,28415817767382</text:p>
          </table:table-cell>
          <table:table-cell office:value-type="float" office:value="-154.78166501234" calcext:value-type="float">
            <text:p>-154,78166501234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936</text:p>
          </table:table-cell>
          <table:table-cell office:value-type="float" office:value="1.2335784733295" calcext:value-type="float">
            <text:p>1,2335784733295</text:p>
          </table:table-cell>
          <table:table-cell office:value-type="float" office:value="-0.083614476025105" calcext:value-type="float">
            <text:p>-0,083614476025105</text:p>
          </table:table-cell>
          <table:table-cell office:value-type="float" office:value="-72.615359239518" calcext:value-type="float">
            <text:p>-72,6153592395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947</text:p>
          </table:table-cell>
          <table:table-cell office:value-type="float" office:value="6.326140165329" calcext:value-type="float">
            <text:p>6,326140165329</text:p>
          </table:table-cell>
          <table:table-cell office:value-type="float" office:value="-0.042342832311988" calcext:value-type="float">
            <text:p>-0,042342832311988</text:p>
          </table:table-cell>
          <table:table-cell office:value-type="float" office:value="-169.06078909613" calcext:value-type="float">
            <text:p>-169,0607890961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958</text:p>
          </table:table-cell>
          <table:table-cell office:value-type="float" office:value="4.9702125787735" calcext:value-type="float">
            <text:p>4,9702125787735</text:p>
          </table:table-cell>
          <table:table-cell office:value-type="float" office:value="-0.5850076675415" calcext:value-type="float">
            <text:p>-0,5850076675415</text:p>
          </table:table-cell>
          <table:table-cell office:value-type="float" office:value="110.52359669072" calcext:value-type="float">
            <text:p>110,5235966907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969</text:p>
          </table:table-cell>
          <table:table-cell office:value-type="float" office:value="10.085014104843" calcext:value-type="float">
            <text:p>10,085014104843</text:p>
          </table:table-cell>
          <table:table-cell office:value-type="float" office:value="1.0171351581812" calcext:value-type="float">
            <text:p>1,0171351581812</text:p>
          </table:table-cell>
          <table:table-cell office:value-type="float" office:value="-147.96292250323" calcext:value-type="float">
            <text:p>-147,962922503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980</text:p>
          </table:table-cell>
          <table:table-cell office:value-type="float" office:value="-0.860415995121" calcext:value-type="float">
            <text:p>-0,860415995121</text:p>
          </table:table-cell>
          <table:table-cell office:value-type="float" office:value="1.2805210053921" calcext:value-type="float">
            <text:p>1,2805210053921</text:p>
          </table:table-cell>
          <table:table-cell office:value-type="float" office:value="27.414866883284" calcext:value-type="float">
            <text:p>27,414866883284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991</text:p>
          </table:table-cell>
          <table:table-cell office:value-type="float" office:value="1.3471105694771" calcext:value-type="float">
            <text:p>1,3471105694771</text:p>
          </table:table-cell>
          <table:table-cell office:value-type="float" office:value="1.9170208275318" calcext:value-type="float">
            <text:p>1,9170208275318</text:p>
          </table:table-cell>
          <table:table-cell office:value-type="float" office:value="-2.0095633141174" calcext:value-type="float">
            <text:p>-2,0095633141174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002</text:p>
          </table:table-cell>
          <table:table-cell office:value-type="float" office:value="1.2546527385712" calcext:value-type="float">
            <text:p>1,2546527385712</text:p>
          </table:table-cell>
          <table:table-cell office:value-type="float" office:value="3.1401240825653" calcext:value-type="float">
            <text:p>3,1401240825653</text:p>
          </table:table-cell>
          <table:table-cell office:value-type="float" office:value="135.66151242347" calcext:value-type="float">
            <text:p>135,66151242347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013</text:p>
          </table:table-cell>
          <table:table-cell office:value-type="float" office:value="0.70713266730309" calcext:value-type="float">
            <text:p>0,70713266730309</text:p>
          </table:table-cell>
          <table:table-cell office:value-type="float" office:value="2.1574035286903" calcext:value-type="float">
            <text:p>2,1574035286903</text:p>
          </table:table-cell>
          <table:table-cell office:value-type="float" office:value="-22.720910561313" calcext:value-type="float">
            <text:p>-22,720910561313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024</text:p>
          </table:table-cell>
          <table:table-cell office:value-type="float" office:value="5.2638685703278" calcext:value-type="float">
            <text:p>5,2638685703278</text:p>
          </table:table-cell>
          <table:table-cell office:value-type="float" office:value="0.68791620433331" calcext:value-type="float">
            <text:p>0,68791620433331</text:p>
          </table:table-cell>
          <table:table-cell office:value-type="float" office:value="-115.2960358152" calcext:value-type="float">
            <text:p>-115,2960358152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035</text:p>
          </table:table-cell>
          <table:table-cell office:value-type="float" office:value="5.1119518280029" calcext:value-type="float">
            <text:p>5,1119518280029</text:p>
          </table:table-cell>
          <table:table-cell office:value-type="float" office:value="2.7149352431297" calcext:value-type="float">
            <text:p>2,7149352431297</text:p>
          </table:table-cell>
          <table:table-cell office:value-type="float" office:value="23.779006141007" calcext:value-type="float">
            <text:p>23,7790061410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046</text:p>
          </table:table-cell>
          <table:table-cell office:value-type="float" office:value="8.369460105896" calcext:value-type="float">
            <text:p>8,369460105896</text:p>
          </table:table-cell>
          <table:table-cell office:value-type="float" office:value="1.4069102704525" calcext:value-type="float">
            <text:p>1,4069102704525</text:p>
          </table:table-cell>
          <table:table-cell office:value-type="float" office:value="-123.67421806238" calcext:value-type="float">
            <text:p>-123,6742180623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057</text:p>
          </table:table-cell>
          <table:table-cell office:value-type="float" office:value="-0.15975210815668" calcext:value-type="float">
            <text:p>-0,15975210815668</text:p>
          </table:table-cell>
          <table:table-cell office:value-type="float" office:value="1.6885657608509" calcext:value-type="float">
            <text:p>1,6885657608509</text:p>
          </table:table-cell>
          <table:table-cell office:value-type="float" office:value="-179.58331715529" calcext:value-type="float">
            <text:p>-179,58331715529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068</text:p>
          </table:table-cell>
          <table:table-cell office:value-type="float" office:value="1.0589430481195" calcext:value-type="float">
            <text:p>1,0589430481195</text:p>
          </table:table-cell>
          <table:table-cell office:value-type="float" office:value="2.4022443592548" calcext:value-type="float">
            <text:p>2,4022443592548</text:p>
          </table:table-cell>
          <table:table-cell office:value-type="float" office:value="29.683651817832" calcext:value-type="float">
            <text:p>29,683651817832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079</text:p>
          </table:table-cell>
          <table:table-cell office:value-type="float" office:value="1.8013635277748" calcext:value-type="float">
            <text:p>1,8013635277748</text:p>
          </table:table-cell>
          <table:table-cell office:value-type="float" office:value="2.8996652364731" calcext:value-type="float">
            <text:p>2,8996652364731</text:p>
          </table:table-cell>
          <table:table-cell office:value-type="float" office:value="-150.66717688445" calcext:value-type="float">
            <text:p>-150,66717688445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090</text:p>
          </table:table-cell>
          <table:table-cell office:value-type="float" office:value="4.9942755699158" calcext:value-type="float">
            <text:p>4,9942755699158</text:p>
          </table:table-cell>
          <table:table-cell office:value-type="float" office:value="3.7168872356415" calcext:value-type="float">
            <text:p>3,7168872356415</text:p>
          </table:table-cell>
          <table:table-cell office:value-type="float" office:value="78.063701368441" calcext:value-type="float">
            <text:p>78,063701368441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101</text:p>
          </table:table-cell>
          <table:table-cell office:value-type="float" office:value="5.3846549987793" calcext:value-type="float">
            <text:p>5,3846549987793</text:p>
          </table:table-cell>
          <table:table-cell office:value-type="float" office:value="3.8923668861389" calcext:value-type="float">
            <text:p>3,8923668861389</text:p>
          </table:table-cell>
          <table:table-cell office:value-type="float" office:value="81.720676391747" calcext:value-type="float">
            <text:p>81,72067639174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112</text:p>
          </table:table-cell>
          <table:table-cell office:value-type="float" office:value="6.365128159523" calcext:value-type="float">
            <text:p>6,365128159523</text:p>
          </table:table-cell>
          <table:table-cell office:value-type="float" office:value="3.9154255390167" calcext:value-type="float">
            <text:p>3,9154255390167</text:p>
          </table:table-cell>
          <table:table-cell office:value-type="float" office:value="-33.858276096879" calcext:value-type="float">
            <text:p>-33,85827609687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123</text:p>
          </table:table-cell>
          <table:table-cell office:value-type="float" office:value="8.2725858688354" calcext:value-type="float">
            <text:p>8,2725858688354</text:p>
          </table:table-cell>
          <table:table-cell office:value-type="float" office:value="5.5593860149384" calcext:value-type="float">
            <text:p>5,5593860149384</text:p>
          </table:table-cell>
          <table:table-cell office:value-type="float" office:value="-78.416324724817" calcext:value-type="float">
            <text:p>-78,41632472481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134</text:p>
          </table:table-cell>
          <table:table-cell office:value-type="float" office:value="0.77162399888039" calcext:value-type="float">
            <text:p>0,77162399888039</text:p>
          </table:table-cell>
          <table:table-cell office:value-type="float" office:value="3.4788131713867" calcext:value-type="float">
            <text:p>3,4788131713867</text:p>
          </table:table-cell>
          <table:table-cell office:value-type="float" office:value="-174.33668397794" calcext:value-type="float">
            <text:p>-174,33668397794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145</text:p>
          </table:table-cell>
          <table:table-cell office:value-type="float" office:value="1.1142351478338" calcext:value-type="float">
            <text:p>1,1142351478338</text:p>
          </table:table-cell>
          <table:table-cell office:value-type="float" office:value="5.1832282543182" calcext:value-type="float">
            <text:p>5,1832282543182</text:p>
          </table:table-cell>
          <table:table-cell office:value-type="float" office:value="-86.44130958873" calcext:value-type="float">
            <text:p>-86,4413095887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156</text:p>
          </table:table-cell>
          <table:table-cell office:value-type="float" office:value="2.6060017943382" calcext:value-type="float">
            <text:p>2,6060017943382</text:p>
          </table:table-cell>
          <table:table-cell office:value-type="float" office:value="4.1121178865433" calcext:value-type="float">
            <text:p>4,1121178865433</text:p>
          </table:table-cell>
          <table:table-cell office:value-type="float" office:value="166.83914099529" calcext:value-type="float">
            <text:p>166,83914099529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167</text:p>
          </table:table-cell>
          <table:table-cell office:value-type="float" office:value="4.305984377861" calcext:value-type="float">
            <text:p>4,305984377861</text:p>
          </table:table-cell>
          <table:table-cell office:value-type="float" office:value="4.8185759782791" calcext:value-type="float">
            <text:p>4,8185759782791</text:p>
          </table:table-cell>
          <table:table-cell office:value-type="float" office:value="-113.36800930606" calcext:value-type="float">
            <text:p>-113,36800930606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178</text:p>
          </table:table-cell>
          <table:table-cell office:value-type="float" office:value="3.3158016204834" calcext:value-type="float">
            <text:p>3,3158016204834</text:p>
          </table:table-cell>
          <table:table-cell office:value-type="float" office:value="4.9650257825851" calcext:value-type="float">
            <text:p>4,9650257825851</text:p>
          </table:table-cell>
          <table:table-cell office:value-type="float" office:value="73.023123346317" calcext:value-type="float">
            <text:p>73,023123346317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189</text:p>
          </table:table-cell>
          <table:table-cell office:value-type="float" office:value="6.8773311376572" calcext:value-type="float">
            <text:p>6,8773311376572</text:p>
          </table:table-cell>
          <table:table-cell office:value-type="float" office:value="4.7832059860229" calcext:value-type="float">
            <text:p>4,7832059860229</text:p>
          </table:table-cell>
          <table:table-cell office:value-type="float" office:value="-77.536915517916" calcext:value-type="float">
            <text:p>-77,53691551791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200</text:p>
          </table:table-cell>
          <table:table-cell office:value-type="float" office:value="10.084993839264" calcext:value-type="float">
            <text:p>10,084993839264</text:p>
          </table:table-cell>
          <table:table-cell office:value-type="float" office:value="6.7238318920135" calcext:value-type="float">
            <text:p>6,7238318920135</text:p>
          </table:table-cell>
          <table:table-cell office:value-type="float" office:value="-145.35766042721" calcext:value-type="float">
            <text:p>-145,357660427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211</text:p>
          </table:table-cell>
          <table:table-cell office:value-type="float" office:value="-1.2375916540623" calcext:value-type="float">
            <text:p>-1,2375916540623</text:p>
          </table:table-cell>
          <table:table-cell office:value-type="float" office:value="6.9984549283981" calcext:value-type="float">
            <text:p>6,9984549283981</text:p>
          </table:table-cell>
          <table:table-cell office:value-type="float" office:value="127.42864098519" calcext:value-type="float">
            <text:p>127,4286409851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222</text:p>
          </table:table-cell>
          <table:table-cell office:value-type="float" office:value="1.1224208772182" calcext:value-type="float">
            <text:p>1,1224208772182</text:p>
          </table:table-cell>
          <table:table-cell office:value-type="float" office:value="6.30335688591" calcext:value-type="float">
            <text:p>6,30335688591</text:p>
          </table:table-cell>
          <table:table-cell office:value-type="float" office:value="161.53002088996" calcext:value-type="float">
            <text:p>161,5300208899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233</text:p>
          </table:table-cell>
          <table:table-cell office:value-type="float" office:value="2.8193554282188" calcext:value-type="float">
            <text:p>2,8193554282188</text:p>
          </table:table-cell>
          <table:table-cell office:value-type="float" office:value="7.1920198202133" calcext:value-type="float">
            <text:p>7,1920198202133</text:p>
          </table:table-cell>
          <table:table-cell office:value-type="float" office:value="-96.316239636415" calcext:value-type="float">
            <text:p>-96,316239636415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244</text:p>
          </table:table-cell>
          <table:table-cell office:value-type="float" office:value="3.4209799766541" calcext:value-type="float">
            <text:p>3,4209799766541</text:p>
          </table:table-cell>
          <table:table-cell office:value-type="float" office:value="5.6359988451004" calcext:value-type="float">
            <text:p>5,6359988451004</text:p>
          </table:table-cell>
          <table:table-cell office:value-type="float" office:value="-166.50919853502" calcext:value-type="float">
            <text:p>-166,5091985350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255</text:p>
          </table:table-cell>
          <table:table-cell office:value-type="float" office:value="5.8654356002808" calcext:value-type="float">
            <text:p>5,8654356002808</text:p>
          </table:table-cell>
          <table:table-cell office:value-type="float" office:value="7.1906358003616" calcext:value-type="float">
            <text:p>7,1906358003616</text:p>
          </table:table-cell>
          <table:table-cell office:value-type="float" office:value="-0.020307589583336" calcext:value-type="float">
            <text:p>-0,02030758958333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266</text:p>
          </table:table-cell>
          <table:table-cell office:value-type="float" office:value="4.6041259169579" calcext:value-type="float">
            <text:p>4,6041259169579</text:p>
          </table:table-cell>
          <table:table-cell office:value-type="float" office:value="5.6944751739502" calcext:value-type="float">
            <text:p>5,6944751739502</text:p>
          </table:table-cell>
          <table:table-cell office:value-type="float" office:value="99.148508849417" calcext:value-type="float">
            <text:p>99,1485088494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277</text:p>
          </table:table-cell>
          <table:table-cell office:value-type="float" office:value="6.1311167478561" calcext:value-type="float">
            <text:p>6,1311167478561</text:p>
          </table:table-cell>
          <table:table-cell office:value-type="float" office:value="5.7269018888474" calcext:value-type="float">
            <text:p>5,7269018888474</text:p>
          </table:table-cell>
          <table:table-cell office:value-type="float" office:value="37.41928270668" calcext:value-type="float">
            <text:p>37,41928270668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288</text:p>
          </table:table-cell>
          <table:table-cell office:value-type="float" office:value="-1.5850077569485" calcext:value-type="float">
            <text:p>-1,5850077569485</text:p>
          </table:table-cell>
          <table:table-cell office:value-type="float" office:value="7.6995235681534" calcext:value-type="float">
            <text:p>7,6995235681534</text:p>
          </table:table-cell>
          <table:table-cell office:value-type="float" office:value="-7.9729491548174" calcext:value-type="float">
            <text:p>-7,9729491548174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299</text:p>
          </table:table-cell>
          <table:table-cell office:value-type="float" office:value="1.7910835146904" calcext:value-type="float">
            <text:p>1,7910835146904</text:p>
          </table:table-cell>
          <table:table-cell office:value-type="float" office:value="6.0613751411438" calcext:value-type="float">
            <text:p>6,0613751411438</text:p>
          </table:table-cell>
          <table:table-cell office:value-type="float" office:value="100.15332243245" calcext:value-type="float">
            <text:p>100,15332243245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310</text:p>
          </table:table-cell>
          <table:table-cell office:value-type="float" office:value="3.1645634770393" calcext:value-type="float">
            <text:p>3,1645634770393</text:p>
          </table:table-cell>
          <table:table-cell office:value-type="float" office:value="6.7412936687469" calcext:value-type="float">
            <text:p>6,7412936687469</text:p>
          </table:table-cell>
          <table:table-cell office:value-type="float" office:value="23.476066862702" calcext:value-type="float">
            <text:p>23,47606686270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321</text:p>
          </table:table-cell>
          <table:table-cell office:value-type="float" office:value="2.2811987996101" calcext:value-type="float">
            <text:p>2,2811987996101</text:p>
          </table:table-cell>
          <table:table-cell office:value-type="float" office:value="10.475848913193" calcext:value-type="float">
            <text:p>10,475848913193</text:p>
          </table:table-cell>
          <table:table-cell office:value-type="float" office:value="-69.149104652891" calcext:value-type="float">
            <text:p>-69,1491046528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332</text:p>
          </table:table-cell>
          <table:table-cell office:value-type="float" office:value="2.7348577976227" calcext:value-type="float">
            <text:p>2,7348577976227</text:p>
          </table:table-cell>
          <table:table-cell office:value-type="float" office:value="8.9002573490143" calcext:value-type="float">
            <text:p>8,9002573490143</text:p>
          </table:table-cell>
          <table:table-cell office:value-type="float" office:value="-21.134793948216" calcext:value-type="float">
            <text:p>-21,1347939482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343</text:p>
          </table:table-cell>
          <table:table-cell office:value-type="float" office:value="5.0335729122162" calcext:value-type="float">
            <text:p>5,0335729122162</text:p>
          </table:table-cell>
          <table:table-cell office:value-type="float" office:value="9.1804659366608" calcext:value-type="float">
            <text:p>9,1804659366608</text:p>
          </table:table-cell>
          <table:table-cell office:value-type="float" office:value="25.981506344619" calcext:value-type="float">
            <text:p>25,9815063446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354</text:p>
          </table:table-cell>
          <table:table-cell office:value-type="float" office:value="7.9619026184082" calcext:value-type="float">
            <text:p>7,9619026184082</text:p>
          </table:table-cell>
          <table:table-cell office:value-type="float" office:value="8.2157337665558" calcext:value-type="float">
            <text:p>8,2157337665558</text:p>
          </table:table-cell>
          <table:table-cell office:value-type="float" office:value="-61.715668174112" calcext:value-type="float">
            <text:p>-61,7156681741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365</text:p>
          </table:table-cell>
          <table:table-cell office:value-type="float" office:value="-1.0182845592499" calcext:value-type="float">
            <text:p>-1,0182845592499</text:p>
          </table:table-cell>
          <table:table-cell office:value-type="float" office:value="8.3995658159256" calcext:value-type="float">
            <text:p>8,3995658159256</text:p>
          </table:table-cell>
          <table:table-cell office:value-type="float" office:value="-49.54446994575" calcext:value-type="float">
            <text:p>-49,5444699457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376</text:p>
          </table:table-cell>
          <table:table-cell office:value-type="float" office:value="0.040516168810427" calcext:value-type="float">
            <text:p>0,040516168810427</text:p>
          </table:table-cell>
          <table:table-cell office:value-type="float" office:value="7.332079410553" calcext:value-type="float">
            <text:p>7,332079410553</text:p>
          </table:table-cell>
          <table:table-cell office:value-type="float" office:value="-50.405667465963" calcext:value-type="float">
            <text:p>-50,40566746596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387</text:p>
          </table:table-cell>
          <table:table-cell office:value-type="float" office:value="1.5035870671272" calcext:value-type="float">
            <text:p>1,5035870671272</text:p>
          </table:table-cell>
          <table:table-cell office:value-type="float" office:value="8.1169474124908" calcext:value-type="float">
            <text:p>8,1169474124908</text:p>
          </table:table-cell>
          <table:table-cell office:value-type="float" office:value="67.429497743108" calcext:value-type="float">
            <text:p>67,42949774310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398</text:p>
          </table:table-cell>
          <table:table-cell office:value-type="float" office:value="1.9346204400063" calcext:value-type="float">
            <text:p>1,9346204400063</text:p>
          </table:table-cell>
          <table:table-cell office:value-type="float" office:value="9.7906255722046" calcext:value-type="float">
            <text:p>9,7906255722046</text:p>
          </table:table-cell>
          <table:table-cell office:value-type="float" office:value="-107.59842395782" calcext:value-type="float">
            <text:p>-107,5984239578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09</text:p>
          </table:table-cell>
          <table:table-cell office:value-type="float" office:value="4.7791248559952" calcext:value-type="float">
            <text:p>4,7791248559952</text:p>
          </table:table-cell>
          <table:table-cell office:value-type="float" office:value="10.388571023941" calcext:value-type="float">
            <text:p>10,388571023941</text:p>
          </table:table-cell>
          <table:table-cell office:value-type="float" office:value="151.78855209594" calcext:value-type="float">
            <text:p>151,788552095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20</text:p>
          </table:table-cell>
          <table:table-cell office:value-type="float" office:value="7.0028626918793" calcext:value-type="float">
            <text:p>7,0028626918793</text:p>
          </table:table-cell>
          <table:table-cell office:value-type="float" office:value="8.039618730545" calcext:value-type="float">
            <text:p>8,039618730545</text:p>
          </table:table-cell>
          <table:table-cell office:value-type="float" office:value="84.696999021397" calcext:value-type="float">
            <text:p>84,696999021397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31</text:p>
          </table:table-cell>
          <table:table-cell office:value-type="float" office:value="7.4746996164322" calcext:value-type="float">
            <text:p>7,4746996164322</text:p>
          </table:table-cell>
          <table:table-cell office:value-type="float" office:value="7.9856127500534" calcext:value-type="float">
            <text:p>7,9856127500534</text:p>
          </table:table-cell>
          <table:table-cell office:value-type="float" office:value="-167.771237671" calcext:value-type="float">
            <text:p>-167,77123767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42</text:p>
          </table:table-cell>
          <table:table-cell office:value-type="float" office:value="-1.5798239409924" calcext:value-type="float">
            <text:p>-1,5798239409924</text:p>
          </table:table-cell>
          <table:table-cell office:value-type="float" office:value="8.362535238266" calcext:value-type="float">
            <text:p>8,362535238266</text:p>
          </table:table-cell>
          <table:table-cell office:value-type="float" office:value="36.537857571985" calcext:value-type="float">
            <text:p>36,53785757198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53</text:p>
          </table:table-cell>
          <table:table-cell office:value-type="float" office:value="1.0390330851078" calcext:value-type="float">
            <text:p>1,0390330851078</text:p>
          </table:table-cell>
          <table:table-cell office:value-type="float" office:value="10.940234661102" calcext:value-type="float">
            <text:p>10,940234661102</text:p>
          </table:table-cell>
          <table:table-cell office:value-type="float" office:value="-88.337819287731" calcext:value-type="float">
            <text:p>-88,33781928773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5</text:p>
          </table:table-cell>
          <table:table-cell office:value-type="float" office:value="0.69154113531113" calcext:value-type="float">
            <text:p>0,69154113531113</text:p>
          </table:table-cell>
          <table:table-cell office:value-type="float" office:value="0.21838035434484" calcext:value-type="float">
            <text:p>0,21838035434484</text:p>
          </table:table-cell>
          <table:table-cell office:value-type="float" office:value="-147.76849139268" calcext:value-type="float">
            <text:p>-147,76849139268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914</text:p>
          </table:table-cell>
          <table:table-cell office:value-type="float" office:value="-0.040081697516143" calcext:value-type="float">
            <text:p>-0,040081697516143</text:p>
          </table:table-cell>
          <table:table-cell office:value-type="float" office:value="-0.35281967371702" calcext:value-type="float">
            <text:p>-0,35281967371702</text:p>
          </table:table-cell>
          <table:table-cell office:value-type="float" office:value="-161.14424748026" calcext:value-type="float">
            <text:p>-161,14424748026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925</text:p>
          </table:table-cell>
          <table:table-cell office:value-type="float" office:value="0.26923771947622" calcext:value-type="float">
            <text:p>0,26923771947622</text:p>
          </table:table-cell>
          <table:table-cell office:value-type="float" office:value="-0.46503219753504" calcext:value-type="float">
            <text:p>-0,46503219753504</text:p>
          </table:table-cell>
          <table:table-cell office:value-type="float" office:value="120.43737605879" calcext:value-type="float">
            <text:p>120,43737605879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936</text:p>
          </table:table-cell>
          <table:table-cell office:value-type="float" office:value="1.2231163680553" calcext:value-type="float">
            <text:p>1,2231163680553</text:p>
          </table:table-cell>
          <table:table-cell office:value-type="float" office:value="0.20770285278559" calcext:value-type="float">
            <text:p>0,20770285278559</text:p>
          </table:table-cell>
          <table:table-cell office:value-type="float" office:value="-77.644108207362" calcext:value-type="float">
            <text:p>-77,64410820736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947</text:p>
          </table:table-cell>
          <table:table-cell office:value-type="float" office:value="6.7172014713287" calcext:value-type="float">
            <text:p>6,7172014713287</text:p>
          </table:table-cell>
          <table:table-cell office:value-type="float" office:value="0.033629382960498" calcext:value-type="float">
            <text:p>0,033629382960498</text:p>
          </table:table-cell>
          <table:table-cell office:value-type="float" office:value="-169.00428844865" calcext:value-type="float">
            <text:p>-169,0042884486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958</text:p>
          </table:table-cell>
          <table:table-cell office:value-type="float" office:value="5.1126718521118" calcext:value-type="float">
            <text:p>5,1126718521118</text:p>
          </table:table-cell>
          <table:table-cell office:value-type="float" office:value="-0.58489881455898" calcext:value-type="float">
            <text:p>-0,58489881455898</text:p>
          </table:table-cell>
          <table:table-cell office:value-type="float" office:value="125.02076215805" calcext:value-type="float">
            <text:p>125,0207621580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969</text:p>
          </table:table-cell>
          <table:table-cell office:value-type="float" office:value="10.080392360687" calcext:value-type="float">
            <text:p>10,080392360687</text:p>
          </table:table-cell>
          <table:table-cell office:value-type="float" office:value="1.2910711765289" calcext:value-type="float">
            <text:p>1,2910711765289</text:p>
          </table:table-cell>
          <table:table-cell office:value-type="float" office:value="-142.22232551332" calcext:value-type="float">
            <text:p>-142,222325513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980</text:p>
          </table:table-cell>
          <table:table-cell office:value-type="float" office:value="-0.87324753403664" calcext:value-type="float">
            <text:p>-0,87324753403664</text:p>
          </table:table-cell>
          <table:table-cell office:value-type="float" office:value="0.98116502165794" calcext:value-type="float">
            <text:p>0,98116502165794</text:p>
          </table:table-cell>
          <table:table-cell office:value-type="float" office:value="83.485638260082" calcext:value-type="float">
            <text:p>83,485638260082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991</text:p>
          </table:table-cell>
          <table:table-cell office:value-type="float" office:value="1.3078334927559" calcext:value-type="float">
            <text:p>1,3078334927559</text:p>
          </table:table-cell>
          <table:table-cell office:value-type="float" office:value="1.6986018419266" calcext:value-type="float">
            <text:p>1,6986018419266</text:p>
          </table:table-cell>
          <table:table-cell office:value-type="float" office:value="88.703693098323" calcext:value-type="float">
            <text:p>88,703693098323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002</text:p>
          </table:table-cell>
          <table:table-cell office:value-type="float" office:value="1.4306363463402" calcext:value-type="float">
            <text:p>1,4306363463402</text:p>
          </table:table-cell>
          <table:table-cell office:value-type="float" office:value="3.2751172780991" calcext:value-type="float">
            <text:p>3,2751172780991</text:p>
          </table:table-cell>
          <table:table-cell office:value-type="float" office:value="-133.71143371436" calcext:value-type="float">
            <text:p>-133,71143371436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013</text:p>
          </table:table-cell>
          <table:table-cell office:value-type="float" office:value="0.59413194656372" calcext:value-type="float">
            <text:p>0,59413194656372</text:p>
          </table:table-cell>
          <table:table-cell office:value-type="float" office:value="1.9671495258808" calcext:value-type="float">
            <text:p>1,9671495258808</text:p>
          </table:table-cell>
          <table:table-cell office:value-type="float" office:value="68.032437828696" calcext:value-type="float">
            <text:p>68,032437828696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024</text:p>
          </table:table-cell>
          <table:table-cell office:value-type="float" office:value="5.4326659440994" calcext:value-type="float">
            <text:p>5,4326659440994</text:p>
          </table:table-cell>
          <table:table-cell office:value-type="float" office:value="1.0482688248158" calcext:value-type="float">
            <text:p>1,0482688248158</text:p>
          </table:table-cell>
          <table:table-cell office:value-type="float" office:value="-115.29330235378" calcext:value-type="float">
            <text:p>-115,29330235378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035</text:p>
          </table:table-cell>
          <table:table-cell office:value-type="float" office:value="4.9282336235046" calcext:value-type="float">
            <text:p>4,9282336235046</text:p>
          </table:table-cell>
          <table:table-cell office:value-type="float" office:value="2.6163631677628" calcext:value-type="float">
            <text:p>2,6163631677628</text:p>
          </table:table-cell>
          <table:table-cell office:value-type="float" office:value="28.370327820444" calcext:value-type="float">
            <text:p>28,3703278204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046</text:p>
          </table:table-cell>
          <table:table-cell office:value-type="float" office:value="8.6578762531281" calcext:value-type="float">
            <text:p>8,6578762531281</text:p>
          </table:table-cell>
          <table:table-cell office:value-type="float" office:value="1.5307791531086" calcext:value-type="float">
            <text:p>1,5307791531086</text:p>
          </table:table-cell>
          <table:table-cell office:value-type="float" office:value="-162.39539377249" calcext:value-type="float">
            <text:p>-162,39539377249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057</text:p>
          </table:table-cell>
          <table:table-cell office:value-type="float" office:value="-0.12675171718001" calcext:value-type="float">
            <text:p>-0,12675171718001</text:p>
          </table:table-cell>
          <table:table-cell office:value-type="float" office:value="1.4695098996162" calcext:value-type="float">
            <text:p>1,4695098996162</text:p>
          </table:table-cell>
          <table:table-cell office:value-type="float" office:value="89.807444317326" calcext:value-type="float">
            <text:p>89,807444317326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068</text:p>
          </table:table-cell>
          <table:table-cell office:value-type="float" office:value="0.92272110283375" calcext:value-type="float">
            <text:p>0,92272110283375</text:p>
          </table:table-cell>
          <table:table-cell office:value-type="float" office:value="2.5778457522392" calcext:value-type="float">
            <text:p>2,5778457522392</text:p>
          </table:table-cell>
          <table:table-cell office:value-type="float" office:value="-61.12759811863" calcext:value-type="float">
            <text:p>-61,12759811863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079</text:p>
          </table:table-cell>
          <table:table-cell office:value-type="float" office:value="1.9364157319069" calcext:value-type="float">
            <text:p>1,9364157319069</text:p>
          </table:table-cell>
          <table:table-cell office:value-type="float" office:value="2.7240368723869" calcext:value-type="float">
            <text:p>2,7240368723869</text:p>
          </table:table-cell>
          <table:table-cell office:value-type="float" office:value="118.80241078176" calcext:value-type="float">
            <text:p>118,80241078176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090</text:p>
          </table:table-cell>
          <table:table-cell office:value-type="float" office:value="4.7141051292419" calcext:value-type="float">
            <text:p>4,7141051292419</text:p>
          </table:table-cell>
          <table:table-cell office:value-type="float" office:value="3.6548438668251" calcext:value-type="float">
            <text:p>3,6548438668251</text:p>
          </table:table-cell>
          <table:table-cell office:value-type="float" office:value="15.511542748494" calcext:value-type="float">
            <text:p>15,511542748494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101</text:p>
          </table:table-cell>
          <table:table-cell office:value-type="float" office:value="5.5954074859619" calcext:value-type="float">
            <text:p>5,5954074859619</text:p>
          </table:table-cell>
          <table:table-cell office:value-type="float" office:value="3.7364456057549" calcext:value-type="float">
            <text:p>3,7364456057549</text:p>
          </table:table-cell>
          <table:table-cell office:value-type="float" office:value="134.77793468791" calcext:value-type="float">
            <text:p>134,77793468791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112</text:p>
          </table:table-cell>
          <table:table-cell office:value-type="float" office:value="6.0613226890564" calcext:value-type="float">
            <text:p>6,0613226890564</text:p>
          </table:table-cell>
          <table:table-cell office:value-type="float" office:value="4.1377845406532" calcext:value-type="float">
            <text:p>4,1377845406532</text:p>
          </table:table-cell>
          <table:table-cell office:value-type="float" office:value="-42.619935646179" calcext:value-type="float">
            <text:p>-42,61993564617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123</text:p>
          </table:table-cell>
          <table:table-cell office:value-type="float" office:value="8.1955844163895" calcext:value-type="float">
            <text:p>8,1955844163895</text:p>
          </table:table-cell>
          <table:table-cell office:value-type="float" office:value="5.9487503767014" calcext:value-type="float">
            <text:p>5,9487503767014</text:p>
          </table:table-cell>
          <table:table-cell office:value-type="float" office:value="-78.843257229799" calcext:value-type="float">
            <text:p>-78,84325722979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134</text:p>
          </table:table-cell>
          <table:table-cell office:value-type="float" office:value="0.78070998191833" calcext:value-type="float">
            <text:p>0,78070998191833</text:p>
          </table:table-cell>
          <table:table-cell office:value-type="float" office:value="3.7005519866943" calcext:value-type="float">
            <text:p>3,7005519866943</text:p>
          </table:table-cell>
          <table:table-cell office:value-type="float" office:value="-83.558949695271" calcext:value-type="float">
            <text:p>-83,55894969527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145</text:p>
          </table:table-cell>
          <table:table-cell office:value-type="float" office:value="1.0960990190506" calcext:value-type="float">
            <text:p>1,0960990190506</text:p>
          </table:table-cell>
          <table:table-cell office:value-type="float" office:value="5.5715703964233" calcext:value-type="float">
            <text:p>5,5715703964233</text:p>
          </table:table-cell>
          <table:table-cell office:value-type="float" office:value="-89.983363060435" calcext:value-type="float">
            <text:p>-89,98336306043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156</text:p>
          </table:table-cell>
          <table:table-cell office:value-type="float" office:value="2.8471320867538" calcext:value-type="float">
            <text:p>2,8471320867538</text:p>
          </table:table-cell>
          <table:table-cell office:value-type="float" office:value="4.0569320321083" calcext:value-type="float">
            <text:p>4,0569320321083</text:p>
          </table:table-cell>
          <table:table-cell office:value-type="float" office:value="167.35791097021" calcext:value-type="float">
            <text:p>167,357910970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167</text:p>
          </table:table-cell>
          <table:table-cell office:value-type="float" office:value="4.3051108717918" calcext:value-type="float">
            <text:p>4,3051108717918</text:p>
          </table:table-cell>
          <table:table-cell office:value-type="float" office:value="5.091604590416" calcext:value-type="float">
            <text:p>5,091604590416</text:p>
          </table:table-cell>
          <table:table-cell office:value-type="float" office:value="-65.854149259579" calcext:value-type="float">
            <text:p>-65,854149259579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178</text:p>
          </table:table-cell>
          <table:table-cell office:value-type="float" office:value="3.5347586870193" calcext:value-type="float">
            <text:p>3,5347586870193</text:p>
          </table:table-cell>
          <table:table-cell office:value-type="float" office:value="4.791701734066" calcext:value-type="float">
            <text:p>4,791701734066</text:p>
          </table:table-cell>
          <table:table-cell office:value-type="float" office:value="139.80610962886" calcext:value-type="float">
            <text:p>139,80610962886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189</text:p>
          </table:table-cell>
          <table:table-cell office:value-type="float" office:value="6.792117357254" calcext:value-type="float">
            <text:p>6,792117357254</text:p>
          </table:table-cell>
          <table:table-cell office:value-type="float" office:value="5.1722925901413" calcext:value-type="float">
            <text:p>5,1722925901413</text:p>
          </table:table-cell>
          <table:table-cell office:value-type="float" office:value="-77.52310470411" calcext:value-type="float">
            <text:p>-77,5231047041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200</text:p>
          </table:table-cell>
          <table:table-cell office:value-type="float" office:value="10.085010528564" calcext:value-type="float">
            <text:p>10,085010528564</text:p>
          </table:table-cell>
          <table:table-cell office:value-type="float" office:value="6.9512039422989" calcext:value-type="float">
            <text:p>6,9512039422989</text:p>
          </table:table-cell>
          <table:table-cell office:value-type="float" office:value="-144.67541579228" calcext:value-type="float">
            <text:p>-144,675415792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211</text:p>
          </table:table-cell>
          <table:table-cell office:value-type="float" office:value="-0.99695459008217" calcext:value-type="float">
            <text:p>-0,99695459008217</text:p>
          </table:table-cell>
          <table:table-cell office:value-type="float" office:value="6.6824615001678" calcext:value-type="float">
            <text:p>6,6824615001678</text:p>
          </table:table-cell>
          <table:table-cell office:value-type="float" office:value="127.36348893232" calcext:value-type="float">
            <text:p>127,36348893232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222</text:p>
          </table:table-cell>
          <table:table-cell office:value-type="float" office:value="1.3564492762089" calcext:value-type="float">
            <text:p>1,3564492762089</text:p>
          </table:table-cell>
          <table:table-cell office:value-type="float" office:value="6.0909682512283" calcext:value-type="float">
            <text:p>6,0909682512283</text:p>
          </table:table-cell>
          <table:table-cell office:value-type="float" office:value="133.97051118741" calcext:value-type="float">
            <text:p>133,9705111874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233</text:p>
          </table:table-cell>
          <table:table-cell office:value-type="float" office:value="2.6044246554375" calcext:value-type="float">
            <text:p>2,6044246554375</text:p>
          </table:table-cell>
          <table:table-cell office:value-type="float" office:value="7.2477912902832" calcext:value-type="float">
            <text:p>7,2477912902832</text:p>
          </table:table-cell>
          <table:table-cell office:value-type="float" office:value="-5.6100716446615" calcext:value-type="float">
            <text:p>-5,6100716446615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244</text:p>
          </table:table-cell>
          <table:table-cell office:value-type="float" office:value="3.4375005960464" calcext:value-type="float">
            <text:p>3,4375005960464</text:p>
          </table:table-cell>
          <table:table-cell office:value-type="float" office:value="5.9019857645035" calcext:value-type="float">
            <text:p>5,9019857645035</text:p>
          </table:table-cell>
          <table:table-cell office:value-type="float" office:value="-93.769815317385" calcext:value-type="float">
            <text:p>-93,76981531738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255</text:p>
          </table:table-cell>
          <table:table-cell office:value-type="float" office:value="5.5034989118576" calcext:value-type="float">
            <text:p>5,5034989118576</text:p>
          </table:table-cell>
          <table:table-cell office:value-type="float" office:value="7.1430480480194" calcext:value-type="float">
            <text:p>7,1430480480194</text:p>
          </table:table-cell>
          <table:table-cell office:value-type="float" office:value="13.648897219615" calcext:value-type="float">
            <text:p>13,64889721961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266</text:p>
          </table:table-cell>
          <table:table-cell office:value-type="float" office:value="4.6919459104538" calcext:value-type="float">
            <text:p>4,6919459104538</text:p>
          </table:table-cell>
          <table:table-cell office:value-type="float" office:value="5.4641216993332" calcext:value-type="float">
            <text:p>5,4641216993332</text:p>
          </table:table-cell>
          <table:table-cell office:value-type="float" office:value="132.94043358724" calcext:value-type="float">
            <text:p>132,940433587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277</text:p>
          </table:table-cell>
          <table:table-cell office:value-type="float" office:value="5.9565836191177" calcext:value-type="float">
            <text:p>5,9565836191177</text:p>
          </table:table-cell>
          <table:table-cell office:value-type="float" office:value="5.4506188631058" calcext:value-type="float">
            <text:p>5,4506188631058</text:p>
          </table:table-cell>
          <table:table-cell office:value-type="float" office:value="64.160722076513" calcext:value-type="float">
            <text:p>64,160722076513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288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7.4365198612213" calcext:value-type="float">
            <text:p>7,4365198612213</text:p>
          </table:table-cell>
          <table:table-cell office:value-type="float" office:value="34.458674063348" calcext:value-type="float">
            <text:p>34,458674063348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299</text:p>
          </table:table-cell>
          <table:table-cell office:value-type="float" office:value="1.8603952229023" calcext:value-type="float">
            <text:p>1,8603952229023</text:p>
          </table:table-cell>
          <table:table-cell office:value-type="float" office:value="5.6689542531967" calcext:value-type="float">
            <text:p>5,6689542531967</text:p>
          </table:table-cell>
          <table:table-cell office:value-type="float" office:value="100.13133856901" calcext:value-type="float">
            <text:p>100,13133856901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310</text:p>
          </table:table-cell>
          <table:table-cell office:value-type="float" office:value="3.2231888175011" calcext:value-type="float">
            <text:p>3,2231888175011</text:p>
          </table:table-cell>
          <table:table-cell office:value-type="float" office:value="6.5271127223969" calcext:value-type="float">
            <text:p>6,5271127223969</text:p>
          </table:table-cell>
          <table:table-cell office:value-type="float" office:value="114.29749552611" calcext:value-type="float">
            <text:p>114,2974955261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321</text:p>
          </table:table-cell>
          <table:table-cell office:value-type="float" office:value="2.1407397091389" calcext:value-type="float">
            <text:p>2,1407397091389</text:p>
          </table:table-cell>
          <table:table-cell office:value-type="float" office:value="10.847717523575" calcext:value-type="float">
            <text:p>10,847717523575</text:p>
          </table:table-cell>
          <table:table-cell office:value-type="float" office:value="-69.164159191642" calcext:value-type="float">
            <text:p>-69,16415919164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332</text:p>
          </table:table-cell>
          <table:table-cell office:value-type="float" office:value="2.3637589812279" calcext:value-type="float">
            <text:p>2,3637589812279</text:p>
          </table:table-cell>
          <table:table-cell office:value-type="float" office:value="9.0430468320847" calcext:value-type="float">
            <text:p>9,0430468320847</text:p>
          </table:table-cell>
          <table:table-cell office:value-type="float" office:value="-21.132682349272" calcext:value-type="float">
            <text:p>-21,13268234927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343</text:p>
          </table:table-cell>
          <table:table-cell office:value-type="float" office:value="4.9040850996971" calcext:value-type="float">
            <text:p>4,9040850996971</text:p>
          </table:table-cell>
          <table:table-cell office:value-type="float" office:value="8.9732992649078" calcext:value-type="float">
            <text:p>8,9732992649078</text:p>
          </table:table-cell>
          <table:table-cell office:value-type="float" office:value="62.752921110506" calcext:value-type="float">
            <text:p>62,7529211105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354</text:p>
          </table:table-cell>
          <table:table-cell office:value-type="float" office:value="8.1404483318329" calcext:value-type="float">
            <text:p>8,1404483318329</text:p>
          </table:table-cell>
          <table:table-cell office:value-type="float" office:value="8.347732424736" calcext:value-type="float">
            <text:p>8,347732424736</text:p>
          </table:table-cell>
          <table:table-cell office:value-type="float" office:value="-152.49588990667" calcext:value-type="float">
            <text:p>-152,49588990667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365</text:p>
          </table:table-cell>
          <table:table-cell office:value-type="float" office:value="-0.87166875600815" calcext:value-type="float">
            <text:p>-0,87166875600815</text:p>
          </table:table-cell>
          <table:table-cell office:value-type="float" office:value="8.5656946897507" calcext:value-type="float">
            <text:p>8,5656946897507</text:p>
          </table:table-cell>
          <table:table-cell office:value-type="float" office:value="-140.27519894254" calcext:value-type="float">
            <text:p>-140,2751989425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376</text:p>
          </table:table-cell>
          <table:table-cell office:value-type="float" office:value="0.019775009714067" calcext:value-type="float">
            <text:p>0,019775009714067</text:p>
          </table:table-cell>
          <table:table-cell office:value-type="float" office:value="7.5597602128983" calcext:value-type="float">
            <text:p>7,5597602128983</text:p>
          </table:table-cell>
          <table:table-cell office:value-type="float" office:value="-83.453431250943" calcext:value-type="float">
            <text:p>-83,45343125094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387</text:p>
          </table:table-cell>
          <table:table-cell office:value-type="float" office:value="1.3529735803604" calcext:value-type="float">
            <text:p>1,3529735803604</text:p>
          </table:table-cell>
          <table:table-cell office:value-type="float" office:value="7.749890089035" calcext:value-type="float">
            <text:p>7,749890089035</text:p>
          </table:table-cell>
          <table:table-cell office:value-type="float" office:value="67.954793857161" calcext:value-type="float">
            <text:p>67,954793857161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398</text:p>
          </table:table-cell>
          <table:table-cell office:value-type="float" office:value="2.0532882213593" calcext:value-type="float">
            <text:p>2,0532882213593</text:p>
          </table:table-cell>
          <table:table-cell office:value-type="float" office:value="10.167193412781" calcext:value-type="float">
            <text:p>10,167193412781</text:p>
          </table:table-cell>
          <table:table-cell office:value-type="float" office:value="-108.49681705426" calcext:value-type="float">
            <text:p>-108,4968170542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09</text:p>
          </table:table-cell>
          <table:table-cell office:value-type="float" office:value="4.975617825985" calcext:value-type="float">
            <text:p>4,975617825985</text:p>
          </table:table-cell>
          <table:table-cell office:value-type="float" office:value="10.198521614075" calcext:value-type="float">
            <text:p>10,198521614075</text:p>
          </table:table-cell>
          <table:table-cell office:value-type="float" office:value="133.10777609515" calcext:value-type="float">
            <text:p>133,107776095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20</text:p>
          </table:table-cell>
          <table:table-cell office:value-type="float" office:value="6.7806375026703" calcext:value-type="float">
            <text:p>6,7806375026703</text:p>
          </table:table-cell>
          <table:table-cell office:value-type="float" office:value="8.0215919017792" calcext:value-type="float">
            <text:p>8,0215919017792</text:p>
          </table:table-cell>
          <table:table-cell office:value-type="float" office:value="-5.3243074732222" calcext:value-type="float">
            <text:p>-5,324307473222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31</text:p>
          </table:table-cell>
          <table:table-cell office:value-type="float" office:value="7.4577564001083" calcext:value-type="float">
            <text:p>7,4577564001083</text:p>
          </table:table-cell>
          <table:table-cell office:value-type="float" office:value="8.206707239151" calcext:value-type="float">
            <text:p>8,206707239151</text:p>
          </table:table-cell>
          <table:table-cell office:value-type="float" office:value="-76.977984161134" calcext:value-type="float">
            <text:p>-76,977984161134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42</text:p>
          </table:table-cell>
          <table:table-cell office:value-type="float" office:value="-1.5833689272404" calcext:value-type="float">
            <text:p>-1,5833689272404</text:p>
          </table:table-cell>
          <table:table-cell office:value-type="float" office:value="8.1666672229767" calcext:value-type="float">
            <text:p>8,1666672229767</text:p>
          </table:table-cell>
          <table:table-cell office:value-type="float" office:value="35.660078191453" calcext:value-type="float">
            <text:p>35,66007819145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53</text:p>
          </table:table-cell>
          <table:table-cell office:value-type="float" office:value="1.2322326004505" calcext:value-type="float">
            <text:p>1,2322326004505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141.66498639781" calcext:value-type="float">
            <text:p>-141,6649863978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5</text:p>
          </table:table-cell>
          <table:table-cell office:value-type="float" office:value="0.60243755578995" calcext:value-type="float">
            <text:p>0,60243755578995</text:p>
          </table:table-cell>
          <table:table-cell office:value-type="float" office:value="0.42675901204348" calcext:value-type="float">
            <text:p>0,42675901204348</text:p>
          </table:table-cell>
          <table:table-cell office:value-type="float" office:value="-57.651468902636" calcext:value-type="float">
            <text:p>-57,651468902636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914</text:p>
          </table:table-cell>
          <table:table-cell office:value-type="float" office:value="0.10070757940412" calcext:value-type="float">
            <text:p>0,10070757940412</text:p>
          </table:table-cell>
          <table:table-cell office:value-type="float" office:value="-0.29795786365867" calcext:value-type="float">
            <text:p>-0,29795786365867</text:p>
          </table:table-cell>
          <table:table-cell office:value-type="float" office:value="146.07559040094" calcext:value-type="float">
            <text:p>146,07559040094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925</text:p>
          </table:table-cell>
          <table:table-cell office:value-type="float" office:value="0.24812400341034" calcext:value-type="float">
            <text:p>0,24812400341034</text:p>
          </table:table-cell>
          <table:table-cell office:value-type="float" office:value="-0.58504872024059" calcext:value-type="float">
            <text:p>-0,58504872024059</text:p>
          </table:table-cell>
          <table:table-cell office:value-type="float" office:value="44.951742242096" calcext:value-type="float">
            <text:p>44,951742242096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936</text:p>
          </table:table-cell>
          <table:table-cell office:value-type="float" office:value="1.0021887719631" calcext:value-type="float">
            <text:p>1,0021887719631</text:p>
          </table:table-cell>
          <table:table-cell office:value-type="float" office:value="0.19093750044703" calcext:value-type="float">
            <text:p>0,19093750044703</text:p>
          </table:table-cell>
          <table:table-cell office:value-type="float" office:value="13.102793484736" calcext:value-type="float">
            <text:p>13,10279348473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947</text:p>
          </table:table-cell>
          <table:table-cell office:value-type="float" office:value="7.0027261972427" calcext:value-type="float">
            <text:p>7,0027261972427</text:p>
          </table:table-cell>
          <table:table-cell office:value-type="float" office:value="0.16259808093309" calcext:value-type="float">
            <text:p>0,16259808093309</text:p>
          </table:table-cell>
          <table:table-cell office:value-type="float" office:value="-139.29376328827" calcext:value-type="float">
            <text:p>-139,2937632882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958</text:p>
          </table:table-cell>
          <table:table-cell office:value-type="float" office:value="5.2652555704117" calcext:value-type="float">
            <text:p>5,2652555704117</text:p>
          </table:table-cell>
          <table:table-cell office:value-type="float" office:value="-0.58180190622807" calcext:value-type="float">
            <text:p>-0,58180190622807</text:p>
          </table:table-cell>
          <table:table-cell office:value-type="float" office:value="128.77458371934" calcext:value-type="float">
            <text:p>128,7745837193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969</text:p>
          </table:table-cell>
          <table:table-cell office:value-type="float" office:value="10.07847070694" calcext:value-type="float">
            <text:p>10,07847070694</text:p>
          </table:table-cell>
          <table:table-cell office:value-type="float" office:value="1.5206117928028" calcext:value-type="float">
            <text:p>1,5206117928028</text:p>
          </table:table-cell>
          <table:table-cell office:value-type="float" office:value="-97.832032829333" calcext:value-type="float">
            <text:p>-97,8320328293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980</text:p>
          </table:table-cell>
          <table:table-cell office:value-type="float" office:value="-0.91813609004021" calcext:value-type="float">
            <text:p>-0,91813609004021</text:p>
          </table:table-cell>
          <table:table-cell office:value-type="float" office:value="0.58596290647984" calcext:value-type="float">
            <text:p>0,58596290647984</text:p>
          </table:table-cell>
          <table:table-cell office:value-type="float" office:value="83.503836279462" calcext:value-type="float">
            <text:p>83,503836279462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991</text:p>
          </table:table-cell>
          <table:table-cell office:value-type="float" office:value="1.5219883620739" calcext:value-type="float">
            <text:p>1,5219883620739</text:p>
          </table:table-cell>
          <table:table-cell office:value-type="float" office:value="1.4406855404377" calcext:value-type="float">
            <text:p>1,4406855404377</text:p>
          </table:table-cell>
          <table:table-cell office:value-type="float" office:value="124.60914387065" calcext:value-type="float">
            <text:p>124,60914387065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002</text:p>
          </table:table-cell>
          <table:table-cell office:value-type="float" office:value="1.6940899193287" calcext:value-type="float">
            <text:p>1,6940899193287</text:p>
          </table:table-cell>
          <table:table-cell office:value-type="float" office:value="3.5717874765396" calcext:value-type="float">
            <text:p>3,5717874765396</text:p>
          </table:table-cell>
          <table:table-cell office:value-type="float" office:value="-132.20164730291" calcext:value-type="float">
            <text:p>-132,2016473029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013</text:p>
          </table:table-cell>
          <table:table-cell office:value-type="float" office:value="0.46628519892693" calcext:value-type="float">
            <text:p>0,46628519892693</text:p>
          </table:table-cell>
          <table:table-cell office:value-type="float" office:value="1.5933652222157" calcext:value-type="float">
            <text:p>1,5933652222157</text:p>
          </table:table-cell>
          <table:table-cell office:value-type="float" office:value="70.387554016842" calcext:value-type="float">
            <text:p>70,387554016842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024</text:p>
          </table:table-cell>
          <table:table-cell office:value-type="float" office:value="5.6266891956329" calcext:value-type="float">
            <text:p>5,6266891956329</text:p>
          </table:table-cell>
          <table:table-cell office:value-type="float" office:value="1.3456059992313" calcext:value-type="float">
            <text:p>1,3456059992313</text:p>
          </table:table-cell>
          <table:table-cell office:value-type="float" office:value="-132.71917355288" calcext:value-type="float">
            <text:p>-132,71917355288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035</text:p>
          </table:table-cell>
          <table:table-cell office:value-type="float" office:value="4.7533965110779" calcext:value-type="float">
            <text:p>4,7533965110779</text:p>
          </table:table-cell>
          <table:table-cell office:value-type="float" office:value="2.504064142704" calcext:value-type="float">
            <text:p>2,504064142704</text:p>
          </table:table-cell>
          <table:table-cell office:value-type="float" office:value="32.62562167113" calcext:value-type="float">
            <text:p>32,625621671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046</text:p>
          </table:table-cell>
          <table:table-cell office:value-type="float" office:value="8.9938145875931" calcext:value-type="float">
            <text:p>8,9938145875931</text:p>
          </table:table-cell>
          <table:table-cell office:value-type="float" office:value="1.5108758211136" calcext:value-type="float">
            <text:p>1,5108758211136</text:p>
          </table:table-cell>
          <table:table-cell office:value-type="float" office:value="170.64370926778" calcext:value-type="float">
            <text:p>170,6437092677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057</text:p>
          </table:table-cell>
          <table:table-cell office:value-type="float" office:value="-0.33731713891029" calcext:value-type="float">
            <text:p>-0,33731713891029</text:p>
          </table:table-cell>
          <table:table-cell office:value-type="float" office:value="1.2024845927954" calcext:value-type="float">
            <text:p>1,2024845927954</text:p>
          </table:table-cell>
          <table:table-cell office:value-type="float" office:value="56.93081230115" calcext:value-type="float">
            <text:p>56,93081230115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068</text:p>
          </table:table-cell>
          <table:table-cell office:value-type="float" office:value="1.0979896783829" calcext:value-type="float">
            <text:p>1,0979896783829</text:p>
          </table:table-cell>
          <table:table-cell office:value-type="float" office:value="2.8018736839294" calcext:value-type="float">
            <text:p>2,8018736839294</text:p>
          </table:table-cell>
          <table:table-cell office:value-type="float" office:value="-125.2788692523" calcext:value-type="float">
            <text:p>-125,2788692523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079</text:p>
          </table:table-cell>
          <table:table-cell office:value-type="float" office:value="1.7516097426414" calcext:value-type="float">
            <text:p>1,7516097426414</text:p>
          </table:table-cell>
          <table:table-cell office:value-type="float" office:value="2.5678512454033" calcext:value-type="float">
            <text:p>2,5678512454033</text:p>
          </table:table-cell>
          <table:table-cell office:value-type="float" office:value="35.68101992273" calcext:value-type="float">
            <text:p>35,68101992273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090</text:p>
          </table:table-cell>
          <table:table-cell office:value-type="float" office:value="4.3300348520279" calcext:value-type="float">
            <text:p>4,3300348520279</text:p>
          </table:table-cell>
          <table:table-cell office:value-type="float" office:value="3.5489994287491" calcext:value-type="float">
            <text:p>3,5489994287491</text:p>
          </table:table-cell>
          <table:table-cell office:value-type="float" office:value="15.557878336329" calcext:value-type="float">
            <text:p>15,557878336329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101</text:p>
          </table:table-cell>
          <table:table-cell office:value-type="float" office:value="5.4615557193756" calcext:value-type="float">
            <text:p>5,4615557193756</text:p>
          </table:table-cell>
          <table:table-cell office:value-type="float" office:value="3.5593801736832" calcext:value-type="float">
            <text:p>3,5593801736832</text:p>
          </table:table-cell>
          <table:table-cell office:value-type="float" office:value="44.018545348173" calcext:value-type="float">
            <text:p>44,018545348173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112</text:p>
          </table:table-cell>
          <table:table-cell office:value-type="float" office:value="6.1869704723358" calcext:value-type="float">
            <text:p>6,1869704723358</text:p>
          </table:table-cell>
          <table:table-cell office:value-type="float" office:value="4.3211990594864" calcext:value-type="float">
            <text:p>4,3211990594864</text:p>
          </table:table-cell>
          <table:table-cell office:value-type="float" office:value="-133.33756452913" calcext:value-type="float">
            <text:p>-133,3375645291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123</text:p>
          </table:table-cell>
          <table:table-cell office:value-type="float" office:value="8.1657791137695" calcext:value-type="float">
            <text:p>8,1657791137695</text:p>
          </table:table-cell>
          <table:table-cell office:value-type="float" office:value="6.3245469331741" calcext:value-type="float">
            <text:p>6,3245469331741</text:p>
          </table:table-cell>
          <table:table-cell office:value-type="float" office:value="-88.147440533729" calcext:value-type="float">
            <text:p>-88,14744053372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134</text:p>
          </table:table-cell>
          <table:table-cell office:value-type="float" office:value="0.72345688939095" calcext:value-type="float">
            <text:p>0,72345688939095</text:p>
          </table:table-cell>
          <table:table-cell office:value-type="float" office:value="4.0933361649513" calcext:value-type="float">
            <text:p>4,0933361649513</text:p>
          </table:table-cell>
          <table:table-cell office:value-type="float" office:value="-82.073026401981" calcext:value-type="float">
            <text:p>-82,07302640198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145</text:p>
          </table:table-cell>
          <table:table-cell office:value-type="float" office:value="1.3158895075321" calcext:value-type="float">
            <text:p>1,3158895075321</text:p>
          </table:table-cell>
          <table:table-cell office:value-type="float" office:value="5.6034928560257" calcext:value-type="float">
            <text:p>5,6034928560257</text:p>
          </table:table-cell>
          <table:table-cell office:value-type="float" office:value="179.44068513858" calcext:value-type="float">
            <text:p>179,4406851385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156</text:p>
          </table:table-cell>
          <table:table-cell office:value-type="float" office:value="3.0004751682281" calcext:value-type="float">
            <text:p>3,0004751682281</text:p>
          </table:table-cell>
          <table:table-cell office:value-type="float" office:value="4.0247210860252" calcext:value-type="float">
            <text:p>4,0247210860252</text:p>
          </table:table-cell>
          <table:table-cell office:value-type="float" office:value="168.21036824755" calcext:value-type="float">
            <text:p>168,21036824755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167</text:p>
          </table:table-cell>
          <table:table-cell office:value-type="float" office:value="4.092238843441" calcext:value-type="float">
            <text:p>4,092238843441</text:p>
          </table:table-cell>
          <table:table-cell office:value-type="float" office:value="5.0301957130432" calcext:value-type="float">
            <text:p>5,0301957130432</text:p>
          </table:table-cell>
          <table:table-cell office:value-type="float" office:value="24.849706394657" calcext:value-type="float">
            <text:p>24,849706394657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178</text:p>
          </table:table-cell>
          <table:table-cell office:value-type="float" office:value="3.8250541687012" calcext:value-type="float">
            <text:p>3,8250541687012</text:p>
          </table:table-cell>
          <table:table-cell office:value-type="float" office:value="4.5939403772354" calcext:value-type="float">
            <text:p>4,5939403772354</text:p>
          </table:table-cell>
          <table:table-cell office:value-type="float" office:value="158.82911499898" calcext:value-type="float">
            <text:p>158,82911499898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189</text:p>
          </table:table-cell>
          <table:table-cell office:value-type="float" office:value="6.706565618515" calcext:value-type="float">
            <text:p>6,706565618515</text:p>
          </table:table-cell>
          <table:table-cell office:value-type="float" office:value="5.5604845285416" calcext:value-type="float">
            <text:p>5,5604845285416</text:p>
          </table:table-cell>
          <table:table-cell office:value-type="float" office:value="-77.500683486841" calcext:value-type="float">
            <text:p>-77,50068348684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200</text:p>
          </table:table-cell>
          <table:table-cell office:value-type="float" office:value="10.079602003098" calcext:value-type="float">
            <text:p>10,079602003098</text:p>
          </table:table-cell>
          <table:table-cell office:value-type="float" office:value="7.1896266937256" calcext:value-type="float">
            <text:p>7,1896266937256</text:p>
          </table:table-cell>
          <table:table-cell office:value-type="float" office:value="-132.3407668217" calcext:value-type="float">
            <text:p>-132,34076682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211</text:p>
          </table:table-cell>
          <table:table-cell office:value-type="float" office:value="-0.78269526362419" calcext:value-type="float">
            <text:p>-0,78269526362419</text:p>
          </table:table-cell>
          <table:table-cell office:value-type="float" office:value="6.4047902822495" calcext:value-type="float">
            <text:p>6,4047902822495</text:p>
          </table:table-cell>
          <table:table-cell office:value-type="float" office:value="128.42476899457" calcext:value-type="float">
            <text:p>128,42476899457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222</text:p>
          </table:table-cell>
          <table:table-cell office:value-type="float" office:value="1.5369246900082" calcext:value-type="float">
            <text:p>1,5369246900082</text:p>
          </table:table-cell>
          <table:table-cell office:value-type="float" office:value="6.2202233076096" calcext:value-type="float">
            <text:p>6,2202233076096</text:p>
          </table:table-cell>
          <table:table-cell office:value-type="float" office:value="-135.5654585893" calcext:value-type="float">
            <text:p>-135,5654585893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233</text:p>
          </table:table-cell>
          <table:table-cell office:value-type="float" office:value="2.2304245829582" calcext:value-type="float">
            <text:p>2,2304245829582</text:p>
          </table:table-cell>
          <table:table-cell office:value-type="float" office:value="7.1955466270447" calcext:value-type="float">
            <text:p>7,1955466270447</text:p>
          </table:table-cell>
          <table:table-cell office:value-type="float" office:value="5.6733991120272" calcext:value-type="float">
            <text:p>5,6733991120272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244</text:p>
          </table:table-cell>
          <table:table-cell office:value-type="float" office:value="3.6333975195885" calcext:value-type="float">
            <text:p>3,6333975195885</text:p>
          </table:table-cell>
          <table:table-cell office:value-type="float" office:value="5.9933584928513" calcext:value-type="float">
            <text:p>5,9933584928513</text:p>
          </table:table-cell>
          <table:table-cell office:value-type="float" office:value="-171.77424157501" calcext:value-type="float">
            <text:p>-171,7742415750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255</text:p>
          </table:table-cell>
          <table:table-cell office:value-type="float" office:value="5.2051514387131" calcext:value-type="float">
            <text:p>5,2051514387131</text:p>
          </table:table-cell>
          <table:table-cell office:value-type="float" office:value="6.9658970832825" calcext:value-type="float">
            <text:p>6,9658970832825</text:p>
          </table:table-cell>
          <table:table-cell office:value-type="float" office:value="35.806075782533" calcext:value-type="float">
            <text:p>35,80607578253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266</text:p>
          </table:table-cell>
          <table:table-cell office:value-type="float" office:value="4.8738765716553" calcext:value-type="float">
            <text:p>4,8738765716553</text:p>
          </table:table-cell>
          <table:table-cell office:value-type="float" office:value="5.5901342630386" calcext:value-type="float">
            <text:p>5,5901342630386</text:p>
          </table:table-cell>
          <table:table-cell office:value-type="float" office:value="-136.46232094734" calcext:value-type="float">
            <text:p>-136,4623209473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277</text:p>
          </table:table-cell>
          <table:table-cell office:value-type="float" office:value="5.9383183717728" calcext:value-type="float">
            <text:p>5,9383183717728</text:p>
          </table:table-cell>
          <table:table-cell office:value-type="float" office:value="5.1178562641144" calcext:value-type="float">
            <text:p>5,1178562641144</text:p>
          </table:table-cell>
          <table:table-cell office:value-type="float" office:value="93.168740819214" calcext:value-type="float">
            <text:p>93,16874081921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288</text:p>
          </table:table-cell>
          <table:table-cell office:value-type="float" office:value="-1.5851022303104" calcext:value-type="float">
            <text:p>-1,5851022303104</text:p>
          </table:table-cell>
          <table:table-cell office:value-type="float" office:value="7.0927852392197" calcext:value-type="float">
            <text:p>7,0927852392197</text:p>
          </table:table-cell>
          <table:table-cell office:value-type="float" office:value="34.260375104892" calcext:value-type="float">
            <text:p>34,260375104892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299</text:p>
          </table:table-cell>
          <table:table-cell office:value-type="float" office:value="1.9293947517872" calcext:value-type="float">
            <text:p>1,9293947517872</text:p>
          </table:table-cell>
          <table:table-cell office:value-type="float" office:value="5.2773278951645" calcext:value-type="float">
            <text:p>5,2773278951645</text:p>
          </table:table-cell>
          <table:table-cell office:value-type="float" office:value="100.12354137032" calcext:value-type="float">
            <text:p>100,12354137032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310</text:p>
          </table:table-cell>
          <table:table-cell office:value-type="float" office:value="3.1348472833633" calcext:value-type="float">
            <text:p>3,1348472833633</text:p>
          </table:table-cell>
          <table:table-cell office:value-type="float" office:value="6.3552159070969" calcext:value-type="float">
            <text:p>6,3552159070969</text:p>
          </table:table-cell>
          <table:table-cell office:value-type="float" office:value="49.089235864627" calcext:value-type="float">
            <text:p>49,089235864627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321</text:p>
          </table:table-cell>
          <table:table-cell office:value-type="float" office:value="2.1297271549702" calcext:value-type="float">
            <text:p>2,1297271549702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94.318462025588" calcext:value-type="float">
            <text:p>-94,31846202558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332</text:p>
          </table:table-cell>
          <table:table-cell office:value-type="float" office:value="2.0064961910248" calcext:value-type="float">
            <text:p>2,0064961910248</text:p>
          </table:table-cell>
          <table:table-cell office:value-type="float" office:value="9.1596001386642" calcext:value-type="float">
            <text:p>9,1596001386642</text:p>
          </table:table-cell>
          <table:table-cell office:value-type="float" office:value="-12.166752082527" calcext:value-type="float">
            <text:p>-12,16675208252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343</text:p>
          </table:table-cell>
          <table:table-cell office:value-type="float" office:value="4.9500489234924" calcext:value-type="float">
            <text:p>4,9500489234924</text:p>
          </table:table-cell>
          <table:table-cell office:value-type="float" office:value="8.7545281648636" calcext:value-type="float">
            <text:p>8,7545281648636</text:p>
          </table:table-cell>
          <table:table-cell office:value-type="float" office:value="108.52644094236" calcext:value-type="float">
            <text:p>108,526440942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354</text:p>
          </table:table-cell>
          <table:table-cell office:value-type="float" office:value="8.3675920963287" calcext:value-type="float">
            <text:p>8,3675920963287</text:p>
          </table:table-cell>
          <table:table-cell office:value-type="float" office:value="8.1714707612991" calcext:value-type="float">
            <text:p>8,1714707612991</text:p>
          </table:table-cell>
          <table:table-cell office:value-type="float" office:value="145.22264110055" calcext:value-type="float">
            <text:p>145,22264110055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365</text:p>
          </table:table-cell>
          <table:table-cell office:value-type="float" office:value="-0.61533473432064" calcext:value-type="float">
            <text:p>-0,61533473432064</text:p>
          </table:table-cell>
          <table:table-cell office:value-type="float" office:value="8.4383326768875" calcext:value-type="float">
            <text:p>8,4383326768875</text:p>
          </table:table-cell>
          <table:table-cell office:value-type="float" office:value="156.40450738798" calcext:value-type="float">
            <text:p>156,4045073879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376</text:p>
          </table:table-cell>
          <table:table-cell office:value-type="float" office:value="0.012356054503471" calcext:value-type="float">
            <text:p>0,012356054503471</text:p>
          </table:table-cell>
          <table:table-cell office:value-type="float" office:value="7.7183735370636" calcext:value-type="float">
            <text:p>7,7183735370636</text:p>
          </table:table-cell>
          <table:table-cell office:value-type="float" office:value="-87.087602372382" calcext:value-type="float">
            <text:p>-87,08760237238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387</text:p>
          </table:table-cell>
          <table:table-cell office:value-type="float" office:value="1.3474088907242" calcext:value-type="float">
            <text:p>1,3474088907242</text:p>
          </table:table-cell>
          <table:table-cell office:value-type="float" office:value="7.4121642112732" calcext:value-type="float">
            <text:p>7,4121642112732</text:p>
          </table:table-cell>
          <table:table-cell office:value-type="float" office:value="95.085840316335" calcext:value-type="float">
            <text:p>95,085840316335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398</text:p>
          </table:table-cell>
          <table:table-cell office:value-type="float" office:value="2.2971817851067" calcext:value-type="float">
            <text:p>2,2971817851067</text:p>
          </table:table-cell>
          <table:table-cell office:value-type="float" office:value="10.340256690979" calcext:value-type="float">
            <text:p>10,340256690979</text:p>
          </table:table-cell>
          <table:table-cell office:value-type="float" office:value="-153.38478422469" calcext:value-type="float">
            <text:p>-153,3847842246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09</text:p>
          </table:table-cell>
          <table:table-cell office:value-type="float" office:value="5.1019823551178" calcext:value-type="float">
            <text:p>5,1019823551178</text:p>
          </table:table-cell>
          <table:table-cell office:value-type="float" office:value="9.9564284086227" calcext:value-type="float">
            <text:p>9,9564284086227</text:p>
          </table:table-cell>
          <table:table-cell office:value-type="float" office:value="114.48748476186" calcext:value-type="float">
            <text:p>114,487484761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20</text:p>
          </table:table-cell>
          <table:table-cell office:value-type="float" office:value="6.7700773477554" calcext:value-type="float">
            <text:p>6,7700773477554</text:p>
          </table:table-cell>
          <table:table-cell office:value-type="float" office:value="8.2426136732101" calcext:value-type="float">
            <text:p>8,2426136732101</text:p>
          </table:table-cell>
          <table:table-cell office:value-type="float" office:value="-96.122840407548" calcext:value-type="float">
            <text:p>-96,122840407548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31</text:p>
          </table:table-cell>
          <table:table-cell office:value-type="float" office:value="7.2327488660812" calcext:value-type="float">
            <text:p>7,2327488660812</text:p>
          </table:table-cell>
          <table:table-cell office:value-type="float" office:value="8.1911313533783" calcext:value-type="float">
            <text:p>8,1911313533783</text:p>
          </table:table-cell>
          <table:table-cell office:value-type="float" office:value="13.20157992612" calcext:value-type="float">
            <text:p>13,2015799261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42</text:p>
          </table:table-cell>
          <table:table-cell office:value-type="float" office:value="-1.585004478693" calcext:value-type="float">
            <text:p>-1,585004478693</text:p>
          </table:table-cell>
          <table:table-cell office:value-type="float" office:value="7.9969620704651" calcext:value-type="float">
            <text:p>7,9969620704651</text:p>
          </table:table-cell>
          <table:table-cell office:value-type="float" office:value="32.09790986055" calcext:value-type="float">
            <text:p>32,0979098605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53</text:p>
          </table:table-cell>
          <table:table-cell office:value-type="float" office:value="1.4992886781693" calcext:value-type="float">
            <text:p>1,4992886781693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59.94518729532" calcext:value-type="float">
            <text:p>-159,9451872953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5</text:p>
          </table:table-cell>
          <table:table-cell office:value-type="float" office:value="0.40106892585754" calcext:value-type="float">
            <text:p>0,40106892585754</text:p>
          </table:table-cell>
          <table:table-cell office:value-type="float" office:value="0.33578746020794" calcext:value-type="float">
            <text:p>0,33578746020794</text:p>
          </table:table-cell>
          <table:table-cell office:value-type="float" office:value="33.134271005157" calcext:value-type="float">
            <text:p>33,134271005157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914</text:p>
          </table:table-cell>
          <table:table-cell office:value-type="float" office:value="0.14778481796384" calcext:value-type="float">
            <text:p>0,14778481796384</text:p>
          </table:table-cell>
          <table:table-cell office:value-type="float" office:value="-0.21585162729025" calcext:value-type="float">
            <text:p>-0,21585162729025</text:p>
          </table:table-cell>
          <table:table-cell office:value-type="float" office:value="156.50255664898" calcext:value-type="float">
            <text:p>156,50255664898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925</text:p>
          </table:table-cell>
          <table:table-cell office:value-type="float" office:value="0.17740488052368" calcext:value-type="float">
            <text:p>0,17740488052368</text:p>
          </table:table-cell>
          <table:table-cell office:value-type="float" office:value="-0.54268300533295" calcext:value-type="float">
            <text:p>-0,54268300533295</text:p>
          </table:table-cell>
          <table:table-cell office:value-type="float" office:value="-47.161752630951" calcext:value-type="float">
            <text:p>-47,161752630951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936</text:p>
          </table:table-cell>
          <table:table-cell office:value-type="float" office:value="0.96435941755772" calcext:value-type="float">
            <text:p>0,96435941755772</text:p>
          </table:table-cell>
          <table:table-cell office:value-type="float" office:value="-0.084281396120787" calcext:value-type="float">
            <text:p>-0,084281396120787</text:p>
          </table:table-cell>
          <table:table-cell office:value-type="float" office:value="80.174651115563" calcext:value-type="float">
            <text:p>80,17465111556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947</text:p>
          </table:table-cell>
          <table:table-cell office:value-type="float" office:value="6.9679582118988" calcext:value-type="float">
            <text:p>6,9679582118988</text:p>
          </table:table-cell>
          <table:table-cell office:value-type="float" office:value="0.40307685732841" calcext:value-type="float">
            <text:p>0,40307685732841</text:p>
          </table:table-cell>
          <table:table-cell office:value-type="float" office:value="-73.503905041203" calcext:value-type="float">
            <text:p>-73,50390504120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958</text:p>
          </table:table-cell>
          <table:table-cell office:value-type="float" office:value="5.4444426298141" calcext:value-type="float">
            <text:p>5,4444426298141</text:p>
          </table:table-cell>
          <table:table-cell office:value-type="float" office:value="-0.58500297367573" calcext:value-type="float">
            <text:p>-0,58500297367573</text:p>
          </table:table-cell>
          <table:table-cell office:value-type="float" office:value="124.40056709727" calcext:value-type="float">
            <text:p>124,4005670972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969</text:p>
          </table:table-cell>
          <table:table-cell office:value-type="float" office:value="9.9231880903244" calcext:value-type="float">
            <text:p>9,9231880903244</text:p>
          </table:table-cell>
          <table:table-cell office:value-type="float" office:value="1.7055130004883" calcext:value-type="float">
            <text:p>1,7055130004883</text:p>
          </table:table-cell>
          <table:table-cell office:value-type="float" office:value="-43.416688396673" calcext:value-type="float">
            <text:p>-43,4166883966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980</text:p>
          </table:table-cell>
          <table:table-cell office:value-type="float" office:value="-0.93046769499779" calcext:value-type="float">
            <text:p>-0,93046769499779</text:p>
          </table:table-cell>
          <table:table-cell office:value-type="float" office:value="0.22147824987769" calcext:value-type="float">
            <text:p>0,22147824987769</text:p>
          </table:table-cell>
          <table:table-cell office:value-type="float" office:value="94.282865524292" calcext:value-type="float">
            <text:p>94,282865524292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991</text:p>
          </table:table-cell>
          <table:table-cell office:value-type="float" office:value="1.7468836903572" calcext:value-type="float">
            <text:p>1,7468836903572</text:p>
          </table:table-cell>
          <table:table-cell office:value-type="float" office:value="1.113628000021" calcext:value-type="float">
            <text:p>1,113628000021</text:p>
          </table:table-cell>
          <table:table-cell office:value-type="float" office:value="124.63062887738" calcext:value-type="float">
            <text:p>124,63062887738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002</text:p>
          </table:table-cell>
          <table:table-cell office:value-type="float" office:value="1.9604301452637" calcext:value-type="float">
            <text:p>1,9604301452637</text:p>
          </table:table-cell>
          <table:table-cell office:value-type="float" office:value="3.8671147823334" calcext:value-type="float">
            <text:p>3,8671147823334</text:p>
          </table:table-cell>
          <table:table-cell office:value-type="float" office:value="-132.13827199997" calcext:value-type="float">
            <text:p>-132,13827199997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013</text:p>
          </table:table-cell>
          <table:table-cell office:value-type="float" office:value="0.33325184136629" calcext:value-type="float">
            <text:p>0,33325184136629</text:p>
          </table:table-cell>
          <table:table-cell office:value-type="float" office:value="1.2176270782948" calcext:value-type="float">
            <text:p>1,2176270782948</text:p>
          </table:table-cell>
          <table:table-cell office:value-type="float" office:value="70.411854488834" calcext:value-type="float">
            <text:p>70,411854488834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024</text:p>
          </table:table-cell>
          <table:table-cell office:value-type="float" office:value="5.9261047840118" calcext:value-type="float">
            <text:p>5,9261047840118</text:p>
          </table:table-cell>
          <table:table-cell office:value-type="float" office:value="1.435914337635" calcext:value-type="float">
            <text:p>1,435914337635</text:p>
          </table:table-cell>
          <table:table-cell office:value-type="float" office:value="-171.28527999684" calcext:value-type="float">
            <text:p>-171,28527999684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035</text:p>
          </table:table-cell>
          <table:table-cell office:value-type="float" office:value="4.5879107713699" calcext:value-type="float">
            <text:p>4,5879107713699</text:p>
          </table:table-cell>
          <table:table-cell office:value-type="float" office:value="2.4200466275215" calcext:value-type="float">
            <text:p>2,4200466275215</text:p>
          </table:table-cell>
          <table:table-cell office:value-type="float" office:value="26.793072747577" calcext:value-type="float">
            <text:p>26,79307274757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046</text:p>
          </table:table-cell>
          <table:table-cell office:value-type="float" office:value="9.2825067043304" calcext:value-type="float">
            <text:p>9,2825067043304</text:p>
          </table:table-cell>
          <table:table-cell office:value-type="float" office:value="1.3398911058903" calcext:value-type="float">
            <text:p>1,3398911058903</text:p>
          </table:table-cell>
          <table:table-cell office:value-type="float" office:value="143.47005497878" calcext:value-type="float">
            <text:p>143,4700549787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057</text:p>
          </table:table-cell>
          <table:table-cell office:value-type="float" office:value="-0.55360317230225" calcext:value-type="float">
            <text:p>-0,55360317230225</text:p>
          </table:table-cell>
          <table:table-cell office:value-type="float" office:value="0.86959257721901" calcext:value-type="float">
            <text:p>0,86959257721901</text:p>
          </table:table-cell>
          <table:table-cell office:value-type="float" office:value="56.948853146498" calcext:value-type="float">
            <text:p>56,948853146498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068</text:p>
          </table:table-cell>
          <table:table-cell office:value-type="float" office:value="1.3261233270168" calcext:value-type="float">
            <text:p>1,3261233270168</text:p>
          </table:table-cell>
          <table:table-cell office:value-type="float" office:value="3.126722574234" calcext:value-type="float">
            <text:p>3,126722574234</text:p>
          </table:table-cell>
          <table:table-cell office:value-type="float" office:value="-125.27370301022" calcext:value-type="float">
            <text:p>-125,27370301022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079</text:p>
          </table:table-cell>
          <table:table-cell office:value-type="float" office:value="1.4283016324043" calcext:value-type="float">
            <text:p>1,4283016324043</text:p>
          </table:table-cell>
          <table:table-cell office:value-type="float" office:value="2.3367294669151" calcext:value-type="float">
            <text:p>2,3367294669151</text:p>
          </table:table-cell>
          <table:table-cell office:value-type="float" office:value="35.69680566241" calcext:value-type="float">
            <text:p>35,69680566241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090</text:p>
          </table:table-cell>
          <table:table-cell office:value-type="float" office:value="3.9736616611481" calcext:value-type="float">
            <text:p>3,9736616611481</text:p>
          </table:table-cell>
          <table:table-cell office:value-type="float" office:value="3.4863987565041" calcext:value-type="float">
            <text:p>3,4863987565041</text:p>
          </table:table-cell>
          <table:table-cell office:value-type="float" office:value="0.89776183769202" calcext:value-type="float">
            <text:p>0,89776183769202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101</text:p>
          </table:table-cell>
          <table:table-cell office:value-type="float" office:value="5.2485740184784" calcext:value-type="float">
            <text:p>5,2485740184784</text:p>
          </table:table-cell>
          <table:table-cell office:value-type="float" office:value="3.6931699514389" calcext:value-type="float">
            <text:p>3,6931699514389</text:p>
          </table:table-cell>
          <table:table-cell office:value-type="float" office:value="-34.68299557449" calcext:value-type="float">
            <text:p>-34,68299557449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112</text:p>
          </table:table-cell>
          <table:table-cell office:value-type="float" office:value="6.404492855072" calcext:value-type="float">
            <text:p>6,404492855072</text:p>
          </table:table-cell>
          <table:table-cell office:value-type="float" office:value="4.1966634988785" calcext:value-type="float">
            <text:p>4,1966634988785</text:p>
          </table:table-cell>
          <table:table-cell office:value-type="float" office:value="147.22607697651" calcext:value-type="float">
            <text:p>147,22607697651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123</text:p>
          </table:table-cell>
          <table:table-cell office:value-type="float" office:value="8.201978802681" calcext:value-type="float">
            <text:p>8,201978802681</text:p>
          </table:table-cell>
          <table:table-cell office:value-type="float" office:value="6.6986262798309" calcext:value-type="float">
            <text:p>6,6986262798309</text:p>
          </table:table-cell>
          <table:table-cell office:value-type="float" office:value="-98.117242193526" calcext:value-type="float">
            <text:p>-98,11724219352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134</text:p>
          </table:table-cell>
          <table:table-cell office:value-type="float" office:value="0.66870972514153" calcext:value-type="float">
            <text:p>0,66870972514153</text:p>
          </table:table-cell>
          <table:table-cell office:value-type="float" office:value="4.4878083467484" calcext:value-type="float">
            <text:p>4,4878083467484</text:p>
          </table:table-cell>
          <table:table-cell office:value-type="float" office:value="-82.101010213232" calcext:value-type="float">
            <text:p>-82,101010213232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145</text:p>
          </table:table-cell>
          <table:table-cell office:value-type="float" office:value="1.3553977012634" calcext:value-type="float">
            <text:p>1,3553977012634</text:p>
          </table:table-cell>
          <table:table-cell office:value-type="float" office:value="5.3696542978287" calcext:value-type="float">
            <text:p>5,3696542978287</text:p>
          </table:table-cell>
          <table:table-cell office:value-type="float" office:value="94.269840580643" calcext:value-type="float">
            <text:p>94,26984058064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156</text:p>
          </table:table-cell>
          <table:table-cell office:value-type="float" office:value="3.1773981451988" calcext:value-type="float">
            <text:p>3,1773981451988</text:p>
          </table:table-cell>
          <table:table-cell office:value-type="float" office:value="4.0123838186264" calcext:value-type="float">
            <text:p>4,0123838186264</text:p>
          </table:table-cell>
          <table:table-cell office:value-type="float" office:value="178.75029478863" calcext:value-type="float">
            <text:p>178,75029478863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167</text:p>
          </table:table-cell>
          <table:table-cell office:value-type="float" office:value="4.1657194495201" calcext:value-type="float">
            <text:p>4,1657194495201</text:p>
          </table:table-cell>
          <table:table-cell office:value-type="float" office:value="4.9250894784927" calcext:value-type="float">
            <text:p>4,9250894784927</text:p>
          </table:table-cell>
          <table:table-cell office:value-type="float" office:value="106.00043558011" calcext:value-type="float">
            <text:p>106,00043558011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178</text:p>
          </table:table-cell>
          <table:table-cell office:value-type="float" office:value="4.0234994888306" calcext:value-type="float">
            <text:p>4,0234994888306</text:p>
          </table:table-cell>
          <table:table-cell office:value-type="float" office:value="4.6276623010635" calcext:value-type="float">
            <text:p>4,6276623010635</text:p>
          </table:table-cell>
          <table:table-cell office:value-type="float" office:value="-142.60552946929" calcext:value-type="float">
            <text:p>-142,60552946929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189</text:p>
          </table:table-cell>
          <table:table-cell office:value-type="float" office:value="6.6633331775665" calcext:value-type="float">
            <text:p>6,6633331775665</text:p>
          </table:table-cell>
          <table:table-cell office:value-type="float" office:value="5.9256941080093" calcext:value-type="float">
            <text:p>5,9256941080093</text:p>
          </table:table-cell>
          <table:table-cell office:value-type="float" office:value="-90.262695482582" calcext:value-type="float">
            <text:p>-90,2626954825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200</text:p>
          </table:table-cell>
          <table:table-cell office:value-type="float" office:value="10.085011720657" calcext:value-type="float">
            <text:p>10,085011720657</text:p>
          </table:table-cell>
          <table:table-cell office:value-type="float" office:value="7.5256007909775" calcext:value-type="float">
            <text:p>7,5256007909775</text:p>
          </table:table-cell>
          <table:table-cell office:value-type="float" office:value="-112.08866052567" calcext:value-type="float">
            <text:p>-112,088660525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211</text:p>
          </table:table-cell>
          <table:table-cell office:value-type="float" office:value="-0.66486448049545" calcext:value-type="float">
            <text:p>-0,66486448049545</text:p>
          </table:table-cell>
          <table:table-cell office:value-type="float" office:value="6.2801194190979" calcext:value-type="float">
            <text:p>6,2801194190979</text:p>
          </table:table-cell>
          <table:table-cell office:value-type="float" office:value="133.40106283783" calcext:value-type="float">
            <text:p>133,40106283783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222</text:p>
          </table:table-cell>
          <table:table-cell office:value-type="float" office:value="1.4028218388557" calcext:value-type="float">
            <text:p>1,4028218388557</text:p>
          </table:table-cell>
          <table:table-cell office:value-type="float" office:value="6.4166820049286" calcext:value-type="float">
            <text:p>6,4166820049286</text:p>
          </table:table-cell>
          <table:table-cell office:value-type="float" office:value="-49.976370516856" calcext:value-type="float">
            <text:p>-49,976370516856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233</text:p>
          </table:table-cell>
          <table:table-cell office:value-type="float" office:value="1.9348864257336" calcext:value-type="float">
            <text:p>1,9348864257336</text:p>
          </table:table-cell>
          <table:table-cell office:value-type="float" office:value="7.2486442327499" calcext:value-type="float">
            <text:p>7,2486442327499</text:p>
          </table:table-cell>
          <table:table-cell office:value-type="float" office:value="-31.801336130519" calcext:value-type="float">
            <text:p>-31,801336130519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244</text:p>
          </table:table-cell>
          <table:table-cell office:value-type="float" office:value="3.6965626478195" calcext:value-type="float">
            <text:p>3,6965626478195</text:p>
          </table:table-cell>
          <table:table-cell office:value-type="float" office:value="5.780838727951" calcext:value-type="float">
            <text:p>5,780838727951</text:p>
          </table:table-cell>
          <table:table-cell office:value-type="float" office:value="97.691758423095" calcext:value-type="float">
            <text:p>97,691758423095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255</text:p>
          </table:table-cell>
          <table:table-cell office:value-type="float" office:value="4.9962869286537" calcext:value-type="float">
            <text:p>4,9962869286537</text:p>
          </table:table-cell>
          <table:table-cell office:value-type="float" office:value="6.6883951425552" calcext:value-type="float">
            <text:p>6,6883951425552</text:p>
          </table:table-cell>
          <table:table-cell office:value-type="float" office:value="57.990834971142" calcext:value-type="float">
            <text:p>57,99083497114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266</text:p>
          </table:table-cell>
          <table:table-cell office:value-type="float" office:value="4.8727115988731" calcext:value-type="float">
            <text:p>4,8727115988731</text:p>
          </table:table-cell>
          <table:table-cell office:value-type="float" office:value="5.9162640571594" calcext:value-type="float">
            <text:p>5,9162640571594</text:p>
          </table:table-cell>
          <table:table-cell office:value-type="float" office:value="-95.345457648016" calcext:value-type="float">
            <text:p>-95,34545764801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277</text:p>
          </table:table-cell>
          <table:table-cell office:value-type="float" office:value="6.0820424556732" calcext:value-type="float">
            <text:p>6,0820424556732</text:p>
          </table:table-cell>
          <table:table-cell office:value-type="float" office:value="4.8185592889786" calcext:value-type="float">
            <text:p>4,8185592889786</text:p>
          </table:table-cell>
          <table:table-cell office:value-type="float" office:value="122.16123350107" calcext:value-type="float">
            <text:p>122,16123350107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288</text:p>
          </table:table-cell>
          <table:table-cell office:value-type="float" office:value="-1.5850099921227" calcext:value-type="float">
            <text:p>-1,5850099921227</text:p>
          </table:table-cell>
          <table:table-cell office:value-type="float" office:value="6.7374616861343" calcext:value-type="float">
            <text:p>6,7374616861343</text:p>
          </table:table-cell>
          <table:table-cell office:value-type="float" office:value="34.548915875186" calcext:value-type="float">
            <text:p>34,548915875186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299</text:p>
          </table:table-cell>
          <table:table-cell office:value-type="float" office:value="1.9705049693584" calcext:value-type="float">
            <text:p>1,9705049693584</text:p>
          </table:table-cell>
          <table:table-cell office:value-type="float" office:value="4.9461477994919" calcext:value-type="float">
            <text:p>4,9461477994919</text:p>
          </table:table-cell>
          <table:table-cell office:value-type="float" office:value="99.424260437109" calcext:value-type="float">
            <text:p>99,424260437109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310</text:p>
          </table:table-cell>
          <table:table-cell office:value-type="float" office:value="2.9481062293053" calcext:value-type="float">
            <text:p>2,9481062293053</text:p>
          </table:table-cell>
          <table:table-cell office:value-type="float" office:value="6.4751589298248" calcext:value-type="float">
            <text:p>6,4751589298248</text:p>
          </table:table-cell>
          <table:table-cell office:value-type="float" office:value="-41.716615485538" calcext:value-type="float">
            <text:p>-41,716615485538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321</text:p>
          </table:table-cell>
          <table:table-cell office:value-type="float" office:value="2.2574755549431" calcext:value-type="float">
            <text:p>2,2574755549431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35.86195714914" calcext:value-type="float">
            <text:p>-135,8619571491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332</text:p>
          </table:table-cell>
          <table:table-cell office:value-type="float" office:value="1.7318627238274" calcext:value-type="float">
            <text:p>1,7318627238274</text:p>
          </table:table-cell>
          <table:table-cell office:value-type="float" office:value="9.0395748615265" calcext:value-type="float">
            <text:p>9,0395748615265</text:p>
          </table:table-cell>
          <table:table-cell office:value-type="float" office:value="32.305376165232" calcext:value-type="float">
            <text:p>32,30537616523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343</text:p>
          </table:table-cell>
          <table:table-cell office:value-type="float" office:value="5.1473724842072" calcext:value-type="float">
            <text:p>5,1473724842072</text:p>
          </table:table-cell>
          <table:table-cell office:value-type="float" office:value="8.6602544784546" calcext:value-type="float">
            <text:p>8,6602544784546</text:p>
          </table:table-cell>
          <table:table-cell office:value-type="float" office:value="158.88700971178" calcext:value-type="float">
            <text:p>158,887009711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354</text:p>
          </table:table-cell>
          <table:table-cell office:value-type="float" office:value="8.6937367916107" calcext:value-type="float">
            <text:p>8,6937367916107</text:p>
          </table:table-cell>
          <table:table-cell office:value-type="float" office:value="7.944837808609" calcext:value-type="float">
            <text:p>7,944837808609</text:p>
          </table:table-cell>
          <table:table-cell office:value-type="float" office:value="145.20028138616" calcext:value-type="float">
            <text:p>145,2002813861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365</text:p>
          </table:table-cell>
          <table:table-cell office:value-type="float" office:value="-0.28328035026789" calcext:value-type="float">
            <text:p>-0,28328035026789</text:p>
          </table:table-cell>
          <table:table-cell office:value-type="float" office:value="8.336638212204" calcext:value-type="float">
            <text:p>8,336638212204</text:p>
          </table:table-cell>
          <table:table-cell office:value-type="float" office:value="177.07789475751" calcext:value-type="float">
            <text:p>177,0778947575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376</text:p>
          </table:table-cell>
          <table:table-cell office:value-type="float" office:value="-0.028176535852253" calcext:value-type="float">
            <text:p>-0,028176535852253</text:p>
          </table:table-cell>
          <table:table-cell office:value-type="float" office:value="7.8790098428726" calcext:value-type="float">
            <text:p>7,8790098428726</text:p>
          </table:table-cell>
          <table:table-cell office:value-type="float" office:value="-68.960878499754" calcext:value-type="float">
            <text:p>-68,960878499754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387</text:p>
          </table:table-cell>
          <table:table-cell office:value-type="float" office:value="1.5148451924324" calcext:value-type="float">
            <text:p>1,5148451924324</text:p>
          </table:table-cell>
          <table:table-cell office:value-type="float" office:value="7.203460931778" calcext:value-type="float">
            <text:p>7,203460931778</text:p>
          </table:table-cell>
          <table:table-cell office:value-type="float" office:value="148.82135239376" calcext:value-type="float">
            <text:p>148,82135239376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398</text:p>
          </table:table-cell>
          <table:table-cell office:value-type="float" office:value="2.5919830799103" calcext:value-type="float">
            <text:p>2,5919830799103</text:p>
          </table:table-cell>
          <table:table-cell office:value-type="float" office:value="10.291590690613" calcext:value-type="float">
            <text:p>10,291590690613</text:p>
          </table:table-cell>
          <table:table-cell office:value-type="float" office:value="161.94327925421" calcext:value-type="float">
            <text:p>161,9432792542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09</text:p>
          </table:table-cell>
          <table:table-cell office:value-type="float" office:value="5.1406192779541" calcext:value-type="float">
            <text:p>5,1406192779541</text:p>
          </table:table-cell>
          <table:table-cell office:value-type="float" office:value="9.6902000904083" calcext:value-type="float">
            <text:p>9,6902000904083</text:p>
          </table:table-cell>
          <table:table-cell office:value-type="float" office:value="94.196781990634" calcext:value-type="float">
            <text:p>94,1967819906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20</text:p>
          </table:table-cell>
          <table:table-cell office:value-type="float" office:value="6.99438393116" calcext:value-type="float">
            <text:p>6,99438393116</text:p>
          </table:table-cell>
          <table:table-cell office:value-type="float" office:value="8.2559078931808" calcext:value-type="float">
            <text:p>8,2559078931808</text:p>
          </table:table-cell>
          <table:table-cell office:value-type="float" office:value="174.06111006524" calcext:value-type="float">
            <text:p>174,06111006524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31</text:p>
          </table:table-cell>
          <table:table-cell office:value-type="float" office:value="7.2532391548157" calcext:value-type="float">
            <text:p>7,2532391548157</text:p>
          </table:table-cell>
          <table:table-cell office:value-type="float" office:value="7.9703265428543" calcext:value-type="float">
            <text:p>7,9703265428543</text:p>
          </table:table-cell>
          <table:table-cell office:value-type="float" office:value="103.99749172721" calcext:value-type="float">
            <text:p>103,99749172721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42</text:p>
          </table:table-cell>
          <table:table-cell office:value-type="float" office:value="-1.58421844244" calcext:value-type="float">
            <text:p>-1,58421844244</text:p>
          </table:table-cell>
          <table:table-cell office:value-type="float" office:value="7.830069065094" calcext:value-type="float">
            <text:p>7,830069065094</text:p>
          </table:table-cell>
          <table:table-cell office:value-type="float" office:value="35.164419632808" calcext:value-type="float">
            <text:p>35,164419632808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53</text:p>
          </table:table-cell>
          <table:table-cell office:value-type="float" office:value="1.7828120291233" calcext:value-type="float">
            <text:p>1,7828120291233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158.14070640856" calcext:value-type="float">
            <text:p>-158,1407064085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5</text:p>
          </table:table-cell>
          <table:table-cell office:value-type="float" office:value="0.44440288096666" calcext:value-type="float">
            <text:p>0,44440288096666</text:p>
          </table:table-cell>
          <table:table-cell office:value-type="float" office:value="0.18991211429238" calcext:value-type="float">
            <text:p>0,18991211429238</text:p>
          </table:table-cell>
          <table:table-cell office:value-type="float" office:value="75.672838338621" calcext:value-type="float">
            <text:p>75,672838338621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914</text:p>
          </table:table-cell>
          <table:table-cell office:value-type="float" office:value="0.23103594779968" calcext:value-type="float">
            <text:p>0,23103594779968</text:p>
          </table:table-cell>
          <table:table-cell office:value-type="float" office:value="-0.061714695766568" calcext:value-type="float">
            <text:p>-0,061714695766568</text:p>
          </table:table-cell>
          <table:table-cell office:value-type="float" office:value="-116.48887737541" calcext:value-type="float">
            <text:p>-116,48887737541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925</text:p>
          </table:table-cell>
          <table:table-cell office:value-type="float" office:value="0.3447699919343" calcext:value-type="float">
            <text:p>0,3447699919343</text:p>
          </table:table-cell>
          <table:table-cell office:value-type="float" office:value="-0.39970941841602" calcext:value-type="float">
            <text:p>-0,39970941841602</text:p>
          </table:table-cell>
          <table:table-cell office:value-type="float" office:value="-138.98400744055" calcext:value-type="float">
            <text:p>-138,98400744055</text:p>
          </table:table-cell>
          <table:table-cell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936</text:p>
          </table:table-cell>
          <table:table-cell office:value-type="float" office:value="0.89659966528416" calcext:value-type="float">
            <text:p>0,89659966528416</text:p>
          </table:table-cell>
          <table:table-cell office:value-type="float" office:value="-0.47614388167858" calcext:value-type="float">
            <text:p>-0,47614388167858</text:p>
          </table:table-cell>
          <table:table-cell office:value-type="float" office:value="80.164482639094" calcext:value-type="float">
            <text:p>80,16448263909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947</text:p>
          </table:table-cell>
          <table:table-cell office:value-type="float" office:value="6.7347306013107" calcext:value-type="float">
            <text:p>6,7347306013107</text:p>
          </table:table-cell>
          <table:table-cell office:value-type="float" office:value="0.46962045133114" calcext:value-type="float">
            <text:p>0,46962045133114</text:p>
          </table:table-cell>
          <table:table-cell office:value-type="float" office:value="-7.772329316777" calcext:value-type="float">
            <text:p>-7,77232931677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958</text:p>
          </table:table-cell>
          <table:table-cell office:value-type="float" office:value="5.6854122877121" calcext:value-type="float">
            <text:p>5,6854122877121</text:p>
          </table:table-cell>
          <table:table-cell office:value-type="float" office:value="-0.58500193059444" calcext:value-type="float">
            <text:p>-0,58500193059444</text:p>
          </table:table-cell>
          <table:table-cell office:value-type="float" office:value="123.22851351112" calcext:value-type="float">
            <text:p>123,228513511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969</text:p>
          </table:table-cell>
          <table:table-cell office:value-type="float" office:value="9.6680849790573" calcext:value-type="float">
            <text:p>9,6680849790573</text:p>
          </table:table-cell>
          <table:table-cell office:value-type="float" office:value="1.660318672657" calcext:value-type="float">
            <text:p>1,660318672657</text:p>
          </table:table-cell>
          <table:table-cell office:value-type="float" office:value="19.95836511539" calcext:value-type="float">
            <text:p>19,9583651153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980</text:p>
          </table:table-cell>
          <table:table-cell office:value-type="float" office:value="-0.78981533646584" calcext:value-type="float">
            <text:p>-0,78981533646584</text:p>
          </table:table-cell>
          <table:table-cell office:value-type="float" office:value="-0.06094029173255" calcext:value-type="float">
            <text:p>-0,06094029173255</text:p>
          </table:table-cell>
          <table:table-cell office:value-type="float" office:value="122.35991514412" calcext:value-type="float">
            <text:p>122,35991514412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991</text:p>
          </table:table-cell>
          <table:table-cell office:value-type="float" office:value="1.9081448018551" calcext:value-type="float">
            <text:p>1,9081448018551</text:p>
          </table:table-cell>
          <table:table-cell office:value-type="float" office:value="0.85599660873413" calcext:value-type="float">
            <text:p>0,85599660873413</text:p>
          </table:table-cell>
          <table:table-cell office:value-type="float" office:value="120.13199374934" calcext:value-type="float">
            <text:p>120,13199374934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002</text:p>
          </table:table-cell>
          <table:table-cell office:value-type="float" office:value="2.1439380943775" calcext:value-type="float">
            <text:p>2,1439380943775</text:p>
          </table:table-cell>
          <table:table-cell office:value-type="float" office:value="4.1671261191368" calcext:value-type="float">
            <text:p>4,1671261191368</text:p>
          </table:table-cell>
          <table:table-cell office:value-type="float" office:value="-113.04162717929" calcext:value-type="float">
            <text:p>-113,04162717929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013</text:p>
          </table:table-cell>
          <table:table-cell office:value-type="float" office:value="0.19174616783857" calcext:value-type="float">
            <text:p>0,19174616783857</text:p>
          </table:table-cell>
          <table:table-cell office:value-type="float" office:value="0.85179895162582" calcext:value-type="float">
            <text:p>0,85179895162582</text:p>
          </table:table-cell>
          <table:table-cell office:value-type="float" office:value="68.150209013823" calcext:value-type="float">
            <text:p>68,150209013823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024</text:p>
          </table:table-cell>
          <table:table-cell office:value-type="float" office:value="6.2159526348114" calcext:value-type="float">
            <text:p>6,2159526348114</text:p>
          </table:table-cell>
          <table:table-cell office:value-type="float" office:value="1.3199123740196" calcext:value-type="float">
            <text:p>1,3199123740196</text:p>
          </table:table-cell>
          <table:table-cell office:value-type="float" office:value="150.34223665857" calcext:value-type="float">
            <text:p>150,3422366585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035</text:p>
          </table:table-cell>
          <table:table-cell office:value-type="float" office:value="4.4146743416786" calcext:value-type="float">
            <text:p>4,4146743416786</text:p>
          </table:table-cell>
          <table:table-cell office:value-type="float" office:value="2.3531222343445" calcext:value-type="float">
            <text:p>2,3531222343445</text:p>
          </table:table-cell>
          <table:table-cell office:value-type="float" office:value="20.958671903914" calcext:value-type="float">
            <text:p>20,9586719039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046</text:p>
          </table:table-cell>
          <table:table-cell office:value-type="float" office:value="9.4610929489136" calcext:value-type="float">
            <text:p>9,4610929489136</text:p>
          </table:table-cell>
          <table:table-cell office:value-type="float" office:value="1.0552515089512" calcext:value-type="float">
            <text:p>1,0552515089512</text:p>
          </table:table-cell>
          <table:table-cell office:value-type="float" office:value="116.3022366299" calcext:value-type="float">
            <text:p>116,3022366299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057</text:p>
          </table:table-cell>
          <table:table-cell office:value-type="float" office:value="-0.69143705070019" calcext:value-type="float">
            <text:p>-0,69143705070019</text:p>
          </table:table-cell>
          <table:table-cell office:value-type="float" office:value="0.54269552230835" calcext:value-type="float">
            <text:p>0,54269552230835</text:p>
          </table:table-cell>
          <table:table-cell office:value-type="float" office:value="74.87882246637" calcext:value-type="float">
            <text:p>74,87882246637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068</text:p>
          </table:table-cell>
          <table:table-cell office:value-type="float" office:value="1.5380252897739" calcext:value-type="float">
            <text:p>1,5380252897739</text:p>
          </table:table-cell>
          <table:table-cell office:value-type="float" office:value="3.4495082497597" calcext:value-type="float">
            <text:p>3,4495082497597</text:p>
          </table:table-cell>
          <table:table-cell office:value-type="float" office:value="-120.3525020818" calcext:value-type="float">
            <text:p>-120,3525020818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079</text:p>
          </table:table-cell>
          <table:table-cell office:value-type="float" office:value="1.1230979859829" calcext:value-type="float">
            <text:p>1,1230979859829</text:p>
          </table:table-cell>
          <table:table-cell office:value-type="float" office:value="2.1108762919903" calcext:value-type="float">
            <text:p>2,1108762919903</text:p>
          </table:table-cell>
          <table:table-cell office:value-type="float" office:value="38.979583485111" calcext:value-type="float">
            <text:p>38,979583485111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090</text:p>
          </table:table-cell>
          <table:table-cell office:value-type="float" office:value="3.7313929200172" calcext:value-type="float">
            <text:p>3,7313929200172</text:p>
          </table:table-cell>
          <table:table-cell office:value-type="float" office:value="3.6486229300499" calcext:value-type="float">
            <text:p>3,6486229300499</text:p>
          </table:table-cell>
          <table:table-cell office:value-type="float" office:value="-37.302621990252" calcext:value-type="float">
            <text:p>-37,302621990252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101</text:p>
          </table:table-cell>
          <table:table-cell office:value-type="float" office:value="4.9211287498474" calcext:value-type="float">
            <text:p>4,9211287498474</text:p>
          </table:table-cell>
          <table:table-cell office:value-type="float" office:value="3.919241130352" calcext:value-type="float">
            <text:p>3,919241130352</text:p>
          </table:table-cell>
          <table:table-cell office:value-type="float" office:value="-34.697387248847" calcext:value-type="float">
            <text:p>-34,697387248847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112</text:p>
          </table:table-cell>
          <table:table-cell office:value-type="float" office:value="6.738263964653" calcext:value-type="float">
            <text:p>6,738263964653</text:p>
          </table:table-cell>
          <table:table-cell office:value-type="float" office:value="3.9815673232079" calcext:value-type="float">
            <text:p>3,9815673232079</text:p>
          </table:table-cell>
          <table:table-cell office:value-type="float" office:value="147.24283309499" calcext:value-type="float">
            <text:p>147,2428330949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123</text:p>
          </table:table-cell>
          <table:table-cell office:value-type="float" office:value="8.3019477128983" calcext:value-type="float">
            <text:p>8,3019477128983</text:p>
          </table:table-cell>
          <table:table-cell office:value-type="float" office:value="7.0606195926666" calcext:value-type="float">
            <text:p>7,0606195926666</text:p>
          </table:table-cell>
          <table:table-cell office:value-type="float" office:value="-108.07535830577" calcext:value-type="float">
            <text:p>-108,0753583057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134</text:p>
          </table:table-cell>
          <table:table-cell office:value-type="float" office:value="0.78071728348732" calcext:value-type="float">
            <text:p>0,78071728348732</text:p>
          </table:table-cell>
          <table:table-cell office:value-type="float" office:value="4.7823590040207" calcext:value-type="float">
            <text:p>4,7823590040207</text:p>
          </table:table-cell>
          <table:table-cell office:value-type="float" office:value="-118.80697566233" calcext:value-type="float">
            <text:p>-118,80697566233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145</text:p>
          </table:table-cell>
          <table:table-cell office:value-type="float" office:value="1.3844686746597" calcext:value-type="float">
            <text:p>1,3844686746597</text:p>
          </table:table-cell>
          <table:table-cell office:value-type="float" office:value="4.9729815125465" calcext:value-type="float">
            <text:p>4,9729815125465</text:p>
          </table:table-cell>
          <table:table-cell office:value-type="float" office:value="94.277583110105" calcext:value-type="float">
            <text:p>94,277583110105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156</text:p>
          </table:table-cell>
          <table:table-cell office:value-type="float" office:value="3.3737087249756" calcext:value-type="float">
            <text:p>3,3737087249756</text:p>
          </table:table-cell>
          <table:table-cell office:value-type="float" office:value="4.1171035170555" calcext:value-type="float">
            <text:p>4,1171035170555</text:p>
          </table:table-cell>
          <table:table-cell office:value-type="float" office:value="-146.91233027513" calcext:value-type="float">
            <text:p>-146,91233027513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167</text:p>
          </table:table-cell>
          <table:table-cell office:value-type="float" office:value="4.3954253196716" calcext:value-type="float">
            <text:p>4,3954253196716</text:p>
          </table:table-cell>
          <table:table-cell office:value-type="float" office:value="4.9845379590988" calcext:value-type="float">
            <text:p>4,9845379590988</text:p>
          </table:table-cell>
          <table:table-cell office:value-type="float" office:value="-167.33117771756" calcext:value-type="float">
            <text:p>-167,33117771756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178</text:p>
          </table:table-cell>
          <table:table-cell office:value-type="float" office:value="4.0873375535011" calcext:value-type="float">
            <text:p>4,0873375535011</text:p>
          </table:table-cell>
          <table:table-cell office:value-type="float" office:value="4.7855678200722" calcext:value-type="float">
            <text:p>4,7855678200722</text:p>
          </table:table-cell>
          <table:table-cell office:value-type="float" office:value="-109.61123560644" calcext:value-type="float">
            <text:p>-109,61123560644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189</text:p>
          </table:table-cell>
          <table:table-cell office:value-type="float" office:value="6.7969959974289" calcext:value-type="float">
            <text:p>6,7969959974289</text:p>
          </table:table-cell>
          <table:table-cell office:value-type="float" office:value="6.2275874614716" calcext:value-type="float">
            <text:p>6,2275874614716</text:p>
          </table:table-cell>
          <table:table-cell office:value-type="float" office:value="-120.59054556926" calcext:value-type="float">
            <text:p>-120,5905455692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200</text:p>
          </table:table-cell>
          <table:table-cell office:value-type="float" office:value="10.084971189499" calcext:value-type="float">
            <text:p>10,084971189499</text:p>
          </table:table-cell>
          <table:table-cell office:value-type="float" office:value="7.8723549842834" calcext:value-type="float">
            <text:p>7,8723549842834</text:p>
          </table:table-cell>
          <table:table-cell office:value-type="float" office:value="-93.316504909734" calcext:value-type="float">
            <text:p>-93,3165049097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211</text:p>
          </table:table-cell>
          <table:table-cell office:value-type="float" office:value="-0.53660489618778" calcext:value-type="float">
            <text:p>-0,53660489618778</text:p>
          </table:table-cell>
          <table:table-cell office:value-type="float" office:value="6.1658698320389" calcext:value-type="float">
            <text:p>6,1658698320389</text:p>
          </table:table-cell>
          <table:table-cell office:value-type="float" office:value="138.37019501218" calcext:value-type="float">
            <text:p>138,37019501218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222</text:p>
          </table:table-cell>
          <table:table-cell office:value-type="float" office:value="1.1469028145075" calcext:value-type="float">
            <text:p>1,1469028145075</text:p>
          </table:table-cell>
          <table:table-cell office:value-type="float" office:value="6.7211669683456" calcext:value-type="float">
            <text:p>6,7211669683456</text:p>
          </table:table-cell>
          <table:table-cell office:value-type="float" office:value="-49.982886405507" calcext:value-type="float">
            <text:p>-49,982886405507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233</text:p>
          </table:table-cell>
          <table:table-cell office:value-type="float" office:value="2.0240421593189" calcext:value-type="float">
            <text:p>2,0240421593189</text:p>
          </table:table-cell>
          <table:table-cell office:value-type="float" office:value="7.4516928195953" calcext:value-type="float">
            <text:p>7,4516928195953</text:p>
          </table:table-cell>
          <table:table-cell office:value-type="float" office:value="-122.54195000715" calcext:value-type="float">
            <text:p>-122,54195000715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244</text:p>
          </table:table-cell>
          <table:table-cell office:value-type="float" office:value="3.665189743042" calcext:value-type="float">
            <text:p>3,665189743042</text:p>
          </table:table-cell>
          <table:table-cell office:value-type="float" office:value="5.4036200046539" calcext:value-type="float">
            <text:p>5,4036200046539</text:p>
          </table:table-cell>
          <table:table-cell office:value-type="float" office:value="87.353827847037" calcext:value-type="float">
            <text:p>87,353827847037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255</text:p>
          </table:table-cell>
          <table:table-cell office:value-type="float" office:value="4.7908669710159" calcext:value-type="float">
            <text:p>4,7908669710159</text:p>
          </table:table-cell>
          <table:table-cell office:value-type="float" office:value="6.6132968664169" calcext:value-type="float">
            <text:p>6,6132968664169</text:p>
          </table:table-cell>
          <table:table-cell office:value-type="float" office:value="-0.82254669611241" calcext:value-type="float">
            <text:p>-0,8225466961124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266</text:p>
          </table:table-cell>
          <table:table-cell office:value-type="float" office:value="5.0464975833893" calcext:value-type="float">
            <text:p>5,0464975833893</text:p>
          </table:table-cell>
          <table:table-cell office:value-type="float" office:value="6.0690379142761" calcext:value-type="float">
            <text:p>6,0690379142761</text:p>
          </table:table-cell>
          <table:table-cell office:value-type="float" office:value="-161.19801466632" calcext:value-type="float">
            <text:p>-161,1980146663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277</text:p>
          </table:table-cell>
          <table:table-cell office:value-type="float" office:value="6.3436567783356" calcext:value-type="float">
            <text:p>6,3436567783356</text:p>
          </table:table-cell>
          <table:table-cell office:value-type="float" office:value="4.5538240671158" calcext:value-type="float">
            <text:p>4,5538240671158</text:p>
          </table:table-cell>
          <table:table-cell office:value-type="float" office:value="133.9436685963" calcext:value-type="float">
            <text:p>133,9436685963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288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6.4903604984283" calcext:value-type="float">
            <text:p>6,4903604984283</text:p>
          </table:table-cell>
          <table:table-cell office:value-type="float" office:value="34.495961893896" calcext:value-type="float">
            <text:p>34,495961893896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299</text:p>
          </table:table-cell>
          <table:table-cell office:value-type="float" office:value="2.0935663580894" calcext:value-type="float">
            <text:p>2,0935663580894</text:p>
          </table:table-cell>
          <table:table-cell office:value-type="float" office:value="4.7183617949486" calcext:value-type="float">
            <text:p>4,7183617949486</text:p>
          </table:table-cell>
          <table:table-cell office:value-type="float" office:value="125.51844347814" calcext:value-type="float">
            <text:p>125,51844347814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310</text:p>
          </table:table-cell>
          <table:table-cell office:value-type="float" office:value="2.725310921669" calcext:value-type="float">
            <text:p>2,725310921669</text:p>
          </table:table-cell>
          <table:table-cell office:value-type="float" office:value="6.7811405658722" calcext:value-type="float">
            <text:p>6,7811405658722</text:p>
          </table:table-cell>
          <table:table-cell office:value-type="float" office:value="-52.018273028598" calcext:value-type="float">
            <text:p>-52,018273028598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321</text:p>
          </table:table-cell>
          <table:table-cell office:value-type="float" office:value="2.5127997994423" calcext:value-type="float">
            <text:p>2,5127997994423</text:p>
          </table:table-cell>
          <table:table-cell office:value-type="float" office:value="11.073750257492" calcext:value-type="float">
            <text:p>11,073750257492</text:p>
          </table:table-cell>
          <table:table-cell office:value-type="float" office:value="-177.61271015094" calcext:value-type="float">
            <text:p>-177,61271015094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332</text:p>
          </table:table-cell>
          <table:table-cell office:value-type="float" office:value="1.5661437809467" calcext:value-type="float">
            <text:p>1,5661437809467</text:p>
          </table:table-cell>
          <table:table-cell office:value-type="float" office:value="8.8952714204788" calcext:value-type="float">
            <text:p>8,8952714204788</text:p>
          </table:table-cell>
          <table:table-cell office:value-type="float" office:value="40.273269270636" calcext:value-type="float">
            <text:p>40,27326927063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343</text:p>
          </table:table-cell>
          <table:table-cell office:value-type="float" office:value="5.3459358215332" calcext:value-type="float">
            <text:p>5,3459358215332</text:p>
          </table:table-cell>
          <table:table-cell office:value-type="float" office:value="8.7520086765289" calcext:value-type="float">
            <text:p>8,7520086765289</text:p>
          </table:table-cell>
          <table:table-cell office:value-type="float" office:value="-151.00138354453" calcext:value-type="float">
            <text:p>-151,001383544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354</text:p>
          </table:table-cell>
          <table:table-cell office:value-type="float" office:value="8.9606094360352" calcext:value-type="float">
            <text:p>8,9606094360352</text:p>
          </table:table-cell>
          <table:table-cell office:value-type="float" office:value="7.7103215456009" calcext:value-type="float">
            <text:p>7,7103215456009</text:p>
          </table:table-cell>
          <table:table-cell office:value-type="float" office:value="128.29121206976" calcext:value-type="float">
            <text:p>128,2912120697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365</text:p>
          </table:table-cell>
          <table:table-cell office:value-type="float" office:value="-0.24024864658713" calcext:value-type="float">
            <text:p>-0,24024864658713</text:p>
          </table:table-cell>
          <table:table-cell office:value-type="float" office:value="8.5541474819183" calcext:value-type="float">
            <text:p>8,5541474819183</text:p>
          </table:table-cell>
          <table:table-cell office:value-type="float" office:value="-92.284370379843" calcext:value-type="float">
            <text:p>-92,284370379843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376</text:p>
          </table:table-cell>
          <table:table-cell office:value-type="float" office:value="-0.24489436298609" calcext:value-type="float">
            <text:p>-0,24489436298609</text:p>
          </table:table-cell>
          <table:table-cell office:value-type="float" office:value="7.8298807144165" calcext:value-type="float">
            <text:p>7,8298807144165</text:p>
          </table:table-cell>
          <table:table-cell office:value-type="float" office:value="21.753688906408" calcext:value-type="float">
            <text:p>21,753688906408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387</text:p>
          </table:table-cell>
          <table:table-cell office:value-type="float" office:value="1.6561649739742" calcext:value-type="float">
            <text:p>1,6561649739742</text:p>
          </table:table-cell>
          <table:table-cell office:value-type="float" office:value="7.3751080036163" calcext:value-type="float">
            <text:p>7,3751080036163</text:p>
          </table:table-cell>
          <table:table-cell office:value-type="float" office:value="-120.60180743029" calcext:value-type="float">
            <text:p>-120,60180743029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398</text:p>
          </table:table-cell>
          <table:table-cell office:value-type="float" office:value="2.7668505907059" calcext:value-type="float">
            <text:p>2,7668505907059</text:p>
          </table:table-cell>
          <table:table-cell office:value-type="float" office:value="10.052816867828" calcext:value-type="float">
            <text:p>10,052816867828</text:p>
          </table:table-cell>
          <table:table-cell office:value-type="float" office:value="118.55350178518" calcext:value-type="float">
            <text:p>118,5535017851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09</text:p>
          </table:table-cell>
          <table:table-cell office:value-type="float" office:value="4.9811410903931" calcext:value-type="float">
            <text:p>4,9811410903931</text:p>
          </table:table-cell>
          <table:table-cell office:value-type="float" office:value="9.5302611589432" calcext:value-type="float">
            <text:p>9,5302611589432</text:p>
          </table:table-cell>
          <table:table-cell office:value-type="float" office:value="39.727304771448" calcext:value-type="float">
            <text:p>39,7273047714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20</text:p>
          </table:table-cell>
          <table:table-cell office:value-type="float" office:value="7.0014125108719" calcext:value-type="float">
            <text:p>7,0014125108719</text:p>
          </table:table-cell>
          <table:table-cell office:value-type="float" office:value="8.0348670482635" calcext:value-type="float">
            <text:p>8,0348670482635</text:p>
          </table:table-cell>
          <table:table-cell office:value-type="float" office:value="83.264125380546" calcext:value-type="float">
            <text:p>83,264125380546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31</text:p>
          </table:table-cell>
          <table:table-cell office:value-type="float" office:value="7.4777925014496" calcext:value-type="float">
            <text:p>7,4777925014496</text:p>
          </table:table-cell>
          <table:table-cell office:value-type="float" office:value="7.987163066864" calcext:value-type="float">
            <text:p>7,987163066864</text:p>
          </table:table-cell>
          <table:table-cell office:value-type="float" office:value="-166.47980015749" calcext:value-type="float">
            <text:p>-166,47980015749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42</text:p>
          </table:table-cell>
          <table:table-cell office:value-type="float" office:value="-1.5850058197975" calcext:value-type="float">
            <text:p>-1,5850058197975</text:p>
          </table:table-cell>
          <table:table-cell office:value-type="float" office:value="7.6449811458588" calcext:value-type="float">
            <text:p>7,6449811458588</text:p>
          </table:table-cell>
          <table:table-cell office:value-type="float" office:value="34.428759744972" calcext:value-type="float">
            <text:p>34,42875974497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53</text:p>
          </table:table-cell>
          <table:table-cell office:value-type="float" office:value="2.0643778145313" calcext:value-type="float">
            <text:p>2,0643778145313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156.10699744741" calcext:value-type="float">
            <text:p>-156,1069974474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5</text:p>
          </table:table-cell>
          <table:table-cell office:value-type="float" office:value="0.33727318048477" calcext:value-type="float">
            <text:p>0,33727318048477</text:p>
          </table:table-cell>
          <table:table-cell office:value-type="float" office:value="0.28443615883589" calcext:value-type="float">
            <text:p>0,28443615883589</text:p>
          </table:table-cell>
          <table:table-cell office:value-type="float" office:value="-9.3858770693943" calcext:value-type="float">
            <text:p>-9,3858770693943</text:p>
          </table:table-cell>
          <table:table-cell office:value-type="float" office:value="10" calcext:value-type="float">
            <text:p>1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914</text:p>
          </table:table-cell>
          <table:table-cell office:value-type="float" office:value="0.040320670232177" calcext:value-type="float">
            <text:p>0,040320670232177</text:p>
          </table:table-cell>
          <table:table-cell office:value-type="float" office:value="0.14038508757949" calcext:value-type="float">
            <text:p>0,14038508757949</text:p>
          </table:table-cell>
          <table:table-cell office:value-type="float" office:value="-87.231935968824" calcext:value-type="float">
            <text:p>-87,231935968824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925</text:p>
          </table:table-cell>
          <table:table-cell office:value-type="float" office:value="0.46952232718468" calcext:value-type="float">
            <text:p>0,46952232718468</text:p>
          </table:table-cell>
          <table:table-cell office:value-type="float" office:value="-0.26404473930597" calcext:value-type="float">
            <text:p>-0,26404473930597</text:p>
          </table:table-cell>
          <table:table-cell office:value-type="float" office:value="-110.94408506041" calcext:value-type="float">
            <text:p>-110,94408506041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936</text:p>
          </table:table-cell>
          <table:table-cell office:value-type="float" office:value="0.92345170676708" calcext:value-type="float">
            <text:p>0,92345170676708</text:p>
          </table:table-cell>
          <table:table-cell office:value-type="float" office:value="-0.58502208441496" calcext:value-type="float">
            <text:p>-0,58502208441496</text:p>
          </table:table-cell>
          <table:table-cell office:value-type="float" office:value="61.764269118096" calcext:value-type="float">
            <text:p>61,764269118096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947</text:p>
          </table:table-cell>
          <table:table-cell office:value-type="float" office:value="6.581084728241" calcext:value-type="float">
            <text:p>6,581084728241</text:p>
          </table:table-cell>
          <table:table-cell office:value-type="float" office:value="0.27157034724951" calcext:value-type="float">
            <text:p>0,27157034724951</text:p>
          </table:table-cell>
          <table:table-cell office:value-type="float" office:value="62.180869138924" calcext:value-type="float">
            <text:p>62,18086913892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958</text:p>
          </table:table-cell>
          <table:table-cell office:value-type="float" office:value="5.9209471940994" calcext:value-type="float">
            <text:p>5,9209471940994</text:p>
          </table:table-cell>
          <table:table-cell office:value-type="float" office:value="-0.58500111103058" calcext:value-type="float">
            <text:p>-0,58500111103058</text:p>
          </table:table-cell>
          <table:table-cell office:value-type="float" office:value="121.68729229338" calcext:value-type="float">
            <text:p>121,6872922933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969</text:p>
          </table:table-cell>
          <table:table-cell office:value-type="float" office:value="9.5981121063232" calcext:value-type="float">
            <text:p>9,5981121063232</text:p>
          </table:table-cell>
          <table:table-cell office:value-type="float" office:value="1.4084874093533" calcext:value-type="float">
            <text:p>1,4084874093533</text:p>
          </table:table-cell>
          <table:table-cell office:value-type="float" office:value="84.398921887586" calcext:value-type="float">
            <text:p>84,39892188758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980</text:p>
          </table:table-cell>
          <table:table-cell office:value-type="float" office:value="-0.53268879652023" calcext:value-type="float">
            <text:p>-0,53268879652023</text:p>
          </table:table-cell>
          <table:table-cell office:value-type="float" office:value="-0.24394849315286" calcext:value-type="float">
            <text:p>-0,24394849315286</text:p>
          </table:table-cell>
          <table:table-cell office:value-type="float" office:value="150.41386701499" calcext:value-type="float">
            <text:p>150,41386701499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991</text:p>
          </table:table-cell>
          <table:table-cell office:value-type="float" office:value="2.0075371861458" calcext:value-type="float">
            <text:p>2,0075371861458</text:p>
          </table:table-cell>
          <table:table-cell office:value-type="float" office:value="0.628806874156" calcext:value-type="float">
            <text:p>0,628806874156</text:p>
          </table:table-cell>
          <table:table-cell office:value-type="float" office:value="112.85050355705" calcext:value-type="float">
            <text:p>112,85050355705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002</text:p>
          </table:table-cell>
          <table:table-cell office:value-type="float" office:value="1.953364610672" calcext:value-type="float">
            <text:p>1,953364610672</text:p>
          </table:table-cell>
          <table:table-cell office:value-type="float" office:value="4.2821687459946" calcext:value-type="float">
            <text:p>4,2821687459946</text:p>
          </table:table-cell>
          <table:table-cell office:value-type="float" office:value="-22.194252841792" calcext:value-type="float">
            <text:p>-22,194252841792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013</text:p>
          </table:table-cell>
          <table:table-cell office:value-type="float" office:value="-0.016042545903474" calcext:value-type="float">
            <text:p>-0,016042545903474</text:p>
          </table:table-cell>
          <table:table-cell office:value-type="float" office:value="0.73742628097534" calcext:value-type="float">
            <text:p>0,73742628097534</text:p>
          </table:table-cell>
          <table:table-cell office:value-type="float" office:value="5.7949997057581" calcext:value-type="float">
            <text:p>5,7949997057581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024</text:p>
          </table:table-cell>
          <table:table-cell office:value-type="float" office:value="6.369554400444" calcext:value-type="float">
            <text:p>6,369554400444</text:p>
          </table:table-cell>
          <table:table-cell office:value-type="float" office:value="1.0484623908997" calcext:value-type="float">
            <text:p>1,0484623908997</text:p>
          </table:table-cell>
          <table:table-cell office:value-type="float" office:value="111.84275150299" calcext:value-type="float">
            <text:p>111,8427515029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035</text:p>
          </table:table-cell>
          <table:table-cell office:value-type="float" office:value="4.2227953672409" calcext:value-type="float">
            <text:p>4,2227953672409</text:p>
          </table:table-cell>
          <table:table-cell office:value-type="float" office:value="2.2818270325661" calcext:value-type="float">
            <text:p>2,2818270325661</text:p>
          </table:table-cell>
          <table:table-cell office:value-type="float" office:value="24.12455324914" calcext:value-type="float">
            <text:p>24,124553249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046</text:p>
          </table:table-cell>
          <table:table-cell office:value-type="float" office:value="9.4908559322357" calcext:value-type="float">
            <text:p>9,4908559322357</text:p>
          </table:table-cell>
          <table:table-cell office:value-type="float" office:value="0.71997299790382" calcext:value-type="float">
            <text:p>0,71997299790382</text:p>
          </table:table-cell>
          <table:table-cell office:value-type="float" office:value="89.123894454567" calcext:value-type="float">
            <text:p>89,123894454567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057</text:p>
          </table:table-cell>
          <table:table-cell office:value-type="float" office:value="-0.5131945759058" calcext:value-type="float">
            <text:p>-0,5131945759058</text:p>
          </table:table-cell>
          <table:table-cell office:value-type="float" office:value="0.41731704026461" calcext:value-type="float">
            <text:p>0,41731704026461</text:p>
          </table:table-cell>
          <table:table-cell office:value-type="float" office:value="158.52437505297" calcext:value-type="float">
            <text:p>158,52437505297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068</text:p>
          </table:table-cell>
          <table:table-cell office:value-type="float" office:value="1.6502809524536" calcext:value-type="float">
            <text:p>1,6502809524536</text:p>
          </table:table-cell>
          <table:table-cell office:value-type="float" office:value="3.7882751226425" calcext:value-type="float">
            <text:p>3,7882751226425</text:p>
          </table:table-cell>
          <table:table-cell office:value-type="float" office:value="-105.93507851765" calcext:value-type="float">
            <text:p>-105,93507851765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079</text:p>
          </table:table-cell>
          <table:table-cell office:value-type="float" office:value="1.0576704889536" calcext:value-type="float">
            <text:p>1,0576704889536</text:p>
          </table:table-cell>
          <table:table-cell office:value-type="float" office:value="1.9106088578701" calcext:value-type="float">
            <text:p>1,9106088578701</text:p>
          </table:table-cell>
          <table:table-cell office:value-type="float" office:value="74.41619095529" calcext:value-type="float">
            <text:p>74,41619095529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090</text:p>
          </table:table-cell>
          <table:table-cell office:value-type="float" office:value="3.5735219717026" calcext:value-type="float">
            <text:p>3,5735219717026</text:p>
          </table:table-cell>
          <table:table-cell office:value-type="float" office:value="3.4934690594673" calcext:value-type="float">
            <text:p>3,4934690594673</text:p>
          </table:table-cell>
          <table:table-cell office:value-type="float" office:value="53.407756386289" calcext:value-type="float">
            <text:p>53,40775638628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101</text:p>
          </table:table-cell>
          <table:table-cell office:value-type="float" office:value="4.6118465065956" calcext:value-type="float">
            <text:p>4,6118465065956</text:p>
          </table:table-cell>
          <table:table-cell office:value-type="float" office:value="4.1323152184486" calcext:value-type="float">
            <text:p>4,1323152184486</text:p>
          </table:table-cell>
          <table:table-cell office:value-type="float" office:value="-34.815643623376" calcext:value-type="float">
            <text:p>-34,815643623376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112</text:p>
          </table:table-cell>
          <table:table-cell office:value-type="float" office:value="7.0533311367035" calcext:value-type="float">
            <text:p>7,0533311367035</text:p>
          </table:table-cell>
          <table:table-cell office:value-type="float" office:value="3.7731239199638" calcext:value-type="float">
            <text:p>3,7731239199638</text:p>
          </table:table-cell>
          <table:table-cell office:value-type="float" office:value="144.80481785574" calcext:value-type="float">
            <text:p>144,80481785574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123</text:p>
          </table:table-cell>
          <table:table-cell office:value-type="float" office:value="8.3817720413208" calcext:value-type="float">
            <text:p>8,3817720413208</text:p>
          </table:table-cell>
          <table:table-cell office:value-type="float" office:value="7.3703056573868" calcext:value-type="float">
            <text:p>7,3703056573868</text:p>
          </table:table-cell>
          <table:table-cell office:value-type="float" office:value="-89.156367976195" calcext:value-type="float">
            <text:p>-89,156367976195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134</text:p>
          </table:table-cell>
          <table:table-cell office:value-type="float" office:value="0.67744836211205" calcext:value-type="float">
            <text:p>0,67744836211205</text:p>
          </table:table-cell>
          <table:table-cell office:value-type="float" office:value="4.9591144919395" calcext:value-type="float">
            <text:p>4,9591144919395</text:p>
          </table:table-cell>
          <table:table-cell office:value-type="float" office:value="-45.294525137373" calcext:value-type="float">
            <text:p>-45,294525137373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145</text:p>
          </table:table-cell>
          <table:table-cell office:value-type="float" office:value="1.1963765323162" calcext:value-type="float">
            <text:p>1,1963765323162</text:p>
          </table:table-cell>
          <table:table-cell office:value-type="float" office:value="4.8669019341469" calcext:value-type="float">
            <text:p>4,8669019341469</text:p>
          </table:table-cell>
          <table:table-cell office:value-type="float" office:value="13.9818533211" calcext:value-type="float">
            <text:p>13,9818533211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156</text:p>
          </table:table-cell>
          <table:table-cell office:value-type="float" office:value="3.2794690132141" calcext:value-type="float">
            <text:p>3,2794690132141</text:p>
          </table:table-cell>
          <table:table-cell office:value-type="float" office:value="4.3177455663681" calcext:value-type="float">
            <text:p>4,3177455663681</text:p>
          </table:table-cell>
          <table:table-cell office:value-type="float" office:value="-56.179236834216" calcext:value-type="float">
            <text:p>-56,179236834216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167</text:p>
          </table:table-cell>
          <table:table-cell office:value-type="float" office:value="4.3812876939774" calcext:value-type="float">
            <text:p>4,3812876939774</text:p>
          </table:table-cell>
          <table:table-cell office:value-type="float" office:value="5.2107173204422" calcext:value-type="float">
            <text:p>5,2107173204422</text:p>
          </table:table-cell>
          <table:table-cell office:value-type="float" office:value="-77.422971178772" calcext:value-type="float">
            <text:p>-77,422971178772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178</text:p>
          </table:table-cell>
          <table:table-cell office:value-type="float" office:value="4.3050926923752" calcext:value-type="float">
            <text:p>4,3050926923752</text:p>
          </table:table-cell>
          <table:table-cell office:value-type="float" office:value="4.7417622804642" calcext:value-type="float">
            <text:p>4,7417622804642</text:p>
          </table:table-cell>
          <table:table-cell office:value-type="float" office:value="159.78354405446" calcext:value-type="float">
            <text:p>159,78354405446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189</text:p>
          </table:table-cell>
          <table:table-cell office:value-type="float" office:value="7.064613699913" calcext:value-type="float">
            <text:p>7,064613699913</text:p>
          </table:table-cell>
          <table:table-cell office:value-type="float" office:value="6.4205330610275" calcext:value-type="float">
            <text:p>6,4205330610275</text:p>
          </table:table-cell>
          <table:table-cell office:value-type="float" office:value="-150.96385311929" calcext:value-type="float">
            <text:p>-150,96385311929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200</text:p>
          </table:table-cell>
          <table:table-cell office:value-type="float" office:value="10.040371417999" calcext:value-type="float">
            <text:p>10,040371417999</text:p>
          </table:table-cell>
          <table:table-cell office:value-type="float" office:value="8.2365524768829" calcext:value-type="float">
            <text:p>8,2365524768829</text:p>
          </table:table-cell>
          <table:table-cell office:value-type="float" office:value="-79.769839147094" calcext:value-type="float">
            <text:p>-79,7698391470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211</text:p>
          </table:table-cell>
          <table:table-cell office:value-type="float" office:value="-0.39889253675938" calcext:value-type="float">
            <text:p>-0,39889253675938</text:p>
          </table:table-cell>
          <table:table-cell office:value-type="float" office:value="6.0626411437988" calcext:value-type="float">
            <text:p>6,0626411437988</text:p>
          </table:table-cell>
          <table:table-cell office:value-type="float" office:value="143.34732256118" calcext:value-type="float">
            <text:p>143,34732256118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222</text:p>
          </table:table-cell>
          <table:table-cell office:value-type="float" office:value="0.89654222130775" calcext:value-type="float">
            <text:p>0,89654222130775</text:p>
          </table:table-cell>
          <table:table-cell office:value-type="float" office:value="7.0245563983917" calcext:value-type="float">
            <text:p>7,0245563983917</text:p>
          </table:table-cell>
          <table:table-cell office:value-type="float" office:value="-51.636787736492" calcext:value-type="float">
            <text:p>-51,636787736492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233</text:p>
          </table:table-cell>
          <table:table-cell office:value-type="float" office:value="2.2130957245827" calcext:value-type="float">
            <text:p>2,2130957245827</text:p>
          </table:table-cell>
          <table:table-cell office:value-type="float" office:value="7.5326383113861" calcext:value-type="float">
            <text:p>7,5326383113861</text:p>
          </table:table-cell>
          <table:table-cell office:value-type="float" office:value="-135.17719772971" calcext:value-type="float">
            <text:p>-135,17719772971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244</text:p>
          </table:table-cell>
          <table:table-cell office:value-type="float" office:value="3.6466044187546" calcext:value-type="float">
            <text:p>3,6466044187546</text:p>
          </table:table-cell>
          <table:table-cell office:value-type="float" office:value="5.0054025650024" calcext:value-type="float">
            <text:p>5,0054025650024</text:p>
          </table:table-cell>
          <table:table-cell office:value-type="float" office:value="87.345278946457" calcext:value-type="float">
            <text:p>87,345278946457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255</text:p>
          </table:table-cell>
          <table:table-cell office:value-type="float" office:value="4.7626370191574" calcext:value-type="float">
            <text:p>4,7626370191574</text:p>
          </table:table-cell>
          <table:table-cell office:value-type="float" office:value="6.8334668874741" calcext:value-type="float">
            <text:p>6,8334668874741</text:p>
          </table:table-cell>
          <table:table-cell office:value-type="float" office:value="-91.624007103549" calcext:value-type="float">
            <text:p>-91,624007103549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266</text:p>
          </table:table-cell>
          <table:table-cell office:value-type="float" office:value="5.1462924480438" calcext:value-type="float">
            <text:p>5,1462924480438</text:p>
          </table:table-cell>
          <table:table-cell office:value-type="float" office:value="5.8716118335724" calcext:value-type="float">
            <text:p>5,8716118335724</text:p>
          </table:table-cell>
          <table:table-cell office:value-type="float" office:value="108.28399658203" calcext:value-type="float">
            <text:p>108,2839965820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277</text:p>
          </table:table-cell>
          <table:table-cell office:value-type="float" office:value="6.6187870502472" calcext:value-type="float">
            <text:p>6,6187870502472</text:p>
          </table:table-cell>
          <table:table-cell office:value-type="float" office:value="4.2674922943115" calcext:value-type="float">
            <text:p>4,2674922943115</text:p>
          </table:table-cell>
          <table:table-cell office:value-type="float" office:value="133.95087126714" calcext:value-type="float">
            <text:p>133,95087126714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288</text:p>
          </table:table-cell>
          <table:table-cell office:value-type="float" office:value="-1.5850031375885" calcext:value-type="float">
            <text:p>-1,5850031375885</text:p>
          </table:table-cell>
          <table:table-cell office:value-type="float" office:value="6.220623254776" calcext:value-type="float">
            <text:p>6,220623254776</text:p>
          </table:table-cell>
          <table:table-cell office:value-type="float" office:value="34.655749797821" calcext:value-type="float">
            <text:p>34,655749797821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299</text:p>
          </table:table-cell>
          <table:table-cell office:value-type="float" office:value="2.2909446060658" calcext:value-type="float">
            <text:p>2,2909446060658</text:p>
          </table:table-cell>
          <table:table-cell office:value-type="float" office:value="4.8202285170555" calcext:value-type="float">
            <text:p>4,8202285170555</text:p>
          </table:table-cell>
          <table:table-cell office:value-type="float" office:value="-143.86986471285" calcext:value-type="float">
            <text:p>-143,86986471285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310</text:p>
          </table:table-cell>
          <table:table-cell office:value-type="float" office:value="2.5689101219177" calcext:value-type="float">
            <text:p>2,5689101219177</text:p>
          </table:table-cell>
          <table:table-cell office:value-type="float" office:value="7.0712977647781" calcext:value-type="float">
            <text:p>7,0712977647781</text:p>
          </table:table-cell>
          <table:table-cell office:value-type="float" office:value="-78.821020521176" calcext:value-type="float">
            <text:p>-78,821020521176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321</text:p>
          </table:table-cell>
          <table:table-cell office:value-type="float" office:value="2.7225467562675" calcext:value-type="float">
            <text:p>2,7225467562675</text:p>
          </table:table-cell>
          <table:table-cell office:value-type="float" office:value="10.933873653412" calcext:value-type="float">
            <text:p>10,933873653412</text:p>
          </table:table-cell>
          <table:table-cell office:value-type="float" office:value="136.02858895709" calcext:value-type="float">
            <text:p>136,02858895709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332</text:p>
          </table:table-cell>
          <table:table-cell office:value-type="float" office:value="1.4152179658413" calcext:value-type="float">
            <text:p>1,4152179658413</text:p>
          </table:table-cell>
          <table:table-cell office:value-type="float" office:value="8.7447416782379" calcext:value-type="float">
            <text:p>8,7447416782379</text:p>
          </table:table-cell>
          <table:table-cell office:value-type="float" office:value="45.263138166658" calcext:value-type="float">
            <text:p>45,26313816665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343</text:p>
          </table:table-cell>
          <table:table-cell office:value-type="float" office:value="5.5447429418564" calcext:value-type="float">
            <text:p>5,5447429418564</text:p>
          </table:table-cell>
          <table:table-cell office:value-type="float" office:value="8.960108757019" calcext:value-type="float">
            <text:p>8,960108757019</text:p>
          </table:table-cell>
          <table:table-cell office:value-type="float" office:value="-134.09392697037" calcext:value-type="float">
            <text:p>-134,093926970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354</text:p>
          </table:table-cell>
          <table:table-cell office:value-type="float" office:value="9.0162628889084" calcext:value-type="float">
            <text:p>9,0162628889084</text:p>
          </table:table-cell>
          <table:table-cell office:value-type="float" office:value="7.4597454071045" calcext:value-type="float">
            <text:p>7,4597454071045</text:p>
          </table:table-cell>
          <table:table-cell office:value-type="float" office:value="114.60206463079" calcext:value-type="float">
            <text:p>114,60206463079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365</text:p>
          </table:table-cell>
          <table:table-cell office:value-type="float" office:value="-0.49658104777336" calcext:value-type="float">
            <text:p>-0,49658104777336</text:p>
          </table:table-cell>
          <table:table-cell office:value-type="float" office:value="8.6592710018158" calcext:value-type="float">
            <text:p>8,6592710018158</text:p>
          </table:table-cell>
          <table:table-cell office:value-type="float" office:value="-24.281163504169" calcext:value-type="float">
            <text:p>-24,281163504169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376</text:p>
          </table:table-cell>
          <table:table-cell office:value-type="float" office:value="-0.23808179423213" calcext:value-type="float">
            <text:p>-0,23808179423213</text:p>
          </table:table-cell>
          <table:table-cell office:value-type="float" office:value="7.5539630651474" calcext:value-type="float">
            <text:p>7,5539630651474</text:p>
          </table:table-cell>
          <table:table-cell office:value-type="float" office:value="89.818610507212" calcext:value-type="float">
            <text:p>89,818610507212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387</text:p>
          </table:table-cell>
          <table:table-cell office:value-type="float" office:value="1.6381044685841" calcext:value-type="float">
            <text:p>1,6381044685841</text:p>
          </table:table-cell>
          <table:table-cell office:value-type="float" office:value="7.5809335708618" calcext:value-type="float">
            <text:p>7,5809335708618</text:p>
          </table:table-cell>
          <table:table-cell office:value-type="float" office:value="-106.8371754543" calcext:value-type="float">
            <text:p>-106,8371754543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398</text:p>
          </table:table-cell>
          <table:table-cell office:value-type="float" office:value="2.7731743454933" calcext:value-type="float">
            <text:p>2,7731743454933</text:p>
          </table:table-cell>
          <table:table-cell office:value-type="float" office:value="9.7801864147186" calcext:value-type="float">
            <text:p>9,7801864147186</text:p>
          </table:table-cell>
          <table:table-cell office:value-type="float" office:value="85.870754187274" calcext:value-type="float">
            <text:p>85,870754187274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09</text:p>
          </table:table-cell>
          <table:table-cell office:value-type="float" office:value="4.7572436928749" calcext:value-type="float">
            <text:p>4,7572436928749</text:p>
          </table:table-cell>
          <table:table-cell office:value-type="float" office:value="9.5680582523346" calcext:value-type="float">
            <text:p>9,5680582523346</text:p>
          </table:table-cell>
          <table:table-cell office:value-type="float" office:value="-15.131273846717" calcext:value-type="float">
            <text:p>-15,1312738467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20</text:p>
          </table:table-cell>
          <table:table-cell office:value-type="float" office:value="6.7788755893707" calcext:value-type="float">
            <text:p>6,7788755893707</text:p>
          </table:table-cell>
          <table:table-cell office:value-type="float" office:value="8.0226534605026" calcext:value-type="float">
            <text:p>8,0226534605026</text:p>
          </table:table-cell>
          <table:table-cell office:value-type="float" office:value="-6.7129468747005" calcext:value-type="float">
            <text:p>-6,7129468747005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31</text:p>
          </table:table-cell>
          <table:table-cell office:value-type="float" office:value="7.4559390544891" calcext:value-type="float">
            <text:p>7,4559390544891</text:p>
          </table:table-cell>
          <table:table-cell office:value-type="float" office:value="8.2077330350876" calcext:value-type="float">
            <text:p>8,2077330350876</text:p>
          </table:table-cell>
          <table:table-cell office:value-type="float" office:value="-75.723407374825" calcext:value-type="float">
            <text:p>-75,723407374825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42</text:p>
          </table:table-cell>
          <table:table-cell office:value-type="float" office:value="-1.5833589434624" calcext:value-type="float">
            <text:p>-1,5833589434624</text:p>
          </table:table-cell>
          <table:table-cell office:value-type="float" office:value="7.4300158023834" calcext:value-type="float">
            <text:p>7,4300158023834</text:p>
          </table:table-cell>
          <table:table-cell office:value-type="float" office:value="35.573625640505" calcext:value-type="float">
            <text:p>35,57362564050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53</text:p>
          </table:table-cell>
          <table:table-cell office:value-type="float" office:value="2.3198468983173" calcext:value-type="float">
            <text:p>2,3198468983173</text:p>
          </table:table-cell>
          <table:table-cell office:value-type="float" office:value="11.050519943237" calcext:value-type="float">
            <text:p>11,050519943237</text:p>
          </table:table-cell>
          <table:table-cell office:value-type="float" office:value="170.60347271573" calcext:value-type="float">
            <text:p>170,60347271573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5</text:p>
          </table:table-cell>
          <table:table-cell office:value-type="float" office:value="0.27232626453042" calcext:value-type="float">
            <text:p>0,27232626453042</text:p>
          </table:table-cell>
          <table:table-cell office:value-type="float" office:value="0.45140188187361" calcext:value-type="float">
            <text:p>0,45140188187361</text:p>
          </table:table-cell>
          <table:table-cell office:value-type="float" office:value="-47.676613756046" calcext:value-type="float">
            <text:p>-47,676613756046</text:p>
          </table:table-cell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914</text:p>
          </table:table-cell>
          <table:table-cell office:value-type="float" office:value="-0.057584019377828" calcext:value-type="float">
            <text:p>-0,057584019377828</text:p>
          </table:table-cell>
          <table:table-cell office:value-type="float" office:value="0.4390786960721" calcext:value-type="float">
            <text:p>0,4390786960721</text:p>
          </table:table-cell>
          <table:table-cell office:value-type="float" office:value="-94.017077403463" calcext:value-type="float">
            <text:p>-94,017077403463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925</text:p>
          </table:table-cell>
          <table:table-cell office:value-type="float" office:value="0.27536448091269" calcext:value-type="float">
            <text:p>0,27536448091269</text:p>
          </table:table-cell>
          <table:table-cell office:value-type="float" office:value="-0.15656864270568" calcext:value-type="float">
            <text:p>-0,15656864270568</text:p>
          </table:table-cell>
          <table:table-cell office:value-type="float" office:value="-20.189578366128" calcext:value-type="float">
            <text:p>-20,189578366128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936</text:p>
          </table:table-cell>
          <table:table-cell office:value-type="float" office:value="0.68420246243477" calcext:value-type="float">
            <text:p>0,68420246243477</text:p>
          </table:table-cell>
          <table:table-cell office:value-type="float" office:value="-0.5618267133832" calcext:value-type="float">
            <text:p>-0,5618267133832</text:p>
          </table:table-cell>
          <table:table-cell office:value-type="float" office:value="-2.6979362414141" calcext:value-type="float">
            <text:p>-2,6979362414141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947</text:p>
          </table:table-cell>
          <table:table-cell office:value-type="float" office:value="6.7160296440125" calcext:value-type="float">
            <text:p>6,7160296440125</text:p>
          </table:table-cell>
          <table:table-cell office:value-type="float" office:value="0.059014325961471" calcext:value-type="float">
            <text:p>0,059014325961471</text:p>
          </table:table-cell>
          <table:table-cell office:value-type="float" office:value="132.52657386148" calcext:value-type="float">
            <text:p>132,5265738614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958</text:p>
          </table:table-cell>
          <table:table-cell office:value-type="float" office:value="6.1833608150482" calcext:value-type="float">
            <text:p>6,1833608150482</text:p>
          </table:table-cell>
          <table:table-cell office:value-type="float" office:value="-0.58500371873379" calcext:value-type="float">
            <text:p>-0,58500371873379</text:p>
          </table:table-cell>
          <table:table-cell office:value-type="float" office:value="120.34549075327" calcext:value-type="float">
            <text:p>120,3454907532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969</text:p>
          </table:table-cell>
          <table:table-cell office:value-type="float" office:value="9.7949057817459" calcext:value-type="float">
            <text:p>9,7949057817459</text:p>
          </table:table-cell>
          <table:table-cell office:value-type="float" office:value="1.2354306876659" calcext:value-type="float">
            <text:p>1,2354306876659</text:p>
          </table:table-cell>
          <table:table-cell office:value-type="float" office:value="148.80691971748" calcext:value-type="float">
            <text:p>148,8069197174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980</text:p>
          </table:table-cell>
          <table:table-cell office:value-type="float" office:value="-0.2365655079484" calcext:value-type="float">
            <text:p>-0,2365655079484</text:p>
          </table:table-cell>
          <table:table-cell office:value-type="float" office:value="-0.2688779309392" calcext:value-type="float">
            <text:p>-0,2688779309392</text:p>
          </table:table-cell>
          <table:table-cell office:value-type="float" office:value="-173.55201654373" calcext:value-type="float">
            <text:p>-173,55201654373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991</text:p>
          </table:table-cell>
          <table:table-cell office:value-type="float" office:value="2.0777127146721" calcext:value-type="float">
            <text:p>2,0777127146721</text:p>
          </table:table-cell>
          <table:table-cell office:value-type="float" office:value="0.3908970579505" calcext:value-type="float">
            <text:p>0,3908970579505</text:p>
          </table:table-cell>
          <table:table-cell office:value-type="float" office:value="105.56542569665" calcext:value-type="float">
            <text:p>105,56542569665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002</text:p>
          </table:table-cell>
          <table:table-cell office:value-type="float" office:value="1.8087528645992" calcext:value-type="float">
            <text:p>1,8087528645992</text:p>
          </table:table-cell>
          <table:table-cell office:value-type="float" office:value="4.1054072976112" calcext:value-type="float">
            <text:p>4,1054072976112</text:p>
          </table:table-cell>
          <table:table-cell office:value-type="float" office:value="48.420754207927" calcext:value-type="float">
            <text:p>48,420754207927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013</text:p>
          </table:table-cell>
          <table:table-cell office:value-type="float" office:value="-0.069363764487207" calcext:value-type="float">
            <text:p>-0,069363764487207</text:p>
          </table:table-cell>
          <table:table-cell office:value-type="float" office:value="0.95281139016151" calcext:value-type="float">
            <text:p>0,95281139016151</text:p>
          </table:table-cell>
          <table:table-cell office:value-type="float" office:value="-84.982700408644" calcext:value-type="float">
            <text:p>-84,982700408644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024</text:p>
          </table:table-cell>
          <table:table-cell office:value-type="float" office:value="6.3213801383972" calcext:value-type="float">
            <text:p>6,3213801383972</text:p>
          </table:table-cell>
          <table:table-cell office:value-type="float" office:value="0.73949195444584" calcext:value-type="float">
            <text:p>0,73949195444584</text:p>
          </table:table-cell>
          <table:table-cell office:value-type="float" office:value="73.292007112199" calcext:value-type="float">
            <text:p>73,29200711219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035</text:p>
          </table:table-cell>
          <table:table-cell office:value-type="float" office:value="3.9956682920456" calcext:value-type="float">
            <text:p>3,9956682920456</text:p>
          </table:table-cell>
          <table:table-cell office:value-type="float" office:value="2.0305553078651" calcext:value-type="float">
            <text:p>2,0305553078651</text:p>
          </table:table-cell>
          <table:table-cell office:value-type="float" office:value="51.3877625678" calcext:value-type="float">
            <text:p>51,38776256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046</text:p>
          </table:table-cell>
          <table:table-cell office:value-type="float" office:value="9.3714028596878" calcext:value-type="float">
            <text:p>9,3714028596878</text:p>
          </table:table-cell>
          <table:table-cell office:value-type="float" office:value="0.41164956986904" calcext:value-type="float">
            <text:p>0,41164956986904</text:p>
          </table:table-cell>
          <table:table-cell office:value-type="float" office:value="64.258197310624" calcext:value-type="float">
            <text:p>64,258197310624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057</text:p>
          </table:table-cell>
          <table:table-cell office:value-type="float" office:value="-0.40429718792439" calcext:value-type="float">
            <text:p>-0,40429718792439</text:p>
          </table:table-cell>
          <table:table-cell office:value-type="float" office:value="0.60982774943113" calcext:value-type="float">
            <text:p>0,60982774943113</text:p>
          </table:table-cell>
          <table:table-cell office:value-type="float" office:value="-110.93656804152" calcext:value-type="float">
            <text:p>-110,93656804152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068</text:p>
          </table:table-cell>
          <table:table-cell office:value-type="float" office:value="1.8700760602951" calcext:value-type="float">
            <text:p>1,8700760602951</text:p>
          </table:table-cell>
          <table:table-cell office:value-type="float" office:value="3.7581515312195" calcext:value-type="float">
            <text:p>3,7581515312195</text:p>
          </table:table-cell>
          <table:table-cell office:value-type="float" office:value="163.53240438328" calcext:value-type="float">
            <text:p>163,53240438328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079</text:p>
          </table:table-cell>
          <table:table-cell office:value-type="float" office:value="1.120617762208" calcext:value-type="float">
            <text:p>1,120617762208</text:p>
          </table:table-cell>
          <table:table-cell office:value-type="float" office:value="1.7095287144184" calcext:value-type="float">
            <text:p>1,7095287144184</text:p>
          </table:table-cell>
          <table:table-cell office:value-type="float" office:value="109.83890560782" calcext:value-type="float">
            <text:p>109,83890560782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090</text:p>
          </table:table-cell>
          <table:table-cell office:value-type="float" office:value="3.7351298332214" calcext:value-type="float">
            <text:p>3,7351298332214</text:p>
          </table:table-cell>
          <table:table-cell office:value-type="float" office:value="3.3137559890747" calcext:value-type="float">
            <text:p>3,3137559890747</text:p>
          </table:table-cell>
          <table:table-cell office:value-type="float" office:value="136.69200004286" calcext:value-type="float">
            <text:p>136,6920000428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101</text:p>
          </table:table-cell>
          <table:table-cell office:value-type="float" office:value="4.4236141443253" calcext:value-type="float">
            <text:p>4,4236141443253</text:p>
          </table:table-cell>
          <table:table-cell office:value-type="float" office:value="4.0517061948776" calcext:value-type="float">
            <text:p>4,0517061948776</text:p>
          </table:table-cell>
          <table:table-cell office:value-type="float" office:value="36.30584820061" calcext:value-type="float">
            <text:p>36,30584820061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112</text:p>
          </table:table-cell>
          <table:table-cell office:value-type="float" office:value="7.2577571868896" calcext:value-type="float">
            <text:p>7,2577571868896</text:p>
          </table:table-cell>
          <table:table-cell office:value-type="float" office:value="3.7413713335991" calcext:value-type="float">
            <text:p>3,7413713335991</text:p>
          </table:table-cell>
          <table:table-cell office:value-type="float" office:value="-171.47246743463" calcext:value-type="float">
            <text:p>-171,47246743463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123</text:p>
          </table:table-cell>
          <table:table-cell office:value-type="float" office:value="8.1618148088455" calcext:value-type="float">
            <text:p>8,1618148088455</text:p>
          </table:table-cell>
          <table:table-cell office:value-type="float" office:value="7.3981255292892" calcext:value-type="float">
            <text:p>7,3981255292892</text:p>
          </table:table-cell>
          <table:table-cell office:value-type="float" office:value="1.576190090673" calcext:value-type="float">
            <text:p>1,576190090673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134</text:p>
          </table:table-cell>
          <table:table-cell office:value-type="float" office:value="0.4992138966918" calcext:value-type="float">
            <text:p>0,4992138966918</text:p>
          </table:table-cell>
          <table:table-cell office:value-type="float" office:value="4.8270854353905" calcext:value-type="float">
            <text:p>4,8270854353905</text:p>
          </table:table-cell>
          <table:table-cell office:value-type="float" office:value="45.412873766225" calcext:value-type="float">
            <text:p>45,412873766225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145</text:p>
          </table:table-cell>
          <table:table-cell office:value-type="float" office:value="1.1127750575542" calcext:value-type="float">
            <text:p>1,1127750575542</text:p>
          </table:table-cell>
          <table:table-cell office:value-type="float" office:value="5.0722694396973" calcext:value-type="float">
            <text:p>5,0722694396973</text:p>
          </table:table-cell>
          <table:table-cell office:value-type="float" office:value="-76.77428661638" calcext:value-type="float">
            <text:p>-76,77428661638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156</text:p>
          </table:table-cell>
          <table:table-cell office:value-type="float" office:value="3.0562335252762" calcext:value-type="float">
            <text:p>3,0562335252762</text:p>
          </table:table-cell>
          <table:table-cell office:value-type="float" office:value="4.2237335443497" calcext:value-type="float">
            <text:p>4,2237335443497</text:p>
          </table:table-cell>
          <table:table-cell office:value-type="float" office:value="27.111919062912" calcext:value-type="float">
            <text:p>27,111919062912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167</text:p>
          </table:table-cell>
          <table:table-cell office:value-type="float" office:value="4.1600441932678" calcext:value-type="float">
            <text:p>4,1600441932678</text:p>
          </table:table-cell>
          <table:table-cell office:value-type="float" office:value="5.192899107933" calcext:value-type="float">
            <text:p>5,192899107933</text:p>
          </table:table-cell>
          <table:table-cell office:value-type="float" office:value="13.321071483527" calcext:value-type="float">
            <text:p>13,321071483527</text:p>
          </table:table-cell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178</text:p>
          </table:table-cell>
          <table:table-cell office:value-type="float" office:value="4.3403857946396" calcext:value-type="float">
            <text:p>4,3403857946396</text:p>
          </table:table-cell>
          <table:table-cell office:value-type="float" office:value="4.5207038521767" calcext:value-type="float">
            <text:p>4,5207038521767</text:p>
          </table:table-cell>
          <table:table-cell office:value-type="float" office:value="111.15657068362" calcext:value-type="float">
            <text:p>111,15657068362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189</text:p>
          </table:table-cell>
          <table:table-cell office:value-type="float" office:value="7.3593425750732" calcext:value-type="float">
            <text:p>7,3593425750732</text:p>
          </table:table-cell>
          <table:table-cell office:value-type="float" office:value="6.4018446207047" calcext:value-type="float">
            <text:p>6,4018446207047</text:p>
          </table:table-cell>
          <table:table-cell office:value-type="float" office:value="164.74846669823" calcext:value-type="float">
            <text:p>164,74846669823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200</text:p>
          </table:table-cell>
          <table:table-cell office:value-type="float" office:value="9.9119156599045" calcext:value-type="float">
            <text:p>9,9119156599045</text:p>
          </table:table-cell>
          <table:table-cell office:value-type="float" office:value="8.5803204774857" calcext:value-type="float">
            <text:p>8,5803204774857</text:p>
          </table:table-cell>
          <table:table-cell office:value-type="float" office:value="-66.220392087463" calcext:value-type="float">
            <text:p>-66,2203920874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211</text:p>
          </table:table-cell>
          <table:table-cell office:value-type="float" office:value="-0.25257993489504" calcext:value-type="float">
            <text:p>-0,25257993489504</text:p>
          </table:table-cell>
          <table:table-cell office:value-type="float" office:value="5.972113609314" calcext:value-type="float">
            <text:p>5,972113609314</text:p>
          </table:table-cell>
          <table:table-cell office:value-type="float" office:value="148.27241867211" calcext:value-type="float">
            <text:p>148,27241867211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222</text:p>
          </table:table-cell>
          <table:table-cell office:value-type="float" office:value="0.76865710318089" calcext:value-type="float">
            <text:p>0,76865710318089</text:p>
          </table:table-cell>
          <table:table-cell office:value-type="float" office:value="7.3495471477509" calcext:value-type="float">
            <text:p>7,3495471477509</text:p>
          </table:table-cell>
          <table:table-cell office:value-type="float" office:value="-73.443543379474" calcext:value-type="float">
            <text:p>-73,443543379474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233</text:p>
          </table:table-cell>
          <table:table-cell office:value-type="float" office:value="2.1168382465839" calcext:value-type="float">
            <text:p>2,1168382465839</text:p>
          </table:table-cell>
          <table:table-cell office:value-type="float" office:value="7.7103531360626" calcext:value-type="float">
            <text:p>7,7103531360626</text:p>
          </table:table-cell>
          <table:table-cell office:value-type="float" office:value="-44.907846268575" calcext:value-type="float">
            <text:p>-44,907846268575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244</text:p>
          </table:table-cell>
          <table:table-cell office:value-type="float" office:value="3.7617093324661" calcext:value-type="float">
            <text:p>3,7617093324661</text:p>
          </table:table-cell>
          <table:table-cell office:value-type="float" office:value="4.7047418355942" calcext:value-type="float">
            <text:p>4,7047418355942</text:p>
          </table:table-cell>
          <table:table-cell office:value-type="float" office:value="120.05257302788" calcext:value-type="float">
            <text:p>120,05257302788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255</text:p>
          </table:table-cell>
          <table:table-cell office:value-type="float" office:value="4.9346429109573" calcext:value-type="float">
            <text:p>4,9346429109573</text:p>
          </table:table-cell>
          <table:table-cell office:value-type="float" office:value="7.1462219953537" calcext:value-type="float">
            <text:p>7,1462219953537</text:p>
          </table:table-cell>
          <table:table-cell office:value-type="float" office:value="-114.87609413779" calcext:value-type="float">
            <text:p>-114,87609413779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266</text:p>
          </table:table-cell>
          <table:table-cell office:value-type="float" office:value="5.0882405042648" calcext:value-type="float">
            <text:p>5,0882405042648</text:p>
          </table:table-cell>
          <table:table-cell office:value-type="float" office:value="5.5205512046814" calcext:value-type="float">
            <text:p>5,5205512046814</text:p>
          </table:table-cell>
          <table:table-cell office:value-type="float" office:value="85.167543903278" calcext:value-type="float">
            <text:p>85,167543903278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277</text:p>
          </table:table-cell>
          <table:table-cell office:value-type="float" office:value="6.8674755096436" calcext:value-type="float">
            <text:p>6,8674755096436</text:p>
          </table:table-cell>
          <table:table-cell office:value-type="float" office:value="4.1796255111694" calcext:value-type="float">
            <text:p>4,1796255111694</text:p>
          </table:table-cell>
          <table:table-cell office:value-type="float" office:value="-175.21748725016" calcext:value-type="float">
            <text:p>-175,21748725016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288</text:p>
          </table:table-cell>
          <table:table-cell office:value-type="float" office:value="-1.5824341773987" calcext:value-type="float">
            <text:p>-1,5824341773987</text:p>
          </table:table-cell>
          <table:table-cell office:value-type="float" office:value="5.9964364767075" calcext:value-type="float">
            <text:p>5,9964364767075</text:p>
          </table:table-cell>
          <table:table-cell office:value-type="float" office:value="35.955210020588" calcext:value-type="float">
            <text:p>35,955210020588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299</text:p>
          </table:table-cell>
          <table:table-cell office:value-type="float" office:value="2.1910452842712" calcext:value-type="float">
            <text:p>2,1910452842712</text:p>
          </table:table-cell>
          <table:table-cell office:value-type="float" office:value="5.0472730398178" calcext:value-type="float">
            <text:p>5,0472730398178</text:p>
          </table:table-cell>
          <table:table-cell office:value-type="float" office:value="-63.261994131052" calcext:value-type="float">
            <text:p>-63,261994131052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310</text:p>
          </table:table-cell>
          <table:table-cell office:value-type="float" office:value="2.7781993150711" calcext:value-type="float">
            <text:p>2,7781993150711</text:p>
          </table:table-cell>
          <table:table-cell office:value-type="float" office:value="7.1449422836304" calcext:value-type="float">
            <text:p>7,1449422836304</text:p>
          </table:table-cell>
          <table:table-cell office:value-type="float" office:value="-169.62682061894" calcext:value-type="float">
            <text:p>-169,62682061894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321</text:p>
          </table:table-cell>
          <table:table-cell office:value-type="float" office:value="2.5920537114143" calcext:value-type="float">
            <text:p>2,5920537114143</text:p>
          </table:table-cell>
          <table:table-cell office:value-type="float" office:value="10.754119157791" calcext:value-type="float">
            <text:p>10,754119157791</text:p>
          </table:table-cell>
          <table:table-cell office:value-type="float" office:value="45.292352035547" calcext:value-type="float">
            <text:p>45,292352035547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332</text:p>
          </table:table-cell>
          <table:table-cell office:value-type="float" office:value="1.2780334055424" calcext:value-type="float">
            <text:p>1,2780334055424</text:p>
          </table:table-cell>
          <table:table-cell office:value-type="float" office:value="8.5814410448074" calcext:value-type="float">
            <text:p>8,5814410448074</text:p>
          </table:table-cell>
          <table:table-cell office:value-type="float" office:value="50.287185580867" calcext:value-type="float">
            <text:p>50,28718558086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343</text:p>
          </table:table-cell>
          <table:table-cell office:value-type="float" office:value="5.7372081279755" calcext:value-type="float">
            <text:p>5,7372081279755</text:p>
          </table:table-cell>
          <table:table-cell office:value-type="float" office:value="9.1536676883698" calcext:value-type="float">
            <text:p>9,1536676883698</text:p>
          </table:table-cell>
          <table:table-cell office:value-type="float" office:value="-136.01233852897" calcext:value-type="float">
            <text:p>-136,012338528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354</text:p>
          </table:table-cell>
          <table:table-cell office:value-type="float" office:value="9.2289286851883" calcext:value-type="float">
            <text:p>9,2289286851883</text:p>
          </table:table-cell>
          <table:table-cell office:value-type="float" office:value="7.5226873159409" calcext:value-type="float">
            <text:p>7,5226873159409</text:p>
          </table:table-cell>
          <table:table-cell office:value-type="float" office:value="-154.80793357655" calcext:value-type="float">
            <text:p>-154,80793357655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365</text:p>
          </table:table-cell>
          <table:table-cell office:value-type="float" office:value="-0.85993647575378" calcext:value-type="float">
            <text:p>-0,85993647575378</text:p>
          </table:table-cell>
          <table:table-cell office:value-type="float" office:value="8.8225042819977" calcext:value-type="float">
            <text:p>8,8225042819977</text:p>
          </table:table-cell>
          <table:table-cell office:value-type="float" office:value="-24.382540754452" calcext:value-type="float">
            <text:p>-24,382540754452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376</text:p>
          </table:table-cell>
          <table:table-cell office:value-type="float" office:value="-0.23945854976773" calcext:value-type="float">
            <text:p>-0,23945854976773</text:p>
          </table:table-cell>
          <table:table-cell office:value-type="float" office:value="7.1560877561569" calcext:value-type="float">
            <text:p>7,1560877561569</text:p>
          </table:table-cell>
          <table:table-cell office:value-type="float" office:value="89.843977029157" calcext:value-type="float">
            <text:p>89,843977029157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387</text:p>
          </table:table-cell>
          <table:table-cell office:value-type="float" office:value="1.8293045461178" calcext:value-type="float">
            <text:p>1,8293045461178</text:p>
          </table:table-cell>
          <table:table-cell office:value-type="float" office:value="7.5497859716415" calcext:value-type="float">
            <text:p>7,5497859716415</text:p>
          </table:table-cell>
          <table:table-cell office:value-type="float" office:value="163.95472417212" calcext:value-type="float">
            <text:p>163,95472417212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398</text:p>
          </table:table-cell>
          <table:table-cell office:value-type="float" office:value="2.63108253479" calcext:value-type="float">
            <text:p>2,63108253479</text:p>
          </table:table-cell>
          <table:table-cell office:value-type="float" office:value="9.5476019382477" calcext:value-type="float">
            <text:p>9,5476019382477</text:p>
          </table:table-cell>
          <table:table-cell office:value-type="float" office:value="53.189161476816" calcext:value-type="float">
            <text:p>53,189161476816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09</text:p>
          </table:table-cell>
          <table:table-cell office:value-type="float" office:value="4.6759328246117" calcext:value-type="float">
            <text:p>4,6759328246117</text:p>
          </table:table-cell>
          <table:table-cell office:value-type="float" office:value="9.8023509979248" calcext:value-type="float">
            <text:p>9,8023509979248</text:p>
          </table:table-cell>
          <table:table-cell office:value-type="float" office:value="-80.106628928215" calcext:value-type="float">
            <text:p>-80,1066289282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20</text:p>
          </table:table-cell>
          <table:table-cell office:value-type="float" office:value="6.7739689350128" calcext:value-type="float">
            <text:p>6,7739689350128</text:p>
          </table:table-cell>
          <table:table-cell office:value-type="float" office:value="8.2443875074387" calcext:value-type="float">
            <text:p>8,2443875074387</text:p>
          </table:table-cell>
          <table:table-cell office:value-type="float" office:value="-97.485621264026" calcext:value-type="float">
            <text:p>-97,485621264026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31</text:p>
          </table:table-cell>
          <table:table-cell office:value-type="float" office:value="7.2311973571777" calcext:value-type="float">
            <text:p>7,2311973571777</text:p>
          </table:table-cell>
          <table:table-cell office:value-type="float" office:value="8.1869232654572" calcext:value-type="float">
            <text:p>8,1869232654572</text:p>
          </table:table-cell>
          <table:table-cell office:value-type="float" office:value="14.555106307291" calcext:value-type="float">
            <text:p>14,555106307291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42</text:p>
          </table:table-cell>
          <table:table-cell office:value-type="float" office:value="-1.5758655965328" calcext:value-type="float">
            <text:p>-1,5758655965328</text:p>
          </table:table-cell>
          <table:table-cell office:value-type="float" office:value="7.2353649139404" calcext:value-type="float">
            <text:p>7,2353649139404</text:p>
          </table:table-cell>
          <table:table-cell office:value-type="float" office:value="53.747245460559" calcext:value-type="float">
            <text:p>53,74724546055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53</text:p>
          </table:table-cell>
          <table:table-cell office:value-type="float" office:value="2.5053438544273" calcext:value-type="float">
            <text:p>2,5053438544273</text:p>
          </table:table-cell>
          <table:table-cell office:value-type="float" office:value="11.085008382797" calcext:value-type="float">
            <text:p>11,085008382797</text:p>
          </table:table-cell>
          <table:table-cell office:value-type="float" office:value="-139.26798674711" calcext:value-type="float">
            <text:p>-139,26798674711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5</text:p>
          </table:table-cell>
          <table:table-cell office:value-type="float" office:value="0.26839915663004" calcext:value-type="float">
            <text:p>0,26839915663004</text:p>
          </table:table-cell>
          <table:table-cell office:value-type="float" office:value="0.47233365476131" calcext:value-type="float">
            <text:p>0,47233365476131</text:p>
          </table:table-cell>
          <table:table-cell office:value-type="float" office:value="17.713745688177" calcext:value-type="float">
            <text:p>17,713745688177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914</text:p>
          </table:table-cell>
          <table:table-cell office:value-type="float" office:value="-0.046741524711251" calcext:value-type="float">
            <text:p>-0,046741524711251</text:p>
          </table:table-cell>
          <table:table-cell office:value-type="float" office:value="0.5762093514204" calcext:value-type="float">
            <text:p>0,5762093514204</text:p>
          </table:table-cell>
          <table:table-cell office:value-type="float" office:value="-105.99689574758" calcext:value-type="float">
            <text:p>-105,99689574758</text:p>
          </table:table-cell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925</text:p>
          </table:table-cell>
          <table:table-cell office:value-type="float" office:value="0.16294922679663" calcext:value-type="float">
            <text:p>0,16294922679663</text:p>
          </table:table-cell>
          <table:table-cell office:value-type="float" office:value="-0.35163007676601" calcext:value-type="float">
            <text:p>-0,35163007676601</text:p>
          </table:table-cell>
          <table:table-cell office:value-type="float" office:value="69.971780868093" calcext:value-type="float">
            <text:p>69,971780868093</text:p>
          </table:table-cell>
          <table:table-cell office:value-type="float" office:value="10" calcext:value-type="float">
            <text:p>1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936</text:p>
          </table:table-cell>
          <table:table-cell office:value-type="float" office:value="0.58209251612425" calcext:value-type="float">
            <text:p>0,58209251612425</text:p>
          </table:table-cell>
          <table:table-cell office:value-type="float" office:value="-0.3516349196434" calcext:value-type="float">
            <text:p>-0,3516349196434</text:p>
          </table:table-cell>
          <table:table-cell office:value-type="float" office:value="-78.572173027476" calcext:value-type="float">
            <text:p>-78,572173027476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947</text:p>
          </table:table-cell>
          <table:table-cell office:value-type="float" office:value="6.9615346193314" calcext:value-type="float">
            <text:p>6,9615346193314</text:p>
          </table:table-cell>
          <table:table-cell office:value-type="float" office:value="0.11457746848464" calcext:value-type="float">
            <text:p>0,11457746848464</text:p>
          </table:table-cell>
          <table:table-cell office:value-type="float" office:value="-157.36430769513" calcext:value-type="float">
            <text:p>-157,3643076951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958</text:p>
          </table:table-cell>
          <table:table-cell office:value-type="float" office:value="6.4705866575241" calcext:value-type="float">
            <text:p>6,4705866575241</text:p>
          </table:table-cell>
          <table:table-cell office:value-type="float" office:value="-0.58504741638899" calcext:value-type="float">
            <text:p>-0,58504741638899</text:p>
          </table:table-cell>
          <table:table-cell office:value-type="float" office:value="123.43971440747" calcext:value-type="float">
            <text:p>123,4397144074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969</text:p>
          </table:table-cell>
          <table:table-cell office:value-type="float" office:value="10.035643577576" calcext:value-type="float">
            <text:p>10,035643577576</text:p>
          </table:table-cell>
          <table:table-cell office:value-type="float" office:value="1.338107585907" calcext:value-type="float">
            <text:p>1,338107585907</text:p>
          </table:table-cell>
          <table:table-cell office:value-type="float" office:value="-146.98063947593" calcext:value-type="float">
            <text:p>-146,98063947593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980</text:p>
          </table:table-cell>
          <table:table-cell office:value-type="float" office:value="-0.23074597120285" calcext:value-type="float">
            <text:p>-0,23074597120285</text:p>
          </table:table-cell>
          <table:table-cell office:value-type="float" office:value="-0.046557318419218" calcext:value-type="float">
            <text:p>-0,046557318419218</text:p>
          </table:table-cell>
          <table:table-cell office:value-type="float" office:value="-82.795951776444" calcext:value-type="float">
            <text:p>-82,795951776444</text:p>
          </table:table-cell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991</text:p>
          </table:table-cell>
          <table:table-cell office:value-type="float" office:value="2.1172194182873" calcext:value-type="float">
            <text:p>2,1172194182873</text:p>
          </table:table-cell>
          <table:table-cell office:value-type="float" office:value="0.14603160321712" calcext:value-type="float">
            <text:p>0,14603160321712</text:p>
          </table:table-cell>
          <table:table-cell office:value-type="float" office:value="98.289238419502" calcext:value-type="float">
            <text:p>98,289238419502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002</text:p>
          </table:table-cell>
          <table:table-cell office:value-type="float" office:value="1.6240403056145" calcext:value-type="float">
            <text:p>1,6240403056145</text:p>
          </table:table-cell>
          <table:table-cell office:value-type="float" office:value="4.2278274893761" calcext:value-type="float">
            <text:p>4,2278274893761</text:p>
          </table:table-cell>
          <table:table-cell office:value-type="float" office:value="-42.284198247703" calcext:value-type="float">
            <text:p>-42,284198247703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013</text:p>
          </table:table-cell>
          <table:table-cell office:value-type="float" office:value="-0.12908481061459" calcext:value-type="float">
            <text:p>-0,12908481061459</text:p>
          </table:table-cell>
          <table:table-cell office:value-type="float" office:value="1.1247001588345" calcext:value-type="float">
            <text:p>1,1247001588345</text:p>
          </table:table-cell>
          <table:table-cell office:value-type="float" office:value="-49.844955942433" calcext:value-type="float">
            <text:p>-49,844955942433</text:p>
          </table:table-cell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024</text:p>
          </table:table-cell>
          <table:table-cell office:value-type="float" office:value="6.0917294025421" calcext:value-type="float">
            <text:p>6,0917294025421</text:p>
          </table:table-cell>
          <table:table-cell office:value-type="float" office:value="0.52842389792204" calcext:value-type="float">
            <text:p>0,52842389792204</text:p>
          </table:table-cell>
          <table:table-cell office:value-type="float" office:value="34.75689812071" calcext:value-type="float">
            <text:p>34,75689812071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035</text:p>
          </table:table-cell>
          <table:table-cell office:value-type="float" office:value="3.864284157753" calcext:value-type="float">
            <text:p>3,864284157753</text:p>
          </table:table-cell>
          <table:table-cell office:value-type="float" office:value="1.7070627212524" calcext:value-type="float">
            <text:p>1,7070627212524</text:p>
          </table:table-cell>
          <table:table-cell office:value-type="float" office:value="72.713442668793" calcext:value-type="float">
            <text:p>72,7134426687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046</text:p>
          </table:table-cell>
          <table:table-cell office:value-type="float" office:value="9.2081785202026" calcext:value-type="float">
            <text:p>9,2081785202026</text:p>
          </table:table-cell>
          <table:table-cell office:value-type="float" office:value="0.16467619687319" calcext:value-type="float">
            <text:p>0,16467619687319</text:p>
          </table:table-cell>
          <table:table-cell office:value-type="float" office:value="54.738989681195" calcext:value-type="float">
            <text:p>54,738989681195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057</text:p>
          </table:table-cell>
          <table:table-cell office:value-type="float" office:value="-0.30168255791068" calcext:value-type="float">
            <text:p>-0,30168255791068</text:p>
          </table:table-cell>
          <table:table-cell office:value-type="float" office:value="0.78509405255318" calcext:value-type="float">
            <text:p>0,78509405255318</text:p>
          </table:table-cell>
          <table:table-cell office:value-type="float" office:value="-152.96057834747" calcext:value-type="float">
            <text:p>-152,96057834747</text:p>
          </table:table-cell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068</text:p>
          </table:table-cell>
          <table:table-cell office:value-type="float" office:value="1.840583384037" calcext:value-type="float">
            <text:p>1,840583384037</text:p>
          </table:table-cell>
          <table:table-cell office:value-type="float" office:value="3.5261768102646" calcext:value-type="float">
            <text:p>3,5261768102646</text:p>
          </table:table-cell>
          <table:table-cell office:value-type="float" office:value="76.653207942938" calcext:value-type="float">
            <text:p>76,653207942938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079</text:p>
          </table:table-cell>
          <table:table-cell office:value-type="float" office:value="1.280984133482" calcext:value-type="float">
            <text:p>1,280984133482</text:p>
          </table:table-cell>
          <table:table-cell office:value-type="float" office:value="1.5815117955208" calcext:value-type="float">
            <text:p>1,5815117955208</text:p>
          </table:table-cell>
          <table:table-cell office:value-type="float" office:value="143.01086079543" calcext:value-type="float">
            <text:p>143,01086079543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090</text:p>
          </table:table-cell>
          <table:table-cell office:value-type="float" office:value="4.0244561433792" calcext:value-type="float">
            <text:p>4,0244561433792</text:p>
          </table:table-cell>
          <table:table-cell office:value-type="float" office:value="3.0407840013504" calcext:value-type="float">
            <text:p>3,0407840013504</text:p>
          </table:table-cell>
          <table:table-cell office:value-type="float" office:value="136.62653364194" calcext:value-type="float">
            <text:p>136,6265336419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101</text:p>
          </table:table-cell>
          <table:table-cell office:value-type="float" office:value="4.5286446809769" calcext:value-type="float">
            <text:p>4,5286446809769</text:p>
          </table:table-cell>
          <table:table-cell office:value-type="float" office:value="3.8558170199394" calcext:value-type="float">
            <text:p>3,8558170199394</text:p>
          </table:table-cell>
          <table:table-cell office:value-type="float" office:value="127.06560997447" calcext:value-type="float">
            <text:p>127,06560997447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112</text:p>
          </table:table-cell>
          <table:table-cell office:value-type="float" office:value="7.2555422782898" calcext:value-type="float">
            <text:p>7,2555422782898</text:p>
          </table:table-cell>
          <table:table-cell office:value-type="float" office:value="3.9631301164627" calcext:value-type="float">
            <text:p>3,9631301164627</text:p>
          </table:table-cell>
          <table:table-cell office:value-type="float" office:value="-80.67004316172" calcext:value-type="float">
            <text:p>-80,67004316172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123</text:p>
          </table:table-cell>
          <table:table-cell office:value-type="float" office:value="8.0511254072189" calcext:value-type="float">
            <text:p>8,0511254072189</text:p>
          </table:table-cell>
          <table:table-cell office:value-type="float" office:value="7.1336555480957" calcext:value-type="float">
            <text:p>7,1336555480957</text:p>
          </table:table-cell>
          <table:table-cell office:value-type="float" office:value="64.458204682466" calcext:value-type="float">
            <text:p>64,458204682466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134</text:p>
          </table:table-cell>
          <table:table-cell office:value-type="float" office:value="0.29290497303009" calcext:value-type="float">
            <text:p>0,29290497303009</text:p>
          </table:table-cell>
          <table:table-cell office:value-type="float" office:value="4.5078772306442" calcext:value-type="float">
            <text:p>4,5078772306442</text:p>
          </table:table-cell>
          <table:table-cell office:value-type="float" office:value="54.821167781854" calcext:value-type="float">
            <text:p>54,821167781854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145</text:p>
          </table:table-cell>
          <table:table-cell office:value-type="float" office:value="1.0965790599585" calcext:value-type="float">
            <text:p>1,0965790599585</text:p>
          </table:table-cell>
          <table:table-cell office:value-type="float" office:value="5.4537928104401" calcext:value-type="float">
            <text:p>5,4537928104401</text:p>
          </table:table-cell>
          <table:table-cell office:value-type="float" office:value="-85.704231717784" calcext:value-type="float">
            <text:p>-85,704231717784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156</text:p>
          </table:table-cell>
          <table:table-cell office:value-type="float" office:value="2.7025225758553" calcext:value-type="float">
            <text:p>2,7025225758553</text:p>
          </table:table-cell>
          <table:table-cell office:value-type="float" office:value="4.043083190918" calcext:value-type="float">
            <text:p>4,043083190918</text:p>
          </table:table-cell>
          <table:table-cell office:value-type="float" office:value="27.145209206138" calcext:value-type="float">
            <text:p>27,145209206138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167</text:p>
          </table:table-cell>
          <table:table-cell office:value-type="float" office:value="4.1726541519165" calcext:value-type="float">
            <text:p>4,1726541519165</text:p>
          </table:table-cell>
          <table:table-cell office:value-type="float" office:value="4.9695324897766" calcext:value-type="float">
            <text:p>4,9695324897766</text:p>
          </table:table-cell>
          <table:table-cell office:value-type="float" office:value="103.03702855566" calcext:value-type="float">
            <text:p>103,03702855566</text:p>
          </table:table-cell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178</text:p>
          </table:table-cell>
          <table:table-cell office:value-type="float" office:value="4.5563119649887" calcext:value-type="float">
            <text:p>4,5563119649887</text:p>
          </table:table-cell>
          <table:table-cell office:value-type="float" office:value="4.5699244737625" calcext:value-type="float">
            <text:p>4,5699244737625</text:p>
          </table:table-cell>
          <table:table-cell office:value-type="float" office:value="-158.37454036543" calcext:value-type="float">
            <text:p>-158,37454036543</text:p>
          </table:table-cell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189</text:p>
          </table:table-cell>
          <table:table-cell office:value-type="float" office:value="7.5083696842194" calcext:value-type="float">
            <text:p>7,5083696842194</text:p>
          </table:table-cell>
          <table:table-cell office:value-type="float" office:value="6.1605829000473" calcext:value-type="float">
            <text:p>6,1605829000473</text:p>
          </table:table-cell>
          <table:table-cell office:value-type="float" office:value="112.56704360816" calcext:value-type="float">
            <text:p>112,5670436081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200</text:p>
          </table:table-cell>
          <table:table-cell office:value-type="float" office:value="9.7067701816559" calcext:value-type="float">
            <text:p>9,7067701816559</text:p>
          </table:table-cell>
          <table:table-cell office:value-type="float" office:value="8.8832980394363" calcext:value-type="float">
            <text:p>8,8832980394363</text:p>
          </table:table-cell>
          <table:table-cell office:value-type="float" office:value="-52.63900453118" calcext:value-type="float">
            <text:p>-52,639004531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211</text:p>
          </table:table-cell>
          <table:table-cell office:value-type="float" office:value="-0.099381292238832" calcext:value-type="float">
            <text:p>-0,099381292238832</text:p>
          </table:table-cell>
          <table:table-cell office:value-type="float" office:value="5.8944010734558" calcext:value-type="float">
            <text:p>5,8944010734558</text:p>
          </table:table-cell>
          <table:table-cell office:value-type="float" office:value="153.26697203764" calcext:value-type="float">
            <text:p>153,26697203764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222</text:p>
          </table:table-cell>
          <table:table-cell office:value-type="float" office:value="0.7693462818861" calcext:value-type="float">
            <text:p>0,7693462818861</text:p>
          </table:table-cell>
          <table:table-cell office:value-type="float" office:value="7.6978546380997" calcext:value-type="float">
            <text:p>7,6978546380997</text:p>
          </table:table-cell>
          <table:table-cell office:value-type="float" office:value="-95.155570917069" calcext:value-type="float">
            <text:p>-95,155570917069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233</text:p>
          </table:table-cell>
          <table:table-cell office:value-type="float" office:value="1.97738930583" calcext:value-type="float">
            <text:p>1,97738930583</text:p>
          </table:table-cell>
          <table:table-cell office:value-type="float" office:value="7.613205909729" calcext:value-type="float">
            <text:p>7,613205909729</text:p>
          </table:table-cell>
          <table:table-cell office:value-type="float" office:value="40.20742360194" calcext:value-type="float">
            <text:p>40,20742360194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244</text:p>
          </table:table-cell>
          <table:table-cell office:value-type="float" office:value="3.6963051557541" calcext:value-type="float">
            <text:p>3,6963051557541</text:p>
          </table:table-cell>
          <table:table-cell office:value-type="float" office:value="4.5038890838623" calcext:value-type="float">
            <text:p>4,5038890838623</text:p>
          </table:table-cell>
          <table:table-cell office:value-type="float" office:value="53.122779366317" calcext:value-type="float">
            <text:p>53,122779366317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255</text:p>
          </table:table-cell>
          <table:table-cell office:value-type="float" office:value="5.1011502742767" calcext:value-type="float">
            <text:p>5,1011502742767</text:p>
          </table:table-cell>
          <table:table-cell office:value-type="float" office:value="7.5075227022171" calcext:value-type="float">
            <text:p>7,5075227022171</text:p>
          </table:table-cell>
          <table:table-cell office:value-type="float" office:value="-114.86152478844" calcext:value-type="float">
            <text:p>-114,8615247884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266</text:p>
          </table:table-cell>
          <table:table-cell office:value-type="float" office:value="5.0544720888138" calcext:value-type="float">
            <text:p>5,0544720888138</text:p>
          </table:table-cell>
          <table:table-cell office:value-type="float" office:value="5.1243555545807" calcext:value-type="float">
            <text:p>5,1243555545807</text:p>
          </table:table-cell>
          <table:table-cell office:value-type="float" office:value="85.170748886789" calcext:value-type="float">
            <text:p>85,170748886789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277</text:p>
          </table:table-cell>
          <table:table-cell office:value-type="float" office:value="6.8798714876175" calcext:value-type="float">
            <text:p>6,8798714876175</text:p>
          </table:table-cell>
          <table:table-cell office:value-type="float" office:value="4.4012540578842" calcext:value-type="float">
            <text:p>4,4012540578842</text:p>
          </table:table-cell>
          <table:table-cell office:value-type="float" office:value="-84.455217525458" calcext:value-type="float">
            <text:p>-84,455217525458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288</text:p>
          </table:table-cell>
          <table:table-cell office:value-type="float" office:value="-1.5841668844223" calcext:value-type="float">
            <text:p>-1,5841668844223</text:p>
          </table:table-cell>
          <table:table-cell office:value-type="float" office:value="5.8114326000214" calcext:value-type="float">
            <text:p>5,8114326000214</text:p>
          </table:table-cell>
          <table:table-cell office:value-type="float" office:value="35.935833195972" calcext:value-type="float">
            <text:p>35,935833195972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299</text:p>
          </table:table-cell>
          <table:table-cell office:value-type="float" office:value="2.0131102204323" calcext:value-type="float">
            <text:p>2,0131102204323</text:p>
          </table:table-cell>
          <table:table-cell office:value-type="float" office:value="5.4020518064499" calcext:value-type="float">
            <text:p>5,4020518064499</text:p>
          </table:table-cell>
          <table:table-cell office:value-type="float" office:value="-63.251524973827" calcext:value-type="float">
            <text:p>-63,251524973827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310</text:p>
          </table:table-cell>
          <table:table-cell office:value-type="float" office:value="2.9457253217697" calcext:value-type="float">
            <text:p>2,9457253217697</text:p>
          </table:table-cell>
          <table:table-cell office:value-type="float" office:value="6.9097375869751" calcext:value-type="float">
            <text:p>6,9097375869751</text:p>
          </table:table-cell>
          <table:table-cell office:value-type="float" office:value="128.56673131323" calcext:value-type="float">
            <text:p>128,56673131323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321</text:p>
          </table:table-cell>
          <table:table-cell office:value-type="float" office:value="2.4288459122181" calcext:value-type="float">
            <text:p>2,4288459122181</text:p>
          </table:table-cell>
          <table:table-cell office:value-type="float" office:value="10.76829791069" calcext:value-type="float">
            <text:p>10,76829791069</text:p>
          </table:table-cell>
          <table:table-cell office:value-type="float" office:value="-35.913545234947" calcext:value-type="float">
            <text:p>-35,913545234947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332</text:p>
          </table:table-cell>
          <table:table-cell office:value-type="float" office:value="1.1559855937958" calcext:value-type="float">
            <text:p>1,1559855937958</text:p>
          </table:table-cell>
          <table:table-cell office:value-type="float" office:value="8.4067809581757" calcext:value-type="float">
            <text:p>8,4067809581757</text:p>
          </table:table-cell>
          <table:table-cell office:value-type="float" office:value="55.304170414141" calcext:value-type="float">
            <text:p>55,30417041414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343</text:p>
          </table:table-cell>
          <table:table-cell office:value-type="float" office:value="5.940078496933" calcext:value-type="float">
            <text:p>5,940078496933</text:p>
          </table:table-cell>
          <table:table-cell office:value-type="float" office:value="9.330957531929" calcext:value-type="float">
            <text:p>9,330957531929</text:p>
          </table:table-cell>
          <table:table-cell office:value-type="float" office:value="-139.59859890543" calcext:value-type="float">
            <text:p>-139,598598905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354</text:p>
          </table:table-cell>
          <table:table-cell office:value-type="float" office:value="9.2234992980957" calcext:value-type="float">
            <text:p>9,2234992980957</text:p>
          </table:table-cell>
          <table:table-cell office:value-type="float" office:value="7.8101056814194" calcext:value-type="float">
            <text:p>7,8101056814194</text:p>
          </table:table-cell>
          <table:table-cell office:value-type="float" office:value="-92.084287837812" calcext:value-type="float">
            <text:p>-92,084287837812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365</text:p>
          </table:table-cell>
          <table:table-cell office:value-type="float" office:value="-1.2125699222088" calcext:value-type="float">
            <text:p>-1,2125699222088</text:p>
          </table:table-cell>
          <table:table-cell office:value-type="float" office:value="8.9602220058441" calcext:value-type="float">
            <text:p>8,9602220058441</text:p>
          </table:table-cell>
          <table:table-cell office:value-type="float" office:value="-16.293498930658" calcext:value-type="float">
            <text:p>-16,293498930658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376</text:p>
          </table:table-cell>
          <table:table-cell office:value-type="float" office:value="-0.24659737944603" calcext:value-type="float">
            <text:p>-0,24659737944603</text:p>
          </table:table-cell>
          <table:table-cell office:value-type="float" office:value="6.808026432991" calcext:value-type="float">
            <text:p>6,808026432991</text:p>
          </table:table-cell>
          <table:table-cell office:value-type="float" office:value="86.990209142114" calcext:value-type="float">
            <text:p>86,990209142114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387</text:p>
          </table:table-cell>
          <table:table-cell office:value-type="float" office:value="1.8835090100765" calcext:value-type="float">
            <text:p>1,8835090100765</text:p>
          </table:table-cell>
          <table:table-cell office:value-type="float" office:value="7.2969263792038" calcext:value-type="float">
            <text:p>7,2969263792038</text:p>
          </table:table-cell>
          <table:table-cell office:value-type="float" office:value="135.95339143352" calcext:value-type="float">
            <text:p>135,95339143352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398</text:p>
          </table:table-cell>
          <table:table-cell office:value-type="float" office:value="2.3856881260872" calcext:value-type="float">
            <text:p>2,3856881260872</text:p>
          </table:table-cell>
          <table:table-cell office:value-type="float" office:value="9.4281232357025" calcext:value-type="float">
            <text:p>9,4281232357025</text:p>
          </table:table-cell>
          <table:table-cell office:value-type="float" office:value="20.504623461681" calcext:value-type="float">
            <text:p>20,50462346168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09</text:p>
          </table:table-cell>
          <table:table-cell office:value-type="float" office:value="4.8660284280777" calcext:value-type="float">
            <text:p>4,8660284280777</text:p>
          </table:table-cell>
          <table:table-cell office:value-type="float" office:value="9.973019361496" calcext:value-type="float">
            <text:p>9,973019361496</text:p>
          </table:table-cell>
          <table:table-cell office:value-type="float" office:value="-148.21422327856" calcext:value-type="float">
            <text:p>-148,214223278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20</text:p>
          </table:table-cell>
          <table:table-cell office:value-type="float" office:value="6.7938202619553" calcext:value-type="float">
            <text:p>6,7938202619553</text:p>
          </table:table-cell>
          <table:table-cell office:value-type="float" office:value="8.4297960996628" calcext:value-type="float">
            <text:p>8,4297960996628</text:p>
          </table:table-cell>
          <table:table-cell office:value-type="float" office:value="-73.751987165706" calcext:value-type="float">
            <text:p>-73,751987165706</text:p>
          </table:table-cell>
          <table:table-cell office:value-type="float" office:value="10" calcext:value-type="float">
            <text:p>1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31</text:p>
          </table:table-cell>
          <table:table-cell office:value-type="float" office:value="7.2558093070984" calcext:value-type="float">
            <text:p>7,2558093070984</text:p>
          </table:table-cell>
          <table:table-cell office:value-type="float" office:value="7.9662162065506" calcext:value-type="float">
            <text:p>7,9662162065506</text:p>
          </table:table-cell>
          <table:table-cell office:value-type="float" office:value="105.32414305742" calcext:value-type="float">
            <text:p>105,32414305742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42</text:p>
          </table:table-cell>
          <table:table-cell office:value-type="float" office:value="-1.5506176650524" calcext:value-type="float">
            <text:p>-1,5506176650524</text:p>
          </table:table-cell>
          <table:table-cell office:value-type="float" office:value="6.9648939371109" calcext:value-type="float">
            <text:p>6,9648939371109</text:p>
          </table:table-cell>
          <table:table-cell office:value-type="float" office:value="99.140048786333" calcext:value-type="float">
            <text:p>99,14004878633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53</text:p>
          </table:table-cell>
          <table:table-cell office:value-type="float" office:value="2.3817348480225" calcext:value-type="float">
            <text:p>2,3817348480225</text:p>
          </table:table-cell>
          <table:table-cell office:value-type="float" office:value="11.088315248489" calcext:value-type="float">
            <text:p>11,088315248489</text:p>
          </table:table-cell>
          <table:table-cell office:value-type="float" office:value="-61.158171884573" calcext:value-type="float">
            <text:p>-61,158171884573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5</text:p>
          </table:table-cell>
          <table:table-cell office:value-type="float" office:value="0.19725659862161" calcext:value-type="float">
            <text:p>0,19725659862161</text:p>
          </table:table-cell>
          <table:table-cell office:value-type="float" office:value="0.26523262262344" calcext:value-type="float">
            <text:p>0,26523262262344</text:p>
          </table:table-cell>
          <table:table-cell office:value-type="float" office:value="55.306292263566" calcext:value-type="float">
            <text:p>55,306292263566</text:p>
          </table:table-cell>
          <table:table-cell office:value-type="float" office:value="10" calcext:value-type="float">
            <text:p>1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914</text:p>
          </table:table-cell>
          <table:table-cell office:value-type="float" office:value="-0.044699138961732" calcext:value-type="float">
            <text:p>-0,044699138961732</text:p>
          </table:table-cell>
          <table:table-cell office:value-type="float" office:value="0.52730124443769" calcext:value-type="float">
            <text:p>0,52730124443769</text:p>
          </table:table-cell>
          <table:table-cell office:value-type="float" office:value="-22.219897835118" calcext:value-type="float">
            <text:p>-22,219897835118</text:p>
          </table:table-cell>
          <table:table-cell office:value-type="float" office:value="10" calcext:value-type="float">
            <text:p>1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925</text:p>
          </table:table-cell>
          <table:table-cell office:value-type="float" office:value="0.35903140902519" calcext:value-type="float">
            <text:p>0,35903140902519</text:p>
          </table:table-cell>
          <table:table-cell office:value-type="float" office:value="-0.45640483498573" calcext:value-type="float">
            <text:p>-0,45640483498573</text:p>
          </table:table-cell>
          <table:table-cell office:value-type="float" office:value="160.74549012883" calcext:value-type="float">
            <text:p>160,74549012883</text:p>
          </table:table-cell>
          <table:table-cell office:value-type="float" office:value="10" calcext:value-type="float">
            <text:p>1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936</text:p>
          </table:table-cell>
          <table:table-cell office:value-type="float" office:value="0.79119063913822" calcext:value-type="float">
            <text:p>0,79119063913822</text:p>
          </table:table-cell>
          <table:table-cell office:value-type="float" office:value="-0.2770783379674" calcext:value-type="float">
            <text:p>-0,2770783379674</text:p>
          </table:table-cell>
          <table:table-cell office:value-type="float" office:value="-169.34378435657" calcext:value-type="float">
            <text:p>-169,34378435657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947</text:p>
          </table:table-cell>
          <table:table-cell office:value-type="float" office:value="6.9911682605743" calcext:value-type="float">
            <text:p>6,9911682605743</text:p>
          </table:table-cell>
          <table:table-cell office:value-type="float" office:value="0.36452688276768" calcext:value-type="float">
            <text:p>0,36452688276768</text:p>
          </table:table-cell>
          <table:table-cell office:value-type="float" office:value="-87.037436521737" calcext:value-type="float">
            <text:p>-87,03743652173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958</text:p>
          </table:table-cell>
          <table:table-cell office:value-type="float" office:value="6.7401987314224" calcext:value-type="float">
            <text:p>6,7401987314224</text:p>
          </table:table-cell>
          <table:table-cell office:value-type="float" office:value="-0.5850038677454" calcext:value-type="float">
            <text:p>-0,5850038677454</text:p>
          </table:table-cell>
          <table:table-cell office:value-type="float" office:value="122.58923888966" calcext:value-type="float">
            <text:p>122,5892388896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969</text:p>
          </table:table-cell>
          <table:table-cell office:value-type="float" office:value="10.046857595444" calcext:value-type="float">
            <text:p>10,046857595444</text:p>
          </table:table-cell>
          <table:table-cell office:value-type="float" office:value="1.5998546779156" calcext:value-type="float">
            <text:p>1,5998546779156</text:p>
          </table:table-cell>
          <table:table-cell office:value-type="float" office:value="-82.513188860219" calcext:value-type="float">
            <text:p>-82,513188860219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980</text:p>
          </table:table-cell>
          <table:table-cell office:value-type="float" office:value="-0.48541933298111" calcext:value-type="float">
            <text:p>-0,48541933298111</text:p>
          </table:table-cell>
          <table:table-cell office:value-type="float" office:value="-0.014517980162054" calcext:value-type="float">
            <text:p>-0,014517980162054</text:p>
          </table:table-cell>
          <table:table-cell office:value-type="float" office:value="-5.8951733788108" calcext:value-type="float">
            <text:p>-5,8951733788108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991</text:p>
          </table:table-cell>
          <table:table-cell office:value-type="float" office:value="2.1251526474953" calcext:value-type="float">
            <text:p>2,1251526474953</text:p>
          </table:table-cell>
          <table:table-cell office:value-type="float" office:value="-0.10137860663235" calcext:value-type="float">
            <text:p>-0,10137860663235</text:p>
          </table:table-cell>
          <table:table-cell office:value-type="float" office:value="91.020609163175" calcext:value-type="float">
            <text:p>91,020609163175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002</text:p>
          </table:table-cell>
          <table:table-cell office:value-type="float" office:value="1.747128367424" calcext:value-type="float">
            <text:p>1,747128367424</text:p>
          </table:table-cell>
          <table:table-cell office:value-type="float" office:value="4.4487795233727" calcext:value-type="float">
            <text:p>4,4487795233727</text:p>
          </table:table-cell>
          <table:table-cell office:value-type="float" office:value="-120.9775627039" calcext:value-type="float">
            <text:p>-120,9775627039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013</text:p>
          </table:table-cell>
          <table:table-cell office:value-type="float" office:value="-0.29749933630228" calcext:value-type="float">
            <text:p>-0,29749933630228</text:p>
          </table:table-cell>
          <table:table-cell office:value-type="float" office:value="1.1049437522888" calcext:value-type="float">
            <text:p>1,1049437522888</text:p>
          </table:table-cell>
          <table:table-cell office:value-type="float" office:value="31.882458431706" calcext:value-type="float">
            <text:p>31,882458431706</text:p>
          </table:table-cell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024</text:p>
          </table:table-cell>
          <table:table-cell office:value-type="float" office:value="5.7803159952164" calcext:value-type="float">
            <text:p>5,7803159952164</text:p>
          </table:table-cell>
          <table:table-cell office:value-type="float" office:value="0.5058066919446" calcext:value-type="float">
            <text:p>0,5058066919446</text:p>
          </table:table-cell>
          <table:table-cell office:value-type="float" office:value="-3.7234818479817" calcext:value-type="float">
            <text:p>-3,723481847981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035</text:p>
          </table:table-cell>
          <table:table-cell office:value-type="float" office:value="3.8587740063667" calcext:value-type="float">
            <text:p>3,8587740063667</text:p>
          </table:table-cell>
          <table:table-cell office:value-type="float" office:value="1.3566175103188" calcext:value-type="float">
            <text:p>1,3566175103188</text:p>
          </table:table-cell>
          <table:table-cell office:value-type="float" office:value="94.038746918842" calcext:value-type="float">
            <text:p>94,0387469188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046</text:p>
          </table:table-cell>
          <table:table-cell office:value-type="float" office:value="9.0062487125397" calcext:value-type="float">
            <text:p>9,0062487125397</text:p>
          </table:table-cell>
          <table:table-cell office:value-type="float" office:value="-0.052130846306682" calcext:value-type="float">
            <text:p>-0,052130846306682</text:p>
          </table:table-cell>
          <table:table-cell office:value-type="float" office:value="45.218056554248" calcext:value-type="float">
            <text:p>45,218056554248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057</text:p>
          </table:table-cell>
          <table:table-cell office:value-type="float" office:value="-0.25463989004493" calcext:value-type="float">
            <text:p>-0,25463989004493</text:p>
          </table:table-cell>
          <table:table-cell office:value-type="float" office:value="0.77777683734894" calcext:value-type="float">
            <text:p>0,77777683734894</text:p>
          </table:table-cell>
          <table:table-cell office:value-type="float" office:value="140.66194273104" calcext:value-type="float">
            <text:p>140,66194273104</text:p>
          </table:table-cell>
          <table:table-cell office:value-type="float" office:value="10" calcext:value-type="float">
            <text:p>1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068</text:p>
          </table:table-cell>
          <table:table-cell office:value-type="float" office:value="1.7492946982384" calcext:value-type="float">
            <text:p>1,7492946982384</text:p>
          </table:table-cell>
          <table:table-cell office:value-type="float" office:value="3.1388473510742" calcext:value-type="float">
            <text:p>3,1388473510742</text:p>
          </table:table-cell>
          <table:table-cell office:value-type="float" office:value="76.680207708079" calcext:value-type="float">
            <text:p>76,680207708079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079</text:p>
          </table:table-cell>
          <table:table-cell office:value-type="float" office:value="1.4792321622372" calcext:value-type="float">
            <text:p>1,4792321622372</text:p>
          </table:table-cell>
          <table:table-cell office:value-type="float" office:value="1.5548834204674" calcext:value-type="float">
            <text:p>1,5548834204674</text:p>
          </table:table-cell>
          <table:table-cell office:value-type="float" office:value="173.84762672862" calcext:value-type="float">
            <text:p>173,84762672862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090</text:p>
          </table:table-cell>
          <table:table-cell office:value-type="float" office:value="4.3101817369461" calcext:value-type="float">
            <text:p>4,3101817369461</text:p>
          </table:table-cell>
          <table:table-cell office:value-type="float" office:value="2.7672803401947" calcext:value-type="float">
            <text:p>2,7672803401947</text:p>
          </table:table-cell>
          <table:table-cell office:value-type="float" office:value="135.8518433419" calcext:value-type="float">
            <text:p>135,851843341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101</text:p>
          </table:table-cell>
          <table:table-cell office:value-type="float" office:value="4.8374018073082" calcext:value-type="float">
            <text:p>4,8374018073082</text:p>
          </table:table-cell>
          <table:table-cell office:value-type="float" office:value="3.656799197197" calcext:value-type="float">
            <text:p>3,656799197197</text:p>
          </table:table-cell>
          <table:table-cell office:value-type="float" office:value="143.85611540193" calcext:value-type="float">
            <text:p>143,85611540193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112</text:p>
          </table:table-cell>
          <table:table-cell office:value-type="float" office:value="7.0291894674301" calcext:value-type="float">
            <text:p>7,0291894674301</text:p>
          </table:table-cell>
          <table:table-cell office:value-type="float" office:value="3.9636072516441" calcext:value-type="float">
            <text:p>3,9636072516441</text:p>
          </table:table-cell>
          <table:table-cell office:value-type="float" office:value="9.3902446282138" calcext:value-type="float">
            <text:p>9,3902446282138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123</text:p>
          </table:table-cell>
          <table:table-cell office:value-type="float" office:value="7.8800767660141" calcext:value-type="float">
            <text:p>7,8800767660141</text:p>
          </table:table-cell>
          <table:table-cell office:value-type="float" office:value="6.7753183841705" calcext:value-type="float">
            <text:p>6,7753183841705</text:p>
          </table:table-cell>
          <table:table-cell office:value-type="float" office:value="64.461108985221" calcext:value-type="float">
            <text:p>64,461108985221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134</text:p>
          </table:table-cell>
          <table:table-cell office:value-type="float" office:value="0.0644047325477" calcext:value-type="float">
            <text:p>0,0644047325477</text:p>
          </table:table-cell>
          <table:table-cell office:value-type="float" office:value="4.182460308075" calcext:value-type="float">
            <text:p>4,182460308075</text:p>
          </table:table-cell>
          <table:table-cell office:value-type="float" office:value="54.763443910392" calcext:value-type="float">
            <text:p>54,763443910392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145</text:p>
          </table:table-cell>
          <table:table-cell office:value-type="float" office:value="1.0667832195759" calcext:value-type="float">
            <text:p>1,0667832195759</text:p>
          </table:table-cell>
          <table:table-cell office:value-type="float" office:value="5.8508533239365" calcext:value-type="float">
            <text:p>5,8508533239365</text:p>
          </table:table-cell>
          <table:table-cell office:value-type="float" office:value="-85.747358905282" calcext:value-type="float">
            <text:p>-85,747358905282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156</text:p>
          </table:table-cell>
          <table:table-cell office:value-type="float" office:value="2.3478737473488" calcext:value-type="float">
            <text:p>2,3478737473488</text:p>
          </table:table-cell>
          <table:table-cell office:value-type="float" office:value="3.8623124361038" calcext:value-type="float">
            <text:p>3,8623124361038</text:p>
          </table:table-cell>
          <table:table-cell office:value-type="float" office:value="27.135584005125" calcext:value-type="float">
            <text:p>27,135584005125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167</text:p>
          </table:table-cell>
          <table:table-cell office:value-type="float" office:value="4.3623599410057" calcext:value-type="float">
            <text:p>4,3623599410057</text:p>
          </table:table-cell>
          <table:table-cell office:value-type="float" office:value="4.9827939271927" calcext:value-type="float">
            <text:p>4,9827939271927</text:p>
          </table:table-cell>
          <table:table-cell office:value-type="float" office:value="-172.72853395741" calcext:value-type="float">
            <text:p>-172,72853395741</text:p>
          </table:table-cell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178</text:p>
          </table:table-cell>
          <table:table-cell office:value-type="float" office:value="4.6392831206322" calcext:value-type="float">
            <text:p>4,6392831206322</text:p>
          </table:table-cell>
          <table:table-cell office:value-type="float" office:value="4.8045191168785" calcext:value-type="float">
            <text:p>4,8045191168785</text:p>
          </table:table-cell>
          <table:table-cell office:value-type="float" office:value="-106.44393969493" calcext:value-type="float">
            <text:p>-106,44393969493</text:p>
          </table:table-cell>
          <table:table-cell office:value-type="float" office:value="10" calcext:value-type="float">
            <text:p>1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189</text:p>
          </table:table-cell>
          <table:table-cell office:value-type="float" office:value="7.4097436666489" calcext:value-type="float">
            <text:p>7,4097436666489</text:p>
          </table:table-cell>
          <table:table-cell office:value-type="float" office:value="5.8935379981995" calcext:value-type="float">
            <text:p>5,8935379981995</text:p>
          </table:table-cell>
          <table:table-cell office:value-type="float" office:value="60.410747862166" calcext:value-type="float">
            <text:p>60,41074786216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200</text:p>
          </table:table-cell>
          <table:table-cell office:value-type="float" office:value="9.4358694553375" calcext:value-type="float">
            <text:p>9,4358694553375</text:p>
          </table:table-cell>
          <table:table-cell office:value-type="float" office:value="9.1293823719025" calcext:value-type="float">
            <text:p>9,1293823719025</text:p>
          </table:table-cell>
          <table:table-cell office:value-type="float" office:value="-39.086865012053" calcext:value-type="float">
            <text:p>-39,0868650120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211</text:p>
          </table:table-cell>
          <table:table-cell office:value-type="float" office:value="0.068796826526523" calcext:value-type="float">
            <text:p>0,068796826526523</text:p>
          </table:table-cell>
          <table:table-cell office:value-type="float" office:value="5.776863694191" calcext:value-type="float">
            <text:p>5,776863694191</text:p>
          </table:table-cell>
          <table:table-cell office:value-type="float" office:value="142.95344443838" calcext:value-type="float">
            <text:p>142,95344443838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222</text:p>
          </table:table-cell>
          <table:table-cell office:value-type="float" office:value="0.65218806266785" calcext:value-type="float">
            <text:p>0,65218806266785</text:p>
          </table:table-cell>
          <table:table-cell office:value-type="float" office:value="7.8795957565308" calcext:value-type="float">
            <text:p>7,8795957565308</text:p>
          </table:table-cell>
          <table:table-cell office:value-type="float" office:value="-41.225118621899" calcext:value-type="float">
            <text:p>-41,225118621899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233</text:p>
          </table:table-cell>
          <table:table-cell office:value-type="float" office:value="2.0125213265419" calcext:value-type="float">
            <text:p>2,0125213265419</text:p>
          </table:table-cell>
          <table:table-cell office:value-type="float" office:value="7.4817597866058" calcext:value-type="float">
            <text:p>7,4817597866058</text:p>
          </table:table-cell>
          <table:table-cell office:value-type="float" office:value="120.83252524115" calcext:value-type="float">
            <text:p>120,83252524115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244</text:p>
          </table:table-cell>
          <table:table-cell office:value-type="float" office:value="3.5015004873276" calcext:value-type="float">
            <text:p>3,5015004873276</text:p>
          </table:table-cell>
          <table:table-cell office:value-type="float" office:value="4.6104630827904" calcext:value-type="float">
            <text:p>4,6104630827904</text:p>
          </table:table-cell>
          <table:table-cell office:value-type="float" office:value="-37.610601088044" calcext:value-type="float">
            <text:p>-37,610601088044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255</text:p>
          </table:table-cell>
          <table:table-cell office:value-type="float" office:value="5.1715248823166" calcext:value-type="float">
            <text:p>5,1715248823166</text:p>
          </table:table-cell>
          <table:table-cell office:value-type="float" office:value="7.7144181728363" calcext:value-type="float">
            <text:p>7,7144181728363</text:p>
          </table:table-cell>
          <table:table-cell office:value-type="float" office:value="-106.2827338079" calcext:value-type="float">
            <text:p>-106,2827338079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266</text:p>
          </table:table-cell>
          <table:table-cell office:value-type="float" office:value="4.9140077829361" calcext:value-type="float">
            <text:p>4,9140077829361</text:p>
          </table:table-cell>
          <table:table-cell office:value-type="float" office:value="4.9852553009987" calcext:value-type="float">
            <text:p>4,9852553009987</text:p>
          </table:table-cell>
          <table:table-cell office:value-type="float" office:value="20.637215132926" calcext:value-type="float">
            <text:p>20,637215132926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277</text:p>
          </table:table-cell>
          <table:table-cell office:value-type="float" office:value="6.8257939815521" calcext:value-type="float">
            <text:p>6,8257939815521</text:p>
          </table:table-cell>
          <table:table-cell office:value-type="float" office:value="4.5837873220444" calcext:value-type="float">
            <text:p>4,5837873220444</text:p>
          </table:table-cell>
          <table:table-cell office:value-type="float" office:value="-96.914840352004" calcext:value-type="float">
            <text:p>-96,914840352004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288</text:p>
          </table:table-cell>
          <table:table-cell office:value-type="float" office:value="-1.5850181877613" calcext:value-type="float">
            <text:p>-1,5850181877613</text:p>
          </table:table-cell>
          <table:table-cell office:value-type="float" office:value="5.6064194440842" calcext:value-type="float">
            <text:p>5,6064194440842</text:p>
          </table:table-cell>
          <table:table-cell office:value-type="float" office:value="34.331178589232" calcext:value-type="float">
            <text:p>34,331178589232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299</text:p>
          </table:table-cell>
          <table:table-cell office:value-type="float" office:value="1.8394003808498" calcext:value-type="float">
            <text:p>1,8394003808498</text:p>
          </table:table-cell>
          <table:table-cell office:value-type="float" office:value="5.7349753379822" calcext:value-type="float">
            <text:p>5,7349753379822</text:p>
          </table:table-cell>
          <table:table-cell office:value-type="float" office:value="-59.777357016399" calcext:value-type="float">
            <text:p>-59,777357016399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310</text:p>
          </table:table-cell>
          <table:table-cell office:value-type="float" office:value="3.1923711299896" calcext:value-type="float">
            <text:p>3,1923711299896</text:p>
          </table:table-cell>
          <table:table-cell office:value-type="float" office:value="6.5981644392014" calcext:value-type="float">
            <text:p>6,5981644392014</text:p>
          </table:table-cell>
          <table:table-cell office:value-type="float" office:value="128.58937804107" calcext:value-type="float">
            <text:p>128,58937804107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321</text:p>
          </table:table-cell>
          <table:table-cell office:value-type="float" office:value="2.4654924869537" calcext:value-type="float">
            <text:p>2,4654924869537</text:p>
          </table:table-cell>
          <table:table-cell office:value-type="float" office:value="10.858705043793" calcext:value-type="float">
            <text:p>10,858705043793</text:p>
          </table:table-cell>
          <table:table-cell office:value-type="float" office:value="-114.48794261665" calcext:value-type="float">
            <text:p>-114,48794261665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332</text:p>
          </table:table-cell>
          <table:table-cell office:value-type="float" office:value="0.98364248871803" calcext:value-type="float">
            <text:p>0,98364248871803</text:p>
          </table:table-cell>
          <table:table-cell office:value-type="float" office:value="8.3102720975876" calcext:value-type="float">
            <text:p>8,3102720975876</text:p>
          </table:table-cell>
          <table:table-cell office:value-type="float" office:value="15.079889897328" calcext:value-type="float">
            <text:p>15,07988989732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343</text:p>
          </table:table-cell>
          <table:table-cell office:value-type="float" office:value="6.1540651321411" calcext:value-type="float">
            <text:p>6,1540651321411</text:p>
          </table:table-cell>
          <table:table-cell office:value-type="float" office:value="9.4944208860397" calcext:value-type="float">
            <text:p>9,4944208860397</text:p>
          </table:table-cell>
          <table:table-cell office:value-type="float" office:value="-143.2952637885" calcext:value-type="float">
            <text:p>-143,29526378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354</text:p>
          </table:table-cell>
          <table:table-cell office:value-type="float" office:value="9.2375183105469" calcext:value-type="float">
            <text:p>9,2375183105469</text:p>
          </table:table-cell>
          <table:table-cell office:value-type="float" office:value="8.2081490755081" calcext:value-type="float">
            <text:p>8,2081490755081</text:p>
          </table:table-cell>
          <table:table-cell office:value-type="float" office:value="-92.092495055715" calcext:value-type="float">
            <text:p>-92,092495055715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365</text:p>
          </table:table-cell>
          <table:table-cell office:value-type="float" office:value="-1.5372674167156" calcext:value-type="float">
            <text:p>-1,5372674167156</text:p>
          </table:table-cell>
          <table:table-cell office:value-type="float" office:value="8.9134275913239" calcext:value-type="float">
            <text:p>8,9134275913239</text:p>
          </table:table-cell>
          <table:table-cell office:value-type="float" office:value="14.945726485769" calcext:value-type="float">
            <text:p>14,945726485769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376</text:p>
          </table:table-cell>
          <table:table-cell office:value-type="float" office:value="-0.29445398598909" calcext:value-type="float">
            <text:p>-0,29445398598909</text:p>
          </table:table-cell>
          <table:table-cell office:value-type="float" office:value="6.6049301624298" calcext:value-type="float">
            <text:p>6,6049301624298</text:p>
          </table:table-cell>
          <table:table-cell office:value-type="float" office:value="76.102025949272" calcext:value-type="float">
            <text:p>76,102025949272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387</text:p>
          </table:table-cell>
          <table:table-cell office:value-type="float" office:value="2.1059516072273" calcext:value-type="float">
            <text:p>2,1059516072273</text:p>
          </table:table-cell>
          <table:table-cell office:value-type="float" office:value="7.1659982204437" calcext:value-type="float">
            <text:p>7,1659982204437</text:p>
          </table:table-cell>
          <table:table-cell office:value-type="float" office:value="174.69758288876" calcext:value-type="float">
            <text:p>174,69758288876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398</text:p>
          </table:table-cell>
          <table:table-cell office:value-type="float" office:value="2.0559930801392" calcext:value-type="float">
            <text:p>2,0559930801392</text:p>
          </table:table-cell>
          <table:table-cell office:value-type="float" office:value="9.3151092529297" calcext:value-type="float">
            <text:p>9,3151092529297</text:p>
          </table:table-cell>
          <table:table-cell office:value-type="float" office:value="23.210268491393" calcext:value-type="float">
            <text:p>23,210268491393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09</text:p>
          </table:table-cell>
          <table:table-cell office:value-type="float" office:value="5.0947546958923" calcext:value-type="float">
            <text:p>5,0947546958923</text:p>
          </table:table-cell>
          <table:table-cell office:value-type="float" office:value="9.860537648201" calcext:value-type="float">
            <text:p>9,860537648201</text:p>
          </table:table-cell>
          <table:table-cell office:value-type="float" office:value="143.85761880571" calcext:value-type="float">
            <text:p>143,857618805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20</text:p>
          </table:table-cell>
          <table:table-cell office:value-type="float" office:value="6.5736055374146" calcext:value-type="float">
            <text:p>6,5736055374146</text:p>
          </table:table-cell>
          <table:table-cell office:value-type="float" office:value="8.3990031480789" calcext:value-type="float">
            <text:p>8,3990031480789</text:p>
          </table:table-cell>
          <table:table-cell office:value-type="float" office:value="17.000546311117" calcext:value-type="float">
            <text:p>17,000546311117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31</text:p>
          </table:table-cell>
          <table:table-cell office:value-type="float" office:value="7.5457352399826" calcext:value-type="float">
            <text:p>7,5457352399826</text:p>
          </table:table-cell>
          <table:table-cell office:value-type="float" office:value="7.8958213329315" calcext:value-type="float">
            <text:p>7,8958213329315</text:p>
          </table:table-cell>
          <table:table-cell office:value-type="float" office:value="162.53547000278" calcext:value-type="float">
            <text:p>162,53547000278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42</text:p>
          </table:table-cell>
          <table:table-cell office:value-type="float" office:value="-1.3280881941319" calcext:value-type="float">
            <text:p>-1,3280881941319</text:p>
          </table:table-cell>
          <table:table-cell office:value-type="float" office:value="6.7847263813019" calcext:value-type="float">
            <text:p>6,7847263813019</text:p>
          </table:table-cell>
          <table:table-cell office:value-type="float" office:value="150.42447284528" calcext:value-type="float">
            <text:p>150,42447284528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53</text:p>
          </table:table-cell>
          <table:table-cell office:value-type="float" office:value="2.172814309597" calcext:value-type="float">
            <text:p>2,172814309597</text:p>
          </table:table-cell>
          <table:table-cell office:value-type="float" office:value="11.041122674942" calcext:value-type="float">
            <text:p>11,041122674942</text:p>
          </table:table-cell>
          <table:table-cell office:value-type="float" office:value="16.128109139242" calcext:value-type="float">
            <text:p>16,128109139242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5</text:p>
          </table:table-cell>
          <table:table-cell office:value-type="float" office:value="0.0104830856435" calcext:value-type="float">
            <text:p>0,0104830856435</text:p>
          </table:table-cell>
          <table:table-cell office:value-type="float" office:value="0.24944983422756" calcext:value-type="float">
            <text:p>0,24944983422756</text:p>
          </table:table-cell>
          <table:table-cell office:value-type="float" office:value="-18.571008732364" calcext:value-type="float">
            <text:p>-18,571008732364</text:p>
          </table:table-cell>
          <table:table-cell office:value-type="float" office:value="10" calcext:value-type="float">
            <text:p>1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914</text:p>
          </table:table-cell>
          <table:table-cell office:value-type="float" office:value="-0.1124085392803" calcext:value-type="float">
            <text:p>-0,1124085392803</text:p>
          </table:table-cell>
          <table:table-cell office:value-type="float" office:value="0.55549494922161" calcext:value-type="float">
            <text:p>0,55549494922161</text:p>
          </table:table-cell>
          <table:table-cell office:value-type="float" office:value="-55.890231375482" calcext:value-type="float">
            <text:p>-55,890231375482</text:p>
          </table:table-cell>
          <table:table-cell office:value-type="float" office:value="10" calcext:value-type="float">
            <text:p>10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925</text:p>
          </table:table-cell>
          <table:table-cell office:value-type="float" office:value="0.4687513038516" calcext:value-type="float">
            <text:p>0,4687513038516</text:p>
          </table:table-cell>
          <table:table-cell office:value-type="float" office:value="-0.26059726253152" calcext:value-type="float">
            <text:p>-0,26059726253152</text:p>
          </table:table-cell>
          <table:table-cell office:value-type="float" office:value="-109.34837228933" calcext:value-type="float">
            <text:p>-109,34837228933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936</text:p>
          </table:table-cell>
          <table:table-cell office:value-type="float" office:value="0.97878143191338" calcext:value-type="float">
            <text:p>0,97878143191338</text:p>
          </table:table-cell>
          <table:table-cell office:value-type="float" office:value="-0.36447338759899" calcext:value-type="float">
            <text:p>-0,36447338759899</text:p>
          </table:table-cell>
          <table:table-cell office:value-type="float" office:value="176.83812918936" calcext:value-type="float">
            <text:p>176,83812918936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947</text:p>
          </table:table-cell>
          <table:table-cell office:value-type="float" office:value="6.7666792869568" calcext:value-type="float">
            <text:p>6,7666792869568</text:p>
          </table:table-cell>
          <table:table-cell office:value-type="float" office:value="0.47776836901903" calcext:value-type="float">
            <text:p>0,47776836901903</text:p>
          </table:table-cell>
          <table:table-cell office:value-type="float" office:value="-16.725667722666" calcext:value-type="float">
            <text:p>-16,72566772266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958</text:p>
          </table:table-cell>
          <table:table-cell office:value-type="float" office:value="7.0506179332733" calcext:value-type="float">
            <text:p>7,0506179332733</text:p>
          </table:table-cell>
          <table:table-cell office:value-type="float" office:value="-0.58501116931438" calcext:value-type="float">
            <text:p>-0,58501116931438</text:p>
          </table:table-cell>
          <table:table-cell office:value-type="float" office:value="130.02551133466" calcext:value-type="float">
            <text:p>130,0255113346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969</text:p>
          </table:table-cell>
          <table:table-cell office:value-type="float" office:value="9.8252594470978" calcext:value-type="float">
            <text:p>9,8252594470978</text:p>
          </table:table-cell>
          <table:table-cell office:value-type="float" office:value="1.7972455918789" calcext:value-type="float">
            <text:p>1,7972455918789</text:p>
          </table:table-cell>
          <table:table-cell office:value-type="float" office:value="-34.418068494007" calcext:value-type="float">
            <text:p>-34,41806849400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980</text:p>
          </table:table-cell>
          <table:table-cell office:value-type="float" office:value="-0.8812577277422" calcext:value-type="float">
            <text:p>-0,8812577277422</text:p>
          </table:table-cell>
          <table:table-cell office:value-type="float" office:value="0.025934055447578" calcext:value-type="float">
            <text:p>0,025934055447578</text:p>
          </table:table-cell>
          <table:table-cell office:value-type="float" office:value="-5.9262361780853" calcext:value-type="float">
            <text:p>-5,9262361780853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991</text:p>
          </table:table-cell>
          <table:table-cell office:value-type="float" office:value="2.1123993396759" calcext:value-type="float">
            <text:p>2,1123993396759</text:p>
          </table:table-cell>
          <table:table-cell office:value-type="float" office:value="-0.3598228469491" calcext:value-type="float">
            <text:p>-0,3598228469491</text:p>
          </table:table-cell>
          <table:table-cell office:value-type="float" office:value="88.907554650762" calcext:value-type="float">
            <text:p>88,907554650762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002</text:p>
          </table:table-cell>
          <table:table-cell office:value-type="float" office:value="1.951090991497" calcext:value-type="float">
            <text:p>1,951090991497</text:p>
          </table:table-cell>
          <table:table-cell office:value-type="float" office:value="4.7902569174767" calcext:value-type="float">
            <text:p>4,7902569174767</text:p>
          </table:table-cell>
          <table:table-cell office:value-type="float" office:value="-120.94865634943" calcext:value-type="float">
            <text:p>-120,94865634943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013</text:p>
          </table:table-cell>
          <table:table-cell office:value-type="float" office:value="-0.48820804804564" calcext:value-type="float">
            <text:p>-0,48820804804564</text:p>
          </table:table-cell>
          <table:table-cell office:value-type="float" office:value="1.1120273917913" calcext:value-type="float">
            <text:p>1,1120273917913</text:p>
          </table:table-cell>
          <table:table-cell office:value-type="float" office:value="-12.224467411922" calcext:value-type="float">
            <text:p>-12,224467411922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024</text:p>
          </table:table-cell>
          <table:table-cell office:value-type="float" office:value="5.5220222473145" calcext:value-type="float">
            <text:p>5,5220222473145</text:p>
          </table:table-cell>
          <table:table-cell office:value-type="float" office:value="0.6817214936018" calcext:value-type="float">
            <text:p>0,6817214936018</text:p>
          </table:table-cell>
          <table:table-cell office:value-type="float" office:value="-42.244733898503" calcext:value-type="float">
            <text:p>-42,244733898503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035</text:p>
          </table:table-cell>
          <table:table-cell office:value-type="float" office:value="3.8673928380013" calcext:value-type="float">
            <text:p>3,8673928380013</text:p>
          </table:table-cell>
          <table:table-cell office:value-type="float" office:value="1.073694601655" calcext:value-type="float">
            <text:p>1,073694601655</text:p>
          </table:table-cell>
          <table:table-cell office:value-type="float" office:value="86.029909978247" calcext:value-type="float">
            <text:p>86,0299099782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046</text:p>
          </table:table-cell>
          <table:table-cell office:value-type="float" office:value="8.7689733505249" calcext:value-type="float">
            <text:p>8,7689733505249</text:p>
          </table:table-cell>
          <table:table-cell office:value-type="float" office:value="-0.23091273382306" calcext:value-type="float">
            <text:p>-0,23091273382306</text:p>
          </table:table-cell>
          <table:table-cell office:value-type="float" office:value="35.399545150198" calcext:value-type="float">
            <text:p>35,399545150198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057</text:p>
          </table:table-cell>
          <table:table-cell office:value-type="float" office:value="-0.16636393964291" calcext:value-type="float">
            <text:p>-0,16636393964291</text:p>
          </table:table-cell>
          <table:table-cell office:value-type="float" office:value="0.88073834776878" calcext:value-type="float">
            <text:p>0,88073834776878</text:p>
          </table:table-cell>
          <table:table-cell office:value-type="float" office:value="-152.58579345266" calcext:value-type="float">
            <text:p>-152,58579345266</text:p>
          </table:table-cell>
          <table:table-cell office:value-type="float" office:value="10" calcext:value-type="float">
            <text:p>1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068</text:p>
          </table:table-cell>
          <table:table-cell office:value-type="float" office:value="1.6574285924435" calcext:value-type="float">
            <text:p>1,6574285924435</text:p>
          </table:table-cell>
          <table:table-cell office:value-type="float" office:value="2.7586311101913" calcext:value-type="float">
            <text:p>2,7586311101913</text:p>
          </table:table-cell>
          <table:table-cell office:value-type="float" office:value="75.524520722164" calcext:value-type="float">
            <text:p>75,524520722164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079</text:p>
          </table:table-cell>
          <table:table-cell office:value-type="float" office:value="1.6622518002987" calcext:value-type="float">
            <text:p>1,6622518002987</text:p>
          </table:table-cell>
          <table:table-cell office:value-type="float" office:value="1.6343913972378" calcext:value-type="float">
            <text:p>1,6343913972378</text:p>
          </table:table-cell>
          <table:table-cell office:value-type="float" office:value="-155.40224275771" calcext:value-type="float">
            <text:p>-155,40224275771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090</text:p>
          </table:table-cell>
          <table:table-cell office:value-type="float" office:value="4.5551776885986" calcext:value-type="float">
            <text:p>4,5551776885986</text:p>
          </table:table-cell>
          <table:table-cell office:value-type="float" office:value="2.4760513007641" calcext:value-type="float">
            <text:p>2,4760513007641</text:p>
          </table:table-cell>
          <table:table-cell office:value-type="float" office:value="128.14868939151" calcext:value-type="float">
            <text:p>128,1486893915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101</text:p>
          </table:table-cell>
          <table:table-cell office:value-type="float" office:value="5.1581990718842" calcext:value-type="float">
            <text:p>5,1581990718842</text:p>
          </table:table-cell>
          <table:table-cell office:value-type="float" office:value="3.4224861860275" calcext:value-type="float">
            <text:p>3,4224861860275</text:p>
          </table:table-cell>
          <table:table-cell office:value-type="float" office:value="143.82983317041" calcext:value-type="float">
            <text:p>143,82983317041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112</text:p>
          </table:table-cell>
          <table:table-cell office:value-type="float" office:value="7.0345890522003" calcext:value-type="float">
            <text:p>7,0345890522003</text:p>
          </table:table-cell>
          <table:table-cell office:value-type="float" office:value="3.7418368458748" calcext:value-type="float">
            <text:p>3,7418368458748</text:p>
          </table:table-cell>
          <table:table-cell office:value-type="float" office:value="100.14720631253" calcext:value-type="float">
            <text:p>100,14720631253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123</text:p>
          </table:table-cell>
          <table:table-cell office:value-type="float" office:value="7.6990360021591" calcext:value-type="float">
            <text:p>7,6990360021591</text:p>
          </table:table-cell>
          <table:table-cell office:value-type="float" office:value="6.4414775371552" calcext:value-type="float">
            <text:p>6,4414775371552</text:p>
          </table:table-cell>
          <table:table-cell office:value-type="float" office:value="56.996340204956" calcext:value-type="float">
            <text:p>56,996340204956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134</text:p>
          </table:table-cell>
          <table:table-cell office:value-type="float" office:value="0.14275370165706" calcext:value-type="float">
            <text:p>0,14275370165706</text:p>
          </table:table-cell>
          <table:table-cell office:value-type="float" office:value="3.9528542757034" calcext:value-type="float">
            <text:p>3,9528542757034</text:p>
          </table:table-cell>
          <table:table-cell office:value-type="float" office:value="123.00244258468" calcext:value-type="float">
            <text:p>123,00244258468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145</text:p>
          </table:table-cell>
          <table:table-cell office:value-type="float" office:value="0.8847288787365" calcext:value-type="float">
            <text:p>0,8847288787365</text:p>
          </table:table-cell>
          <table:table-cell office:value-type="float" office:value="6.0824012756348" calcext:value-type="float">
            <text:p>6,0824012756348</text:p>
          </table:table-cell>
          <table:table-cell office:value-type="float" office:value="-40.919018778831" calcext:value-type="float">
            <text:p>-40,919018778831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156</text:p>
          </table:table-cell>
          <table:table-cell office:value-type="float" office:value="1.9944354891777" calcext:value-type="float">
            <text:p>1,9944354891777</text:p>
          </table:table-cell>
          <table:table-cell office:value-type="float" office:value="3.6813333630562" calcext:value-type="float">
            <text:p>3,6813333630562</text:p>
          </table:table-cell>
          <table:table-cell office:value-type="float" office:value="27.164061547844" calcext:value-type="float">
            <text:p>27,164061547844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167</text:p>
          </table:table-cell>
          <table:table-cell office:value-type="float" office:value="4.4127774238586" calcext:value-type="float">
            <text:p>4,4127774238586</text:p>
          </table:table-cell>
          <table:table-cell office:value-type="float" office:value="5.0524097681046" calcext:value-type="float">
            <text:p>5,0524097681046</text:p>
          </table:table-cell>
          <table:table-cell office:value-type="float" office:value="167.45184637179" calcext:value-type="float">
            <text:p>167,45184637179</text:p>
          </table:table-cell>
          <table:table-cell office:value-type="float" office:value="10" calcext:value-type="float">
            <text:p>1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178</text:p>
          </table:table-cell>
          <table:table-cell office:value-type="float" office:value="4.723014831543" calcext:value-type="float">
            <text:p>4,723014831543</text:p>
          </table:table-cell>
          <table:table-cell office:value-type="float" office:value="4.9404495954514" calcext:value-type="float">
            <text:p>4,9404495954514</text:p>
          </table:table-cell>
          <table:table-cell office:value-type="float" office:value="-69.430186490344" calcext:value-type="float">
            <text:p>-69,430186490344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189</text:p>
          </table:table-cell>
          <table:table-cell office:value-type="float" office:value="7.1384435892105" calcext:value-type="float">
            <text:p>7,1384435892105</text:p>
          </table:table-cell>
          <table:table-cell office:value-type="float" office:value="5.8070230484009" calcext:value-type="float">
            <text:p>5,8070230484009</text:p>
          </table:table-cell>
          <table:table-cell office:value-type="float" office:value="8.2457332284587" calcext:value-type="float">
            <text:p>8,245733228458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200</text:p>
          </table:table-cell>
          <table:table-cell office:value-type="float" office:value="9.1131418943405" calcext:value-type="float">
            <text:p>9,1131418943405</text:p>
          </table:table-cell>
          <table:table-cell office:value-type="float" office:value="9.3069535493851" calcext:value-type="float">
            <text:p>9,3069535493851</text:p>
          </table:table-cell>
          <table:table-cell office:value-type="float" office:value="-26.118801277914" calcext:value-type="float">
            <text:p>-26,1188012779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211</text:p>
          </table:table-cell>
          <table:table-cell office:value-type="float" office:value="0.20372472703457" calcext:value-type="float">
            <text:p>0,20372472703457</text:p>
          </table:table-cell>
          <table:table-cell office:value-type="float" office:value="5.6057131290436" calcext:value-type="float">
            <text:p>5,6057131290436</text:p>
          </table:table-cell>
          <table:table-cell office:value-type="float" office:value="127.0625894996" calcext:value-type="float">
            <text:p>127,0625894996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222</text:p>
          </table:table-cell>
          <table:table-cell office:value-type="float" office:value="0.48382565379143" calcext:value-type="float">
            <text:p>0,48382565379143</text:p>
          </table:table-cell>
          <table:table-cell office:value-type="float" office:value="7.7350914478302" calcext:value-type="float">
            <text:p>7,7350914478302</text:p>
          </table:table-cell>
          <table:table-cell office:value-type="float" office:value="49.53263064099" calcext:value-type="float">
            <text:p>49,53263064099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233</text:p>
          </table:table-cell>
          <table:table-cell office:value-type="float" office:value="2.2035098075867" calcext:value-type="float">
            <text:p>2,2035098075867</text:p>
          </table:table-cell>
          <table:table-cell office:value-type="float" office:value="7.580052614212" calcext:value-type="float">
            <text:p>7,580052614212</text:p>
          </table:table-cell>
          <table:table-cell office:value-type="float" office:value="-150.26556306584" calcext:value-type="float">
            <text:p>-150,26556306584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244</text:p>
          </table:table-cell>
          <table:table-cell office:value-type="float" office:value="3.306160569191" calcext:value-type="float">
            <text:p>3,306160569191</text:p>
          </table:table-cell>
          <table:table-cell office:value-type="float" office:value="4.9212688207626" calcext:value-type="float">
            <text:p>4,9212688207626</text:p>
          </table:table-cell>
          <table:table-cell office:value-type="float" office:value="-54.49305674073" calcext:value-type="float">
            <text:p>-54,49305674073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255</text:p>
          </table:table-cell>
          <table:table-cell office:value-type="float" office:value="5.1831519603729" calcext:value-type="float">
            <text:p>5,1831519603729</text:p>
          </table:table-cell>
          <table:table-cell office:value-type="float" office:value="7.8766959905624" calcext:value-type="float">
            <text:p>7,8766959905624</text:p>
          </table:table-cell>
          <table:table-cell office:value-type="float" office:value="-94.945989596616" calcext:value-type="float">
            <text:p>-94,94598959661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266</text:p>
          </table:table-cell>
          <table:table-cell office:value-type="float" office:value="4.923557639122" calcext:value-type="float">
            <text:p>4,923557639122</text:p>
          </table:table-cell>
          <table:table-cell office:value-type="float" office:value="5.2566528320312" calcext:value-type="float">
            <text:p>5,2566528320312</text:p>
          </table:table-cell>
          <table:table-cell office:value-type="float" office:value="-67.341036098019" calcext:value-type="float">
            <text:p>-67,341036098019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277</text:p>
          </table:table-cell>
          <table:table-cell office:value-type="float" office:value="7.0476973056793" calcext:value-type="float">
            <text:p>7,0476973056793</text:p>
          </table:table-cell>
          <table:table-cell office:value-type="float" office:value="4.5888066291809" calcext:value-type="float">
            <text:p>4,5888066291809</text:p>
          </table:table-cell>
          <table:table-cell office:value-type="float" office:value="172.47731518594" calcext:value-type="float">
            <text:p>172,47731518594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288</text:p>
          </table:table-cell>
          <table:table-cell office:value-type="float" office:value="-1.5822157263756" calcext:value-type="float">
            <text:p>-1,5822157263756</text:p>
          </table:table-cell>
          <table:table-cell office:value-type="float" office:value="5.3613930940628" calcext:value-type="float">
            <text:p>5,3613930940628</text:p>
          </table:table-cell>
          <table:table-cell office:value-type="float" office:value="52.863223537518" calcext:value-type="float">
            <text:p>52,863223537518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299</text:p>
          </table:table-cell>
          <table:table-cell office:value-type="float" office:value="1.6537488996983" calcext:value-type="float">
            <text:p>1,6537488996983</text:p>
          </table:table-cell>
          <table:table-cell office:value-type="float" office:value="5.8618074655533" calcext:value-type="float">
            <text:p>5,8618074655533</text:p>
          </table:table-cell>
          <table:table-cell office:value-type="float" office:value="-31.075267275428" calcext:value-type="float">
            <text:p>-31,075267275428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310</text:p>
          </table:table-cell>
          <table:table-cell office:value-type="float" office:value="3.4113764762878" calcext:value-type="float">
            <text:p>3,4113764762878</text:p>
          </table:table-cell>
          <table:table-cell office:value-type="float" office:value="6.2990933656693" calcext:value-type="float">
            <text:p>6,2990933656693</text:p>
          </table:table-cell>
          <table:table-cell office:value-type="float" office:value="122.89600159712" calcext:value-type="float">
            <text:p>122,89600159712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321</text:p>
          </table:table-cell>
          <table:table-cell office:value-type="float" office:value="2.6918759942055" calcext:value-type="float">
            <text:p>2,6918759942055</text:p>
          </table:table-cell>
          <table:table-cell office:value-type="float" office:value="10.853896141052" calcext:value-type="float">
            <text:p>10,853896141052</text:p>
          </table:table-cell>
          <table:table-cell office:value-type="float" office:value="-174.287016984" calcext:value-type="float">
            <text:p>-174,287016984</text:p>
          </table:table-cell>
          <table:table-cell office:value-type="float" office:value="11" calcext:value-type="float">
            <text:p>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332</text:p>
          </table:table-cell>
          <table:table-cell office:value-type="float" office:value="0.89624248445034" calcext:value-type="float">
            <text:p>0,89624248445034</text:p>
          </table:table-cell>
          <table:table-cell office:value-type="float" office:value="8.5137540102005" calcext:value-type="float">
            <text:p>8,5137540102005</text:p>
          </table:table-cell>
          <table:table-cell office:value-type="float" office:value="-75.659109528657" calcext:value-type="float">
            <text:p>-75,659109528657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343</text:p>
          </table:table-cell>
          <table:table-cell office:value-type="float" office:value="6.3748180866241" calcext:value-type="float">
            <text:p>6,3748180866241</text:p>
          </table:table-cell>
          <table:table-cell office:value-type="float" office:value="9.6452969312668" calcext:value-type="float">
            <text:p>9,6452969312668</text:p>
          </table:table-cell>
          <table:table-cell office:value-type="float" office:value="-145.82187051226" calcext:value-type="float">
            <text:p>-145,821870512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354</text:p>
          </table:table-cell>
          <table:table-cell office:value-type="float" office:value="9.239444732666" calcext:value-type="float">
            <text:p>9,239444732666</text:p>
          </table:table-cell>
          <table:table-cell office:value-type="float" office:value="8.5958921909332" calcext:value-type="float">
            <text:p>8,5958921909332</text:p>
          </table:table-cell>
          <table:table-cell office:value-type="float" office:value="-87.69824398551" calcext:value-type="float">
            <text:p>-87,69824398551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365</text:p>
          </table:table-cell>
          <table:table-cell office:value-type="float" office:value="-1.5839870274067" calcext:value-type="float">
            <text:p>-1,5839870274067</text:p>
          </table:table-cell>
          <table:table-cell office:value-type="float" office:value="8.7131452560425" calcext:value-type="float">
            <text:p>8,7131452560425</text:p>
          </table:table-cell>
          <table:table-cell office:value-type="float" office:value="34.9210083105" calcext:value-type="float">
            <text:p>34,9210083105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376</text:p>
          </table:table-cell>
          <table:table-cell office:value-type="float" office:value="-0.38521803915501" calcext:value-type="float">
            <text:p>-0,38521803915501</text:p>
          </table:table-cell>
          <table:table-cell office:value-type="float" office:value="6.4122772216797" calcext:value-type="float">
            <text:p>6,4122772216797</text:p>
          </table:table-cell>
          <table:table-cell office:value-type="float" office:value="63.010406342282" calcext:value-type="float">
            <text:p>63,010406342282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387</text:p>
          </table:table-cell>
          <table:table-cell office:value-type="float" office:value="2.3293435573578" calcext:value-type="float">
            <text:p>2,3293435573578</text:p>
          </table:table-cell>
          <table:table-cell office:value-type="float" office:value="7.1347481012344" calcext:value-type="float">
            <text:p>7,1347481012344</text:p>
          </table:table-cell>
          <table:table-cell office:value-type="float" office:value="164.07289170915" calcext:value-type="float">
            <text:p>164,07289170915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398</text:p>
          </table:table-cell>
          <table:table-cell office:value-type="float" office:value="1.7451183497906" calcext:value-type="float">
            <text:p>1,7451183497906</text:p>
          </table:table-cell>
          <table:table-cell office:value-type="float" office:value="9.1172933578491" calcext:value-type="float">
            <text:p>9,1172933578491</text:p>
          </table:table-cell>
          <table:table-cell office:value-type="float" office:value="35.387681927651" calcext:value-type="float">
            <text:p>35,38768192765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09</text:p>
          </table:table-cell>
          <table:table-cell office:value-type="float" office:value="5.0755858421326" calcext:value-type="float">
            <text:p>5,0755858421326</text:p>
          </table:table-cell>
          <table:table-cell office:value-type="float" office:value="9.6060609817505" calcext:value-type="float">
            <text:p>9,6060609817505</text:p>
          </table:table-cell>
          <table:table-cell office:value-type="float" office:value="75.813023907364" calcext:value-type="float">
            <text:p>75,8130239073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20</text:p>
          </table:table-cell>
          <table:table-cell office:value-type="float" office:value="6.3725054264069" calcext:value-type="float">
            <text:p>6,3725054264069</text:p>
          </table:table-cell>
          <table:table-cell office:value-type="float" office:value="8.1220436096191" calcext:value-type="float">
            <text:p>8,1220436096191</text:p>
          </table:table-cell>
          <table:table-cell office:value-type="float" office:value="48.770473261548" calcext:value-type="float">
            <text:p>48,770473261548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31</text:p>
          </table:table-cell>
          <table:table-cell office:value-type="float" office:value="7.9257100820541" calcext:value-type="float">
            <text:p>7,9257100820541</text:p>
          </table:table-cell>
          <table:table-cell office:value-type="float" office:value="7.7765810489655" calcext:value-type="float">
            <text:p>7,7765810489655</text:p>
          </table:table-cell>
          <table:table-cell office:value-type="float" office:value="162.48760709337" calcext:value-type="float">
            <text:p>162,48760709337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42</text:p>
          </table:table-cell>
          <table:table-cell office:value-type="float" office:value="-1.0488406568766" calcext:value-type="float">
            <text:p>-1,0488406568766</text:p>
          </table:table-cell>
          <table:table-cell office:value-type="float" office:value="6.8454855680466" calcext:value-type="float">
            <text:p>6,8454855680466</text:p>
          </table:table-cell>
          <table:table-cell office:value-type="float" office:value="-158.4663436671" calcext:value-type="float">
            <text:p>-158,466343667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53</text:p>
          </table:table-cell>
          <table:table-cell office:value-type="float" office:value="2.2044615447521" calcext:value-type="float">
            <text:p>2,2044615447521</text:p>
          </table:table-cell>
          <table:table-cell office:value-type="float" office:value="10.821686983109" calcext:value-type="float">
            <text:p>10,821686983109</text:p>
          </table:table-cell>
          <table:table-cell office:value-type="float" office:value="106.94950705121" calcext:value-type="float">
            <text:p>106,94950705121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5</text:p>
          </table:table-cell>
          <table:table-cell office:value-type="float" office:value="-0.1064764522016" calcext:value-type="float">
            <text:p>-0,1064764522016</text:p>
          </table:table-cell>
          <table:table-cell office:value-type="float" office:value="0.42078997939825" calcext:value-type="float">
            <text:p>0,42078997939825</text:p>
          </table:table-cell>
          <table:table-cell office:value-type="float" office:value="-48.407045898923" calcext:value-type="float">
            <text:p>-48,407045898923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914</text:p>
          </table:table-cell>
          <table:table-cell office:value-type="float" office:value="0.071944454684854" calcext:value-type="float">
            <text:p>0,071944454684854</text:p>
          </table:table-cell>
          <table:table-cell office:value-type="float" office:value="0.72809875011444" calcext:value-type="float">
            <text:p>0,72809875011444</text:p>
          </table:table-cell>
          <table:table-cell office:value-type="float" office:value="-145.72708773765" calcext:value-type="float">
            <text:p>-145,72708773765</text:p>
          </table:table-cell>
          <table:table-cell office:value-type="float" office:value="10" calcext:value-type="float">
            <text:p>1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925</text:p>
          </table:table-cell>
          <table:table-cell office:value-type="float" office:value="0.27177101001143" calcext:value-type="float">
            <text:p>0,27177101001143</text:p>
          </table:table-cell>
          <table:table-cell office:value-type="float" office:value="-0.15814734622836" calcext:value-type="float">
            <text:p>-0,15814734622836</text:p>
          </table:table-cell>
          <table:table-cell office:value-type="float" office:value="-18.55508973644" calcext:value-type="float">
            <text:p>-18,55508973644</text:p>
          </table:table-cell>
          <table:table-cell office:value-type="float" office:value="10" calcext:value-type="float">
            <text:p>10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936</text:p>
          </table:table-cell>
          <table:table-cell office:value-type="float" office:value="1.0220451653004" calcext:value-type="float">
            <text:p>1,0220451653004</text:p>
          </table:table-cell>
          <table:table-cell office:value-type="float" office:value="-0.14685647562146" calcext:value-type="float">
            <text:p>-0,14685647562146</text:p>
          </table:table-cell>
          <table:table-cell office:value-type="float" office:value="-92.553308814954" calcext:value-type="float">
            <text:p>-92,553308814954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947</text:p>
          </table:table-cell>
          <table:table-cell office:value-type="float" office:value="6.4812529087067" calcext:value-type="float">
            <text:p>6,4812529087067</text:p>
          </table:table-cell>
          <table:table-cell office:value-type="float" office:value="0.3712597489357" calcext:value-type="float">
            <text:p>0,3712597489357</text:p>
          </table:table-cell>
          <table:table-cell office:value-type="float" office:value="27.333013381168" calcext:value-type="float">
            <text:p>27,33301338116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958</text:p>
          </table:table-cell>
          <table:table-cell office:value-type="float" office:value="7.4147528409958" calcext:value-type="float">
            <text:p>7,4147528409958</text:p>
          </table:table-cell>
          <table:table-cell office:value-type="float" office:value="-0.58500874787569" calcext:value-type="float">
            <text:p>-0,58500874787569</text:p>
          </table:table-cell>
          <table:table-cell office:value-type="float" office:value="132.7429409999" calcext:value-type="float">
            <text:p>132,742940999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969</text:p>
          </table:table-cell>
          <table:table-cell office:value-type="float" office:value="9.5243036746979" calcext:value-type="float">
            <text:p>9,5243036746979</text:p>
          </table:table-cell>
          <table:table-cell office:value-type="float" office:value="1.7907556891441" calcext:value-type="float">
            <text:p>1,7907556891441</text:p>
          </table:table-cell>
          <table:table-cell office:value-type="float" office:value="10.007748083704" calcext:value-type="float">
            <text:p>10,00774808370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980</text:p>
          </table:table-cell>
          <table:table-cell office:value-type="float" office:value="-1.0856869071722" calcext:value-type="float">
            <text:p>-1,0856869071722</text:p>
          </table:table-cell>
          <table:table-cell office:value-type="float" office:value="0.22104907780886" calcext:value-type="float">
            <text:p>0,22104907780886</text:p>
          </table:table-cell>
          <table:table-cell office:value-type="float" office:value="-8.2026316671614" calcext:value-type="float">
            <text:p>-8,2026316671614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991</text:p>
          </table:table-cell>
          <table:table-cell office:value-type="float" office:value="2.179069519043" calcext:value-type="float">
            <text:p>2,179069519043</text:p>
          </table:table-cell>
          <table:table-cell office:value-type="float" office:value="-0.58502692729235" calcext:value-type="float">
            <text:p>-0,58502692729235</text:p>
          </table:table-cell>
          <table:table-cell office:value-type="float" office:value="104.02262590493" calcext:value-type="float">
            <text:p>104,02262590493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002</text:p>
          </table:table-cell>
          <table:table-cell office:value-type="float" office:value="2.1427276730537" calcext:value-type="float">
            <text:p>2,1427276730537</text:p>
          </table:table-cell>
          <table:table-cell office:value-type="float" office:value="5.1192402839661" calcext:value-type="float">
            <text:p>5,1192402839661</text:p>
          </table:table-cell>
          <table:table-cell office:value-type="float" office:value="-119.28266628533" calcext:value-type="float">
            <text:p>-119,28266628533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013</text:p>
          </table:table-cell>
          <table:table-cell office:value-type="float" office:value="-0.47203544527292" calcext:value-type="float">
            <text:p>-0,47203544527292</text:p>
          </table:table-cell>
          <table:table-cell office:value-type="float" office:value="1.3334742188454" calcext:value-type="float">
            <text:p>1,3334742188454</text:p>
          </table:table-cell>
          <table:table-cell office:value-type="float" office:value="-103.01151169333" calcext:value-type="float">
            <text:p>-103,01151169333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024</text:p>
          </table:table-cell>
          <table:table-cell office:value-type="float" office:value="5.4186254739761" calcext:value-type="float">
            <text:p>5,4186254739761</text:p>
          </table:table-cell>
          <table:table-cell office:value-type="float" office:value="0.95796264708042" calcext:value-type="float">
            <text:p>0,95796264708042</text:p>
          </table:table-cell>
          <table:table-cell office:value-type="float" office:value="-72.296992988343" calcext:value-type="float">
            <text:p>-72,296992988343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035</text:p>
          </table:table-cell>
          <table:table-cell office:value-type="float" office:value="3.7720292806625" calcext:value-type="float">
            <text:p>3,7720292806625</text:p>
          </table:table-cell>
          <table:table-cell office:value-type="float" office:value="0.82753151655197" calcext:value-type="float">
            <text:p>0,82753151655197</text:p>
          </table:table-cell>
          <table:table-cell office:value-type="float" office:value="65.111939314824" calcext:value-type="float">
            <text:p>65,1119393148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046</text:p>
          </table:table-cell>
          <table:table-cell office:value-type="float" office:value="8.5065948963165" calcext:value-type="float">
            <text:p>8,5065948963165</text:p>
          </table:table-cell>
          <table:table-cell office:value-type="float" office:value="-0.36885779350996" calcext:value-type="float">
            <text:p>-0,36885779350996</text:p>
          </table:table-cell>
          <table:table-cell office:value-type="float" office:value="25.858339990021" calcext:value-type="float">
            <text:p>25,858339990021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057</text:p>
          </table:table-cell>
          <table:table-cell office:value-type="float" office:value="-0.24208566173911" calcext:value-type="float">
            <text:p>-0,24208566173911</text:p>
          </table:table-cell>
          <table:table-cell office:value-type="float" office:value="1.0932610183954" calcext:value-type="float">
            <text:p>1,0932610183954</text:p>
          </table:table-cell>
          <table:table-cell office:value-type="float" office:value="-61.422873454489" calcext:value-type="float">
            <text:p>-61,422873454489</text:p>
          </table:table-cell>
          <table:table-cell office:value-type="float" office:value="10" calcext:value-type="float">
            <text:p>1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068</text:p>
          </table:table-cell>
          <table:table-cell office:value-type="float" office:value="1.506484746933" calcext:value-type="float">
            <text:p>1,506484746933</text:p>
          </table:table-cell>
          <table:table-cell office:value-type="float" office:value="2.5117960572243" calcext:value-type="float">
            <text:p>2,5117960572243</text:p>
          </table:table-cell>
          <table:table-cell office:value-type="float" office:value="54.632183093174" calcext:value-type="float">
            <text:p>54,632183093174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079</text:p>
          </table:table-cell>
          <table:table-cell office:value-type="float" office:value="1.779200732708" calcext:value-type="float">
            <text:p>1,779200732708</text:p>
          </table:table-cell>
          <table:table-cell office:value-type="float" office:value="1.797311604023" calcext:value-type="float">
            <text:p>1,797311604023</text:p>
          </table:table-cell>
          <table:table-cell office:value-type="float" office:value="-124.50547734643" calcext:value-type="float">
            <text:p>-124,50547734643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090</text:p>
          </table:table-cell>
          <table:table-cell office:value-type="float" office:value="4.758580327034" calcext:value-type="float">
            <text:p>4,758580327034</text:p>
          </table:table-cell>
          <table:table-cell office:value-type="float" office:value="2.1546845138073" calcext:value-type="float">
            <text:p>2,1546845138073</text:p>
          </table:table-cell>
          <table:table-cell office:value-type="float" office:value="120.42403676707" calcext:value-type="float">
            <text:p>120,4240367670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101</text:p>
          </table:table-cell>
          <table:table-cell office:value-type="float" office:value="5.3699958324432" calcext:value-type="float">
            <text:p>5,3699958324432</text:p>
          </table:table-cell>
          <table:table-cell office:value-type="float" office:value="3.1729081273079" calcext:value-type="float">
            <text:p>3,1729081273079</text:p>
          </table:table-cell>
          <table:table-cell office:value-type="float" office:value="124.35938750103" calcext:value-type="float">
            <text:p>124,35938750103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112</text:p>
          </table:table-cell>
          <table:table-cell office:value-type="float" office:value="7.2924852371216" calcext:value-type="float">
            <text:p>7,2924852371216</text:p>
          </table:table-cell>
          <table:table-cell office:value-type="float" office:value="3.5282784700394" calcext:value-type="float">
            <text:p>3,5282784700394</text:p>
          </table:table-cell>
          <table:table-cell office:value-type="float" office:value="135.43967836222" calcext:value-type="float">
            <text:p>135,43967836222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123</text:p>
          </table:table-cell>
          <table:table-cell office:value-type="float" office:value="7.431184053421" calcext:value-type="float">
            <text:p>7,431184053421</text:p>
          </table:table-cell>
          <table:table-cell office:value-type="float" office:value="6.2238299846649" calcext:value-type="float">
            <text:p>6,2238299846649</text:p>
          </table:table-cell>
          <table:table-cell office:value-type="float" office:value="33.900241563275" calcext:value-type="float">
            <text:p>33,90024156327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134</text:p>
          </table:table-cell>
          <table:table-cell office:value-type="float" office:value="0.38343001157045" calcext:value-type="float">
            <text:p>0,38343001157045</text:p>
          </table:table-cell>
          <table:table-cell office:value-type="float" office:value="3.9898917078972" calcext:value-type="float">
            <text:p>3,9898917078972</text:p>
          </table:table-cell>
          <table:table-cell office:value-type="float" office:value="-161.51938772505" calcext:value-type="float">
            <text:p>-161,51938772505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145</text:p>
          </table:table-cell>
          <table:table-cell office:value-type="float" office:value="0.60853589326143" calcext:value-type="float">
            <text:p>0,60853589326143</text:p>
          </table:table-cell>
          <table:table-cell office:value-type="float" office:value="6.0718286037445" calcext:value-type="float">
            <text:p>6,0718286037445</text:p>
          </table:table-cell>
          <table:table-cell office:value-type="float" office:value="14.103524813986" calcext:value-type="float">
            <text:p>14,103524813986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156</text:p>
          </table:table-cell>
          <table:table-cell office:value-type="float" office:value="1.640342772007" calcext:value-type="float">
            <text:p>1,640342772007</text:p>
          </table:table-cell>
          <table:table-cell office:value-type="float" office:value="3.5004848241806" calcext:value-type="float">
            <text:p>3,5004848241806</text:p>
          </table:table-cell>
          <table:table-cell office:value-type="float" office:value="27.192340914611" calcext:value-type="float">
            <text:p>27,192340914611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167</text:p>
          </table:table-cell>
          <table:table-cell office:value-type="float" office:value="4.2737883329391" calcext:value-type="float">
            <text:p>4,2737883329391</text:p>
          </table:table-cell>
          <table:table-cell office:value-type="float" office:value="4.8987954854965" calcext:value-type="float">
            <text:p>4,8987954854965</text:p>
          </table:table-cell>
          <table:table-cell office:value-type="float" office:value="80.331995988348" calcext:value-type="float">
            <text:p>80,331995988348</text:p>
          </table:table-cell>
          <table:table-cell office:value-type="float" office:value="10" calcext:value-type="float">
            <text:p>1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178</text:p>
          </table:table-cell>
          <table:table-cell office:value-type="float" office:value="4.6012291312218" calcext:value-type="float">
            <text:p>4,6012291312218</text:p>
          </table:table-cell>
          <table:table-cell office:value-type="float" office:value="4.8652616143227" calcext:value-type="float">
            <text:p>4,8652616143227</text:p>
          </table:table-cell>
          <table:table-cell office:value-type="float" office:value="-8.8761967078895" calcext:value-type="float">
            <text:p>-8,8761967078895</text:p>
          </table:table-cell>
          <table:table-cell office:value-type="float" office:value="10" calcext:value-type="float">
            <text:p>1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189</text:p>
          </table:table-cell>
          <table:table-cell office:value-type="float" office:value="6.8588101863861" calcext:value-type="float">
            <text:p>6,8588101863861</text:p>
          </table:table-cell>
          <table:table-cell office:value-type="float" office:value="5.9552675485611" calcext:value-type="float">
            <text:p>5,9552675485611</text:p>
          </table:table-cell>
          <table:table-cell office:value-type="float" office:value="-30.454675862744" calcext:value-type="float">
            <text:p>-30,45467586274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200</text:p>
          </table:table-cell>
          <table:table-cell office:value-type="float" office:value="8.7550342082977" calcext:value-type="float">
            <text:p>8,7550342082977</text:p>
          </table:table-cell>
          <table:table-cell office:value-type="float" office:value="9.4810265302658" calcext:value-type="float">
            <text:p>9,4810265302658</text:p>
          </table:table-cell>
          <table:table-cell office:value-type="float" office:value="-26.097550323814" calcext:value-type="float">
            <text:p>-26,0975503238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211</text:p>
          </table:table-cell>
          <table:table-cell office:value-type="float" office:value="0.34560907632113" calcext:value-type="float">
            <text:p>0,34560907632113</text:p>
          </table:table-cell>
          <table:table-cell office:value-type="float" office:value="5.3996235132217" calcext:value-type="float">
            <text:p>5,3996235132217</text:p>
          </table:table-cell>
          <table:table-cell office:value-type="float" office:value="126.32903779388" calcext:value-type="float">
            <text:p>126,32903779388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222</text:p>
          </table:table-cell>
          <table:table-cell office:value-type="float" office:value="0.54172325879335" calcext:value-type="float">
            <text:p>0,54172325879335</text:p>
          </table:table-cell>
          <table:table-cell office:value-type="float" office:value="7.4215888977051" calcext:value-type="float">
            <text:p>7,4215888977051</text:p>
          </table:table-cell>
          <table:table-cell office:value-type="float" office:value="95.237868606665" calcext:value-type="float">
            <text:p>95,23786860666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233</text:p>
          </table:table-cell>
          <table:table-cell office:value-type="float" office:value="2.1213468909264" calcext:value-type="float">
            <text:p>2,1213468909264</text:p>
          </table:table-cell>
          <table:table-cell office:value-type="float" office:value="7.7865707874298" calcext:value-type="float">
            <text:p>7,7865707874298</text:p>
          </table:table-cell>
          <table:table-cell office:value-type="float" office:value="-59.451952102078" calcext:value-type="float">
            <text:p>-59,451952102078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244</text:p>
          </table:table-cell>
          <table:table-cell office:value-type="float" office:value="3.0756589770317" calcext:value-type="float">
            <text:p>3,0756589770317</text:p>
          </table:table-cell>
          <table:table-cell office:value-type="float" office:value="5.2454650402069" calcext:value-type="float">
            <text:p>5,2454650402069</text:p>
          </table:table-cell>
          <table:table-cell office:value-type="float" office:value="-54.484743601198" calcext:value-type="float">
            <text:p>-54,484743601198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255</text:p>
          </table:table-cell>
          <table:table-cell office:value-type="float" office:value="5.1630735397339" calcext:value-type="float">
            <text:p>5,1630735397339</text:p>
          </table:table-cell>
          <table:table-cell office:value-type="float" office:value="8.0366533994675" calcext:value-type="float">
            <text:p>8,0366533994675</text:p>
          </table:table-cell>
          <table:table-cell office:value-type="float" office:value="-83.602234056801" calcext:value-type="float">
            <text:p>-83,60223405680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266</text:p>
          </table:table-cell>
          <table:table-cell office:value-type="float" office:value="5.1101267337799" calcext:value-type="float">
            <text:p>5,1101267337799</text:p>
          </table:table-cell>
          <table:table-cell office:value-type="float" office:value="5.3794103860855" calcext:value-type="float">
            <text:p>5,3794103860855</text:p>
          </table:table-cell>
          <table:table-cell office:value-type="float" office:value="-156.95519052493" calcext:value-type="float">
            <text:p>-156,95519052493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277</text:p>
          </table:table-cell>
          <table:table-cell office:value-type="float" office:value="7.265037894249" calcext:value-type="float">
            <text:p>7,265037894249</text:p>
          </table:table-cell>
          <table:table-cell office:value-type="float" office:value="4.3359485268593" calcext:value-type="float">
            <text:p>4,3359485268593</text:p>
          </table:table-cell>
          <table:table-cell office:value-type="float" office:value="135.83083669091" calcext:value-type="float">
            <text:p>135,83083669091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288</text:p>
          </table:table-cell>
          <table:table-cell office:value-type="float" office:value="-1.5701977908611" calcext:value-type="float">
            <text:p>-1,5701977908611</text:p>
          </table:table-cell>
          <table:table-cell office:value-type="float" office:value="5.0362265110016" calcext:value-type="float">
            <text:p>5,0362265110016</text:p>
          </table:table-cell>
          <table:table-cell office:value-type="float" office:value="89.001421715803" calcext:value-type="float">
            <text:p>89,001421715803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299</text:p>
          </table:table-cell>
          <table:table-cell office:value-type="float" office:value="1.4472889900208" calcext:value-type="float">
            <text:p>1,4472889900208</text:p>
          </table:table-cell>
          <table:table-cell office:value-type="float" office:value="5.8443677425385" calcext:value-type="float">
            <text:p>5,8443677425385</text:p>
          </table:table-cell>
          <table:table-cell office:value-type="float" office:value="7.0182975784988" calcext:value-type="float">
            <text:p>7,0182975784988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310</text:p>
          </table:table-cell>
          <table:table-cell office:value-type="float" office:value="3.5132756829262" calcext:value-type="float">
            <text:p>3,5132756829262</text:p>
          </table:table-cell>
          <table:table-cell office:value-type="float" office:value="5.9966790676117" calcext:value-type="float">
            <text:p>5,9966790676117</text:p>
          </table:table-cell>
          <table:table-cell office:value-type="float" office:value="105.25594319508" calcext:value-type="float">
            <text:p>105,25594319508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321</text:p>
          </table:table-cell>
          <table:table-cell office:value-type="float" office:value="2.7006754279137" calcext:value-type="float">
            <text:p>2,7006754279137</text:p>
          </table:table-cell>
          <table:table-cell office:value-type="float" office:value="11.076049804688" calcext:value-type="float">
            <text:p>11,076049804688</text:p>
          </table:table-cell>
          <table:table-cell office:value-type="float" office:value="-83.538277893309" calcext:value-type="float">
            <text:p>-83,538277893309</text:p>
          </table:table-cell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332</text:p>
          </table:table-cell>
          <table:table-cell office:value-type="float" office:value="1.0060811042786" calcext:value-type="float">
            <text:p>1,0060811042786</text:p>
          </table:table-cell>
          <table:table-cell office:value-type="float" office:value="8.7410652637482" calcext:value-type="float">
            <text:p>8,7410652637482</text:p>
          </table:table-cell>
          <table:table-cell office:value-type="float" office:value="-96.461044754952" calcext:value-type="float">
            <text:p>-96,46104475495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343</text:p>
          </table:table-cell>
          <table:table-cell office:value-type="float" office:value="6.5711891651154" calcext:value-type="float">
            <text:p>6,5711891651154</text:p>
          </table:table-cell>
          <table:table-cell office:value-type="float" office:value="9.8023855686188" calcext:value-type="float">
            <text:p>9,8023855686188</text:p>
          </table:table-cell>
          <table:table-cell office:value-type="float" office:value="-140.8444149479" calcext:value-type="float">
            <text:p>-140,84441494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354</text:p>
          </table:table-cell>
          <table:table-cell office:value-type="float" office:value="9.1655987501144" calcext:value-type="float">
            <text:p>9,1655987501144</text:p>
          </table:table-cell>
          <table:table-cell office:value-type="float" office:value="8.9265632629395" calcext:value-type="float">
            <text:p>8,9265632629395</text:p>
          </table:table-cell>
          <table:table-cell office:value-type="float" office:value="-74.544390295721" calcext:value-type="float">
            <text:p>-74,544390295721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365</text:p>
          </table:table-cell>
          <table:table-cell office:value-type="float" office:value="-1.5776637196541" calcext:value-type="float">
            <text:p>-1,5776637196541</text:p>
          </table:table-cell>
          <table:table-cell office:value-type="float" office:value="8.4741622209549" calcext:value-type="float">
            <text:p>8,4741622209549</text:p>
          </table:table-cell>
          <table:table-cell office:value-type="float" office:value="47.489115387011" calcext:value-type="float">
            <text:p>47,489115387011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376</text:p>
          </table:table-cell>
          <table:table-cell office:value-type="float" office:value="-0.57822845876217" calcext:value-type="float">
            <text:p>-0,57822845876217</text:p>
          </table:table-cell>
          <table:table-cell office:value-type="float" office:value="6.2580418586731" calcext:value-type="float">
            <text:p>6,2580418586731</text:p>
          </table:table-cell>
          <table:table-cell office:value-type="float" office:value="34.860103373315" calcext:value-type="float">
            <text:p>34,860103373315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387</text:p>
          </table:table-cell>
          <table:table-cell office:value-type="float" office:value="2.2982640564442" calcext:value-type="float">
            <text:p>2,2982640564442</text:p>
          </table:table-cell>
          <table:table-cell office:value-type="float" office:value="6.9146978855133" calcext:value-type="float">
            <text:p>6,9146978855133</text:p>
          </table:table-cell>
          <table:table-cell office:value-type="float" office:value="73.295259931285" calcext:value-type="float">
            <text:p>73,29525993128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398</text:p>
          </table:table-cell>
          <table:table-cell office:value-type="float" office:value="1.5539905428886" calcext:value-type="float">
            <text:p>1,5539905428886</text:p>
          </table:table-cell>
          <table:table-cell office:value-type="float" office:value="8.8688117265701" calcext:value-type="float">
            <text:p>8,8688117265701</text:p>
          </table:table-cell>
          <table:table-cell office:value-type="float" office:value="68.993693704058" calcext:value-type="float">
            <text:p>68,993693704058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409</text:p>
          </table:table-cell>
          <table:table-cell office:value-type="float" office:value="4.8205751180649" calcext:value-type="float">
            <text:p>4,8205751180649</text:p>
          </table:table-cell>
          <table:table-cell office:value-type="float" office:value="9.5000392198563" calcext:value-type="float">
            <text:p>9,5000392198563</text:p>
          </table:table-cell>
          <table:table-cell office:value-type="float" office:value="16.403068023123" calcext:value-type="float">
            <text:p>16,4030680231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420</text:p>
          </table:table-cell>
          <table:table-cell office:value-type="float" office:value="6.1098247766495" calcext:value-type="float">
            <text:p>6,1098247766495</text:p>
          </table:table-cell>
          <table:table-cell office:value-type="float" office:value="7.8232198953629" calcext:value-type="float">
            <text:p>7,8232198953629</text:p>
          </table:table-cell>
          <table:table-cell office:value-type="float" office:value="48.76704276747" calcext:value-type="float">
            <text:p>48,76704276747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431</text:p>
          </table:table-cell>
          <table:table-cell office:value-type="float" office:value="8.2956743240356" calcext:value-type="float">
            <text:p>8,2956743240356</text:p>
          </table:table-cell>
          <table:table-cell office:value-type="float" office:value="7.6796746253967" calcext:value-type="float">
            <text:p>7,6796746253967</text:p>
          </table:table-cell>
          <table:table-cell office:value-type="float" office:value="169.13591828316" calcext:value-type="float">
            <text:p>169,13591828316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442</text:p>
          </table:table-cell>
          <table:table-cell office:value-type="float" office:value="-0.92179343104362" calcext:value-type="float">
            <text:p>-0,92179343104362</text:p>
          </table:table-cell>
          <table:table-cell office:value-type="float" office:value="7.1018254756927" calcext:value-type="float">
            <text:p>7,1018254756927</text:p>
          </table:table-cell>
          <table:table-cell office:value-type="float" office:value="-107.16397443395" calcext:value-type="float">
            <text:p>-107,1639744339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453</text:p>
          </table:table-cell>
          <table:table-cell office:value-type="float" office:value="2.1293227374554" calcext:value-type="float">
            <text:p>2,1293227374554</text:p>
          </table:table-cell>
          <table:table-cell office:value-type="float" office:value="10.651832818985" calcext:value-type="float">
            <text:p>10,651832818985</text:p>
          </table:table-cell>
          <table:table-cell office:value-type="float" office:value="50.248486600864" calcext:value-type="float">
            <text:p>50,248486600864</text:p>
          </table:table-cell>
          <table:table-cell office:value-type="float" office:value="11" calcext:value-type="float">
            <text:p>1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5</text:p>
          </table:table-cell>
          <table:table-cell office:value-type="float" office:value="-0.29109040275216" calcext:value-type="float">
            <text:p>-0,29109040275216</text:p>
          </table:table-cell>
          <table:table-cell office:value-type="float" office:value="0.29842477291822" calcext:value-type="float">
            <text:p>0,29842477291822</text:p>
          </table:table-cell>
          <table:table-cell office:value-type="float" office:value="42.314563587213" calcext:value-type="float">
            <text:p>42,314563587213</text:p>
          </table:table-cell>
          <table:table-cell office:value-type="float" office:value="10" calcext:value-type="float">
            <text:p>1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914</text:p>
          </table:table-cell>
          <table:table-cell office:value-type="float" office:value="0.21524677053094" calcext:value-type="float">
            <text:p>0,21524677053094</text:p>
          </table:table-cell>
          <table:table-cell office:value-type="float" office:value="0.84384307265282" calcext:value-type="float">
            <text:p>0,84384307265282</text:p>
          </table:table-cell>
          <table:table-cell office:value-type="float" office:value="-119.11030787571" calcext:value-type="float">
            <text:p>-119,11030787571</text:p>
          </table:table-cell>
          <table:table-cell office:value-type="float" office:value="10" calcext:value-type="float">
            <text:p>1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925</text:p>
          </table:table-cell>
          <table:table-cell office:value-type="float" office:value="-0.062467977404594" calcext:value-type="float">
            <text:p>-0,062467977404594</text:p>
          </table:table-cell>
          <table:table-cell office:value-type="float" office:value="-0.23574307560921" calcext:value-type="float">
            <text:p>-0,23574307560921</text:p>
          </table:table-cell>
          <table:table-cell office:value-type="float" office:value="6.3309247136875" calcext:value-type="float">
            <text:p>6,3309247136875</text:p>
          </table:table-cell>
          <table:table-cell office:value-type="float" office:value="10" calcext:value-type="float">
            <text:p>1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936</text:p>
          </table:table-cell>
          <table:table-cell office:value-type="float" office:value="0.77544040977955" calcext:value-type="float">
            <text:p>0,77544040977955</text:p>
          </table:table-cell>
          <table:table-cell office:value-type="float" office:value="0.04226156976074" calcext:value-type="float">
            <text:p>0,04226156976074</text:p>
          </table:table-cell>
          <table:table-cell office:value-type="float" office:value="-42.455671699184" calcext:value-type="float">
            <text:p>-42,455671699184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947</text:p>
          </table:table-cell>
          <table:table-cell office:value-type="float" office:value="6.3253515958786" calcext:value-type="float">
            <text:p>6,3253515958786</text:p>
          </table:table-cell>
          <table:table-cell office:value-type="float" office:value="0.11006696149707" calcext:value-type="float">
            <text:p>0,11006696149707</text:p>
          </table:table-cell>
          <table:table-cell office:value-type="float" office:value="66.550573725609" calcext:value-type="float">
            <text:p>66,55057372560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958</text:p>
          </table:table-cell>
          <table:table-cell office:value-type="float" office:value="7.8044885396957" calcext:value-type="float">
            <text:p>7,8044885396957</text:p>
          </table:table-cell>
          <table:table-cell office:value-type="float" office:value="-0.58500707149506" calcext:value-type="float">
            <text:p>-0,58500707149506</text:p>
          </table:table-cell>
          <table:table-cell office:value-type="float" office:value="131.96143071363" calcext:value-type="float">
            <text:p>131,9614307136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969</text:p>
          </table:table-cell>
          <table:table-cell office:value-type="float" office:value="9.3152558803558" calcext:value-type="float">
            <text:p>9,3152558803558</text:p>
          </table:table-cell>
          <table:table-cell office:value-type="float" office:value="1.5753445029259" calcext:value-type="float">
            <text:p>1,5753445029259</text:p>
          </table:table-cell>
          <table:table-cell office:value-type="float" office:value="54.436935361024" calcext:value-type="float">
            <text:p>54,43693536102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980</text:p>
          </table:table-cell>
          <table:table-cell office:value-type="float" office:value="-1.1866800487041" calcext:value-type="float">
            <text:p>-1,1866800487041</text:p>
          </table:table-cell>
          <table:table-cell office:value-type="float" office:value="0.46796169131994" calcext:value-type="float">
            <text:p>0,46796169131994</text:p>
          </table:table-cell>
          <table:table-cell office:value-type="float" office:value="-73.222809536442" calcext:value-type="float">
            <text:p>-73,222809536442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991</text:p>
          </table:table-cell>
          <table:table-cell office:value-type="float" office:value="2.4040600657463" calcext:value-type="float">
            <text:p>2,4040600657463</text:p>
          </table:table-cell>
          <table:table-cell office:value-type="float" office:value="-0.57933963835239" calcext:value-type="float">
            <text:p>-0,57933963835239</text:p>
          </table:table-cell>
          <table:table-cell office:value-type="float" office:value="125.95978815844" calcext:value-type="float">
            <text:p>125,95978815844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002</text:p>
          </table:table-cell>
          <table:table-cell office:value-type="float" office:value="2.2373501956463" calcext:value-type="float">
            <text:p>2,2373501956463</text:p>
          </table:table-cell>
          <table:table-cell office:value-type="float" office:value="5.3842800855637" calcext:value-type="float">
            <text:p>5,3842800855637</text:p>
          </table:table-cell>
          <table:table-cell office:value-type="float" office:value="-107.12705903752" calcext:value-type="float">
            <text:p>-107,12705903752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013</text:p>
          </table:table-cell>
          <table:table-cell office:value-type="float" office:value="-0.55817384272814" calcext:value-type="float">
            <text:p>-0,55817384272814</text:p>
          </table:table-cell>
          <table:table-cell office:value-type="float" office:value="1.5262898802757" calcext:value-type="float">
            <text:p>1,5262898802757</text:p>
          </table:table-cell>
          <table:table-cell office:value-type="float" office:value="-53.295674217734" calcext:value-type="float">
            <text:p>-53,295674217734</text:p>
          </table:table-cell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024</text:p>
          </table:table-cell>
          <table:table-cell office:value-type="float" office:value="5.3029465675354" calcext:value-type="float">
            <text:p>5,3029465675354</text:p>
          </table:table-cell>
          <table:table-cell office:value-type="float" office:value="1.1092302948236" calcext:value-type="float">
            <text:p>1,1092302948236</text:p>
          </table:table-cell>
          <table:table-cell office:value-type="float" office:value="-52.182331965987" calcext:value-type="float">
            <text:p>-52,18233196598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035</text:p>
          </table:table-cell>
          <table:table-cell office:value-type="float" office:value="3.5137042403221" calcext:value-type="float">
            <text:p>3,5137042403221</text:p>
          </table:table-cell>
          <table:table-cell office:value-type="float" office:value="0.61368655413389" calcext:value-type="float">
            <text:p>0,61368655413389</text:p>
          </table:table-cell>
          <table:table-cell office:value-type="float" office:value="36.108475202208" calcext:value-type="float">
            <text:p>36,1084752022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046</text:p>
          </table:table-cell>
          <table:table-cell office:value-type="float" office:value="8.2429897785187" calcext:value-type="float">
            <text:p>8,2429897785187</text:p>
          </table:table-cell>
          <table:table-cell office:value-type="float" office:value="-0.47192297875881" calcext:value-type="float">
            <text:p>-0,47192297875881</text:p>
          </table:table-cell>
          <table:table-cell office:value-type="float" office:value="22.643902119558" calcext:value-type="float">
            <text:p>22,643902119558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057</text:p>
          </table:table-cell>
          <table:table-cell office:value-type="float" office:value="-0.11277614161372" calcext:value-type="float">
            <text:p>-0,11277614161372</text:p>
          </table:table-cell>
          <table:table-cell office:value-type="float" office:value="1.2503284215927" calcext:value-type="float">
            <text:p>1,2503284215927</text:p>
          </table:table-cell>
          <table:table-cell office:value-type="float" office:value="-136.71922531857" calcext:value-type="float">
            <text:p>-136,71922531857</text:p>
          </table:table-cell>
          <table:table-cell office:value-type="float" office:value="10" calcext:value-type="float">
            <text:p>1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068</text:p>
          </table:table-cell>
          <table:table-cell office:value-type="float" office:value="1.2774273753166" calcext:value-type="float">
            <text:p>1,2774273753166</text:p>
          </table:table-cell>
          <table:table-cell office:value-type="float" office:value="2.3352500796318" calcext:value-type="float">
            <text:p>2,3352500796318</text:p>
          </table:table-cell>
          <table:table-cell office:value-type="float" office:value="33.753000247251" calcext:value-type="float">
            <text:p>33,753000247251</text:p>
          </table:table-cell>
          <table:table-cell office:value-type="float" office:value="10" calcext:value-type="float">
            <text:p>1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079</text:p>
          </table:table-cell>
          <table:table-cell office:value-type="float" office:value="1.8035458028316" calcext:value-type="float">
            <text:p>1,8035458028316</text:p>
          </table:table-cell>
          <table:table-cell office:value-type="float" office:value="2.0034094154835" calcext:value-type="float">
            <text:p>2,0034094154835</text:p>
          </table:table-cell>
          <table:table-cell office:value-type="float" office:value="-96.949808157174" calcext:value-type="float">
            <text:p>-96,94980815717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090</text:p>
          </table:table-cell>
          <table:table-cell office:value-type="float" office:value="4.9165025353432" calcext:value-type="float">
            <text:p>4,9165025353432</text:p>
          </table:table-cell>
          <table:table-cell office:value-type="float" office:value="1.808093637228" calcext:value-type="float">
            <text:p>1,808093637228</text:p>
          </table:table-cell>
          <table:table-cell office:value-type="float" office:value="112.69050722669" calcext:value-type="float">
            <text:p>112,6905072266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101</text:p>
          </table:table-cell>
          <table:table-cell office:value-type="float" office:value="5.4539692401886" calcext:value-type="float">
            <text:p>5,4539692401886</text:p>
          </table:table-cell>
          <table:table-cell office:value-type="float" office:value="2.8684815764427" calcext:value-type="float">
            <text:p>2,8684815764427</text:p>
          </table:table-cell>
          <table:table-cell office:value-type="float" office:value="100.75086393174" calcext:value-type="float">
            <text:p>100,75086393174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112</text:p>
          </table:table-cell>
          <table:table-cell office:value-type="float" office:value="7.5751119852066" calcext:value-type="float">
            <text:p>7,5751119852066</text:p>
          </table:table-cell>
          <table:table-cell office:value-type="float" office:value="3.2487207651138" calcext:value-type="float">
            <text:p>3,2487207651138</text:p>
          </table:table-cell>
          <table:table-cell office:value-type="float" office:value="135.40909092897" calcext:value-type="float">
            <text:p>135,40909092897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123</text:p>
          </table:table-cell>
          <table:table-cell office:value-type="float" office:value="7.3793482780457" calcext:value-type="float">
            <text:p>7,3793482780457</text:p>
          </table:table-cell>
          <table:table-cell office:value-type="float" office:value="6.0164326429367" calcext:value-type="float">
            <text:p>6,0164326429367</text:p>
          </table:table-cell>
          <table:table-cell office:value-type="float" office:value="96.515331298682" calcext:value-type="float">
            <text:p>96,515331298682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134</text:p>
          </table:table-cell>
          <table:table-cell office:value-type="float" office:value="0.40698312222958" calcext:value-type="float">
            <text:p>0,40698312222958</text:p>
          </table:table-cell>
          <table:table-cell office:value-type="float" office:value="4.2317086458206" calcext:value-type="float">
            <text:p>4,2317086458206</text:p>
          </table:table-cell>
          <table:table-cell office:value-type="float" office:value="-85.734279292404" calcext:value-type="float">
            <text:p>-85,734279292404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145</text:p>
          </table:table-cell>
          <table:table-cell office:value-type="float" office:value="0.50468601286411" calcext:value-type="float">
            <text:p>0,50468601286411</text:p>
          </table:table-cell>
          <table:table-cell office:value-type="float" office:value="5.828047990799" calcext:value-type="float">
            <text:p>5,828047990799</text:p>
          </table:table-cell>
          <table:table-cell office:value-type="float" office:value="76.718100316965" calcext:value-type="float">
            <text:p>76,718100316965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156</text:p>
          </table:table-cell>
          <table:table-cell office:value-type="float" office:value="1.2866328656673" calcext:value-type="float">
            <text:p>1,2866328656673</text:p>
          </table:table-cell>
          <table:table-cell office:value-type="float" office:value="3.319585621357" calcext:value-type="float">
            <text:p>3,319585621357</text:p>
          </table:table-cell>
          <table:table-cell office:value-type="float" office:value="27.216354373154" calcext:value-type="float">
            <text:p>27,216354373154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167</text:p>
          </table:table-cell>
          <table:table-cell office:value-type="float" office:value="4.2071515321732" calcext:value-type="float">
            <text:p>4,2071515321732</text:p>
          </table:table-cell>
          <table:table-cell office:value-type="float" office:value="4.7210067510605" calcext:value-type="float">
            <text:p>4,7210067510605</text:p>
          </table:table-cell>
          <table:table-cell office:value-type="float" office:value="92.939963765964" calcext:value-type="float">
            <text:p>92,939963765964</text:p>
          </table:table-cell>
          <table:table-cell office:value-type="float" office:value="10" calcext:value-type="float">
            <text:p>10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178</text:p>
          </table:table-cell>
          <table:table-cell office:value-type="float" office:value="4.6043974161148" calcext:value-type="float">
            <text:p>4,6043974161148</text:p>
          </table:table-cell>
          <table:table-cell office:value-type="float" office:value="5.0868308544159" calcext:value-type="float">
            <text:p>5,0868308544159</text:p>
          </table:table-cell>
          <table:table-cell office:value-type="float" office:value="-99.653331337461" calcext:value-type="float">
            <text:p>-99,653331337461</text:p>
          </table:table-cell>
          <table:table-cell office:value-type="float" office:value="10" calcext:value-type="float">
            <text:p>1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189</text:p>
          </table:table-cell>
          <table:table-cell office:value-type="float" office:value="6.6471046209335" calcext:value-type="float">
            <text:p>6,6471046209335</text:p>
          </table:table-cell>
          <table:table-cell office:value-type="float" office:value="5.9002840518951" calcext:value-type="float">
            <text:p>5,9002840518951</text:p>
          </table:table-cell>
          <table:table-cell office:value-type="float" office:value="34.796492309327" calcext:value-type="float">
            <text:p>34,796492309327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200</text:p>
          </table:table-cell>
          <table:table-cell office:value-type="float" office:value="8.3969849348068" calcext:value-type="float">
            <text:p>8,3969849348068</text:p>
          </table:table-cell>
          <table:table-cell office:value-type="float" office:value="9.6549397706985" calcext:value-type="float">
            <text:p>9,6549397706985</text:p>
          </table:table-cell>
          <table:table-cell office:value-type="float" office:value="-26.10399787593" calcext:value-type="float">
            <text:p>-26,1039978759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211</text:p>
          </table:table-cell>
          <table:table-cell office:value-type="float" office:value="0.50989210605621" calcext:value-type="float">
            <text:p>0,50989210605621</text:p>
          </table:table-cell>
          <table:table-cell office:value-type="float" office:value="5.1986163854599" calcext:value-type="float">
            <text:p>5,1986163854599</text:p>
          </table:table-cell>
          <table:table-cell office:value-type="float" office:value="129.92049174704" calcext:value-type="float">
            <text:p>129,92049174704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222</text:p>
          </table:table-cell>
          <table:table-cell office:value-type="float" office:value="0.57741541415453" calcext:value-type="float">
            <text:p>0,57741541415453</text:p>
          </table:table-cell>
          <table:table-cell office:value-type="float" office:value="7.0253187417984" calcext:value-type="float">
            <text:p>7,0253187417984</text:p>
          </table:table-cell>
          <table:table-cell office:value-type="float" office:value="95.267444659191" calcext:value-type="float">
            <text:p>95,267444659191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233</text:p>
          </table:table-cell>
          <table:table-cell office:value-type="float" office:value="1.808792501688" calcext:value-type="float">
            <text:p>1,808792501688</text:p>
          </table:table-cell>
          <table:table-cell office:value-type="float" office:value="7.8200113773346" calcext:value-type="float">
            <text:p>7,8200113773346</text:p>
          </table:table-cell>
          <table:table-cell office:value-type="float" office:value="-11.276140809059" calcext:value-type="float">
            <text:p>-11,276140809059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244</text:p>
          </table:table-cell>
          <table:table-cell office:value-type="float" office:value="2.8290939331055" calcext:value-type="float">
            <text:p>2,8290939331055</text:p>
          </table:table-cell>
          <table:table-cell office:value-type="float" office:value="5.347706079483" calcext:value-type="float">
            <text:p>5,347706079483</text:p>
          </table:table-cell>
          <table:table-cell office:value-type="float" office:value="-10.313847072565" calcext:value-type="float">
            <text:p>-10,313847072565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255</text:p>
          </table:table-cell>
          <table:table-cell office:value-type="float" office:value="5.1143455505371" calcext:value-type="float">
            <text:p>5,1143455505371</text:p>
          </table:table-cell>
          <table:table-cell office:value-type="float" office:value="8.1976163387299" calcext:value-type="float">
            <text:p>8,1976163387299</text:p>
          </table:table-cell>
          <table:table-cell office:value-type="float" office:value="-75.092333137609" calcext:value-type="float">
            <text:p>-75,092333137609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266</text:p>
          </table:table-cell>
          <table:table-cell office:value-type="float" office:value="5.2252489328384" calcext:value-type="float">
            <text:p>5,2252489328384</text:p>
          </table:table-cell>
          <table:table-cell office:value-type="float" office:value="5.1898437738419" calcext:value-type="float">
            <text:p>5,1898437738419</text:p>
          </table:table-cell>
          <table:table-cell office:value-type="float" office:value="112.50097584573" calcext:value-type="float">
            <text:p>112,50097584573</text:p>
          </table:table-cell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277</text:p>
          </table:table-cell>
          <table:table-cell office:value-type="float" office:value="7.5499141216278" calcext:value-type="float">
            <text:p>7,5499141216278</text:p>
          </table:table-cell>
          <table:table-cell office:value-type="float" office:value="4.0587982535362" calcext:value-type="float">
            <text:p>4,0587982535362</text:p>
          </table:table-cell>
          <table:table-cell office:value-type="float" office:value="135.76535662268" calcext:value-type="float">
            <text:p>135,76535662268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288</text:p>
          </table:table-cell>
          <table:table-cell office:value-type="float" office:value="-1.4608165621758" calcext:value-type="float">
            <text:p>-1,4608165621758</text:p>
          </table:table-cell>
          <table:table-cell office:value-type="float" office:value="4.7562566399574" calcext:value-type="float">
            <text:p>4,7562566399574</text:p>
          </table:table-cell>
          <table:table-cell office:value-type="float" office:value="113.65238496452" calcext:value-type="float">
            <text:p>113,65238496452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299</text:p>
          </table:table-cell>
          <table:table-cell office:value-type="float" office:value="1.2949141860008" calcext:value-type="float">
            <text:p>1,2949141860008</text:p>
          </table:table-cell>
          <table:table-cell office:value-type="float" office:value="5.7027876377106" calcext:value-type="float">
            <text:p>5,7027876377106</text:p>
          </table:table-cell>
          <table:table-cell office:value-type="float" office:value="45.188316494037" calcext:value-type="float">
            <text:p>45,188316494037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310</text:p>
          </table:table-cell>
          <table:table-cell office:value-type="float" office:value="3.5198268294334" calcext:value-type="float">
            <text:p>3,5198268294334</text:p>
          </table:table-cell>
          <table:table-cell office:value-type="float" office:value="5.6779170036316" calcext:value-type="float">
            <text:p>5,6779170036316</text:p>
          </table:table-cell>
          <table:table-cell office:value-type="float" office:value="87.615946295914" calcext:value-type="float">
            <text:p>87,615946295914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321</text:p>
          </table:table-cell>
          <table:table-cell office:value-type="float" office:value="2.4473328888416" calcext:value-type="float">
            <text:p>2,4473328888416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6.830779564608" calcext:value-type="float">
            <text:p>-16,830779564608</text:p>
          </table:table-cell>
          <table:table-cell office:value-type="float" office:value="11" calcext:value-type="float">
            <text:p>1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332</text:p>
          </table:table-cell>
          <table:table-cell office:value-type="float" office:value="0.79125925898552" calcext:value-type="float">
            <text:p>0,79125925898552</text:p>
          </table:table-cell>
          <table:table-cell office:value-type="float" office:value="8.7967270612717" calcext:value-type="float">
            <text:p>8,7967270612717</text:p>
          </table:table-cell>
          <table:table-cell office:value-type="float" office:value="-5.6746586397955" calcext:value-type="float">
            <text:p>-5,674658639795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343</text:p>
          </table:table-cell>
          <table:table-cell office:value-type="float" office:value="6.7534232139587" calcext:value-type="float">
            <text:p>6,7534232139587</text:p>
          </table:table-cell>
          <table:table-cell office:value-type="float" office:value="9.9754124879837" calcext:value-type="float">
            <text:p>9,9754124879837</text:p>
          </table:table-cell>
          <table:table-cell office:value-type="float" office:value="-135.80801228809" calcext:value-type="float">
            <text:p>-135,808012288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354</text:p>
          </table:table-cell>
          <table:table-cell office:value-type="float" office:value="9.0536957979202" calcext:value-type="float">
            <text:p>9,0536957979202</text:p>
          </table:table-cell>
          <table:table-cell office:value-type="float" office:value="9.2019069194794" calcext:value-type="float">
            <text:p>9,2019069194794</text:p>
          </table:table-cell>
          <table:table-cell office:value-type="float" office:value="-66.39624932769" calcext:value-type="float">
            <text:p>-66,39624932769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365</text:p>
          </table:table-cell>
          <table:table-cell office:value-type="float" office:value="-1.5843521058559" calcext:value-type="float">
            <text:p>-1,5843521058559</text:p>
          </table:table-cell>
          <table:table-cell office:value-type="float" office:value="8.201402425766" calcext:value-type="float">
            <text:p>8,201402425766</text:p>
          </table:table-cell>
          <table:table-cell office:value-type="float" office:value="63.237133299469" calcext:value-type="float">
            <text:p>63,237133299469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376</text:p>
          </table:table-cell>
          <table:table-cell office:value-type="float" office:value="-0.82175888121128" calcext:value-type="float">
            <text:p>-0,82175888121128</text:p>
          </table:table-cell>
          <table:table-cell office:value-type="float" office:value="6.2132269144058" calcext:value-type="float">
            <text:p>6,2132269144058</text:p>
          </table:table-cell>
          <table:table-cell office:value-type="float" office:value="6.7340837922066" calcext:value-type="float">
            <text:p>6,734083792206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387</text:p>
          </table:table-cell>
          <table:table-cell office:value-type="float" office:value="2.0039495825768" calcext:value-type="float">
            <text:p>2,0039495825768</text:p>
          </table:table-cell>
          <table:table-cell office:value-type="float" office:value="6.8057733774185" calcext:value-type="float">
            <text:p>6,8057733774185</text:p>
          </table:table-cell>
          <table:table-cell office:value-type="float" office:value="25.201935107541" calcext:value-type="float">
            <text:p>25,201935107541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398</text:p>
          </table:table-cell>
          <table:table-cell office:value-type="float" office:value="1.7479036748409" calcext:value-type="float">
            <text:p>1,7479036748409</text:p>
          </table:table-cell>
          <table:table-cell office:value-type="float" office:value="8.7600386142731" calcext:value-type="float">
            <text:p>8,7600386142731</text:p>
          </table:table-cell>
          <table:table-cell office:value-type="float" office:value="159.75809552867" calcext:value-type="float">
            <text:p>159,75809552867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409</text:p>
          </table:table-cell>
          <table:table-cell office:value-type="float" office:value="4.556058049202" calcext:value-type="float">
            <text:p>4,556058049202</text:p>
          </table:table-cell>
          <table:table-cell office:value-type="float" office:value="9.5505678653717" calcext:value-type="float">
            <text:p>9,5505678653717</text:p>
          </table:table-cell>
          <table:table-cell office:value-type="float" office:value="-14.341510215383" calcext:value-type="float">
            <text:p>-14,3415102153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420</text:p>
          </table:table-cell>
          <table:table-cell office:value-type="float" office:value="5.9032636880875" calcext:value-type="float">
            <text:p>5,9032636880875</text:p>
          </table:table-cell>
          <table:table-cell office:value-type="float" office:value="7.5181031227112" calcext:value-type="float">
            <text:p>7,5181031227112</text:p>
          </table:table-cell>
          <table:table-cell office:value-type="float" office:value="60.860525270936" calcext:value-type="float">
            <text:p>60,860525270936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431</text:p>
          </table:table-cell>
          <table:table-cell office:value-type="float" office:value="8.6529666185379" calcext:value-type="float">
            <text:p>8,6529666185379</text:p>
          </table:table-cell>
          <table:table-cell office:value-type="float" office:value="7.6950681209564" calcext:value-type="float">
            <text:p>7,6950681209564</text:p>
          </table:table-cell>
          <table:table-cell office:value-type="float" office:value="-173.37995881488" calcext:value-type="float">
            <text:p>-173,37995881488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442</text:p>
          </table:table-cell>
          <table:table-cell office:value-type="float" office:value="-0.98614230751991" calcext:value-type="float">
            <text:p>-0,98614230751991</text:p>
          </table:table-cell>
          <table:table-cell office:value-type="float" office:value="7.3390126228333" calcext:value-type="float">
            <text:p>7,3390126228333</text:p>
          </table:table-cell>
          <table:table-cell office:value-type="float" office:value="-75.025472671363" calcext:value-type="float">
            <text:p>-75,02547267136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453</text:p>
          </table:table-cell>
          <table:table-cell office:value-type="float" office:value="1.9407612085342" calcext:value-type="float">
            <text:p>1,9407612085342</text:p>
          </table:table-cell>
          <table:table-cell office:value-type="float" office:value="10.76823592186" calcext:value-type="float">
            <text:p>10,76823592186</text:p>
          </table:table-cell>
          <table:table-cell office:value-type="float" office:value="-40.412935481709" calcext:value-type="float">
            <text:p>-40,412935481709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5</text:p>
          </table:table-cell>
          <table:table-cell office:value-type="float" office:value="-0.19858907908201" calcext:value-type="float">
            <text:p>-0,19858907908201</text:p>
          </table:table-cell>
          <table:table-cell office:value-type="float" office:value="0.19657958298922" calcext:value-type="float">
            <text:p>0,19657958298922</text:p>
          </table:table-cell>
          <table:table-cell office:value-type="float" office:value="131.91857003862" calcext:value-type="float">
            <text:p>131,91857003862</text:p>
          </table:table-cell>
          <table:table-cell office:value-type="float" office:value="10" calcext:value-type="float">
            <text:p>1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914</text:p>
          </table:table-cell>
          <table:table-cell office:value-type="float" office:value="0.09027804248035" calcext:value-type="float">
            <text:p>0,09027804248035</text:p>
          </table:table-cell>
          <table:table-cell office:value-type="float" office:value="0.89353129267693" calcext:value-type="float">
            <text:p>0,89353129267693</text:p>
          </table:table-cell>
          <table:table-cell office:value-type="float" office:value="-29.677945717125" calcext:value-type="float">
            <text:p>-29,677945717125</text:p>
          </table:table-cell>
          <table:table-cell office:value-type="float" office:value="10" calcext:value-type="float">
            <text:p>1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925</text:p>
          </table:table-cell>
          <table:table-cell office:value-type="float" office:value="-0.082268789410591" calcext:value-type="float">
            <text:p>-0,082268789410591</text:p>
          </table:table-cell>
          <table:table-cell office:value-type="float" office:value="-0.1119882427156" calcext:value-type="float">
            <text:p>-0,1119882427156</text:p>
          </table:table-cell>
          <table:table-cell office:value-type="float" office:value="-84.458504512811" calcext:value-type="float">
            <text:p>-84,458504512811</text:p>
          </table:table-cell>
          <table:table-cell office:value-type="float" office:value="10" calcext:value-type="float">
            <text:p>10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936</text:p>
          </table:table-cell>
          <table:table-cell office:value-type="float" office:value="0.48214610666037" calcext:value-type="float">
            <text:p>0,48214610666037</text:p>
          </table:table-cell>
          <table:table-cell office:value-type="float" office:value="0.31066924333572" calcext:value-type="float">
            <text:p>0,31066924333572</text:p>
          </table:table-cell>
          <table:table-cell office:value-type="float" office:value="-42.512801042788" calcext:value-type="float">
            <text:p>-42,512801042788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947</text:p>
          </table:table-cell>
          <table:table-cell office:value-type="float" office:value="6.1731714010239" calcext:value-type="float">
            <text:p>6,1731714010239</text:p>
          </table:table-cell>
          <table:table-cell office:value-type="float" office:value="-0.2355414442718" calcext:value-type="float">
            <text:p>-0,2355414442718</text:p>
          </table:table-cell>
          <table:table-cell office:value-type="float" office:value="65.552204277865" calcext:value-type="float">
            <text:p>65,55220427786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958</text:p>
          </table:table-cell>
          <table:table-cell office:value-type="float" office:value="7.8173011541367" calcext:value-type="float">
            <text:p>7,8173011541367</text:p>
          </table:table-cell>
          <table:table-cell office:value-type="float" office:value="-0.58523584157228" calcext:value-type="float">
            <text:p>-0,58523584157228</text:p>
          </table:table-cell>
          <table:table-cell office:value-type="float" office:value="77.313195368287" calcext:value-type="float">
            <text:p>77,313195368287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969</text:p>
          </table:table-cell>
          <table:table-cell office:value-type="float" office:value="9.3165552616119" calcext:value-type="float">
            <text:p>9,3165552616119</text:p>
          </table:table-cell>
          <table:table-cell office:value-type="float" office:value="1.2746813893318" calcext:value-type="float">
            <text:p>1,2746813893318</text:p>
          </table:table-cell>
          <table:table-cell office:value-type="float" office:value="98.885467857312" calcext:value-type="float">
            <text:p>98,88546785731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980</text:p>
          </table:table-cell>
          <table:table-cell office:value-type="float" office:value="-1.0335163772106" calcext:value-type="float">
            <text:p>-1,0335163772106</text:p>
          </table:table-cell>
          <table:table-cell office:value-type="float" office:value="0.68509802222252" calcext:value-type="float">
            <text:p>0,68509802222252</text:p>
          </table:table-cell>
          <table:table-cell office:value-type="float" office:value="-135.36867670193" calcext:value-type="float">
            <text:p>-135,36867670193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991</text:p>
          </table:table-cell>
          <table:table-cell office:value-type="float" office:value="2.5639659166336" calcext:value-type="float">
            <text:p>2,5639659166336</text:p>
          </table:table-cell>
          <table:table-cell office:value-type="float" office:value="-0.58172591030598" calcext:value-type="float">
            <text:p>-0,58172591030598</text:p>
          </table:table-cell>
          <table:table-cell office:value-type="float" office:value="125.03590553429" calcext:value-type="float">
            <text:p>125,03590553429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002</text:p>
          </table:table-cell>
          <table:table-cell office:value-type="float" office:value="2.0372059941292" calcext:value-type="float">
            <text:p>2,0372059941292</text:p>
          </table:table-cell>
          <table:table-cell office:value-type="float" office:value="5.4792696237564" calcext:value-type="float">
            <text:p>5,4792696237564</text:p>
          </table:table-cell>
          <table:table-cell office:value-type="float" office:value="-16.645138240924" calcext:value-type="float">
            <text:p>-16,645138240924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013</text:p>
          </table:table-cell>
          <table:table-cell office:value-type="float" office:value="-0.75305633246899" calcext:value-type="float">
            <text:p>-0,75305633246899</text:p>
          </table:table-cell>
          <table:table-cell office:value-type="float" office:value="1.4195077121258" calcext:value-type="float">
            <text:p>1,4195077121258</text:p>
          </table:table-cell>
          <table:table-cell office:value-type="float" office:value="37.477290174764" calcext:value-type="float">
            <text:p>37,477290174764</text:p>
          </table:table-cell>
          <table:table-cell office:value-type="float" office:value="10" calcext:value-type="float">
            <text:p>1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024</text:p>
          </table:table-cell>
          <table:table-cell office:value-type="float" office:value="5.2864772081375" calcext:value-type="float">
            <text:p>5,2864772081375</text:p>
          </table:table-cell>
          <table:table-cell office:value-type="float" office:value="1.2930849194527" calcext:value-type="float">
            <text:p>1,2930849194527</text:p>
          </table:table-cell>
          <table:table-cell office:value-type="float" office:value="-98.52835479056" calcext:value-type="float">
            <text:p>-98,52835479056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035</text:p>
          </table:table-cell>
          <table:table-cell office:value-type="float" office:value="3.1841099262238" calcext:value-type="float">
            <text:p>3,1841099262238</text:p>
          </table:table-cell>
          <table:table-cell office:value-type="float" office:value="0.49309361726046" calcext:value-type="float">
            <text:p>0,49309361726046</text:p>
          </table:table-cell>
          <table:table-cell office:value-type="float" office:value="15.247657800176" calcext:value-type="float">
            <text:p>15,24765780017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046</text:p>
          </table:table-cell>
          <table:table-cell office:value-type="float" office:value="8.1880587339401" calcext:value-type="float">
            <text:p>8,1880587339401</text:p>
          </table:table-cell>
          <table:table-cell office:value-type="float" office:value="-0.585036277771" calcext:value-type="float">
            <text:p>-0,585036277771</text:p>
          </table:table-cell>
          <table:table-cell office:value-type="float" office:value="64.427842759782" calcext:value-type="float">
            <text:p>64,427842759782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057</text:p>
          </table:table-cell>
          <table:table-cell office:value-type="float" office:value="-0.01817669486627" calcext:value-type="float">
            <text:p>-0,01817669486627</text:p>
          </table:table-cell>
          <table:table-cell office:value-type="float" office:value="1.2021277844906" calcext:value-type="float">
            <text:p>1,2021277844906</text:p>
          </table:table-cell>
          <table:table-cell office:value-type="float" office:value="134.95559601267" calcext:value-type="float">
            <text:p>134,95559601267</text:p>
          </table:table-cell>
          <table:table-cell office:value-type="float" office:value="10" calcext:value-type="float">
            <text:p>10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068</text:p>
          </table:table-cell>
          <table:table-cell office:value-type="float" office:value="1.0003526508808" calcext:value-type="float">
            <text:p>1,0003526508808</text:p>
          </table:table-cell>
          <table:table-cell office:value-type="float" office:value="2.2515225410461" calcext:value-type="float">
            <text:p>2,2515225410461</text:p>
          </table:table-cell>
          <table:table-cell office:value-type="float" office:value="12.935155421306" calcext:value-type="float">
            <text:p>12,935155421306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079</text:p>
          </table:table-cell>
          <table:table-cell office:value-type="float" office:value="1.7685104906559" calcext:value-type="float">
            <text:p>1,7685104906559</text:p>
          </table:table-cell>
          <table:table-cell office:value-type="float" office:value="2.2565343976021" calcext:value-type="float">
            <text:p>2,2565343976021</text:p>
          </table:table-cell>
          <table:table-cell office:value-type="float" office:value="-79.699438848313" calcext:value-type="float">
            <text:p>-79,699438848313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090</text:p>
          </table:table-cell>
          <table:table-cell office:value-type="float" office:value="5.1012235879898" calcext:value-type="float">
            <text:p>5,1012235879898</text:p>
          </table:table-cell>
          <table:table-cell office:value-type="float" office:value="1.6459734737873" calcext:value-type="float">
            <text:p>1,6459734737873</text:p>
          </table:table-cell>
          <table:table-cell office:value-type="float" office:value="162.60111407869" calcext:value-type="float">
            <text:p>162,60111407869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101</text:p>
          </table:table-cell>
          <table:table-cell office:value-type="float" office:value="5.4099887609482" calcext:value-type="float">
            <text:p>5,4099887609482</text:p>
          </table:table-cell>
          <table:table-cell office:value-type="float" office:value="2.5561785697937" calcext:value-type="float">
            <text:p>2,5561785697937</text:p>
          </table:table-cell>
          <table:table-cell office:value-type="float" office:value="77.187189630642" calcext:value-type="float">
            <text:p>77,187189630642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112</text:p>
          </table:table-cell>
          <table:table-cell office:value-type="float" office:value="7.7685612440109" calcext:value-type="float">
            <text:p>7,7685612440109</text:p>
          </table:table-cell>
          <table:table-cell office:value-type="float" office:value="3.0441293120384" calcext:value-type="float">
            <text:p>3,0441293120384</text:p>
          </table:table-cell>
          <table:table-cell office:value-type="float" office:value="131.9818360031" calcext:value-type="float">
            <text:p>131,9818360031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123</text:p>
          </table:table-cell>
          <table:table-cell office:value-type="float" office:value="7.6010888814926" calcext:value-type="float">
            <text:p>7,6010888814926</text:p>
          </table:table-cell>
          <table:table-cell office:value-type="float" office:value="6.009806394577" calcext:value-type="float">
            <text:p>6,009806394577</text:p>
          </table:table-cell>
          <table:table-cell office:value-type="float" office:value="-172.91386264145" calcext:value-type="float">
            <text:p>-172,91386264145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134</text:p>
          </table:table-cell>
          <table:table-cell office:value-type="float" office:value="0.1788080483675" calcext:value-type="float">
            <text:p>0,1788080483675</text:p>
          </table:table-cell>
          <table:table-cell office:value-type="float" office:value="4.3138775229454" calcext:value-type="float">
            <text:p>4,3138775229454</text:p>
          </table:table-cell>
          <table:table-cell office:value-type="float" office:value="-10.008252919859" calcext:value-type="float">
            <text:p>-10,008252919859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145</text:p>
          </table:table-cell>
          <table:table-cell office:value-type="float" office:value="0.67394807934761" calcext:value-type="float">
            <text:p>0,67394807934761</text:p>
          </table:table-cell>
          <table:table-cell office:value-type="float" office:value="5.6629210710526" calcext:value-type="float">
            <text:p>5,6629210710526</text:p>
          </table:table-cell>
          <table:table-cell office:value-type="float" office:value="150.65808812524" calcext:value-type="float">
            <text:p>150,65808812524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156</text:p>
          </table:table-cell>
          <table:table-cell office:value-type="float" office:value="0.93270272016525" calcext:value-type="float">
            <text:p>0,93270272016525</text:p>
          </table:table-cell>
          <table:table-cell office:value-type="float" office:value="3.1386739015579" calcext:value-type="float">
            <text:p>3,1386739015579</text:p>
          </table:table-cell>
          <table:table-cell office:value-type="float" office:value="27.261839171124" calcext:value-type="float">
            <text:p>27,261839171124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167</text:p>
          </table:table-cell>
          <table:table-cell office:value-type="float" office:value="4.428288936615" calcext:value-type="float">
            <text:p>4,428288936615</text:p>
          </table:table-cell>
          <table:table-cell office:value-type="float" office:value="4.7003588080406" calcext:value-type="float">
            <text:p>4,7003588080406</text:p>
          </table:table-cell>
          <table:table-cell office:value-type="float" office:value="-176.5440907448" calcext:value-type="float">
            <text:p>-176,5440907448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178</text:p>
          </table:table-cell>
          <table:table-cell office:value-type="float" office:value="4.7918611764908" calcext:value-type="float">
            <text:p>4,7918611764908</text:p>
          </table:table-cell>
          <table:table-cell office:value-type="float" office:value="5.1834630966187" calcext:value-type="float">
            <text:p>5,1834630966187</text:p>
          </table:table-cell>
          <table:table-cell office:value-type="float" office:value="-143.06991722933" calcext:value-type="float">
            <text:p>-143,06991722933</text:p>
          </table:table-cell>
          <table:table-cell office:value-type="float" office:value="10" calcext:value-type="float">
            <text:p>10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189</text:p>
          </table:table-cell>
          <table:table-cell office:value-type="float" office:value="6.7468464374542" calcext:value-type="float">
            <text:p>6,7468464374542</text:p>
          </table:table-cell>
          <table:table-cell office:value-type="float" office:value="5.7020378112793" calcext:value-type="float">
            <text:p>5,7020378112793</text:p>
          </table:table-cell>
          <table:table-cell office:value-type="float" office:value="125.53940912721" calcext:value-type="float">
            <text:p>125,53940912721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200</text:p>
          </table:table-cell>
          <table:table-cell office:value-type="float" office:value="8.0400240421295" calcext:value-type="float">
            <text:p>8,0400240421295</text:p>
          </table:table-cell>
          <table:table-cell office:value-type="float" office:value="9.8292350769043" calcext:value-type="float">
            <text:p>9,8292350769043</text:p>
          </table:table-cell>
          <table:table-cell office:value-type="float" office:value="-26.08742968292" calcext:value-type="float">
            <text:p>-26,0874296829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211</text:p>
          </table:table-cell>
          <table:table-cell office:value-type="float" office:value="0.70537537336349" calcext:value-type="float">
            <text:p>0,70537537336349</text:p>
          </table:table-cell>
          <table:table-cell office:value-type="float" office:value="5.0873816013336" calcext:value-type="float">
            <text:p>5,0873816013336</text:p>
          </table:table-cell>
          <table:table-cell office:value-type="float" office:value="165.65835399992" calcext:value-type="float">
            <text:p>165,65835399992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222</text:p>
          </table:table-cell>
          <table:table-cell office:value-type="float" office:value="0.64661607146263" calcext:value-type="float">
            <text:p>0,64661607146263</text:p>
          </table:table-cell>
          <table:table-cell office:value-type="float" office:value="6.6614806652069" calcext:value-type="float">
            <text:p>6,6614806652069</text:p>
          </table:table-cell>
          <table:table-cell office:value-type="float" office:value="106.66730449458" calcext:value-type="float">
            <text:p>106,6673044945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233</text:p>
          </table:table-cell>
          <table:table-cell office:value-type="float" office:value="1.4183107018471" calcext:value-type="float">
            <text:p>1,4183107018471</text:p>
          </table:table-cell>
          <table:table-cell office:value-type="float" office:value="7.897572517395" calcext:value-type="float">
            <text:p>7,897572517395</text:p>
          </table:table-cell>
          <table:table-cell office:value-type="float" office:value="-11.262335974699" calcext:value-type="float">
            <text:p>-11,262335974699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244</text:p>
          </table:table-cell>
          <table:table-cell office:value-type="float" office:value="2.8354647755623" calcext:value-type="float">
            <text:p>2,8354647755623</text:p>
          </table:table-cell>
          <table:table-cell office:value-type="float" office:value="5.5693471431732" calcext:value-type="float">
            <text:p>5,5693471431732</text:p>
          </table:table-cell>
          <table:table-cell office:value-type="float" office:value="-100.53254920206" calcext:value-type="float">
            <text:p>-100,53254920206</text:p>
          </table:table-cell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255</text:p>
          </table:table-cell>
          <table:table-cell office:value-type="float" office:value="5.1043784618378" calcext:value-type="float">
            <text:p>5,1043784618378</text:p>
          </table:table-cell>
          <table:table-cell office:value-type="float" office:value="8.4131920337677" calcext:value-type="float">
            <text:p>8,4131920337677</text:p>
          </table:table-cell>
          <table:table-cell office:value-type="float" office:value="-88.265437229424" calcext:value-type="float">
            <text:p>-88,26543722942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266</text:p>
          </table:table-cell>
          <table:table-cell office:value-type="float" office:value="5.0995898246765" calcext:value-type="float">
            <text:p>5,0995898246765</text:p>
          </table:table-cell>
          <table:table-cell office:value-type="float" office:value="5.071319937706" calcext:value-type="float">
            <text:p>5,071319937706</text:p>
          </table:table-cell>
          <table:table-cell office:value-type="float" office:value="21.615192958504" calcext:value-type="float">
            <text:p>21,615192958504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277</text:p>
          </table:table-cell>
          <table:table-cell office:value-type="float" office:value="7.8362458944321" calcext:value-type="float">
            <text:p>7,8362458944321</text:p>
          </table:table-cell>
          <table:table-cell office:value-type="float" office:value="3.7887945771217" calcext:value-type="float">
            <text:p>3,7887945771217</text:p>
          </table:table-cell>
          <table:table-cell office:value-type="float" office:value="137.39031743092" calcext:value-type="float">
            <text:p>137,39031743092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288</text:p>
          </table:table-cell>
          <table:table-cell office:value-type="float" office:value="-1.3250017166138" calcext:value-type="float">
            <text:p>-1,3250017166138</text:p>
          </table:table-cell>
          <table:table-cell office:value-type="float" office:value="4.5290225744247" calcext:value-type="float">
            <text:p>4,5290225744247</text:p>
          </table:table-cell>
          <table:table-cell office:value-type="float" office:value="122.24732386838" calcext:value-type="float">
            <text:p>122,24732386838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299</text:p>
          </table:table-cell>
          <table:table-cell office:value-type="float" office:value="1.2626206874847" calcext:value-type="float">
            <text:p>1,2626206874847</text:p>
          </table:table-cell>
          <table:table-cell office:value-type="float" office:value="5.4978036880493" calcext:value-type="float">
            <text:p>5,4978036880493</text:p>
          </table:table-cell>
          <table:table-cell office:value-type="float" office:value="83.332796764981" calcext:value-type="float">
            <text:p>83,332796764981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310</text:p>
          </table:table-cell>
          <table:table-cell office:value-type="float" office:value="3.3971384167671" calcext:value-type="float">
            <text:p>3,3971384167671</text:p>
          </table:table-cell>
          <table:table-cell office:value-type="float" office:value="5.3667837381363" calcext:value-type="float">
            <text:p>5,3667837381363</text:p>
          </table:table-cell>
          <table:table-cell office:value-type="float" office:value="62.382796767411" calcext:value-type="float">
            <text:p>62,382796767411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321</text:p>
          </table:table-cell>
          <table:table-cell office:value-type="float" office:value="2.2102332115173" calcext:value-type="float">
            <text:p>2,2102332115173</text:p>
          </table:table-cell>
          <table:table-cell office:value-type="float" office:value="11.079394817352" calcext:value-type="float">
            <text:p>11,079394817352</text:p>
          </table:table-cell>
          <table:table-cell office:value-type="float" office:value="-34.27926332328" calcext:value-type="float">
            <text:p>-34,27926332328</text:p>
          </table:table-cell>
          <table:table-cell office:value-type="float" office:value="11" calcext:value-type="float">
            <text:p>1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332</text:p>
          </table:table-cell>
          <table:table-cell office:value-type="float" office:value="0.64974278211594" calcext:value-type="float">
            <text:p>0,64974278211594</text:p>
          </table:table-cell>
          <table:table-cell office:value-type="float" office:value="8.5494267940521" calcext:value-type="float">
            <text:p>8,5494267940521</text:p>
          </table:table-cell>
          <table:table-cell office:value-type="float" office:value="57.684202103098" calcext:value-type="float">
            <text:p>57,684202103098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343</text:p>
          </table:table-cell>
          <table:table-cell office:value-type="float" office:value="6.9192469120026" calcext:value-type="float">
            <text:p>6,9192469120026</text:p>
          </table:table-cell>
          <table:table-cell office:value-type="float" office:value="10.164128541946" calcext:value-type="float">
            <text:p>10,164128541946</text:p>
          </table:table-cell>
          <table:table-cell office:value-type="float" office:value="-130.77386473395" calcext:value-type="float">
            <text:p>-130,773864733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354</text:p>
          </table:table-cell>
          <table:table-cell office:value-type="float" office:value="8.904515504837" calcext:value-type="float">
            <text:p>8,904515504837</text:p>
          </table:table-cell>
          <table:table-cell office:value-type="float" office:value="9.4585800170898" calcext:value-type="float">
            <text:p>9,4585800170898</text:p>
          </table:table-cell>
          <table:table-cell office:value-type="float" office:value="-58.24583275303" calcext:value-type="float">
            <text:p>-58,24583275303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365</text:p>
          </table:table-cell>
          <table:table-cell office:value-type="float" office:value="-1.5551617741585" calcext:value-type="float">
            <text:p>-1,5551617741585</text:p>
          </table:table-cell>
          <table:table-cell office:value-type="float" office:value="7.8755861520767" calcext:value-type="float">
            <text:p>7,8755861520767</text:p>
          </table:table-cell>
          <table:table-cell office:value-type="float" office:value="98.017511853747" calcext:value-type="float">
            <text:p>98,01751185374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376</text:p>
          </table:table-cell>
          <table:table-cell office:value-type="float" office:value="-1.0573150962591" calcext:value-type="float">
            <text:p>-1,0573150962591</text:p>
          </table:table-cell>
          <table:table-cell office:value-type="float" office:value="6.2892287969589" calcext:value-type="float">
            <text:p>6,2892287969589</text:p>
          </table:table-cell>
          <table:table-cell office:value-type="float" office:value="-21.486153078687" calcext:value-type="float">
            <text:p>-21,486153078687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387</text:p>
          </table:table-cell>
          <table:table-cell office:value-type="float" office:value="1.6431857645512" calcext:value-type="float">
            <text:p>1,6431857645512</text:p>
          </table:table-cell>
          <table:table-cell office:value-type="float" office:value="6.6373133659363" calcext:value-type="float">
            <text:p>6,6373133659363</text:p>
          </table:table-cell>
          <table:table-cell office:value-type="float" office:value="25.162820983085" calcext:value-type="float">
            <text:p>25,16282098308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398</text:p>
          </table:table-cell>
          <table:table-cell office:value-type="float" office:value="1.9477094709873" calcext:value-type="float">
            <text:p>1,9477094709873</text:p>
          </table:table-cell>
          <table:table-cell office:value-type="float" office:value="8.9632481336594" calcext:value-type="float">
            <text:p>8,9632481336594</text:p>
          </table:table-cell>
          <table:table-cell office:value-type="float" office:value="-137.24025039916" calcext:value-type="float">
            <text:p>-137,24025039916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409</text:p>
          </table:table-cell>
          <table:table-cell office:value-type="float" office:value="4.3503046035767" calcext:value-type="float">
            <text:p>4,3503046035767</text:p>
          </table:table-cell>
          <table:table-cell office:value-type="float" office:value="9.6919631958008" calcext:value-type="float">
            <text:p>9,6919631958008</text:p>
          </table:table-cell>
          <table:table-cell office:value-type="float" office:value="-36.364627871544" calcext:value-type="float">
            <text:p>-36,3646278715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420</text:p>
          </table:table-cell>
          <table:table-cell office:value-type="float" office:value="5.8093178272247" calcext:value-type="float">
            <text:p>5,8093178272247</text:p>
          </table:table-cell>
          <table:table-cell office:value-type="float" office:value="7.1738839149475" calcext:value-type="float">
            <text:p>7,1738839149475</text:p>
          </table:table-cell>
          <table:table-cell office:value-type="float" office:value="78.907876257684" calcext:value-type="float">
            <text:p>78,907876257684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431</text:p>
          </table:table-cell>
          <table:table-cell office:value-type="float" office:value="8.9832574129105" calcext:value-type="float">
            <text:p>8,9832574129105</text:p>
          </table:table-cell>
          <table:table-cell office:value-type="float" office:value="7.8090965747833" calcext:value-type="float">
            <text:p>7,8090965747833</text:p>
          </table:table-cell>
          <table:table-cell office:value-type="float" office:value="-158.98533231893" calcext:value-type="float">
            <text:p>-158,98533231893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442</text:p>
          </table:table-cell>
          <table:table-cell office:value-type="float" office:value="-1.0241834074259" calcext:value-type="float">
            <text:p>-1,0241834074259</text:p>
          </table:table-cell>
          <table:table-cell office:value-type="float" office:value="7.5028693675995" calcext:value-type="float">
            <text:p>7,5028693675995</text:p>
          </table:table-cell>
          <table:table-cell office:value-type="float" office:value="-76.843115174846" calcext:value-type="float">
            <text:p>-76,843115174846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453</text:p>
          </table:table-cell>
          <table:table-cell office:value-type="float" office:value="1.881982088089" calcext:value-type="float">
            <text:p>1,881982088089</text:p>
          </table:table-cell>
          <table:table-cell office:value-type="float" office:value="11.045957803726" calcext:value-type="float">
            <text:p>11,045957803726</text:p>
          </table:table-cell>
          <table:table-cell office:value-type="float" office:value="-100.07195411974" calcext:value-type="float">
            <text:p>-100,07195411974</text:p>
          </table:table-cell>
          <table:table-cell office:value-type="float" office:value="11" calcext:value-type="float">
            <text:p>1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5</text:p>
          </table:table-cell>
          <table:table-cell office:value-type="float" office:value="0.0012700184015557" calcext:value-type="float">
            <text:p>0,0012700184015557</text:p>
          </table:table-cell>
          <table:table-cell office:value-type="float" office:value="0.36330737173557" calcext:value-type="float">
            <text:p>0,36330737173557</text:p>
          </table:table-cell>
          <table:table-cell office:value-type="float" office:value="-133.2194106594" calcext:value-type="float">
            <text:p>-133,2194106594</text:p>
          </table:table-cell>
          <table:table-cell office:value-type="float" office:value="10" calcext:value-type="float">
            <text:p>10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914</text:p>
          </table:table-cell>
          <table:table-cell office:value-type="float" office:value="-0.0020714054699056" calcext:value-type="float">
            <text:p>-0,0020714054699056</text:p>
          </table:table-cell>
          <table:table-cell office:value-type="float" office:value="0.69306202232838" calcext:value-type="float">
            <text:p>0,69306202232838</text:p>
          </table:table-cell>
          <table:table-cell office:value-type="float" office:value="55.030735435" calcext:value-type="float">
            <text:p>55,030735435</text:p>
          </table:table-cell>
          <table:table-cell office:value-type="float" office:value="10" calcext:value-type="float">
            <text:p>10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925</text:p>
          </table:table-cell>
          <table:table-cell office:value-type="float" office:value="0.14270734973252" calcext:value-type="float">
            <text:p>0,14270734973252</text:p>
          </table:table-cell>
          <table:table-cell office:value-type="float" office:value="-0.059683113358915" calcext:value-type="float">
            <text:p>-0,059683113358915</text:p>
          </table:table-cell>
          <table:table-cell office:value-type="float" office:value="-165.85536823151" calcext:value-type="float">
            <text:p>-165,85536823151</text:p>
          </table:table-cell>
          <table:table-cell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936</text:p>
          </table:table-cell>
          <table:table-cell office:value-type="float" office:value="0.49481086432934" calcext:value-type="float">
            <text:p>0,49481086432934</text:p>
          </table:table-cell>
          <table:table-cell office:value-type="float" office:value="0.53340297192335" calcext:value-type="float">
            <text:p>0,53340297192335</text:p>
          </table:table-cell>
          <table:table-cell office:value-type="float" office:value="-113.64226432363" calcext:value-type="float">
            <text:p>-113,64226432363</text:p>
          </table:table-cell>
          <table:table-cell office:value-type="float" office:value="10" calcext:value-type="float">
            <text:p>1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947</text:p>
          </table:table-cell>
          <table:table-cell office:value-type="float" office:value="6.0082423686981" calcext:value-type="float">
            <text:p>6,0082423686981</text:p>
          </table:table-cell>
          <table:table-cell office:value-type="float" office:value="-0.57745207101107" calcext:value-type="float">
            <text:p>-0,57745207101107</text:p>
          </table:table-cell>
          <table:table-cell office:value-type="float" office:value="63.737486578097" calcext:value-type="float">
            <text:p>63,73748657809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958</text:p>
          </table:table-cell>
          <table:table-cell office:value-type="float" office:value="7.6101642847061" calcext:value-type="float">
            <text:p>7,6101642847061</text:p>
          </table:table-cell>
          <table:table-cell office:value-type="float" office:value="-0.5193193629384" calcext:value-type="float">
            <text:p>-0,5193193629384</text:p>
          </table:table-cell>
          <table:table-cell office:value-type="float" office:value="-12.836556051187" calcext:value-type="float">
            <text:p>-12,836556051187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969</text:p>
          </table:table-cell>
          <table:table-cell office:value-type="float" office:value="9.4596195220947" calcext:value-type="float">
            <text:p>9,4596195220947</text:p>
          </table:table-cell>
          <table:table-cell office:value-type="float" office:value="1.0585634410381" calcext:value-type="float">
            <text:p>1,0585634410381</text:p>
          </table:table-cell>
          <table:table-cell office:value-type="float" office:value="123.72667318696" calcext:value-type="float">
            <text:p>123,7266731869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980</text:p>
          </table:table-cell>
          <table:table-cell office:value-type="float" office:value="-0.87853603065014" calcext:value-type="float">
            <text:p>-0,87853603065014</text:p>
          </table:table-cell>
          <table:table-cell office:value-type="float" office:value="0.82945674657822" calcext:value-type="float">
            <text:p>0,82945674657822</text:p>
          </table:table-cell>
          <table:table-cell office:value-type="float" office:value="-115.38239952865" calcext:value-type="float">
            <text:p>-115,38239952865</text:p>
          </table:table-cell>
          <table:table-cell office:value-type="float" office:value="10" calcext:value-type="float">
            <text:p>1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991</text:p>
          </table:table-cell>
          <table:table-cell office:value-type="float" office:value="2.7431398630142" calcext:value-type="float">
            <text:p>2,7431398630142</text:p>
          </table:table-cell>
          <table:table-cell office:value-type="float" office:value="-0.5823453143239" calcext:value-type="float">
            <text:p>-0,5823453143239</text:p>
          </table:table-cell>
          <table:table-cell office:value-type="float" office:value="126.1129440016" calcext:value-type="float">
            <text:p>126,1129440016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002</text:p>
          </table:table-cell>
          <table:table-cell office:value-type="float" office:value="1.9355584681034" calcext:value-type="float">
            <text:p>1,9355584681034</text:p>
          </table:table-cell>
          <table:table-cell office:value-type="float" office:value="5.2715539932251" calcext:value-type="float">
            <text:p>5,2715539932251</text:p>
          </table:table-cell>
          <table:table-cell office:value-type="float" office:value="71.103017041638" calcext:value-type="float">
            <text:p>71,103017041638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013</text:p>
          </table:table-cell>
          <table:table-cell office:value-type="float" office:value="-0.72299756109715" calcext:value-type="float">
            <text:p>-0,72299756109715</text:p>
          </table:table-cell>
          <table:table-cell office:value-type="float" office:value="1.1765132844448" calcext:value-type="float">
            <text:p>1,1765132844448</text:p>
          </table:table-cell>
          <table:table-cell office:value-type="float" office:value="110.94124226054" calcext:value-type="float">
            <text:p>110,94124226054</text:p>
          </table:table-cell>
          <table:table-cell office:value-type="float" office:value="10" calcext:value-type="float">
            <text:p>1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024</text:p>
          </table:table-cell>
          <table:table-cell office:value-type="float" office:value="5.5080723762512" calcext:value-type="float">
            <text:p>5,5080723762512</text:p>
          </table:table-cell>
          <table:table-cell office:value-type="float" office:value="1.2916611135006" calcext:value-type="float">
            <text:p>1,2916611135006</text:p>
          </table:table-cell>
          <table:table-cell office:value-type="float" office:value="170.88987113564" calcext:value-type="float">
            <text:p>170,88987113564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035</text:p>
          </table:table-cell>
          <table:table-cell office:value-type="float" office:value="2.8336405754089" calcext:value-type="float">
            <text:p>2,8336405754089</text:p>
          </table:table-cell>
          <table:table-cell office:value-type="float" office:value="0.49694959074259" calcext:value-type="float">
            <text:p>0,49694959074259</text:p>
          </table:table-cell>
          <table:table-cell office:value-type="float" office:value="-5.5831645609467" calcext:value-type="float">
            <text:p>-5,58316456094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046</text:p>
          </table:table-cell>
          <table:table-cell office:value-type="float" office:value="8.3263844251633" calcext:value-type="float">
            <text:p>8,3263844251633</text:p>
          </table:table-cell>
          <table:table-cell office:value-type="float" office:value="-0.55604390799999" calcext:value-type="float">
            <text:p>-0,55604390799999</text:p>
          </table:table-cell>
          <table:table-cell office:value-type="float" office:value="151.96163487283" calcext:value-type="float">
            <text:p>151,96163487283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057</text:p>
          </table:table-cell>
          <table:table-cell office:value-type="float" office:value="0.1087099313736" calcext:value-type="float">
            <text:p>0,1087099313736</text:p>
          </table:table-cell>
          <table:table-cell office:value-type="float" office:value="1.1366136372089" calcext:value-type="float">
            <text:p>1,1366136372089</text:p>
          </table:table-cell>
          <table:table-cell office:value-type="float" office:value="178.03051972845" calcext:value-type="float">
            <text:p>178,03051972845</text:p>
          </table:table-cell>
          <table:table-cell office:value-type="float" office:value="10" calcext:value-type="float">
            <text:p>1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068</text:p>
          </table:table-cell>
          <table:table-cell office:value-type="float" office:value="0.69830253720284" calcext:value-type="float">
            <text:p>0,69830253720284</text:p>
          </table:table-cell>
          <table:table-cell office:value-type="float" office:value="2.2614499926567" calcext:value-type="float">
            <text:p>2,2614499926567</text:p>
          </table:table-cell>
          <table:table-cell office:value-type="float" office:value="-2.1828965871197" calcext:value-type="float">
            <text:p>-2,1828965871197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079</text:p>
          </table:table-cell>
          <table:table-cell office:value-type="float" office:value="1.6595719754696" calcext:value-type="float">
            <text:p>1,6595719754696</text:p>
          </table:table-cell>
          <table:table-cell office:value-type="float" office:value="2.4884326756001" calcext:value-type="float">
            <text:p>2,4884326756001</text:p>
          </table:table-cell>
          <table:table-cell office:value-type="float" office:value="-62.487631846385" calcext:value-type="float">
            <text:p>-62,487631846385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090</text:p>
          </table:table-cell>
          <table:table-cell office:value-type="float" office:value="5.1966750621796" calcext:value-type="float">
            <text:p>5,1966750621796</text:p>
          </table:table-cell>
          <table:table-cell office:value-type="float" office:value="1.8463428318501" calcext:value-type="float">
            <text:p>1,8463428318501</text:p>
          </table:table-cell>
          <table:table-cell office:value-type="float" office:value="-106.80884996038" calcext:value-type="float">
            <text:p>-106,80884996038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101</text:p>
          </table:table-cell>
          <table:table-cell office:value-type="float" office:value="5.2381008863449" calcext:value-type="float">
            <text:p>5,2381008863449</text:p>
          </table:table-cell>
          <table:table-cell office:value-type="float" office:value="2.3362250626087" calcext:value-type="float">
            <text:p>2,3362250626087</text:p>
          </table:table-cell>
          <table:table-cell office:value-type="float" office:value="36.432974657435" calcext:value-type="float">
            <text:p>36,432974657435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112</text:p>
          </table:table-cell>
          <table:table-cell office:value-type="float" office:value="7.8943163156509" calcext:value-type="float">
            <text:p>7,8943163156509</text:p>
          </table:table-cell>
          <table:table-cell office:value-type="float" office:value="2.8756922483444" calcext:value-type="float">
            <text:p>2,8756922483444</text:p>
          </table:table-cell>
          <table:table-cell office:value-type="float" office:value="126.51749629124" calcext:value-type="float">
            <text:p>126,51749629124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123</text:p>
          </table:table-cell>
          <table:table-cell office:value-type="float" office:value="7.9090917110443" calcext:value-type="float">
            <text:p>7,9090917110443</text:p>
          </table:table-cell>
          <table:table-cell office:value-type="float" office:value="6.1965280771255" calcext:value-type="float">
            <text:p>6,1965280771255</text:p>
          </table:table-cell>
          <table:table-cell office:value-type="float" office:value="-152.59265444081" calcext:value-type="float">
            <text:p>-152,59265444081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134</text:p>
          </table:table-cell>
          <table:table-cell office:value-type="float" office:value="0.042851036414504" calcext:value-type="float">
            <text:p>0,042851036414504</text:p>
          </table:table-cell>
          <table:table-cell office:value-type="float" office:value="4.1132688522339" calcext:value-type="float">
            <text:p>4,1132688522339</text:p>
          </table:table-cell>
          <table:table-cell office:value-type="float" office:value="65.755867654351" calcext:value-type="float">
            <text:p>65,755867654351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145</text:p>
          </table:table-cell>
          <table:table-cell office:value-type="float" office:value="0.80904774367809" calcext:value-type="float">
            <text:p>0,80904774367809</text:p>
          </table:table-cell>
          <table:table-cell office:value-type="float" office:value="5.8386218547821" calcext:value-type="float">
            <text:p>5,8386218547821</text:p>
          </table:table-cell>
          <table:table-cell office:value-type="float" office:value="-118.81688445996" calcext:value-type="float">
            <text:p>-118,81688445996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156</text:p>
          </table:table-cell>
          <table:table-cell office:value-type="float" office:value="0.57920359075069" calcext:value-type="float">
            <text:p>0,57920359075069</text:p>
          </table:table-cell>
          <table:table-cell office:value-type="float" office:value="2.9571858048439" calcext:value-type="float">
            <text:p>2,9571858048439</text:p>
          </table:table-cell>
          <table:table-cell office:value-type="float" office:value="27.277722290367" calcext:value-type="float">
            <text:p>27,277722290367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167</text:p>
          </table:table-cell>
          <table:table-cell office:value-type="float" office:value="4.4507098197937" calcext:value-type="float">
            <text:p>4,4507098197937</text:p>
          </table:table-cell>
          <table:table-cell office:value-type="float" office:value="4.9239820241928" calcext:value-type="float">
            <text:p>4,9239820241928</text:p>
          </table:table-cell>
          <table:table-cell office:value-type="float" office:value="-86.353674815719" calcext:value-type="float">
            <text:p>-86,353674815719</text:p>
          </table:table-cell>
          <table:table-cell office:value-type="float" office:value="10" calcext:value-type="float">
            <text:p>1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178</text:p>
          </table:table-cell>
          <table:table-cell office:value-type="float" office:value="4.6465530991554" calcext:value-type="float">
            <text:p>4,6465530991554</text:p>
          </table:table-cell>
          <table:table-cell office:value-type="float" office:value="5.3797405958176" calcext:value-type="float">
            <text:p>5,3797405958176</text:p>
          </table:table-cell>
          <table:table-cell office:value-type="float" office:value="-50.467744374731" calcext:value-type="float">
            <text:p>-50,467744374731</text:p>
          </table:table-cell>
          <table:table-cell office:value-type="float" office:value="10" calcext:value-type="float">
            <text:p>10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189</text:p>
          </table:table-cell>
          <table:table-cell office:value-type="float" office:value="7.0562440156937" calcext:value-type="float">
            <text:p>7,0562440156937</text:p>
          </table:table-cell>
          <table:table-cell office:value-type="float" office:value="5.5136919021606" calcext:value-type="float">
            <text:p>5,5136919021606</text:p>
          </table:table-cell>
          <table:table-cell office:value-type="float" office:value="144.7634469172" calcext:value-type="float">
            <text:p>144,7634469172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200</text:p>
          </table:table-cell>
          <table:table-cell office:value-type="float" office:value="7.7024924755096" calcext:value-type="float">
            <text:p>7,7024924755096</text:p>
          </table:table-cell>
          <table:table-cell office:value-type="float" office:value="9.931925535202" calcext:value-type="float">
            <text:p>9,931925535202</text:p>
          </table:table-cell>
          <table:table-cell office:value-type="float" office:value="-7.7513747723999" calcext:value-type="float">
            <text:p>-7,751374772399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211</text:p>
          </table:table-cell>
          <table:table-cell office:value-type="float" office:value="0.78093208372593" calcext:value-type="float">
            <text:p>0,78093208372593</text:p>
          </table:table-cell>
          <table:table-cell office:value-type="float" office:value="5.2904599905014" calcext:value-type="float">
            <text:p>5,2904599905014</text:p>
          </table:table-cell>
          <table:table-cell office:value-type="float" office:value="-102.69116368263" calcext:value-type="float">
            <text:p>-102,69116368263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222</text:p>
          </table:table-cell>
          <table:table-cell office:value-type="float" office:value="0.78279063105583" calcext:value-type="float">
            <text:p>0,78279063105583</text:p>
          </table:table-cell>
          <table:table-cell office:value-type="float" office:value="6.3759970664978" calcext:value-type="float">
            <text:p>6,3759970664978</text:p>
          </table:table-cell>
          <table:table-cell office:value-type="float" office:value="107.00704641403" calcext:value-type="float">
            <text:p>107,00704641403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233</text:p>
          </table:table-cell>
          <table:table-cell office:value-type="float" office:value="1.0299514234066" calcext:value-type="float">
            <text:p>1,0299514234066</text:p>
          </table:table-cell>
          <table:table-cell office:value-type="float" office:value="7.9687935113907" calcext:value-type="float">
            <text:p>7,9687935113907</text:p>
          </table:table-cell>
          <table:table-cell office:value-type="float" office:value="-9.5776259709316" calcext:value-type="float">
            <text:p>-9,5776259709316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244</text:p>
          </table:table-cell>
          <table:table-cell office:value-type="float" office:value="3.0477696657181" calcext:value-type="float">
            <text:p>3,0477696657181</text:p>
          </table:table-cell>
          <table:table-cell office:value-type="float" office:value="5.6558173894882" calcext:value-type="float">
            <text:p>5,6558173894882</text:p>
          </table:table-cell>
          <table:table-cell office:value-type="float" office:value="-168.05845612933" calcext:value-type="float">
            <text:p>-168,05845612933</text:p>
          </table:table-cell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255</text:p>
          </table:table-cell>
          <table:table-cell office:value-type="float" office:value="5.1191055774689" calcext:value-type="float">
            <text:p>5,1191055774689</text:p>
          </table:table-cell>
          <table:table-cell office:value-type="float" office:value="8.6468106508255" calcext:value-type="float">
            <text:p>8,6468106508255</text:p>
          </table:table-cell>
          <table:table-cell office:value-type="float" office:value="-92.47690173471" calcext:value-type="float">
            <text:p>-92,4769017347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266</text:p>
          </table:table-cell>
          <table:table-cell office:value-type="float" office:value="5.0178986787796" calcext:value-type="float">
            <text:p>5,0178986787796</text:p>
          </table:table-cell>
          <table:table-cell office:value-type="float" office:value="5.2611058950424" calcext:value-type="float">
            <text:p>5,2611058950424</text:p>
          </table:table-cell>
          <table:table-cell office:value-type="float" office:value="-71.433198679784" calcext:value-type="float">
            <text:p>-71,433198679784</text:p>
          </table:table-cell>
          <table:table-cell office:value-type="float" office:value="10" calcext:value-type="float">
            <text:p>1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277</text:p>
          </table:table-cell>
          <table:table-cell office:value-type="float" office:value="8.1336343288422" calcext:value-type="float">
            <text:p>8,1336343288422</text:p>
          </table:table-cell>
          <table:table-cell office:value-type="float" office:value="3.5336357355118" calcext:value-type="float">
            <text:p>3,5336357355118</text:p>
          </table:table-cell>
          <table:table-cell office:value-type="float" office:value="140.07562892452" calcext:value-type="float">
            <text:p>140,07562892452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288</text:p>
          </table:table-cell>
          <table:table-cell office:value-type="float" office:value="-1.1522559076548" calcext:value-type="float">
            <text:p>-1,1522559076548</text:p>
          </table:table-cell>
          <table:table-cell office:value-type="float" office:value="4.3393754959106" calcext:value-type="float">
            <text:p>4,3393754959106</text:p>
          </table:table-cell>
          <table:table-cell office:value-type="float" office:value="134.69237734558" calcext:value-type="float">
            <text:p>134,69237734558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299</text:p>
          </table:table-cell>
          <table:table-cell office:value-type="float" office:value="1.0785963386297" calcext:value-type="float">
            <text:p>1,0785963386297</text:p>
          </table:table-cell>
          <table:table-cell office:value-type="float" office:value="5.432488322258" calcext:value-type="float">
            <text:p>5,432488322258</text:p>
          </table:table-cell>
          <table:table-cell office:value-type="float" office:value="9.2917281161448" calcext:value-type="float">
            <text:p>9,2917281161448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310</text:p>
          </table:table-cell>
          <table:table-cell office:value-type="float" office:value="3.2352700829506" calcext:value-type="float">
            <text:p>3,2352700829506</text:p>
          </table:table-cell>
          <table:table-cell office:value-type="float" office:value="5.3845709562302" calcext:value-type="float">
            <text:p>5,3845709562302</text:p>
          </table:table-cell>
          <table:table-cell office:value-type="float" office:value="-25.197283097893" calcext:value-type="float">
            <text:p>-25,197283097893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321</text:p>
          </table:table-cell>
          <table:table-cell office:value-type="float" office:value="2.1673066914082" calcext:value-type="float">
            <text:p>2,1673066914082</text:p>
          </table:table-cell>
          <table:table-cell office:value-type="float" office:value="11.061662435532" calcext:value-type="float">
            <text:p>11,061662435532</text:p>
          </table:table-cell>
          <table:table-cell office:value-type="float" office:value="-40.947200766035" calcext:value-type="float">
            <text:p>-40,947200766035</text:p>
          </table:table-cell>
          <table:table-cell office:value-type="float" office:value="11" calcext:value-type="float">
            <text:p>1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332</text:p>
          </table:table-cell>
          <table:table-cell office:value-type="float" office:value="0.43798767030239" calcext:value-type="float">
            <text:p>0,43798767030239</text:p>
          </table:table-cell>
          <table:table-cell office:value-type="float" office:value="8.2130843400955" calcext:value-type="float">
            <text:p>8,2130843400955</text:p>
          </table:table-cell>
          <table:table-cell office:value-type="float" office:value="57.692525493112" calcext:value-type="float">
            <text:p>57,692525493112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343</text:p>
          </table:table-cell>
          <table:table-cell office:value-type="float" office:value="7.0667147636414" calcext:value-type="float">
            <text:p>7,0667147636414</text:p>
          </table:table-cell>
          <table:table-cell office:value-type="float" office:value="10.376461744308" calcext:value-type="float">
            <text:p>10,376461744308</text:p>
          </table:table-cell>
          <table:table-cell office:value-type="float" office:value="-122.32912270127" calcext:value-type="float">
            <text:p>-122,329122701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354</text:p>
          </table:table-cell>
          <table:table-cell office:value-type="float" office:value="8.7202966213226" calcext:value-type="float">
            <text:p>8,7202966213226</text:p>
          </table:table-cell>
          <table:table-cell office:value-type="float" office:value="9.6919310092926" calcext:value-type="float">
            <text:p>9,6919310092926</text:p>
          </table:table-cell>
          <table:table-cell office:value-type="float" office:value="-50.135317881396" calcext:value-type="float">
            <text:p>-50,135317881396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365</text:p>
          </table:table-cell>
          <table:table-cell office:value-type="float" office:value="-1.5526024997234" calcext:value-type="float">
            <text:p>-1,5526024997234</text:p>
          </table:table-cell>
          <table:table-cell office:value-type="float" office:value="7.628310918808" calcext:value-type="float">
            <text:p>7,628310918808</text:p>
          </table:table-cell>
          <table:table-cell office:value-type="float" office:value="69.280249297999" calcext:value-type="float">
            <text:p>69,280249297999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376</text:p>
          </table:table-cell>
          <table:table-cell office:value-type="float" office:value="-1.2274865806103" calcext:value-type="float">
            <text:p>-1,2274865806103</text:p>
          </table:table-cell>
          <table:table-cell office:value-type="float" office:value="6.4808654785156" calcext:value-type="float">
            <text:p>6,4808654785156</text:p>
          </table:table-cell>
          <table:table-cell office:value-type="float" office:value="-54.105653504657" calcext:value-type="float">
            <text:p>-54,105653504657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387</text:p>
          </table:table-cell>
          <table:table-cell office:value-type="float" office:value="1.3434489071369" calcext:value-type="float">
            <text:p>1,3434489071369</text:p>
          </table:table-cell>
          <table:table-cell office:value-type="float" office:value="6.4981812238693" calcext:value-type="float">
            <text:p>6,4981812238693</text:p>
          </table:table-cell>
          <table:table-cell office:value-type="float" office:value="31.123126768003" calcext:value-type="float">
            <text:p>31,123126768003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398</text:p>
          </table:table-cell>
          <table:table-cell office:value-type="float" office:value="2.2396314144135" calcext:value-type="float">
            <text:p>2,2396314144135</text:p>
          </table:table-cell>
          <table:table-cell office:value-type="float" office:value="9.2335242033005" calcext:value-type="float">
            <text:p>9,2335242033005</text:p>
          </table:table-cell>
          <table:table-cell office:value-type="float" office:value="-137.26199508473" calcext:value-type="float">
            <text:p>-137,26199508473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409</text:p>
          </table:table-cell>
          <table:table-cell office:value-type="float" office:value="4.200593829155" calcext:value-type="float">
            <text:p>4,200593829155</text:p>
          </table:table-cell>
          <table:table-cell office:value-type="float" office:value="9.8736703395844" calcext:value-type="float">
            <text:p>9,8736703395844</text:p>
          </table:table-cell>
          <table:table-cell office:value-type="float" office:value="-52.262825571048" calcext:value-type="float">
            <text:p>-52,2628255710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420</text:p>
          </table:table-cell>
          <table:table-cell office:value-type="float" office:value="5.8261716365814" calcext:value-type="float">
            <text:p>5,8261716365814</text:p>
          </table:table-cell>
          <table:table-cell office:value-type="float" office:value="6.8178451061249" calcext:value-type="float">
            <text:p>6,8178451061249</text:p>
          </table:table-cell>
          <table:table-cell office:value-type="float" office:value="97.024992013433" calcext:value-type="float">
            <text:p>97,024992013433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431</text:p>
          </table:table-cell>
          <table:table-cell office:value-type="float" office:value="9.2636632919312" calcext:value-type="float">
            <text:p>9,2636632919312</text:p>
          </table:table-cell>
          <table:table-cell office:value-type="float" office:value="7.8453993797302" calcext:value-type="float">
            <text:p>7,8453993797302</text:p>
          </table:table-cell>
          <table:table-cell office:value-type="float" office:value="-175.62932421447" calcext:value-type="float">
            <text:p>-175,62932421447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442</text:p>
          </table:table-cell>
          <table:table-cell office:value-type="float" office:value="-1.2224251031876" calcext:value-type="float">
            <text:p>-1,2224251031876</text:p>
          </table:table-cell>
          <table:table-cell office:value-type="float" office:value="7.5358927249908" calcext:value-type="float">
            <text:p>7,5358927249908</text:p>
          </table:table-cell>
          <table:table-cell office:value-type="float" office:value="-0.41513697831494" calcext:value-type="float">
            <text:p>-0,41513697831494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453</text:p>
          </table:table-cell>
          <table:table-cell office:value-type="float" office:value="1.8739825487137" calcext:value-type="float">
            <text:p>1,8739825487137</text:p>
          </table:table-cell>
          <table:table-cell office:value-type="float" office:value="11.086812019348" calcext:value-type="float">
            <text:p>11,086812019348</text:p>
          </table:table-cell>
          <table:table-cell office:value-type="float" office:value="-139.7187755366" calcext:value-type="float">
            <text:p>-139,7187755366</text:p>
          </table:table-cell>
          <table:table-cell office:value-type="float" office:value="11" calcext:value-type="float">
            <text:p>1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5</text:p>
          </table:table-cell>
          <table:table-cell office:value-type="float" office:value="0.18555454909801" calcext:value-type="float">
            <text:p>0,18555454909801</text:p>
          </table:table-cell>
          <table:table-cell office:value-type="float" office:value="0.42414877563715" calcext:value-type="float">
            <text:p>0,42414877563715</text:p>
          </table:table-cell>
          <table:table-cell office:value-type="float" office:value="-137.53580591481" calcext:value-type="float">
            <text:p>-137,53580591481</text:p>
          </table:table-cell>
          <table:table-cell office:value-type="float" office:value="10" calcext:value-type="float">
            <text:p>10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914</text:p>
          </table:table-cell>
          <table:table-cell office:value-type="float" office:value="0.043755946680903" calcext:value-type="float">
            <text:p>0,043755946680903</text:p>
          </table:table-cell>
          <table:table-cell office:value-type="float" office:value="0.72099976241589" calcext:value-type="float">
            <text:p>0,72099976241589</text:p>
          </table:table-cell>
          <table:table-cell office:value-type="float" office:value="131.4449568463" calcext:value-type="float">
            <text:p>131,4449568463</text:p>
          </table:table-cell>
          <table:table-cell office:value-type="float" office:value="10" calcext:value-type="float">
            <text:p>10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925</text:p>
          </table:table-cell>
          <table:table-cell office:value-type="float" office:value="0.24188969284296" calcext:value-type="float">
            <text:p>0,24188969284296</text:p>
          </table:table-cell>
          <table:table-cell office:value-type="float" office:value="0.10027372278273" calcext:value-type="float">
            <text:p>0,10027372278273</text:p>
          </table:table-cell>
          <table:table-cell office:value-type="float" office:value="-89.622218138093" calcext:value-type="float">
            <text:p>-89,622218138093</text:p>
          </table:table-cell>
          <table:table-cell office:value-type="float" office:value="10" calcext:value-type="float">
            <text:p>1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936</text:p>
          </table:table-cell>
          <table:table-cell office:value-type="float" office:value="0.70883244276047" calcext:value-type="float">
            <text:p>0,70883244276047</text:p>
          </table:table-cell>
          <table:table-cell office:value-type="float" office:value="0.47393444925547" calcext:value-type="float">
            <text:p>0,47393444925547</text:p>
          </table:table-cell>
          <table:table-cell office:value-type="float" office:value="155.82624362532" calcext:value-type="float">
            <text:p>155,82624362532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947</text:p>
          </table:table-cell>
          <table:table-cell office:value-type="float" office:value="5.7471680641174" calcext:value-type="float">
            <text:p>5,7471680641174</text:p>
          </table:table-cell>
          <table:table-cell office:value-type="float" office:value="-0.58501917868853" calcext:value-type="float">
            <text:p>-0,58501917868853</text:p>
          </table:table-cell>
          <table:table-cell office:value-type="float" office:value="55.414181985673" calcext:value-type="float">
            <text:p>55,41418198567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958</text:p>
          </table:table-cell>
          <table:table-cell office:value-type="float" office:value="7.3756945133209" calcext:value-type="float">
            <text:p>7,3756945133209</text:p>
          </table:table-cell>
          <table:table-cell office:value-type="float" office:value="-0.26588728651404" calcext:value-type="float">
            <text:p>-0,26588728651404</text:p>
          </table:table-cell>
          <table:table-cell office:value-type="float" office:value="-42.4331718949" calcext:value-type="float">
            <text:p>-42,4331718949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969</text:p>
          </table:table-cell>
          <table:table-cell office:value-type="float" office:value="9.6097433567047" calcext:value-type="float">
            <text:p>9,6097433567047</text:p>
          </table:table-cell>
          <table:table-cell office:value-type="float" office:value="0.89341208338737" calcext:value-type="float">
            <text:p>0,89341208338737</text:p>
          </table:table-cell>
          <table:table-cell office:value-type="float" office:value="133.25079079646" calcext:value-type="float">
            <text:p>133,2507907964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980</text:p>
          </table:table-cell>
          <table:table-cell office:value-type="float" office:value="-1.0634305328131" calcext:value-type="float">
            <text:p>-1,0634305328131</text:p>
          </table:table-cell>
          <table:table-cell office:value-type="float" office:value="0.95162525773048" calcext:value-type="float">
            <text:p>0,95162525773048</text:p>
          </table:table-cell>
          <table:table-cell office:value-type="float" office:value="-24.63022652705" calcext:value-type="float">
            <text:p>-24,63022652705</text:p>
          </table:table-cell>
          <table:table-cell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991</text:p>
          </table:table-cell>
          <table:table-cell office:value-type="float" office:value="2.9570764303207" calcext:value-type="float">
            <text:p>2,9570764303207</text:p>
          </table:table-cell>
          <table:table-cell office:value-type="float" office:value="-0.58500897139311" calcext:value-type="float">
            <text:p>-0,58500897139311</text:p>
          </table:table-cell>
          <table:table-cell office:value-type="float" office:value="124.23295124321" calcext:value-type="float">
            <text:p>124,23295124321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002</text:p>
          </table:table-cell>
          <table:table-cell office:value-type="float" office:value="1.8070855736732" calcext:value-type="float">
            <text:p>1,8070855736732</text:p>
          </table:table-cell>
          <table:table-cell office:value-type="float" office:value="4.895281791687" calcext:value-type="float">
            <text:p>4,895281791687</text:p>
          </table:table-cell>
          <table:table-cell office:value-type="float" office:value="71.047719117183" calcext:value-type="float">
            <text:p>71,047719117183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013</text:p>
          </table:table-cell>
          <table:table-cell office:value-type="float" office:value="-0.5067978054285" calcext:value-type="float">
            <text:p>-0,5067978054285</text:p>
          </table:table-cell>
          <table:table-cell office:value-type="float" office:value="1.2256081402302" calcext:value-type="float">
            <text:p>1,2256081402302</text:p>
          </table:table-cell>
          <table:table-cell office:value-type="float" office:value="-158.53509022172" calcext:value-type="float">
            <text:p>-158,53509022172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024</text:p>
          </table:table-cell>
          <table:table-cell office:value-type="float" office:value="5.7331109046936" calcext:value-type="float">
            <text:p>5,7331109046936</text:p>
          </table:table-cell>
          <table:table-cell office:value-type="float" office:value="1.0391476005316" calcext:value-type="float">
            <text:p>1,0391476005316</text:p>
          </table:table-cell>
          <table:table-cell office:value-type="float" office:value="136.88991631672" calcext:value-type="float">
            <text:p>136,88991631672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035</text:p>
          </table:table-cell>
          <table:table-cell office:value-type="float" office:value="2.4839799106121" calcext:value-type="float">
            <text:p>2,4839799106121</text:p>
          </table:table-cell>
          <table:table-cell office:value-type="float" office:value="0.61102859675884" calcext:value-type="float">
            <text:p>0,61102859675884</text:p>
          </table:table-cell>
          <table:table-cell office:value-type="float" office:value="-19.476310652532" calcext:value-type="float">
            <text:p>-19,4763106525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046</text:p>
          </table:table-cell>
          <table:table-cell office:value-type="float" office:value="8.5791909694672" calcext:value-type="float">
            <text:p>8,5791909694672</text:p>
          </table:table-cell>
          <table:table-cell office:value-type="float" office:value="-0.38822636008263" calcext:value-type="float">
            <text:p>-0,38822636008263</text:p>
          </table:table-cell>
          <table:table-cell office:value-type="float" office:value="147.32463192788" calcext:value-type="float">
            <text:p>147,32463192788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057</text:p>
          </table:table-cell>
          <table:table-cell office:value-type="float" office:value="0.14737104997039" calcext:value-type="float">
            <text:p>0,14737104997039</text:p>
          </table:table-cell>
          <table:table-cell office:value-type="float" office:value="1.3546112179756" calcext:value-type="float">
            <text:p>1,3546112179756</text:p>
          </table:table-cell>
          <table:table-cell office:value-type="float" office:value="-91.436061130208" calcext:value-type="float">
            <text:p>-91,436061130208</text:p>
          </table:table-cell>
          <table:table-cell office:value-type="float" office:value="10" calcext:value-type="float">
            <text:p>1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068</text:p>
          </table:table-cell>
          <table:table-cell office:value-type="float" office:value="0.3792567923665" calcext:value-type="float">
            <text:p>0,3792567923665</text:p>
          </table:table-cell>
          <table:table-cell office:value-type="float" office:value="2.187388241291" calcext:value-type="float">
            <text:p>2,187388241291</text:p>
          </table:table-cell>
          <table:table-cell office:value-type="float" office:value="26.741166023692" calcext:value-type="float">
            <text:p>26,741166023692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079</text:p>
          </table:table-cell>
          <table:table-cell office:value-type="float" office:value="1.487360149622" calcext:value-type="float">
            <text:p>1,487360149622</text:p>
          </table:table-cell>
          <table:table-cell office:value-type="float" office:value="2.6776629686356" calcext:value-type="float">
            <text:p>2,6776629686356</text:p>
          </table:table-cell>
          <table:table-cell office:value-type="float" office:value="-45.261255495108" calcext:value-type="float">
            <text:p>-45,261255495108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090</text:p>
          </table:table-cell>
          <table:table-cell office:value-type="float" office:value="5.2457594871521" calcext:value-type="float">
            <text:p>5,2457594871521</text:p>
          </table:table-cell>
          <table:table-cell office:value-type="float" office:value="2.0266063511372" calcext:value-type="float">
            <text:p>2,0266063511372</text:p>
          </table:table-cell>
          <table:table-cell office:value-type="float" office:value="-127.80374022806" calcext:value-type="float">
            <text:p>-127,80374022806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101</text:p>
          </table:table-cell>
          <table:table-cell office:value-type="float" office:value="5.0824123620987" calcext:value-type="float">
            <text:p>5,0824123620987</text:p>
          </table:table-cell>
          <table:table-cell office:value-type="float" office:value="2.4940571188927" calcext:value-type="float">
            <text:p>2,4940571188927</text:p>
          </table:table-cell>
          <table:table-cell office:value-type="float" office:value="-54.330897559026" calcext:value-type="float">
            <text:p>-54,33089755902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112</text:p>
          </table:table-cell>
          <table:table-cell office:value-type="float" office:value="7.9919391870499" calcext:value-type="float">
            <text:p>7,9919391870499</text:p>
          </table:table-cell>
          <table:table-cell office:value-type="float" office:value="2.662760913372" calcext:value-type="float">
            <text:p>2,662760913372</text:p>
          </table:table-cell>
          <table:table-cell office:value-type="float" office:value="109.65721242747" calcext:value-type="float">
            <text:p>109,65721242747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123</text:p>
          </table:table-cell>
          <table:table-cell office:value-type="float" office:value="8.2623463869095" calcext:value-type="float">
            <text:p>8,2623463869095</text:p>
          </table:table-cell>
          <table:table-cell office:value-type="float" office:value="6.3795250654221" calcext:value-type="float">
            <text:p>6,3795250654221</text:p>
          </table:table-cell>
          <table:table-cell office:value-type="float" office:value="-152.60900054008" calcext:value-type="float">
            <text:p>-152,60900054008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134</text:p>
          </table:table-cell>
          <table:table-cell office:value-type="float" office:value="0.20435506477952" calcext:value-type="float">
            <text:p>0,20435506477952</text:p>
          </table:table-cell>
          <table:table-cell office:value-type="float" office:value="3.9308714866638" calcext:value-type="float">
            <text:p>3,9308714866638</text:p>
          </table:table-cell>
          <table:table-cell office:value-type="float" office:value="141.5410785918" calcext:value-type="float">
            <text:p>141,5410785918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145</text:p>
          </table:table-cell>
          <table:table-cell office:value-type="float" office:value="0.6518617272377" calcext:value-type="float">
            <text:p>0,6518617272377</text:p>
          </table:table-cell>
          <table:table-cell office:value-type="float" office:value="5.9979248046875" calcext:value-type="float">
            <text:p>5,9979248046875</text:p>
          </table:table-cell>
          <table:table-cell office:value-type="float" office:value="-81.008514021612" calcext:value-type="float">
            <text:p>-81,008514021612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156</text:p>
          </table:table-cell>
          <table:table-cell office:value-type="float" office:value="0.28455350548029" calcext:value-type="float">
            <text:p>0,28455350548029</text:p>
          </table:table-cell>
          <table:table-cell office:value-type="float" office:value="2.7676993608475" calcext:value-type="float">
            <text:p>2,7676993608475</text:p>
          </table:table-cell>
          <table:table-cell office:value-type="float" office:value="45.505705532754" calcext:value-type="float">
            <text:p>45,505705532754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167</text:p>
          </table:table-cell>
          <table:table-cell office:value-type="float" office:value="4.2298460006714" calcext:value-type="float">
            <text:p>4,2298460006714</text:p>
          </table:table-cell>
          <table:table-cell office:value-type="float" office:value="4.9414119124413" calcext:value-type="float">
            <text:p>4,9414119124413</text:p>
          </table:table-cell>
          <table:table-cell office:value-type="float" office:value="4.3889754896711" calcext:value-type="float">
            <text:p>4,3889754896711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178</text:p>
          </table:table-cell>
          <table:table-cell office:value-type="float" office:value="4.4513303041458" calcext:value-type="float">
            <text:p>4,4513303041458</text:p>
          </table:table-cell>
          <table:table-cell office:value-type="float" office:value="5.2642399072647" calcext:value-type="float">
            <text:p>5,2642399072647</text:p>
          </table:table-cell>
          <table:table-cell office:value-type="float" office:value="39.86157581305" calcext:value-type="float">
            <text:p>39,86157581305</text:p>
          </table:table-cell>
          <table:table-cell office:value-type="float" office:value="10" calcext:value-type="float">
            <text:p>10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189</text:p>
          </table:table-cell>
          <table:table-cell office:value-type="float" office:value="7.3805749416351" calcext:value-type="float">
            <text:p>7,3805749416351</text:p>
          </table:table-cell>
          <table:table-cell office:value-type="float" office:value="5.284441113472" calcext:value-type="float">
            <text:p>5,284441113472</text:p>
          </table:table-cell>
          <table:table-cell office:value-type="float" office:value="144.72088692295" calcext:value-type="float">
            <text:p>144,72088692295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200</text:p>
          </table:table-cell>
          <table:table-cell office:value-type="float" office:value="7.4024587869644" calcext:value-type="float">
            <text:p>7,4024587869644</text:p>
          </table:table-cell>
          <table:table-cell office:value-type="float" office:value="9.821605682373" calcext:value-type="float">
            <text:p>9,821605682373</text:p>
          </table:table-cell>
          <table:table-cell office:value-type="float" office:value="27.739578181771" calcext:value-type="float">
            <text:p>27,73957818177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211</text:p>
          </table:table-cell>
          <table:table-cell office:value-type="float" office:value="0.68021766841412" calcext:value-type="float">
            <text:p>0,68021766841412</text:p>
          </table:table-cell>
          <table:table-cell office:value-type="float" office:value="5.4757887125015" calcext:value-type="float">
            <text:p>5,4757887125015</text:p>
          </table:table-cell>
          <table:table-cell office:value-type="float" office:value="-85.726263416801" calcext:value-type="float">
            <text:p>-85,726263416801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222</text:p>
          </table:table-cell>
          <table:table-cell office:value-type="float" office:value="0.60874920338392" calcext:value-type="float">
            <text:p>0,60874920338392</text:p>
          </table:table-cell>
          <table:table-cell office:value-type="float" office:value="6.3245177268982" calcext:value-type="float">
            <text:p>6,3245177268982</text:p>
          </table:table-cell>
          <table:table-cell office:value-type="float" office:value="17.154853624903" calcext:value-type="float">
            <text:p>17,154853624903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233</text:p>
          </table:table-cell>
          <table:table-cell office:value-type="float" office:value="0.88826939463615" calcext:value-type="float">
            <text:p>0,88826939463615</text:p>
          </table:table-cell>
          <table:table-cell office:value-type="float" office:value="7.8030967712402" calcext:value-type="float">
            <text:p>7,8030967712402</text:p>
          </table:table-cell>
          <table:table-cell office:value-type="float" office:value="66.92167528116" calcext:value-type="float">
            <text:p>66,92167528116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244</text:p>
          </table:table-cell>
          <table:table-cell office:value-type="float" office:value="3.286013007164" calcext:value-type="float">
            <text:p>3,286013007164</text:p>
          </table:table-cell>
          <table:table-cell office:value-type="float" office:value="5.8189159631729" calcext:value-type="float">
            <text:p>5,8189159631729</text:p>
          </table:table-cell>
          <table:table-cell office:value-type="float" office:value="173.23310360028" calcext:value-type="float">
            <text:p>173,23310360028</text:p>
          </table:table-cell>
          <table:table-cell office:value-type="float" office:value="10" calcext:value-type="float">
            <text:p>1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255</text:p>
          </table:table-cell>
          <table:table-cell office:value-type="float" office:value="5.127426981926" calcext:value-type="float">
            <text:p>5,127426981926</text:p>
          </table:table-cell>
          <table:table-cell office:value-type="float" office:value="8.8913697004318" calcext:value-type="float">
            <text:p>8,8913697004318</text:p>
          </table:table-cell>
          <table:table-cell office:value-type="float" office:value="-92.024028680886" calcext:value-type="float">
            <text:p>-92,02402868088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266</text:p>
          </table:table-cell>
          <table:table-cell office:value-type="float" office:value="4.908344745636" calcext:value-type="float">
            <text:p>4,908344745636</text:p>
          </table:table-cell>
          <table:table-cell office:value-type="float" office:value="5.4058802127838" calcext:value-type="float">
            <text:p>5,4058802127838</text:p>
          </table:table-cell>
          <table:table-cell office:value-type="float" office:value="-32.521736469998" calcext:value-type="float">
            <text:p>-32,521736469998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277</text:p>
          </table:table-cell>
          <table:table-cell office:value-type="float" office:value="8.4421980381012" calcext:value-type="float">
            <text:p>8,4421980381012</text:p>
          </table:table-cell>
          <table:table-cell office:value-type="float" office:value="3.2926738262177" calcext:value-type="float">
            <text:p>3,2926738262177</text:p>
          </table:table-cell>
          <table:table-cell office:value-type="float" office:value="142.78645728044" calcext:value-type="float">
            <text:p>142,78645728044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288</text:p>
          </table:table-cell>
          <table:table-cell office:value-type="float" office:value="-0.94117298722267" calcext:value-type="float">
            <text:p>-0,94117298722267</text:p>
          </table:table-cell>
          <table:table-cell office:value-type="float" office:value="4.197513461113" calcext:value-type="float">
            <text:p>4,197513461113</text:p>
          </table:table-cell>
          <table:table-cell office:value-type="float" office:value="148.26030943804" calcext:value-type="float">
            <text:p>148,26030943804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299</text:p>
          </table:table-cell>
          <table:table-cell office:value-type="float" office:value="1.0211235284805" calcext:value-type="float">
            <text:p>1,0211235284805</text:p>
          </table:table-cell>
          <table:table-cell office:value-type="float" office:value="5.6486517190933" calcext:value-type="float">
            <text:p>5,6486517190933</text:p>
          </table:table-cell>
          <table:table-cell office:value-type="float" office:value="-82.705057350693" calcext:value-type="float">
            <text:p>-82,705057350693</text:p>
          </table:table-cell>
          <table:table-cell office:value-type="float" office:value="10" calcext:value-type="float">
            <text:p>1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310</text:p>
          </table:table-cell>
          <table:table-cell office:value-type="float" office:value="3.3344829082489" calcext:value-type="float">
            <text:p>3,3344829082489</text:p>
          </table:table-cell>
          <table:table-cell office:value-type="float" office:value="5.4932820796967" calcext:value-type="float">
            <text:p>5,4932820796967</text:p>
          </table:table-cell>
          <table:table-cell office:value-type="float" office:value="-109.85010596597" calcext:value-type="float">
            <text:p>-109,85010596597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321</text:p>
          </table:table-cell>
          <table:table-cell office:value-type="float" office:value="2.2363018989563" calcext:value-type="float">
            <text:p>2,2363018989563</text:p>
          </table:table-cell>
          <table:table-cell office:value-type="float" office:value="11.036608219147" calcext:value-type="float">
            <text:p>11,036608219147</text:p>
          </table:table-cell>
          <table:table-cell office:value-type="float" office:value="-85.658473573673" calcext:value-type="float">
            <text:p>-85,658473573673</text:p>
          </table:table-cell>
          <table:table-cell office:value-type="float" office:value="11" calcext:value-type="float">
            <text:p>1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332</text:p>
          </table:table-cell>
          <table:table-cell office:value-type="float" office:value="0.22140484303236" calcext:value-type="float">
            <text:p>0,22140484303236</text:p>
          </table:table-cell>
          <table:table-cell office:value-type="float" office:value="8.2171738147736" calcext:value-type="float">
            <text:p>8,2171738147736</text:p>
          </table:table-cell>
          <table:table-cell office:value-type="float" office:value="-18.741041991361" calcext:value-type="float">
            <text:p>-18,741041991361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343</text:p>
          </table:table-cell>
          <table:table-cell office:value-type="float" office:value="7.1283066272736" calcext:value-type="float">
            <text:p>7,1283066272736</text:p>
          </table:table-cell>
          <table:table-cell office:value-type="float" office:value="10.661140680313" calcext:value-type="float">
            <text:p>10,661140680313</text:p>
          </table:table-cell>
          <table:table-cell office:value-type="float" office:value="-99.45180006088" calcext:value-type="float">
            <text:p>-99,451800060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354</text:p>
          </table:table-cell>
          <table:table-cell office:value-type="float" office:value="8.5052901506424" calcext:value-type="float">
            <text:p>8,5052901506424</text:p>
          </table:table-cell>
          <table:table-cell office:value-type="float" office:value="9.8964643478394" calcext:value-type="float">
            <text:p>9,8964643478394</text:p>
          </table:table-cell>
          <table:table-cell office:value-type="float" office:value="-42.282295075192" calcext:value-type="float">
            <text:p>-42,282295075192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365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7.629930973053" calcext:value-type="float">
            <text:p>7,629930973053</text:p>
          </table:table-cell>
          <table:table-cell office:value-type="float" office:value="-21.1645305916" calcext:value-type="float">
            <text:p>-21,1645305916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376</text:p>
          </table:table-cell>
          <table:table-cell office:value-type="float" office:value="-1.2039731442928" calcext:value-type="float">
            <text:p>-1,2039731442928</text:p>
          </table:table-cell>
          <table:table-cell office:value-type="float" office:value="6.761731505394" calcext:value-type="float">
            <text:p>6,761731505394</text:p>
          </table:table-cell>
          <table:table-cell office:value-type="float" office:value="-106.57084747485" calcext:value-type="float">
            <text:p>-106,57084747485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387</text:p>
          </table:table-cell>
          <table:table-cell office:value-type="float" office:value="1.4301791787148" calcext:value-type="float">
            <text:p>1,4301791787148</text:p>
          </table:table-cell>
          <table:table-cell office:value-type="float" office:value="6.2939029932022" calcext:value-type="float">
            <text:p>6,2939029932022</text:p>
          </table:table-cell>
          <table:table-cell office:value-type="float" office:value="121.8602520645" calcext:value-type="float">
            <text:p>121,8602520645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398</text:p>
          </table:table-cell>
          <table:table-cell office:value-type="float" office:value="2.4698078632355" calcext:value-type="float">
            <text:p>2,4698078632355</text:p>
          </table:table-cell>
          <table:table-cell office:value-type="float" office:value="9.4820642471313" calcext:value-type="float">
            <text:p>9,4820642471313</text:p>
          </table:table-cell>
          <table:table-cell office:value-type="float" office:value="-125.33819903234" calcext:value-type="float">
            <text:p>-125,33819903234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409</text:p>
          </table:table-cell>
          <table:table-cell office:value-type="float" office:value="4.106616973877" calcext:value-type="float">
            <text:p>4,106616973877</text:p>
          </table:table-cell>
          <table:table-cell office:value-type="float" office:value="10.089787244797" calcext:value-type="float">
            <text:p>10,089787244797</text:p>
          </table:table-cell>
          <table:table-cell office:value-type="float" office:value="-68.15493106842" calcext:value-type="float">
            <text:p>-68,154931068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420</text:p>
          </table:table-cell>
          <table:table-cell office:value-type="float" office:value="5.9121310710907" calcext:value-type="float">
            <text:p>5,9121310710907</text:p>
          </table:table-cell>
          <table:table-cell office:value-type="float" office:value="6.4939099550247" calcext:value-type="float">
            <text:p>6,4939099550247</text:p>
          </table:table-cell>
          <table:table-cell office:value-type="float" office:value="105.11883277043" calcext:value-type="float">
            <text:p>105,11883277043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431</text:p>
          </table:table-cell>
          <table:table-cell office:value-type="float" office:value="9.5431405305862" calcext:value-type="float">
            <text:p>9,5431405305862</text:p>
          </table:table-cell>
          <table:table-cell office:value-type="float" office:value="7.7976834774017" calcext:value-type="float">
            <text:p>7,7976834774017</text:p>
          </table:table-cell>
          <table:table-cell office:value-type="float" office:value="167.36765576016" calcext:value-type="float">
            <text:p>167,36765576016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442</text:p>
          </table:table-cell>
          <table:table-cell office:value-type="float" office:value="-1.253549605608" calcext:value-type="float">
            <text:p>-1,253549605608</text:p>
          </table:table-cell>
          <table:table-cell office:value-type="float" office:value="7.3168098926544" calcext:value-type="float">
            <text:p>7,3168098926544</text:p>
          </table:table-cell>
          <table:table-cell office:value-type="float" office:value="90.066774635558" calcext:value-type="float">
            <text:p>90,066774635558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453</text:p>
          </table:table-cell>
          <table:table-cell office:value-type="float" office:value="1.8128922581673" calcext:value-type="float">
            <text:p>1,8128922581673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71.266566871837" calcext:value-type="float">
            <text:p>-71,266566871837</text:p>
          </table:table-cell>
          <table:table-cell office:value-type="float" office:value="11" calcext:value-type="float">
            <text:p>1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5</text:p>
          </table:table-cell>
          <table:table-cell office:value-type="float" office:value="0.33851232379675" calcext:value-type="float">
            <text:p>0,33851232379675</text:p>
          </table:table-cell>
          <table:table-cell office:value-type="float" office:value="0.33790744841099" calcext:value-type="float">
            <text:p>0,33790744841099</text:p>
          </table:table-cell>
          <table:table-cell office:value-type="float" office:value="135.26241338936" calcext:value-type="float">
            <text:p>135,26241338936</text:p>
          </table:table-cell>
          <table:table-cell office:value-type="float" office:value="10" calcext:value-type="float">
            <text:p>1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914</text:p>
          </table:table-cell>
          <table:table-cell office:value-type="float" office:value="0.22347990423441" calcext:value-type="float">
            <text:p>0,22347990423441</text:p>
          </table:table-cell>
          <table:table-cell office:value-type="float" office:value="0.86302943527699" calcext:value-type="float">
            <text:p>0,86302943527699</text:p>
          </table:table-cell>
          <table:table-cell office:value-type="float" office:value="-137.52066253856" calcext:value-type="float">
            <text:p>-137,52066253856</text:p>
          </table:table-cell>
          <table:table-cell office:value-type="float" office:value="10" calcext:value-type="float">
            <text:p>10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925</text:p>
          </table:table-cell>
          <table:table-cell office:value-type="float" office:value="0.063537312671542" calcext:value-type="float">
            <text:p>0,063537312671542</text:p>
          </table:table-cell>
          <table:table-cell office:value-type="float" office:value="0.1176028791815" calcext:value-type="float">
            <text:p>0,1176028791815</text:p>
          </table:table-cell>
          <table:table-cell office:value-type="float" office:value="-13.983097046044" calcext:value-type="float">
            <text:p>-13,983097046044</text:p>
          </table:table-cell>
          <table:table-cell office:value-type="float" office:value="10" calcext:value-type="float">
            <text:p>1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936</text:p>
          </table:table-cell>
          <table:table-cell office:value-type="float" office:value="0.89016653597355" calcext:value-type="float">
            <text:p>0,89016653597355</text:p>
          </table:table-cell>
          <table:table-cell office:value-type="float" office:value="0.51292646676302" calcext:value-type="float">
            <text:p>0,51292646676302</text:p>
          </table:table-cell>
          <table:table-cell office:value-type="float" office:value="-151.31087971341" calcext:value-type="float">
            <text:p>-151,31087971341</text:p>
          </table:table-cell>
          <table:table-cell office:value-type="float" office:value="10" calcext:value-type="float">
            <text:p>1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947</text:p>
          </table:table-cell>
          <table:table-cell office:value-type="float" office:value="5.4475557804108" calcext:value-type="float">
            <text:p>5,4475557804108</text:p>
          </table:table-cell>
          <table:table-cell office:value-type="float" office:value="-0.585011318326" calcext:value-type="float">
            <text:p>-0,585011318326</text:p>
          </table:table-cell>
          <table:table-cell office:value-type="float" office:value="55.31979897979" calcext:value-type="float">
            <text:p>55,3197989797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958</text:p>
          </table:table-cell>
          <table:table-cell office:value-type="float" office:value="7.0821595191956" calcext:value-type="float">
            <text:p>7,0821595191956</text:p>
          </table:table-cell>
          <table:table-cell office:value-type="float" office:value="0.0021689404093195" calcext:value-type="float">
            <text:p>0,0021689404093195</text:p>
          </table:table-cell>
          <table:table-cell office:value-type="float" office:value="-42.461422218639" calcext:value-type="float">
            <text:p>-42,461422218639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969</text:p>
          </table:table-cell>
          <table:table-cell office:value-type="float" office:value="9.7988712787628" calcext:value-type="float">
            <text:p>9,7988712787628</text:p>
          </table:table-cell>
          <table:table-cell office:value-type="float" office:value="0.75858786702156" calcext:value-type="float">
            <text:p>0,75858786702156</text:p>
          </table:table-cell>
          <table:table-cell office:value-type="float" office:value="146.86862222708" calcext:value-type="float">
            <text:p>146,8686222270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980</text:p>
          </table:table-cell>
          <table:table-cell office:value-type="float" office:value="-1.37292355299" calcext:value-type="float">
            <text:p>-1,37292355299</text:p>
          </table:table-cell>
          <table:table-cell office:value-type="float" office:value="0.83741530776024" calcext:value-type="float">
            <text:p>0,83741530776024</text:p>
          </table:table-cell>
          <table:table-cell office:value-type="float" office:value="14.974928395763" calcext:value-type="float">
            <text:p>14,974928395763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991</text:p>
          </table:table-cell>
          <table:table-cell office:value-type="float" office:value="3.2753521203995" calcext:value-type="float">
            <text:p>3,2753521203995</text:p>
          </table:table-cell>
          <table:table-cell office:value-type="float" office:value="-0.58500539511442" calcext:value-type="float">
            <text:p>-0,58500539511442</text:p>
          </table:table-cell>
          <table:table-cell office:value-type="float" office:value="121.39779139476" calcext:value-type="float">
            <text:p>121,39779139476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002</text:p>
          </table:table-cell>
          <table:table-cell office:value-type="float" office:value="1.6765289008617" calcext:value-type="float">
            <text:p>1,6765289008617</text:p>
          </table:table-cell>
          <table:table-cell office:value-type="float" office:value="4.5225149393082" calcext:value-type="float">
            <text:p>4,5225149393082</text:p>
          </table:table-cell>
          <table:table-cell office:value-type="float" office:value="69.659735746444" calcext:value-type="float">
            <text:p>69,659735746444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013</text:p>
          </table:table-cell>
          <table:table-cell office:value-type="float" office:value="-0.35655826330185" calcext:value-type="float">
            <text:p>-0,35655826330185</text:p>
          </table:table-cell>
          <table:table-cell office:value-type="float" office:value="1.3930290937424" calcext:value-type="float">
            <text:p>1,3930290937424</text:p>
          </table:table-cell>
          <table:table-cell office:value-type="float" office:value="-156.69195819053" calcext:value-type="float">
            <text:p>-156,69195819053</text:p>
          </table:table-cell>
          <table:table-cell office:value-type="float" office:value="10" calcext:value-type="float">
            <text:p>1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024</text:p>
          </table:table-cell>
          <table:table-cell office:value-type="float" office:value="6.0230553150177" calcext:value-type="float">
            <text:p>6,0230553150177</text:p>
          </table:table-cell>
          <table:table-cell office:value-type="float" office:value="0.76753877103329" calcext:value-type="float">
            <text:p>0,76753877103329</text:p>
          </table:table-cell>
          <table:table-cell office:value-type="float" office:value="136.89646295681" calcext:value-type="float">
            <text:p>136,89646295681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035</text:p>
          </table:table-cell>
          <table:table-cell office:value-type="float" office:value="2.1341364085674" calcext:value-type="float">
            <text:p>2,1341364085674</text:p>
          </table:table-cell>
          <table:table-cell office:value-type="float" office:value="0.7287822663784" calcext:value-type="float">
            <text:p>0,7287822663784</text:p>
          </table:table-cell>
          <table:table-cell office:value-type="float" office:value="-16.918364793632" calcext:value-type="float">
            <text:p>-16,9183647936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046</text:p>
          </table:table-cell>
          <table:table-cell office:value-type="float" office:value="8.7672865390778" calcext:value-type="float">
            <text:p>8,7672865390778</text:p>
          </table:table-cell>
          <table:table-cell office:value-type="float" office:value="-0.25611162185669" calcext:value-type="float">
            <text:p>-0,25611162185669</text:p>
          </table:table-cell>
          <table:table-cell office:value-type="float" office:value="148.85046375785" calcext:value-type="float">
            <text:p>148,85046375785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057</text:p>
          </table:table-cell>
          <table:table-cell office:value-type="float" office:value="0.016123034292832" calcext:value-type="float">
            <text:p>0,016123034292832</text:p>
          </table:table-cell>
          <table:table-cell office:value-type="float" office:value="1.5927119553089" calcext:value-type="float">
            <text:p>1,5927119553089</text:p>
          </table:table-cell>
          <table:table-cell office:value-type="float" office:value="-39.646500235151" calcext:value-type="float">
            <text:p>-39,646500235151</text:p>
          </table:table-cell>
          <table:table-cell office:value-type="float" office:value="10" calcext:value-type="float">
            <text:p>1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068</text:p>
          </table:table-cell>
          <table:table-cell office:value-type="float" office:value="0.45063093304634" calcext:value-type="float">
            <text:p>0,45063093304634</text:p>
          </table:table-cell>
          <table:table-cell office:value-type="float" office:value="1.9767178595066" calcext:value-type="float">
            <text:p>1,9767178595066</text:p>
          </table:table-cell>
          <table:table-cell office:value-type="float" office:value="117.49115567298" calcext:value-type="float">
            <text:p>117,49115567298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079</text:p>
          </table:table-cell>
          <table:table-cell office:value-type="float" office:value="1.2666630744934" calcext:value-type="float">
            <text:p>1,2666630744934</text:p>
          </table:table-cell>
          <table:table-cell office:value-type="float" office:value="2.8079682588577" calcext:value-type="float">
            <text:p>2,8079682588577</text:p>
          </table:table-cell>
          <table:table-cell office:value-type="float" office:value="-28.044183163127" calcext:value-type="float">
            <text:p>-28,044183163127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090</text:p>
          </table:table-cell>
          <table:table-cell office:value-type="float" office:value="5.4389750957489" calcext:value-type="float">
            <text:p>5,4389750957489</text:p>
          </table:table-cell>
          <table:table-cell office:value-type="float" office:value="1.9174519181252" calcext:value-type="float">
            <text:p>1,9174519181252</text:p>
          </table:table-cell>
          <table:table-cell office:value-type="float" office:value="141.67225740518" calcext:value-type="float">
            <text:p>141,67225740518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101</text:p>
          </table:table-cell>
          <table:table-cell office:value-type="float" office:value="5.223571062088" calcext:value-type="float">
            <text:p>5,223571062088</text:p>
          </table:table-cell>
          <table:table-cell office:value-type="float" office:value="2.7470108866692" calcext:value-type="float">
            <text:p>2,7470108866692</text:p>
          </table:table-cell>
          <table:table-cell office:value-type="float" office:value="-116.21562690492" calcext:value-type="float">
            <text:p>-116,21562690492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112</text:p>
          </table:table-cell>
          <table:table-cell office:value-type="float" office:value="7.905039191246" calcext:value-type="float">
            <text:p>7,905039191246</text:p>
          </table:table-cell>
          <table:table-cell office:value-type="float" office:value="2.3773162066936" calcext:value-type="float">
            <text:p>2,3773162066936</text:p>
          </table:table-cell>
          <table:table-cell office:value-type="float" office:value="64.31552483018" calcext:value-type="float">
            <text:p>64,31552483018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123</text:p>
          </table:table-cell>
          <table:table-cell office:value-type="float" office:value="8.6155778169632" calcext:value-type="float">
            <text:p>8,6155778169632</text:p>
          </table:table-cell>
          <table:table-cell office:value-type="float" office:value="6.5627783536911" calcext:value-type="float">
            <text:p>6,5627783536911</text:p>
          </table:table-cell>
          <table:table-cell office:value-type="float" office:value="-152.59884573092" calcext:value-type="float">
            <text:p>-152,59884573092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134</text:p>
          </table:table-cell>
          <table:table-cell office:value-type="float" office:value="0.41948787868023" calcext:value-type="float">
            <text:p>0,41948787868023</text:p>
          </table:table-cell>
          <table:table-cell office:value-type="float" office:value="4.0419012308121" calcext:value-type="float">
            <text:p>4,0419012308121</text:p>
          </table:table-cell>
          <table:table-cell office:value-type="float" office:value="-142.94622810024" calcext:value-type="float">
            <text:p>-142,94622810024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145</text:p>
          </table:table-cell>
          <table:table-cell office:value-type="float" office:value="0.8310853689909" calcext:value-type="float">
            <text:p>0,8310853689909</text:p>
          </table:table-cell>
          <table:table-cell office:value-type="float" office:value="6.1037814617157" calcext:value-type="float">
            <text:p>6,1037814617157</text:p>
          </table:table-cell>
          <table:table-cell office:value-type="float" office:value="-170.13680251541" calcext:value-type="float">
            <text:p>-170,13680251541</text:p>
          </table:table-cell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156</text:p>
          </table:table-cell>
          <table:table-cell office:value-type="float" office:value="0.4191155731678" calcext:value-type="float">
            <text:p>0,4191155731678</text:p>
          </table:table-cell>
          <table:table-cell office:value-type="float" office:value="2.5910314917564" calcext:value-type="float">
            <text:p>2,5910314917564</text:p>
          </table:table-cell>
          <table:table-cell office:value-type="float" office:value="136.26999460208" calcext:value-type="float">
            <text:p>136,26999460208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167</text:p>
          </table:table-cell>
          <table:table-cell office:value-type="float" office:value="4.2098766565323" calcext:value-type="float">
            <text:p>4,2098766565323</text:p>
          </table:table-cell>
          <table:table-cell office:value-type="float" office:value="4.718217253685" calcext:value-type="float">
            <text:p>4,718217253685</text:p>
          </table:table-cell>
          <table:table-cell office:value-type="float" office:value="94.586922104951" calcext:value-type="float">
            <text:p>94,586922104951</text:p>
          </table:table-cell>
          <table:table-cell office:value-type="float" office:value="10" calcext:value-type="float">
            <text:p>1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178</text:p>
          </table:table-cell>
          <table:table-cell office:value-type="float" office:value="4.5241633057594" calcext:value-type="float">
            <text:p>4,5241633057594</text:p>
          </table:table-cell>
          <table:table-cell office:value-type="float" office:value="5.0287783145905" calcext:value-type="float">
            <text:p>5,0287783145905</text:p>
          </table:table-cell>
          <table:table-cell office:value-type="float" office:value="117.71827898208" calcext:value-type="float">
            <text:p>117,71827898208</text:p>
          </table:table-cell>
          <table:table-cell office:value-type="float" office:value="10" calcext:value-type="float">
            <text:p>1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189</text:p>
          </table:table-cell>
          <table:table-cell office:value-type="float" office:value="7.5209128856659" calcext:value-type="float">
            <text:p>7,5209128856659</text:p>
          </table:table-cell>
          <table:table-cell office:value-type="float" office:value="5.0353825092316" calcext:value-type="float">
            <text:p>5,0353825092316</text:p>
          </table:table-cell>
          <table:table-cell office:value-type="float" office:value="107.78610341868" calcext:value-type="float">
            <text:p>107,78610341868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200</text:p>
          </table:table-cell>
          <table:table-cell office:value-type="float" office:value="7.2227966785431" calcext:value-type="float">
            <text:p>7,2227966785431</text:p>
          </table:table-cell>
          <table:table-cell office:value-type="float" office:value="9.55775141716" calcext:value-type="float">
            <text:p>9,55775141716</text:p>
          </table:table-cell>
          <table:table-cell office:value-type="float" office:value="63.123434971852" calcext:value-type="float">
            <text:p>63,12343497185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211</text:p>
          </table:table-cell>
          <table:table-cell office:value-type="float" office:value="0.84098301827908" calcext:value-type="float">
            <text:p>0,84098301827908</text:p>
          </table:table-cell>
          <table:table-cell office:value-type="float" office:value="5.5011105537415" calcext:value-type="float">
            <text:p>5,5011105537415</text:p>
          </table:table-cell>
          <table:table-cell office:value-type="float" office:value="-172.13475780123" calcext:value-type="float">
            <text:p>-172,13475780123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222</text:p>
          </table:table-cell>
          <table:table-cell office:value-type="float" office:value="0.45425191521645" calcext:value-type="float">
            <text:p>0,45425191521645</text:p>
          </table:table-cell>
          <table:table-cell office:value-type="float" office:value="6.4897239208221" calcext:value-type="float">
            <text:p>6,4897239208221</text:p>
          </table:table-cell>
          <table:table-cell office:value-type="float" office:value="-34.007697348382" calcext:value-type="float">
            <text:p>-34,007697348382</text:p>
          </table:table-cell>
          <table:table-cell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233</text:p>
          </table:table-cell>
          <table:table-cell office:value-type="float" office:value="1.0781271755695" calcext:value-type="float">
            <text:p>1,0781271755695</text:p>
          </table:table-cell>
          <table:table-cell office:value-type="float" office:value="7.6875454187393" calcext:value-type="float">
            <text:p>7,6875454187393</text:p>
          </table:table-cell>
          <table:table-cell office:value-type="float" office:value="157.66110693573" calcext:value-type="float">
            <text:p>157,66110693573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244</text:p>
          </table:table-cell>
          <table:table-cell office:value-type="float" office:value="3.3361440896988" calcext:value-type="float">
            <text:p>3,3361440896988</text:p>
          </table:table-cell>
          <table:table-cell office:value-type="float" office:value="5.8255451917648" calcext:value-type="float">
            <text:p>5,8255451917648</text:p>
          </table:table-cell>
          <table:table-cell office:value-type="float" office:value="99.438515438396" calcext:value-type="float">
            <text:p>99,438515438396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255</text:p>
          </table:table-cell>
          <table:table-cell office:value-type="float" office:value="5.1337796449661" calcext:value-type="float">
            <text:p>5,1337796449661</text:p>
          </table:table-cell>
          <table:table-cell office:value-type="float" office:value="9.1359603404999" calcext:value-type="float">
            <text:p>9,1359603404999</text:p>
          </table:table-cell>
          <table:table-cell office:value-type="float" office:value="-91.56065230157" calcext:value-type="float">
            <text:p>-91,5606523015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266</text:p>
          </table:table-cell>
          <table:table-cell office:value-type="float" office:value="4.7652587294579" calcext:value-type="float">
            <text:p>4,7652587294579</text:p>
          </table:table-cell>
          <table:table-cell office:value-type="float" office:value="5.253781080246" calcext:value-type="float">
            <text:p>5,253781080246</text:p>
          </table:table-cell>
          <table:table-cell office:value-type="float" office:value="55.798499827172" calcext:value-type="float">
            <text:p>55,798499827172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277</text:p>
          </table:table-cell>
          <table:table-cell office:value-type="float" office:value="8.761773109436" calcext:value-type="float">
            <text:p>8,761773109436</text:p>
          </table:table-cell>
          <table:table-cell office:value-type="float" office:value="3.0664464831352" calcext:value-type="float">
            <text:p>3,0664464831352</text:p>
          </table:table-cell>
          <table:table-cell office:value-type="float" office:value="145.45068011922" calcext:value-type="float">
            <text:p>145,45068011922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288</text:p>
          </table:table-cell>
          <table:table-cell office:value-type="float" office:value="-0.70318348705769" calcext:value-type="float">
            <text:p>-0,70318348705769</text:p>
          </table:table-cell>
          <table:table-cell office:value-type="float" office:value="4.1088834404945" calcext:value-type="float">
            <text:p>4,1088834404945</text:p>
          </table:table-cell>
          <table:table-cell office:value-type="float" office:value="161.69989184969" calcext:value-type="float">
            <text:p>161,69989184969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299</text:p>
          </table:table-cell>
          <table:table-cell office:value-type="float" office:value="0.97049959003925" calcext:value-type="float">
            <text:p>0,97049959003925</text:p>
          </table:table-cell>
          <table:table-cell office:value-type="float" office:value="5.8049702644348" calcext:value-type="float">
            <text:p>5,8049702644348</text:p>
          </table:table-cell>
          <table:table-cell office:value-type="float" office:value="-30.246485190786" calcext:value-type="float">
            <text:p>-30,246485190786</text:p>
          </table:table-cell>
          <table:table-cell office:value-type="float" office:value="10" calcext:value-type="float">
            <text:p>1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310</text:p>
          </table:table-cell>
          <table:table-cell office:value-type="float" office:value="3.2847312092781" calcext:value-type="float">
            <text:p>3,2847312092781</text:p>
          </table:table-cell>
          <table:table-cell office:value-type="float" office:value="5.5001258850098" calcext:value-type="float">
            <text:p>5,5001258850098</text:p>
          </table:table-cell>
          <table:table-cell office:value-type="float" office:value="-39.787724519232" calcext:value-type="float">
            <text:p>-39,787724519232</text:p>
          </table:table-cell>
          <table:table-cell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321</text:p>
          </table:table-cell>
          <table:table-cell office:value-type="float" office:value="2.1890802681446" calcext:value-type="float">
            <text:p>2,1890802681446</text:p>
          </table:table-cell>
          <table:table-cell office:value-type="float" office:value="11.0327064991" calcext:value-type="float">
            <text:p>11,0327064991</text:p>
          </table:table-cell>
          <table:table-cell office:value-type="float" office:value="-87.810698588183" calcext:value-type="float">
            <text:p>-87,810698588183</text:p>
          </table:table-cell>
          <table:table-cell office:value-type="float" office:value="11" calcext:value-type="float">
            <text:p>1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332</text:p>
          </table:table-cell>
          <table:table-cell office:value-type="float" office:value="0.26270225644112" calcext:value-type="float">
            <text:p>0,26270225644112</text:p>
          </table:table-cell>
          <table:table-cell office:value-type="float" office:value="8.4348142147064" calcext:value-type="float">
            <text:p>8,4348142147064</text:p>
          </table:table-cell>
          <table:table-cell office:value-type="float" office:value="-109.48790182733" calcext:value-type="float">
            <text:p>-109,48790182733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343</text:p>
          </table:table-cell>
          <table:table-cell office:value-type="float" office:value="7.1247208118439" calcext:value-type="float">
            <text:p>7,1247208118439</text:p>
          </table:table-cell>
          <table:table-cell office:value-type="float" office:value="10.957868099213" calcext:value-type="float">
            <text:p>10,957868099213</text:p>
          </table:table-cell>
          <table:table-cell office:value-type="float" office:value="-89.044002211018" calcext:value-type="float">
            <text:p>-89,0440022110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354</text:p>
          </table:table-cell>
          <table:table-cell office:value-type="float" office:value="8.2779806852341" calcext:value-type="float">
            <text:p>8,2779806852341</text:p>
          </table:table-cell>
          <table:table-cell office:value-type="float" office:value="10.065271854401" calcext:value-type="float">
            <text:p>10,065271854401</text:p>
          </table:table-cell>
          <table:table-cell office:value-type="float" office:value="-33.289179680454" calcext:value-type="float">
            <text:p>-33,289179680454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365</text:p>
          </table:table-cell>
          <table:table-cell office:value-type="float" office:value="-1.5850076079369" calcext:value-type="float">
            <text:p>-1,5850076079369</text:p>
          </table:table-cell>
          <table:table-cell office:value-type="float" office:value="7.8770416975021" calcext:value-type="float">
            <text:p>7,8770416975021</text:p>
          </table:table-cell>
          <table:table-cell office:value-type="float" office:value="-67.477647665959" calcext:value-type="float">
            <text:p>-67,477647665959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376</text:p>
          </table:table-cell>
          <table:table-cell office:value-type="float" office:value="-0.98474495112896" calcext:value-type="float">
            <text:p>-0,98474495112896</text:p>
          </table:table-cell>
          <table:table-cell office:value-type="float" office:value="6.7292308807373" calcext:value-type="float">
            <text:p>6,7292308807373</text:p>
          </table:table-cell>
          <table:table-cell office:value-type="float" office:value="162.91253733787" calcext:value-type="float">
            <text:p>162,91253733787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387</text:p>
          </table:table-cell>
          <table:table-cell office:value-type="float" office:value="1.6937842965126" calcext:value-type="float">
            <text:p>1,6937842965126</text:p>
          </table:table-cell>
          <table:table-cell office:value-type="float" office:value="6.3567340373993" calcext:value-type="float">
            <text:p>6,3567340373993</text:p>
          </table:table-cell>
          <table:table-cell office:value-type="float" office:value="-167.47566848803" calcext:value-type="float">
            <text:p>-167,47566848803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398</text:p>
          </table:table-cell>
          <table:table-cell office:value-type="float" office:value="2.4960979819298" calcext:value-type="float">
            <text:p>2,4960979819298</text:p>
          </table:table-cell>
          <table:table-cell office:value-type="float" office:value="9.668025970459" calcext:value-type="float">
            <text:p>9,668025970459</text:p>
          </table:table-cell>
          <table:table-cell office:value-type="float" office:value="-100.7165248227" calcext:value-type="float">
            <text:p>-100,7165248227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409</text:p>
          </table:table-cell>
          <table:table-cell office:value-type="float" office:value="4.0534400939941" calcext:value-type="float">
            <text:p>4,0534400939941</text:p>
          </table:table-cell>
          <table:table-cell office:value-type="float" office:value="10.339224338531" calcext:value-type="float">
            <text:p>10,339224338531</text:p>
          </table:table-cell>
          <table:table-cell office:value-type="float" office:value="-75.328517871298" calcext:value-type="float">
            <text:p>-75,32851787129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420</text:p>
          </table:table-cell>
          <table:table-cell office:value-type="float" office:value="6.0077202320099" calcext:value-type="float">
            <text:p>6,0077202320099</text:p>
          </table:table-cell>
          <table:table-cell office:value-type="float" office:value="6.1856758594513" calcext:value-type="float">
            <text:p>6,1856758594513</text:p>
          </table:table-cell>
          <table:table-cell office:value-type="float" office:value="107.84281590942" calcext:value-type="float">
            <text:p>107,84281590942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431</text:p>
          </table:table-cell>
          <table:table-cell office:value-type="float" office:value="9.7959917783737" calcext:value-type="float">
            <text:p>9,7959917783737</text:p>
          </table:table-cell>
          <table:table-cell office:value-type="float" office:value="7.6686614751816" calcext:value-type="float">
            <text:p>7,6686614751816</text:p>
          </table:table-cell>
          <table:table-cell office:value-type="float" office:value="150.02557882078" calcext:value-type="float">
            <text:p>150,02557882078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442</text:p>
          </table:table-cell>
          <table:table-cell office:value-type="float" office:value="-1.4041402935982" calcext:value-type="float">
            <text:p>-1,4041402935982</text:p>
          </table:table-cell>
          <table:table-cell office:value-type="float" office:value="7.1980947256088" calcext:value-type="float">
            <text:p>7,1980947256088</text:p>
          </table:table-cell>
          <table:table-cell office:value-type="float" office:value="24.462161360273" calcext:value-type="float">
            <text:p>24,462161360273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453</text:p>
          </table:table-cell>
          <table:table-cell office:value-type="float" office:value="1.6074173152447" calcext:value-type="float">
            <text:p>1,6074173152447</text:p>
          </table:table-cell>
          <table:table-cell office:value-type="float" office:value="11.010746955872" calcext:value-type="float">
            <text:p>11,010746955872</text:p>
          </table:table-cell>
          <table:table-cell office:value-type="float" office:value="19.442665159323" calcext:value-type="float">
            <text:p>19,442665159323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5</text:p>
          </table:table-cell>
          <table:table-cell office:value-type="float" office:value="0.36954153329134" calcext:value-type="float">
            <text:p>0,36954153329134</text:p>
          </table:table-cell>
          <table:table-cell office:value-type="float" office:value="0.13108929619193" calcext:value-type="float">
            <text:p>0,13108929619193</text:p>
          </table:table-cell>
          <table:table-cell office:value-type="float" office:value="108.38302988915" calcext:value-type="float">
            <text:p>108,38302988915</text:p>
          </table:table-cell>
          <table:table-cell office:value-type="float" office:value="10" calcext:value-type="float">
            <text:p>10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914</text:p>
          </table:table-cell>
          <table:table-cell office:value-type="float" office:value="0.098165795207024" calcext:value-type="float">
            <text:p>0,098165795207024</text:p>
          </table:table-cell>
          <table:table-cell office:value-type="float" office:value="1.0462927818298" calcext:value-type="float">
            <text:p>1,0462927818298</text:p>
          </table:table-cell>
          <table:table-cell office:value-type="float" office:value="-46.763330128542" calcext:value-type="float">
            <text:p>-46,763330128542</text:p>
          </table:table-cell>
          <table:table-cell office:value-type="float" office:value="10" calcext:value-type="float">
            <text:p>10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925</text:p>
          </table:table-cell>
          <table:table-cell office:value-type="float" office:value="0.046248291619122" calcext:value-type="float">
            <text:p>0,046248291619122</text:p>
          </table:table-cell>
          <table:table-cell office:value-type="float" office:value="0.33483825623989" calcext:value-type="float">
            <text:p>0,33483825623989</text:p>
          </table:table-cell>
          <table:table-cell office:value-type="float" office:value="-101.60533713687" calcext:value-type="float">
            <text:p>-101,60533713687</text:p>
          </table:table-cell>
          <table:table-cell office:value-type="float" office:value="10" calcext:value-type="float">
            <text:p>10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936</text:p>
          </table:table-cell>
          <table:table-cell office:value-type="float" office:value="0.81163659691811" calcext:value-type="float">
            <text:p>0,81163659691811</text:p>
          </table:table-cell>
          <table:table-cell office:value-type="float" office:value="0.72020456194878" calcext:value-type="float">
            <text:p>0,72020456194878</text:p>
          </table:table-cell>
          <table:table-cell office:value-type="float" office:value="-60.505448632939" calcext:value-type="float">
            <text:p>-60,505448632939</text:p>
          </table:table-cell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947</text:p>
          </table:table-cell>
          <table:table-cell office:value-type="float" office:value="5.123969912529" calcext:value-type="float">
            <text:p>5,123969912529</text:p>
          </table:table-cell>
          <table:table-cell office:value-type="float" office:value="-0.5850313231349" calcext:value-type="float">
            <text:p>-0,5850313231349</text:p>
          </table:table-cell>
          <table:table-cell office:value-type="float" office:value="55.326164528063" calcext:value-type="float">
            <text:p>55,32616452806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958</text:p>
          </table:table-cell>
          <table:table-cell office:value-type="float" office:value="6.7836439609528" calcext:value-type="float">
            <text:p>6,7836439609528</text:p>
          </table:table-cell>
          <table:table-cell office:value-type="float" office:value="0.16272077336907" calcext:value-type="float">
            <text:p>0,16272077336907</text:p>
          </table:table-cell>
          <table:table-cell office:value-type="float" office:value="-18.412526056265" calcext:value-type="float">
            <text:p>-18,412526056265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969</text:p>
          </table:table-cell>
          <table:table-cell office:value-type="float" office:value="10.023871660233" calcext:value-type="float">
            <text:p>10,023871660233</text:p>
          </table:table-cell>
          <table:table-cell office:value-type="float" office:value="0.68081811070442" calcext:value-type="float">
            <text:p>0,68081811070442</text:p>
          </table:table-cell>
          <table:table-cell office:value-type="float" office:value="163.14734167354" calcext:value-type="float">
            <text:p>163,1473416735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980</text:p>
          </table:table-cell>
          <table:table-cell office:value-type="float" office:value="-1.5850143134594" calcext:value-type="float">
            <text:p>-1,5850143134594</text:p>
          </table:table-cell>
          <table:table-cell office:value-type="float" office:value="0.79485312104225" calcext:value-type="float">
            <text:p>0,79485312104225</text:p>
          </table:table-cell>
          <table:table-cell office:value-type="float" office:value="15.880679628652" calcext:value-type="float">
            <text:p>15,880679628652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991</text:p>
          </table:table-cell>
          <table:table-cell office:value-type="float" office:value="3.5831221938133" calcext:value-type="float">
            <text:p>3,5831221938133</text:p>
          </table:table-cell>
          <table:table-cell office:value-type="float" office:value="-0.58500476181507" calcext:value-type="float">
            <text:p>-0,58500476181507</text:p>
          </table:table-cell>
          <table:table-cell office:value-type="float" office:value="118.66859417812" calcext:value-type="float">
            <text:p>118,66859417812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002</text:p>
          </table:table-cell>
          <table:table-cell office:value-type="float" office:value="1.4509992301464" calcext:value-type="float">
            <text:p>1,4509992301464</text:p>
          </table:table-cell>
          <table:table-cell office:value-type="float" office:value="4.2768311500549" calcext:value-type="float">
            <text:p>4,2768311500549</text:p>
          </table:table-cell>
          <table:table-cell office:value-type="float" office:value="41.103418085985" calcext:value-type="float">
            <text:p>41,103418085985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013</text:p>
          </table:table-cell>
          <table:table-cell office:value-type="float" office:value="-0.30064642429352" calcext:value-type="float">
            <text:p>-0,30064642429352</text:p>
          </table:table-cell>
          <table:table-cell office:value-type="float" office:value="1.1768604815006" calcext:value-type="float">
            <text:p>1,1768604815006</text:p>
          </table:table-cell>
          <table:table-cell office:value-type="float" office:value="108.73527739458" calcext:value-type="float">
            <text:p>108,73527739458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024</text:p>
          </table:table-cell>
          <table:table-cell office:value-type="float" office:value="6.1583817005157" calcext:value-type="float">
            <text:p>6,1583817005157</text:p>
          </table:table-cell>
          <table:table-cell office:value-type="float" office:value="0.5389391258359" calcext:value-type="float">
            <text:p>0,5389391258359</text:p>
          </table:table-cell>
          <table:table-cell office:value-type="float" office:value="108.74301992404" calcext:value-type="float">
            <text:p>108,74301992404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035</text:p>
          </table:table-cell>
          <table:table-cell office:value-type="float" office:value="1.7807446420193" calcext:value-type="float">
            <text:p>1,7807446420193</text:p>
          </table:table-cell>
          <table:table-cell office:value-type="float" office:value="0.8061808347702" calcext:value-type="float">
            <text:p>0,8061808347702</text:p>
          </table:table-cell>
          <table:table-cell office:value-type="float" office:value="-11.043188393496" calcext:value-type="float">
            <text:p>-11,0431883934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046</text:p>
          </table:table-cell>
          <table:table-cell office:value-type="float" office:value="8.6773502826691" calcext:value-type="float">
            <text:p>8,6773502826691</text:p>
          </table:table-cell>
          <table:table-cell office:value-type="float" office:value="-0.31956575810909" calcext:value-type="float">
            <text:p>-0,31956575810909</text:p>
          </table:table-cell>
          <table:table-cell office:value-type="float" office:value="95.742527087023" calcext:value-type="float">
            <text:p>95,742527087023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057</text:p>
          </table:table-cell>
          <table:table-cell office:value-type="float" office:value="-0.10120511054993" calcext:value-type="float">
            <text:p>-0,10120511054993</text:p>
          </table:table-cell>
          <table:table-cell office:value-type="float" office:value="1.4447455108166" calcext:value-type="float">
            <text:p>1,4447455108166</text:p>
          </table:table-cell>
          <table:table-cell office:value-type="float" office:value="56.032849724885" calcext:value-type="float">
            <text:p>56,032849724885</text:p>
          </table:table-cell>
          <table:table-cell office:value-type="float" office:value="10" calcext:value-type="float">
            <text:p>1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068</text:p>
          </table:table-cell>
          <table:table-cell office:value-type="float" office:value="0.7184274494648" calcext:value-type="float">
            <text:p>0,7184274494648</text:p>
          </table:table-cell>
          <table:table-cell office:value-type="float" office:value="2.0184519886971" calcext:value-type="float">
            <text:p>2,0184519886971</text:p>
          </table:table-cell>
          <table:table-cell office:value-type="float" office:value="-171.95288694588" calcext:value-type="float">
            <text:p>-171,95288694588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079</text:p>
          </table:table-cell>
          <table:table-cell office:value-type="float" office:value="1.0800574719906" calcext:value-type="float">
            <text:p>1,0800574719906</text:p>
          </table:table-cell>
          <table:table-cell office:value-type="float" office:value="2.9365396499634" calcext:value-type="float">
            <text:p>2,9365396499634</text:p>
          </table:table-cell>
          <table:table-cell office:value-type="float" office:value="-49.601045763417" calcext:value-type="float">
            <text:p>-49,601045763417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090</text:p>
          </table:table-cell>
          <table:table-cell office:value-type="float" office:value="5.5191743373871" calcext:value-type="float">
            <text:p>5,5191743373871</text:p>
          </table:table-cell>
          <table:table-cell office:value-type="float" office:value="1.5876910090446" calcext:value-type="float">
            <text:p>1,5876910090446</text:p>
          </table:table-cell>
          <table:table-cell office:value-type="float" office:value="108.75383076394" calcext:value-type="float">
            <text:p>108,75383076394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101</text:p>
          </table:table-cell>
          <table:table-cell office:value-type="float" office:value="5.3979855775833" calcext:value-type="float">
            <text:p>5,3979855775833</text:p>
          </table:table-cell>
          <table:table-cell office:value-type="float" office:value="3.1043180823326" calcext:value-type="float">
            <text:p>3,1043180823326</text:p>
          </table:table-cell>
          <table:table-cell office:value-type="float" office:value="-116.16824235126" calcext:value-type="float">
            <text:p>-116,16824235126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112</text:p>
          </table:table-cell>
          <table:table-cell office:value-type="float" office:value="7.6404714584351" calcext:value-type="float">
            <text:p>7,6404714584351</text:p>
          </table:table-cell>
          <table:table-cell office:value-type="float" office:value="2.2388032078743" calcext:value-type="float">
            <text:p>2,2388032078743</text:p>
          </table:table-cell>
          <table:table-cell office:value-type="float" office:value="18.991177628754" calcext:value-type="float">
            <text:p>18,991177628754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123</text:p>
          </table:table-cell>
          <table:table-cell office:value-type="float" office:value="8.9618396759033" calcext:value-type="float">
            <text:p>8,9618396759033</text:p>
          </table:table-cell>
          <table:table-cell office:value-type="float" office:value="6.7466962337494" calcext:value-type="float">
            <text:p>6,7466962337494</text:p>
          </table:table-cell>
          <table:table-cell office:value-type="float" office:value="-150.74106234654" calcext:value-type="float">
            <text:p>-150,74106234654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134</text:p>
          </table:table-cell>
          <table:table-cell office:value-type="float" office:value="0.36434713751078" calcext:value-type="float">
            <text:p>0,36434713751078</text:p>
          </table:table-cell>
          <table:table-cell office:value-type="float" office:value="4.2785269021988" calcext:value-type="float">
            <text:p>4,2785269021988</text:p>
          </table:table-cell>
          <table:table-cell office:value-type="float" office:value="-67.15199674011" calcext:value-type="float">
            <text:p>-67,15199674011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145</text:p>
          </table:table-cell>
          <table:table-cell office:value-type="float" office:value="0.95767952501774" calcext:value-type="float">
            <text:p>0,95767952501774</text:p>
          </table:table-cell>
          <table:table-cell office:value-type="float" office:value="6.0376250743866" calcext:value-type="float">
            <text:p>6,0376250743866</text:p>
          </table:table-cell>
          <table:table-cell office:value-type="float" office:value="171.28216385082" calcext:value-type="float">
            <text:p>171,28216385082</text:p>
          </table:table-cell>
          <table:table-cell office:value-type="float" office:value="10" calcext:value-type="float">
            <text:p>10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156</text:p>
          </table:table-cell>
          <table:table-cell office:value-type="float" office:value="0.6330768018961" calcext:value-type="float">
            <text:p>0,6330768018961</text:p>
          </table:table-cell>
          <table:table-cell office:value-type="float" office:value="2.6612350344658" calcext:value-type="float">
            <text:p>2,6612350344658</text:p>
          </table:table-cell>
          <table:table-cell office:value-type="float" office:value="-171.80358528332" calcext:value-type="float">
            <text:p>-171,80358528332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167</text:p>
          </table:table-cell>
          <table:table-cell office:value-type="float" office:value="4.4111624360085" calcext:value-type="float">
            <text:p>4,4111624360085</text:p>
          </table:table-cell>
          <table:table-cell office:value-type="float" office:value="4.5987391471863" calcext:value-type="float">
            <text:p>4,5987391471863</text:p>
          </table:table-cell>
          <table:table-cell office:value-type="float" office:value="166.74959279929" calcext:value-type="float">
            <text:p>166,74959279929</text:p>
          </table:table-cell>
          <table:table-cell office:value-type="float" office:value="10" calcext:value-type="float">
            <text:p>10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178</text:p>
          </table:table-cell>
          <table:table-cell office:value-type="float" office:value="4.6199280023575" calcext:value-type="float">
            <text:p>4,6199280023575</text:p>
          </table:table-cell>
          <table:table-cell office:value-type="float" office:value="4.8377341032028" calcext:value-type="float">
            <text:p>4,8377341032028</text:p>
          </table:table-cell>
          <table:table-cell office:value-type="float" office:value="175.52012243089" calcext:value-type="float">
            <text:p>175,52012243089</text:p>
          </table:table-cell>
          <table:table-cell office:value-type="float" office:value="10" calcext:value-type="float">
            <text:p>10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189</text:p>
          </table:table-cell>
          <table:table-cell office:value-type="float" office:value="7.4237632751465" calcext:value-type="float">
            <text:p>7,4237632751465</text:p>
          </table:table-cell>
          <table:table-cell office:value-type="float" office:value="4.784537255764" calcext:value-type="float">
            <text:p>4,784537255764</text:p>
          </table:table-cell>
          <table:table-cell office:value-type="float" office:value="61.549364381535" calcext:value-type="float">
            <text:p>61,549364381535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200</text:p>
          </table:table-cell>
          <table:table-cell office:value-type="float" office:value="7.2291743755341" calcext:value-type="float">
            <text:p>7,2291743755341</text:p>
          </table:table-cell>
          <table:table-cell office:value-type="float" office:value="9.2382228374481" calcext:value-type="float">
            <text:p>9,2382228374481</text:p>
          </table:table-cell>
          <table:table-cell office:value-type="float" office:value="98.519894727476" calcext:value-type="float">
            <text:p>98,51989472747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211</text:p>
          </table:table-cell>
          <table:table-cell office:value-type="float" office:value="0.89870005846024" calcext:value-type="float">
            <text:p>0,89870005846024</text:p>
          </table:table-cell>
          <table:table-cell office:value-type="float" office:value="5.2699166536331" calcext:value-type="float">
            <text:p>5,2699166536331</text:p>
          </table:table-cell>
          <table:table-cell office:value-type="float" office:value="98.294855682713" calcext:value-type="float">
            <text:p>98,294855682713</text:p>
          </table:table-cell>
          <table:table-cell office:value-type="float" office:value="10" calcext:value-type="float">
            <text:p>1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222</text:p>
          </table:table-cell>
          <table:table-cell office:value-type="float" office:value="0.30531976372004" calcext:value-type="float">
            <text:p>0,30531976372004</text:p>
          </table:table-cell>
          <table:table-cell office:value-type="float" office:value="6.3251489400864" calcext:value-type="float">
            <text:p>6,3251489400864</text:p>
          </table:table-cell>
          <table:table-cell office:value-type="float" office:value="56.793080014028" calcext:value-type="float">
            <text:p>56,793080014028</text:p>
          </table:table-cell>
          <table:table-cell office:value-type="float" office:value="10" calcext:value-type="float">
            <text:p>1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233</text:p>
          </table:table-cell>
          <table:table-cell office:value-type="float" office:value="1.450689136982" calcext:value-type="float">
            <text:p>1,450689136982</text:p>
          </table:table-cell>
          <table:table-cell office:value-type="float" office:value="7.6393067836761" calcext:value-type="float">
            <text:p>7,6393067836761</text:p>
          </table:table-cell>
          <table:table-cell office:value-type="float" office:value="170.0076874654" calcext:value-type="float">
            <text:p>170,0076874654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244</text:p>
          </table:table-cell>
          <table:table-cell office:value-type="float" office:value="3.1223139166832" calcext:value-type="float">
            <text:p>3,1223139166832</text:p>
          </table:table-cell>
          <table:table-cell office:value-type="float" office:value="5.7796990871429" calcext:value-type="float">
            <text:p>5,7796990871429</text:p>
          </table:table-cell>
          <table:table-cell office:value-type="float" office:value="7.158355443341" calcext:value-type="float">
            <text:p>7,158355443341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255</text:p>
          </table:table-cell>
          <table:table-cell office:value-type="float" office:value="5.138566493988" calcext:value-type="float">
            <text:p>5,138566493988</text:p>
          </table:table-cell>
          <table:table-cell office:value-type="float" office:value="9.3800848722458" calcext:value-type="float">
            <text:p>9,3800848722458</text:p>
          </table:table-cell>
          <table:table-cell office:value-type="float" office:value="-91.103282703716" calcext:value-type="float">
            <text:p>-91,10328270371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266</text:p>
          </table:table-cell>
          <table:table-cell office:value-type="float" office:value="4.7216129302979" calcext:value-type="float">
            <text:p>4,7216129302979</text:p>
          </table:table-cell>
          <table:table-cell office:value-type="float" office:value="5.1335042715073" calcext:value-type="float">
            <text:p>5,1335042715073</text:p>
          </table:table-cell>
          <table:table-cell office:value-type="float" office:value="41.56783318064" calcext:value-type="float">
            <text:p>41,56783318064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277</text:p>
          </table:table-cell>
          <table:table-cell office:value-type="float" office:value="9.0920221805573" calcext:value-type="float">
            <text:p>9,0920221805573</text:p>
          </table:table-cell>
          <table:table-cell office:value-type="float" office:value="2.8556180000305" calcext:value-type="float">
            <text:p>2,8556180000305</text:p>
          </table:table-cell>
          <table:table-cell office:value-type="float" office:value="148.16164514821" calcext:value-type="float">
            <text:p>148,16164514821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288</text:p>
          </table:table-cell>
          <table:table-cell office:value-type="float" office:value="-0.4503483325243" calcext:value-type="float">
            <text:p>-0,4503483325243</text:p>
          </table:table-cell>
          <table:table-cell office:value-type="float" office:value="4.0787607431412" calcext:value-type="float">
            <text:p>4,0787607431412</text:p>
          </table:table-cell>
          <table:table-cell office:value-type="float" office:value="175.09014895008" calcext:value-type="float">
            <text:p>175,09014895008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299</text:p>
          </table:table-cell>
          <table:table-cell office:value-type="float" office:value="0.87914019823074" calcext:value-type="float">
            <text:p>0,87914019823074</text:p>
          </table:table-cell>
          <table:table-cell office:value-type="float" office:value="5.6044971942902" calcext:value-type="float">
            <text:p>5,6044971942902</text:p>
          </table:table-cell>
          <table:table-cell office:value-type="float" office:value="58.951011129246" calcext:value-type="float">
            <text:p>58,951011129246</text:p>
          </table:table-cell>
          <table:table-cell office:value-type="float" office:value="10" calcext:value-type="float">
            <text:p>1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310</text:p>
          </table:table-cell>
          <table:table-cell office:value-type="float" office:value="3.1224879622459" calcext:value-type="float">
            <text:p>3,1224879622459</text:p>
          </table:table-cell>
          <table:table-cell office:value-type="float" office:value="5.3229475021362" calcext:value-type="float">
            <text:p>5,3229475021362</text:p>
          </table:table-cell>
          <table:table-cell office:value-type="float" office:value="51.714189113325" calcext:value-type="float">
            <text:p>51,714189113325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321</text:p>
          </table:table-cell>
          <table:table-cell office:value-type="float" office:value="2.1379899978638" calcext:value-type="float">
            <text:p>2,1379899978638</text:p>
          </table:table-cell>
          <table:table-cell office:value-type="float" office:value="11.032884120941" calcext:value-type="float">
            <text:p>11,032884120941</text:p>
          </table:table-cell>
          <table:table-cell office:value-type="float" office:value="-87.761086263474" calcext:value-type="float">
            <text:p>-87,761086263474</text:p>
          </table:table-cell>
          <table:table-cell office:value-type="float" office:value="11" calcext:value-type="float">
            <text:p>1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332</text:p>
          </table:table-cell>
          <table:table-cell office:value-type="float" office:value="0.47389265149832" calcext:value-type="float">
            <text:p>0,47389265149832</text:p>
          </table:table-cell>
          <table:table-cell office:value-type="float" office:value="8.7436258792877" calcext:value-type="float">
            <text:p>8,7436258792877</text:p>
          </table:table-cell>
          <table:table-cell office:value-type="float" office:value="-121.73064499144" calcext:value-type="float">
            <text:p>-121,73064499144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343</text:p>
          </table:table-cell>
          <table:table-cell office:value-type="float" office:value="7.1561706066132" calcext:value-type="float">
            <text:p>7,1561706066132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84.961645922084" calcext:value-type="float">
            <text:p>-84,9616459220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354</text:p>
          </table:table-cell>
          <table:table-cell office:value-type="float" office:value="8.0462741851807" calcext:value-type="float">
            <text:p>8,0462741851807</text:p>
          </table:table-cell>
          <table:table-cell office:value-type="float" office:value="10.076911449432" calcext:value-type="float">
            <text:p>10,076911449432</text:p>
          </table:table-cell>
          <table:table-cell office:value-type="float" office:value="0.71922815434492" calcext:value-type="float">
            <text:p>0,71922815434492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365</text:p>
          </table:table-cell>
          <table:table-cell office:value-type="float" office:value="-1.5825133025646" calcext:value-type="float">
            <text:p>-1,5825133025646</text:p>
          </table:table-cell>
          <table:table-cell office:value-type="float" office:value="8.2392179965973" calcext:value-type="float">
            <text:p>8,2392179965973</text:p>
          </table:table-cell>
          <table:table-cell office:value-type="float" office:value="-78.700317698679" calcext:value-type="float">
            <text:p>-78,700317698679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376</text:p>
          </table:table-cell>
          <table:table-cell office:value-type="float" office:value="-1.0042232275009" calcext:value-type="float">
            <text:p>-1,0042232275009</text:p>
          </table:table-cell>
          <table:table-cell office:value-type="float" office:value="6.4818322658539" calcext:value-type="float">
            <text:p>6,4818322658539</text:p>
          </table:table-cell>
          <table:table-cell office:value-type="float" office:value="82.55541400545" calcext:value-type="float">
            <text:p>82,55541400545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387</text:p>
          </table:table-cell>
          <table:table-cell office:value-type="float" office:value="2.0833075046539" calcext:value-type="float">
            <text:p>2,0833075046539</text:p>
          </table:table-cell>
          <table:table-cell office:value-type="float" office:value="6.4429527521133" calcext:value-type="float">
            <text:p>6,4429527521133</text:p>
          </table:table-cell>
          <table:table-cell office:value-type="float" office:value="-167.51512600358" calcext:value-type="float">
            <text:p>-167,51512600358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398</text:p>
          </table:table-cell>
          <table:table-cell office:value-type="float" office:value="2.5126001238823" calcext:value-type="float">
            <text:p>2,5126001238823</text:p>
          </table:table-cell>
          <table:table-cell office:value-type="float" office:value="9.80504155159" calcext:value-type="float">
            <text:p>9,80504155159</text:p>
          </table:table-cell>
          <table:table-cell office:value-type="float" office:value="-97.556294908949" calcext:value-type="float">
            <text:p>-97,556294908949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409</text:p>
          </table:table-cell>
          <table:table-cell office:value-type="float" office:value="3.852051794529" calcext:value-type="float">
            <text:p>3,852051794529</text:p>
          </table:table-cell>
          <table:table-cell office:value-type="float" office:value="10.605827569962" calcext:value-type="float">
            <text:p>10,605827569962</text:p>
          </table:table-cell>
          <table:table-cell office:value-type="float" office:value="-47.032627330464" calcext:value-type="float">
            <text:p>-47,0326273304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420</text:p>
          </table:table-cell>
          <table:table-cell office:value-type="float" office:value="6.117792725563" calcext:value-type="float">
            <text:p>6,117792725563</text:p>
          </table:table-cell>
          <table:table-cell office:value-type="float" office:value="5.882151722908" calcext:value-type="float">
            <text:p>5,882151722908</text:p>
          </table:table-cell>
          <table:table-cell office:value-type="float" office:value="110.55384244129" calcext:value-type="float">
            <text:p>110,55384244129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431</text:p>
          </table:table-cell>
          <table:table-cell office:value-type="float" office:value="9.9992388486862" calcext:value-type="float">
            <text:p>9,9992388486862</text:p>
          </table:table-cell>
          <table:table-cell office:value-type="float" office:value="7.4703282117844" calcext:value-type="float">
            <text:p>7,4703282117844</text:p>
          </table:table-cell>
          <table:table-cell office:value-type="float" office:value="132.75328715136" calcext:value-type="float">
            <text:p>132,75328715136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442</text:p>
          </table:table-cell>
          <table:table-cell office:value-type="float" office:value="-1.5238311886787" calcext:value-type="float">
            <text:p>-1,5238311886787</text:p>
          </table:table-cell>
          <table:table-cell office:value-type="float" office:value="7.3849284648895" calcext:value-type="float">
            <text:p>7,3849284648895</text:p>
          </table:table-cell>
          <table:table-cell office:value-type="float" office:value="-66.347088024115" calcext:value-type="float">
            <text:p>-66,347088024115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453</text:p>
          </table:table-cell>
          <table:table-cell office:value-type="float" office:value="1.3355125486851" calcext:value-type="float">
            <text:p>1,3355125486851</text:p>
          </table:table-cell>
          <table:table-cell office:value-type="float" office:value="10.770065784454" calcext:value-type="float">
            <text:p>10,770065784454</text:p>
          </table:table-cell>
          <table:table-cell office:value-type="float" office:value="38.025321854148" calcext:value-type="float">
            <text:p>38,025321854148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5</text:p>
          </table:table-cell>
          <table:table-cell office:value-type="float" office:value="0.58749008923769" calcext:value-type="float">
            <text:p>0,58749008923769</text:p>
          </table:table-cell>
          <table:table-cell office:value-type="float" office:value="0.17049361020327" calcext:value-type="float">
            <text:p>0,17049361020327</text:p>
          </table:table-cell>
          <table:table-cell office:value-type="float" office:value="-161.02215742609" calcext:value-type="float">
            <text:p>-161,02215742609</text:p>
          </table:table-cell>
          <table:table-cell office:value-type="float" office:value="10" calcext:value-type="float">
            <text:p>10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914</text:p>
          </table:table-cell>
          <table:table-cell office:value-type="float" office:value="-0.068768924102187" calcext:value-type="float">
            <text:p>-0,068768924102187</text:p>
          </table:table-cell>
          <table:table-cell office:value-type="float" office:value="0.91805562376976" calcext:value-type="float">
            <text:p>0,91805562376976</text:p>
          </table:table-cell>
          <table:table-cell office:value-type="float" office:value="43.309690466352" calcext:value-type="float">
            <text:p>43,309690466352</text:p>
          </table:table-cell>
          <table:table-cell office:value-type="float" office:value="10" calcext:value-type="float">
            <text:p>10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925</text:p>
          </table:table-cell>
          <table:table-cell office:value-type="float" office:value="0.27447128668427" calcext:value-type="float">
            <text:p>0,27447128668427</text:p>
          </table:table-cell>
          <table:table-cell office:value-type="float" office:value="0.34039225429296" calcext:value-type="float">
            <text:p>0,34039225429296</text:p>
          </table:table-cell>
          <table:table-cell office:value-type="float" office:value="178.36996096714" calcext:value-type="float">
            <text:p>178,36996096714</text:p>
          </table:table-cell>
          <table:table-cell office:value-type="float" office:value="10" calcext:value-type="float">
            <text:p>10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936</text:p>
          </table:table-cell>
          <table:table-cell office:value-type="float" office:value="0.53035996854305" calcext:value-type="float">
            <text:p>0,53035996854305</text:p>
          </table:table-cell>
          <table:table-cell office:value-type="float" office:value="0.95590695738792" calcext:value-type="float">
            <text:p>0,95590695738792</text:p>
          </table:table-cell>
          <table:table-cell office:value-type="float" office:value="-43.191608349988" calcext:value-type="float">
            <text:p>-43,191608349988</text:p>
          </table:table-cell>
          <table:table-cell office:value-type="float" office:value="10" calcext:value-type="float">
            <text:p>1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947</text:p>
          </table:table-cell>
          <table:table-cell office:value-type="float" office:value="4.8263639211655" calcext:value-type="float">
            <text:p>4,8263639211655</text:p>
          </table:table-cell>
          <table:table-cell office:value-type="float" office:value="-0.58501075953245" calcext:value-type="float">
            <text:p>-0,58501075953245</text:p>
          </table:table-cell>
          <table:table-cell office:value-type="float" office:value="33.231363554669" calcext:value-type="float">
            <text:p>33,23136355466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958</text:p>
          </table:table-cell>
          <table:table-cell office:value-type="float" office:value="6.6049593687057" calcext:value-type="float">
            <text:p>6,6049593687057</text:p>
          </table:table-cell>
          <table:table-cell office:value-type="float" office:value="0.30087986961007" calcext:value-type="float">
            <text:p>0,30087986961007</text:p>
          </table:table-cell>
          <table:table-cell office:value-type="float" office:value="-59.343187672317" calcext:value-type="float">
            <text:p>-59,343187672317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969</text:p>
          </table:table-cell>
          <table:table-cell office:value-type="float" office:value="10.084755420685" calcext:value-type="float">
            <text:p>10,084755420685</text:p>
          </table:table-cell>
          <table:table-cell office:value-type="float" office:value="0.66603973507881" calcext:value-type="float">
            <text:p>0,66603973507881</text:p>
          </table:table-cell>
          <table:table-cell office:value-type="float" office:value="157.91710926469" calcext:value-type="float">
            <text:p>157,91710926469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980</text:p>
          </table:table-cell>
          <table:table-cell office:value-type="float" office:value="-1.5850155055523" calcext:value-type="float">
            <text:p>-1,5850155055523</text:p>
          </table:table-cell>
          <table:table-cell office:value-type="float" office:value="0.82937471568584" calcext:value-type="float">
            <text:p>0,82937471568584</text:p>
          </table:table-cell>
          <table:table-cell office:value-type="float" office:value="-3.5374253798442" calcext:value-type="float">
            <text:p>-3,5374253798442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991</text:p>
          </table:table-cell>
          <table:table-cell office:value-type="float" office:value="3.8929405808449" calcext:value-type="float">
            <text:p>3,8929405808449</text:p>
          </table:table-cell>
          <table:table-cell office:value-type="float" office:value="-0.58501768857241" calcext:value-type="float">
            <text:p>-0,58501768857241</text:p>
          </table:table-cell>
          <table:table-cell office:value-type="float" office:value="115.39323770317" calcext:value-type="float">
            <text:p>115,39323770317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002</text:p>
          </table:table-cell>
          <table:table-cell office:value-type="float" office:value="1.1346817016602" calcext:value-type="float">
            <text:p>1,1346817016602</text:p>
          </table:table-cell>
          <table:table-cell office:value-type="float" office:value="4.1690221428871" calcext:value-type="float">
            <text:p>4,1690221428871</text:p>
          </table:table-cell>
          <table:table-cell office:value-type="float" office:value="12.573954121322" calcext:value-type="float">
            <text:p>12,573954121322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013</text:p>
          </table:table-cell>
          <table:table-cell office:value-type="float" office:value="-0.37810649722815" calcext:value-type="float">
            <text:p>-0,37810649722815</text:p>
          </table:table-cell>
          <table:table-cell office:value-type="float" office:value="0.97173139452934" calcext:value-type="float">
            <text:p>0,97173139452934</text:p>
          </table:table-cell>
          <table:table-cell office:value-type="float" office:value="91.060497198895" calcext:value-type="float">
            <text:p>91,060497198895</text:p>
          </table:table-cell>
          <table:table-cell office:value-type="float" office:value="10" calcext:value-type="float">
            <text:p>1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024</text:p>
          </table:table-cell>
          <table:table-cell office:value-type="float" office:value="6.2772589921951" calcext:value-type="float">
            <text:p>6,2772589921951</text:p>
          </table:table-cell>
          <table:table-cell office:value-type="float" office:value="0.39738900959492" calcext:value-type="float">
            <text:p>0,39738900959492</text:p>
          </table:table-cell>
          <table:table-cell office:value-type="float" office:value="146.71604041081" calcext:value-type="float">
            <text:p>146,71604041081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035</text:p>
          </table:table-cell>
          <table:table-cell office:value-type="float" office:value="1.4652040600777" calcext:value-type="float">
            <text:p>1,4652040600777</text:p>
          </table:table-cell>
          <table:table-cell office:value-type="float" office:value="0.89772775769234" calcext:value-type="float">
            <text:p>0,89772775769234</text:p>
          </table:table-cell>
          <table:table-cell office:value-type="float" office:value="-19.738136962721" calcext:value-type="float">
            <text:p>-19,7381369627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046</text:p>
          </table:table-cell>
          <table:table-cell office:value-type="float" office:value="8.4286147356033" calcext:value-type="float">
            <text:p>8,4286147356033</text:p>
          </table:table-cell>
          <table:table-cell office:value-type="float" office:value="-0.43219435960054" calcext:value-type="float">
            <text:p>-0,43219435960054</text:p>
          </table:table-cell>
          <table:table-cell office:value-type="float" office:value="38.243363237685" calcext:value-type="float">
            <text:p>38,243363237685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057</text:p>
          </table:table-cell>
          <table:table-cell office:value-type="float" office:value="-0.18389202654362" calcext:value-type="float">
            <text:p>-0,18389202654362</text:p>
          </table:table-cell>
          <table:table-cell office:value-type="float" office:value="1.2732669711113" calcext:value-type="float">
            <text:p>1,2732669711113</text:p>
          </table:table-cell>
          <table:table-cell office:value-type="float" office:value="46.181734959791" calcext:value-type="float">
            <text:p>46,181734959791</text:p>
          </table:table-cell>
          <table:table-cell office:value-type="float" office:value="10" calcext:value-type="float">
            <text:p>10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068</text:p>
          </table:table-cell>
          <table:table-cell office:value-type="float" office:value="0.88019974529743" calcext:value-type="float">
            <text:p>0,88019974529743</text:p>
          </table:table-cell>
          <table:table-cell office:value-type="float" office:value="2.1853542327881" calcext:value-type="float">
            <text:p>2,1853542327881</text:p>
          </table:table-cell>
          <table:table-cell office:value-type="float" office:value="-108.54271187144" calcext:value-type="float">
            <text:p>-108,54271187144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079</text:p>
          </table:table-cell>
          <table:table-cell office:value-type="float" office:value="1.2270893156528" calcext:value-type="float">
            <text:p>1,2270893156528</text:p>
          </table:table-cell>
          <table:table-cell office:value-type="float" office:value="3.1030520796776" calcext:value-type="float">
            <text:p>3,1030520796776</text:p>
          </table:table-cell>
          <table:table-cell office:value-type="float" office:value="-140.35710711388" calcext:value-type="float">
            <text:p>-140,35710711388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090</text:p>
          </table:table-cell>
          <table:table-cell office:value-type="float" office:value="5.6458896398544" calcext:value-type="float">
            <text:p>5,6458896398544</text:p>
          </table:table-cell>
          <table:table-cell office:value-type="float" office:value="1.2104258686304" calcext:value-type="float">
            <text:p>1,2104258686304</text:p>
          </table:table-cell>
          <table:table-cell office:value-type="float" office:value="108.78101503773" calcext:value-type="float">
            <text:p>108,78101503773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101</text:p>
          </table:table-cell>
          <table:table-cell office:value-type="float" office:value="5.5334794521332" calcext:value-type="float">
            <text:p>5,5334794521332</text:p>
          </table:table-cell>
          <table:table-cell office:value-type="float" office:value="3.4492033720016" calcext:value-type="float">
            <text:p>3,4492033720016</text:p>
          </table:table-cell>
          <table:table-cell office:value-type="float" office:value="-104.77406811562" calcext:value-type="float">
            <text:p>-104,77406811562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112</text:p>
          </table:table-cell>
          <table:table-cell office:value-type="float" office:value="7.355889081955" calcext:value-type="float">
            <text:p>7,355889081955</text:p>
          </table:table-cell>
          <table:table-cell office:value-type="float" office:value="2.3290057480335" calcext:value-type="float">
            <text:p>2,3290057480335</text:p>
          </table:table-cell>
          <table:table-cell office:value-type="float" office:value="-26.375709065966" calcext:value-type="float">
            <text:p>-26,375709065966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123</text:p>
          </table:table-cell>
          <table:table-cell office:value-type="float" office:value="9.1629153490067" calcext:value-type="float">
            <text:p>9,1629153490067</text:p>
          </table:table-cell>
          <table:table-cell office:value-type="float" office:value="7.009471654892" calcext:value-type="float">
            <text:p>7,009471654892</text:p>
          </table:table-cell>
          <table:table-cell office:value-type="float" office:value="-120.85977785147" calcext:value-type="float">
            <text:p>-120,85977785147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134</text:p>
          </table:table-cell>
          <table:table-cell office:value-type="float" office:value="0.14099879190326" calcext:value-type="float">
            <text:p>0,14099879190326</text:p>
          </table:table-cell>
          <table:table-cell office:value-type="float" office:value="4.3591275811195" calcext:value-type="float">
            <text:p>4,3591275811195</text:p>
          </table:table-cell>
          <table:table-cell office:value-type="float" office:value="-12.068559314795" calcext:value-type="float">
            <text:p>-12,068559314795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145</text:p>
          </table:table-cell>
          <table:table-cell office:value-type="float" office:value="1.0210210084915" calcext:value-type="float">
            <text:p>1,0210210084915</text:p>
          </table:table-cell>
          <table:table-cell office:value-type="float" office:value="6.2497651576996" calcext:value-type="float">
            <text:p>6,2497651576996</text:p>
          </table:table-cell>
          <table:table-cell office:value-type="float" office:value="-98.104306087372" calcext:value-type="float">
            <text:p>-98,104306087372</text:p>
          </table:table-cell>
          <table:table-cell office:value-type="float" office:value="10" calcext:value-type="float">
            <text:p>1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156</text:p>
          </table:table-cell>
          <table:table-cell office:value-type="float" office:value="0.69462709128857" calcext:value-type="float">
            <text:p>0,69462709128857</text:p>
          </table:table-cell>
          <table:table-cell office:value-type="float" office:value="2.4577097594738" calcext:value-type="float">
            <text:p>2,4577097594738</text:p>
          </table:table-cell>
          <table:table-cell office:value-type="float" office:value="97.924751840579" calcext:value-type="float">
            <text:p>97,924751840579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167</text:p>
          </table:table-cell>
          <table:table-cell office:value-type="float" office:value="4.5707637071609" calcext:value-type="float">
            <text:p>4,5707637071609</text:p>
          </table:table-cell>
          <table:table-cell office:value-type="float" office:value="4.680027961731" calcext:value-type="float">
            <text:p>4,680027961731</text:p>
          </table:table-cell>
          <table:table-cell office:value-type="float" office:value="-128.9161633534" calcext:value-type="float">
            <text:p>-128,9161633534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178</text:p>
          </table:table-cell>
          <table:table-cell office:value-type="float" office:value="4.5412221550941" calcext:value-type="float">
            <text:p>4,5412221550941</text:p>
          </table:table-cell>
          <table:table-cell office:value-type="float" office:value="5.0072765350342" calcext:value-type="float">
            <text:p>5,0072765350342</text:p>
          </table:table-cell>
          <table:table-cell office:value-type="float" office:value="-82.360265361276" calcext:value-type="float">
            <text:p>-82,360265361276</text:p>
          </table:table-cell>
          <table:table-cell office:value-type="float" office:value="10" calcext:value-type="float">
            <text:p>10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189</text:p>
          </table:table-cell>
          <table:table-cell office:value-type="float" office:value="7.1753787994385" calcext:value-type="float">
            <text:p>7,1753787994385</text:p>
          </table:table-cell>
          <table:table-cell office:value-type="float" office:value="4.681151509285" calcext:value-type="float">
            <text:p>4,681151509285</text:p>
          </table:table-cell>
          <table:table-cell office:value-type="float" office:value="15.299320220947" calcext:value-type="float">
            <text:p>15,299320220947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200</text:p>
          </table:table-cell>
          <table:table-cell office:value-type="float" office:value="7.4086362123489" calcext:value-type="float">
            <text:p>7,4086362123489</text:p>
          </table:table-cell>
          <table:table-cell office:value-type="float" office:value="8.9807921648026" calcext:value-type="float">
            <text:p>8,9807921648026</text:p>
          </table:table-cell>
          <table:table-cell office:value-type="float" office:value="131.29792395671" calcext:value-type="float">
            <text:p>131,2979239567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211</text:p>
          </table:table-cell>
          <table:table-cell office:value-type="float" office:value="0.68511143326759" calcext:value-type="float">
            <text:p>0,68511143326759</text:p>
          </table:table-cell>
          <table:table-cell office:value-type="float" office:value="5.2071225643158" calcext:value-type="float">
            <text:p>5,2071225643158</text:p>
          </table:table-cell>
          <table:table-cell office:value-type="float" office:value="7.5182421192242" calcext:value-type="float">
            <text:p>7,5182421192242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222</text:p>
          </table:table-cell>
          <table:table-cell office:value-type="float" office:value="0.47274105250835" calcext:value-type="float">
            <text:p>0,47274105250835</text:p>
          </table:table-cell>
          <table:table-cell office:value-type="float" office:value="6.1418879032135" calcext:value-type="float">
            <text:p>6,1418879032135</text:p>
          </table:table-cell>
          <table:table-cell office:value-type="float" office:value="137.40941065892" calcext:value-type="float">
            <text:p>137,40941065892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233</text:p>
          </table:table-cell>
          <table:table-cell office:value-type="float" office:value="1.8426787853241" calcext:value-type="float">
            <text:p>1,8426787853241</text:p>
          </table:table-cell>
          <table:table-cell office:value-type="float" office:value="7.5703656673431" calcext:value-type="float">
            <text:p>7,5703656673431</text:p>
          </table:table-cell>
          <table:table-cell office:value-type="float" office:value="170.04147304851" calcext:value-type="float">
            <text:p>170,04147304851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244</text:p>
          </table:table-cell>
          <table:table-cell office:value-type="float" office:value="3.0611911416054" calcext:value-type="float">
            <text:p>3,0611911416054</text:p>
          </table:table-cell>
          <table:table-cell office:value-type="float" office:value="5.9973841905594" calcext:value-type="float">
            <text:p>5,9973841905594</text:p>
          </table:table-cell>
          <table:table-cell office:value-type="float" office:value="-83.009701625557" calcext:value-type="float">
            <text:p>-83,009701625557</text:p>
          </table:table-cell>
          <table:table-cell office:value-type="float" office:value="10" calcext:value-type="float">
            <text:p>1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255</text:p>
          </table:table-cell>
          <table:table-cell office:value-type="float" office:value="5.141316652298" calcext:value-type="float">
            <text:p>5,141316652298</text:p>
          </table:table-cell>
          <table:table-cell office:value-type="float" office:value="9.6244823932648" calcext:value-type="float">
            <text:p>9,6244823932648</text:p>
          </table:table-cell>
          <table:table-cell office:value-type="float" office:value="-90.655220541984" calcext:value-type="float">
            <text:p>-90,65522054198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266</text:p>
          </table:table-cell>
          <table:table-cell office:value-type="float" office:value="4.5961421728134" calcext:value-type="float">
            <text:p>4,5961421728134</text:p>
          </table:table-cell>
          <table:table-cell office:value-type="float" office:value="5.3373295068741" calcext:value-type="float">
            <text:p>5,3373295068741</text:p>
          </table:table-cell>
          <table:table-cell office:value-type="float" office:value="-34.823990931177" calcext:value-type="float">
            <text:p>-34,823990931177</text:p>
          </table:table-cell>
          <table:table-cell office:value-type="float" office:value="10" calcext:value-type="float">
            <text:p>1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277</text:p>
          </table:table-cell>
          <table:table-cell office:value-type="float" office:value="9.4313156604767" calcext:value-type="float">
            <text:p>9,4313156604767</text:p>
          </table:table-cell>
          <table:table-cell office:value-type="float" office:value="2.66047924757" calcext:value-type="float">
            <text:p>2,66047924757</text:p>
          </table:table-cell>
          <table:table-cell office:value-type="float" office:value="150.96877334983" calcext:value-type="float">
            <text:p>150,96877334983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288</text:p>
          </table:table-cell>
          <table:table-cell office:value-type="float" office:value="-0.23430781438947" calcext:value-type="float">
            <text:p>-0,23430781438947</text:p>
          </table:table-cell>
          <table:table-cell office:value-type="float" office:value="3.9604872465134" calcext:value-type="float">
            <text:p>3,9604872465134</text:p>
          </table:table-cell>
          <table:table-cell office:value-type="float" office:value="133.83241671665" calcext:value-type="float">
            <text:p>133,83241671665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299</text:p>
          </table:table-cell>
          <table:table-cell office:value-type="float" office:value="0.68457767367363" calcext:value-type="float">
            <text:p>0,68457767367363</text:p>
          </table:table-cell>
          <table:table-cell office:value-type="float" office:value="5.5987852811813" calcext:value-type="float">
            <text:p>5,5987852811813</text:p>
          </table:table-cell>
          <table:table-cell office:value-type="float" office:value="-10.428481610717" calcext:value-type="float">
            <text:p>-10,428481610717</text:p>
          </table:table-cell>
          <table:table-cell office:value-type="float" office:value="10" calcext:value-type="float">
            <text:p>1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310</text:p>
          </table:table-cell>
          <table:table-cell office:value-type="float" office:value="2.9291260242462" calcext:value-type="float">
            <text:p>2,9291260242462</text:p>
          </table:table-cell>
          <table:table-cell office:value-type="float" office:value="5.4314529895782" calcext:value-type="float">
            <text:p>5,4314529895782</text:p>
          </table:table-cell>
          <table:table-cell office:value-type="float" office:value="-38.183254421137" calcext:value-type="float">
            <text:p>-38,183254421137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321</text:p>
          </table:table-cell>
          <table:table-cell office:value-type="float" office:value="2.0947663486004" calcext:value-type="float">
            <text:p>2,0947663486004</text:p>
          </table:table-cell>
          <table:table-cell office:value-type="float" office:value="11.032623052597" calcext:value-type="float">
            <text:p>11,032623052597</text:p>
          </table:table-cell>
          <table:table-cell office:value-type="float" office:value="-87.888233221261" calcext:value-type="float">
            <text:p>-87,888233221261</text:p>
          </table:table-cell>
          <table:table-cell office:value-type="float" office:value="11" calcext:value-type="float">
            <text:p>1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332</text:p>
          </table:table-cell>
          <table:table-cell office:value-type="float" office:value="0.68173445761204" calcext:value-type="float">
            <text:p>0,68173445761204</text:p>
          </table:table-cell>
          <table:table-cell office:value-type="float" office:value="9.0819680690765" calcext:value-type="float">
            <text:p>9,0819680690765</text:p>
          </table:table-cell>
          <table:table-cell office:value-type="float" office:value="-121.70434909262" calcext:value-type="float">
            <text:p>-121,70434909262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343</text:p>
          </table:table-cell>
          <table:table-cell office:value-type="float" office:value="7.0210039615631" calcext:value-type="float">
            <text:p>7,0210039615631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78.473611242452" calcext:value-type="float">
            <text:p>-78,4736112424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354</text:p>
          </table:table-cell>
          <table:table-cell office:value-type="float" office:value="7.8480762243271" calcext:value-type="float">
            <text:p>7,8480762243271</text:p>
          </table:table-cell>
          <table:table-cell office:value-type="float" office:value="9.9568402767181" calcext:value-type="float">
            <text:p>9,9568402767181</text:p>
          </table:table-cell>
          <table:table-cell office:value-type="float" office:value="34.802550343192" calcext:value-type="float">
            <text:p>34,802550343192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365</text:p>
          </table:table-cell>
          <table:table-cell office:value-type="float" office:value="-1.5560349822044" calcext:value-type="float">
            <text:p>-1,5560349822044</text:p>
          </table:table-cell>
          <table:table-cell office:value-type="float" office:value="8.5964286327362" calcext:value-type="float">
            <text:p>8,5964286327362</text:p>
          </table:table-cell>
          <table:table-cell office:value-type="float" office:value="-97.879410549334" calcext:value-type="float">
            <text:p>-97,879410549334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376</text:p>
          </table:table-cell>
          <table:table-cell office:value-type="float" office:value="-1.0557632148266" calcext:value-type="float">
            <text:p>-1,0557632148266</text:p>
          </table:table-cell>
          <table:table-cell office:value-type="float" office:value="6.0869634151459" calcext:value-type="float">
            <text:p>6,0869634151459</text:p>
          </table:table-cell>
          <table:table-cell office:value-type="float" office:value="82.586151779078" calcext:value-type="float">
            <text:p>82,586151779078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387</text:p>
          </table:table-cell>
          <table:table-cell office:value-type="float" office:value="2.4572496116161" calcext:value-type="float">
            <text:p>2,4572496116161</text:p>
          </table:table-cell>
          <table:table-cell office:value-type="float" office:value="6.5228414535522" calcext:value-type="float">
            <text:p>6,5228414535522</text:p>
          </table:table-cell>
          <table:table-cell office:value-type="float" office:value="-168.99074414733" calcext:value-type="float">
            <text:p>-168,99074414733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398</text:p>
          </table:table-cell>
          <table:table-cell office:value-type="float" office:value="2.5216338038445" calcext:value-type="float">
            <text:p>2,5216338038445</text:p>
          </table:table-cell>
          <table:table-cell office:value-type="float" office:value="9.942479133606" calcext:value-type="float">
            <text:p>9,942479133606</text:p>
          </table:table-cell>
          <table:table-cell office:value-type="float" office:value="-94.402345122805" calcext:value-type="float">
            <text:p>-94,402345122805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409</text:p>
          </table:table-cell>
          <table:table-cell office:value-type="float" office:value="3.5952144861221" calcext:value-type="float">
            <text:p>3,5952144861221</text:p>
          </table:table-cell>
          <table:table-cell office:value-type="float" office:value="10.790560245514" calcext:value-type="float">
            <text:p>10,790560245514</text:p>
          </table:table-cell>
          <table:table-cell office:value-type="float" office:value="-34.098154420306" calcext:value-type="float">
            <text:p>-34,098154420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420</text:p>
          </table:table-cell>
          <table:table-cell office:value-type="float" office:value="6.2410670518875" calcext:value-type="float">
            <text:p>6,2410670518875</text:p>
          </table:table-cell>
          <table:table-cell office:value-type="float" office:value="5.5811542272568" calcext:value-type="float">
            <text:p>5,5811542272568</text:p>
          </table:table-cell>
          <table:table-cell office:value-type="float" office:value="112.37853044158" calcext:value-type="float">
            <text:p>112,37853044158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431</text:p>
          </table:table-cell>
          <table:table-cell office:value-type="float" office:value="10.084999799728" calcext:value-type="float">
            <text:p>10,084999799728</text:p>
          </table:table-cell>
          <table:table-cell office:value-type="float" office:value="7.2006595134735" calcext:value-type="float">
            <text:p>7,2006595134735</text:p>
          </table:table-cell>
          <table:table-cell office:value-type="float" office:value="110.65945655677" calcext:value-type="float">
            <text:p>110,65945655677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442</text:p>
          </table:table-cell>
          <table:table-cell office:value-type="float" office:value="-1.5826386213303" calcext:value-type="float">
            <text:p>-1,5826386213303</text:p>
          </table:table-cell>
          <table:table-cell office:value-type="float" office:value="7.7580916881561" calcext:value-type="float">
            <text:p>7,7580916881561</text:p>
          </table:table-cell>
          <table:table-cell office:value-type="float" office:value="-78.283191486529" calcext:value-type="float">
            <text:p>-78,283191486529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453</text:p>
          </table:table-cell>
          <table:table-cell office:value-type="float" office:value="1.0227710008621" calcext:value-type="float">
            <text:p>1,0227710008621</text:p>
          </table:table-cell>
          <table:table-cell office:value-type="float" office:value="10.525788068771" calcext:value-type="float">
            <text:p>10,525788068771</text:p>
          </table:table-cell>
          <table:table-cell office:value-type="float" office:value="38.06287961401" calcext:value-type="float">
            <text:p>38,06287961401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5</text:p>
          </table:table-cell>
          <table:table-cell office:value-type="float" office:value="0.61781615018845" calcext:value-type="float">
            <text:p>0,61781615018845</text:p>
          </table:table-cell>
          <table:table-cell office:value-type="float" office:value="0.39212442934513" calcext:value-type="float">
            <text:p>0,39212442934513</text:p>
          </table:table-cell>
          <table:table-cell office:value-type="float" office:value="-83.441930212033" calcext:value-type="float">
            <text:p>-83,441930212033</text:p>
          </table:table-cell>
          <table:table-cell office:value-type="float" office:value="10" calcext:value-type="float">
            <text:p>1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914</text:p>
          </table:table-cell>
          <table:table-cell office:value-type="float" office:value="0.05734087433666" calcext:value-type="float">
            <text:p>0,05734087433666</text:p>
          </table:table-cell>
          <table:table-cell office:value-type="float" office:value="0.72178736329079" calcext:value-type="float">
            <text:p>0,72178736329079</text:p>
          </table:table-cell>
          <table:table-cell office:value-type="float" office:value="126.29615425304" calcext:value-type="float">
            <text:p>126,29615425304</text:p>
          </table:table-cell>
          <table:table-cell office:value-type="float" office:value="10" calcext:value-type="float">
            <text:p>1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925</text:p>
          </table:table-cell>
          <table:table-cell office:value-type="float" office:value="0.32391596585512" calcext:value-type="float">
            <text:p>0,32391596585512</text:p>
          </table:table-cell>
          <table:table-cell office:value-type="float" office:value="0.53076345473528" calcext:value-type="float">
            <text:p>0,53076345473528</text:p>
          </table:table-cell>
          <table:table-cell office:value-type="float" office:value="-96.538353877462" calcext:value-type="float">
            <text:p>-96,538353877462</text:p>
          </table:table-cell>
          <table:table-cell office:value-type="float" office:value="10" calcext:value-type="float">
            <text:p>10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936</text:p>
          </table:table-cell>
          <table:table-cell office:value-type="float" office:value="0.3546829149127" calcext:value-type="float">
            <text:p>0,3546829149127</text:p>
          </table:table-cell>
          <table:table-cell office:value-type="float" office:value="0.85746727883816" calcext:value-type="float">
            <text:p>0,85746727883816</text:p>
          </table:table-cell>
          <table:table-cell office:value-type="float" office:value="43.728484089967" calcext:value-type="float">
            <text:p>43,728484089967</text:p>
          </table:table-cell>
          <table:table-cell office:value-type="float" office:value="10" calcext:value-type="float">
            <text:p>1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947</text:p>
          </table:table-cell>
          <table:table-cell office:value-type="float" office:value="4.5538076758385" calcext:value-type="float">
            <text:p>4,5538076758385</text:p>
          </table:table-cell>
          <table:table-cell office:value-type="float" office:value="-0.56558389216661" calcext:value-type="float">
            <text:p>-0,56558389216661</text:p>
          </table:table-cell>
          <table:table-cell office:value-type="float" office:value="-7.5279518866995" calcext:value-type="float">
            <text:p>-7,527951886699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958</text:p>
          </table:table-cell>
          <table:table-cell office:value-type="float" office:value="6.8059384822845" calcext:value-type="float">
            <text:p>6,8059384822845</text:p>
          </table:table-cell>
          <table:table-cell office:value-type="float" office:value="0.42792178690434" calcext:value-type="float">
            <text:p>0,42792178690434</text:p>
          </table:table-cell>
          <table:table-cell office:value-type="float" office:value="-151.75070732262" calcext:value-type="float">
            <text:p>-151,75070732262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969</text:p>
          </table:table-cell>
          <table:table-cell office:value-type="float" office:value="10.081474781036" calcext:value-type="float">
            <text:p>10,081474781036</text:p>
          </table:table-cell>
          <table:table-cell office:value-type="float" office:value="0.66376768052578" calcext:value-type="float">
            <text:p>0,66376768052578</text:p>
          </table:table-cell>
          <table:table-cell office:value-type="float" office:value="133.12551625975" calcext:value-type="float">
            <text:p>133,12551625975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980</text:p>
          </table:table-cell>
          <table:table-cell office:value-type="float" office:value="-1.571139395237" calcext:value-type="float">
            <text:p>-1,571139395237</text:p>
          </table:table-cell>
          <table:table-cell office:value-type="float" office:value="0.99790558218956" calcext:value-type="float">
            <text:p>0,99790558218956</text:p>
          </table:table-cell>
          <table:table-cell office:value-type="float" office:value="-34.415721134016" calcext:value-type="float">
            <text:p>-34,415721134016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991</text:p>
          </table:table-cell>
          <table:table-cell office:value-type="float" office:value="4.2245143651962" calcext:value-type="float">
            <text:p>4,2245143651962</text:p>
          </table:table-cell>
          <table:table-cell office:value-type="float" office:value="-0.58181136846542" calcext:value-type="float">
            <text:p>-0,58181136846542</text:p>
          </table:table-cell>
          <table:table-cell office:value-type="float" office:value="130.32579573856" calcext:value-type="float">
            <text:p>130,32579573856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002</text:p>
          </table:table-cell>
          <table:table-cell office:value-type="float" office:value="0.80524042248726" calcext:value-type="float">
            <text:p>0,80524042248726</text:p>
          </table:table-cell>
          <table:table-cell office:value-type="float" office:value="4.224995970726" calcext:value-type="float">
            <text:p>4,224995970726</text:p>
          </table:table-cell>
          <table:table-cell office:value-type="float" office:value="-16.003880151518" calcext:value-type="float">
            <text:p>-16,003880151518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013</text:p>
          </table:table-cell>
          <table:table-cell office:value-type="float" office:value="-0.22121300920844" calcext:value-type="float">
            <text:p>-0,22121300920844</text:p>
          </table:table-cell>
          <table:table-cell office:value-type="float" office:value="0.89359924197197" calcext:value-type="float">
            <text:p>0,89359924197197</text:p>
          </table:table-cell>
          <table:table-cell office:value-type="float" office:value="169.20368079167" calcext:value-type="float">
            <text:p>169,20368079167</text:p>
          </table:table-cell>
          <table:table-cell office:value-type="float" office:value="10" calcext:value-type="float">
            <text:p>10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024</text:p>
          </table:table-cell>
          <table:table-cell office:value-type="float" office:value="6.4037120342255" calcext:value-type="float">
            <text:p>6,4037120342255</text:p>
          </table:table-cell>
          <table:table-cell office:value-type="float" office:value="0.58023624122143" calcext:value-type="float">
            <text:p>0,58023624122143</text:p>
          </table:table-cell>
          <table:table-cell office:value-type="float" office:value="-122.15095568614" calcext:value-type="float">
            <text:p>-122,15095568614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035</text:p>
          </table:table-cell>
          <table:table-cell office:value-type="float" office:value="1.1867053806782" calcext:value-type="float">
            <text:p>1,1867053806782</text:p>
          </table:table-cell>
          <table:table-cell office:value-type="float" office:value="1.0574010759592" calcext:value-type="float">
            <text:p>1,0574010759592</text:p>
          </table:table-cell>
          <table:table-cell office:value-type="float" office:value="-32.51185159015" calcext:value-type="float">
            <text:p>-32,511851590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046</text:p>
          </table:table-cell>
          <table:table-cell office:value-type="float" office:value="8.1483668088913" calcext:value-type="float">
            <text:p>8,1483668088913</text:p>
          </table:table-cell>
          <table:table-cell office:value-type="float" office:value="-0.40156122297049" calcext:value-type="float">
            <text:p>-0,40156122297049</text:p>
          </table:table-cell>
          <table:table-cell office:value-type="float" office:value="-15.726872879988" calcext:value-type="float">
            <text:p>-15,726872879988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057</text:p>
          </table:table-cell>
          <table:table-cell office:value-type="float" office:value="-0.36399845033884" calcext:value-type="float">
            <text:p>-0,36399845033884</text:p>
          </table:table-cell>
          <table:table-cell office:value-type="float" office:value="1.4027014374733" calcext:value-type="float">
            <text:p>1,4027014374733</text:p>
          </table:table-cell>
          <table:table-cell office:value-type="float" office:value="-44.575115677657" calcext:value-type="float">
            <text:p>-44,575115677657</text:p>
          </table:table-cell>
          <table:table-cell office:value-type="float" office:value="10" calcext:value-type="float">
            <text:p>10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068</text:p>
          </table:table-cell>
          <table:table-cell office:value-type="float" office:value="0.70080913603306" calcext:value-type="float">
            <text:p>0,70080913603306</text:p>
          </table:table-cell>
          <table:table-cell office:value-type="float" office:value="2.2265234589577" calcext:value-type="float">
            <text:p>2,2265234589577</text:p>
          </table:table-cell>
          <table:table-cell office:value-type="float" office:value="-18.122700559106" calcext:value-type="float">
            <text:p>-18,122700559106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079</text:p>
          </table:table-cell>
          <table:table-cell office:value-type="float" office:value="1.5103055536747" calcext:value-type="float">
            <text:p>1,5103055536747</text:p>
          </table:table-cell>
          <table:table-cell office:value-type="float" office:value="3.0019363760948" calcext:value-type="float">
            <text:p>3,0019363760948</text:p>
          </table:table-cell>
          <table:table-cell office:value-type="float" office:value="164.63737882626" calcext:value-type="float">
            <text:p>164,63737882626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090</text:p>
          </table:table-cell>
          <table:table-cell office:value-type="float" office:value="5.7788467407227" calcext:value-type="float">
            <text:p>5,7788467407227</text:p>
          </table:table-cell>
          <table:table-cell office:value-type="float" office:value="0.84020867943764" calcext:value-type="float">
            <text:p>0,84020867943764</text:p>
          </table:table-cell>
          <table:table-cell office:value-type="float" office:value="110.8721881915" calcext:value-type="float">
            <text:p>110,8721881915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101</text:p>
          </table:table-cell>
          <table:table-cell office:value-type="float" office:value="5.4642361402512" calcext:value-type="float">
            <text:p>5,4642361402512</text:p>
          </table:table-cell>
          <table:table-cell office:value-type="float" office:value="3.7634891271591" calcext:value-type="float">
            <text:p>3,7634891271591</text:p>
          </table:table-cell>
          <table:table-cell office:value-type="float" office:value="-70.32039286984" calcext:value-type="float">
            <text:p>-70,32039286984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112</text:p>
          </table:table-cell>
          <table:table-cell office:value-type="float" office:value="7.2211122512817" calcext:value-type="float">
            <text:p>7,2211122512817</text:p>
          </table:table-cell>
          <table:table-cell office:value-type="float" office:value="2.594727575779" calcext:value-type="float">
            <text:p>2,594727575779</text:p>
          </table:table-cell>
          <table:table-cell office:value-type="float" office:value="-71.740303069923" calcext:value-type="float">
            <text:p>-71,740303069923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123</text:p>
          </table:table-cell>
          <table:table-cell office:value-type="float" office:value="9.2054921388626" calcext:value-type="float">
            <text:p>9,2054921388626</text:p>
          </table:table-cell>
          <table:table-cell office:value-type="float" office:value="7.3380070924759" calcext:value-type="float">
            <text:p>7,3380070924759</text:p>
          </table:table-cell>
          <table:table-cell office:value-type="float" office:value="-90.97297176434" calcext:value-type="float">
            <text:p>-90,97297176434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134</text:p>
          </table:table-cell>
          <table:table-cell office:value-type="float" office:value="0.064419247210026" calcext:value-type="float">
            <text:p>0,064419247210026</text:p>
          </table:table-cell>
          <table:table-cell office:value-type="float" office:value="4.1509857773781" calcext:value-type="float">
            <text:p>4,1509857773781</text:p>
          </table:table-cell>
          <table:table-cell office:value-type="float" office:value="78.728472351269" calcext:value-type="float">
            <text:p>78,728472351269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145</text:p>
          </table:table-cell>
          <table:table-cell office:value-type="float" office:value="0.93630932271481" calcext:value-type="float">
            <text:p>0,93630932271481</text:p>
          </table:table-cell>
          <table:table-cell office:value-type="float" office:value="6.4381229877472" calcext:value-type="float">
            <text:p>6,4381229877472</text:p>
          </table:table-cell>
          <table:table-cell office:value-type="float" office:value="-87.71599781741" calcext:value-type="float">
            <text:p>-87,71599781741</text:p>
          </table:table-cell>
          <table:table-cell office:value-type="float" office:value="10" calcext:value-type="float">
            <text:p>1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156</text:p>
          </table:table-cell>
          <table:table-cell office:value-type="float" office:value="0.43226517736912" calcext:value-type="float">
            <text:p>0,43226517736912</text:p>
          </table:table-cell>
          <table:table-cell office:value-type="float" office:value="2.4100486934185" calcext:value-type="float">
            <text:p>2,4100486934185</text:p>
          </table:table-cell>
          <table:table-cell office:value-type="float" office:value="36.305766196767" calcext:value-type="float">
            <text:p>36,305766196767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167</text:p>
          </table:table-cell>
          <table:table-cell office:value-type="float" office:value="4.4911485910416" calcext:value-type="float">
            <text:p>4,4911485910416</text:p>
          </table:table-cell>
          <table:table-cell office:value-type="float" office:value="4.8497119545937" calcext:value-type="float">
            <text:p>4,8497119545937</text:p>
          </table:table-cell>
          <table:table-cell office:value-type="float" office:value="-51.554695056502" calcext:value-type="float">
            <text:p>-51,554695056502</text:p>
          </table:table-cell>
          <table:table-cell office:value-type="float" office:value="10" calcext:value-type="float">
            <text:p>1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178</text:p>
          </table:table-cell>
          <table:table-cell office:value-type="float" office:value="4.310348033905" calcext:value-type="float">
            <text:p>4,310348033905</text:p>
          </table:table-cell>
          <table:table-cell office:value-type="float" office:value="5.1333200931549" calcext:value-type="float">
            <text:p>5,1333200931549</text:p>
          </table:table-cell>
          <table:table-cell office:value-type="float" office:value="-45.394836337703" calcext:value-type="float">
            <text:p>-45,394836337703</text:p>
          </table:table-cell>
          <table:table-cell office:value-type="float" office:value="10" calcext:value-type="float">
            <text:p>10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189</text:p>
          </table:table-cell>
          <table:table-cell office:value-type="float" office:value="6.8442159891129" calcext:value-type="float">
            <text:p>6,8442159891129</text:p>
          </table:table-cell>
          <table:table-cell office:value-type="float" office:value="4.7119084000587" calcext:value-type="float">
            <text:p>4,7119084000587</text:p>
          </table:table-cell>
          <table:table-cell office:value-type="float" office:value="-3.3479369227674" calcext:value-type="float">
            <text:p>-3,3479369227674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200</text:p>
          </table:table-cell>
          <table:table-cell office:value-type="float" office:value="7.6925814151764" calcext:value-type="float">
            <text:p>7,6925814151764</text:p>
          </table:table-cell>
          <table:table-cell office:value-type="float" office:value="8.8509768247604" calcext:value-type="float">
            <text:p>8,8509768247604</text:p>
          </table:table-cell>
          <table:table-cell office:value-type="float" office:value="161.2686063074" calcext:value-type="float">
            <text:p>161,268606307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211</text:p>
          </table:table-cell>
          <table:table-cell office:value-type="float" office:value="0.6184646487236" calcext:value-type="float">
            <text:p>0,6184646487236</text:p>
          </table:table-cell>
          <table:table-cell office:value-type="float" office:value="5.4215586185455" calcext:value-type="float">
            <text:p>5,4215586185455</text:p>
          </table:table-cell>
          <table:table-cell office:value-type="float" office:value="-82.487419152715" calcext:value-type="float">
            <text:p>-82,487419152715</text:p>
          </table:table-cell>
          <table:table-cell office:value-type="float" office:value="10" calcext:value-type="float">
            <text:p>1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222</text:p>
          </table:table-cell>
          <table:table-cell office:value-type="float" office:value="0.64123846590519" calcext:value-type="float">
            <text:p>0,64123846590519</text:p>
          </table:table-cell>
          <table:table-cell office:value-type="float" office:value="6.2802827358246" calcext:value-type="float">
            <text:p>6,2802827358246</text:p>
          </table:table-cell>
          <table:table-cell office:value-type="float" office:value="-132.06360750138" calcext:value-type="float">
            <text:p>-132,06360750138</text:p>
          </table:table-cell>
          <table:table-cell office:value-type="float" office:value="10" calcext:value-type="float">
            <text:p>1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233</text:p>
          </table:table-cell>
          <table:table-cell office:value-type="float" office:value="2.1723195910454" calcext:value-type="float">
            <text:p>2,1723195910454</text:p>
          </table:table-cell>
          <table:table-cell office:value-type="float" office:value="7.6228755712509" calcext:value-type="float">
            <text:p>7,6228755712509</text:p>
          </table:table-cell>
          <table:table-cell office:value-type="float" office:value="-162.95329324759" calcext:value-type="float">
            <text:p>-162,95329324759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244</text:p>
          </table:table-cell>
          <table:table-cell office:value-type="float" office:value="3.2749533653259" calcext:value-type="float">
            <text:p>3,2749533653259</text:p>
          </table:table-cell>
          <table:table-cell office:value-type="float" office:value="6.0557901859283" calcext:value-type="float">
            <text:p>6,0557901859283</text:p>
          </table:table-cell>
          <table:table-cell office:value-type="float" office:value="-173.80887991304" calcext:value-type="float">
            <text:p>-173,80887991304</text:p>
          </table:table-cell>
          <table:table-cell office:value-type="float" office:value="10" calcext:value-type="float">
            <text:p>1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255</text:p>
          </table:table-cell>
          <table:table-cell office:value-type="float" office:value="5.1139169931412" calcext:value-type="float">
            <text:p>5,1139169931412</text:p>
          </table:table-cell>
          <table:table-cell office:value-type="float" office:value="9.8347139358521" calcext:value-type="float">
            <text:p>9,8347139358521</text:p>
          </table:table-cell>
          <table:table-cell office:value-type="float" office:value="-76.089568198866" calcext:value-type="float">
            <text:p>-76,08956819886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266</text:p>
          </table:table-cell>
          <table:table-cell office:value-type="float" office:value="4.6884721517563" calcext:value-type="float">
            <text:p>4,6884721517563</text:p>
          </table:table-cell>
          <table:table-cell office:value-type="float" office:value="5.5412971973419" calcext:value-type="float">
            <text:p>5,5412971973419</text:p>
          </table:table-cell>
          <table:table-cell office:value-type="float" office:value="-124.24012657943" calcext:value-type="float">
            <text:p>-124,24012657943</text:p>
          </table:table-cell>
          <table:table-cell office:value-type="float" office:value="10" calcext:value-type="float">
            <text:p>1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277</text:p>
          </table:table-cell>
          <table:table-cell office:value-type="float" office:value="9.7804486751556" calcext:value-type="float">
            <text:p>9,7804486751556</text:p>
          </table:table-cell>
          <table:table-cell office:value-type="float" office:value="2.4870702624321" calcext:value-type="float">
            <text:p>2,4870702624321</text:p>
          </table:table-cell>
          <table:table-cell office:value-type="float" office:value="154.56207238944" calcext:value-type="float">
            <text:p>154,56207238944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288</text:p>
          </table:table-cell>
          <table:table-cell office:value-type="float" office:value="-0.37120062857866" calcext:value-type="float">
            <text:p>-0,37120062857866</text:p>
          </table:table-cell>
          <table:table-cell office:value-type="float" office:value="3.7861895561218" calcext:value-type="float">
            <text:p>3,7861895561218</text:p>
          </table:table-cell>
          <table:table-cell office:value-type="float" office:value="43.063559349935" calcext:value-type="float">
            <text:p>43,063559349935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299</text:p>
          </table:table-cell>
          <table:table-cell office:value-type="float" office:value="0.69295018911362" calcext:value-type="float">
            <text:p>0,69295018911362</text:p>
          </table:table-cell>
          <table:table-cell office:value-type="float" office:value="5.8198755979538" calcext:value-type="float">
            <text:p>5,8198755979538</text:p>
          </table:table-cell>
          <table:table-cell office:value-type="float" office:value="-101.14834338996" calcext:value-type="float">
            <text:p>-101,14834338996</text:p>
          </table:table-cell>
          <table:table-cell office:value-type="float" office:value="10" calcext:value-type="float">
            <text:p>10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310</text:p>
          </table:table-cell>
          <table:table-cell office:value-type="float" office:value="3.0412450432777" calcext:value-type="float">
            <text:p>3,0412450432777</text:p>
          </table:table-cell>
          <table:table-cell office:value-type="float" office:value="5.6281876564026" calcext:value-type="float">
            <text:p>5,6281876564026</text:p>
          </table:table-cell>
          <table:table-cell office:value-type="float" office:value="-128.08773320192" calcext:value-type="float">
            <text:p>-128,08773320192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321</text:p>
          </table:table-cell>
          <table:table-cell office:value-type="float" office:value="2.0607018470764" calcext:value-type="float">
            <text:p>2,0607018470764</text:p>
          </table:table-cell>
          <table:table-cell office:value-type="float" office:value="11.032598018646" calcext:value-type="float">
            <text:p>11,032598018646</text:p>
          </table:table-cell>
          <table:table-cell office:value-type="float" office:value="-87.914945972953" calcext:value-type="float">
            <text:p>-87,914945972953</text:p>
          </table:table-cell>
          <table:table-cell office:value-type="float" office:value="11" calcext:value-type="float">
            <text:p>1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332</text:p>
          </table:table-cell>
          <table:table-cell office:value-type="float" office:value="0.6909417361021" calcext:value-type="float">
            <text:p>0,6909417361021</text:p>
          </table:table-cell>
          <table:table-cell office:value-type="float" office:value="9.3809539079666" calcext:value-type="float">
            <text:p>9,3809539079666</text:p>
          </table:table-cell>
          <table:table-cell office:value-type="float" office:value="-80.072241983596" calcext:value-type="float">
            <text:p>-80,072241983596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343</text:p>
          </table:table-cell>
          <table:table-cell office:value-type="float" office:value="6.9376266002655" calcext:value-type="float">
            <text:p>6,9376266002655</text:p>
          </table:table-cell>
          <table:table-cell office:value-type="float" office:value="11.084995269775" calcext:value-type="float">
            <text:p>11,084995269775</text:p>
          </table:table-cell>
          <table:table-cell office:value-type="float" office:value="-68.37492687687" calcext:value-type="float">
            <text:p>-68,374926876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354</text:p>
          </table:table-cell>
          <table:table-cell office:value-type="float" office:value="7.7505123615265" calcext:value-type="float">
            <text:p>7,7505123615265</text:p>
          </table:table-cell>
          <table:table-cell office:value-type="float" office:value="9.7457504272461" calcext:value-type="float">
            <text:p>9,7457504272461</text:p>
          </table:table-cell>
          <table:table-cell office:value-type="float" office:value="68.843681341524" calcext:value-type="float">
            <text:p>68,843681341524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365</text:p>
          </table:table-cell>
          <table:table-cell office:value-type="float" office:value="-1.4020273089409" calcext:value-type="float">
            <text:p>-1,4020273089409</text:p>
          </table:table-cell>
          <table:table-cell office:value-type="float" office:value="8.8795119524002" calcext:value-type="float">
            <text:p>8,8795119524002</text:p>
          </table:table-cell>
          <table:table-cell office:value-type="float" office:value="-124.1626739502" calcext:value-type="float">
            <text:p>-124,162673950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376</text:p>
          </table:table-cell>
          <table:table-cell office:value-type="float" office:value="-1.1076017469168" calcext:value-type="float">
            <text:p>-1,1076017469168</text:p>
          </table:table-cell>
          <table:table-cell office:value-type="float" office:value="5.7158035039902" calcext:value-type="float">
            <text:p>5,7158035039902</text:p>
          </table:table-cell>
          <table:table-cell office:value-type="float" office:value="80.785340564266" calcext:value-type="float">
            <text:p>80,785340564266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387</text:p>
          </table:table-cell>
          <table:table-cell office:value-type="float" office:value="2.7867355942726" calcext:value-type="float">
            <text:p>2,7867355942726</text:p>
          </table:table-cell>
          <table:table-cell office:value-type="float" office:value="6.5588420629501" calcext:value-type="float">
            <text:p>6,5588420629501</text:p>
          </table:table-cell>
          <table:table-cell office:value-type="float" office:value="-175.31531783426" calcext:value-type="float">
            <text:p>-175,31531783426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398</text:p>
          </table:table-cell>
          <table:table-cell office:value-type="float" office:value="2.5233107805252" calcext:value-type="float">
            <text:p>2,5233107805252</text:p>
          </table:table-cell>
          <table:table-cell office:value-type="float" office:value="10.08006811142" calcext:value-type="float">
            <text:p>10,08006811142</text:p>
          </table:table-cell>
          <table:table-cell office:value-type="float" office:value="-91.24078948027" calcext:value-type="float">
            <text:p>-91,24078948027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409</text:p>
          </table:table-cell>
          <table:table-cell office:value-type="float" office:value="3.3180660009384" calcext:value-type="float">
            <text:p>3,3180660009384</text:p>
          </table:table-cell>
          <table:table-cell office:value-type="float" office:value="10.927331447601" calcext:value-type="float">
            <text:p>10,927331447601</text:p>
          </table:table-cell>
          <table:table-cell office:value-type="float" office:value="-24.181622798276" calcext:value-type="float">
            <text:p>-24,18162279827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420</text:p>
          </table:table-cell>
          <table:table-cell office:value-type="float" office:value="6.3327395915985" calcext:value-type="float">
            <text:p>6,3327395915985</text:p>
          </table:table-cell>
          <table:table-cell office:value-type="float" office:value="5.2446353435516" calcext:value-type="float">
            <text:p>5,2446353435516</text:p>
          </table:table-cell>
          <table:table-cell office:value-type="float" office:value="103.36485941699" calcext:value-type="float">
            <text:p>103,36485941699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431</text:p>
          </table:table-cell>
          <table:table-cell office:value-type="float" office:value="10.025300979614" calcext:value-type="float">
            <text:p>10,025300979614</text:p>
          </table:table-cell>
          <table:table-cell office:value-type="float" office:value="6.8806391954422" calcext:value-type="float">
            <text:p>6,8806391954422</text:p>
          </table:table-cell>
          <table:table-cell office:value-type="float" office:value="74.347533238162" calcext:value-type="float">
            <text:p>74,347533238162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442</text:p>
          </table:table-cell>
          <table:table-cell office:value-type="float" office:value="-1.5778887271881" calcext:value-type="float">
            <text:p>-1,5778887271881</text:p>
          </table:table-cell>
          <table:table-cell office:value-type="float" office:value="8.150463104248" calcext:value-type="float">
            <text:p>8,150463104248</text:p>
          </table:table-cell>
          <table:table-cell office:value-type="float" office:value="-83.829200191862" calcext:value-type="float">
            <text:p>-83,829200191862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453</text:p>
          </table:table-cell>
          <table:table-cell office:value-type="float" office:value="0.70537686347961" calcext:value-type="float">
            <text:p>0,70537686347961</text:p>
          </table:table-cell>
          <table:table-cell office:value-type="float" office:value="10.352792739868" calcext:value-type="float">
            <text:p>10,352792739868</text:p>
          </table:table-cell>
          <table:table-cell office:value-type="float" office:value="23.647309678375" calcext:value-type="float">
            <text:p>23,647309678375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5</text:p>
          </table:table-cell>
          <table:table-cell office:value-type="float" office:value="0.54838567972183" calcext:value-type="float">
            <text:p>0,54838567972183</text:p>
          </table:table-cell>
          <table:table-cell office:value-type="float" office:value="0.48836816102266" calcext:value-type="float">
            <text:p>0,48836816102266</text:p>
          </table:table-cell>
          <table:table-cell office:value-type="float" office:value="-13.144965669152" calcext:value-type="float">
            <text:p>-13,144965669152</text:p>
          </table:table-cell>
          <table:table-cell office:value-type="float" office:value="10" calcext:value-type="float">
            <text:p>10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914</text:p>
          </table:table-cell>
          <table:table-cell office:value-type="float" office:value="-0.078089251182973" calcext:value-type="float">
            <text:p>-0,078089251182973</text:p>
          </table:table-cell>
          <table:table-cell office:value-type="float" office:value="0.57432692497969" calcext:value-type="float">
            <text:p>0,57432692497969</text:p>
          </table:table-cell>
          <table:table-cell office:value-type="float" office:value="78.118247591007" calcext:value-type="float">
            <text:p>78,118247591007</text:p>
          </table:table-cell>
          <table:table-cell office:value-type="float" office:value="10" calcext:value-type="float">
            <text:p>10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925</text:p>
          </table:table-cell>
          <table:table-cell office:value-type="float" office:value="0.22819502279162" calcext:value-type="float">
            <text:p>0,22819502279162</text:p>
          </table:table-cell>
          <table:table-cell office:value-type="float" office:value="0.44892255216837" calcext:value-type="float">
            <text:p>0,44892255216837</text:p>
          </table:table-cell>
          <table:table-cell office:value-type="float" office:value="-36.527330328704" calcext:value-type="float">
            <text:p>-36,527330328704</text:p>
          </table:table-cell>
          <table:table-cell office:value-type="float" office:value="10" calcext:value-type="float">
            <text:p>10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936</text:p>
          </table:table-cell>
          <table:table-cell office:value-type="float" office:value="0.28145154938102" calcext:value-type="float">
            <text:p>0,28145154938102</text:p>
          </table:table-cell>
          <table:table-cell office:value-type="float" office:value="0.77448636293411" calcext:value-type="float">
            <text:p>0,77448636293411</text:p>
          </table:table-cell>
          <table:table-cell office:value-type="float" office:value="93.696585886038" calcext:value-type="float">
            <text:p>93,696585886038</text:p>
          </table:table-cell>
          <table:table-cell office:value-type="float" office:value="10" calcext:value-type="float">
            <text:p>10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947</text:p>
          </table:table-cell>
          <table:table-cell office:value-type="float" office:value="4.643694460392" calcext:value-type="float">
            <text:p>4,643694460392</text:p>
          </table:table-cell>
          <table:table-cell office:value-type="float" office:value="-0.3489638864994" calcext:value-type="float">
            <text:p>-0,3489638864994</text:p>
          </table:table-cell>
          <table:table-cell office:value-type="float" office:value="-100.04076532498" calcext:value-type="float">
            <text:p>-100,04076532498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958</text:p>
          </table:table-cell>
          <table:table-cell office:value-type="float" office:value="6.9767147302628" calcext:value-type="float">
            <text:p>6,9767147302628</text:p>
          </table:table-cell>
          <table:table-cell office:value-type="float" office:value="0.51428187638521" calcext:value-type="float">
            <text:p>0,51428187638521</text:p>
          </table:table-cell>
          <table:table-cell office:value-type="float" office:value="-129.37228239266" calcext:value-type="float">
            <text:p>-129,37228239266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969</text:p>
          </table:table-cell>
          <table:table-cell office:value-type="float" office:value="9.9896705150604" calcext:value-type="float">
            <text:p>9,9896705150604</text:p>
          </table:table-cell>
          <table:table-cell office:value-type="float" office:value="0.59974759817123" calcext:value-type="float">
            <text:p>0,59974759817123</text:p>
          </table:table-cell>
          <table:table-cell office:value-type="float" office:value="102.24601949096" calcext:value-type="float">
            <text:p>102,2460194909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980</text:p>
          </table:table-cell>
          <table:table-cell office:value-type="float" office:value="-1.5793040394783" calcext:value-type="float">
            <text:p>-1,5793040394783</text:p>
          </table:table-cell>
          <table:table-cell office:value-type="float" office:value="1.1709894984961" calcext:value-type="float">
            <text:p>1,1709894984961</text:p>
          </table:table-cell>
          <table:table-cell office:value-type="float" office:value="-44.394146864581" calcext:value-type="float">
            <text:p>-44,394146864581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991</text:p>
          </table:table-cell>
          <table:table-cell office:value-type="float" office:value="4.3170699477196" calcext:value-type="float">
            <text:p>4,3170699477196</text:p>
          </table:table-cell>
          <table:table-cell office:value-type="float" office:value="-0.44829878956079" calcext:value-type="float">
            <text:p>-0,44829878956079</text:p>
          </table:table-cell>
          <table:table-cell office:value-type="float" office:value="-135.95404746426" calcext:value-type="float">
            <text:p>-135,95404746426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002</text:p>
          </table:table-cell>
          <table:table-cell office:value-type="float" office:value="0.569803789258" calcext:value-type="float">
            <text:p>0,569803789258</text:p>
          </table:table-cell>
          <table:table-cell office:value-type="float" office:value="4.2171081900597" calcext:value-type="float">
            <text:p>4,2171081900597</text:p>
          </table:table-cell>
          <table:table-cell office:value-type="float" office:value="24.378884749807" calcext:value-type="float">
            <text:p>24,378884749807</text:p>
          </table:table-cell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013</text:p>
          </table:table-cell>
          <table:table-cell office:value-type="float" office:value="-0.14794522896409" calcext:value-type="float">
            <text:p>-0,14794522896409</text:p>
          </table:table-cell>
          <table:table-cell office:value-type="float" office:value="1.1035297065973" calcext:value-type="float">
            <text:p>1,1035297065973</text:p>
          </table:table-cell>
          <table:table-cell office:value-type="float" office:value="-101.57238525949" calcext:value-type="float">
            <text:p>-101,57238525949</text:p>
          </table:table-cell>
          <table:table-cell office:value-type="float" office:value="10" calcext:value-type="float">
            <text:p>10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024</text:p>
          </table:table-cell>
          <table:table-cell office:value-type="float" office:value="6.2343037128448" calcext:value-type="float">
            <text:p>6,2343037128448</text:p>
          </table:table-cell>
          <table:table-cell office:value-type="float" office:value="0.72919212281704" calcext:value-type="float">
            <text:p>0,72919212281704</text:p>
          </table:table-cell>
          <table:table-cell office:value-type="float" office:value="-32.065405587482" calcext:value-type="float">
            <text:p>-32,065405587482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035</text:p>
          </table:table-cell>
          <table:table-cell office:value-type="float" office:value="0.95015808939934" calcext:value-type="float">
            <text:p>0,95015808939934</text:p>
          </table:table-cell>
          <table:table-cell office:value-type="float" office:value="1.2746277451515" calcext:value-type="float">
            <text:p>1,2746277451515</text:p>
          </table:table-cell>
          <table:table-cell office:value-type="float" office:value="-45.237388960115" calcext:value-type="float">
            <text:p>-45,2373889601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046</text:p>
          </table:table-cell>
          <table:table-cell office:value-type="float" office:value="8.0090177059174" calcext:value-type="float">
            <text:p>8,0090177059174</text:p>
          </table:table-cell>
          <table:table-cell office:value-type="float" office:value="-0.15774078667164" calcext:value-type="float">
            <text:p>-0,15774078667164</text:p>
          </table:table-cell>
          <table:table-cell office:value-type="float" office:value="-69.726548377116" calcext:value-type="float">
            <text:p>-69,726548377116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057</text:p>
          </table:table-cell>
          <table:table-cell office:value-type="float" office:value="-0.4552698135376" calcext:value-type="float">
            <text:p>-0,4552698135376</text:p>
          </table:table-cell>
          <table:table-cell office:value-type="float" office:value="1.5724314749241" calcext:value-type="float">
            <text:p>1,5724314749241</text:p>
          </table:table-cell>
          <table:table-cell office:value-type="float" office:value="-37.965776814017" calcext:value-type="float">
            <text:p>-37,965776814017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068</text:p>
          </table:table-cell>
          <table:table-cell office:value-type="float" office:value="0.60304831713438" calcext:value-type="float">
            <text:p>0,60304831713438</text:p>
          </table:table-cell>
          <table:table-cell office:value-type="float" office:value="2.1910209953785" calcext:value-type="float">
            <text:p>2,1910209953785</text:p>
          </table:table-cell>
          <table:table-cell office:value-type="float" office:value="-42.417222147535" calcext:value-type="float">
            <text:p>-42,417222147535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079</text:p>
          </table:table-cell>
          <table:table-cell office:value-type="float" office:value="1.8942084908485" calcext:value-type="float">
            <text:p>1,8942084908485</text:p>
          </table:table-cell>
          <table:table-cell office:value-type="float" office:value="2.8965744376183" calcext:value-type="float">
            <text:p>2,8965744376183</text:p>
          </table:table-cell>
          <table:table-cell office:value-type="float" office:value="164.65157915832" calcext:value-type="float">
            <text:p>164,65157915832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090</text:p>
          </table:table-cell>
          <table:table-cell office:value-type="float" office:value="5.6758892536163" calcext:value-type="float">
            <text:p>5,6758892536163</text:p>
          </table:table-cell>
          <table:table-cell office:value-type="float" office:value="0.64276836812496" calcext:value-type="float">
            <text:p>0,64276836812496</text:p>
          </table:table-cell>
          <table:table-cell office:value-type="float" office:value="41.918362022206" calcext:value-type="float">
            <text:p>41,918362022206</text:p>
          </table:table-cell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101</text:p>
          </table:table-cell>
          <table:table-cell office:value-type="float" office:value="5.230495929718" calcext:value-type="float">
            <text:p>5,230495929718</text:p>
          </table:table-cell>
          <table:table-cell office:value-type="float" office:value="3.9834982156754" calcext:value-type="float">
            <text:p>3,9834982156754</text:p>
          </table:table-cell>
          <table:table-cell office:value-type="float" office:value="-35.863485305932" calcext:value-type="float">
            <text:p>-35,863485305932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112</text:p>
          </table:table-cell>
          <table:table-cell office:value-type="float" office:value="7.296849489212" calcext:value-type="float">
            <text:p>7,296849489212</text:p>
          </table:table-cell>
          <table:table-cell office:value-type="float" office:value="2.9052084684372" calcext:value-type="float">
            <text:p>2,9052084684372</text:p>
          </table:table-cell>
          <table:table-cell office:value-type="float" office:value="-108.24385570113" calcext:value-type="float">
            <text:p>-108,24385570113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123</text:p>
          </table:table-cell>
          <table:table-cell office:value-type="float" office:value="9.0795248746872" calcext:value-type="float">
            <text:p>9,0795248746872</text:p>
          </table:table-cell>
          <table:table-cell office:value-type="float" office:value="7.6443910598755" calcext:value-type="float">
            <text:p>7,6443910598755</text:p>
          </table:table-cell>
          <table:table-cell office:value-type="float" office:value="-61.039150140847" calcext:value-type="float">
            <text:p>-61,039150140847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134</text:p>
          </table:table-cell>
          <table:table-cell office:value-type="float" office:value="0.1719974540174" calcext:value-type="float">
            <text:p>0,1719974540174</text:p>
          </table:table-cell>
          <table:table-cell office:value-type="float" office:value="3.9685708284378" calcext:value-type="float">
            <text:p>3,9685708284378</text:p>
          </table:table-cell>
          <table:table-cell office:value-type="float" office:value="101.428427514" calcext:value-type="float">
            <text:p>101,428427514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145</text:p>
          </table:table-cell>
          <table:table-cell office:value-type="float" office:value="1.1543790996075" calcext:value-type="float">
            <text:p>1,1543790996075</text:p>
          </table:table-cell>
          <table:table-cell office:value-type="float" office:value="6.4784789085388" calcext:value-type="float">
            <text:p>6,4784789085388</text:p>
          </table:table-cell>
          <table:table-cell office:value-type="float" office:value="-178.56514377958" calcext:value-type="float">
            <text:p>-178,56514377958</text:p>
          </table:table-cell>
          <table:table-cell office:value-type="float" office:value="10" calcext:value-type="float">
            <text:p>1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156</text:p>
          </table:table-cell>
          <table:table-cell office:value-type="float" office:value="0.2872534096241" calcext:value-type="float">
            <text:p>0,2872534096241</text:p>
          </table:table-cell>
          <table:table-cell office:value-type="float" office:value="2.286272495985" calcext:value-type="float">
            <text:p>2,286272495985</text:p>
          </table:table-cell>
          <table:table-cell office:value-type="float" office:value="93.446330659708" calcext:value-type="float">
            <text:p>93,446330659708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167</text:p>
          </table:table-cell>
          <table:table-cell office:value-type="float" office:value="4.2946249246597" calcext:value-type="float">
            <text:p>4,2946249246597</text:p>
          </table:table-cell>
          <table:table-cell office:value-type="float" office:value="4.7404861450195" calcext:value-type="float">
            <text:p>4,7404861450195</text:p>
          </table:table-cell>
          <table:table-cell office:value-type="float" office:value="38.726717803129" calcext:value-type="float">
            <text:p>38,726717803129</text:p>
          </table:table-cell>
          <table:table-cell office:value-type="float" office:value="10" calcext:value-type="float">
            <text:p>10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178</text:p>
          </table:table-cell>
          <table:table-cell office:value-type="float" office:value="4.4449242949486" calcext:value-type="float">
            <text:p>4,4449242949486</text:p>
          </table:table-cell>
          <table:table-cell office:value-type="float" office:value="5.309562087059" calcext:value-type="float">
            <text:p>5,309562087059</text:p>
          </table:table-cell>
          <table:table-cell office:value-type="float" office:value="-136.17223235452" calcext:value-type="float">
            <text:p>-136,17223235452</text:p>
          </table:table-cell>
          <table:table-cell office:value-type="float" office:value="10" calcext:value-type="float">
            <text:p>10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189</text:p>
          </table:table-cell>
          <table:table-cell office:value-type="float" office:value="6.6972053050995" calcext:value-type="float">
            <text:p>6,6972053050995</text:p>
          </table:table-cell>
          <table:table-cell office:value-type="float" office:value="4.8808377981186" calcext:value-type="float">
            <text:p>4,8808377981186</text:p>
          </table:table-cell>
          <table:table-cell office:value-type="float" office:value="-69.60171802788" calcext:value-type="float">
            <text:p>-69,60171802788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200</text:p>
          </table:table-cell>
          <table:table-cell office:value-type="float" office:value="8.0043679475784" calcext:value-type="float">
            <text:p>8,0043679475784</text:p>
          </table:table-cell>
          <table:table-cell office:value-type="float" office:value="8.8762128353119" calcext:value-type="float">
            <text:p>8,8762128353119</text:p>
          </table:table-cell>
          <table:table-cell office:value-type="float" office:value="-169.468689876" calcext:value-type="float">
            <text:p>-169,46868987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211</text:p>
          </table:table-cell>
          <table:table-cell office:value-type="float" office:value="0.83224579691887" calcext:value-type="float">
            <text:p>0,83224579691887</text:p>
          </table:table-cell>
          <table:table-cell office:value-type="float" office:value="5.481641292572" calcext:value-type="float">
            <text:p>5,481641292572</text:p>
          </table:table-cell>
          <table:table-cell office:value-type="float" office:value="-173.22468453911" calcext:value-type="float">
            <text:p>-173,22468453911</text:p>
          </table:table-cell>
          <table:table-cell office:value-type="float" office:value="10" calcext:value-type="float">
            <text:p>1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222</text:p>
          </table:table-cell>
          <table:table-cell office:value-type="float" office:value="0.49699772149324" calcext:value-type="float">
            <text:p>0,49699772149324</text:p>
          </table:table-cell>
          <table:table-cell office:value-type="float" office:value="6.4550536870956" calcext:value-type="float">
            <text:p>6,4550536870956</text:p>
          </table:table-cell>
          <table:table-cell office:value-type="float" office:value="-41.690750106884" calcext:value-type="float">
            <text:p>-41,690750106884</text:p>
          </table:table-cell>
          <table:table-cell office:value-type="float" office:value="10" calcext:value-type="float">
            <text:p>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233</text:p>
          </table:table-cell>
          <table:table-cell office:value-type="float" office:value="2.417189180851" calcext:value-type="float">
            <text:p>2,417189180851</text:p>
          </table:table-cell>
          <table:table-cell office:value-type="float" office:value="7.8403967618942" calcext:value-type="float">
            <text:p>7,8403967618942</text:p>
          </table:table-cell>
          <table:table-cell office:value-type="float" office:value="-131.68733287009" calcext:value-type="float">
            <text:p>-131,68733287009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244</text:p>
          </table:table-cell>
          <table:table-cell office:value-type="float" office:value="3.3472481369972" calcext:value-type="float">
            <text:p>3,3472481369972</text:p>
          </table:table-cell>
          <table:table-cell office:value-type="float" office:value="5.8388006687164" calcext:value-type="float">
            <text:p>5,8388006687164</text:p>
          </table:table-cell>
          <table:table-cell office:value-type="float" office:value="104.70036032853" calcext:value-type="float">
            <text:p>104,70036032853</text:p>
          </table:table-cell>
          <table:table-cell office:value-type="float" office:value="10" calcext:value-type="float">
            <text:p>1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255</text:p>
          </table:table-cell>
          <table:table-cell office:value-type="float" office:value="4.932079911232" calcext:value-type="float">
            <text:p>4,932079911232</text:p>
          </table:table-cell>
          <table:table-cell office:value-type="float" office:value="9.9048882722855" calcext:value-type="float">
            <text:p>9,9048882722855</text:p>
          </table:table-cell>
          <table:table-cell office:value-type="float" office:value="-19.324446369888" calcext:value-type="float">
            <text:p>-19,32444636988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266</text:p>
          </table:table-cell>
          <table:table-cell office:value-type="float" office:value="4.8885074257851" calcext:value-type="float">
            <text:p>4,8885074257851</text:p>
          </table:table-cell>
          <table:table-cell office:value-type="float" office:value="5.4442304372787" calcext:value-type="float">
            <text:p>5,4442304372787</text:p>
          </table:table-cell>
          <table:table-cell office:value-type="float" office:value="145.13418628911" calcext:value-type="float">
            <text:p>145,13418628911</text:p>
          </table:table-cell>
          <table:table-cell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277</text:p>
          </table:table-cell>
          <table:table-cell office:value-type="float" office:value="10.021725893021" calcext:value-type="float">
            <text:p>10,021725893021</text:p>
          </table:table-cell>
          <table:table-cell office:value-type="float" office:value="2.2739306092262" calcext:value-type="float">
            <text:p>2,2739306092262</text:p>
          </table:table-cell>
          <table:table-cell office:value-type="float" office:value="129.8494080829" calcext:value-type="float">
            <text:p>129,8494080829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288</text:p>
          </table:table-cell>
          <table:table-cell office:value-type="float" office:value="-0.65830029547215" calcext:value-type="float">
            <text:p>-0,65830029547215</text:p>
          </table:table-cell>
          <table:table-cell office:value-type="float" office:value="3.8741543889046" calcext:value-type="float">
            <text:p>3,8741543889046</text:p>
          </table:table-cell>
          <table:table-cell office:value-type="float" office:value="-13.051260903383" calcext:value-type="float">
            <text:p>-13,051260903383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299</text:p>
          </table:table-cell>
          <table:table-cell office:value-type="float" office:value="0.54209899157286" calcext:value-type="float">
            <text:p>0,54209899157286</text:p>
          </table:table-cell>
          <table:table-cell office:value-type="float" office:value="5.9462308883667" calcext:value-type="float">
            <text:p>5,9462308883667</text:p>
          </table:table-cell>
          <table:table-cell office:value-type="float" office:value="-27.484067875868" calcext:value-type="float">
            <text:p>-27,484067875868</text:p>
          </table:table-cell>
          <table:table-cell office:value-type="float" office:value="10" calcext:value-type="float">
            <text:p>1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310</text:p>
          </table:table-cell>
          <table:table-cell office:value-type="float" office:value="3.2344576716423" calcext:value-type="float">
            <text:p>3,2344576716423</text:p>
          </table:table-cell>
          <table:table-cell office:value-type="float" office:value="5.5176484584808" calcext:value-type="float">
            <text:p>5,5176484584808</text:p>
          </table:table-cell>
          <table:table-cell office:value-type="float" office:value="141.397107179" calcext:value-type="float">
            <text:p>141,397107179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321</text:p>
          </table:table-cell>
          <table:table-cell office:value-type="float" office:value="2.0242631435394" calcext:value-type="float">
            <text:p>2,0242631435394</text:p>
          </table:table-cell>
          <table:table-cell office:value-type="float" office:value="11.032724380493" calcext:value-type="float">
            <text:p>11,032724380493</text:p>
          </table:table-cell>
          <table:table-cell office:value-type="float" office:value="-87.790962996756" calcext:value-type="float">
            <text:p>-87,790962996756</text:p>
          </table:table-cell>
          <table:table-cell office:value-type="float" office:value="11" calcext:value-type="float">
            <text:p>1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332</text:p>
          </table:table-cell>
          <table:table-cell office:value-type="float" office:value="0.47037795186043" calcext:value-type="float">
            <text:p>0,47037795186043</text:p>
          </table:table-cell>
          <table:table-cell office:value-type="float" office:value="9.5724976062775" calcext:value-type="float">
            <text:p>9,5724976062775</text:p>
          </table:table-cell>
          <table:table-cell office:value-type="float" office:value="-31.986261628995" calcext:value-type="float">
            <text:p>-31,986261628995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343</text:p>
          </table:table-cell>
          <table:table-cell office:value-type="float" office:value="6.7142522335052" calcext:value-type="float">
            <text:p>6,7142522335052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58.727366149805" calcext:value-type="float">
            <text:p>-58,7273661498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354</text:p>
          </table:table-cell>
          <table:table-cell office:value-type="float" office:value="7.7876597642899" calcext:value-type="float">
            <text:p>7,7876597642899</text:p>
          </table:table-cell>
          <table:table-cell office:value-type="float" office:value="9.5168656110764" calcext:value-type="float">
            <text:p>9,5168656110764</text:p>
          </table:table-cell>
          <table:table-cell office:value-type="float" office:value="102.89794320513" calcext:value-type="float">
            <text:p>102,89794320513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365</text:p>
          </table:table-cell>
          <table:table-cell office:value-type="float" office:value="-1.1374314874411" calcext:value-type="float">
            <text:p>-1,1374314874411</text:p>
          </table:table-cell>
          <table:table-cell office:value-type="float" office:value="9.0657204389572" calcext:value-type="float">
            <text:p>9,0657204389572</text:p>
          </table:table-cell>
          <table:table-cell office:value-type="float" office:value="-150.51391170283" calcext:value-type="float">
            <text:p>-150,51391170283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376</text:p>
          </table:table-cell>
          <table:table-cell office:value-type="float" office:value="-1.1901871860027" calcext:value-type="float">
            <text:p>-1,1901871860027</text:p>
          </table:table-cell>
          <table:table-cell office:value-type="float" office:value="5.5177938938141" calcext:value-type="float">
            <text:p>5,5177938938141</text:p>
          </table:table-cell>
          <table:table-cell office:value-type="float" office:value="66.284266247112" calcext:value-type="float">
            <text:p>66,284266247112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387</text:p>
          </table:table-cell>
          <table:table-cell office:value-type="float" office:value="3.1176632642746" calcext:value-type="float">
            <text:p>3,1176632642746</text:p>
          </table:table-cell>
          <table:table-cell office:value-type="float" office:value="6.5580141544342" calcext:value-type="float">
            <text:p>6,5580141544342</text:p>
          </table:table-cell>
          <table:table-cell office:value-type="float" office:value="178.46787355508" calcext:value-type="float">
            <text:p>178,46787355508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398</text:p>
          </table:table-cell>
          <table:table-cell office:value-type="float" office:value="2.5177606940269" calcext:value-type="float">
            <text:p>2,5177606940269</text:p>
          </table:table-cell>
          <table:table-cell office:value-type="float" office:value="10.217881202698" calcext:value-type="float">
            <text:p>10,217881202698</text:p>
          </table:table-cell>
          <table:table-cell office:value-type="float" office:value="-88.125955526996" calcext:value-type="float">
            <text:p>-88,125955526996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409</text:p>
          </table:table-cell>
          <table:table-cell office:value-type="float" office:value="3.0212050676346" calcext:value-type="float">
            <text:p>3,0212050676346</text:p>
          </table:table-cell>
          <table:table-cell office:value-type="float" office:value="11.014055013657" calcext:value-type="float">
            <text:p>11,014055013657</text:p>
          </table:table-cell>
          <table:table-cell office:value-type="float" office:value="-14.281311707132" calcext:value-type="float">
            <text:p>-14,2813117071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420</text:p>
          </table:table-cell>
          <table:table-cell office:value-type="float" office:value="6.210595369339" calcext:value-type="float">
            <text:p>6,210595369339</text:p>
          </table:table-cell>
          <table:table-cell office:value-type="float" office:value="5.0560009479523" calcext:value-type="float">
            <text:p>5,0560009479523</text:p>
          </table:table-cell>
          <table:table-cell office:value-type="float" office:value="36.801325667436" calcext:value-type="float">
            <text:p>36,801325667436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431</text:p>
          </table:table-cell>
          <table:table-cell office:value-type="float" office:value="9.8076236248016" calcext:value-type="float">
            <text:p>9,8076236248016</text:p>
          </table:table-cell>
          <table:table-cell office:value-type="float" office:value="6.64506316185" calcext:value-type="float">
            <text:p>6,64506316185</text:p>
          </table:table-cell>
          <table:table-cell office:value-type="float" office:value="39.877289799368" calcext:value-type="float">
            <text:p>39,877289799368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442</text:p>
          </table:table-cell>
          <table:table-cell office:value-type="float" office:value="-1.5788178145885" calcext:value-type="float">
            <text:p>-1,5788178145885</text:p>
          </table:table-cell>
          <table:table-cell office:value-type="float" office:value="8.5051476955414" calcext:value-type="float">
            <text:p>8,5051476955414</text:p>
          </table:table-cell>
          <table:table-cell office:value-type="float" office:value="-82.360907724709" calcext:value-type="float">
            <text:p>-82,360907724709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453</text:p>
          </table:table-cell>
          <table:table-cell office:value-type="float" office:value="0.35622958093882" calcext:value-type="float">
            <text:p>0,35622958093882</text:p>
          </table:table-cell>
          <table:table-cell office:value-type="float" office:value="10.292708873749" calcext:value-type="float">
            <text:p>10,292708873749</text:p>
          </table:table-cell>
          <table:table-cell office:value-type="float" office:value="5.5491133195579" calcext:value-type="float">
            <text:p>5,5491133195579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5</text:p>
          </table:table-cell>
          <table:table-cell office:value-type="float" office:value="0.52886802703142" calcext:value-type="float">
            <text:p>0,52886802703142</text:p>
          </table:table-cell>
          <table:table-cell office:value-type="float" office:value="0.3060919046402" calcext:value-type="float">
            <text:p>0,3060919046402</text:p>
          </table:table-cell>
          <table:table-cell office:value-type="float" office:value="73.456397481785" calcext:value-type="float">
            <text:p>73,456397481785</text:p>
          </table:table-cell>
          <table:table-cell office:value-type="float" office:value="10" calcext:value-type="float">
            <text:p>10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914</text:p>
          </table:table-cell>
          <table:table-cell office:value-type="float" office:value="-0.30467230826616" calcext:value-type="float">
            <text:p>-0,30467230826616</text:p>
          </table:table-cell>
          <table:table-cell office:value-type="float" office:value="0.59184979647398" calcext:value-type="float">
            <text:p>0,59184979647398</text:p>
          </table:table-cell>
          <table:table-cell office:value-type="float" office:value="-12.58450784501" calcext:value-type="float">
            <text:p>-12,58450784501</text:p>
          </table:table-cell>
          <table:table-cell office:value-type="float" office:value="10" calcext:value-type="float">
            <text:p>10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925</text:p>
          </table:table-cell>
          <table:table-cell office:value-type="float" office:value="0.28020236641169" calcext:value-type="float">
            <text:p>0,28020236641169</text:p>
          </table:table-cell>
          <table:table-cell office:value-type="float" office:value="0.53743183612823" calcext:value-type="float">
            <text:p>0,53743183612823</text:p>
          </table:table-cell>
          <table:table-cell office:value-type="float" office:value="-126.97935559947" calcext:value-type="float">
            <text:p>-126,97935559947</text:p>
          </table:table-cell>
          <table:table-cell office:value-type="float" office:value="10" calcext:value-type="float">
            <text:p>10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936</text:p>
          </table:table-cell>
          <table:table-cell office:value-type="float" office:value="0.47025553882122" calcext:value-type="float">
            <text:p>0,47025553882122</text:p>
          </table:table-cell>
          <table:table-cell office:value-type="float" office:value="0.80808773636818" calcext:value-type="float">
            <text:p>0,80808773636818</text:p>
          </table:table-cell>
          <table:table-cell office:value-type="float" office:value="174.31685271536" calcext:value-type="float">
            <text:p>174,31685271536</text:p>
          </table:table-cell>
          <table:table-cell office:value-type="float" office:value="10" calcext:value-type="float">
            <text:p>1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947</text:p>
          </table:table-cell>
          <table:table-cell office:value-type="float" office:value="4.9064493179321" calcext:value-type="float">
            <text:p>4,9064493179321</text:p>
          </table:table-cell>
          <table:table-cell office:value-type="float" office:value="-0.31816609203815" calcext:value-type="float">
            <text:p>-0,31816609203815</text:p>
          </table:table-cell>
          <table:table-cell office:value-type="float" office:value="-173.38487904543" calcext:value-type="float">
            <text:p>-173,38487904543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958</text:p>
          </table:table-cell>
          <table:table-cell office:value-type="float" office:value="6.8261873722076" calcext:value-type="float">
            <text:p>6,8261873722076</text:p>
          </table:table-cell>
          <table:table-cell office:value-type="float" office:value="0.67796364426613" calcext:value-type="float">
            <text:p>0,67796364426613</text:p>
          </table:table-cell>
          <table:table-cell office:value-type="float" office:value="-38.57745030883" calcext:value-type="float">
            <text:p>-38,57745030883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969</text:p>
          </table:table-cell>
          <table:table-cell office:value-type="float" office:value="9.7917497158051" calcext:value-type="float">
            <text:p>9,7917497158051</text:p>
          </table:table-cell>
          <table:table-cell office:value-type="float" office:value="0.49186553806067" calcext:value-type="float">
            <text:p>0,49186553806067</text:p>
          </table:table-cell>
          <table:table-cell office:value-type="float" office:value="84.431894265922" calcext:value-type="float">
            <text:p>84,43189426592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980</text:p>
          </table:table-cell>
          <table:table-cell office:value-type="float" office:value="-1.5850302577019" calcext:value-type="float">
            <text:p>-1,5850302577019</text:p>
          </table:table-cell>
          <table:table-cell office:value-type="float" office:value="1.4178012311459" calcext:value-type="float">
            <text:p>1,4178012311459</text:p>
          </table:table-cell>
          <table:table-cell office:value-type="float" office:value="-69.33027164192" calcext:value-type="float">
            <text:p>-69,33027164192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991</text:p>
          </table:table-cell>
          <table:table-cell office:value-type="float" office:value="4.1905111074448" calcext:value-type="float">
            <text:p>4,1905111074448</text:p>
          </table:table-cell>
          <table:table-cell office:value-type="float" office:value="-0.22712882608175" calcext:value-type="float">
            <text:p>-0,22712882608175</text:p>
          </table:table-cell>
          <table:table-cell office:value-type="float" office:value="-58.00138613221" calcext:value-type="float">
            <text:p>-58,00138613221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002</text:p>
          </table:table-cell>
          <table:table-cell office:value-type="float" office:value="0.63200369477272" calcext:value-type="float">
            <text:p>0,63200369477272</text:p>
          </table:table-cell>
          <table:table-cell office:value-type="float" office:value="4.0040960907936" calcext:value-type="float">
            <text:p>4,0040960907936</text:p>
          </table:table-cell>
          <table:table-cell office:value-type="float" office:value="115.1599914405" calcext:value-type="float">
            <text:p>115,1599914405</text:p>
          </table:table-cell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013</text:p>
          </table:table-cell>
          <table:table-cell office:value-type="float" office:value="-0.35655751824379" calcext:value-type="float">
            <text:p>-0,35655751824379</text:p>
          </table:table-cell>
          <table:table-cell office:value-type="float" office:value="1.1778862774372" calcext:value-type="float">
            <text:p>1,1778862774372</text:p>
          </table:table-cell>
          <table:table-cell office:value-type="float" office:value="-10.873523297583" calcext:value-type="float">
            <text:p>-10,873523297583</text:p>
          </table:table-cell>
          <table:table-cell office:value-type="float" office:value="10" calcext:value-type="float">
            <text:p>1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024</text:p>
          </table:table-cell>
          <table:table-cell office:value-type="float" office:value="6.0910320281982" calcext:value-type="float">
            <text:p>6,0910320281982</text:p>
          </table:table-cell>
          <table:table-cell office:value-type="float" office:value="0.55966876447201" calcext:value-type="float">
            <text:p>0,55966876447201</text:p>
          </table:table-cell>
          <table:table-cell office:value-type="float" office:value="58.672450909949" calcext:value-type="float">
            <text:p>58,672450909949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035</text:p>
          </table:table-cell>
          <table:table-cell office:value-type="float" office:value="0.76978765428066" calcext:value-type="float">
            <text:p>0,76978765428066</text:p>
          </table:table-cell>
          <table:table-cell office:value-type="float" office:value="1.5450321137905" calcext:value-type="float">
            <text:p>1,5450321137905</text:p>
          </table:table-cell>
          <table:table-cell office:value-type="float" office:value="-59.934879564176" calcext:value-type="float">
            <text:p>-59,93487956417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046</text:p>
          </table:table-cell>
          <table:table-cell office:value-type="float" office:value="8.1240904331207" calcext:value-type="float">
            <text:p>8,1240904331207</text:p>
          </table:table-cell>
          <table:table-cell office:value-type="float" office:value="0.098759057000279" calcext:value-type="float">
            <text:p>0,098759057000279</text:p>
          </table:table-cell>
          <table:table-cell office:value-type="float" office:value="-123.70792164165" calcext:value-type="float">
            <text:p>-123,70792164165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057</text:p>
          </table:table-cell>
          <table:table-cell office:value-type="float" office:value="-0.61522334814072" calcext:value-type="float">
            <text:p>-0,61522334814072</text:p>
          </table:table-cell>
          <table:table-cell office:value-type="float" office:value="1.4186672866344" calcext:value-type="float">
            <text:p>1,4186672866344</text:p>
          </table:table-cell>
          <table:table-cell office:value-type="float" office:value="52.75859346815" calcext:value-type="float">
            <text:p>52,75859346815</text:p>
          </table:table-cell>
          <table:table-cell office:value-type="float" office:value="10" calcext:value-type="float">
            <text:p>1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068</text:p>
          </table:table-cell>
          <table:table-cell office:value-type="float" office:value="0.77646926045418" calcext:value-type="float">
            <text:p>0,77646926045418</text:p>
          </table:table-cell>
          <table:table-cell office:value-type="float" office:value="2.3116047680378" calcext:value-type="float">
            <text:p>2,3116047680378</text:p>
          </table:table-cell>
          <table:table-cell office:value-type="float" office:value="-128.78952208598" calcext:value-type="float">
            <text:p>-128,78952208598</text:p>
          </table:table-cell>
          <table:table-cell office:value-type="float" office:value="10" calcext:value-type="float">
            <text:p>1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079</text:p>
          </table:table-cell>
          <table:table-cell office:value-type="float" office:value="2.2081008553505" calcext:value-type="float">
            <text:p>2,2081008553505</text:p>
          </table:table-cell>
          <table:table-cell office:value-type="float" office:value="2.821324467659" calcext:value-type="float">
            <text:p>2,821324467659</text:p>
          </table:table-cell>
          <table:table-cell office:value-type="float" office:value="169.31807615195" calcext:value-type="float">
            <text:p>169,31807615195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090</text:p>
          </table:table-cell>
          <table:table-cell office:value-type="float" office:value="5.506112575531" calcext:value-type="float">
            <text:p>5,506112575531</text:p>
          </table:table-cell>
          <table:table-cell office:value-type="float" office:value="0.78493997454643" calcext:value-type="float">
            <text:p>0,78493997454643</text:p>
          </table:table-cell>
          <table:table-cell office:value-type="float" office:value="-48.775482329593" calcext:value-type="float">
            <text:p>-48,775482329593</text:p>
          </table:table-cell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101</text:p>
          </table:table-cell>
          <table:table-cell office:value-type="float" office:value="4.9131655693054" calcext:value-type="float">
            <text:p>4,9131655693054</text:p>
          </table:table-cell>
          <table:table-cell office:value-type="float" office:value="4.0319460630417" calcext:value-type="float">
            <text:p>4,0319460630417</text:p>
          </table:table-cell>
          <table:table-cell office:value-type="float" office:value="-1.4329614105878" calcext:value-type="float">
            <text:p>-1,4329614105878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112</text:p>
          </table:table-cell>
          <table:table-cell office:value-type="float" office:value="7.5018572807312" calcext:value-type="float">
            <text:p>7,5018572807312</text:p>
          </table:table-cell>
          <table:table-cell office:value-type="float" office:value="3.1807422637939" calcext:value-type="float">
            <text:p>3,1807422637939</text:p>
          </table:table-cell>
          <table:table-cell office:value-type="float" office:value="-132.2473781124" calcext:value-type="float">
            <text:p>-132,2473781124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123</text:p>
          </table:table-cell>
          <table:table-cell office:value-type="float" office:value="8.9217394590378" calcext:value-type="float">
            <text:p>8,9217394590378</text:p>
          </table:table-cell>
          <table:table-cell office:value-type="float" office:value="7.8645050525665" calcext:value-type="float">
            <text:p>7,8645050525665</text:p>
          </table:table-cell>
          <table:table-cell office:value-type="float" office:value="-58.138995413568" calcext:value-type="float">
            <text:p>-58,138995413568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134</text:p>
          </table:table-cell>
          <table:table-cell office:value-type="float" office:value="-0.037039257586002" calcext:value-type="float">
            <text:p>-0,037039257586002</text:p>
          </table:table-cell>
          <table:table-cell office:value-type="float" office:value="3.894377052784" calcext:value-type="float">
            <text:p>3,894377052784</text:p>
          </table:table-cell>
          <table:table-cell office:value-type="float" office:value="10.691736154496" calcext:value-type="float">
            <text:p>10,691736154496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145</text:p>
          </table:table-cell>
          <table:table-cell office:value-type="float" office:value="1.3406738638878" calcext:value-type="float">
            <text:p>1,3406738638878</text:p>
          </table:table-cell>
          <table:table-cell office:value-type="float" office:value="6.2305319309235" calcext:value-type="float">
            <text:p>6,2305319309235</text:p>
          </table:table-cell>
          <table:table-cell office:value-type="float" office:value="131.6691963536" calcext:value-type="float">
            <text:p>131,6691963536</text:p>
          </table:table-cell>
          <table:table-cell office:value-type="float" office:value="10" calcext:value-type="float">
            <text:p>1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156</text:p>
          </table:table-cell>
          <table:table-cell office:value-type="float" office:value="0.42900860309601" calcext:value-type="float">
            <text:p>0,42900860309601</text:p>
          </table:table-cell>
          <table:table-cell office:value-type="float" office:value="2.2606536746025" calcext:value-type="float">
            <text:p>2,2606536746025</text:p>
          </table:table-cell>
          <table:table-cell office:value-type="float" office:value="144.32251225611" calcext:value-type="float">
            <text:p>144,32251225611</text:p>
          </table:table-cell>
          <table:table-cell office:value-type="float" office:value="10" calcext:value-type="float">
            <text:p>1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167</text:p>
          </table:table-cell>
          <table:table-cell office:value-type="float" office:value="4.4077548384666" calcext:value-type="float">
            <text:p>4,4077548384666</text:p>
          </table:table-cell>
          <table:table-cell office:value-type="float" office:value="4.5496591925621" calcext:value-type="float">
            <text:p>4,5496591925621</text:p>
          </table:table-cell>
          <table:table-cell office:value-type="float" office:value="129.48362994346" calcext:value-type="float">
            <text:p>129,48362994346</text:p>
          </table:table-cell>
          <table:table-cell office:value-type="float" office:value="10" calcext:value-type="float">
            <text:p>10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178</text:p>
          </table:table-cell>
          <table:table-cell office:value-type="float" office:value="4.6252766251564" calcext:value-type="float">
            <text:p>4,6252766251564</text:p>
          </table:table-cell>
          <table:table-cell office:value-type="float" office:value="5.1727962493896" calcext:value-type="float">
            <text:p>5,1727962493896</text:p>
          </table:table-cell>
          <table:table-cell office:value-type="float" office:value="133.94425629051" calcext:value-type="float">
            <text:p>133,94425629051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189</text:p>
          </table:table-cell>
          <table:table-cell office:value-type="float" office:value="6.8918836116791" calcext:value-type="float">
            <text:p>6,8918836116791</text:p>
          </table:table-cell>
          <table:table-cell office:value-type="float" office:value="4.9872040748596" calcext:value-type="float">
            <text:p>4,9872040748596</text:p>
          </table:table-cell>
          <table:table-cell office:value-type="float" office:value="-160.31637768837" calcext:value-type="float">
            <text:p>-160,31637768837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200</text:p>
          </table:table-cell>
          <table:table-cell office:value-type="float" office:value="8.1101739406586" calcext:value-type="float">
            <text:p>8,1101739406586</text:p>
          </table:table-cell>
          <table:table-cell office:value-type="float" office:value="9.0751838684082" calcext:value-type="float">
            <text:p>9,0751838684082</text:p>
          </table:table-cell>
          <table:table-cell office:value-type="float" office:value="-99.861730435851" calcext:value-type="float">
            <text:p>-99,86173043585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211</text:p>
          </table:table-cell>
          <table:table-cell office:value-type="float" office:value="1.0400501638651" calcext:value-type="float">
            <text:p>1,0400501638651</text:p>
          </table:table-cell>
          <table:table-cell office:value-type="float" office:value="5.2505344152451" calcext:value-type="float">
            <text:p>5,2505344152451</text:p>
          </table:table-cell>
          <table:table-cell office:value-type="float" office:value="136.78067353121" calcext:value-type="float">
            <text:p>136,78067353121</text:p>
          </table:table-cell>
          <table:table-cell office:value-type="float" office:value="10" calcext:value-type="float">
            <text:p>1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222</text:p>
          </table:table-cell>
          <table:table-cell office:value-type="float" office:value="0.32709516584873" calcext:value-type="float">
            <text:p>0,32709516584873</text:p>
          </table:table-cell>
          <table:table-cell office:value-type="float" office:value="6.3118690252304" calcext:value-type="float">
            <text:p>6,3118690252304</text:p>
          </table:table-cell>
          <table:table-cell office:value-type="float" office:value="49.116539727351" calcext:value-type="float">
            <text:p>49,116539727351</text:p>
          </table:table-cell>
          <table:table-cell office:value-type="float" office:value="10" calcext:value-type="float">
            <text:p>1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233</text:p>
          </table:table-cell>
          <table:table-cell office:value-type="float" office:value="2.5135797262192" calcext:value-type="float">
            <text:p>2,5135797262192</text:p>
          </table:table-cell>
          <table:table-cell office:value-type="float" office:value="8.1540715694427" calcext:value-type="float">
            <text:p>8,1540715694427</text:p>
          </table:table-cell>
          <table:table-cell office:value-type="float" office:value="-100.43481428912" calcext:value-type="float">
            <text:p>-100,43481428912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244</text:p>
          </table:table-cell>
          <table:table-cell office:value-type="float" office:value="3.5679763555527" calcext:value-type="float">
            <text:p>3,5679763555527</text:p>
          </table:table-cell>
          <table:table-cell office:value-type="float" office:value="5.863630771637" calcext:value-type="float">
            <text:p>5,863630771637</text:p>
          </table:table-cell>
          <table:table-cell office:value-type="float" office:value="-164.79225675012" calcext:value-type="float">
            <text:p>-164,79225675012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255</text:p>
          </table:table-cell>
          <table:table-cell office:value-type="float" office:value="4.7731238603592" calcext:value-type="float">
            <text:p>4,7731238603592</text:p>
          </table:table-cell>
          <table:table-cell office:value-type="float" office:value="9.7881948947906" calcext:value-type="float">
            <text:p>9,7881948947906</text:p>
          </table:table-cell>
          <table:table-cell office:value-type="float" office:value="38.365364454354" calcext:value-type="float">
            <text:p>38,36536445435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266</text:p>
          </table:table-cell>
          <table:table-cell office:value-type="float" office:value="5.0701832771301" calcext:value-type="float">
            <text:p>5,0701832771301</text:p>
          </table:table-cell>
          <table:table-cell office:value-type="float" office:value="5.4164171218872" calcext:value-type="float">
            <text:p>5,4164171218872</text:p>
          </table:table-cell>
          <table:table-cell office:value-type="float" office:value="-170.61771404971" calcext:value-type="float">
            <text:p>-170,61771404971</text:p>
          </table:table-cell>
          <table:table-cell office:value-type="float" office:value="10" calcext:value-type="float">
            <text:p>1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277</text:p>
          </table:table-cell>
          <table:table-cell office:value-type="float" office:value="10.029166936874" calcext:value-type="float">
            <text:p>10,029166936874</text:p>
          </table:table-cell>
          <table:table-cell office:value-type="float" office:value="1.9834330677986" calcext:value-type="float">
            <text:p>1,9834330677986</text:p>
          </table:table-cell>
          <table:table-cell office:value-type="float" office:value="89.507248750917" calcext:value-type="float">
            <text:p>89,507248750917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288</text:p>
          </table:table-cell>
          <table:table-cell office:value-type="float" office:value="-1.046285405755" calcext:value-type="float">
            <text:p>-1,046285405755</text:p>
          </table:table-cell>
          <table:table-cell office:value-type="float" office:value="3.9635047316551" calcext:value-type="float">
            <text:p>3,9635047316551</text:p>
          </table:table-cell>
          <table:table-cell office:value-type="float" office:value="-13.06291228267" calcext:value-type="float">
            <text:p>-13,06291228267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299</text:p>
          </table:table-cell>
          <table:table-cell office:value-type="float" office:value="0.41302151978016" calcext:value-type="float">
            <text:p>0,41302151978016</text:p>
          </table:table-cell>
          <table:table-cell office:value-type="float" office:value="5.7659488916397" calcext:value-type="float">
            <text:p>5,7659488916397</text:p>
          </table:table-cell>
          <table:table-cell office:value-type="float" office:value="63.219242794499" calcext:value-type="float">
            <text:p>63,219242794499</text:p>
          </table:table-cell>
          <table:table-cell office:value-type="float" office:value="10" calcext:value-type="float">
            <text:p>10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310</text:p>
          </table:table-cell>
          <table:table-cell office:value-type="float" office:value="3.1198114156723" calcext:value-type="float">
            <text:p>3,1198114156723</text:p>
          </table:table-cell>
          <table:table-cell office:value-type="float" office:value="5.3130096197128" calcext:value-type="float">
            <text:p>5,3130096197128</text:p>
          </table:table-cell>
          <table:table-cell office:value-type="float" office:value="54.620531713887" calcext:value-type="float">
            <text:p>54,620531713887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321</text:p>
          </table:table-cell>
          <table:table-cell office:value-type="float" office:value="1.9686976075172" calcext:value-type="float">
            <text:p>1,9686976075172</text:p>
          </table:table-cell>
          <table:table-cell office:value-type="float" office:value="11.032636165619" calcext:value-type="float">
            <text:p>11,032636165619</text:p>
          </table:table-cell>
          <table:table-cell office:value-type="float" office:value="-87.843636798251" calcext:value-type="float">
            <text:p>-87,843636798251</text:p>
          </table:table-cell>
          <table:table-cell office:value-type="float" office:value="11" calcext:value-type="float">
            <text:p>1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332</text:p>
          </table:table-cell>
          <table:table-cell office:value-type="float" office:value="0.18019579350948" calcext:value-type="float">
            <text:p>0,18019579350948</text:p>
          </table:table-cell>
          <table:table-cell office:value-type="float" office:value="9.5367461442947" calcext:value-type="float">
            <text:p>9,5367461442947</text:p>
          </table:table-cell>
          <table:table-cell office:value-type="float" office:value="16.037877577885" calcext:value-type="float">
            <text:p>16,037877577885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343</text:p>
          </table:table-cell>
          <table:table-cell office:value-type="float" office:value="6.4475607872009" calcext:value-type="float">
            <text:p>6,4475607872009</text:p>
          </table:table-cell>
          <table:table-cell office:value-type="float" office:value="11.079814434052" calcext:value-type="float">
            <text:p>11,079814434052</text:p>
          </table:table-cell>
          <table:table-cell office:value-type="float" office:value="-55.88851954527" calcext:value-type="float">
            <text:p>-55,888519545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354</text:p>
          </table:table-cell>
          <table:table-cell office:value-type="float" office:value="7.9857105016708" calcext:value-type="float">
            <text:p>7,9857105016708</text:p>
          </table:table-cell>
          <table:table-cell office:value-type="float" office:value="9.4509446620941" calcext:value-type="float">
            <text:p>9,4509446620941</text:p>
          </table:table-cell>
          <table:table-cell office:value-type="float" office:value="174.20572384148" calcext:value-type="float">
            <text:p>174,20572384148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365</text:p>
          </table:table-cell>
          <table:table-cell office:value-type="float" office:value="-0.85550226271152" calcext:value-type="float">
            <text:p>-0,85550226271152</text:p>
          </table:table-cell>
          <table:table-cell office:value-type="float" office:value="9.0478050708771" calcext:value-type="float">
            <text:p>9,0478050708771</text:p>
          </table:table-cell>
          <table:table-cell office:value-type="float" office:value="165.98068377015" calcext:value-type="float">
            <text:p>165,98068377015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376</text:p>
          </table:table-cell>
          <table:table-cell office:value-type="float" office:value="-1.319558173418" calcext:value-type="float">
            <text:p>-1,319558173418</text:p>
          </table:table-cell>
          <table:table-cell office:value-type="float" office:value="5.3468728065491" calcext:value-type="float">
            <text:p>5,3468728065491</text:p>
          </table:table-cell>
          <table:table-cell office:value-type="float" office:value="51.770717095418" calcext:value-type="float">
            <text:p>51,770717095418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387</text:p>
          </table:table-cell>
          <table:table-cell office:value-type="float" office:value="3.446481525898" calcext:value-type="float">
            <text:p>3,446481525898</text:p>
          </table:table-cell>
          <table:table-cell office:value-type="float" office:value="6.5206396579742" calcext:value-type="float">
            <text:p>6,5206396579742</text:p>
          </table:table-cell>
          <table:table-cell office:value-type="float" office:value="172.10529108716" calcext:value-type="float">
            <text:p>172,10529108716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398</text:p>
          </table:table-cell>
          <table:table-cell office:value-type="float" office:value="2.5217217206955" calcext:value-type="float">
            <text:p>2,5217217206955</text:p>
          </table:table-cell>
          <table:table-cell office:value-type="float" office:value="10.371232032776" calcext:value-type="float">
            <text:p>10,371232032776</text:p>
          </table:table-cell>
          <table:table-cell office:value-type="float" office:value="-92.276785024412" calcext:value-type="float">
            <text:p>-92,276785024412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409</text:p>
          </table:table-cell>
          <table:table-cell office:value-type="float" office:value="2.7141720056534" calcext:value-type="float">
            <text:p>2,7141720056534</text:p>
          </table:table-cell>
          <table:table-cell office:value-type="float" office:value="11.048399209976" calcext:value-type="float">
            <text:p>11,048399209976</text:p>
          </table:table-cell>
          <table:table-cell office:value-type="float" office:value="-4.3580117783729" calcext:value-type="float">
            <text:p>-4,35801177837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420</text:p>
          </table:table-cell>
          <table:table-cell office:value-type="float" office:value="6.0540872812271" calcext:value-type="float">
            <text:p>6,0540872812271</text:p>
          </table:table-cell>
          <table:table-cell office:value-type="float" office:value="5.2130657434464" calcext:value-type="float">
            <text:p>5,2130657434464</text:p>
          </table:table-cell>
          <table:table-cell office:value-type="float" office:value="-53.951558034131" calcext:value-type="float">
            <text:p>-53,951558034131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431</text:p>
          </table:table-cell>
          <table:table-cell office:value-type="float" office:value="9.4800460338593" calcext:value-type="float">
            <text:p>9,4800460338593</text:p>
          </table:table-cell>
          <table:table-cell office:value-type="float" office:value="6.5268313884735" calcext:value-type="float">
            <text:p>6,5268313884735</text:p>
          </table:table-cell>
          <table:table-cell office:value-type="float" office:value="16.850607410358" calcext:value-type="float">
            <text:p>16,850607410358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442</text:p>
          </table:table-cell>
          <table:table-cell office:value-type="float" office:value="-1.5850068628788" calcext:value-type="float">
            <text:p>-1,5850068628788</text:p>
          </table:table-cell>
          <table:table-cell office:value-type="float" office:value="8.8287508487701" calcext:value-type="float">
            <text:p>8,8287508487701</text:p>
          </table:table-cell>
          <table:table-cell office:value-type="float" office:value="-71.448123379118" calcext:value-type="float">
            <text:p>-71,448123379118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453</text:p>
          </table:table-cell>
          <table:table-cell office:value-type="float" office:value="0.0063678622245789" calcext:value-type="float">
            <text:p>0,0063678622245789</text:p>
          </table:table-cell>
          <table:table-cell office:value-type="float" office:value="10.343039035797" calcext:value-type="float">
            <text:p>10,343039035797</text:p>
          </table:table-cell>
          <table:table-cell office:value-type="float" office:value="-12.478035251806" calcext:value-type="float">
            <text:p>-12,478035251806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5</text:p>
          </table:table-cell>
          <table:table-cell office:value-type="float" office:value="0.73063291609287" calcext:value-type="float">
            <text:p>0,73063291609287</text:p>
          </table:table-cell>
          <table:table-cell office:value-type="float" office:value="0.21260511130095" calcext:value-type="float">
            <text:p>0,21260511130095</text:p>
          </table:table-cell>
          <table:table-cell office:value-type="float" office:value="164.22776963301" calcext:value-type="float">
            <text:p>164,22776963301</text:p>
          </table:table-cell>
          <table:table-cell office:value-type="float" office:value="10" calcext:value-type="float">
            <text:p>10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914</text:p>
          </table:table-cell>
          <table:table-cell office:value-type="float" office:value="-0.29974078759551" calcext:value-type="float">
            <text:p>-0,29974078759551</text:p>
          </table:table-cell>
          <table:table-cell office:value-type="float" office:value="0.8147781342268" calcext:value-type="float">
            <text:p>0,8147781342268</text:p>
          </table:table-cell>
          <table:table-cell office:value-type="float" office:value="-101.39777857787" calcext:value-type="float">
            <text:p>-101,39777857787</text:p>
          </table:table-cell>
          <table:table-cell office:value-type="float" office:value="10" calcext:value-type="float">
            <text:p>10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925</text:p>
          </table:table-cell>
          <table:table-cell office:value-type="float" office:value="0.49094446003437" calcext:value-type="float">
            <text:p>0,49094446003437</text:p>
          </table:table-cell>
          <table:table-cell office:value-type="float" office:value="0.44879700988531" calcext:value-type="float">
            <text:p>0,44879700988531</text:p>
          </table:table-cell>
          <table:table-cell office:value-type="float" office:value="156.61383586325" calcext:value-type="float">
            <text:p>156,61383586325</text:p>
          </table:table-cell>
          <table:table-cell office:value-type="float" office:value="10" calcext:value-type="float">
            <text:p>10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936</text:p>
          </table:table-cell>
          <table:table-cell office:value-type="float" office:value="0.52433889359236" calcext:value-type="float">
            <text:p>0,52433889359236</text:p>
          </table:table-cell>
          <table:table-cell office:value-type="float" office:value="1.0253204405308" calcext:value-type="float">
            <text:p>1,0253204405308</text:p>
          </table:table-cell>
          <table:table-cell office:value-type="float" office:value="-95.51933996237" calcext:value-type="float">
            <text:p>-95,51933996237</text:p>
          </table:table-cell>
          <table:table-cell office:value-type="float" office:value="10" calcext:value-type="float">
            <text:p>1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947</text:p>
          </table:table-cell>
          <table:table-cell office:value-type="float" office:value="5.3018361330032" calcext:value-type="float">
            <text:p>5,3018361330032</text:p>
          </table:table-cell>
          <table:table-cell office:value-type="float" office:value="-0.2721070125699" calcext:value-type="float">
            <text:p>-0,2721070125699</text:p>
          </table:table-cell>
          <table:table-cell office:value-type="float" office:value="-173.41482411524" calcext:value-type="float">
            <text:p>-173,41482411524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958</text:p>
          </table:table-cell>
          <table:table-cell office:value-type="float" office:value="6.5800726413727" calcext:value-type="float">
            <text:p>6,5800726413727</text:p>
          </table:table-cell>
          <table:table-cell office:value-type="float" office:value="0.59575758874416" calcext:value-type="float">
            <text:p>0,59575758874416</text:p>
          </table:table-cell>
          <table:table-cell office:value-type="float" office:value="29.963821362538" calcext:value-type="float">
            <text:p>29,963821362538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969</text:p>
          </table:table-cell>
          <table:table-cell office:value-type="float" office:value="9.5833957195282" calcext:value-type="float">
            <text:p>9,5833957195282</text:p>
          </table:table-cell>
          <table:table-cell office:value-type="float" office:value="0.34887708723545" calcext:value-type="float">
            <text:p>0,34887708723545</text:p>
          </table:table-cell>
          <table:table-cell office:value-type="float" office:value="75.740197661576" calcext:value-type="float">
            <text:p>75,74019766157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980</text:p>
          </table:table-cell>
          <table:table-cell office:value-type="float" office:value="-1.5817768871784" calcext:value-type="float">
            <text:p>-1,5817768871784</text:p>
          </table:table-cell>
          <table:table-cell office:value-type="float" office:value="1.6245621442795" calcext:value-type="float">
            <text:p>1,6245621442795</text:p>
          </table:table-cell>
          <table:table-cell office:value-type="float" office:value="-81.045654928608" calcext:value-type="float">
            <text:p>-81,045654928608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991</text:p>
          </table:table-cell>
          <table:table-cell office:value-type="float" office:value="3.9800924062729" calcext:value-type="float">
            <text:p>3,9800924062729</text:p>
          </table:table-cell>
          <table:table-cell office:value-type="float" office:value="0.11020138859749" calcext:value-type="float">
            <text:p>0,11020138859749</text:p>
          </table:table-cell>
          <table:table-cell office:value-type="float" office:value="-58.013966888379" calcext:value-type="float">
            <text:p>-58,013966888379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002</text:p>
          </table:table-cell>
          <table:table-cell office:value-type="float" office:value="0.93898758292198" calcext:value-type="float">
            <text:p>0,93898758292198</text:p>
          </table:table-cell>
          <table:table-cell office:value-type="float" office:value="3.8678520917892" calcext:value-type="float">
            <text:p>3,8678520917892</text:p>
          </table:table-cell>
          <table:table-cell office:value-type="float" office:value="150.7654994916" calcext:value-type="float">
            <text:p>150,7654994916</text:p>
          </table:table-cell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013</text:p>
          </table:table-cell>
          <table:table-cell office:value-type="float" office:value="-0.53454160690308" calcext:value-type="float">
            <text:p>-0,53454160690308</text:p>
          </table:table-cell>
          <table:table-cell office:value-type="float" office:value="1.0716447979212" calcext:value-type="float">
            <text:p>1,0716447979212</text:p>
          </table:table-cell>
          <table:table-cell office:value-type="float" office:value="2.9145679703564" calcext:value-type="float">
            <text:p>2,9145679703564</text:p>
          </table:table-cell>
          <table:table-cell office:value-type="float" office:value="10" calcext:value-type="float">
            <text:p>1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024</text:p>
          </table:table-cell>
          <table:table-cell office:value-type="float" office:value="6.0435926914215" calcext:value-type="float">
            <text:p>6,0435926914215</text:p>
          </table:table-cell>
          <table:table-cell office:value-type="float" office:value="0.32271012663841" calcext:value-type="float">
            <text:p>0,32271012663841</text:p>
          </table:table-cell>
          <table:table-cell office:value-type="float" office:value="54.151292059832" calcext:value-type="float">
            <text:p>54,151292059832</text:p>
          </table:table-cell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035</text:p>
          </table:table-cell>
          <table:table-cell office:value-type="float" office:value="0.82058623433113" calcext:value-type="float">
            <text:p>0,82058623433113</text:p>
          </table:table-cell>
          <table:table-cell office:value-type="float" office:value="1.7721347510815" calcext:value-type="float">
            <text:p>1,7721347510815</text:p>
          </table:table-cell>
          <table:table-cell office:value-type="float" office:value="-123.28744693926" calcext:value-type="float">
            <text:p>-123,2874469392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046</text:p>
          </table:table-cell>
          <table:table-cell office:value-type="float" office:value="8.3992636203766" calcext:value-type="float">
            <text:p>8,3992636203766</text:p>
          </table:table-cell>
          <table:table-cell office:value-type="float" office:value="0.15685429796576" calcext:value-type="float">
            <text:p>0,15685429796576</text:p>
          </table:table-cell>
          <table:table-cell office:value-type="float" office:value="-177.68193506132" calcext:value-type="float">
            <text:p>-177,68193506132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057</text:p>
          </table:table-cell>
          <table:table-cell office:value-type="float" office:value="-0.78211680054665" calcext:value-type="float">
            <text:p>-0,78211680054665</text:p>
          </table:table-cell>
          <table:table-cell office:value-type="float" office:value="1.2889984250069" calcext:value-type="float">
            <text:p>1,2889984250069</text:p>
          </table:table-cell>
          <table:table-cell office:value-type="float" office:value="30.28365001557" calcext:value-type="float">
            <text:p>30,28365001557</text:p>
          </table:table-cell>
          <table:table-cell office:value-type="float" office:value="10" calcext:value-type="float">
            <text:p>10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068</text:p>
          </table:table-cell>
          <table:table-cell office:value-type="float" office:value="0.9709320962429" calcext:value-type="float">
            <text:p>0,9709320962429</text:p>
          </table:table-cell>
          <table:table-cell office:value-type="float" office:value="2.2063329815865" calcext:value-type="float">
            <text:p>2,2063329815865</text:p>
          </table:table-cell>
          <table:table-cell office:value-type="float" office:value="141.68491333154" calcext:value-type="float">
            <text:p>141,68491333154</text:p>
          </table:table-cell>
          <table:table-cell office:value-type="float" office:value="10" calcext:value-type="float">
            <text:p>1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079</text:p>
          </table:table-cell>
          <table:table-cell office:value-type="float" office:value="2.4185268580914" calcext:value-type="float">
            <text:p>2,4185268580914</text:p>
          </table:table-cell>
          <table:table-cell office:value-type="float" office:value="2.822479903698" calcext:value-type="float">
            <text:p>2,822479903698</text:p>
          </table:table-cell>
          <table:table-cell office:value-type="float" office:value="-179.10273363636" calcext:value-type="float">
            <text:p>-179,10273363636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090</text:p>
          </table:table-cell>
          <table:table-cell office:value-type="float" office:value="5.3884160518646" calcext:value-type="float">
            <text:p>5,3884160518646</text:p>
          </table:table-cell>
          <table:table-cell office:value-type="float" office:value="1.1299692094326" calcext:value-type="float">
            <text:p>1,1299692094326</text:p>
          </table:table-cell>
          <table:table-cell office:value-type="float" office:value="-67.308009050454" calcext:value-type="float">
            <text:p>-67,308009050454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101</text:p>
          </table:table-cell>
          <table:table-cell office:value-type="float" office:value="4.6240884065628" calcext:value-type="float">
            <text:p>4,6240884065628</text:p>
          </table:table-cell>
          <table:table-cell office:value-type="float" office:value="3.8930827379227" calcext:value-type="float">
            <text:p>3,8930827379227</text:p>
          </table:table-cell>
          <table:table-cell office:value-type="float" office:value="32.978412452017" calcext:value-type="float">
            <text:p>32,978412452017</text:p>
          </table:table-cell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112</text:p>
          </table:table-cell>
          <table:table-cell office:value-type="float" office:value="7.8017544746399" calcext:value-type="float">
            <text:p>7,8017544746399</text:p>
          </table:table-cell>
          <table:table-cell office:value-type="float" office:value="3.34885597229" calcext:value-type="float">
            <text:p>3,34885597229</text:p>
          </table:table-cell>
          <table:table-cell office:value-type="float" office:value="-156.25155655442" calcext:value-type="float">
            <text:p>-156,25155655442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123</text:p>
          </table:table-cell>
          <table:table-cell office:value-type="float" office:value="8.8259589672089" calcext:value-type="float">
            <text:p>8,8259589672089</text:p>
          </table:table-cell>
          <table:table-cell office:value-type="float" office:value="8.088943362236" calcext:value-type="float">
            <text:p>8,088943362236</text:p>
          </table:table-cell>
          <table:table-cell office:value-type="float" office:value="-68.150584864768" calcext:value-type="float">
            <text:p>-68,150584864768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134</text:p>
          </table:table-cell>
          <table:table-cell office:value-type="float" office:value="-0.23935630917549" calcext:value-type="float">
            <text:p>-0,23935630917549</text:p>
          </table:table-cell>
          <table:table-cell office:value-type="float" office:value="4.1189652681351" calcext:value-type="float">
            <text:p>4,1189652681351</text:p>
          </table:table-cell>
          <table:table-cell office:value-type="float" office:value="-43.859444226429" calcext:value-type="float">
            <text:p>-43,859444226429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145</text:p>
          </table:table-cell>
          <table:table-cell office:value-type="float" office:value="1.6045917570591" calcext:value-type="float">
            <text:p>1,6045917570591</text:p>
          </table:table-cell>
          <table:table-cell office:value-type="float" office:value="5.9333193302155" calcext:value-type="float">
            <text:p>5,9333193302155</text:p>
          </table:table-cell>
          <table:table-cell office:value-type="float" office:value="131.65621241187" calcext:value-type="float">
            <text:p>131,65621241187</text:p>
          </table:table-cell>
          <table:table-cell office:value-type="float" office:value="10" calcext:value-type="float">
            <text:p>1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156</text:p>
          </table:table-cell>
          <table:table-cell office:value-type="float" office:value="0.32611634582281" calcext:value-type="float">
            <text:p>0,32611634582281</text:p>
          </table:table-cell>
          <table:table-cell office:value-type="float" office:value="2.0639935135841" calcext:value-type="float">
            <text:p>2,0639935135841</text:p>
          </table:table-cell>
          <table:table-cell office:value-type="float" office:value="53.595965455292" calcext:value-type="float">
            <text:p>53,595965455292</text:p>
          </table:table-cell>
          <table:table-cell office:value-type="float" office:value="10" calcext:value-type="float">
            <text:p>1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167</text:p>
          </table:table-cell>
          <table:table-cell office:value-type="float" office:value="4.6022534370422" calcext:value-type="float">
            <text:p>4,6022534370422</text:p>
          </table:table-cell>
          <table:table-cell office:value-type="float" office:value="4.6608281135559" calcext:value-type="float">
            <text:p>4,6608281135559</text:p>
          </table:table-cell>
          <table:table-cell office:value-type="float" office:value="-140.62106381556" calcext:value-type="float">
            <text:p>-140,62106381556</text:p>
          </table:table-cell>
          <table:table-cell office:value-type="float" office:value="10" calcext:value-type="float">
            <text:p>1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178</text:p>
          </table:table-cell>
          <table:table-cell office:value-type="float" office:value="4.4885602593422" calcext:value-type="float">
            <text:p>4,4885602593422</text:p>
          </table:table-cell>
          <table:table-cell office:value-type="float" office:value="4.9978098273277" calcext:value-type="float">
            <text:p>4,9978098273277</text:p>
          </table:table-cell>
          <table:table-cell office:value-type="float" office:value="43.196159563247" calcext:value-type="float">
            <text:p>43,196159563247</text:p>
          </table:table-cell>
          <table:table-cell office:value-type="float" office:value="10" calcext:value-type="float">
            <text:p>10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189</text:p>
          </table:table-cell>
          <table:table-cell office:value-type="float" office:value="7.2476524114609" calcext:value-type="float">
            <text:p>7,2476524114609</text:p>
          </table:table-cell>
          <table:table-cell office:value-type="float" office:value="4.9454921483994" calcext:value-type="float">
            <text:p>4,9454921483994</text:p>
          </table:table-cell>
          <table:table-cell office:value-type="float" office:value="177.5719132393" calcext:value-type="float">
            <text:p>177,5719132393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200</text:p>
          </table:table-cell>
          <table:table-cell office:value-type="float" office:value="7.8992801904678" calcext:value-type="float">
            <text:p>7,8992801904678</text:p>
          </table:table-cell>
          <table:table-cell office:value-type="float" office:value="9.143260717392" calcext:value-type="float">
            <text:p>9,143260717392</text:p>
          </table:table-cell>
          <table:table-cell office:value-type="float" office:value="-9.1092490656361" calcext:value-type="float">
            <text:p>-9,1092490656361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211</text:p>
          </table:table-cell>
          <table:table-cell office:value-type="float" office:value="1.3295391201973" calcext:value-type="float">
            <text:p>1,3295391201973</text:p>
          </table:table-cell>
          <table:table-cell office:value-type="float" office:value="4.9780648946762" calcext:value-type="float">
            <text:p>4,9780648946762</text:p>
          </table:table-cell>
          <table:table-cell office:value-type="float" office:value="136.79384881524" calcext:value-type="float">
            <text:p>136,79384881524</text:p>
          </table:table-cell>
          <table:table-cell office:value-type="float" office:value="10" calcext:value-type="float">
            <text:p>1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222</text:p>
          </table:table-cell>
          <table:table-cell office:value-type="float" office:value="0.43909646570683" calcext:value-type="float">
            <text:p>0,43909646570683</text:p>
          </table:table-cell>
          <table:table-cell office:value-type="float" office:value="6.1089432239532" calcext:value-type="float">
            <text:p>6,1089432239532</text:p>
          </table:table-cell>
          <table:table-cell office:value-type="float" office:value="114.9693325067" calcext:value-type="float">
            <text:p>114,9693325067</text:p>
          </table:table-cell>
          <table:table-cell office:value-type="float" office:value="10" calcext:value-type="float">
            <text:p>10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233</text:p>
          </table:table-cell>
          <table:table-cell office:value-type="float" office:value="2.440801858902" calcext:value-type="float">
            <text:p>2,440801858902</text:p>
          </table:table-cell>
          <table:table-cell office:value-type="float" office:value="8.4679651260376" calcext:value-type="float">
            <text:p>8,4679651260376</text:p>
          </table:table-cell>
          <table:table-cell office:value-type="float" office:value="-71.754298392375" calcext:value-type="float">
            <text:p>-71,754298392375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244</text:p>
          </table:table-cell>
          <table:table-cell office:value-type="float" office:value="3.5224682092667" calcext:value-type="float">
            <text:p>3,5224682092667</text:p>
          </table:table-cell>
          <table:table-cell office:value-type="float" office:value="6.0499477386475" calcext:value-type="float">
            <text:p>6,0499477386475</text:p>
          </table:table-cell>
          <table:table-cell office:value-type="float" office:value="-80.797989656971" calcext:value-type="float">
            <text:p>-80,797989656971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255</text:p>
          </table:table-cell>
          <table:table-cell office:value-type="float" office:value="4.7655886411667" calcext:value-type="float">
            <text:p>4,7655886411667</text:p>
          </table:table-cell>
          <table:table-cell office:value-type="float" office:value="9.614771604538" calcext:value-type="float">
            <text:p>9,614771604538</text:p>
          </table:table-cell>
          <table:table-cell office:value-type="float" office:value="85.857613071515" calcext:value-type="float">
            <text:p>85,857613071515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266</text:p>
          </table:table-cell>
          <table:table-cell office:value-type="float" office:value="5.0647032260895" calcext:value-type="float">
            <text:p>5,0647032260895</text:p>
          </table:table-cell>
          <table:table-cell office:value-type="float" office:value="5.6382566690445" calcext:value-type="float">
            <text:p>5,6382566690445</text:p>
          </table:table-cell>
          <table:table-cell office:value-type="float" office:value="-79.81464057971" calcext:value-type="float">
            <text:p>-79,81464057971</text:p>
          </table:table-cell>
          <table:table-cell office:value-type="float" office:value="10" calcext:value-type="float">
            <text:p>1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277</text:p>
          </table:table-cell>
          <table:table-cell office:value-type="float" office:value="9.9924403429031" calcext:value-type="float">
            <text:p>9,9924403429031</text:p>
          </table:table-cell>
          <table:table-cell office:value-type="float" office:value="1.7453606426716" calcext:value-type="float">
            <text:p>1,7453606426716</text:p>
          </table:table-cell>
          <table:table-cell office:value-type="float" office:value="88.56196312388" calcext:value-type="float">
            <text:p>88,56196312388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288</text:p>
          </table:table-cell>
          <table:table-cell office:value-type="float" office:value="-1.3863627612591" calcext:value-type="float">
            <text:p>-1,3863627612591</text:p>
          </table:table-cell>
          <table:table-cell office:value-type="float" office:value="4.0366739034653" calcext:value-type="float">
            <text:p>4,0366739034653</text:p>
          </table:table-cell>
          <table:table-cell office:value-type="float" office:value="-11.105928166657" calcext:value-type="float">
            <text:p>-11,105928166657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299</text:p>
          </table:table-cell>
          <table:table-cell office:value-type="float" office:value="0.58918666094542" calcext:value-type="float">
            <text:p>0,58918666094542</text:p>
          </table:table-cell>
          <table:table-cell office:value-type="float" office:value="5.6328058242798" calcext:value-type="float">
            <text:p>5,6328058242798</text:p>
          </table:table-cell>
          <table:table-cell office:value-type="float" office:value="153.02607208301" calcext:value-type="float">
            <text:p>153,02607208301</text:p>
          </table:table-cell>
          <table:table-cell office:value-type="float" office:value="10" calcext:value-type="float">
            <text:p>1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310</text:p>
          </table:table-cell>
          <table:table-cell office:value-type="float" office:value="2.889966070652" calcext:value-type="float">
            <text:p>2,889966070652</text:p>
          </table:table-cell>
          <table:table-cell office:value-type="float" office:value="4.9880975484848" calcext:value-type="float">
            <text:p>4,9880975484848</text:p>
          </table:table-cell>
          <table:table-cell office:value-type="float" office:value="54.638254794346" calcext:value-type="float">
            <text:p>54,638254794346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321</text:p>
          </table:table-cell>
          <table:table-cell office:value-type="float" office:value="1.9226637482643" calcext:value-type="float">
            <text:p>1,9226637482643</text:p>
          </table:table-cell>
          <table:table-cell office:value-type="float" office:value="11.032880544662" calcext:value-type="float">
            <text:p>11,032880544662</text:p>
          </table:table-cell>
          <table:table-cell office:value-type="float" office:value="-87.74801348425" calcext:value-type="float">
            <text:p>-87,74801348425</text:p>
          </table:table-cell>
          <table:table-cell office:value-type="float" office:value="11" calcext:value-type="float">
            <text:p>1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332</text:p>
          </table:table-cell>
          <table:table-cell office:value-type="float" office:value="0.014021234819666" calcext:value-type="float">
            <text:p>0,014021234819666</text:p>
          </table:table-cell>
          <table:table-cell office:value-type="float" office:value="9.297006726265" calcext:value-type="float">
            <text:p>9,297006726265</text:p>
          </table:table-cell>
          <table:table-cell office:value-type="float" office:value="64.086590602899" calcext:value-type="float">
            <text:p>64,086590602899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343</text:p>
          </table:table-cell>
          <table:table-cell office:value-type="float" office:value="6.1482971906662" calcext:value-type="float">
            <text:p>6,1482971906662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58.944970179515" calcext:value-type="float">
            <text:p>-58,9449701795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354</text:p>
          </table:table-cell>
          <table:table-cell office:value-type="float" office:value="8.0392235517502" calcext:value-type="float">
            <text:p>8,0392235517502</text:p>
          </table:table-cell>
          <table:table-cell office:value-type="float" office:value="9.6659564971924" calcext:value-type="float">
            <text:p>9,6659564971924</text:p>
          </table:table-cell>
          <table:table-cell office:value-type="float" office:value="-95.213445128909" calcext:value-type="float">
            <text:p>-95,213445128909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365</text:p>
          </table:table-cell>
          <table:table-cell office:value-type="float" office:value="-0.69860905408859" calcext:value-type="float">
            <text:p>-0,69860905408859</text:p>
          </table:table-cell>
          <table:table-cell office:value-type="float" office:value="8.8216125965118" calcext:value-type="float">
            <text:p>8,8216125965118</text:p>
          </table:table-cell>
          <table:table-cell office:value-type="float" office:value="116.49571102896" calcext:value-type="float">
            <text:p>116,49571102896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376</text:p>
          </table:table-cell>
          <table:table-cell office:value-type="float" office:value="-1.4880430698395" calcext:value-type="float">
            <text:p>-1,4880430698395</text:p>
          </table:table-cell>
          <table:table-cell office:value-type="float" office:value="5.2139210700989" calcext:value-type="float">
            <text:p>5,2139210700989</text:p>
          </table:table-cell>
          <table:table-cell office:value-type="float" office:value="37.245875331247" calcext:value-type="float">
            <text:p>37,245875331247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387</text:p>
          </table:table-cell>
          <table:table-cell office:value-type="float" office:value="3.5508674383163" calcext:value-type="float">
            <text:p>3,5508674383163</text:p>
          </table:table-cell>
          <table:table-cell office:value-type="float" office:value="6.377888917923" calcext:value-type="float">
            <text:p>6,377888917923</text:p>
          </table:table-cell>
          <table:table-cell office:value-type="float" office:value="103.28321775813" calcext:value-type="float">
            <text:p>103,28321775813</text:p>
          </table:table-cell>
          <table:table-cell office:value-type="float" office:value="10" calcext:value-type="float">
            <text:p>1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398</text:p>
          </table:table-cell>
          <table:table-cell office:value-type="float" office:value="2.4192389845848" calcext:value-type="float">
            <text:p>2,4192389845848</text:p>
          </table:table-cell>
          <table:table-cell office:value-type="float" office:value="10.521354675293" calcext:value-type="float">
            <text:p>10,521354675293</text:p>
          </table:table-cell>
          <table:table-cell office:value-type="float" office:value="-44.197983422856" calcext:value-type="float">
            <text:p>-44,197983422856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409</text:p>
          </table:table-cell>
          <table:table-cell office:value-type="float" office:value="2.4113269150257" calcext:value-type="float">
            <text:p>2,4113269150257</text:p>
          </table:table-cell>
          <table:table-cell office:value-type="float" office:value="11.021542549133" calcext:value-type="float">
            <text:p>11,021542549133</text:p>
          </table:table-cell>
          <table:table-cell office:value-type="float" office:value="7.9157958934262" calcext:value-type="float">
            <text:p>7,915795893426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420</text:p>
          </table:table-cell>
          <table:table-cell office:value-type="float" office:value="5.9951949119568" calcext:value-type="float">
            <text:p>5,9951949119568</text:p>
          </table:table-cell>
          <table:table-cell office:value-type="float" office:value="5.5661696195602" calcext:value-type="float">
            <text:p>5,5661696195602</text:p>
          </table:table-cell>
          <table:table-cell office:value-type="float" office:value="-76.378372064821" calcext:value-type="float">
            <text:p>-76,378372064821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431</text:p>
          </table:table-cell>
          <table:table-cell office:value-type="float" office:value="9.1206675767899" calcext:value-type="float">
            <text:p>9,1206675767899</text:p>
          </table:table-cell>
          <table:table-cell office:value-type="float" office:value="6.5008938312531" calcext:value-type="float">
            <text:p>6,5008938312531</text:p>
          </table:table-cell>
          <table:table-cell office:value-type="float" office:value="0.12041144458589" calcext:value-type="float">
            <text:p>0,12041144458589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442</text:p>
          </table:table-cell>
          <table:table-cell office:value-type="float" office:value="-1.5830919146538" calcext:value-type="float">
            <text:p>-1,5830919146538</text:p>
          </table:table-cell>
          <table:table-cell office:value-type="float" office:value="9.1389262676239" calcext:value-type="float">
            <text:p>9,1389262676239</text:p>
          </table:table-cell>
          <table:table-cell office:value-type="float" office:value="-60.731355551701" calcext:value-type="float">
            <text:p>-60,731355551701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453</text:p>
          </table:table-cell>
          <table:table-cell office:value-type="float" office:value="-0.31036987900734" calcext:value-type="float">
            <text:p>-0,31036987900734</text:p>
          </table:table-cell>
          <table:table-cell office:value-type="float" office:value="10.499674081802" calcext:value-type="float">
            <text:p>10,499674081802</text:p>
          </table:table-cell>
          <table:table-cell office:value-type="float" office:value="-30.561075848379" calcext:value-type="float">
            <text:p>-30,561075848379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5</text:p>
          </table:table-cell>
          <table:table-cell office:value-type="float" office:value="0.92382900416851" calcext:value-type="float">
            <text:p>0,92382900416851</text:p>
          </table:table-cell>
          <table:table-cell office:value-type="float" office:value="0.31586281955242" calcext:value-type="float">
            <text:p>0,31586281955242</text:p>
          </table:table-cell>
          <table:table-cell office:value-type="float" office:value="-169.49258032878" calcext:value-type="float">
            <text:p>-169,49258032878</text:p>
          </table:table-cell>
          <table:table-cell office:value-type="float" office:value="10" calcext:value-type="float">
            <text:p>10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914</text:p>
          </table:table-cell>
          <table:table-cell office:value-type="float" office:value="-0.078630158677697" calcext:value-type="float">
            <text:p>-0,078630158677697</text:p>
          </table:table-cell>
          <table:table-cell office:value-type="float" office:value="0.80244295299053" calcext:value-type="float">
            <text:p>0,80244295299053</text:p>
          </table:table-cell>
          <table:table-cell office:value-type="float" office:value="168.02147239636" calcext:value-type="float">
            <text:p>168,02147239636</text:p>
          </table:table-cell>
          <table:table-cell office:value-type="float" office:value="10" calcext:value-type="float">
            <text:p>10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925</text:p>
          </table:table-cell>
          <table:table-cell office:value-type="float" office:value="0.6033243983984" calcext:value-type="float">
            <text:p>0,6033243983984</text:p>
          </table:table-cell>
          <table:table-cell office:value-type="float" office:value="0.63646279275417" calcext:value-type="float">
            <text:p>0,63646279275417</text:p>
          </table:table-cell>
          <table:table-cell office:value-type="float" office:value="-113.50791469501" calcext:value-type="float">
            <text:p>-113,50791469501</text:p>
          </table:table-cell>
          <table:table-cell office:value-type="float" office:value="10" calcext:value-type="float">
            <text:p>10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936</text:p>
          </table:table-cell>
          <table:table-cell office:value-type="float" office:value="0.3100248798728" calcext:value-type="float">
            <text:p>0,3100248798728</text:p>
          </table:table-cell>
          <table:table-cell office:value-type="float" office:value="1.0800848901272" calcext:value-type="float">
            <text:p>1,0800848901272</text:p>
          </table:table-cell>
          <table:table-cell office:value-type="float" office:value="-5.0306811833837" calcext:value-type="float">
            <text:p>-5,0306811833837</text:p>
          </table:table-cell>
          <table:table-cell office:value-type="float" office:value="10" calcext:value-type="float">
            <text:p>10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947</text:p>
          </table:table-cell>
          <table:table-cell office:value-type="float" office:value="5.6950145959854" calcext:value-type="float">
            <text:p>5,6950145959854</text:p>
          </table:table-cell>
          <table:table-cell office:value-type="float" office:value="-0.22811282426119" calcext:value-type="float">
            <text:p>-0,22811282426119</text:p>
          </table:table-cell>
          <table:table-cell office:value-type="float" office:value="-174.32510776884" calcext:value-type="float">
            <text:p>-174,32510776884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958</text:p>
          </table:table-cell>
          <table:table-cell office:value-type="float" office:value="6.6625320911407" calcext:value-type="float">
            <text:p>6,6625320911407</text:p>
          </table:table-cell>
          <table:table-cell office:value-type="float" office:value="0.3900495916605" calcext:value-type="float">
            <text:p>0,3900495916605</text:p>
          </table:table-cell>
          <table:table-cell office:value-type="float" office:value="120.71154223886" calcext:value-type="float">
            <text:p>120,71154223886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969</text:p>
          </table:table-cell>
          <table:table-cell office:value-type="float" office:value="9.3261969089508" calcext:value-type="float">
            <text:p>9,3261969089508</text:p>
          </table:table-cell>
          <table:table-cell office:value-type="float" office:value="0.18453128635883" calcext:value-type="float">
            <text:p>0,18453128635883</text:p>
          </table:table-cell>
          <table:table-cell office:value-type="float" office:value="29.609540845178" calcext:value-type="float">
            <text:p>29,60954084517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980</text:p>
          </table:table-cell>
          <table:table-cell office:value-type="float" office:value="-1.4663095772266" calcext:value-type="float">
            <text:p>-1,4663095772266</text:p>
          </table:table-cell>
          <table:table-cell office:value-type="float" office:value="1.8193736672401" calcext:value-type="float">
            <text:p>1,8193736672401</text:p>
          </table:table-cell>
          <table:table-cell office:value-type="float" office:value="-125.62324438885" calcext:value-type="float">
            <text:p>-125,62324438885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991</text:p>
          </table:table-cell>
          <table:table-cell office:value-type="float" office:value="3.791640996933" calcext:value-type="float">
            <text:p>3,791640996933</text:p>
          </table:table-cell>
          <table:table-cell office:value-type="float" office:value="0.4339499771595" calcext:value-type="float">
            <text:p>0,4339499771595</text:p>
          </table:table-cell>
          <table:table-cell office:value-type="float" office:value="-64.063082834718" calcext:value-type="float">
            <text:p>-64,063082834718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002</text:p>
          </table:table-cell>
          <table:table-cell office:value-type="float" office:value="1.2859764695168" calcext:value-type="float">
            <text:p>1,2859764695168</text:p>
          </table:table-cell>
          <table:table-cell office:value-type="float" office:value="3.673477768898" calcext:value-type="float">
            <text:p>3,673477768898</text:p>
          </table:table-cell>
          <table:table-cell office:value-type="float" office:value="150.71771858604" calcext:value-type="float">
            <text:p>150,71771858604</text:p>
          </table:table-cell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013</text:p>
          </table:table-cell>
          <table:table-cell office:value-type="float" office:value="-0.58133594691753" calcext:value-type="float">
            <text:p>-0,58133594691753</text:p>
          </table:table-cell>
          <table:table-cell office:value-type="float" office:value="1.2842626869678" calcext:value-type="float">
            <text:p>1,2842626869678</text:p>
          </table:table-cell>
          <table:table-cell office:value-type="float" office:value="-86.62022147209" calcext:value-type="float">
            <text:p>-86,62022147209</text:p>
          </table:table-cell>
          <table:table-cell office:value-type="float" office:value="10" calcext:value-type="float">
            <text:p>10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024</text:p>
          </table:table-cell>
          <table:table-cell office:value-type="float" office:value="5.8477687835693" calcext:value-type="float">
            <text:p>5,8477687835693</text:p>
          </table:table-cell>
          <table:table-cell office:value-type="float" office:value="0.42588818818331" calcext:value-type="float">
            <text:p>0,42588818818331</text:p>
          </table:table-cell>
          <table:table-cell office:value-type="float" office:value="-36.581466532057" calcext:value-type="float">
            <text:p>-36,581466532057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035</text:p>
          </table:table-cell>
          <table:table-cell office:value-type="float" office:value="0.99338792264462" calcext:value-type="float">
            <text:p>0,99338792264462</text:p>
          </table:table-cell>
          <table:table-cell office:value-type="float" office:value="1.6637744009495" calcext:value-type="float">
            <text:p>1,6637744009495</text:p>
          </table:table-cell>
          <table:table-cell office:value-type="float" office:value="149.7737860224" calcext:value-type="float">
            <text:p>149,7737860224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046</text:p>
          </table:table-cell>
          <table:table-cell office:value-type="float" office:value="8.617639541626" calcext:value-type="float">
            <text:p>8,617639541626</text:p>
          </table:table-cell>
          <table:table-cell office:value-type="float" office:value="-0.032556210644543" calcext:value-type="float">
            <text:p>-0,032556210644543</text:p>
          </table:table-cell>
          <table:table-cell office:value-type="float" office:value="131.89619665693" calcext:value-type="float">
            <text:p>131,89619665693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057</text:p>
          </table:table-cell>
          <table:table-cell office:value-type="float" office:value="-0.92054232954979" calcext:value-type="float">
            <text:p>-0,92054232954979</text:p>
          </table:table-cell>
          <table:table-cell office:value-type="float" office:value="1.4654214680195" calcext:value-type="float">
            <text:p>1,4654214680195</text:p>
          </table:table-cell>
          <table:table-cell office:value-type="float" office:value="-60.088664103465" calcext:value-type="float">
            <text:p>-60,088664103465</text:p>
          </table:table-cell>
          <table:table-cell office:value-type="float" office:value="10" calcext:value-type="float">
            <text:p>10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068</text:p>
          </table:table-cell>
          <table:table-cell office:value-type="float" office:value="0.94199739396572" calcext:value-type="float">
            <text:p>0,94199739396572</text:p>
          </table:table-cell>
          <table:table-cell office:value-type="float" office:value="2.0032148063183" calcext:value-type="float">
            <text:p>2,0032148063183</text:p>
          </table:table-cell>
          <table:table-cell office:value-type="float" office:value="68.173067584919" calcext:value-type="float">
            <text:p>68,173067584919</text:p>
          </table:table-cell>
          <table:table-cell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079</text:p>
          </table:table-cell>
          <table:table-cell office:value-type="float" office:value="2.6240167021751" calcext:value-type="float">
            <text:p>2,6240167021751</text:p>
          </table:table-cell>
          <table:table-cell office:value-type="float" office:value="2.8663063049316" calcext:value-type="float">
            <text:p>2,8663063049316</text:p>
          </table:table-cell>
          <table:table-cell office:value-type="float" office:value="-167.23617626603" calcext:value-type="float">
            <text:p>-167,23617626603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090</text:p>
          </table:table-cell>
          <table:table-cell office:value-type="float" office:value="5.2359008789062" calcext:value-type="float">
            <text:p>5,2359008789062</text:p>
          </table:table-cell>
          <table:table-cell office:value-type="float" office:value="1.4973124861717" calcext:value-type="float">
            <text:p>1,4973124861717</text:p>
          </table:table-cell>
          <table:table-cell office:value-type="float" office:value="-67.291375937735" calcext:value-type="float">
            <text:p>-67,291375937735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101</text:p>
          </table:table-cell>
          <table:table-cell office:value-type="float" office:value="4.4144988059998" calcext:value-type="float">
            <text:p>4,4144988059998</text:p>
          </table:table-cell>
          <table:table-cell office:value-type="float" office:value="3.6099290847778" calcext:value-type="float">
            <text:p>3,6099290847778</text:p>
          </table:table-cell>
          <table:table-cell office:value-type="float" office:value="54.072800715258" calcext:value-type="float">
            <text:p>54,072800715258</text:p>
          </table:table-cell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112</text:p>
          </table:table-cell>
          <table:table-cell office:value-type="float" office:value="8.1376373767853" calcext:value-type="float">
            <text:p>8,1376373767853</text:p>
          </table:table-cell>
          <table:table-cell office:value-type="float" office:value="3.3866068720818" calcext:value-type="float">
            <text:p>3,3866068720818</text:p>
          </table:table-cell>
          <table:table-cell office:value-type="float" office:value="-177.50943997863" calcext:value-type="float">
            <text:p>-177,50943997863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123</text:p>
          </table:table-cell>
          <table:table-cell office:value-type="float" office:value="8.7245100736618" calcext:value-type="float">
            <text:p>8,7245100736618</text:p>
          </table:table-cell>
          <table:table-cell office:value-type="float" office:value="8.2538044452667" calcext:value-type="float">
            <text:p>8,2538044452667</text:p>
          </table:table-cell>
          <table:table-cell office:value-type="float" office:value="-55.68497575772" calcext:value-type="float">
            <text:p>-55,68497575772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134</text:p>
          </table:table-cell>
          <table:table-cell office:value-type="float" office:value="-0.52641730755568" calcext:value-type="float">
            <text:p>-0,52641730755568</text:p>
          </table:table-cell>
          <table:table-cell office:value-type="float" office:value="4.3939059972763" calcext:value-type="float">
            <text:p>4,3939059972763</text:p>
          </table:table-cell>
          <table:table-cell office:value-type="float" office:value="-43.837371525491" calcext:value-type="float">
            <text:p>-43,837371525491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145</text:p>
          </table:table-cell>
          <table:table-cell office:value-type="float" office:value="1.8231488764286" calcext:value-type="float">
            <text:p>1,8231488764286</text:p>
          </table:table-cell>
          <table:table-cell office:value-type="float" office:value="5.6403589248657" calcext:value-type="float">
            <text:p>5,6403589248657</text:p>
          </table:table-cell>
          <table:table-cell office:value-type="float" office:value="121.15568871711" calcext:value-type="float">
            <text:p>121,15568871711</text:p>
          </table:table-cell>
          <table:table-cell office:value-type="float" office:value="10" calcext:value-type="float">
            <text:p>1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156</text:p>
          </table:table-cell>
          <table:table-cell office:value-type="float" office:value="0.058855507522821" calcext:value-type="float">
            <text:p>0,058855507522821</text:p>
          </table:table-cell>
          <table:table-cell office:value-type="float" office:value="2.1387723088264" calcext:value-type="float">
            <text:p>2,1387723088264</text:p>
          </table:table-cell>
          <table:table-cell office:value-type="float" office:value="-13.458725183633" calcext:value-type="float">
            <text:p>-13,458725183633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167</text:p>
          </table:table-cell>
          <table:table-cell office:value-type="float" office:value="4.4869083166122" calcext:value-type="float">
            <text:p>4,4869083166122</text:p>
          </table:table-cell>
          <table:table-cell office:value-type="float" office:value="4.8498302698135" calcext:value-type="float">
            <text:p>4,8498302698135</text:p>
          </table:table-cell>
          <table:table-cell office:value-type="float" office:value="-49.747412371787" calcext:value-type="float">
            <text:p>-49,747412371787</text:p>
          </table:table-cell>
          <table:table-cell office:value-type="float" office:value="10" calcext:value-type="float">
            <text:p>10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178</text:p>
          </table:table-cell>
          <table:table-cell office:value-type="float" office:value="4.3083462119102" calcext:value-type="float">
            <text:p>4,3083462119102</text:p>
          </table:table-cell>
          <table:table-cell office:value-type="float" office:value="5.1360356807709" calcext:value-type="float">
            <text:p>5,1360356807709</text:p>
          </table:table-cell>
          <table:table-cell office:value-type="float" office:value="-46.915460923675" calcext:value-type="float">
            <text:p>-46,915460923675</text:p>
          </table:table-cell>
          <table:table-cell office:value-type="float" office:value="10" calcext:value-type="float">
            <text:p>1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189</text:p>
          </table:table-cell>
          <table:table-cell office:value-type="float" office:value="7.6462602615356" calcext:value-type="float">
            <text:p>7,6462602615356</text:p>
          </table:table-cell>
          <table:table-cell office:value-type="float" office:value="4.9280351400375" calcext:value-type="float">
            <text:p>4,9280351400375</text:p>
          </table:table-cell>
          <table:table-cell office:value-type="float" office:value="177.51256979195" calcext:value-type="float">
            <text:p>177,5125697919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200</text:p>
          </table:table-cell>
          <table:table-cell office:value-type="float" office:value="7.5867468118668" calcext:value-type="float">
            <text:p>7,5867468118668</text:p>
          </table:table-cell>
          <table:table-cell office:value-type="float" office:value="8.9958828687668" calcext:value-type="float">
            <text:p>8,9958828687668</text:p>
          </table:table-cell>
          <table:table-cell office:value-type="float" office:value="20.393839687299" calcext:value-type="float">
            <text:p>20,393839687299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211</text:p>
          </table:table-cell>
          <table:table-cell office:value-type="float" office:value="1.5830820798874" calcext:value-type="float">
            <text:p>1,5830820798874</text:p>
          </table:table-cell>
          <table:table-cell office:value-type="float" office:value="4.7723132371902" calcext:value-type="float">
            <text:p>4,7723132371902</text:p>
          </table:table-cell>
          <table:table-cell office:value-type="float" office:value="146.37080423392" calcext:value-type="float">
            <text:p>146,37080423392</text:p>
          </table:table-cell>
          <table:table-cell office:value-type="float" office:value="10" calcext:value-type="float">
            <text:p>1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222</text:p>
          </table:table-cell>
          <table:table-cell office:value-type="float" office:value="0.25224843993783" calcext:value-type="float">
            <text:p>0,25224843993783</text:p>
          </table:table-cell>
          <table:table-cell office:value-type="float" office:value="5.9878820180893" calcext:value-type="float">
            <text:p>5,9878820180893</text:p>
          </table:table-cell>
          <table:table-cell office:value-type="float" office:value="24.215215330671" calcext:value-type="float">
            <text:p>24,215215330671</text:p>
          </table:table-cell>
          <table:table-cell office:value-type="float" office:value="10" calcext:value-type="float">
            <text:p>1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233</text:p>
          </table:table-cell>
          <table:table-cell office:value-type="float" office:value="2.3731498420238" calcext:value-type="float">
            <text:p>2,3731498420238</text:p>
          </table:table-cell>
          <table:table-cell office:value-type="float" office:value="8.7111920118332" calcext:value-type="float">
            <text:p>8,7111920118332</text:p>
          </table:table-cell>
          <table:table-cell office:value-type="float" office:value="-74.964475479855" calcext:value-type="float">
            <text:p>-74,964475479855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244</text:p>
          </table:table-cell>
          <table:table-cell office:value-type="float" office:value="3.5214450955391" calcext:value-type="float">
            <text:p>3,5214450955391</text:p>
          </table:table-cell>
          <table:table-cell office:value-type="float" office:value="6.0068541765213" calcext:value-type="float">
            <text:p>6,0068541765213</text:p>
          </table:table-cell>
          <table:table-cell office:value-type="float" office:value="-150.43447731407" calcext:value-type="float">
            <text:p>-150,43447731407</text:p>
          </table:table-cell>
          <table:table-cell office:value-type="float" office:value="10" calcext:value-type="float">
            <text:p>1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255</text:p>
          </table:table-cell>
          <table:table-cell office:value-type="float" office:value="4.8813909292221" calcext:value-type="float">
            <text:p>4,8813909292221</text:p>
          </table:table-cell>
          <table:table-cell office:value-type="float" office:value="9.492415189743" calcext:value-type="float">
            <text:p>9,492415189743</text:p>
          </table:table-cell>
          <table:table-cell office:value-type="float" office:value="131.21192926055" calcext:value-type="float">
            <text:p>131,21192926055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266</text:p>
          </table:table-cell>
          <table:table-cell office:value-type="float" office:value="4.857157766819" calcext:value-type="float">
            <text:p>4,857157766819</text:p>
          </table:table-cell>
          <table:table-cell office:value-type="float" office:value="5.932115316391" calcext:value-type="float">
            <text:p>5,932115316391</text:p>
          </table:table-cell>
          <table:table-cell office:value-type="float" office:value="-58.51859120047" calcext:value-type="float">
            <text:p>-58,51859120047</text:p>
          </table:table-cell>
          <table:table-cell office:value-type="float" office:value="10" calcext:value-type="float">
            <text:p>1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277</text:p>
          </table:table-cell>
          <table:table-cell office:value-type="float" office:value="10.047752857208" calcext:value-type="float">
            <text:p>10,047752857208</text:p>
          </table:table-cell>
          <table:table-cell office:value-type="float" office:value="1.584300249815" calcext:value-type="float">
            <text:p>1,584300249815</text:p>
          </table:table-cell>
          <table:table-cell office:value-type="float" office:value="107.37367876016" calcext:value-type="float">
            <text:p>107,37367876016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288</text:p>
          </table:table-cell>
          <table:table-cell office:value-type="float" office:value="-1.5850013494492" calcext:value-type="float">
            <text:p>-1,5850013494492</text:p>
          </table:table-cell>
          <table:table-cell office:value-type="float" office:value="4.0416520833969" calcext:value-type="float">
            <text:p>4,0416520833969</text:p>
          </table:table-cell>
          <table:table-cell office:value-type="float" office:value="-5.9071151883739" calcext:value-type="float">
            <text:p>-5,9071151883739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299</text:p>
          </table:table-cell>
          <table:table-cell office:value-type="float" office:value="0.71662284433842" calcext:value-type="float">
            <text:p>0,71662284433842</text:p>
          </table:table-cell>
          <table:table-cell office:value-type="float" office:value="5.8139836788177" calcext:value-type="float">
            <text:p>5,8139836788177</text:p>
          </table:table-cell>
          <table:table-cell office:value-type="float" office:value="-116.45420341735" calcext:value-type="float">
            <text:p>-116,45420341735</text:p>
          </table:table-cell>
          <table:table-cell office:value-type="float" office:value="10" calcext:value-type="float">
            <text:p>10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310</text:p>
          </table:table-cell>
          <table:table-cell office:value-type="float" office:value="2.6663574576378" calcext:value-type="float">
            <text:p>2,6663574576378</text:p>
          </table:table-cell>
          <table:table-cell office:value-type="float" office:value="4.6696123480797" calcext:value-type="float">
            <text:p>4,6696123480797</text:p>
          </table:table-cell>
          <table:table-cell office:value-type="float" office:value="55.38602049943" calcext:value-type="float">
            <text:p>55,38602049943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321</text:p>
          </table:table-cell>
          <table:table-cell office:value-type="float" office:value="1.8820759654045" calcext:value-type="float">
            <text:p>1,8820759654045</text:p>
          </table:table-cell>
          <table:table-cell office:value-type="float" office:value="11.034677028656" calcext:value-type="float">
            <text:p>11,034677028656</text:p>
          </table:table-cell>
          <table:table-cell office:value-type="float" office:value="-87.010416255635" calcext:value-type="float">
            <text:p>-87,010416255635</text:p>
          </table:table-cell>
          <table:table-cell office:value-type="float" office:value="11" calcext:value-type="float">
            <text:p>1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332</text:p>
          </table:table-cell>
          <table:table-cell office:value-type="float" office:value="0.080596571788192" calcext:value-type="float">
            <text:p>0,080596571788192</text:p>
          </table:table-cell>
          <table:table-cell office:value-type="float" office:value="9.0115737915039" calcext:value-type="float">
            <text:p>9,0115737915039</text:p>
          </table:table-cell>
          <table:table-cell office:value-type="float" office:value="112.13650293411" calcext:value-type="float">
            <text:p>112,13650293411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343</text:p>
          </table:table-cell>
          <table:table-cell office:value-type="float" office:value="6.047066450119" calcext:value-type="float">
            <text:p>6,047066450119</text:p>
          </table:table-cell>
          <table:table-cell office:value-type="float" office:value="11.084996461868" calcext:value-type="float">
            <text:p>11,084996461868</text:p>
          </table:table-cell>
          <table:table-cell office:value-type="float" office:value="-86.040871158527" calcext:value-type="float">
            <text:p>-86,0408711585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354</text:p>
          </table:table-cell>
          <table:table-cell office:value-type="float" office:value="7.8717446327209" calcext:value-type="float">
            <text:p>7,8717446327209</text:p>
          </table:table-cell>
          <table:table-cell office:value-type="float" office:value="9.9686574935913" calcext:value-type="float">
            <text:p>9,9686574935913</text:p>
          </table:table-cell>
          <table:table-cell office:value-type="float" office:value="-65.7890587096" calcext:value-type="float">
            <text:p>-65,7890587096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365</text:p>
          </table:table-cell>
          <table:table-cell office:value-type="float" office:value="-0.76830700039864" calcext:value-type="float">
            <text:p>-0,76830700039864</text:p>
          </table:table-cell>
          <table:table-cell office:value-type="float" office:value="8.5549557209015" calcext:value-type="float">
            <text:p>8,5549557209015</text:p>
          </table:table-cell>
          <table:table-cell office:value-type="float" office:value="67.06548268628" calcext:value-type="float">
            <text:p>67,06548268628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376</text:p>
          </table:table-cell>
          <table:table-cell office:value-type="float" office:value="-1.5849973261356" calcext:value-type="float">
            <text:p>-1,5849973261356</text:p>
          </table:table-cell>
          <table:table-cell office:value-type="float" office:value="5.0888526439667" calcext:value-type="float">
            <text:p>5,0888526439667</text:p>
          </table:table-cell>
          <table:table-cell office:value-type="float" office:value="26.755532071849" calcext:value-type="float">
            <text:p>26,755532071849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387</text:p>
          </table:table-cell>
          <table:table-cell office:value-type="float" office:value="3.611074090004" calcext:value-type="float">
            <text:p>3,611074090004</text:p>
          </table:table-cell>
          <table:table-cell office:value-type="float" office:value="6.3072502613068" calcext:value-type="float">
            <text:p>6,3072502613068</text:p>
          </table:table-cell>
          <table:table-cell office:value-type="float" office:value="75.082273999597" calcext:value-type="float">
            <text:p>75,082273999597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398</text:p>
          </table:table-cell>
          <table:table-cell office:value-type="float" office:value="2.2442033886909" calcext:value-type="float">
            <text:p>2,2442033886909</text:p>
          </table:table-cell>
          <table:table-cell office:value-type="float" office:value="10.386070013046" calcext:value-type="float">
            <text:p>10,386070013046</text:p>
          </table:table-cell>
          <table:table-cell office:value-type="float" office:value="46.422918511044" calcext:value-type="float">
            <text:p>46,422918511044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409</text:p>
          </table:table-cell>
          <table:table-cell office:value-type="float" office:value="2.2302539646626" calcext:value-type="float">
            <text:p>2,2302539646626</text:p>
          </table:table-cell>
          <table:table-cell office:value-type="float" office:value="11.082286834717" calcext:value-type="float">
            <text:p>11,082286834717</text:p>
          </table:table-cell>
          <table:table-cell office:value-type="float" office:value="-50.27434856269" calcext:value-type="float">
            <text:p>-50,27434856269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420</text:p>
          </table:table-cell>
          <table:table-cell office:value-type="float" office:value="5.9015971422195" calcext:value-type="float">
            <text:p>5,9015971422195</text:p>
          </table:table-cell>
          <table:table-cell office:value-type="float" office:value="5.9528082609177" calcext:value-type="float">
            <text:p>5,9528082609177</text:p>
          </table:table-cell>
          <table:table-cell office:value-type="float" office:value="-76.324263196083" calcext:value-type="float">
            <text:p>-76,324263196083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431</text:p>
          </table:table-cell>
          <table:table-cell office:value-type="float" office:value="8.7697064876556" calcext:value-type="float">
            <text:p>8,7697064876556</text:p>
          </table:table-cell>
          <table:table-cell office:value-type="float" office:value="6.5790581703186" calcext:value-type="float">
            <text:p>6,5790581703186</text:p>
          </table:table-cell>
          <table:table-cell office:value-type="float" office:value="-16.619441995196" calcext:value-type="float">
            <text:p>-16,619441995196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442</text:p>
          </table:table-cell>
          <table:table-cell office:value-type="float" office:value="-1.5844267606735" calcext:value-type="float">
            <text:p>-1,5844267606735</text:p>
          </table:table-cell>
          <table:table-cell office:value-type="float" office:value="9.3840247392654" calcext:value-type="float">
            <text:p>9,3840247392654</text:p>
          </table:table-cell>
          <table:table-cell office:value-type="float" office:value="-53.694735666749" calcext:value-type="float">
            <text:p>-53,694735666749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453</text:p>
          </table:table-cell>
          <table:table-cell office:value-type="float" office:value="-0.53526006639004" calcext:value-type="float">
            <text:p>-0,53526006639004</text:p>
          </table:table-cell>
          <table:table-cell office:value-type="float" office:value="10.627846717834" calcext:value-type="float">
            <text:p>10,627846717834</text:p>
          </table:table-cell>
          <table:table-cell office:value-type="float" office:value="-41.644896291623" calcext:value-type="float">
            <text:p>-41,644896291623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5</text:p>
          </table:table-cell>
          <table:table-cell office:value-type="float" office:value="0.99447906017303" calcext:value-type="float">
            <text:p>0,99447906017303</text:p>
          </table:table-cell>
          <table:table-cell office:value-type="float" office:value="0.10625303722918" calcext:value-type="float">
            <text:p>0,10625303722918</text:p>
          </table:table-cell>
          <table:table-cell office:value-type="float" office:value="99.919078456368" calcext:value-type="float">
            <text:p>99,919078456368</text:p>
          </table:table-cell>
          <table:table-cell office:value-type="float" office:value="10" calcext:value-type="float">
            <text:p>10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914</text:p>
          </table:table-cell>
          <table:table-cell office:value-type="float" office:value="-0.086431531235576" calcext:value-type="float">
            <text:p>-0,086431531235576</text:p>
          </table:table-cell>
          <table:table-cell office:value-type="float" office:value="0.58142405003309" calcext:value-type="float">
            <text:p>0,58142405003309</text:p>
          </table:table-cell>
          <table:table-cell office:value-type="float" office:value="78.139185905457" calcext:value-type="float">
            <text:p>78,139185905457</text:p>
          </table:table-cell>
          <table:table-cell office:value-type="float" office:value="10" calcext:value-type="float">
            <text:p>1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925</text:p>
          </table:table-cell>
          <table:table-cell office:value-type="float" office:value="0.45298006385565" calcext:value-type="float">
            <text:p>0,45298006385565</text:p>
          </table:table-cell>
          <table:table-cell office:value-type="float" office:value="0.74882790446281" calcext:value-type="float">
            <text:p>0,74882790446281</text:p>
          </table:table-cell>
          <table:table-cell office:value-type="float" office:value="-39.337622511918" calcext:value-type="float">
            <text:p>-39,337622511918</text:p>
          </table:table-cell>
          <table:table-cell office:value-type="float" office:value="10" calcext:value-type="float">
            <text:p>10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936</text:p>
          </table:table-cell>
          <table:table-cell office:value-type="float" office:value="0.1553160417825" calcext:value-type="float">
            <text:p>0,1553160417825</text:p>
          </table:table-cell>
          <table:table-cell office:value-type="float" office:value="0.89248709380627" calcext:value-type="float">
            <text:p>0,89248709380627</text:p>
          </table:table-cell>
          <table:table-cell office:value-type="float" office:value="65.956654062696" calcext:value-type="float">
            <text:p>65,956654062696</text:p>
          </table:table-cell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947</text:p>
          </table:table-cell>
          <table:table-cell office:value-type="float" office:value="6.0817748308182" calcext:value-type="float">
            <text:p>6,0817748308182</text:p>
          </table:table-cell>
          <table:table-cell office:value-type="float" office:value="-0.21180581301451" calcext:value-type="float">
            <text:p>-0,21180581301451</text:p>
          </table:table-cell>
          <table:table-cell office:value-type="float" office:value="-178.88266265772" calcext:value-type="float">
            <text:p>-178,88266265772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958</text:p>
          </table:table-cell>
          <table:table-cell office:value-type="float" office:value="6.9706690311432" calcext:value-type="float">
            <text:p>6,9706690311432</text:p>
          </table:table-cell>
          <table:table-cell office:value-type="float" office:value="0.37768583744764" calcext:value-type="float">
            <text:p>0,37768583744764</text:p>
          </table:table-cell>
          <table:table-cell office:value-type="float" office:value="173.16709050707" calcext:value-type="float">
            <text:p>173,16709050707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969</text:p>
          </table:table-cell>
          <table:table-cell office:value-type="float" office:value="9.054149389267" calcext:value-type="float">
            <text:p>9,054149389267</text:p>
          </table:table-cell>
          <table:table-cell office:value-type="float" office:value="0.14901682734489" calcext:value-type="float">
            <text:p>0,14901682734489</text:p>
          </table:table-cell>
          <table:table-cell office:value-type="float" office:value="5.4894486904904" calcext:value-type="float">
            <text:p>5,4894486904904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980</text:p>
          </table:table-cell>
          <table:table-cell office:value-type="float" office:value="-1.2539361417294" calcext:value-type="float">
            <text:p>-1,2539361417294</text:p>
          </table:table-cell>
          <table:table-cell office:value-type="float" office:value="1.8199920654297" calcext:value-type="float">
            <text:p>1,8199920654297</text:p>
          </table:table-cell>
          <table:table-cell office:value-type="float" office:value="167.71503770427" calcext:value-type="float">
            <text:p>167,71503770427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991</text:p>
          </table:table-cell>
          <table:table-cell office:value-type="float" office:value="3.8263794779778" calcext:value-type="float">
            <text:p>3,8263794779778</text:p>
          </table:table-cell>
          <table:table-cell office:value-type="float" office:value="0.68529441952705" calcext:value-type="float">
            <text:p>0,68529441952705</text:p>
          </table:table-cell>
          <table:table-cell office:value-type="float" office:value="-103.54216539176" calcext:value-type="float">
            <text:p>-103,54216539176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002</text:p>
          </table:table-cell>
          <table:table-cell office:value-type="float" office:value="1.5168668329716" calcext:value-type="float">
            <text:p>1,5168668329716</text:p>
          </table:table-cell>
          <table:table-cell office:value-type="float" office:value="3.4421575069427" calcext:value-type="float">
            <text:p>3,4421575069427</text:p>
          </table:table-cell>
          <table:table-cell office:value-type="float" office:value="122.04682447348" calcext:value-type="float">
            <text:p>122,04682447348</text:p>
          </table:table-cell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013</text:p>
          </table:table-cell>
          <table:table-cell office:value-type="float" office:value="-0.35986099392176" calcext:value-type="float">
            <text:p>-0,35986099392176</text:p>
          </table:table-cell>
          <table:table-cell office:value-type="float" office:value="1.3324111700058" calcext:value-type="float">
            <text:p>1,3324111700058</text:p>
          </table:table-cell>
          <table:table-cell office:value-type="float" office:value="-176.75257184703" calcext:value-type="float">
            <text:p>-176,75257184703</text:p>
          </table:table-cell>
          <table:table-cell office:value-type="float" office:value="10" calcext:value-type="float">
            <text:p>1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024</text:p>
          </table:table-cell>
          <table:table-cell office:value-type="float" office:value="5.8630555868149" calcext:value-type="float">
            <text:p>5,8630555868149</text:p>
          </table:table-cell>
          <table:table-cell office:value-type="float" office:value="0.73323093354702" calcext:value-type="float">
            <text:p>0,73323093354702</text:p>
          </table:table-cell>
          <table:table-cell office:value-type="float" office:value="-88.08893079211" calcext:value-type="float">
            <text:p>-88,08893079211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035</text:p>
          </table:table-cell>
          <table:table-cell office:value-type="float" office:value="1.1554880440235" calcext:value-type="float">
            <text:p>1,1554880440235</text:p>
          </table:table-cell>
          <table:table-cell office:value-type="float" office:value="1.5760943293571" calcext:value-type="float">
            <text:p>1,5760943293571</text:p>
          </table:table-cell>
          <table:table-cell office:value-type="float" office:value="174.0698981437" calcext:value-type="float">
            <text:p>174,0698981437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046</text:p>
          </table:table-cell>
          <table:table-cell office:value-type="float" office:value="8.722003698349" calcext:value-type="float">
            <text:p>8,722003698349</text:p>
          </table:table-cell>
          <table:table-cell office:value-type="float" office:value="-0.28815096244216" calcext:value-type="float">
            <text:p>-0,28815096244216</text:p>
          </table:table-cell>
          <table:table-cell office:value-type="float" office:value="113.96942548691" calcext:value-type="float">
            <text:p>113,96942548691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057</text:p>
          </table:table-cell>
          <table:table-cell office:value-type="float" office:value="-0.97165651619434" calcext:value-type="float">
            <text:p>-0,97165651619434</text:p>
          </table:table-cell>
          <table:table-cell office:value-type="float" office:value="1.6495490074158" calcext:value-type="float">
            <text:p>1,6495490074158</text:p>
          </table:table-cell>
          <table:table-cell office:value-type="float" office:value="-50.617473140644" calcext:value-type="float">
            <text:p>-50,617473140644</text:p>
          </table:table-cell>
          <table:table-cell office:value-type="float" office:value="10" calcext:value-type="float">
            <text:p>10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068</text:p>
          </table:table-cell>
          <table:table-cell office:value-type="float" office:value="0.72326749563217" calcext:value-type="float">
            <text:p>0,72326749563217</text:p>
          </table:table-cell>
          <table:table-cell office:value-type="float" office:value="2.0508725941181" calcext:value-type="float">
            <text:p>2,0508725941181</text:p>
          </table:table-cell>
          <table:table-cell office:value-type="float" office:value="-22.234195546739" calcext:value-type="float">
            <text:p>-22,234195546739</text:p>
          </table:table-cell>
          <table:table-cell office:value-type="float" office:value="10" calcext:value-type="float">
            <text:p>1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079</text:p>
          </table:table-cell>
          <table:table-cell office:value-type="float" office:value="2.816110253334" calcext:value-type="float">
            <text:p>2,816110253334</text:p>
          </table:table-cell>
          <table:table-cell office:value-type="float" office:value="2.9522642493248" calcext:value-type="float">
            <text:p>2,9522642493248</text:p>
          </table:table-cell>
          <table:table-cell office:value-type="float" office:value="-155.31138250023" calcext:value-type="float">
            <text:p>-155,31138250023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090</text:p>
          </table:table-cell>
          <table:table-cell office:value-type="float" office:value="5.0470674037933" calcext:value-type="float">
            <text:p>5,0470674037933</text:p>
          </table:table-cell>
          <table:table-cell office:value-type="float" office:value="1.8136352300644" calcext:value-type="float">
            <text:p>1,8136352300644</text:p>
          </table:table-cell>
          <table:table-cell office:value-type="float" office:value="-54.824075501436" calcext:value-type="float">
            <text:p>-54,824075501436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101</text:p>
          </table:table-cell>
          <table:table-cell office:value-type="float" office:value="4.1881927847862" calcext:value-type="float">
            <text:p>4,1881927847862</text:p>
          </table:table-cell>
          <table:table-cell office:value-type="float" office:value="3.3316594362259" calcext:value-type="float">
            <text:p>3,3316594362259</text:p>
          </table:table-cell>
          <table:table-cell office:value-type="float" office:value="42.61098356004" calcext:value-type="float">
            <text:p>42,61098356004</text:p>
          </table:table-cell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112</text:p>
          </table:table-cell>
          <table:table-cell office:value-type="float" office:value="8.4552353620529" calcext:value-type="float">
            <text:p>8,4552353620529</text:p>
          </table:table-cell>
          <table:table-cell office:value-type="float" office:value="3.3413127064705" calcext:value-type="float">
            <text:p>3,3413127064705</text:p>
          </table:table-cell>
          <table:table-cell office:value-type="float" office:value="169.12434207406" calcext:value-type="float">
            <text:p>169,12434207406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123</text:p>
          </table:table-cell>
          <table:table-cell office:value-type="float" office:value="8.5788983106613" calcext:value-type="float">
            <text:p>8,5788983106613</text:p>
          </table:table-cell>
          <table:table-cell office:value-type="float" office:value="8.3675110340118" calcext:value-type="float">
            <text:p>8,3675110340118</text:p>
          </table:table-cell>
          <table:table-cell office:value-type="float" office:value="-37.981121783044" calcext:value-type="float">
            <text:p>-37,981121783044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134</text:p>
          </table:table-cell>
          <table:table-cell office:value-type="float" office:value="-0.80826118588448" calcext:value-type="float">
            <text:p>-0,80826118588448</text:p>
          </table:table-cell>
          <table:table-cell office:value-type="float" office:value="4.6281185746193" calcext:value-type="float">
            <text:p>4,6281185746193</text:p>
          </table:table-cell>
          <table:table-cell office:value-type="float" office:value="-34.482229667105" calcext:value-type="float">
            <text:p>-34,482229667105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145</text:p>
          </table:table-cell>
          <table:table-cell office:value-type="float" office:value="1.8985012173653" calcext:value-type="float">
            <text:p>1,8985012173653</text:p>
          </table:table-cell>
          <table:table-cell office:value-type="float" office:value="5.3176307678223" calcext:value-type="float">
            <text:p>5,3176307678223</text:p>
          </table:table-cell>
          <table:table-cell office:value-type="float" office:value="98.510894805762" calcext:value-type="float">
            <text:p>98,510894805762</text:p>
          </table:table-cell>
          <table:table-cell office:value-type="float" office:value="10" calcext:value-type="float">
            <text:p>10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156</text:p>
          </table:table-cell>
          <table:table-cell office:value-type="float" office:value="-0.32797567546368" calcext:value-type="float">
            <text:p>-0,32797567546368</text:p>
          </table:table-cell>
          <table:table-cell office:value-type="float" office:value="2.2310516238213" calcext:value-type="float">
            <text:p>2,2310516238213</text:p>
          </table:table-cell>
          <table:table-cell office:value-type="float" office:value="-13.477297345544" calcext:value-type="float">
            <text:p>-13,477297345544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167</text:p>
          </table:table-cell>
          <table:table-cell office:value-type="float" office:value="4.3658384680748" calcext:value-type="float">
            <text:p>4,3658384680748</text:p>
          </table:table-cell>
          <table:table-cell office:value-type="float" office:value="4.9908542633057" calcext:value-type="float">
            <text:p>4,9908542633057</text:p>
          </table:table-cell>
          <table:table-cell office:value-type="float" office:value="-72.920563873971" calcext:value-type="float">
            <text:p>-72,920563873971</text:p>
          </table:table-cell>
          <table:table-cell office:value-type="float" office:value="10" calcext:value-type="float">
            <text:p>10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178</text:p>
          </table:table-cell>
          <table:table-cell office:value-type="float" office:value="4.4475927948952" calcext:value-type="float">
            <text:p>4,4475927948952</text:p>
          </table:table-cell>
          <table:table-cell office:value-type="float" office:value="5.3103983402252" calcext:value-type="float">
            <text:p>5,3103983402252</text:p>
          </table:table-cell>
          <table:table-cell office:value-type="float" office:value="-137.22271524417" calcext:value-type="float">
            <text:p>-137,22271524417</text:p>
          </table:table-cell>
          <table:table-cell office:value-type="float" office:value="10" calcext:value-type="float">
            <text:p>1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189</text:p>
          </table:table-cell>
          <table:table-cell office:value-type="float" office:value="7.9093736410141" calcext:value-type="float">
            <text:p>7,9093736410141</text:p>
          </table:table-cell>
          <table:table-cell office:value-type="float" office:value="4.9804100394249" calcext:value-type="float">
            <text:p>4,9804100394249</text:p>
          </table:table-cell>
          <table:table-cell office:value-type="float" office:value="-161.4635157737" calcext:value-type="float">
            <text:p>-161,4635157737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200</text:p>
          </table:table-cell>
          <table:table-cell office:value-type="float" office:value="7.2136080265045" calcext:value-type="float">
            <text:p>7,2136080265045</text:p>
          </table:table-cell>
          <table:table-cell office:value-type="float" office:value="8.8580292463303" calcext:value-type="float">
            <text:p>8,8580292463303</text:p>
          </table:table-cell>
          <table:table-cell office:value-type="float" office:value="20.375856928005" calcext:value-type="float">
            <text:p>20,375856928005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211</text:p>
          </table:table-cell>
          <table:table-cell office:value-type="float" office:value="1.8203555047512" calcext:value-type="float">
            <text:p>1,8203555047512</text:p>
          </table:table-cell>
          <table:table-cell office:value-type="float" office:value="4.7051906585693" calcext:value-type="float">
            <text:p>4,7051906585693</text:p>
          </table:table-cell>
          <table:table-cell office:value-type="float" office:value="167.14218619523" calcext:value-type="float">
            <text:p>167,14218619523</text:p>
          </table:table-cell>
          <table:table-cell office:value-type="float" office:value="10" calcext:value-type="float">
            <text:p>1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222</text:p>
          </table:table-cell>
          <table:table-cell office:value-type="float" office:value="0.12785864062607" calcext:value-type="float">
            <text:p>0,12785864062607</text:p>
          </table:table-cell>
          <table:table-cell office:value-type="float" office:value="6.1771315336227" calcext:value-type="float">
            <text:p>6,1771315336227</text:p>
          </table:table-cell>
          <table:table-cell office:value-type="float" office:value="-65.716082123434" calcext:value-type="float">
            <text:p>-65,716082123434</text:p>
          </table:table-cell>
          <table:table-cell office:value-type="float" office:value="10" calcext:value-type="float">
            <text:p>1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233</text:p>
          </table:table-cell>
          <table:table-cell office:value-type="float" office:value="2.3194965720177" calcext:value-type="float">
            <text:p>2,3194965720177</text:p>
          </table:table-cell>
          <table:table-cell office:value-type="float" office:value="8.957986831665" calcext:value-type="float">
            <text:p>8,957986831665</text:p>
          </table:table-cell>
          <table:table-cell office:value-type="float" office:value="-78.174727737524" calcext:value-type="float">
            <text:p>-78,174727737524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244</text:p>
          </table:table-cell>
          <table:table-cell office:value-type="float" office:value="3.623226583004" calcext:value-type="float">
            <text:p>3,623226583004</text:p>
          </table:table-cell>
          <table:table-cell office:value-type="float" office:value="5.7776916027069" calcext:value-type="float">
            <text:p>5,7776916027069</text:p>
          </table:table-cell>
          <table:table-cell office:value-type="float" office:value="129.2245388031" calcext:value-type="float">
            <text:p>129,2245388031</text:p>
          </table:table-cell>
          <table:table-cell office:value-type="float" office:value="10" calcext:value-type="float">
            <text:p>1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255</text:p>
          </table:table-cell>
          <table:table-cell office:value-type="float" office:value="5.0495952367783" calcext:value-type="float">
            <text:p>5,0495952367783</text:p>
          </table:table-cell>
          <table:table-cell office:value-type="float" office:value="9.4881135225296" calcext:value-type="float">
            <text:p>9,4881135225296</text:p>
          </table:table-cell>
          <table:table-cell office:value-type="float" office:value="176.59855496352" calcext:value-type="float">
            <text:p>176,5985549635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266</text:p>
          </table:table-cell>
          <table:table-cell office:value-type="float" office:value="4.6501484513283" calcext:value-type="float">
            <text:p>4,6501484513283</text:p>
          </table:table-cell>
          <table:table-cell office:value-type="float" office:value="6.2714159488678" calcext:value-type="float">
            <text:p>6,2714159488678</text:p>
          </table:table-cell>
          <table:table-cell office:value-type="float" office:value="-58.500639192618" calcext:value-type="float">
            <text:p>-58,500639192618</text:p>
          </table:table-cell>
          <table:table-cell office:value-type="float" office:value="10" calcext:value-type="float">
            <text:p>1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277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1.4438030123711" calcext:value-type="float">
            <text:p>1,4438030123711</text:p>
          </table:table-cell>
          <table:table-cell office:value-type="float" office:value="114.79342059725" calcext:value-type="float">
            <text:p>114,79342059725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288</text:p>
          </table:table-cell>
          <table:table-cell office:value-type="float" office:value="-1.5849985182285" calcext:value-type="float">
            <text:p>-1,5849985182285</text:p>
          </table:table-cell>
          <table:table-cell office:value-type="float" office:value="4.1930189728737" calcext:value-type="float">
            <text:p>4,1930189728737</text:p>
          </table:table-cell>
          <table:table-cell office:value-type="float" office:value="-3.5225429637417" calcext:value-type="float">
            <text:p>-3,5225429637417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299</text:p>
          </table:table-cell>
          <table:table-cell office:value-type="float" office:value="0.5361258238554" calcext:value-type="float">
            <text:p>0,5361258238554</text:p>
          </table:table-cell>
          <table:table-cell office:value-type="float" office:value="5.9455859661102" calcext:value-type="float">
            <text:p>5,9455859661102</text:p>
          </table:table-cell>
          <table:table-cell office:value-type="float" office:value="-26.310213622014" calcext:value-type="float">
            <text:p>-26,310213622014</text:p>
          </table:table-cell>
          <table:table-cell office:value-type="float" office:value="10" calcext:value-type="float">
            <text:p>10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310</text:p>
          </table:table-cell>
          <table:table-cell office:value-type="float" office:value="2.5771108269691" calcext:value-type="float">
            <text:p>2,5771108269691</text:p>
          </table:table-cell>
          <table:table-cell office:value-type="float" office:value="4.443379342556" calcext:value-type="float">
            <text:p>4,443379342556</text:p>
          </table:table-cell>
          <table:table-cell office:value-type="float" office:value="70.380009663333" calcext:value-type="float">
            <text:p>70,380009663333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321</text:p>
          </table:table-cell>
          <table:table-cell office:value-type="float" office:value="1.8222908675671" calcext:value-type="float">
            <text:p>1,8222908675671</text:p>
          </table:table-cell>
          <table:table-cell office:value-type="float" office:value="11.033532619476" calcext:value-type="float">
            <text:p>11,033532619476</text:p>
          </table:table-cell>
          <table:table-cell office:value-type="float" office:value="-87.448419279354" calcext:value-type="float">
            <text:p>-87,448419279354</text:p>
          </table:table-cell>
          <table:table-cell office:value-type="float" office:value="11" calcext:value-type="float">
            <text:p>11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332</text:p>
          </table:table-cell>
          <table:table-cell office:value-type="float" office:value="0.33718395978212" calcext:value-type="float">
            <text:p>0,33718395978212</text:p>
          </table:table-cell>
          <table:table-cell office:value-type="float" office:value="8.8709098100662" calcext:value-type="float">
            <text:p>8,8709098100662</text:p>
          </table:table-cell>
          <table:table-cell office:value-type="float" office:value="160.20144930311" calcext:value-type="float">
            <text:p>160,20144930311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343</text:p>
          </table:table-cell>
          <table:table-cell office:value-type="float" office:value="6.1953800916672" calcext:value-type="float">
            <text:p>6,1953800916672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131.06339296718" calcext:value-type="float">
            <text:p>-131,063392967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354</text:p>
          </table:table-cell>
          <table:table-cell office:value-type="float" office:value="7.7093786001205" calcext:value-type="float">
            <text:p>7,7093786001205</text:p>
          </table:table-cell>
          <table:table-cell office:value-type="float" office:value="10.331654548645" calcext:value-type="float">
            <text:p>10,331654548645</text:p>
          </table:table-cell>
          <table:table-cell office:value-type="float" office:value="-65.822461608109" calcext:value-type="float">
            <text:p>-65,822461608109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365</text:p>
          </table:table-cell>
          <table:table-cell office:value-type="float" office:value="-0.99540814757347" calcext:value-type="float">
            <text:p>-0,99540814757347</text:p>
          </table:table-cell>
          <table:table-cell office:value-type="float" office:value="8.4252202510834" calcext:value-type="float">
            <text:p>8,4252202510834</text:p>
          </table:table-cell>
          <table:table-cell office:value-type="float" office:value="24.770389886419" calcext:value-type="float">
            <text:p>24,770389886419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376</text:p>
          </table:table-cell>
          <table:table-cell office:value-type="float" office:value="-1.5850020945072" calcext:value-type="float">
            <text:p>-1,5850020945072</text:p>
          </table:table-cell>
          <table:table-cell office:value-type="float" office:value="5.0296127796173" calcext:value-type="float">
            <text:p>5,0296127796173</text:p>
          </table:table-cell>
          <table:table-cell office:value-type="float" office:value="16.594427406408" calcext:value-type="float">
            <text:p>16,594427406408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387</text:p>
          </table:table-cell>
          <table:table-cell office:value-type="float" office:value="3.7736710906029" calcext:value-type="float">
            <text:p>3,7736710906029</text:p>
          </table:table-cell>
          <table:table-cell office:value-type="float" office:value="6.1626708507538" calcext:value-type="float">
            <text:p>6,1626708507538</text:p>
          </table:table-cell>
          <table:table-cell office:value-type="float" office:value="144.8389041196" calcext:value-type="float">
            <text:p>144,8389041196</text:p>
          </table:table-cell>
          <table:table-cell office:value-type="float" office:value="10" calcext:value-type="float">
            <text:p>1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398</text:p>
          </table:table-cell>
          <table:table-cell office:value-type="float" office:value="2.2549848258495" calcext:value-type="float">
            <text:p>2,2549848258495</text:p>
          </table:table-cell>
          <table:table-cell office:value-type="float" office:value="10.058472156525" calcext:value-type="float">
            <text:p>10,058472156525</text:p>
          </table:table-cell>
          <table:table-cell office:value-type="float" office:value="86.609540471605" calcext:value-type="float">
            <text:p>86,609540471605</text:p>
          </table:table-cell>
          <table:table-cell office:value-type="float" office:value="11" calcext:value-type="float">
            <text:p>1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409</text:p>
          </table:table-cell>
          <table:table-cell office:value-type="float" office:value="2.3215726017952" calcext:value-type="float">
            <text:p>2,3215726017952</text:p>
          </table:table-cell>
          <table:table-cell office:value-type="float" office:value="11.085004806519" calcext:value-type="float">
            <text:p>11,085004806519</text:p>
          </table:table-cell>
          <table:table-cell office:value-type="float" office:value="-138.84615898132" calcext:value-type="float">
            <text:p>-138,84615898132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420</text:p>
          </table:table-cell>
          <table:table-cell office:value-type="float" office:value="5.7738453149796" calcext:value-type="float">
            <text:p>5,7738453149796</text:p>
          </table:table-cell>
          <table:table-cell office:value-type="float" office:value="6.1999422311783" calcext:value-type="float">
            <text:p>6,1999422311783</text:p>
          </table:table-cell>
          <table:table-cell office:value-type="float" office:value="-55.727228237565" calcext:value-type="float">
            <text:p>-55,727228237565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431</text:p>
          </table:table-cell>
          <table:table-cell office:value-type="float" office:value="8.4575241804123" calcext:value-type="float">
            <text:p>8,4575241804123</text:p>
          </table:table-cell>
          <table:table-cell office:value-type="float" office:value="6.7552649974823" calcext:value-type="float">
            <text:p>6,7552649974823</text:p>
          </table:table-cell>
          <table:table-cell office:value-type="float" office:value="-33.361900004612" calcext:value-type="float">
            <text:p>-33,361900004612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442</text:p>
          </table:table-cell>
          <table:table-cell office:value-type="float" office:value="-1.5826317667961" calcext:value-type="float">
            <text:p>-1,5826317667961</text:p>
          </table:table-cell>
          <table:table-cell office:value-type="float" office:value="9.5804917812347" calcext:value-type="float">
            <text:p>9,5804917812347</text:p>
          </table:table-cell>
          <table:table-cell office:value-type="float" office:value="-37.965199370293" calcext:value-type="float">
            <text:p>-37,965199370293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453</text:p>
          </table:table-cell>
          <table:table-cell office:value-type="float" office:value="-0.40906824171543" calcext:value-type="float">
            <text:p>-0,40906824171543</text:p>
          </table:table-cell>
          <table:table-cell office:value-type="float" office:value="10.754106044769" calcext:value-type="float">
            <text:p>10,754106044769</text:p>
          </table:table-cell>
          <table:table-cell office:value-type="float" office:value="-57.683013047382" calcext:value-type="float">
            <text:p>-57,683013047382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5</text:p>
          </table:table-cell>
          <table:table-cell office:value-type="float" office:value="0.76130464673042" calcext:value-type="float">
            <text:p>0,76130464673042</text:p>
          </table:table-cell>
          <table:table-cell office:value-type="float" office:value="-0.079298010095954" calcext:value-type="float">
            <text:p>-0,079298010095954</text:p>
          </table:table-cell>
          <table:table-cell office:value-type="float" office:value="42.743248924328" calcext:value-type="float">
            <text:p>42,743248924328</text:p>
          </table:table-cell>
          <table:table-cell office:value-type="float" office:value="10" calcext:value-type="float">
            <text:p>10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914</text:p>
          </table:table-cell>
          <table:table-cell office:value-type="float" office:value="-0.30822057276964" calcext:value-type="float">
            <text:p>-0,30822057276964</text:p>
          </table:table-cell>
          <table:table-cell office:value-type="float" office:value="0.59643924236298" calcext:value-type="float">
            <text:p>0,59643924236298</text:p>
          </table:table-cell>
          <table:table-cell office:value-type="float" office:value="-12.56169710949" calcext:value-type="float">
            <text:p>-12,56169710949</text:p>
          </table:table-cell>
          <table:table-cell office:value-type="float" office:value="10" calcext:value-type="float">
            <text:p>10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925</text:p>
          </table:table-cell>
          <table:table-cell office:value-type="float" office:value="0.56848205626011" calcext:value-type="float">
            <text:p>0,56848205626011</text:p>
          </table:table-cell>
          <table:table-cell office:value-type="float" office:value="0.93911431729794" calcext:value-type="float">
            <text:p>0,93911431729794</text:p>
          </table:table-cell>
          <table:table-cell office:value-type="float" office:value="-130.12336925337" calcext:value-type="float">
            <text:p>-130,12336925337</text:p>
          </table:table-cell>
          <table:table-cell office:value-type="float" office:value="10" calcext:value-type="float">
            <text:p>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936</text:p>
          </table:table-cell>
          <table:table-cell office:value-type="float" office:value="-0.060236980207264" calcext:value-type="float">
            <text:p>-0,060236980207264</text:p>
          </table:table-cell>
          <table:table-cell office:value-type="float" office:value="0.92674508690834" calcext:value-type="float">
            <text:p>0,92674508690834</text:p>
          </table:table-cell>
          <table:table-cell office:value-type="float" office:value="-21.463863409249" calcext:value-type="float">
            <text:p>-21,463863409249</text:p>
          </table:table-cell>
          <table:table-cell office:value-type="float" office:value="10" calcext:value-type="float">
            <text:p>10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947</text:p>
          </table:table-cell>
          <table:table-cell office:value-type="float" office:value="6.4736235141754" calcext:value-type="float">
            <text:p>6,4736235141754</text:p>
          </table:table-cell>
          <table:table-cell office:value-type="float" office:value="-0.22239303216338" calcext:value-type="float">
            <text:p>-0,22239303216338</text:p>
          </table:table-cell>
          <table:table-cell office:value-type="float" office:value="178.25381619156" calcext:value-type="float">
            <text:p>178,2538161915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958</text:p>
          </table:table-cell>
          <table:table-cell office:value-type="float" office:value="7.3665994405746" calcext:value-type="float">
            <text:p>7,3665994405746</text:p>
          </table:table-cell>
          <table:table-cell office:value-type="float" office:value="0.33024620264769" calcext:value-type="float">
            <text:p>0,33024620264769</text:p>
          </table:table-cell>
          <table:table-cell office:value-type="float" office:value="173.15519994991" calcext:value-type="float">
            <text:p>173,15519994991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969</text:p>
          </table:table-cell>
          <table:table-cell office:value-type="float" office:value="8.9105874300003" calcext:value-type="float">
            <text:p>8,9105874300003</text:p>
          </table:table-cell>
          <table:table-cell office:value-type="float" office:value="0.30323442071676" calcext:value-type="float">
            <text:p>0,30323442071676</text:p>
          </table:table-cell>
          <table:table-cell office:value-type="float" office:value="-63.885544515719" calcext:value-type="float">
            <text:p>-63,885544515719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980</text:p>
          </table:table-cell>
          <table:table-cell office:value-type="float" office:value="-1.3401767611504" calcext:value-type="float">
            <text:p>-1,3401767611504</text:p>
          </table:table-cell>
          <table:table-cell office:value-type="float" office:value="1.6825912892818" calcext:value-type="float">
            <text:p>1,6825912892818</text:p>
          </table:table-cell>
          <table:table-cell office:value-type="float" office:value="85.281768422218" calcext:value-type="float">
            <text:p>85,281768422218</text:p>
          </table:table-cell>
          <table:table-cell office:value-type="float" office:value="10" calcext:value-type="float">
            <text:p>1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991</text:p>
          </table:table-cell>
          <table:table-cell office:value-type="float" office:value="4.0128907561302" calcext:value-type="float">
            <text:p>4,0128907561302</text:p>
          </table:table-cell>
          <table:table-cell office:value-type="float" office:value="0.85726752877235" calcext:value-type="float">
            <text:p>0,85726752877235</text:p>
          </table:table-cell>
          <table:table-cell office:value-type="float" office:value="-143.01056011467" calcext:value-type="float">
            <text:p>-143,01056011467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002</text:p>
          </table:table-cell>
          <table:table-cell office:value-type="float" office:value="1.486806422472" calcext:value-type="float">
            <text:p>1,486806422472</text:p>
          </table:table-cell>
          <table:table-cell office:value-type="float" office:value="3.1481093168259" calcext:value-type="float">
            <text:p>3,1481093168259</text:p>
          </table:table-cell>
          <table:table-cell office:value-type="float" office:value="75.343456237939" calcext:value-type="float">
            <text:p>75,343456237939</text:p>
          </table:table-cell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013</text:p>
          </table:table-cell>
          <table:table-cell office:value-type="float" office:value="-0.31813405454159" calcext:value-type="float">
            <text:p>-0,31813405454159</text:p>
          </table:table-cell>
          <table:table-cell office:value-type="float" office:value="1.1322741210461" calcext:value-type="float">
            <text:p>1,1322741210461</text:p>
          </table:table-cell>
          <table:table-cell office:value-type="float" office:value="93.314693991546" calcext:value-type="float">
            <text:p>93,314693991546</text:p>
          </table:table-cell>
          <table:table-cell office:value-type="float" office:value="10" calcext:value-type="float">
            <text:p>1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024</text:p>
          </table:table-cell>
          <table:table-cell office:value-type="float" office:value="5.8494734764099" calcext:value-type="float">
            <text:p>5,8494734764099</text:p>
          </table:table-cell>
          <table:table-cell office:value-type="float" office:value="1.1311054229736" calcext:value-type="float">
            <text:p>1,1311054229736</text:p>
          </table:table-cell>
          <table:table-cell office:value-type="float" office:value="-88.029553176491" calcext:value-type="float">
            <text:p>-88,029553176491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035</text:p>
          </table:table-cell>
          <table:table-cell office:value-type="float" office:value="1.2091469764709" calcext:value-type="float">
            <text:p>1,2091469764709</text:p>
          </table:table-cell>
          <table:table-cell office:value-type="float" office:value="1.7911574244499" calcext:value-type="float">
            <text:p>1,7911574244499</text:p>
          </table:table-cell>
          <table:table-cell office:value-type="float" office:value="-95.406769187587" calcext:value-type="float">
            <text:p>-95,406769187587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046</text:p>
          </table:table-cell>
          <table:table-cell office:value-type="float" office:value="8.5526007413864" calcext:value-type="float">
            <text:p>8,5526007413864</text:p>
          </table:table-cell>
          <table:table-cell office:value-type="float" office:value="-0.40679596364498" calcext:value-type="float">
            <text:p>-0,40679596364498</text:p>
          </table:table-cell>
          <table:table-cell office:value-type="float" office:value="90.399136209184" calcext:value-type="float">
            <text:p>90,399136209184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057</text:p>
          </table:table-cell>
          <table:table-cell office:value-type="float" office:value="-1.0664238780737" calcext:value-type="float">
            <text:p>-1,0664238780737</text:p>
          </table:table-cell>
          <table:table-cell office:value-type="float" office:value="1.4578804373741" calcext:value-type="float">
            <text:p>1,4578804373741</text:p>
          </table:table-cell>
          <table:table-cell office:value-type="float" office:value="43.180404575008" calcext:value-type="float">
            <text:p>43,180404575008</text:p>
          </table:table-cell>
          <table:table-cell office:value-type="float" office:value="10" calcext:value-type="float">
            <text:p>10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068</text:p>
          </table:table-cell>
          <table:table-cell office:value-type="float" office:value="0.7773644477129" calcext:value-type="float">
            <text:p>0,7773644477129</text:p>
          </table:table-cell>
          <table:table-cell office:value-type="float" office:value="2.2661805152893" calcext:value-type="float">
            <text:p>2,2661805152893</text:p>
          </table:table-cell>
          <table:table-cell office:value-type="float" office:value="-112.99729043511" calcext:value-type="float">
            <text:p>-112,99729043511</text:p>
          </table:table-cell>
          <table:table-cell office:value-type="float" office:value="10" calcext:value-type="float">
            <text:p>1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079</text:p>
          </table:table-cell>
          <table:table-cell office:value-type="float" office:value="2.9862725734711" calcext:value-type="float">
            <text:p>2,9862725734711</text:p>
          </table:table-cell>
          <table:table-cell office:value-type="float" office:value="3.0733415484428" calcext:value-type="float">
            <text:p>3,0733415484428</text:p>
          </table:table-cell>
          <table:table-cell office:value-type="float" office:value="-144.40366872557" calcext:value-type="float">
            <text:p>-144,40366872557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090</text:p>
          </table:table-cell>
          <table:table-cell office:value-type="float" office:value="4.782420694828" calcext:value-type="float">
            <text:p>4,782420694828</text:p>
          </table:table-cell>
          <table:table-cell office:value-type="float" office:value="2.0611682534218" calcext:value-type="float">
            <text:p>2,0611682534218</text:p>
          </table:table-cell>
          <table:table-cell office:value-type="float" office:value="-39.417521589121" calcext:value-type="float">
            <text:p>-39,417521589121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101</text:p>
          </table:table-cell>
          <table:table-cell office:value-type="float" office:value="3.9065793156624" calcext:value-type="float">
            <text:p>3,9065793156624</text:p>
          </table:table-cell>
          <table:table-cell office:value-type="float" office:value="3.3208125829697" calcext:value-type="float">
            <text:p>3,3208125829697</text:p>
          </table:table-cell>
          <table:table-cell office:value-type="float" office:value="-6.317402621743" calcext:value-type="float">
            <text:p>-6,317402621743</text:p>
          </table:table-cell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112</text:p>
          </table:table-cell>
          <table:table-cell office:value-type="float" office:value="8.7534511089325" calcext:value-type="float">
            <text:p>8,7534511089325</text:p>
          </table:table-cell>
          <table:table-cell office:value-type="float" office:value="3.2224905490875" calcext:value-type="float">
            <text:p>3,2224905490875</text:p>
          </table:table-cell>
          <table:table-cell office:value-type="float" office:value="155.59691987979" calcext:value-type="float">
            <text:p>155,59691987979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123</text:p>
          </table:table-cell>
          <table:table-cell office:value-type="float" office:value="8.4056490659714" calcext:value-type="float">
            <text:p>8,4056490659714</text:p>
          </table:table-cell>
          <table:table-cell office:value-type="float" office:value="8.4317082166672" calcext:value-type="float">
            <text:p>8,4317082166672</text:p>
          </table:table-cell>
          <table:table-cell office:value-type="float" office:value="-20.331472348256" calcext:value-type="float">
            <text:p>-20,331472348256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134</text:p>
          </table:table-cell>
          <table:table-cell office:value-type="float" office:value="-1.1070289462805" calcext:value-type="float">
            <text:p>-1,1070289462805</text:p>
          </table:table-cell>
          <table:table-cell office:value-type="float" office:value="4.7010096907616" calcext:value-type="float">
            <text:p>4,7010096907616</text:p>
          </table:table-cell>
          <table:table-cell office:value-type="float" office:value="-3.5448783332375" calcext:value-type="float">
            <text:p>-3,5448783332375</text:p>
          </table:table-cell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145</text:p>
          </table:table-cell>
          <table:table-cell office:value-type="float" office:value="1.7016050219536" calcext:value-type="float">
            <text:p>1,7016050219536</text:p>
          </table:table-cell>
          <table:table-cell office:value-type="float" office:value="5.2270305156708" calcext:value-type="float">
            <text:p>5,2270305156708</text:p>
          </table:table-cell>
          <table:table-cell office:value-type="float" office:value="12.98233838218" calcext:value-type="float">
            <text:p>12,98233838218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156</text:p>
          </table:table-cell>
          <table:table-cell office:value-type="float" office:value="-0.67667305469513" calcext:value-type="float">
            <text:p>-0,67667305469513</text:p>
          </table:table-cell>
          <table:table-cell office:value-type="float" office:value="2.276893556118" calcext:value-type="float">
            <text:p>2,276893556118</text:p>
          </table:table-cell>
          <table:table-cell office:value-type="float" office:value="3.2526377802062" calcext:value-type="float">
            <text:p>3,2526377802062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167</text:p>
          </table:table-cell>
          <table:table-cell office:value-type="float" office:value="4.4571813941002" calcext:value-type="float">
            <text:p>4,4571813941002</text:p>
          </table:table-cell>
          <table:table-cell office:value-type="float" office:value="5.1014935970306" calcext:value-type="float">
            <text:p>5,1014935970306</text:p>
          </table:table-cell>
          <table:table-cell office:value-type="float" office:value="-147.50463036215" calcext:value-type="float">
            <text:p>-147,50463036215</text:p>
          </table:table-cell>
          <table:table-cell office:value-type="float" office:value="10" calcext:value-type="float">
            <text:p>1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178</text:p>
          </table:table-cell>
          <table:table-cell office:value-type="float" office:value="4.7123044729233" calcext:value-type="float">
            <text:p>4,7123044729233</text:p>
          </table:table-cell>
          <table:table-cell office:value-type="float" office:value="5.3105539083481" calcext:value-type="float">
            <text:p>5,3105539083481</text:p>
          </table:table-cell>
          <table:table-cell office:value-type="float" office:value="163.71528661934" calcext:value-type="float">
            <text:p>163,71528661934</text:p>
          </table:table-cell>
          <table:table-cell office:value-type="float" office:value="10" calcext:value-type="float">
            <text:p>10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189</text:p>
          </table:table-cell>
          <table:table-cell office:value-type="float" office:value="8.0768620967865" calcext:value-type="float">
            <text:p>8,0768620967865</text:p>
          </table:table-cell>
          <table:table-cell office:value-type="float" office:value="5.1535987854004" calcext:value-type="float">
            <text:p>5,1535987854004</text:p>
          </table:table-cell>
          <table:table-cell office:value-type="float" office:value="-130.14341919285" calcext:value-type="float">
            <text:p>-130,1434191928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200</text:p>
          </table:table-cell>
          <table:table-cell office:value-type="float" office:value="6.9532853364944" calcext:value-type="float">
            <text:p>6,9532853364944</text:p>
          </table:table-cell>
          <table:table-cell office:value-type="float" office:value="8.7978601455688" calcext:value-type="float">
            <text:p>8,7978601455688</text:p>
          </table:table-cell>
          <table:table-cell office:value-type="float" office:value="8.2638424103427" calcext:value-type="float">
            <text:p>8,2638424103427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211</text:p>
          </table:table-cell>
          <table:table-cell office:value-type="float" office:value="1.8433526158333" calcext:value-type="float">
            <text:p>1,8433526158333</text:p>
          </table:table-cell>
          <table:table-cell office:value-type="float" office:value="4.4965714216232" calcext:value-type="float">
            <text:p>4,4965714216232</text:p>
          </table:table-cell>
          <table:table-cell office:value-type="float" office:value="85.996493412431" calcext:value-type="float">
            <text:p>85,99649341243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222</text:p>
          </table:table-cell>
          <table:table-cell office:value-type="float" office:value="0.31518448144197" calcext:value-type="float">
            <text:p>0,31518448144197</text:p>
          </table:table-cell>
          <table:table-cell office:value-type="float" office:value="6.2961971759796" calcext:value-type="float">
            <text:p>6,2961971759796</text:p>
          </table:table-cell>
          <table:table-cell office:value-type="float" office:value="-156.49648836464" calcext:value-type="float">
            <text:p>-156,49648836464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233</text:p>
          </table:table-cell>
          <table:table-cell office:value-type="float" office:value="2.3139932751656" calcext:value-type="float">
            <text:p>2,3139932751656</text:p>
          </table:table-cell>
          <table:table-cell office:value-type="float" office:value="9.1971337795258" calcext:value-type="float">
            <text:p>9,1971337795258</text:p>
          </table:table-cell>
          <table:table-cell office:value-type="float" office:value="-98.248680685736" calcext:value-type="float">
            <text:p>-98,248680685736</text:p>
          </table:table-cell>
          <table:table-cell office:value-type="float" office:value="10" calcext:value-type="float">
            <text:p>1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244</text:p>
          </table:table-cell>
          <table:table-cell office:value-type="float" office:value="3.8133633136749" calcext:value-type="float">
            <text:p>3,8133633136749</text:p>
          </table:table-cell>
          <table:table-cell office:value-type="float" office:value="5.891780257225" calcext:value-type="float">
            <text:p>5,891780257225</text:p>
          </table:table-cell>
          <table:table-cell office:value-type="float" office:value="-140.22531327169" calcext:value-type="float">
            <text:p>-140,22531327169</text:p>
          </table:table-cell>
          <table:table-cell office:value-type="float" office:value="10" calcext:value-type="float">
            <text:p>10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255</text:p>
          </table:table-cell>
          <table:table-cell office:value-type="float" office:value="5.1695412397385" calcext:value-type="float">
            <text:p>5,1695412397385</text:p>
          </table:table-cell>
          <table:table-cell office:value-type="float" office:value="9.6051472425461" calcext:value-type="float">
            <text:p>9,6051472425461</text:p>
          </table:table-cell>
          <table:table-cell office:value-type="float" office:value="-138.13347725352" calcext:value-type="float">
            <text:p>-138,1334772535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266</text:p>
          </table:table-cell>
          <table:table-cell office:value-type="float" office:value="4.5110988616943" calcext:value-type="float">
            <text:p>4,5110988616943</text:p>
          </table:table-cell>
          <table:table-cell office:value-type="float" office:value="6.6086095571518" calcext:value-type="float">
            <text:p>6,6086095571518</text:p>
          </table:table-cell>
          <table:table-cell office:value-type="float" office:value="-72.55525042297" calcext:value-type="float">
            <text:p>-72,55525042297</text:p>
          </table:table-cell>
          <table:table-cell office:value-type="float" office:value="10" calcext:value-type="float">
            <text:p>1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277</text:p>
          </table:table-cell>
          <table:table-cell office:value-type="float" office:value="10.085015296936" calcext:value-type="float">
            <text:p>10,085015296936</text:p>
          </table:table-cell>
          <table:table-cell office:value-type="float" office:value="1.3068461418152" calcext:value-type="float">
            <text:p>1,3068461418152</text:p>
          </table:table-cell>
          <table:table-cell office:value-type="float" office:value="119.92567208163" calcext:value-type="float">
            <text:p>119,92567208163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288</text:p>
          </table:table-cell>
          <table:table-cell office:value-type="float" office:value="-1.5850086510181" calcext:value-type="float">
            <text:p>-1,5850086510181</text:p>
          </table:table-cell>
          <table:table-cell office:value-type="float" office:value="4.2679467797279" calcext:value-type="float">
            <text:p>4,2679467797279</text:p>
          </table:table-cell>
          <table:table-cell office:value-type="float" office:value="0.54824288198902" calcext:value-type="float">
            <text:p>0,54824288198902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299</text:p>
          </table:table-cell>
          <table:table-cell office:value-type="float" office:value="0.41032198816538" calcext:value-type="float">
            <text:p>0,41032198816538</text:p>
          </table:table-cell>
          <table:table-cell office:value-type="float" office:value="5.7624369859695" calcext:value-type="float">
            <text:p>5,7624369859695</text:p>
          </table:table-cell>
          <table:table-cell office:value-type="float" office:value="64.495858113477" calcext:value-type="float">
            <text:p>64,495858113477</text:p>
          </table:table-cell>
          <table:table-cell office:value-type="float" office:value="10" calcext:value-type="float">
            <text:p>10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310</text:p>
          </table:table-cell>
          <table:table-cell office:value-type="float" office:value="2.5491538643837" calcext:value-type="float">
            <text:p>2,5491538643837</text:p>
          </table:table-cell>
          <table:table-cell office:value-type="float" office:value="4.2017731070518" calcext:value-type="float">
            <text:p>4,2017731070518</text:p>
          </table:table-cell>
          <table:table-cell office:value-type="float" office:value="85.356405586194" calcext:value-type="float">
            <text:p>85,356405586194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321</text:p>
          </table:table-cell>
          <table:table-cell office:value-type="float" office:value="1.7797976732254" calcext:value-type="float">
            <text:p>1,7797976732254</text:p>
          </table:table-cell>
          <table:table-cell office:value-type="float" office:value="11.033103466034" calcext:value-type="float">
            <text:p>11,033103466034</text:p>
          </table:table-cell>
          <table:table-cell office:value-type="float" office:value="-87.646164711873" calcext:value-type="float">
            <text:p>-87,646164711873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332</text:p>
          </table:table-cell>
          <table:table-cell office:value-type="float" office:value="0.6845235824585" calcext:value-type="float">
            <text:p>0,6845235824585</text:p>
          </table:table-cell>
          <table:table-cell office:value-type="float" office:value="8.905873298645" calcext:value-type="float">
            <text:p>8,905873298645</text:p>
          </table:table-cell>
          <table:table-cell office:value-type="float" office:value="-175.614126169" calcext:value-type="float">
            <text:p>-175,614126169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343</text:p>
          </table:table-cell>
          <table:table-cell office:value-type="float" office:value="6.4853823184967" calcext:value-type="float">
            <text:p>6,4853823184967</text:p>
          </table:table-cell>
          <table:table-cell office:value-type="float" office:value="11.062128543854" calcext:value-type="float">
            <text:p>11,062128543854</text:p>
          </table:table-cell>
          <table:table-cell office:value-type="float" office:value="-177.67858657108" calcext:value-type="float">
            <text:p>-177,678586571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354</text:p>
          </table:table-cell>
          <table:table-cell office:value-type="float" office:value="7.6652681827545" calcext:value-type="float">
            <text:p>7,6652681827545</text:p>
          </table:table-cell>
          <table:table-cell office:value-type="float" office:value="10.639064311981" calcext:value-type="float">
            <text:p>10,639064311981</text:p>
          </table:table-cell>
          <table:table-cell office:value-type="float" office:value="-92.488525779384" calcext:value-type="float">
            <text:p>-92,488525779384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365</text:p>
          </table:table-cell>
          <table:table-cell office:value-type="float" office:value="-1.2266309559345" calcext:value-type="float">
            <text:p>-1,2266309559345</text:p>
          </table:table-cell>
          <table:table-cell office:value-type="float" office:value="8.4316861629486" calcext:value-type="float">
            <text:p>8,4316861629486</text:p>
          </table:table-cell>
          <table:table-cell office:value-type="float" office:value="-4.6754729975561" calcext:value-type="float">
            <text:p>-4,6754729975561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376</text:p>
          </table:table-cell>
          <table:table-cell office:value-type="float" office:value="-1.5850046277046" calcext:value-type="float">
            <text:p>-1,5850046277046</text:p>
          </table:table-cell>
          <table:table-cell office:value-type="float" office:value="5.0023627281189" calcext:value-type="float">
            <text:p>5,0023627281189</text:p>
          </table:table-cell>
          <table:table-cell office:value-type="float" office:value="16.525617640489" calcext:value-type="float">
            <text:p>16,525617640489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387</text:p>
          </table:table-cell>
          <table:table-cell office:value-type="float" office:value="3.9265483617783" calcext:value-type="float">
            <text:p>3,9265483617783</text:p>
          </table:table-cell>
          <table:table-cell office:value-type="float" office:value="6.3237112760544" calcext:value-type="float">
            <text:p>6,3237112760544</text:p>
          </table:table-cell>
          <table:table-cell office:value-type="float" office:value="-124.54620592154" calcext:value-type="float">
            <text:p>-124,54620592154</text:p>
          </table:table-cell>
          <table:table-cell office:value-type="float" office:value="10" calcext:value-type="float">
            <text:p>1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398</text:p>
          </table:table-cell>
          <table:table-cell office:value-type="float" office:value="2.2004845738411" calcext:value-type="float">
            <text:p>2,2004845738411</text:p>
          </table:table-cell>
          <table:table-cell office:value-type="float" office:value="9.7092354297638" calcext:value-type="float">
            <text:p>9,7092354297638</text:p>
          </table:table-cell>
          <table:table-cell office:value-type="float" office:value="68.878587643812" calcext:value-type="float">
            <text:p>68,878587643812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409</text:p>
          </table:table-cell>
          <table:table-cell office:value-type="float" office:value="2.6728567481041" calcext:value-type="float">
            <text:p>2,6728567481041</text:p>
          </table:table-cell>
          <table:table-cell office:value-type="float" office:value="11.07950091362" calcext:value-type="float">
            <text:p>11,07950091362</text:p>
          </table:table-cell>
          <table:table-cell office:value-type="float" office:value="-172.86643708587" calcext:value-type="float">
            <text:p>-172,86643708587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420</text:p>
          </table:table-cell>
          <table:table-cell office:value-type="float" office:value="5.564306974411" calcext:value-type="float">
            <text:p>5,564306974411</text:p>
          </table:table-cell>
          <table:table-cell office:value-type="float" office:value="6.3312256336212" calcext:value-type="float">
            <text:p>6,3312256336212</text:p>
          </table:table-cell>
          <table:table-cell office:value-type="float" office:value="-28.487747072414" calcext:value-type="float">
            <text:p>-28,487747072414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431</text:p>
          </table:table-cell>
          <table:table-cell office:value-type="float" office:value="8.189640045166" calcext:value-type="float">
            <text:p>8,189640045166</text:p>
          </table:table-cell>
          <table:table-cell office:value-type="float" office:value="7.0130336284637" calcext:value-type="float">
            <text:p>7,0130336284637</text:p>
          </table:table-cell>
          <table:table-cell office:value-type="float" office:value="-44.795548839934" calcext:value-type="float">
            <text:p>-44,795548839934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442</text:p>
          </table:table-cell>
          <table:table-cell office:value-type="float" office:value="-1.5820690989494" calcext:value-type="float">
            <text:p>-1,5820690989494</text:p>
          </table:table-cell>
          <table:table-cell office:value-type="float" office:value="9.5810651779175" calcext:value-type="float">
            <text:p>9,5810651779175</text:p>
          </table:table-cell>
          <table:table-cell office:value-type="float" office:value="-18.231753710729" calcext:value-type="float">
            <text:p>-18,231753710729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453</text:p>
          </table:table-cell>
          <table:table-cell office:value-type="float" office:value="-0.20738337188959" calcext:value-type="float">
            <text:p>-0,20738337188959</text:p>
          </table:table-cell>
          <table:table-cell office:value-type="float" office:value="10.955766439438" calcext:value-type="float">
            <text:p>10,955766439438</text:p>
          </table:table-cell>
          <table:table-cell office:value-type="float" office:value="-76.421875103264" calcext:value-type="float">
            <text:p>-76,421875103264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5</text:p>
          </table:table-cell>
          <table:table-cell office:value-type="float" office:value="0.46977430582047" calcext:value-type="float">
            <text:p>0,46977430582047</text:p>
          </table:table-cell>
          <table:table-cell office:value-type="float" office:value="-0.3487915918231" calcext:value-type="float">
            <text:p>-0,3487915918231</text:p>
          </table:table-cell>
          <table:table-cell office:value-type="float" office:value="42.735144211228" calcext:value-type="float">
            <text:p>42,735144211228</text:p>
          </table:table-cell>
          <table:table-cell office:value-type="float" office:value="10" calcext:value-type="float">
            <text:p>10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914</text:p>
          </table:table-cell>
          <table:table-cell office:value-type="float" office:value="-0.48806257545948" calcext:value-type="float">
            <text:p>-0,48806257545948</text:p>
          </table:table-cell>
          <table:table-cell office:value-type="float" office:value="0.57828687131405" calcext:value-type="float">
            <text:p>0,57828687131405</text:p>
          </table:table-cell>
          <table:table-cell office:value-type="float" office:value="26.249816083604" calcext:value-type="float">
            <text:p>26,249816083604</text:p>
          </table:table-cell>
          <table:table-cell office:value-type="float" office:value="10" calcext:value-type="float">
            <text:p>10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925</text:p>
          </table:table-cell>
          <table:table-cell office:value-type="float" office:value="0.78910186886787" calcext:value-type="float">
            <text:p>0,78910186886787</text:p>
          </table:table-cell>
          <table:table-cell office:value-type="float" office:value="0.82599133253098" calcext:value-type="float">
            <text:p>0,82599133253098</text:p>
          </table:table-cell>
          <table:table-cell office:value-type="float" office:value="149.75735791929" calcext:value-type="float">
            <text:p>149,75735791929</text:p>
          </table:table-cell>
          <table:table-cell office:value-type="float" office:value="10" calcext:value-type="float">
            <text:p>10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936</text:p>
          </table:table-cell>
          <table:table-cell office:value-type="float" office:value="-0.095410980284214" calcext:value-type="float">
            <text:p>-0,095410980284214</text:p>
          </table:table-cell>
          <table:table-cell office:value-type="float" office:value="1.0847501456738" calcext:value-type="float">
            <text:p>1,0847501456738</text:p>
          </table:table-cell>
          <table:table-cell office:value-type="float" office:value="-90.702236078347" calcext:value-type="float">
            <text:p>-90,702236078347</text:p>
          </table:table-cell>
          <table:table-cell office:value-type="float" office:value="10" calcext:value-type="float">
            <text:p>1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947</text:p>
          </table:table-cell>
          <table:table-cell office:value-type="float" office:value="6.8713915348053" calcext:value-type="float">
            <text:p>6,8713915348053</text:p>
          </table:table-cell>
          <table:table-cell office:value-type="float" office:value="-0.23554434999824" calcext:value-type="float">
            <text:p>-0,23554434999824</text:p>
          </table:table-cell>
          <table:table-cell office:value-type="float" office:value="178.15963477845" calcext:value-type="float">
            <text:p>178,1596347784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958</text:p>
          </table:table-cell>
          <table:table-cell office:value-type="float" office:value="7.7001041173935" calcext:value-type="float">
            <text:p>7,7001041173935</text:p>
          </table:table-cell>
          <table:table-cell office:value-type="float" office:value="0.23313898593187" calcext:value-type="float">
            <text:p>0,23313898593187</text:p>
          </table:table-cell>
          <table:table-cell office:value-type="float" office:value="152.57595299156" calcext:value-type="float">
            <text:p>152,57595299156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969</text:p>
          </table:table-cell>
          <table:table-cell office:value-type="float" office:value="9.0942585468292" calcext:value-type="float">
            <text:p>9,0942585468292</text:p>
          </table:table-cell>
          <table:table-cell office:value-type="float" office:value="0.42870383709669" calcext:value-type="float">
            <text:p>0,42870383709669</text:p>
          </table:table-cell>
          <table:table-cell office:value-type="float" office:value="-154.71477721147" calcext:value-type="float">
            <text:p>-154,714777211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980</text:p>
          </table:table-cell>
          <table:table-cell office:value-type="float" office:value="-1.5850156545639" calcext:value-type="float">
            <text:p>-1,5850156545639</text:p>
          </table:table-cell>
          <table:table-cell office:value-type="float" office:value="1.4971594512463" calcext:value-type="float">
            <text:p>1,4971594512463</text:p>
          </table:table-cell>
          <table:table-cell office:value-type="float" office:value="39.221781833916" calcext:value-type="float">
            <text:p>39,221781833916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991</text:p>
          </table:table-cell>
          <table:table-cell office:value-type="float" office:value="4.2656484246254" calcext:value-type="float">
            <text:p>4,2656484246254</text:p>
          </table:table-cell>
          <table:table-cell office:value-type="float" office:value="0.87209157645702" calcext:value-type="float">
            <text:p>0,87209157645702</text:p>
          </table:table-cell>
          <table:table-cell office:value-type="float" office:value="177.74204387786" calcext:value-type="float">
            <text:p>177,74204387786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002</text:p>
          </table:table-cell>
          <table:table-cell office:value-type="float" office:value="1.2523047626019" calcext:value-type="float">
            <text:p>1,2523047626019</text:p>
          </table:table-cell>
          <table:table-cell office:value-type="float" office:value="2.9673528671265" calcext:value-type="float">
            <text:p>2,9673528671265</text:p>
          </table:table-cell>
          <table:table-cell office:value-type="float" office:value="28.677109320452" calcext:value-type="float">
            <text:p>28,677109320452</text:p>
          </table:table-cell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013</text:p>
          </table:table-cell>
          <table:table-cell office:value-type="float" office:value="-0.54935712367296" calcext:value-type="float">
            <text:p>-0,54935712367296</text:p>
          </table:table-cell>
          <table:table-cell office:value-type="float" office:value="1.1181111633778" calcext:value-type="float">
            <text:p>1,1181111633778</text:p>
          </table:table-cell>
          <table:table-cell office:value-type="float" office:value="5.7647061196102" calcext:value-type="float">
            <text:p>5,7647061196102</text:p>
          </table:table-cell>
          <table:table-cell office:value-type="float" office:value="10" calcext:value-type="float">
            <text:p>1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024</text:p>
          </table:table-cell>
          <table:table-cell office:value-type="float" office:value="5.8471721410751" calcext:value-type="float">
            <text:p>5,8471721410751</text:p>
          </table:table-cell>
          <table:table-cell office:value-type="float" office:value="1.5214911103249" calcext:value-type="float">
            <text:p>1,5214911103249</text:p>
          </table:table-cell>
          <table:table-cell office:value-type="float" office:value="-91.712967605348" calcext:value-type="float">
            <text:p>-91,712967605348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035</text:p>
          </table:table-cell>
          <table:table-cell office:value-type="float" office:value="0.99296882748604" calcext:value-type="float">
            <text:p>0,99296882748604</text:p>
          </table:table-cell>
          <table:table-cell office:value-type="float" office:value="1.8497125804424" calcext:value-type="float">
            <text:p>1,8497125804424</text:p>
          </table:table-cell>
          <table:table-cell office:value-type="float" office:value="-5.3409183765673" calcext:value-type="float">
            <text:p>-5,3409183765673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046</text:p>
          </table:table-cell>
          <table:table-cell office:value-type="float" office:value="8.3467417955399" calcext:value-type="float">
            <text:p>8,3467417955399</text:p>
          </table:table-cell>
          <table:table-cell office:value-type="float" office:value="-0.55091459304094" calcext:value-type="float">
            <text:p>-0,55091459304094</text:p>
          </table:table-cell>
          <table:table-cell office:value-type="float" office:value="70.041900987078" calcext:value-type="float">
            <text:p>70,041900987078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057</text:p>
          </table:table-cell>
          <table:table-cell office:value-type="float" office:value="-1.1743581295013" calcext:value-type="float">
            <text:p>-1,1743581295013</text:p>
          </table:table-cell>
          <table:table-cell office:value-type="float" office:value="1.3021378219128" calcext:value-type="float">
            <text:p>1,3021378219128</text:p>
          </table:table-cell>
          <table:table-cell office:value-type="float" office:value="32.076858790817" calcext:value-type="float">
            <text:p>32,076858790817</text:p>
          </table:table-cell>
          <table:table-cell office:value-type="float" office:value="10" calcext:value-type="float">
            <text:p>10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068</text:p>
          </table:table-cell>
          <table:table-cell office:value-type="float" office:value="0.99416561424732" calcext:value-type="float">
            <text:p>0,99416561424732</text:p>
          </table:table-cell>
          <table:table-cell office:value-type="float" office:value="2.2144377231598" calcext:value-type="float">
            <text:p>2,2144377231598</text:p>
          </table:table-cell>
          <table:table-cell office:value-type="float" office:value="156.79544703976" calcext:value-type="float">
            <text:p>156,79544703976</text:p>
          </table:table-cell>
          <table:table-cell office:value-type="float" office:value="10" calcext:value-type="float">
            <text:p>1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079</text:p>
          </table:table-cell>
          <table:table-cell office:value-type="float" office:value="3.1315550208092" calcext:value-type="float">
            <text:p>3,1315550208092</text:p>
          </table:table-cell>
          <table:table-cell office:value-type="float" office:value="3.2213741540909" calcext:value-type="float">
            <text:p>3,2213741540909</text:p>
          </table:table-cell>
          <table:table-cell office:value-type="float" office:value="-133.9673950414" calcext:value-type="float">
            <text:p>-133,9673950414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090</text:p>
          </table:table-cell>
          <table:table-cell office:value-type="float" office:value="4.461452960968" calcext:value-type="float">
            <text:p>4,461452960968</text:p>
          </table:table-cell>
          <table:table-cell office:value-type="float" office:value="2.2294381260872" calcext:value-type="float">
            <text:p>2,2294381260872</text:p>
          </table:table-cell>
          <table:table-cell office:value-type="float" office:value="-24.023531348842" calcext:value-type="float">
            <text:p>-24,023531348842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101</text:p>
          </table:table-cell>
          <table:table-cell office:value-type="float" office:value="3.7131229043007" calcext:value-type="float">
            <text:p>3,7131229043007</text:p>
          </table:table-cell>
          <table:table-cell office:value-type="float" office:value="3.5257369279861" calcext:value-type="float">
            <text:p>3,5257369279861</text:p>
          </table:table-cell>
          <table:table-cell office:value-type="float" office:value="-55.327104155425" calcext:value-type="float">
            <text:p>-55,327104155425</text:p>
          </table:table-cell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112</text:p>
          </table:table-cell>
          <table:table-cell office:value-type="float" office:value="9.0614140033722" calcext:value-type="float">
            <text:p>9,0614140033722</text:p>
          </table:table-cell>
          <table:table-cell office:value-type="float" office:value="3.0572327971458" calcext:value-type="float">
            <text:p>3,0572327971458</text:p>
          </table:table-cell>
          <table:table-cell office:value-type="float" office:value="154.7364398932" calcext:value-type="float">
            <text:p>154,7364398932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123</text:p>
          </table:table-cell>
          <table:table-cell office:value-type="float" office:value="8.2207459211349" calcext:value-type="float">
            <text:p>8,2207459211349</text:p>
          </table:table-cell>
          <table:table-cell office:value-type="float" office:value="8.4404611587524" calcext:value-type="float">
            <text:p>8,4404611587524</text:p>
          </table:table-cell>
          <table:table-cell office:value-type="float" office:value="-2.6594407761553" calcext:value-type="float">
            <text:p>-2,6594407761553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134</text:p>
          </table:table-cell>
          <table:table-cell office:value-type="float" office:value="-1.1518535763025" calcext:value-type="float">
            <text:p>-1,1518535763025</text:p>
          </table:table-cell>
          <table:table-cell office:value-type="float" office:value="4.4831770658493" calcext:value-type="float">
            <text:p>4,4831770658493</text:p>
          </table:table-cell>
          <table:table-cell office:value-type="float" office:value="87.224507787425" calcext:value-type="float">
            <text:p>87,224507787425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145</text:p>
          </table:table-cell>
          <table:table-cell office:value-type="float" office:value="1.6219164431095" calcext:value-type="float">
            <text:p>1,6219164431095</text:p>
          </table:table-cell>
          <table:table-cell office:value-type="float" office:value="5.4343312978745" calcext:value-type="float">
            <text:p>5,4343312978745</text:p>
          </table:table-cell>
          <table:table-cell office:value-type="float" office:value="-77.754888564918" calcext:value-type="float">
            <text:p>-77,754888564918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156</text:p>
          </table:table-cell>
          <table:table-cell office:value-type="float" office:value="-0.80848559737206" calcext:value-type="float">
            <text:p>-0,80848559737206</text:p>
          </table:table-cell>
          <table:table-cell office:value-type="float" office:value="2.0650319755077" calcext:value-type="float">
            <text:p>2,0650319755077</text:p>
          </table:table-cell>
          <table:table-cell office:value-type="float" office:value="66.821671595239" calcext:value-type="float">
            <text:p>66,821671595239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167</text:p>
          </table:table-cell>
          <table:table-cell office:value-type="float" office:value="4.6181815862656" calcext:value-type="float">
            <text:p>4,6181815862656</text:p>
          </table:table-cell>
          <table:table-cell office:value-type="float" office:value="5.10537981987" calcext:value-type="float">
            <text:p>5,10537981987</text:p>
          </table:table-cell>
          <table:table-cell office:value-type="float" office:value="-150.02269501899" calcext:value-type="float">
            <text:p>-150,02269501899</text:p>
          </table:table-cell>
          <table:table-cell office:value-type="float" office:value="10" calcext:value-type="float">
            <text:p>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178</text:p>
          </table:table-cell>
          <table:table-cell office:value-type="float" office:value="4.9336418509483" calcext:value-type="float">
            <text:p>4,9336418509483</text:p>
          </table:table-cell>
          <table:table-cell office:value-type="float" office:value="5.2015882730484" calcext:value-type="float">
            <text:p>5,2015882730484</text:p>
          </table:table-cell>
          <table:table-cell office:value-type="float" office:value="108.57072301731" calcext:value-type="float">
            <text:p>108,57072301731</text:p>
          </table:table-cell>
          <table:table-cell office:value-type="float" office:value="10" calcext:value-type="float">
            <text:p>10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189</text:p>
          </table:table-cell>
          <table:table-cell office:value-type="float" office:value="8.1266385316849" calcext:value-type="float">
            <text:p>8,1266385316849</text:p>
          </table:table-cell>
          <table:table-cell office:value-type="float" office:value="5.3916037082672" calcext:value-type="float">
            <text:p>5,3916037082672</text:p>
          </table:table-cell>
          <table:table-cell office:value-type="float" office:value="-97.856702318617" calcext:value-type="float">
            <text:p>-97,856702318617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200</text:p>
          </table:table-cell>
          <table:table-cell office:value-type="float" office:value="6.7453384399414" calcext:value-type="float">
            <text:p>6,7453384399414</text:p>
          </table:table-cell>
          <table:table-cell office:value-type="float" office:value="8.8283854722977" calcext:value-type="float">
            <text:p>8,8283854722977</text:p>
          </table:table-cell>
          <table:table-cell office:value-type="float" office:value="-9.3976429123787" calcext:value-type="float">
            <text:p>-9,3976429123787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211</text:p>
          </table:table-cell>
          <table:table-cell office:value-type="float" office:value="1.6219790279865" calcext:value-type="float">
            <text:p>1,6219790279865</text:p>
          </table:table-cell>
          <table:table-cell office:value-type="float" office:value="4.4808968901634" calcext:value-type="float">
            <text:p>4,4808968901634</text:p>
          </table:table-cell>
          <table:table-cell office:value-type="float" office:value="-4.7297181122622" calcext:value-type="float">
            <text:p>-4,7297181122622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222</text:p>
          </table:table-cell>
          <table:table-cell office:value-type="float" office:value="0.43523993343115" calcext:value-type="float">
            <text:p>0,43523993343115</text:p>
          </table:table-cell>
          <table:table-cell office:value-type="float" office:value="6.1036592721939" calcext:value-type="float">
            <text:p>6,1036592721939</text:p>
          </table:table-cell>
          <table:table-cell office:value-type="float" office:value="113.57083214316" calcext:value-type="float">
            <text:p>113,57083214316</text:p>
          </table:table-cell>
          <table:table-cell office:value-type="float" office:value="10" calcext:value-type="float">
            <text:p>1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233</text:p>
          </table:table-cell>
          <table:table-cell office:value-type="float" office:value="2.5366488099098" calcext:value-type="float">
            <text:p>2,5366488099098</text:p>
          </table:table-cell>
          <table:table-cell office:value-type="float" office:value="9.1967266798019" calcext:value-type="float">
            <text:p>9,1967266798019</text:p>
          </table:table-cell>
          <table:table-cell office:value-type="float" office:value="171.16103050815" calcext:value-type="float">
            <text:p>171,16103050815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244</text:p>
          </table:table-cell>
          <table:table-cell office:value-type="float" office:value="3.7158912420273" calcext:value-type="float">
            <text:p>3,7158912420273</text:p>
          </table:table-cell>
          <table:table-cell office:value-type="float" office:value="6.0992479324341" calcext:value-type="float">
            <text:p>6,0992479324341</text:p>
          </table:table-cell>
          <table:table-cell office:value-type="float" office:value="-64.083071271325" calcext:value-type="float">
            <text:p>-64,083071271325</text:p>
          </table:table-cell>
          <table:table-cell office:value-type="float" office:value="10" calcext:value-type="float">
            <text:p>10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255</text:p>
          </table:table-cell>
          <table:table-cell office:value-type="float" office:value="5.17493724823" calcext:value-type="float">
            <text:p>5,17493724823</text:p>
          </table:table-cell>
          <table:table-cell office:value-type="float" office:value="9.7765696048737" calcext:value-type="float">
            <text:p>9,7765696048737</text:p>
          </table:table-cell>
          <table:table-cell office:value-type="float" office:value="-94.314847022864" calcext:value-type="float">
            <text:p>-94,31484702286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266</text:p>
          </table:table-cell>
          <table:table-cell office:value-type="float" office:value="4.4886428117752" calcext:value-type="float">
            <text:p>4,4886428117752</text:p>
          </table:table-cell>
          <table:table-cell office:value-type="float" office:value="6.9646847248077" calcext:value-type="float">
            <text:p>6,9646847248077</text:p>
          </table:table-cell>
          <table:table-cell office:value-type="float" office:value="-90.637617050462" calcext:value-type="float">
            <text:p>-90,637617050462</text:p>
          </table:table-cell>
          <table:table-cell office:value-type="float" office:value="10" calcext:value-type="float">
            <text:p>1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277</text:p>
          </table:table-cell>
          <table:table-cell office:value-type="float" office:value="10.084992647171" calcext:value-type="float">
            <text:p>10,084992647171</text:p>
          </table:table-cell>
          <table:table-cell office:value-type="float" office:value="1.1598245054483" calcext:value-type="float">
            <text:p>1,1598245054483</text:p>
          </table:table-cell>
          <table:table-cell office:value-type="float" office:value="114.69944419375" calcext:value-type="float">
            <text:p>114,69944419375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288</text:p>
          </table:table-cell>
          <table:table-cell office:value-type="float" office:value="-1.5850166976452" calcext:value-type="float">
            <text:p>-1,5850166976452</text:p>
          </table:table-cell>
          <table:table-cell office:value-type="float" office:value="4.3477982282639" calcext:value-type="float">
            <text:p>4,3477982282639</text:p>
          </table:table-cell>
          <table:table-cell office:value-type="float" office:value="6.7072202730331" calcext:value-type="float">
            <text:p>6,7072202730331</text:p>
          </table:table-cell>
          <table:table-cell office:value-type="float" office:value="10" calcext:value-type="float">
            <text:p>1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299</text:p>
          </table:table-cell>
          <table:table-cell office:value-type="float" office:value="0.2042093873024" calcext:value-type="float">
            <text:p>0,2042093873024</text:p>
          </table:table-cell>
          <table:table-cell office:value-type="float" office:value="5.7705199718475" calcext:value-type="float">
            <text:p>5,7705199718475</text:p>
          </table:table-cell>
          <table:table-cell office:value-type="float" office:value="-13.620968931799" calcext:value-type="float">
            <text:p>-13,620968931799</text:p>
          </table:table-cell>
          <table:table-cell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310</text:p>
          </table:table-cell>
          <table:table-cell office:value-type="float" office:value="2.5847440958023" calcext:value-type="float">
            <text:p>2,5847440958023</text:p>
          </table:table-cell>
          <table:table-cell office:value-type="float" office:value="3.9610636234283" calcext:value-type="float">
            <text:p>3,9610636234283</text:p>
          </table:table-cell>
          <table:table-cell office:value-type="float" office:value="100.33659418677" calcext:value-type="float">
            <text:p>100,33659418677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321</text:p>
          </table:table-cell>
          <table:table-cell office:value-type="float" office:value="1.7319230735302" calcext:value-type="float">
            <text:p>1,7319230735302</text:p>
          </table:table-cell>
          <table:table-cell office:value-type="float" office:value="11.033880710602" calcext:value-type="float">
            <text:p>11,033880710602</text:p>
          </table:table-cell>
          <table:table-cell office:value-type="float" office:value="-87.343447527308" calcext:value-type="float">
            <text:p>-87,343447527308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332</text:p>
          </table:table-cell>
          <table:table-cell office:value-type="float" office:value="1.0819292068481" calcext:value-type="float">
            <text:p>1,0819292068481</text:p>
          </table:table-cell>
          <table:table-cell office:value-type="float" office:value="8.9365130662918" calcext:value-type="float">
            <text:p>8,9365130662918</text:p>
          </table:table-cell>
          <table:table-cell office:value-type="float" office:value="-175.66305512835" calcext:value-type="float">
            <text:p>-175,66305512835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343</text:p>
          </table:table-cell>
          <table:table-cell office:value-type="float" office:value="6.7401564121246" calcext:value-type="float">
            <text:p>6,7401564121246</text:p>
          </table:table-cell>
          <table:table-cell office:value-type="float" office:value="10.89986205101" calcext:value-type="float">
            <text:p>10,89986205101</text:p>
          </table:table-cell>
          <table:table-cell office:value-type="float" office:value="138.97237656223" calcext:value-type="float">
            <text:p>138,972376562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354</text:p>
          </table:table-cell>
          <table:table-cell office:value-type="float" office:value="7.8180873394012" calcext:value-type="float">
            <text:p>7,8180873394012</text:p>
          </table:table-cell>
          <table:table-cell office:value-type="float" office:value="10.898396968842" calcext:value-type="float">
            <text:p>10,898396968842</text:p>
          </table:table-cell>
          <table:table-cell office:value-type="float" office:value="-122.74799832873" calcext:value-type="float">
            <text:p>-122,74799832873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365</text:p>
          </table:table-cell>
          <table:table-cell office:value-type="float" office:value="-1.4241766929626" calcext:value-type="float">
            <text:p>-1,4241766929626</text:p>
          </table:table-cell>
          <table:table-cell office:value-type="float" office:value="8.5520201921463" calcext:value-type="float">
            <text:p>8,5520201921463</text:p>
          </table:table-cell>
          <table:table-cell office:value-type="float" office:value="-34.343530418007" calcext:value-type="float">
            <text:p>-34,343530418007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376</text:p>
          </table:table-cell>
          <table:table-cell office:value-type="float" office:value="-1.5850123763084" calcext:value-type="float">
            <text:p>-1,5850123763084</text:p>
          </table:table-cell>
          <table:table-cell office:value-type="float" office:value="4.6791070699692" calcext:value-type="float">
            <text:p>4,6791070699692</text:p>
          </table:table-cell>
          <table:table-cell office:value-type="float" office:value="31.856862982367" calcext:value-type="float">
            <text:p>31,856862982367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387</text:p>
          </table:table-cell>
          <table:table-cell office:value-type="float" office:value="3.7664061784744" calcext:value-type="float">
            <text:p>3,7664061784744</text:p>
          </table:table-cell>
          <table:table-cell office:value-type="float" office:value="6.4799267053604" calcext:value-type="float">
            <text:p>6,4799267053604</text:p>
          </table:table-cell>
          <table:table-cell office:value-type="float" office:value="-34.3829810999" calcext:value-type="float">
            <text:p>-34,3829810999</text:p>
          </table:table-cell>
          <table:table-cell office:value-type="float" office:value="10" calcext:value-type="float">
            <text:p>1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398</text:p>
          </table:table-cell>
          <table:table-cell office:value-type="float" office:value="1.9846385717392" calcext:value-type="float">
            <text:p>1,9846385717392</text:p>
          </table:table-cell>
          <table:table-cell office:value-type="float" office:value="9.7591954469681" calcext:value-type="float">
            <text:p>9,7591954469681</text:p>
          </table:table-cell>
          <table:table-cell office:value-type="float" office:value="-21.810001628414" calcext:value-type="float">
            <text:p>-21,810001628414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409</text:p>
          </table:table-cell>
          <table:table-cell office:value-type="float" office:value="3.0726167559624" calcext:value-type="float">
            <text:p>3,0726167559624</text:p>
          </table:table-cell>
          <table:table-cell office:value-type="float" office:value="11.08144402504" calcext:value-type="float">
            <text:p>11,08144402504</text:p>
          </table:table-cell>
          <table:table-cell office:value-type="float" office:value="-179.19418158805" calcext:value-type="float">
            <text:p>-179,19418158805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420</text:p>
          </table:table-cell>
          <table:table-cell office:value-type="float" office:value="5.3173637390137" calcext:value-type="float">
            <text:p>5,3173637390137</text:p>
          </table:table-cell>
          <table:table-cell office:value-type="float" office:value="6.3521039485931" calcext:value-type="float">
            <text:p>6,3521039485931</text:p>
          </table:table-cell>
          <table:table-cell office:value-type="float" office:value="-1.3178649601663" calcext:value-type="float">
            <text:p>-1,3178649601663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431</text:p>
          </table:table-cell>
          <table:table-cell office:value-type="float" office:value="7.9071223735809" calcext:value-type="float">
            <text:p>7,9071223735809</text:p>
          </table:table-cell>
          <table:table-cell office:value-type="float" office:value="7.2927528619766" calcext:value-type="float">
            <text:p>7,2927528619766</text:p>
          </table:table-cell>
          <table:table-cell office:value-type="float" office:value="-44.79651580191" calcext:value-type="float">
            <text:p>-44,79651580191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442</text:p>
          </table:table-cell>
          <table:table-cell office:value-type="float" office:value="-1.585009098053" calcext:value-type="float">
            <text:p>-1,585009098053</text:p>
          </table:table-cell>
          <table:table-cell office:value-type="float" office:value="9.5593416690826" calcext:value-type="float">
            <text:p>9,5593416690826</text:p>
          </table:table-cell>
          <table:table-cell office:value-type="float" office:value="-4.0984563766771" calcext:value-type="float">
            <text:p>-4,0984563766771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453</text:p>
          </table:table-cell>
          <table:table-cell office:value-type="float" office:value="-0.041052177548409" calcext:value-type="float">
            <text:p>-0,041052177548409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28.83521189356" calcext:value-type="float">
            <text:p>-128,83521189356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5</text:p>
          </table:table-cell>
          <table:table-cell office:value-type="float" office:value="0.17632696777582" calcext:value-type="float">
            <text:p>0,17632696777582</text:p>
          </table:table-cell>
          <table:table-cell office:value-type="float" office:value="-0.58502465486526" calcext:value-type="float">
            <text:p>-0,58502465486526</text:p>
          </table:table-cell>
          <table:table-cell office:value-type="float" office:value="35.941655468789" calcext:value-type="float">
            <text:p>35,941655468789</text:p>
          </table:table-cell>
          <table:table-cell office:value-type="float" office:value="10" calcext:value-type="float">
            <text:p>10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914</text:p>
          </table:table-cell>
          <table:table-cell office:value-type="float" office:value="-0.41888102889061" calcext:value-type="float">
            <text:p>-0,41888102889061</text:p>
          </table:table-cell>
          <table:table-cell office:value-type="float" office:value="0.36738283932209" calcext:value-type="float">
            <text:p>0,36738283932209</text:p>
          </table:table-cell>
          <table:table-cell office:value-type="float" office:value="117.00127838524" calcext:value-type="float">
            <text:p>117,00127838524</text:p>
          </table:table-cell>
          <table:table-cell office:value-type="float" office:value="10" calcext:value-type="float">
            <text:p>10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925</text:p>
          </table:table-cell>
          <table:table-cell office:value-type="float" office:value="1.1322591453791" calcext:value-type="float">
            <text:p>1,1322591453791</text:p>
          </table:table-cell>
          <table:table-cell office:value-type="float" office:value="0.62550202012062" calcext:value-type="float">
            <text:p>0,62550202012062</text:p>
          </table:table-cell>
          <table:table-cell office:value-type="float" office:value="149.74809148509" calcext:value-type="float">
            <text:p>149,74809148509</text:p>
          </table:table-cell>
          <table:table-cell office:value-type="float" office:value="10" calcext:value-type="float">
            <text:p>10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936</text:p>
          </table:table-cell>
          <table:table-cell office:value-type="float" office:value="-0.31466029584408" calcext:value-type="float">
            <text:p>-0,31466029584408</text:p>
          </table:table-cell>
          <table:table-cell office:value-type="float" office:value="1.1189594119787" calcext:value-type="float">
            <text:p>1,1189594119787</text:p>
          </table:table-cell>
          <table:table-cell office:value-type="float" office:value="-0.05498613901199" calcext:value-type="float">
            <text:p>-0,05498613901199</text:p>
          </table:table-cell>
          <table:table-cell office:value-type="float" office:value="10" calcext:value-type="float">
            <text:p>1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947</text:p>
          </table:table-cell>
          <table:table-cell office:value-type="float" office:value="7.2689265012741" calcext:value-type="float">
            <text:p>7,2689265012741</text:p>
          </table:table-cell>
          <table:table-cell office:value-type="float" office:value="-0.24880977347493" calcext:value-type="float">
            <text:p>-0,24880977347493</text:p>
          </table:table-cell>
          <table:table-cell office:value-type="float" office:value="178.16352996097" calcext:value-type="float">
            <text:p>178,16352996097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958</text:p>
          </table:table-cell>
          <table:table-cell office:value-type="float" office:value="7.8205156326294" calcext:value-type="float">
            <text:p>7,8205156326294</text:p>
          </table:table-cell>
          <table:table-cell office:value-type="float" office:value="-0.035761366598308" calcext:value-type="float">
            <text:p>-0,035761366598308</text:p>
          </table:table-cell>
          <table:table-cell office:value-type="float" office:value="105.44146322141" calcext:value-type="float">
            <text:p>105,44146322141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969</text:p>
          </table:table-cell>
          <table:table-cell office:value-type="float" office:value="9.4563168287277" calcext:value-type="float">
            <text:p>9,4563168287277</text:p>
          </table:table-cell>
          <table:table-cell office:value-type="float" office:value="0.44154427945614" calcext:value-type="float">
            <text:p>0,44154427945614</text:p>
          </table:table-cell>
          <table:table-cell office:value-type="float" office:value="-174.26990551554" calcext:value-type="float">
            <text:p>-174,26990551554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980</text:p>
          </table:table-cell>
          <table:table-cell office:value-type="float" office:value="-1.5850245952606" calcext:value-type="float">
            <text:p>-1,5850245952606</text:p>
          </table:table-cell>
          <table:table-cell office:value-type="float" office:value="1.2892958521843" calcext:value-type="float">
            <text:p>1,2892958521843</text:p>
          </table:table-cell>
          <table:table-cell office:value-type="float" office:value="16.020325338765" calcext:value-type="float">
            <text:p>16,020325338765</text:p>
          </table:table-cell>
          <table:table-cell office:value-type="float" office:value="10" calcext:value-type="float">
            <text:p>1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991</text:p>
          </table:table-cell>
          <table:table-cell office:value-type="float" office:value="4.4700807332993" calcext:value-type="float">
            <text:p>4,4700807332993</text:p>
          </table:table-cell>
          <table:table-cell office:value-type="float" office:value="0.72163745760918" calcext:value-type="float">
            <text:p>0,72163745760918</text:p>
          </table:table-cell>
          <table:table-cell office:value-type="float" office:value="138.1934630643" calcext:value-type="float">
            <text:p>138,1934630643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002</text:p>
          </table:table-cell>
          <table:table-cell office:value-type="float" office:value="0.9601753950119" calcext:value-type="float">
            <text:p>0,9601753950119</text:p>
          </table:table-cell>
          <table:table-cell office:value-type="float" office:value="3.0142939090729" calcext:value-type="float">
            <text:p>3,0142939090729</text:p>
          </table:table-cell>
          <table:table-cell office:value-type="float" office:value="-17.930160662171" calcext:value-type="float">
            <text:p>-17,930160662171</text:p>
          </table:table-cell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013</text:p>
          </table:table-cell>
          <table:table-cell office:value-type="float" office:value="-0.60235746204853" calcext:value-type="float">
            <text:p>-0,60235746204853</text:p>
          </table:table-cell>
          <table:table-cell office:value-type="float" office:value="1.3334977626801" calcext:value-type="float">
            <text:p>1,3334977626801</text:p>
          </table:table-cell>
          <table:table-cell office:value-type="float" office:value="-85.024078180836" calcext:value-type="float">
            <text:p>-85,024078180836</text:p>
          </table:table-cell>
          <table:table-cell office:value-type="float" office:value="10" calcext:value-type="float">
            <text:p>10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024</text:p>
          </table:table-cell>
          <table:table-cell office:value-type="float" office:value="5.8978545665741" calcext:value-type="float">
            <text:p>5,8978545665741</text:p>
          </table:table-cell>
          <table:table-cell office:value-type="float" office:value="1.8981571495533" calcext:value-type="float">
            <text:p>1,8981571495533</text:p>
          </table:table-cell>
          <table:table-cell office:value-type="float" office:value="-99.8707986941" calcext:value-type="float">
            <text:p>-99,8707986941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035</text:p>
          </table:table-cell>
          <table:table-cell office:value-type="float" office:value="0.94160474836826" calcext:value-type="float">
            <text:p>0,94160474836826</text:p>
          </table:table-cell>
          <table:table-cell office:value-type="float" office:value="1.6343431174755" calcext:value-type="float">
            <text:p>1,6343431174755</text:p>
          </table:table-cell>
          <table:table-cell office:value-type="float" office:value="85.387703719412" calcext:value-type="float">
            <text:p>85,387703719412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046</text:p>
          </table:table-cell>
          <table:table-cell office:value-type="float" office:value="8.1269377470016" calcext:value-type="float">
            <text:p>8,1269377470016</text:p>
          </table:table-cell>
          <table:table-cell office:value-type="float" office:value="-0.58501191437244" calcext:value-type="float">
            <text:p>-0,58501191437244</text:p>
          </table:table-cell>
          <table:table-cell office:value-type="float" office:value="55.733241852681" calcext:value-type="float">
            <text:p>55,733241852681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057</text:p>
          </table:table-cell>
          <table:table-cell office:value-type="float" office:value="-1.278609931469" calcext:value-type="float">
            <text:p>-1,278609931469</text:p>
          </table:table-cell>
          <table:table-cell office:value-type="float" office:value="1.4611569046974" calcext:value-type="float">
            <text:p>1,4611569046974</text:p>
          </table:table-cell>
          <table:table-cell office:value-type="float" office:value="-56.422128798855" calcext:value-type="float">
            <text:p>-56,422128798855</text:p>
          </table:table-cell>
          <table:table-cell office:value-type="float" office:value="10" calcext:value-type="float">
            <text:p>1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068</text:p>
          </table:table-cell>
          <table:table-cell office:value-type="float" office:value="0.93592926859856" calcext:value-type="float">
            <text:p>0,93592926859856</text:p>
          </table:table-cell>
          <table:table-cell office:value-type="float" office:value="1.9998516142368" calcext:value-type="float">
            <text:p>1,9998516142368</text:p>
          </table:table-cell>
          <table:table-cell office:value-type="float" office:value="65.987357668057" calcext:value-type="float">
            <text:p>65,987357668057</text:p>
          </table:table-cell>
          <table:table-cell office:value-type="float" office:value="10" calcext:value-type="float">
            <text:p>1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079</text:p>
          </table:table-cell>
          <table:table-cell office:value-type="float" office:value="3.2477122545242" calcext:value-type="float">
            <text:p>3,2477122545242</text:p>
          </table:table-cell>
          <table:table-cell office:value-type="float" office:value="3.3936837315559" calcext:value-type="float">
            <text:p>3,3936837315559</text:p>
          </table:table-cell>
          <table:table-cell office:value-type="float" office:value="-123.50899398707" calcext:value-type="float">
            <text:p>-123,50899398707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090</text:p>
          </table:table-cell>
          <table:table-cell office:value-type="float" office:value="4.1065415740013" calcext:value-type="float">
            <text:p>4,1065415740013</text:p>
          </table:table-cell>
          <table:table-cell office:value-type="float" office:value="2.3065182566643" calcext:value-type="float">
            <text:p>2,3065182566643</text:p>
          </table:table-cell>
          <table:table-cell office:value-type="float" office:value="-8.6661694915431" calcext:value-type="float">
            <text:p>-8,6661694915431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101</text:p>
          </table:table-cell>
          <table:table-cell office:value-type="float" office:value="3.7408486008644" calcext:value-type="float">
            <text:p>3,7408486008644</text:p>
          </table:table-cell>
          <table:table-cell office:value-type="float" office:value="3.8061144948006" calcext:value-type="float">
            <text:p>3,8061144948006</text:p>
          </table:table-cell>
          <table:table-cell office:value-type="float" office:value="-104.26906111893" calcext:value-type="float">
            <text:p>-104,26906111893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112</text:p>
          </table:table-cell>
          <table:table-cell office:value-type="float" office:value="9.4201099872589" calcext:value-type="float">
            <text:p>9,4201099872589</text:p>
          </table:table-cell>
          <table:table-cell office:value-type="float" office:value="2.9445633292198" calcext:value-type="float">
            <text:p>2,9445633292198</text:p>
          </table:table-cell>
          <table:table-cell office:value-type="float" office:value="165.13829929813" calcext:value-type="float">
            <text:p>165,13829929813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123</text:p>
          </table:table-cell>
          <table:table-cell office:value-type="float" office:value="8.0334758758545" calcext:value-type="float">
            <text:p>8,0334758758545</text:p>
          </table:table-cell>
          <table:table-cell office:value-type="float" office:value="8.4020358324051" calcext:value-type="float">
            <text:p>8,4020358324051</text:p>
          </table:table-cell>
          <table:table-cell office:value-type="float" office:value="11.994178412826" calcext:value-type="float">
            <text:p>11,994178412826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134</text:p>
          </table:table-cell>
          <table:table-cell office:value-type="float" office:value="-0.90784855186939" calcext:value-type="float">
            <text:p>-0,90784855186939</text:p>
          </table:table-cell>
          <table:table-cell office:value-type="float" office:value="4.4098073244095" calcext:value-type="float">
            <text:p>4,4098073244095</text:p>
          </table:table-cell>
          <table:table-cell office:value-type="float" office:value="164.85999192402" calcext:value-type="float">
            <text:p>164,85999192402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145</text:p>
          </table:table-cell>
          <table:table-cell office:value-type="float" office:value="1.5819558501244" calcext:value-type="float">
            <text:p>1,5819558501244</text:p>
          </table:table-cell>
          <table:table-cell office:value-type="float" office:value="5.821704864502" calcext:value-type="float">
            <text:p>5,821704864502</text:p>
          </table:table-cell>
          <table:table-cell office:value-type="float" office:value="-82.902925788977" calcext:value-type="float">
            <text:p>-82,902925788977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156</text:p>
          </table:table-cell>
          <table:table-cell office:value-type="float" office:value="-0.67581817507744" calcext:value-type="float">
            <text:p>-0,67581817507744</text:p>
          </table:table-cell>
          <table:table-cell office:value-type="float" office:value="1.8647900223732" calcext:value-type="float">
            <text:p>1,8647900223732</text:p>
          </table:table-cell>
          <table:table-cell office:value-type="float" office:value="135.01001922948" calcext:value-type="float">
            <text:p>135,01001922948</text:p>
          </table:table-cell>
          <table:table-cell office:value-type="float" office:value="10" calcext:value-type="float">
            <text:p>1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167</text:p>
          </table:table-cell>
          <table:table-cell office:value-type="float" office:value="4.5307236909866" calcext:value-type="float">
            <text:p>4,5307236909866</text:p>
          </table:table-cell>
          <table:table-cell office:value-type="float" office:value="5.1995760202408" calcext:value-type="float">
            <text:p>5,1995760202408</text:p>
          </table:table-cell>
          <table:table-cell office:value-type="float" office:value="-90.133867446025" calcext:value-type="float">
            <text:p>-90,133867446025</text:p>
          </table:table-cell>
          <table:table-cell office:value-type="float" office:value="10" calcext:value-type="float">
            <text:p>10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178</text:p>
          </table:table-cell>
          <table:table-cell office:value-type="float" office:value="4.863845705986" calcext:value-type="float">
            <text:p>4,863845705986</text:p>
          </table:table-cell>
          <table:table-cell office:value-type="float" office:value="5.1627779006958" calcext:value-type="float">
            <text:p>5,1627779006958</text:p>
          </table:table-cell>
          <table:table-cell office:value-type="float" office:value="34.862802666464" calcext:value-type="float">
            <text:p>34,862802666464</text:p>
          </table:table-cell>
          <table:table-cell office:value-type="float" office:value="10" calcext:value-type="float">
            <text:p>10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189</text:p>
          </table:table-cell>
          <table:table-cell office:value-type="float" office:value="8.0417501926422" calcext:value-type="float">
            <text:p>8,0417501926422</text:p>
          </table:table-cell>
          <table:table-cell office:value-type="float" office:value="5.6196117401123" calcext:value-type="float">
            <text:p>5,6196117401123</text:p>
          </table:table-cell>
          <table:table-cell office:value-type="float" office:value="-65.608875766681" calcext:value-type="float">
            <text:p>-65,608875766681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200</text:p>
          </table:table-cell>
          <table:table-cell office:value-type="float" office:value="6.5234470367432" calcext:value-type="float">
            <text:p>6,5234470367432</text:p>
          </table:table-cell>
          <table:table-cell office:value-type="float" office:value="8.8993394374847" calcext:value-type="float">
            <text:p>8,8993394374847</text:p>
          </table:table-cell>
          <table:table-cell office:value-type="float" office:value="-16.661052111607" calcext:value-type="float">
            <text:p>-16,661052111607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211</text:p>
          </table:table-cell>
          <table:table-cell office:value-type="float" office:value="1.2396465241909" calcext:value-type="float">
            <text:p>1,2396465241909</text:p>
          </table:table-cell>
          <table:table-cell office:value-type="float" office:value="4.5550864934921" calcext:value-type="float">
            <text:p>4,5550864934921</text:p>
          </table:table-cell>
          <table:table-cell office:value-type="float" office:value="-9.8950081759957" calcext:value-type="float">
            <text:p>-9,8950081759957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222</text:p>
          </table:table-cell>
          <table:table-cell office:value-type="float" office:value="0.35341452807188" calcext:value-type="float">
            <text:p>0,35341452807188</text:p>
          </table:table-cell>
          <table:table-cell office:value-type="float" office:value="5.9738063812256" calcext:value-type="float">
            <text:p>5,9738063812256</text:p>
          </table:table-cell>
          <table:table-cell office:value-type="float" office:value="34.186626315876" calcext:value-type="float">
            <text:p>34,186626315876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233</text:p>
          </table:table-cell>
          <table:table-cell office:value-type="float" office:value="2.5804561376572" calcext:value-type="float">
            <text:p>2,5804561376572</text:p>
          </table:table-cell>
          <table:table-cell office:value-type="float" office:value="8.9296275377274" calcext:value-type="float">
            <text:p>8,9296275377274</text:p>
          </table:table-cell>
          <table:table-cell office:value-type="float" office:value="100.45596444683" calcext:value-type="float">
            <text:p>100,45596444683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244</text:p>
          </table:table-cell>
          <table:table-cell office:value-type="float" office:value="3.8670745491982" calcext:value-type="float">
            <text:p>3,8670745491982</text:p>
          </table:table-cell>
          <table:table-cell office:value-type="float" office:value="6.2139308452606" calcext:value-type="float">
            <text:p>6,2139308452606</text:p>
          </table:table-cell>
          <table:table-cell office:value-type="float" office:value="-146.00072089274" calcext:value-type="float">
            <text:p>-146,00072089274</text:p>
          </table:table-cell>
          <table:table-cell office:value-type="float" office:value="10" calcext:value-type="float">
            <text:p>1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255</text:p>
          </table:table-cell>
          <table:table-cell office:value-type="float" office:value="5.0224828720093" calcext:value-type="float">
            <text:p>5,0224828720093</text:p>
          </table:table-cell>
          <table:table-cell office:value-type="float" office:value="9.9307310581207" calcext:value-type="float">
            <text:p>9,9307310581207</text:p>
          </table:table-cell>
          <table:table-cell office:value-type="float" office:value="-39.294980513822" calcext:value-type="float">
            <text:p>-39,29498051382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266</text:p>
          </table:table-cell>
          <table:table-cell office:value-type="float" office:value="4.5538353919983" calcext:value-type="float">
            <text:p>4,5538353919983</text:p>
          </table:table-cell>
          <table:table-cell office:value-type="float" office:value="7.2981894016266" calcext:value-type="float">
            <text:p>7,2981894016266</text:p>
          </table:table-cell>
          <table:table-cell office:value-type="float" office:value="-100.76526243975" calcext:value-type="float">
            <text:p>-100,76526243975</text:p>
          </table:table-cell>
          <table:table-cell office:value-type="float" office:value="10" calcext:value-type="float">
            <text:p>1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277</text:p>
          </table:table-cell>
          <table:table-cell office:value-type="float" office:value="10.085017681122" calcext:value-type="float">
            <text:p>10,085017681122</text:p>
          </table:table-cell>
          <table:table-cell office:value-type="float" office:value="0.99056385457516" calcext:value-type="float">
            <text:p>0,99056385457516</text:p>
          </table:table-cell>
          <table:table-cell office:value-type="float" office:value="110.27226858078" calcext:value-type="float">
            <text:p>110,27226858078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288</text:p>
          </table:table-cell>
          <table:table-cell office:value-type="float" office:value="-1.5797087550163" calcext:value-type="float">
            <text:p>-1,5797087550163</text:p>
          </table:table-cell>
          <table:table-cell office:value-type="float" office:value="4.0742239356041" calcext:value-type="float">
            <text:p>4,0742239356041</text:p>
          </table:table-cell>
          <table:table-cell office:value-type="float" office:value="61.87807678417" calcext:value-type="float">
            <text:p>61,87807678417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299</text:p>
          </table:table-cell>
          <table:table-cell office:value-type="float" office:value="0.026641334407032" calcext:value-type="float">
            <text:p>0,026641334407032</text:p>
          </table:table-cell>
          <table:table-cell office:value-type="float" office:value="5.9288889169693" calcext:value-type="float">
            <text:p>5,9288889169693</text:p>
          </table:table-cell>
          <table:table-cell office:value-type="float" office:value="-66.364028651244" calcext:value-type="float">
            <text:p>-66,364028651244</text:p>
          </table:table-cell>
          <table:table-cell office:value-type="float" office:value="10" calcext:value-type="float">
            <text:p>1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310</text:p>
          </table:table-cell>
          <table:table-cell office:value-type="float" office:value="2.6810473203659" calcext:value-type="float">
            <text:p>2,6810473203659</text:p>
          </table:table-cell>
          <table:table-cell office:value-type="float" office:value="3.7373369932175" calcext:value-type="float">
            <text:p>3,7373369932175</text:p>
          </table:table-cell>
          <table:table-cell office:value-type="float" office:value="115.32140233714" calcext:value-type="float">
            <text:p>115,32140233714</text:p>
          </table:table-cell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321</text:p>
          </table:table-cell>
          <table:table-cell office:value-type="float" office:value="1.6929569840431" calcext:value-type="float">
            <text:p>1,6929569840431</text:p>
          </table:table-cell>
          <table:table-cell office:value-type="float" office:value="11.035664081573" calcext:value-type="float">
            <text:p>11,035664081573</text:p>
          </table:table-cell>
          <table:table-cell office:value-type="float" office:value="-86.684102465393" calcext:value-type="float">
            <text:p>-86,684102465393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332</text:p>
          </table:table-cell>
          <table:table-cell office:value-type="float" office:value="1.4537024497986" calcext:value-type="float">
            <text:p>1,4537024497986</text:p>
          </table:table-cell>
          <table:table-cell office:value-type="float" office:value="8.9448511600494" calcext:value-type="float">
            <text:p>8,9448511600494</text:p>
          </table:table-cell>
          <table:table-cell office:value-type="float" office:value="-179.50043860514" calcext:value-type="float">
            <text:p>-179,50043860514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343</text:p>
          </table:table-cell>
          <table:table-cell office:value-type="float" office:value="6.8205463886261" calcext:value-type="float">
            <text:p>6,8205463886261</text:p>
          </table:table-cell>
          <table:table-cell office:value-type="float" office:value="10.597231388092" calcext:value-type="float">
            <text:p>10,597231388092</text:p>
          </table:table-cell>
          <table:table-cell office:value-type="float" office:value="99.525220834526" calcext:value-type="float">
            <text:p>99,5252208345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354</text:p>
          </table:table-cell>
          <table:table-cell office:value-type="float" office:value="8.0471009016037" calcext:value-type="float">
            <text:p>8,0471009016037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36.56720386189" calcext:value-type="float">
            <text:p>-136,56720386189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365</text:p>
          </table:table-cell>
          <table:table-cell office:value-type="float" office:value="-1.5398302674294" calcext:value-type="float">
            <text:p>-1,5398302674294</text:p>
          </table:table-cell>
          <table:table-cell office:value-type="float" office:value="8.7564051151276" calcext:value-type="float">
            <text:p>8,7564051151276</text:p>
          </table:table-cell>
          <table:table-cell office:value-type="float" office:value="-62.873480426278" calcext:value-type="float">
            <text:p>-62,873480426278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376</text:p>
          </table:table-cell>
          <table:table-cell office:value-type="float" office:value="-1.5850123763084" calcext:value-type="float">
            <text:p>-1,5850123763084</text:p>
          </table:table-cell>
          <table:table-cell office:value-type="float" office:value="4.5654687285423" calcext:value-type="float">
            <text:p>4,5654687285423</text:p>
          </table:table-cell>
          <table:table-cell office:value-type="float" office:value="-14.232948232608" calcext:value-type="float">
            <text:p>-14,232948232608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387</text:p>
          </table:table-cell>
          <table:table-cell office:value-type="float" office:value="3.6095121502876" calcext:value-type="float">
            <text:p>3,6095121502876</text:p>
          </table:table-cell>
          <table:table-cell office:value-type="float" office:value="6.4319097995758" calcext:value-type="float">
            <text:p>6,4319097995758</text:p>
          </table:table-cell>
          <table:table-cell office:value-type="float" office:value="40.789322868274" calcext:value-type="float">
            <text:p>40,789322868274</text:p>
          </table:table-cell>
          <table:table-cell office:value-type="float" office:value="10" calcext:value-type="float">
            <text:p>1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398</text:p>
          </table:table-cell>
          <table:table-cell office:value-type="float" office:value="2.0012497901917" calcext:value-type="float">
            <text:p>2,0012497901917</text:p>
          </table:table-cell>
          <table:table-cell office:value-type="float" office:value="10.02942442894" calcext:value-type="float">
            <text:p>10,02942442894</text:p>
          </table:table-cell>
          <table:table-cell office:value-type="float" office:value="-92.593456529508" calcext:value-type="float">
            <text:p>-92,593456529508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409</text:p>
          </table:table-cell>
          <table:table-cell office:value-type="float" office:value="3.4039500355721" calcext:value-type="float">
            <text:p>3,4039500355721</text:p>
          </table:table-cell>
          <table:table-cell office:value-type="float" office:value="11.07893705368" calcext:value-type="float">
            <text:p>11,07893705368</text:p>
          </table:table-cell>
          <table:table-cell office:value-type="float" office:value="-168.71314747318" calcext:value-type="float">
            <text:p>-168,71314747318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420</text:p>
          </table:table-cell>
          <table:table-cell office:value-type="float" office:value="5.0816380977631" calcext:value-type="float">
            <text:p>5,0816380977631</text:p>
          </table:table-cell>
          <table:table-cell office:value-type="float" office:value="6.2725460529327" calcext:value-type="float">
            <text:p>6,2725460529327</text:p>
          </table:table-cell>
          <table:table-cell office:value-type="float" office:value="18.593344528964" calcext:value-type="float">
            <text:p>18,593344528964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431</text:p>
          </table:table-cell>
          <table:table-cell office:value-type="float" office:value="7.6350748538971" calcext:value-type="float">
            <text:p>7,6350748538971</text:p>
          </table:table-cell>
          <table:table-cell office:value-type="float" office:value="7.5718873739243" calcext:value-type="float">
            <text:p>7,5718873739243</text:p>
          </table:table-cell>
          <table:table-cell office:value-type="float" office:value="-48.070963400944" calcext:value-type="float">
            <text:p>-48,070963400944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442</text:p>
          </table:table-cell>
          <table:table-cell office:value-type="float" office:value="-1.585014462471" calcext:value-type="float">
            <text:p>-1,585014462471</text:p>
          </table:table-cell>
          <table:table-cell office:value-type="float" office:value="9.4416761398315" calcext:value-type="float">
            <text:p>9,4416761398315</text:p>
          </table:table-cell>
          <table:table-cell office:value-type="float" office:value="27.170034161039" calcext:value-type="float">
            <text:p>27,170034161039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453</text:p>
          </table:table-cell>
          <table:table-cell office:value-type="float" office:value="0.22604526951909" calcext:value-type="float">
            <text:p>0,22604526951909</text:p>
          </table:table-cell>
          <table:table-cell office:value-type="float" office:value="11.061706542969" calcext:value-type="float">
            <text:p>11,061706542969</text:p>
          </table:table-cell>
          <table:table-cell office:value-type="float" office:value="175.32741340103" calcext:value-type="float">
            <text:p>175,32741340103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5</text:p>
          </table:table-cell>
          <table:table-cell office:value-type="float" office:value="-0.16134792938828" calcext:value-type="float">
            <text:p>-0,16134792938828</text:p>
          </table:table-cell>
          <table:table-cell office:value-type="float" office:value="-0.5530996248126" calcext:value-type="float">
            <text:p>-0,5530996248126</text:p>
          </table:table-cell>
          <table:table-cell office:value-type="float" office:value="2.1607092089334" calcext:value-type="float">
            <text:p>2,1607092089334</text:p>
          </table:table-cell>
          <table:table-cell office:value-type="float" office:value="10" calcext:value-type="float">
            <text:p>10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914</text:p>
          </table:table-cell>
          <table:table-cell office:value-type="float" office:value="-0.12720180675387" calcext:value-type="float">
            <text:p>-0,12720180675387</text:p>
          </table:table-cell>
          <table:table-cell office:value-type="float" office:value="0.16469180583954" calcext:value-type="float">
            <text:p>0,16469180583954</text:p>
          </table:table-cell>
          <table:table-cell office:value-type="float" office:value="141.02612179556" calcext:value-type="float">
            <text:p>141,02612179556</text:p>
          </table:table-cell>
          <table:table-cell office:value-type="float" office:value="10" calcext:value-type="float">
            <text:p>10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925</text:p>
          </table:table-cell>
          <table:table-cell office:value-type="float" office:value="1.4753529429436" calcext:value-type="float">
            <text:p>1,4753529429436</text:p>
          </table:table-cell>
          <table:table-cell office:value-type="float" office:value="0.42736038565636" calcext:value-type="float">
            <text:p>0,42736038565636</text:p>
          </table:table-cell>
          <table:table-cell office:value-type="float" office:value="150.38925219493" calcext:value-type="float">
            <text:p>150,38925219493</text:p>
          </table:table-cell>
          <table:table-cell office:value-type="float" office:value="10" calcext:value-type="float">
            <text:p>10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936</text:p>
          </table:table-cell>
          <table:table-cell office:value-type="float" office:value="-0.34721955657005" calcext:value-type="float">
            <text:p>-0,34721955657005</text:p>
          </table:table-cell>
          <table:table-cell office:value-type="float" office:value="0.89422918856144" calcext:value-type="float">
            <text:p>0,89422918856144</text:p>
          </table:table-cell>
          <table:table-cell office:value-type="float" office:value="90.13283556434" calcext:value-type="float">
            <text:p>90,13283556434</text:p>
          </table:table-cell>
          <table:table-cell office:value-type="float" office:value="10" calcext:value-type="float">
            <text:p>10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947</text:p>
          </table:table-cell>
          <table:table-cell office:value-type="float" office:value="7.2982496023178" calcext:value-type="float">
            <text:p>7,2982496023178</text:p>
          </table:table-cell>
          <table:table-cell office:value-type="float" office:value="-0.46662241220474" calcext:value-type="float">
            <text:p>-0,46662241220474</text:p>
          </table:table-cell>
          <table:table-cell office:value-type="float" office:value="88.561696611392" calcext:value-type="float">
            <text:p>88,561696611392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958</text:p>
          </table:table-cell>
          <table:table-cell office:value-type="float" office:value="8.0394315719604" calcext:value-type="float">
            <text:p>8,0394315719604</text:p>
          </table:table-cell>
          <table:table-cell office:value-type="float" office:value="-0.017352309077978" calcext:value-type="float">
            <text:p>-0,017352309077978</text:p>
          </table:table-cell>
          <table:table-cell office:value-type="float" office:value="-166.32650764125" calcext:value-type="float">
            <text:p>-166,32650764125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969</text:p>
          </table:table-cell>
          <table:table-cell office:value-type="float" office:value="9.8409920930862" calcext:value-type="float">
            <text:p>9,8409920930862</text:p>
          </table:table-cell>
          <table:table-cell office:value-type="float" office:value="0.49532450735569" calcext:value-type="float">
            <text:p>0,49532450735569</text:p>
          </table:table-cell>
          <table:table-cell office:value-type="float" office:value="-173.29278873031" calcext:value-type="float">
            <text:p>-173,29278873031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980</text:p>
          </table:table-cell>
          <table:table-cell office:value-type="float" office:value="-1.5728163719177" calcext:value-type="float">
            <text:p>-1,5728163719177</text:p>
          </table:table-cell>
          <table:table-cell office:value-type="float" office:value="1.4357198774815" calcext:value-type="float">
            <text:p>1,4357198774815</text:p>
          </table:table-cell>
          <table:table-cell office:value-type="float" office:value="-64.055490645633" calcext:value-type="float">
            <text:p>-64,055490645633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991</text:p>
          </table:table-cell>
          <table:table-cell office:value-type="float" office:value="4.5331072807312" calcext:value-type="float">
            <text:p>4,5331072807312</text:p>
          </table:table-cell>
          <table:table-cell office:value-type="float" office:value="0.47596544027328" calcext:value-type="float">
            <text:p>0,47596544027328</text:p>
          </table:table-cell>
          <table:table-cell office:value-type="float" office:value="98.708373725794" calcext:value-type="float">
            <text:p>98,708373725794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002</text:p>
          </table:table-cell>
          <table:table-cell office:value-type="float" office:value="0.79425431787968" calcext:value-type="float">
            <text:p>0,79425431787968</text:p>
          </table:table-cell>
          <table:table-cell office:value-type="float" office:value="3.2589581608772" calcext:value-type="float">
            <text:p>3,2589581608772</text:p>
          </table:table-cell>
          <table:table-cell office:value-type="float" office:value="-64.682703868599" calcext:value-type="float">
            <text:p>-64,682703868599</text:p>
          </table:table-cell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013</text:p>
          </table:table-cell>
          <table:table-cell office:value-type="float" office:value="-0.38585230708122" calcext:value-type="float">
            <text:p>-0,38585230708122</text:p>
          </table:table-cell>
          <table:table-cell office:value-type="float" office:value="1.3907457888126" calcext:value-type="float">
            <text:p>1,3907457888126</text:p>
          </table:table-cell>
          <table:table-cell office:value-type="float" office:value="-175.03668244477" calcext:value-type="float">
            <text:p>-175,03668244477</text:p>
          </table:table-cell>
          <table:table-cell office:value-type="float" office:value="10" calcext:value-type="float">
            <text:p>10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024</text:p>
          </table:table-cell>
          <table:table-cell office:value-type="float" office:value="5.9926527738571" calcext:value-type="float">
            <text:p>5,9926527738571</text:p>
          </table:table-cell>
          <table:table-cell office:value-type="float" office:value="2.2723314166069" calcext:value-type="float">
            <text:p>2,2723314166069</text:p>
          </table:table-cell>
          <table:table-cell office:value-type="float" office:value="-105.22467239647" calcext:value-type="float">
            <text:p>-105,22467239647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035</text:p>
          </table:table-cell>
          <table:table-cell office:value-type="float" office:value="1.1567725241184" calcext:value-type="float">
            <text:p>1,1567725241184</text:p>
          </table:table-cell>
          <table:table-cell office:value-type="float" office:value="1.5757364034653" calcext:value-type="float">
            <text:p>1,5757364034653</text:p>
          </table:table-cell>
          <table:table-cell office:value-type="float" office:value="174.90460158913" calcext:value-type="float">
            <text:p>174,90460158913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046</text:p>
          </table:table-cell>
          <table:table-cell office:value-type="float" office:value="7.8763103485107" calcext:value-type="float">
            <text:p>7,8763103485107</text:p>
          </table:table-cell>
          <table:table-cell office:value-type="float" office:value="-0.57904958724976" calcext:value-type="float">
            <text:p>-0,57904958724976</text:p>
          </table:table-cell>
          <table:table-cell office:value-type="float" office:value="54.533498302387" calcext:value-type="float">
            <text:p>54,533498302387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057</text:p>
          </table:table-cell>
          <table:table-cell office:value-type="float" office:value="-1.3277661800385" calcext:value-type="float">
            <text:p>-1,3277661800385</text:p>
          </table:table-cell>
          <table:table-cell office:value-type="float" office:value="1.6560608148575" calcext:value-type="float">
            <text:p>1,6560608148575</text:p>
          </table:table-cell>
          <table:table-cell office:value-type="float" office:value="-48.454464620845" calcext:value-type="float">
            <text:p>-48,454464620845</text:p>
          </table:table-cell>
          <table:table-cell office:value-type="float" office:value="10" calcext:value-type="float">
            <text:p>10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068</text:p>
          </table:table-cell>
          <table:table-cell office:value-type="float" office:value="0.71832872927189" calcext:value-type="float">
            <text:p>0,71832872927189</text:p>
          </table:table-cell>
          <table:table-cell office:value-type="float" office:value="2.0561821758747" calcext:value-type="float">
            <text:p>2,0561821758747</text:p>
          </table:table-cell>
          <table:table-cell office:value-type="float" office:value="-24.216513724843" calcext:value-type="float">
            <text:p>-24,216513724843</text:p>
          </table:table-cell>
          <table:table-cell office:value-type="float" office:value="10" calcext:value-type="float">
            <text:p>10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079</text:p>
          </table:table-cell>
          <table:table-cell office:value-type="float" office:value="3.189939558506" calcext:value-type="float">
            <text:p>3,189939558506</text:p>
          </table:table-cell>
          <table:table-cell office:value-type="float" office:value="3.5843712091446" calcext:value-type="float">
            <text:p>3,5843712091446</text:p>
          </table:table-cell>
          <table:table-cell office:value-type="float" office:value="-59.890351477702" calcext:value-type="float">
            <text:p>-59,890351477702</text:p>
          </table:table-cell>
          <table:table-cell office:value-type="float" office:value="10" calcext:value-type="float">
            <text:p>1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090</text:p>
          </table:table-cell>
          <table:table-cell office:value-type="float" office:value="3.7513461709023" calcext:value-type="float">
            <text:p>3,7513461709023</text:p>
          </table:table-cell>
          <table:table-cell office:value-type="float" office:value="2.2955211997032" calcext:value-type="float">
            <text:p>2,2955211997032</text:p>
          </table:table-cell>
          <table:table-cell office:value-type="float" office:value="3.4472044960708" calcext:value-type="float">
            <text:p>3,4472044960708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101</text:p>
          </table:table-cell>
          <table:table-cell office:value-type="float" office:value="3.9421117305756" calcext:value-type="float">
            <text:p>3,9421117305756</text:p>
          </table:table-cell>
          <table:table-cell office:value-type="float" office:value="3.9782875776291" calcext:value-type="float">
            <text:p>3,9782875776291</text:p>
          </table:table-cell>
          <table:table-cell office:value-type="float" office:value="-144.90907207416" calcext:value-type="float">
            <text:p>-144,90907207416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112</text:p>
          </table:table-cell>
          <table:table-cell office:value-type="float" office:value="9.7921121120453" calcext:value-type="float">
            <text:p>9,7921121120453</text:p>
          </table:table-cell>
          <table:table-cell office:value-type="float" office:value="2.8971919417381" calcext:value-type="float">
            <text:p>2,8971919417381</text:p>
          </table:table-cell>
          <table:table-cell office:value-type="float" office:value="175.01615414954" calcext:value-type="float">
            <text:p>175,01615414954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123</text:p>
          </table:table-cell>
          <table:table-cell office:value-type="float" office:value="7.8634369373322" calcext:value-type="float">
            <text:p>7,8634369373322</text:p>
          </table:table-cell>
          <table:table-cell office:value-type="float" office:value="8.3109056949615" calcext:value-type="float">
            <text:p>8,3109056949615</text:p>
          </table:table-cell>
          <table:table-cell office:value-type="float" office:value="30.044099707512" calcext:value-type="float">
            <text:p>30,044099707512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134</text:p>
          </table:table-cell>
          <table:table-cell office:value-type="float" office:value="-0.52346806973219" calcext:value-type="float">
            <text:p>-0,52346806973219</text:p>
          </table:table-cell>
          <table:table-cell office:value-type="float" office:value="4.3060851097107" calcext:value-type="float">
            <text:p>4,3060851097107</text:p>
          </table:table-cell>
          <table:table-cell office:value-type="float" office:value="164.84050234412" calcext:value-type="float">
            <text:p>164,84050234412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145</text:p>
          </table:table-cell>
          <table:table-cell office:value-type="float" office:value="1.5329352021217" calcext:value-type="float">
            <text:p>1,5329352021217</text:p>
          </table:table-cell>
          <table:table-cell office:value-type="float" office:value="6.2166148424149" calcext:value-type="float">
            <text:p>6,2166148424149</text:p>
          </table:table-cell>
          <table:table-cell office:value-type="float" office:value="-82.912110219336" calcext:value-type="float">
            <text:p>-82,912110219336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156</text:p>
          </table:table-cell>
          <table:table-cell office:value-type="float" office:value="-0.49851268529892" calcext:value-type="float">
            <text:p>-0,49851268529892</text:p>
          </table:table-cell>
          <table:table-cell office:value-type="float" office:value="1.9976058602333" calcext:value-type="float">
            <text:p>1,9976058602333</text:p>
          </table:table-cell>
          <table:table-cell office:value-type="float" office:value="-134.43761874156" calcext:value-type="float">
            <text:p>-134,43761874156</text:p>
          </table:table-cell>
          <table:table-cell office:value-type="float" office:value="10" calcext:value-type="float">
            <text:p>1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167</text:p>
          </table:table-cell>
          <table:table-cell office:value-type="float" office:value="4.3083721399307" calcext:value-type="float">
            <text:p>4,3083721399307</text:p>
          </table:table-cell>
          <table:table-cell office:value-type="float" office:value="5.2365750074387" calcext:value-type="float">
            <text:p>5,2365750074387</text:p>
          </table:table-cell>
          <table:table-cell office:value-type="float" office:value="-0.20390230076755" calcext:value-type="float">
            <text:p>-0,20390230076755</text:p>
          </table:table-cell>
          <table:table-cell office:value-type="float" office:value="10" calcext:value-type="float">
            <text:p>10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178</text:p>
          </table:table-cell>
          <table:table-cell office:value-type="float" office:value="4.9639639258385" calcext:value-type="float">
            <text:p>4,9639639258385</text:p>
          </table:table-cell>
          <table:table-cell office:value-type="float" office:value="4.9645933508873" calcext:value-type="float">
            <text:p>4,9645933508873</text:p>
          </table:table-cell>
          <table:table-cell office:value-type="float" office:value="125.64544009555" calcext:value-type="float">
            <text:p>125,64544009555</text:p>
          </table:table-cell>
          <table:table-cell office:value-type="float" office:value="10" calcext:value-type="float">
            <text:p>10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189</text:p>
          </table:table-cell>
          <table:table-cell office:value-type="float" office:value="7.8486764431" calcext:value-type="float">
            <text:p>7,8486764431</text:p>
          </table:table-cell>
          <table:table-cell office:value-type="float" office:value="5.7677263021469" calcext:value-type="float">
            <text:p>5,7677263021469</text:p>
          </table:table-cell>
          <table:table-cell office:value-type="float" office:value="-33.410313023124" calcext:value-type="float">
            <text:p>-33,410313023124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200</text:p>
          </table:table-cell>
          <table:table-cell office:value-type="float" office:value="6.2934392690659" calcext:value-type="float">
            <text:p>6,2934392690659</text:p>
          </table:table-cell>
          <table:table-cell office:value-type="float" office:value="8.9775449037552" calcext:value-type="float">
            <text:p>8,9775449037552</text:p>
          </table:table-cell>
          <table:table-cell office:value-type="float" office:value="-19.012349995838" calcext:value-type="float">
            <text:p>-19,012349995838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211</text:p>
          </table:table-cell>
          <table:table-cell office:value-type="float" office:value="0.84725558757782" calcext:value-type="float">
            <text:p>0,84725558757782</text:p>
          </table:table-cell>
          <table:table-cell office:value-type="float" office:value="4.6232527494431" calcext:value-type="float">
            <text:p>4,6232527494431</text:p>
          </table:table-cell>
          <table:table-cell office:value-type="float" office:value="-9.936016930896" calcext:value-type="float">
            <text:p>-9,936016930896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222</text:p>
          </table:table-cell>
          <table:table-cell office:value-type="float" office:value="0.26236841455102" calcext:value-type="float">
            <text:p>0,26236841455102</text:p>
          </table:table-cell>
          <table:table-cell office:value-type="float" office:value="6.0471999645233" calcext:value-type="float">
            <text:p>6,0471999645233</text:p>
          </table:table-cell>
          <table:table-cell office:value-type="float" office:value="-42.368645121338" calcext:value-type="float">
            <text:p>-42,368645121338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233</text:p>
          </table:table-cell>
          <table:table-cell office:value-type="float" office:value="2.6518148183823" calcext:value-type="float">
            <text:p>2,6518148183823</text:p>
          </table:table-cell>
          <table:table-cell office:value-type="float" office:value="8.5383474826813" calcext:value-type="float">
            <text:p>8,5383474826813</text:p>
          </table:table-cell>
          <table:table-cell office:value-type="float" office:value="100.4543653719" calcext:value-type="float">
            <text:p>100,4543653719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244</text:p>
          </table:table-cell>
          <table:table-cell office:value-type="float" office:value="4.0209501981735" calcext:value-type="float">
            <text:p>4,0209501981735</text:p>
          </table:table-cell>
          <table:table-cell office:value-type="float" office:value="6.048184633255" calcext:value-type="float">
            <text:p>6,048184633255</text:p>
          </table:table-cell>
          <table:table-cell office:value-type="float" office:value="123.99527677305" calcext:value-type="float">
            <text:p>123,99527677305</text:p>
          </table:table-cell>
          <table:table-cell office:value-type="float" office:value="10" calcext:value-type="float">
            <text:p>1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255</text:p>
          </table:table-cell>
          <table:table-cell office:value-type="float" office:value="4.7875255346298" calcext:value-type="float">
            <text:p>4,7875255346298</text:p>
          </table:table-cell>
          <table:table-cell office:value-type="float" office:value="9.841029047966" calcext:value-type="float">
            <text:p>9,841029047966</text:p>
          </table:table-cell>
          <table:table-cell office:value-type="float" office:value="30.924831226373" calcext:value-type="float">
            <text:p>30,924831226373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266</text:p>
          </table:table-cell>
          <table:table-cell office:value-type="float" office:value="4.563085436821" calcext:value-type="float">
            <text:p>4,563085436821</text:p>
          </table:table-cell>
          <table:table-cell office:value-type="float" office:value="7.5911927223206" calcext:value-type="float">
            <text:p>7,5911927223206</text:p>
          </table:table-cell>
          <table:table-cell office:value-type="float" office:value="-89.852525929736" calcext:value-type="float">
            <text:p>-89,852525929736</text:p>
          </table:table-cell>
          <table:table-cell office:value-type="float" office:value="10" calcext:value-type="float">
            <text:p>1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277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0.73719546198845" calcext:value-type="float">
            <text:p>0,73719546198845</text:p>
          </table:table-cell>
          <table:table-cell office:value-type="float" office:value="123.82446276914" calcext:value-type="float">
            <text:p>123,82446276914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288</text:p>
          </table:table-cell>
          <table:table-cell office:value-type="float" office:value="-1.4006870985031" calcext:value-type="float">
            <text:p>-1,4006870985031</text:p>
          </table:table-cell>
          <table:table-cell office:value-type="float" office:value="3.9425498247147" calcext:value-type="float">
            <text:p>3,9425498247147</text:p>
          </table:table-cell>
          <table:table-cell office:value-type="float" office:value="152.62935116033" calcext:value-type="float">
            <text:p>152,62935116033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299</text:p>
          </table:table-cell>
          <table:table-cell office:value-type="float" office:value="-0.028134677559137" calcext:value-type="float">
            <text:p>-0,028134677559137</text:p>
          </table:table-cell>
          <table:table-cell office:value-type="float" office:value="6.1940103769302" calcext:value-type="float">
            <text:p>6,1940103769302</text:p>
          </table:table-cell>
          <table:table-cell office:value-type="float" office:value="-116.84765785363" calcext:value-type="float">
            <text:p>-116,84765785363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310</text:p>
          </table:table-cell>
          <table:table-cell office:value-type="float" office:value="2.8770342469215" calcext:value-type="float">
            <text:p>2,8770342469215</text:p>
          </table:table-cell>
          <table:table-cell office:value-type="float" office:value="3.6887031793594" calcext:value-type="float">
            <text:p>3,6887031793594</text:p>
          </table:table-cell>
          <table:table-cell office:value-type="float" office:value="-179.32324196882" calcext:value-type="float">
            <text:p>-179,32324196882</text:p>
          </table:table-cell>
          <table:table-cell office:value-type="float" office:value="10" calcext:value-type="float">
            <text:p>1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321</text:p>
          </table:table-cell>
          <table:table-cell office:value-type="float" office:value="1.6274718940258" calcext:value-type="float">
            <text:p>1,6274718940258</text:p>
          </table:table-cell>
          <table:table-cell office:value-type="float" office:value="11.032613515854" calcext:value-type="float">
            <text:p>11,032613515854</text:p>
          </table:table-cell>
          <table:table-cell office:value-type="float" office:value="-87.878871115909" calcext:value-type="float">
            <text:p>-87,878871115909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332</text:p>
          </table:table-cell>
          <table:table-cell office:value-type="float" office:value="1.7967294156551" calcext:value-type="float">
            <text:p>1,7967294156551</text:p>
          </table:table-cell>
          <table:table-cell office:value-type="float" office:value="8.9634734392166" calcext:value-type="float">
            <text:p>8,9634734392166</text:p>
          </table:table-cell>
          <table:table-cell office:value-type="float" office:value="-176.31853917602" calcext:value-type="float">
            <text:p>-176,31853917602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343</text:p>
          </table:table-cell>
          <table:table-cell office:value-type="float" office:value="6.8849325180054" calcext:value-type="float">
            <text:p>6,8849325180054</text:p>
          </table:table-cell>
          <table:table-cell office:value-type="float" office:value="10.204513072968" calcext:value-type="float">
            <text:p>10,204513072968</text:p>
          </table:table-cell>
          <table:table-cell office:value-type="float" office:value="99.509161748704" calcext:value-type="float">
            <text:p>99,5091617487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354</text:p>
          </table:table-cell>
          <table:table-cell office:value-type="float" office:value="8.3196765184402" calcext:value-type="float">
            <text:p>8,3196765184402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154.91821507739" calcext:value-type="float">
            <text:p>-154,91821507739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365</text:p>
          </table:table-cell>
          <table:table-cell office:value-type="float" office:value="-1.5557718276978" calcext:value-type="float">
            <text:p>-1,5557718276978</text:p>
          </table:table-cell>
          <table:table-cell office:value-type="float" office:value="9.0030461549759" calcext:value-type="float">
            <text:p>9,0030461549759</text:p>
          </table:table-cell>
          <table:table-cell office:value-type="float" office:value="-88.12281888002" calcext:value-type="float">
            <text:p>-88,1228188800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376</text:p>
          </table:table-cell>
          <table:table-cell office:value-type="float" office:value="-1.5265582501888" calcext:value-type="float">
            <text:p>-1,5265582501888</text:p>
          </table:table-cell>
          <table:table-cell office:value-type="float" office:value="4.7875013947487" calcext:value-type="float">
            <text:p>4,7875013947487</text:p>
          </table:table-cell>
          <table:table-cell office:value-type="float" office:value="-102.20993096661" calcext:value-type="float">
            <text:p>-102,20993096661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387</text:p>
          </table:table-cell>
          <table:table-cell office:value-type="float" office:value="3.724437057972" calcext:value-type="float">
            <text:p>3,724437057972</text:p>
          </table:table-cell>
          <table:table-cell office:value-type="float" office:value="6.2407463788986" calcext:value-type="float">
            <text:p>6,2407463788986</text:p>
          </table:table-cell>
          <table:table-cell office:value-type="float" office:value="131.11582075714" calcext:value-type="float">
            <text:p>131,11582075714</text:p>
          </table:table-cell>
          <table:table-cell office:value-type="float" office:value="10" calcext:value-type="float">
            <text:p>10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398</text:p>
          </table:table-cell>
          <table:table-cell office:value-type="float" office:value="2.0188577473164" calcext:value-type="float">
            <text:p>2,0188577473164</text:p>
          </table:table-cell>
          <table:table-cell office:value-type="float" office:value="10.426839590073" calcext:value-type="float">
            <text:p>10,426839590073</text:p>
          </table:table-cell>
          <table:table-cell office:value-type="float" office:value="-92.615358389107" calcext:value-type="float">
            <text:p>-92,615358389107</text:p>
          </table:table-cell>
          <table:table-cell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409</text:p>
          </table:table-cell>
          <table:table-cell office:value-type="float" office:value="3.6067259311676" calcext:value-type="float">
            <text:p>3,6067259311676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126.18445135226" calcext:value-type="float">
            <text:p>-126,18445135226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420</text:p>
          </table:table-cell>
          <table:table-cell office:value-type="float" office:value="4.8706549406052" calcext:value-type="float">
            <text:p>4,8706549406052</text:p>
          </table:table-cell>
          <table:table-cell office:value-type="float" office:value="6.2297159433365" calcext:value-type="float">
            <text:p>6,2297159433365</text:p>
          </table:table-cell>
          <table:table-cell office:value-type="float" office:value="10.97240711853" calcext:value-type="float">
            <text:p>10,97240711853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431</text:p>
          </table:table-cell>
          <table:table-cell office:value-type="float" office:value="7.4839788675308" calcext:value-type="float">
            <text:p>7,4839788675308</text:p>
          </table:table-cell>
          <table:table-cell office:value-type="float" office:value="7.8825843334198" calcext:value-type="float">
            <text:p>7,8825843334198</text:p>
          </table:table-cell>
          <table:table-cell office:value-type="float" office:value="-71.006935872849" calcext:value-type="float">
            <text:p>-71,006935872849</text:p>
          </table:table-cell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442</text:p>
          </table:table-cell>
          <table:table-cell office:value-type="float" office:value="-1.5744838118553" calcext:value-type="float">
            <text:p>-1,5744838118553</text:p>
          </table:table-cell>
          <table:table-cell office:value-type="float" office:value="9.3310993909836" calcext:value-type="float">
            <text:p>9,3310993909836</text:p>
          </table:table-cell>
          <table:table-cell office:value-type="float" office:value="49.855541271769" calcext:value-type="float">
            <text:p>49,855541271769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453</text:p>
          </table:table-cell>
          <table:table-cell office:value-type="float" office:value="0.39970092475414" calcext:value-type="float">
            <text:p>0,39970092475414</text:p>
          </table:table-cell>
          <table:table-cell office:value-type="float" office:value="10.846527814865" calcext:value-type="float">
            <text:p>10,846527814865</text:p>
          </table:table-cell>
          <table:table-cell office:value-type="float" office:value="119.53279167224" calcext:value-type="float">
            <text:p>119,53279167224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5</text:p>
          </table:table-cell>
          <table:table-cell office:value-type="float" office:value="-0.51179319620132" calcext:value-type="float">
            <text:p>-0,51179319620132</text:p>
          </table:table-cell>
          <table:table-cell office:value-type="float" office:value="-0.483641885221" calcext:value-type="float">
            <text:p>-0,483641885221</text:p>
          </table:table-cell>
          <table:table-cell office:value-type="float" office:value="-15.452349641521" calcext:value-type="float">
            <text:p>-15,452349641521</text:p>
          </table:table-cell>
          <table:table-cell office:value-type="float" office:value="10" calcext:value-type="float">
            <text:p>10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914</text:p>
          </table:table-cell>
          <table:table-cell office:value-type="float" office:value="0.18139628693461" calcext:value-type="float">
            <text:p>0,18139628693461</text:p>
          </table:table-cell>
          <table:table-cell office:value-type="float" office:value="-0.085461121052504" calcext:value-type="float">
            <text:p>-0,085461121052504</text:p>
          </table:table-cell>
          <table:table-cell office:value-type="float" office:value="140.98566656659" calcext:value-type="float">
            <text:p>140,98566656659</text:p>
          </table:table-cell>
          <table:table-cell office:value-type="float" office:value="10" calcext:value-type="float">
            <text:p>10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925</text:p>
          </table:table-cell>
          <table:table-cell office:value-type="float" office:value="1.8232321739197" calcext:value-type="float">
            <text:p>1,8232321739197</text:p>
          </table:table-cell>
          <table:table-cell office:value-type="float" office:value="0.25842543691397" calcext:value-type="float">
            <text:p>0,25842543691397</text:p>
          </table:table-cell>
          <table:table-cell office:value-type="float" office:value="155.35711330973" calcext:value-type="float">
            <text:p>155,35711330973</text:p>
          </table:table-cell>
          <table:table-cell office:value-type="float" office:value="10" calcext:value-type="float">
            <text:p>10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936</text:p>
          </table:table-cell>
          <table:table-cell office:value-type="float" office:value="-0.12736909091473" calcext:value-type="float">
            <text:p>-0,12736909091473</text:p>
          </table:table-cell>
          <table:table-cell office:value-type="float" office:value="0.86300320923328" calcext:value-type="float">
            <text:p>0,86300320923328</text:p>
          </table:table-cell>
          <table:table-cell office:value-type="float" office:value="-179.35449910012" calcext:value-type="float">
            <text:p>-179,35449910012</text:p>
          </table:table-cell>
          <table:table-cell office:value-type="float" office:value="10" calcext:value-type="float">
            <text:p>1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947</text:p>
          </table:table-cell>
          <table:table-cell office:value-type="float" office:value="7.0724755525589" calcext:value-type="float">
            <text:p>7,0724755525589</text:p>
          </table:table-cell>
          <table:table-cell office:value-type="float" office:value="-0.49334593117237" calcext:value-type="float">
            <text:p>-0,49334593117237</text:p>
          </table:table-cell>
          <table:table-cell office:value-type="float" office:value="-1.0652733717565" calcext:value-type="float">
            <text:p>-1,0652733717565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958</text:p>
          </table:table-cell>
          <table:table-cell office:value-type="float" office:value="8.0188071727753" calcext:value-type="float">
            <text:p>8,0188071727753</text:p>
          </table:table-cell>
          <table:table-cell office:value-type="float" office:value="0.20904639735818" calcext:value-type="float">
            <text:p>0,20904639735818</text:p>
          </table:table-cell>
          <table:table-cell office:value-type="float" office:value="-76.871133154365" calcext:value-type="float">
            <text:p>-76,871133154365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969</text:p>
          </table:table-cell>
          <table:table-cell office:value-type="float" office:value="9.7822296619415" calcext:value-type="float">
            <text:p>9,7822296619415</text:p>
          </table:table-cell>
          <table:table-cell office:value-type="float" office:value="0.45493312180042" calcext:value-type="float">
            <text:p>0,45493312180042</text:p>
          </table:table-cell>
          <table:table-cell office:value-type="float" office:value="100.99894605624" calcext:value-type="float">
            <text:p>100,99894605624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980</text:p>
          </table:table-cell>
          <table:table-cell office:value-type="float" office:value="-1.5555696189404" calcext:value-type="float">
            <text:p>-1,5555696189404</text:p>
          </table:table-cell>
          <table:table-cell office:value-type="float" office:value="1.4731398224831" calcext:value-type="float">
            <text:p>1,4731398224831</text:p>
          </table:table-cell>
          <table:table-cell office:value-type="float" office:value="-137.7930246341" calcext:value-type="float">
            <text:p>-137,7930246341</text:p>
          </table:table-cell>
          <table:table-cell office:value-type="float" office:value="10" calcext:value-type="float">
            <text:p>1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991</text:p>
          </table:table-cell>
          <table:table-cell office:value-type="float" office:value="4.4660386443138" calcext:value-type="float">
            <text:p>4,4660386443138</text:p>
          </table:table-cell>
          <table:table-cell office:value-type="float" office:value="0.20456627011299" calcext:value-type="float">
            <text:p>0,20456627011299</text:p>
          </table:table-cell>
          <table:table-cell office:value-type="float" office:value="72.006473875349" calcext:value-type="float">
            <text:p>72,006473875349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002</text:p>
          </table:table-cell>
          <table:table-cell office:value-type="float" office:value="0.76083146035671" calcext:value-type="float">
            <text:p>0,76083146035671</text:p>
          </table:table-cell>
          <table:table-cell office:value-type="float" office:value="3.4900882840157" calcext:value-type="float">
            <text:p>3,4900882840157</text:p>
          </table:table-cell>
          <table:table-cell office:value-type="float" office:value="-83.592461932237" calcext:value-type="float">
            <text:p>-83,592461932237</text:p>
          </table:table-cell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013</text:p>
          </table:table-cell>
          <table:table-cell office:value-type="float" office:value="-0.3355847671628" calcext:value-type="float">
            <text:p>-0,3355847671628</text:p>
          </table:table-cell>
          <table:table-cell office:value-type="float" office:value="1.1752537637949" calcext:value-type="float">
            <text:p>1,1752537637949</text:p>
          </table:table-cell>
          <table:table-cell office:value-type="float" office:value="94.363365963006" calcext:value-type="float">
            <text:p>94,363365963006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024</text:p>
          </table:table-cell>
          <table:table-cell office:value-type="float" office:value="6.1115729808807" calcext:value-type="float">
            <text:p>6,1115729808807</text:p>
          </table:table-cell>
          <table:table-cell office:value-type="float" office:value="2.6437962055206" calcext:value-type="float">
            <text:p>2,6437962055206</text:p>
          </table:table-cell>
          <table:table-cell office:value-type="float" office:value="-108.88127156883" calcext:value-type="float">
            <text:p>-108,88127156883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035</text:p>
          </table:table-cell>
          <table:table-cell office:value-type="float" office:value="1.2072601169348" calcext:value-type="float">
            <text:p>1,2072601169348</text:p>
          </table:table-cell>
          <table:table-cell office:value-type="float" office:value="1.7921626567841" calcext:value-type="float">
            <text:p>1,7921626567841</text:p>
          </table:table-cell>
          <table:table-cell office:value-type="float" office:value="-94.500859072254" calcext:value-type="float">
            <text:p>-94,500859072254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046</text:p>
          </table:table-cell>
          <table:table-cell office:value-type="float" office:value="7.5458347797394" calcext:value-type="float">
            <text:p>7,5458347797394</text:p>
          </table:table-cell>
          <table:table-cell office:value-type="float" office:value="-0.58501176536083" calcext:value-type="float">
            <text:p>-0,58501176536083</text:p>
          </table:table-cell>
          <table:table-cell office:value-type="float" office:value="56.151095848934" calcext:value-type="float">
            <text:p>56,151095848934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057</text:p>
          </table:table-cell>
          <table:table-cell office:value-type="float" office:value="-1.3566373288631" calcext:value-type="float">
            <text:p>-1,3566373288631</text:p>
          </table:table-cell>
          <table:table-cell office:value-type="float" office:value="1.7358860373497" calcext:value-type="float">
            <text:p>1,7358860373497</text:p>
          </table:table-cell>
          <table:table-cell office:value-type="float" office:value="18.997891693358" calcext:value-type="float">
            <text:p>18,997891693358</text:p>
          </table:table-cell>
          <table:table-cell office:value-type="float" office:value="10" calcext:value-type="float">
            <text:p>10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068</text:p>
          </table:table-cell>
          <table:table-cell office:value-type="float" office:value="0.7807083427906" calcext:value-type="float">
            <text:p>0,7807083427906</text:p>
          </table:table-cell>
          <table:table-cell office:value-type="float" office:value="2.2698068618774" calcext:value-type="float">
            <text:p>2,2698068618774</text:p>
          </table:table-cell>
          <table:table-cell office:value-type="float" office:value="-115.01857581412" calcext:value-type="float">
            <text:p>-115,01857581412</text:p>
          </table:table-cell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079</text:p>
          </table:table-cell>
          <table:table-cell office:value-type="float" office:value="3.0928561091423" calcext:value-type="float">
            <text:p>3,0928561091423</text:p>
          </table:table-cell>
          <table:table-cell office:value-type="float" office:value="3.6783358454704" calcext:value-type="float">
            <text:p>3,6783358454704</text:p>
          </table:table-cell>
          <table:table-cell office:value-type="float" office:value="-2.6969840145035" calcext:value-type="float">
            <text:p>-2,6969840145035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090</text:p>
          </table:table-cell>
          <table:table-cell office:value-type="float" office:value="3.4230294823647" calcext:value-type="float">
            <text:p>3,4230294823647</text:p>
          </table:table-cell>
          <table:table-cell office:value-type="float" office:value="2.2756120562553" calcext:value-type="float">
            <text:p>2,2756120562553</text:p>
          </table:table-cell>
          <table:table-cell office:value-type="float" office:value="3.4918871939562" calcext:value-type="float">
            <text:p>3,4918871939562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101</text:p>
          </table:table-cell>
          <table:table-cell office:value-type="float" office:value="4.1957226395607" calcext:value-type="float">
            <text:p>4,1957226395607</text:p>
          </table:table-cell>
          <table:table-cell office:value-type="float" office:value="3.9965710043907" calcext:value-type="float">
            <text:p>3,9965710043907</text:p>
          </table:table-cell>
          <table:table-cell office:value-type="float" office:value="179.02679807821" calcext:value-type="float">
            <text:p>179,02679807821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112</text:p>
          </table:table-cell>
          <table:table-cell office:value-type="float" office:value="10.08499622345" calcext:value-type="float">
            <text:p>10,08499622345</text:p>
          </table:table-cell>
          <table:table-cell office:value-type="float" office:value="2.8400465846062" calcext:value-type="float">
            <text:p>2,8400465846062</text:p>
          </table:table-cell>
          <table:table-cell office:value-type="float" office:value="162.74105363591" calcext:value-type="float">
            <text:p>162,74105363591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123</text:p>
          </table:table-cell>
          <table:table-cell office:value-type="float" office:value="7.965327501297" calcext:value-type="float">
            <text:p>7,965327501297</text:p>
          </table:table-cell>
          <table:table-cell office:value-type="float" office:value="8.1248342990875" calcext:value-type="float">
            <text:p>8,1248342990875</text:p>
          </table:table-cell>
          <table:table-cell office:value-type="float" office:value="122.68529272383" calcext:value-type="float">
            <text:p>122,68529272383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134</text:p>
          </table:table-cell>
          <table:table-cell office:value-type="float" office:value="-0.14869241043925" calcext:value-type="float">
            <text:p>-0,14869241043925</text:p>
          </table:table-cell>
          <table:table-cell office:value-type="float" office:value="4.2151036858559" calcext:value-type="float">
            <text:p>4,2151036858559</text:p>
          </table:table-cell>
          <table:table-cell office:value-type="float" office:value="169.8077620974" calcext:value-type="float">
            <text:p>169,8077620974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145</text:p>
          </table:table-cell>
          <table:table-cell office:value-type="float" office:value="1.4581027626991" calcext:value-type="float">
            <text:p>1,4581027626991</text:p>
          </table:table-cell>
          <table:table-cell office:value-type="float" office:value="6.4050406217575" calcext:value-type="float">
            <text:p>6,4050406217575</text:p>
          </table:table-cell>
          <table:table-cell office:value-type="float" office:value="-66.893643634334" calcext:value-type="float">
            <text:p>-66,89364363433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156</text:p>
          </table:table-cell>
          <table:table-cell office:value-type="float" office:value="-0.6259086728096" calcext:value-type="float">
            <text:p>-0,6259086728096</text:p>
          </table:table-cell>
          <table:table-cell office:value-type="float" office:value="2.2291579842567" calcext:value-type="float">
            <text:p>2,2291579842567</text:p>
          </table:table-cell>
          <table:table-cell office:value-type="float" office:value="-60.930091863985" calcext:value-type="float">
            <text:p>-60,930091863985</text:p>
          </table:table-cell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167</text:p>
          </table:table-cell>
          <table:table-cell office:value-type="float" office:value="4.2770346999168" calcext:value-type="float">
            <text:p>4,2770346999168</text:p>
          </table:table-cell>
          <table:table-cell office:value-type="float" office:value="5.0170999765396" calcext:value-type="float">
            <text:p>5,0170999765396</text:p>
          </table:table-cell>
          <table:table-cell office:value-type="float" office:value="90.499351738365" calcext:value-type="float">
            <text:p>90,499351738365</text:p>
          </table:table-cell>
          <table:table-cell office:value-type="float" office:value="10" calcext:value-type="float">
            <text:p>10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178</text:p>
          </table:table-cell>
          <table:table-cell office:value-type="float" office:value="5.2559673786163" calcext:value-type="float">
            <text:p>5,2559673786163</text:p>
          </table:table-cell>
          <table:table-cell office:value-type="float" office:value="5.0079315900803" calcext:value-type="float">
            <text:p>5,0079315900803</text:p>
          </table:table-cell>
          <table:table-cell office:value-type="float" office:value="-175.28318599531" calcext:value-type="float">
            <text:p>-175,28318599531</text:p>
          </table:table-cell>
          <table:table-cell office:value-type="float" office:value="10" calcext:value-type="float">
            <text:p>10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189</text:p>
          </table:table-cell>
          <table:table-cell office:value-type="float" office:value="7.6063477993011" calcext:value-type="float">
            <text:p>7,6063477993011</text:p>
          </table:table-cell>
          <table:table-cell office:value-type="float" office:value="5.7900130748749" calcext:value-type="float">
            <text:p>5,7900130748749</text:p>
          </table:table-cell>
          <table:table-cell office:value-type="float" office:value="-1.2301512798116" calcext:value-type="float">
            <text:p>-1,2301512798116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200</text:p>
          </table:table-cell>
          <table:table-cell office:value-type="float" office:value="6.0665214061737" calcext:value-type="float">
            <text:p>6,0665214061737</text:p>
          </table:table-cell>
          <table:table-cell office:value-type="float" office:value="9.0648400783539" calcext:value-type="float">
            <text:p>9,0648400783539</text:p>
          </table:table-cell>
          <table:table-cell office:value-type="float" office:value="-21.313926216903" calcext:value-type="float">
            <text:p>-21,313926216903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211</text:p>
          </table:table-cell>
          <table:table-cell office:value-type="float" office:value="0.70498079061508" calcext:value-type="float">
            <text:p>0,70498079061508</text:p>
          </table:table-cell>
          <table:table-cell office:value-type="float" office:value="4.8483580350876" calcext:value-type="float">
            <text:p>4,8483580350876</text:p>
          </table:table-cell>
          <table:table-cell office:value-type="float" office:value="-69.426605655889" calcext:value-type="float">
            <text:p>-69,426605655889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222</text:p>
          </table:table-cell>
          <table:table-cell office:value-type="float" office:value="0.3115888312459" calcext:value-type="float">
            <text:p>0,3115888312459</text:p>
          </table:table-cell>
          <table:table-cell office:value-type="float" office:value="6.2258964776993" calcext:value-type="float">
            <text:p>6,2258964776993</text:p>
          </table:table-cell>
          <table:table-cell office:value-type="float" office:value="-97.765131361166" calcext:value-type="float">
            <text:p>-97,765131361166</text:p>
          </table:table-cell>
          <table:table-cell office:value-type="float" office:value="10" calcext:value-type="float">
            <text:p>1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233</text:p>
          </table:table-cell>
          <table:table-cell office:value-type="float" office:value="2.7132314443588" calcext:value-type="float">
            <text:p>2,7132314443588</text:p>
          </table:table-cell>
          <table:table-cell office:value-type="float" office:value="8.158415555954" calcext:value-type="float">
            <text:p>8,158415555954</text:p>
          </table:table-cell>
          <table:table-cell office:value-type="float" office:value="97.157845071926" calcext:value-type="float">
            <text:p>97,157845071926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244</text:p>
          </table:table-cell>
          <table:table-cell office:value-type="float" office:value="3.8559392094612" calcext:value-type="float">
            <text:p>3,8559392094612</text:p>
          </table:table-cell>
          <table:table-cell office:value-type="float" office:value="5.8988600969315" calcext:value-type="float">
            <text:p>5,8988600969315</text:p>
          </table:table-cell>
          <table:table-cell office:value-type="float" office:value="33.241388524414" calcext:value-type="float">
            <text:p>33,241388524414</text:p>
          </table:table-cell>
          <table:table-cell office:value-type="float" office:value="10" calcext:value-type="float">
            <text:p>1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255</text:p>
          </table:table-cell>
          <table:table-cell office:value-type="float" office:value="4.7937208414078" calcext:value-type="float">
            <text:p>4,7937208414078</text:p>
          </table:table-cell>
          <table:table-cell office:value-type="float" office:value="9.5888674259186" calcext:value-type="float">
            <text:p>9,5888674259186</text:p>
          </table:table-cell>
          <table:table-cell office:value-type="float" office:value="101.26843801729" calcext:value-type="float">
            <text:p>101,26843801729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266</text:p>
          </table:table-cell>
          <table:table-cell office:value-type="float" office:value="4.5171731710434" calcext:value-type="float">
            <text:p>4,5171731710434</text:p>
          </table:table-cell>
          <table:table-cell office:value-type="float" office:value="7.8810209035873" calcext:value-type="float">
            <text:p>7,8810209035873</text:p>
          </table:table-cell>
          <table:table-cell office:value-type="float" office:value="-78.94843399145" calcext:value-type="float">
            <text:p>-78,94843399145</text:p>
          </table:table-cell>
          <table:table-cell office:value-type="float" office:value="10" calcext:value-type="float">
            <text:p>1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277</text:p>
          </table:table-cell>
          <table:table-cell office:value-type="float" office:value="10.085010528564" calcext:value-type="float">
            <text:p>10,085010528564</text:p>
          </table:table-cell>
          <table:table-cell office:value-type="float" office:value="0.71856908500195" calcext:value-type="float">
            <text:p>0,71856908500195</text:p>
          </table:table-cell>
          <table:table-cell office:value-type="float" office:value="-152.94293385402" calcext:value-type="float">
            <text:p>-152,94293385402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288</text:p>
          </table:table-cell>
          <table:table-cell office:value-type="float" office:value="-1.089703887701" calcext:value-type="float">
            <text:p>-1,089703887701</text:p>
          </table:table-cell>
          <table:table-cell office:value-type="float" office:value="4.0463662147522" calcext:value-type="float">
            <text:p>4,0463662147522</text:p>
          </table:table-cell>
          <table:table-cell office:value-type="float" office:value="-166.93928135428" calcext:value-type="float">
            <text:p>-166,93928135428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299</text:p>
          </table:table-cell>
          <table:table-cell office:value-type="float" office:value="0.081441570073366" calcext:value-type="float">
            <text:p>0,081441570073366</text:p>
          </table:table-cell>
          <table:table-cell office:value-type="float" office:value="6.4341938495636" calcext:value-type="float">
            <text:p>6,4341938495636</text:p>
          </table:table-cell>
          <table:table-cell office:value-type="float" office:value="-135.11482014018" calcext:value-type="float">
            <text:p>-135,11482014018</text:p>
          </table:table-cell>
          <table:table-cell office:value-type="float" office:value="10" calcext:value-type="float">
            <text:p>10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310</text:p>
          </table:table-cell>
          <table:table-cell office:value-type="float" office:value="2.8264036774635" calcext:value-type="float">
            <text:p>2,8264036774635</text:p>
          </table:table-cell>
          <table:table-cell office:value-type="float" office:value="3.8917076587677" calcext:value-type="float">
            <text:p>3,8917076587677</text:p>
          </table:table-cell>
          <table:table-cell office:value-type="float" office:value="-99.671686530873" calcext:value-type="float">
            <text:p>-99,671686530873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321</text:p>
          </table:table-cell>
          <table:table-cell office:value-type="float" office:value="1.5769353508949" calcext:value-type="float">
            <text:p>1,5769353508949</text:p>
          </table:table-cell>
          <table:table-cell office:value-type="float" office:value="11.0342669487" calcext:value-type="float">
            <text:p>11,0342669487</text:p>
          </table:table-cell>
          <table:table-cell office:value-type="float" office:value="-87.189717657247" calcext:value-type="float">
            <text:p>-87,189717657247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332</text:p>
          </table:table-cell>
          <table:table-cell office:value-type="float" office:value="2.1392135322094" calcext:value-type="float">
            <text:p>2,1392135322094</text:p>
          </table:table-cell>
          <table:table-cell office:value-type="float" office:value="9.0005815029144" calcext:value-type="float">
            <text:p>9,0005815029144</text:p>
          </table:table-cell>
          <table:table-cell office:value-type="float" office:value="-173.20442959002" calcext:value-type="float">
            <text:p>-173,20442959002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343</text:p>
          </table:table-cell>
          <table:table-cell office:value-type="float" office:value="6.9952601194382" calcext:value-type="float">
            <text:p>6,9952601194382</text:p>
          </table:table-cell>
          <table:table-cell office:value-type="float" office:value="9.8805367946625" calcext:value-type="float">
            <text:p>9,8805367946625</text:p>
          </table:table-cell>
          <table:table-cell office:value-type="float" office:value="122.51356301034" calcext:value-type="float">
            <text:p>122,513563010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354</text:p>
          </table:table-cell>
          <table:table-cell office:value-type="float" office:value="8.6200350522995" calcext:value-type="float">
            <text:p>8,6200350522995</text:p>
          </table:table-cell>
          <table:table-cell office:value-type="float" office:value="11.010504961014" calcext:value-type="float">
            <text:p>11,010504961014</text:p>
          </table:table-cell>
          <table:table-cell office:value-type="float" office:value="-171.48732379743" calcext:value-type="float">
            <text:p>-171,48732379743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365</text:p>
          </table:table-cell>
          <table:table-cell office:value-type="float" office:value="-1.3647961616516" calcext:value-type="float">
            <text:p>-1,3647961616516</text:p>
          </table:table-cell>
          <table:table-cell office:value-type="float" office:value="8.9523112773895" calcext:value-type="float">
            <text:p>8,9523112773895</text:p>
          </table:table-cell>
          <table:table-cell office:value-type="float" office:value="-178.87130512553" calcext:value-type="float">
            <text:p>-178,87130512553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376</text:p>
          </table:table-cell>
          <table:table-cell office:value-type="float" office:value="-1.2492293119431" calcext:value-type="float">
            <text:p>-1,2492293119431</text:p>
          </table:table-cell>
          <table:table-cell office:value-type="float" office:value="4.9623569846153" calcext:value-type="float">
            <text:p>4,9623569846153</text:p>
          </table:table-cell>
          <table:table-cell office:value-type="float" office:value="-142.4525102992" calcext:value-type="float">
            <text:p>-142,4525102992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387</text:p>
          </table:table-cell>
          <table:table-cell office:value-type="float" office:value="3.9102163910866" calcext:value-type="float">
            <text:p>3,9102163910866</text:p>
          </table:table-cell>
          <table:table-cell office:value-type="float" office:value="6.3611209392548" calcext:value-type="float">
            <text:p>6,3611209392548</text:p>
          </table:table-cell>
          <table:table-cell office:value-type="float" office:value="-138.35863247039" calcext:value-type="float">
            <text:p>-138,35863247039</text:p>
          </table:table-cell>
          <table:table-cell office:value-type="float" office:value="10" calcext:value-type="float">
            <text:p>1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398</text:p>
          </table:table-cell>
          <table:table-cell office:value-type="float" office:value="1.9801709055901" calcext:value-type="float">
            <text:p>1,9801709055901</text:p>
          </table:table-cell>
          <table:table-cell office:value-type="float" office:value="10.757088661194" calcext:value-type="float">
            <text:p>10,757088661194</text:p>
          </table:table-cell>
          <table:table-cell office:value-type="float" office:value="-66.73564273081" calcext:value-type="float">
            <text:p>-66,73564273081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409</text:p>
          </table:table-cell>
          <table:table-cell office:value-type="float" office:value="3.6527746915817" calcext:value-type="float">
            <text:p>3,6527746915817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109.4538839" calcext:value-type="float">
            <text:p>-109,4538839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420</text:p>
          </table:table-cell>
          <table:table-cell office:value-type="float" office:value="4.6559590101242" calcext:value-type="float">
            <text:p>4,6559590101242</text:p>
          </table:table-cell>
          <table:table-cell office:value-type="float" office:value="6.2152057886124" calcext:value-type="float">
            <text:p>6,2152057886124</text:p>
          </table:table-cell>
          <table:table-cell office:value-type="float" office:value="3.3243422390549" calcext:value-type="float">
            <text:p>3,3243422390549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431</text:p>
          </table:table-cell>
          <table:table-cell office:value-type="float" office:value="7.6743525266647" calcext:value-type="float">
            <text:p>7,6743525266647</text:p>
          </table:table-cell>
          <table:table-cell office:value-type="float" office:value="7.9693824052811" calcext:value-type="float">
            <text:p>7,9693824052811</text:p>
          </table:table-cell>
          <table:table-cell office:value-type="float" office:value="-165.97342643009" calcext:value-type="float">
            <text:p>-165,97342643009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442</text:p>
          </table:table-cell>
          <table:table-cell office:value-type="float" office:value="-1.4303101599216" calcext:value-type="float">
            <text:p>-1,4303101599216</text:p>
          </table:table-cell>
          <table:table-cell office:value-type="float" office:value="9.2887896299362" calcext:value-type="float">
            <text:p>9,2887896299362</text:p>
          </table:table-cell>
          <table:table-cell office:value-type="float" office:value="143.64785297661" calcext:value-type="float">
            <text:p>143,64785297661</text:p>
          </table:table-cell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453</text:p>
          </table:table-cell>
          <table:table-cell office:value-type="float" office:value="0.31985376030207" calcext:value-type="float">
            <text:p>0,31985376030207</text:p>
          </table:table-cell>
          <table:table-cell office:value-type="float" office:value="10.581101179123" calcext:value-type="float">
            <text:p>10,581101179123</text:p>
          </table:table-cell>
          <table:table-cell office:value-type="float" office:value="63.770062604528" calcext:value-type="float">
            <text:p>63,770062604528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5</text:p>
          </table:table-cell>
          <table:table-cell office:value-type="float" office:value="-0.73926731944084" calcext:value-type="float">
            <text:p>-0,73926731944084</text:p>
          </table:table-cell>
          <table:table-cell office:value-type="float" office:value="-0.213065110147" calcext:value-type="float">
            <text:p>-0,213065110147</text:p>
          </table:table-cell>
          <table:table-cell office:value-type="float" office:value="-37.595536298813" calcext:value-type="float">
            <text:p>-37,595536298813</text:p>
          </table:table-cell>
          <table:table-cell office:value-type="float" office:value="10" calcext:value-type="float">
            <text:p>10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914</text:p>
          </table:table-cell>
          <table:table-cell office:value-type="float" office:value="0.36186370998621" calcext:value-type="float">
            <text:p>0,36186370998621</text:p>
          </table:table-cell>
          <table:table-cell office:value-type="float" office:value="-0.36122016608715" calcext:value-type="float">
            <text:p>-0,36122016608715</text:p>
          </table:table-cell>
          <table:table-cell office:value-type="float" office:value="112.81429886059" calcext:value-type="float">
            <text:p>112,81429886059</text:p>
          </table:table-cell>
          <table:table-cell office:value-type="float" office:value="10" calcext:value-type="float">
            <text:p>10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925</text:p>
          </table:table-cell>
          <table:table-cell office:value-type="float" office:value="2.1579310297966" calcext:value-type="float">
            <text:p>2,1579310297966</text:p>
          </table:table-cell>
          <table:table-cell office:value-type="float" office:value="0.10645052418113" calcext:value-type="float">
            <text:p>0,10645052418113</text:p>
          </table:table-cell>
          <table:table-cell office:value-type="float" office:value="152.27184174167" calcext:value-type="float">
            <text:p>152,27184174167</text:p>
          </table:table-cell>
          <table:table-cell office:value-type="float" office:value="10" calcext:value-type="float">
            <text:p>10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936</text:p>
          </table:table-cell>
          <table:table-cell office:value-type="float" office:value="-0.089136976748705" calcext:value-type="float">
            <text:p>-0,089136976748705</text:p>
          </table:table-cell>
          <table:table-cell office:value-type="float" office:value="1.0872541368008" calcext:value-type="float">
            <text:p>1,0872541368008</text:p>
          </table:table-cell>
          <table:table-cell office:value-type="float" office:value="-94.350088174176" calcext:value-type="float">
            <text:p>-94,350088174176</text:p>
          </table:table-cell>
          <table:table-cell office:value-type="float" office:value="10" calcext:value-type="float">
            <text:p>1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947</text:p>
          </table:table-cell>
          <table:table-cell office:value-type="float" office:value="6.6742968559265" calcext:value-type="float">
            <text:p>6,6742968559265</text:p>
          </table:table-cell>
          <table:table-cell office:value-type="float" office:value="-0.48621729016304" calcext:value-type="float">
            <text:p>-0,48621729016304</text:p>
          </table:table-cell>
          <table:table-cell office:value-type="float" office:value="-1.0636117261876" calcext:value-type="float">
            <text:p>-1,0636117261876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958</text:p>
          </table:table-cell>
          <table:table-cell office:value-type="float" office:value="7.928854227066" calcext:value-type="float">
            <text:p>7,928854227066</text:p>
          </table:table-cell>
          <table:table-cell office:value-type="float" office:value="0.59691339731216" calcext:value-type="float">
            <text:p>0,59691339731216</text:p>
          </table:table-cell>
          <table:table-cell office:value-type="float" office:value="-76.889502015083" calcext:value-type="float">
            <text:p>-76,889502015083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969</text:p>
          </table:table-cell>
          <table:table-cell office:value-type="float" office:value="9.5593470335007" calcext:value-type="float">
            <text:p>9,5593470335007</text:p>
          </table:table-cell>
          <table:table-cell office:value-type="float" office:value="0.42495034635067" calcext:value-type="float">
            <text:p>0,42495034635067</text:p>
          </table:table-cell>
          <table:table-cell office:value-type="float" office:value="15.160564594208" calcext:value-type="float">
            <text:p>15,160564594208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980</text:p>
          </table:table-cell>
          <table:table-cell office:value-type="float" office:value="-1.4554293453693" calcext:value-type="float">
            <text:p>-1,4554293453693</text:p>
          </table:table-cell>
          <table:table-cell office:value-type="float" office:value="1.2730956077576" calcext:value-type="float">
            <text:p>1,2730956077576</text:p>
          </table:table-cell>
          <table:table-cell office:value-type="float" office:value="132.26869911145" calcext:value-type="float">
            <text:p>132,26869911145</text:p>
          </table:table-cell>
          <table:table-cell office:value-type="float" office:value="10" calcext:value-type="float">
            <text:p>1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991</text:p>
          </table:table-cell>
          <table:table-cell office:value-type="float" office:value="4.2866310477257" calcext:value-type="float">
            <text:p>4,2866310477257</text:p>
          </table:table-cell>
          <table:table-cell office:value-type="float" office:value="-0.013257451355457" calcext:value-type="float">
            <text:p>-0,013257451355457</text:p>
          </table:table-cell>
          <table:table-cell office:value-type="float" office:value="45.716964515151" calcext:value-type="float">
            <text:p>45,716964515151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002</text:p>
          </table:table-cell>
          <table:table-cell office:value-type="float" office:value="0.80020658671856" calcext:value-type="float">
            <text:p>0,80020658671856</text:p>
          </table:table-cell>
          <table:table-cell office:value-type="float" office:value="3.7194380164146" calcext:value-type="float">
            <text:p>3,7194380164146</text:p>
          </table:table-cell>
          <table:table-cell office:value-type="float" office:value="-101.76863412189" calcext:value-type="float">
            <text:p>-101,76863412189</text:p>
          </table:table-cell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013</text:p>
          </table:table-cell>
          <table:table-cell office:value-type="float" office:value="-0.40687203407288" calcext:value-type="float">
            <text:p>-0,40687203407288</text:p>
          </table:table-cell>
          <table:table-cell office:value-type="float" office:value="0.98839044570923" calcext:value-type="float">
            <text:p>0,98839044570923</text:p>
          </table:table-cell>
          <table:table-cell office:value-type="float" office:value="92.137973020031" calcext:value-type="float">
            <text:p>92,137973020031</text:p>
          </table:table-cell>
          <table:table-cell office:value-type="float" office:value="10" calcext:value-type="float">
            <text:p>10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024</text:p>
          </table:table-cell>
          <table:table-cell office:value-type="float" office:value="6.2515300512314" calcext:value-type="float">
            <text:p>6,2515300512314</text:p>
          </table:table-cell>
          <table:table-cell office:value-type="float" office:value="3.0055943131447" calcext:value-type="float">
            <text:p>3,0055943131447</text:p>
          </table:table-cell>
          <table:table-cell office:value-type="float" office:value="-111.69174142704" calcext:value-type="float">
            <text:p>-111,69174142704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035</text:p>
          </table:table-cell>
          <table:table-cell office:value-type="float" office:value="0.99261827766895" calcext:value-type="float">
            <text:p>0,99261827766895</text:p>
          </table:table-cell>
          <table:table-cell office:value-type="float" office:value="1.8501456081867" calcext:value-type="float">
            <text:p>1,8501456081867</text:p>
          </table:table-cell>
          <table:table-cell office:value-type="float" office:value="-5.1776752065701" calcext:value-type="float">
            <text:p>-5,1776752065701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046</text:p>
          </table:table-cell>
          <table:table-cell office:value-type="float" office:value="7.1903610229492" calcext:value-type="float">
            <text:p>7,1903610229492</text:p>
          </table:table-cell>
          <table:table-cell office:value-type="float" office:value="-0.5850113555789" calcext:value-type="float">
            <text:p>-0,5850113555789</text:p>
          </table:table-cell>
          <table:table-cell office:value-type="float" office:value="55.879068602422" calcext:value-type="float">
            <text:p>55,879068602422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057</text:p>
          </table:table-cell>
          <table:table-cell office:value-type="float" office:value="-1.4517751336098" calcext:value-type="float">
            <text:p>-1,4517751336098</text:p>
          </table:table-cell>
          <table:table-cell office:value-type="float" office:value="1.6750550270081" calcext:value-type="float">
            <text:p>1,6750550270081</text:p>
          </table:table-cell>
          <table:table-cell office:value-type="float" office:value="9.9898276814989" calcext:value-type="float">
            <text:p>9,9898276814989</text:p>
          </table:table-cell>
          <table:table-cell office:value-type="float" office:value="10" calcext:value-type="float">
            <text:p>1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068</text:p>
          </table:table-cell>
          <table:table-cell office:value-type="float" office:value="0.77201619744301" calcext:value-type="float">
            <text:p>0,77201619744301</text:p>
          </table:table-cell>
          <table:table-cell office:value-type="float" office:value="2.4510166049004" calcext:value-type="float">
            <text:p>2,4510166049004</text:p>
          </table:table-cell>
          <table:table-cell office:value-type="float" office:value="-69.068009686318" calcext:value-type="float">
            <text:p>-69,068009686318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079</text:p>
          </table:table-cell>
          <table:table-cell office:value-type="float" office:value="3.0460518598557" calcext:value-type="float">
            <text:p>3,0460518598557</text:p>
          </table:table-cell>
          <table:table-cell office:value-type="float" office:value="3.4584578871727" calcext:value-type="float">
            <text:p>3,4584578871727</text:p>
          </table:table-cell>
          <table:table-cell office:value-type="float" office:value="87.705077639051" calcext:value-type="float">
            <text:p>87,705077639051</text:p>
          </table:table-cell>
          <table:table-cell office:value-type="float" office:value="10" calcext:value-type="float">
            <text:p>1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090</text:p>
          </table:table-cell>
          <table:table-cell office:value-type="float" office:value="3.0949908494949" calcext:value-type="float">
            <text:p>3,0949908494949</text:p>
          </table:table-cell>
          <table:table-cell office:value-type="float" office:value="2.2551307082176" calcext:value-type="float">
            <text:p>2,2551307082176</text:p>
          </table:table-cell>
          <table:table-cell office:value-type="float" office:value="3.5592631739416" calcext:value-type="float">
            <text:p>3,5592631739416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101</text:p>
          </table:table-cell>
          <table:table-cell office:value-type="float" office:value="4.4112700223923" calcext:value-type="float">
            <text:p>4,4112700223923</text:p>
          </table:table-cell>
          <table:table-cell office:value-type="float" office:value="3.8567036390305" calcext:value-type="float">
            <text:p>3,8567036390305</text:p>
          </table:table-cell>
          <table:table-cell office:value-type="float" office:value="141.46038681079" calcext:value-type="float">
            <text:p>141,46038681079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112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2.571012377739" calcext:value-type="float">
            <text:p>2,571012377739</text:p>
          </table:table-cell>
          <table:table-cell office:value-type="float" office:value="145.08876982768" calcext:value-type="float">
            <text:p>145,08876982768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123</text:p>
          </table:table-cell>
          <table:table-cell office:value-type="float" office:value="8.1721794605255" calcext:value-type="float">
            <text:p>8,1721794605255</text:p>
          </table:table-cell>
          <table:table-cell office:value-type="float" office:value="8.2173120975494" calcext:value-type="float">
            <text:p>8,2173120975494</text:p>
          </table:table-cell>
          <table:table-cell office:value-type="float" office:value="-147.76491055823" calcext:value-type="float">
            <text:p>-147,76491055823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134</text:p>
          </table:table-cell>
          <table:table-cell office:value-type="float" office:value="0.16250368207693" calcext:value-type="float">
            <text:p>0,16250368207693</text:p>
          </table:table-cell>
          <table:table-cell office:value-type="float" office:value="4.2979604005814" calcext:value-type="float">
            <text:p>4,2979604005814</text:p>
          </table:table-cell>
          <table:table-cell office:value-type="float" office:value="-158.33599855945" calcext:value-type="float">
            <text:p>-158,33599855945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145</text:p>
          </table:table-cell>
          <table:table-cell office:value-type="float" office:value="1.3346336781979" calcext:value-type="float">
            <text:p>1,3346336781979</text:p>
          </table:table-cell>
          <table:table-cell office:value-type="float" office:value="6.5551519393921" calcext:value-type="float">
            <text:p>6,5551519393921</text:p>
          </table:table-cell>
          <table:table-cell office:value-type="float" office:value="-50.125894273163" calcext:value-type="float">
            <text:p>-50,125894273163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156</text:p>
          </table:table-cell>
          <table:table-cell office:value-type="float" office:value="-0.81875927746296" calcext:value-type="float">
            <text:p>-0,81875927746296</text:p>
          </table:table-cell>
          <table:table-cell office:value-type="float" office:value="2.5768035650253" calcext:value-type="float">
            <text:p>2,5768035650253</text:p>
          </table:table-cell>
          <table:table-cell office:value-type="float" office:value="-60.951624706293" calcext:value-type="float">
            <text:p>-60,951624706293</text:p>
          </table:table-cell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167</text:p>
          </table:table-cell>
          <table:table-cell office:value-type="float" office:value="4.4734710454941" calcext:value-type="float">
            <text:p>4,4734710454941</text:p>
          </table:table-cell>
          <table:table-cell office:value-type="float" office:value="4.7331768274307" calcext:value-type="float">
            <text:p>4,7331768274307</text:p>
          </table:table-cell>
          <table:table-cell office:value-type="float" office:value="119.65213459768" calcext:value-type="float">
            <text:p>119,65213459768</text:p>
          </table:table-cell>
          <table:table-cell office:value-type="float" office:value="10" calcext:value-type="float">
            <text:p>10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178</text:p>
          </table:table-cell>
          <table:table-cell office:value-type="float" office:value="5.6522738933563" calcext:value-type="float">
            <text:p>5,6522738933563</text:p>
          </table:table-cell>
          <table:table-cell office:value-type="float" office:value="5.0413554906845" calcext:value-type="float">
            <text:p>5,0413554906845</text:p>
          </table:table-cell>
          <table:table-cell office:value-type="float" office:value="-175.23760552619" calcext:value-type="float">
            <text:p>-175,23760552619</text:p>
          </table:table-cell>
          <table:table-cell office:value-type="float" office:value="10" calcext:value-type="float">
            <text:p>10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189</text:p>
          </table:table-cell>
          <table:table-cell office:value-type="float" office:value="7.3893249034882" calcext:value-type="float">
            <text:p>7,3893249034882</text:p>
          </table:table-cell>
          <table:table-cell office:value-type="float" office:value="5.6795227527618" calcext:value-type="float">
            <text:p>5,6795227527618</text:p>
          </table:table-cell>
          <table:table-cell office:value-type="float" office:value="31.08598244418" calcext:value-type="float">
            <text:p>31,0859824441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200</text:p>
          </table:table-cell>
          <table:table-cell office:value-type="float" office:value="5.8355832099915" calcext:value-type="float">
            <text:p>5,8355832099915</text:p>
          </table:table-cell>
          <table:table-cell office:value-type="float" office:value="9.1855543851852" calcext:value-type="float">
            <text:p>9,1855543851852</text:p>
          </table:table-cell>
          <table:table-cell office:value-type="float" office:value="-31.916018504246" calcext:value-type="float">
            <text:p>-31,91601850424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211</text:p>
          </table:table-cell>
          <table:table-cell office:value-type="float" office:value="0.84528937935829" calcext:value-type="float">
            <text:p>0,84528937935829</text:p>
          </table:table-cell>
          <table:table-cell office:value-type="float" office:value="5.0729262828827" calcext:value-type="float">
            <text:p>5,0729262828827</text:p>
          </table:table-cell>
          <table:table-cell office:value-type="float" office:value="-132.03172167395" calcext:value-type="float">
            <text:p>-132,0317216739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222</text:p>
          </table:table-cell>
          <table:table-cell office:value-type="float" office:value="0.53102076053619" calcext:value-type="float">
            <text:p>0,53102076053619</text:p>
          </table:table-cell>
          <table:table-cell office:value-type="float" office:value="6.2373173236847" calcext:value-type="float">
            <text:p>6,2373173236847</text:p>
          </table:table-cell>
          <table:table-cell office:value-type="float" office:value="176.00900200522" calcext:value-type="float">
            <text:p>176,00900200522</text:p>
          </table:table-cell>
          <table:table-cell office:value-type="float" office:value="10" calcext:value-type="float">
            <text:p>10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233</text:p>
          </table:table-cell>
          <table:table-cell office:value-type="float" office:value="2.6911708712578" calcext:value-type="float">
            <text:p>2,6911708712578</text:p>
          </table:table-cell>
          <table:table-cell office:value-type="float" office:value="7.8169357776642" calcext:value-type="float">
            <text:p>7,8169357776642</text:p>
          </table:table-cell>
          <table:table-cell office:value-type="float" office:value="83.157978240092" calcext:value-type="float">
            <text:p>83,157978240092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244</text:p>
          </table:table-cell>
          <table:table-cell office:value-type="float" office:value="3.7067931890488" calcext:value-type="float">
            <text:p>3,7067931890488</text:p>
          </table:table-cell>
          <table:table-cell office:value-type="float" office:value="6.0687398910522" calcext:value-type="float">
            <text:p>6,0687398910522</text:p>
          </table:table-cell>
          <table:table-cell office:value-type="float" office:value="-56.68921189703" calcext:value-type="float">
            <text:p>-56,68921189703</text:p>
          </table:table-cell>
          <table:table-cell office:value-type="float" office:value="10" calcext:value-type="float">
            <text:p>1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255</text:p>
          </table:table-cell>
          <table:table-cell office:value-type="float" office:value="5.032747387886" calcext:value-type="float">
            <text:p>5,032747387886</text:p>
          </table:table-cell>
          <table:table-cell office:value-type="float" office:value="9.5086002349854" calcext:value-type="float">
            <text:p>9,5086002349854</text:p>
          </table:table-cell>
          <table:table-cell office:value-type="float" office:value="171.57875808181" calcext:value-type="float">
            <text:p>171,5787580818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266</text:p>
          </table:table-cell>
          <table:table-cell office:value-type="float" office:value="4.4171136617661" calcext:value-type="float">
            <text:p>4,4171136617661</text:p>
          </table:table-cell>
          <table:table-cell office:value-type="float" office:value="8.1568014621735" calcext:value-type="float">
            <text:p>8,1568014621735</text:p>
          </table:table-cell>
          <table:table-cell office:value-type="float" office:value="-68.042004943653" calcext:value-type="float">
            <text:p>-68,042004943653</text:p>
          </table:table-cell>
          <table:table-cell office:value-type="float" office:value="10" calcext:value-type="float">
            <text:p>1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277</text:p>
          </table:table-cell>
          <table:table-cell office:value-type="float" office:value="9.9983251094818" calcext:value-type="float">
            <text:p>9,9983251094818</text:p>
          </table:table-cell>
          <table:table-cell office:value-type="float" office:value="0.92927902936935" calcext:value-type="float">
            <text:p>0,92927902936935</text:p>
          </table:table-cell>
          <table:table-cell office:value-type="float" office:value="-66.015279976426" calcext:value-type="float">
            <text:p>-66,015279976426</text:p>
          </table:table-cell>
          <table:table-cell office:value-type="float" office:value="10" calcext:value-type="float">
            <text:p>1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288</text:p>
          </table:table-cell>
          <table:table-cell office:value-type="float" office:value="-0.70178754627705" calcext:value-type="float">
            <text:p>-0,70178754627705</text:p>
          </table:table-cell>
          <table:table-cell office:value-type="float" office:value="4.1362181305885" calcext:value-type="float">
            <text:p>4,1362181305885</text:p>
          </table:table-cell>
          <table:table-cell office:value-type="float" office:value="-166.93919935044" calcext:value-type="float">
            <text:p>-166,93919935044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299</text:p>
          </table:table-cell>
          <table:table-cell office:value-type="float" office:value="-0.030847513116896" calcext:value-type="float">
            <text:p>-0,030847513116896</text:p>
          </table:table-cell>
          <table:table-cell office:value-type="float" office:value="6.6245663166046" calcext:value-type="float">
            <text:p>6,6245663166046</text:p>
          </table:table-cell>
          <table:table-cell office:value-type="float" office:value="-48.462531748851" calcext:value-type="float">
            <text:p>-48,462531748851</text:p>
          </table:table-cell>
          <table:table-cell office:value-type="float" office:value="10" calcext:value-type="float">
            <text:p>1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310</text:p>
          </table:table-cell>
          <table:table-cell office:value-type="float" office:value="2.8951033949852" calcext:value-type="float">
            <text:p>2,8951033949852</text:p>
          </table:table-cell>
          <table:table-cell office:value-type="float" office:value="4.0613976120949" calcext:value-type="float">
            <text:p>4,0613976120949</text:p>
          </table:table-cell>
          <table:table-cell office:value-type="float" office:value="-133.04936202468" calcext:value-type="float">
            <text:p>-133,04936202468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321</text:p>
          </table:table-cell>
          <table:table-cell office:value-type="float" office:value="1.5323016047478" calcext:value-type="float">
            <text:p>1,5323016047478</text:p>
          </table:table-cell>
          <table:table-cell office:value-type="float" office:value="11.033421754837" calcext:value-type="float">
            <text:p>11,033421754837</text:p>
          </table:table-cell>
          <table:table-cell office:value-type="float" office:value="-87.503013337494" calcext:value-type="float">
            <text:p>-87,503013337494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332</text:p>
          </table:table-cell>
          <table:table-cell office:value-type="float" office:value="2.4521450698376" calcext:value-type="float">
            <text:p>2,4521450698376</text:p>
          </table:table-cell>
          <table:table-cell office:value-type="float" office:value="9.0107309818268" calcext:value-type="float">
            <text:p>9,0107309818268</text:p>
          </table:table-cell>
          <table:table-cell office:value-type="float" office:value="176.67618526775" calcext:value-type="float">
            <text:p>176,67618526775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343</text:p>
          </table:table-cell>
          <table:table-cell office:value-type="float" office:value="7.262014746666" calcext:value-type="float">
            <text:p>7,262014746666</text:p>
          </table:table-cell>
          <table:table-cell office:value-type="float" office:value="9.8489266633987" calcext:value-type="float">
            <text:p>9,8489266633987</text:p>
          </table:table-cell>
          <table:table-cell office:value-type="float" office:value="-176.91447476673" calcext:value-type="float">
            <text:p>-176,914474766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354</text:p>
          </table:table-cell>
          <table:table-cell office:value-type="float" office:value="8.728836774826" calcext:value-type="float">
            <text:p>8,728836774826</text:p>
          </table:table-cell>
          <table:table-cell office:value-type="float" office:value="10.909249782562" calcext:value-type="float">
            <text:p>10,909249782562</text:p>
          </table:table-cell>
          <table:table-cell office:value-type="float" office:value="-169.21208618553" calcext:value-type="float">
            <text:p>-169,21208618553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365</text:p>
          </table:table-cell>
          <table:table-cell office:value-type="float" office:value="-1.3119494915009" calcext:value-type="float">
            <text:p>-1,3119494915009</text:p>
          </table:table-cell>
          <table:table-cell office:value-type="float" office:value="8.7144058942795" calcext:value-type="float">
            <text:p>8,7144058942795</text:p>
          </table:table-cell>
          <table:table-cell office:value-type="float" office:value="98.902777501732" calcext:value-type="float">
            <text:p>98,902777501732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376</text:p>
          </table:table-cell>
          <table:table-cell office:value-type="float" office:value="-0.93374118208885" calcext:value-type="float">
            <text:p>-0,93374118208885</text:p>
          </table:table-cell>
          <table:table-cell office:value-type="float" office:value="5.2054286003113" calcext:value-type="float">
            <text:p>5,2054286003113</text:p>
          </table:table-cell>
          <table:table-cell office:value-type="float" office:value="-142.44683836676" calcext:value-type="float">
            <text:p>-142,44683836676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387</text:p>
          </table:table-cell>
          <table:table-cell office:value-type="float" office:value="4.0955719351768" calcext:value-type="float">
            <text:p>4,0955719351768</text:p>
          </table:table-cell>
          <table:table-cell office:value-type="float" office:value="6.3747161626816" calcext:value-type="float">
            <text:p>6,3747161626816</text:p>
          </table:table-cell>
          <table:table-cell office:value-type="float" office:value="167.97373249273" calcext:value-type="float">
            <text:p>167,97373249273</text:p>
          </table:table-cell>
          <table:table-cell office:value-type="float" office:value="10" calcext:value-type="float">
            <text:p>1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398</text:p>
          </table:table-cell>
          <table:table-cell office:value-type="float" office:value="1.7657914757729" calcext:value-type="float">
            <text:p>1,7657914757729</text:p>
          </table:table-cell>
          <table:table-cell office:value-type="float" office:value="10.698583126068" calcext:value-type="float">
            <text:p>10,698583126068</text:p>
          </table:table-cell>
          <table:table-cell office:value-type="float" office:value="24.035213479571" calcext:value-type="float">
            <text:p>24,035213479571</text:p>
          </table:table-cell>
          <table:table-cell office:value-type="float" office:value="11" calcext:value-type="float">
            <text:p>1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409</text:p>
          </table:table-cell>
          <table:table-cell office:value-type="float" office:value="3.7132123112679" calcext:value-type="float">
            <text:p>3,7132123112679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113.0212082225" calcext:value-type="float">
            <text:p>-113,0212082225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420</text:p>
          </table:table-cell>
          <table:table-cell office:value-type="float" office:value="4.4811478257179" calcext:value-type="float">
            <text:p>4,4811478257179</text:p>
          </table:table-cell>
          <table:table-cell office:value-type="float" office:value="6.1220955848694" calcext:value-type="float">
            <text:p>6,1220955848694</text:p>
          </table:table-cell>
          <table:table-cell office:value-type="float" office:value="42.330653424476" calcext:value-type="float">
            <text:p>42,330653424476</text:p>
          </table:table-cell>
          <table:table-cell office:value-type="float" office:value="10" calcext:value-type="float">
            <text:p>1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431</text:p>
          </table:table-cell>
          <table:table-cell office:value-type="float" office:value="7.7778923511505" calcext:value-type="float">
            <text:p>7,7778923511505</text:p>
          </table:table-cell>
          <table:table-cell office:value-type="float" office:value="7.7657777070999" calcext:value-type="float">
            <text:p>7,7657777070999</text:p>
          </table:table-cell>
          <table:table-cell office:value-type="float" office:value="113.09769730659" calcext:value-type="float">
            <text:p>113,09769730659</text:p>
          </table:table-cell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442</text:p>
          </table:table-cell>
          <table:table-cell office:value-type="float" office:value="-1.2592880427837" calcext:value-type="float">
            <text:p>-1,2592880427837</text:p>
          </table:table-cell>
          <table:table-cell office:value-type="float" office:value="9.4516450166702" calcext:value-type="float">
            <text:p>9,4516450166702</text:p>
          </table:table-cell>
          <table:table-cell office:value-type="float" office:value="-130.93369022296" calcext:value-type="float">
            <text:p>-130,93369022296</text:p>
          </table:table-cell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453</text:p>
          </table:table-cell>
          <table:table-cell office:value-type="float" office:value="0.055658677592874" calcext:value-type="float">
            <text:p>0,055658677592874</text:p>
          </table:table-cell>
          <table:table-cell office:value-type="float" office:value="10.497080087662" calcext:value-type="float">
            <text:p>10,497080087662</text:p>
          </table:table-cell>
          <table:table-cell office:value-type="float" office:value="8.0164769652543" calcext:value-type="float">
            <text:p>8,0164769652543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5</text:p>
          </table:table-cell>
          <table:table-cell office:value-type="float" office:value="-0.98453246057034" calcext:value-type="float">
            <text:p>-0,98453246057034</text:p>
          </table:table-cell>
          <table:table-cell office:value-type="float" office:value="0.079232035204768" calcext:value-type="float">
            <text:p>0,079232035204768</text:p>
          </table:table-cell>
          <table:table-cell office:value-type="float" office:value="-46.225712937155" calcext:value-type="float">
            <text:p>-46,225712937155</text:p>
          </table:table-cell>
          <table:table-cell office:value-type="float" office:value="10" calcext:value-type="float">
            <text:p>10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914</text:p>
          </table:table-cell>
          <table:table-cell office:value-type="float" office:value="0.3688707202673" calcext:value-type="float">
            <text:p>0,3688707202673</text:p>
          </table:table-cell>
          <table:table-cell office:value-type="float" office:value="-0.58502055704594" calcext:value-type="float">
            <text:p>-0,58502055704594</text:p>
          </table:table-cell>
          <table:table-cell office:value-type="float" office:value="73.815225795576" calcext:value-type="float">
            <text:p>73,815225795576</text:p>
          </table:table-cell>
          <table:table-cell office:value-type="float" office:value="10" calcext:value-type="float">
            <text:p>10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925</text:p>
          </table:table-cell>
          <table:table-cell office:value-type="float" office:value="2.4134869873524" calcext:value-type="float">
            <text:p>2,4134869873524</text:p>
          </table:table-cell>
          <table:table-cell office:value-type="float" office:value="-0.11438488028944" calcext:value-type="float">
            <text:p>-0,11438488028944</text:p>
          </table:table-cell>
          <table:table-cell office:value-type="float" office:value="135.54666604206" calcext:value-type="float">
            <text:p>135,54666604206</text:p>
          </table:table-cell>
          <table:table-cell office:value-type="float" office:value="10" calcext:value-type="float">
            <text:p>10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936</text:p>
          </table:table-cell>
          <table:table-cell office:value-type="float" office:value="0.13175079599023" calcext:value-type="float">
            <text:p>0,13175079599023</text:p>
          </table:table-cell>
          <table:table-cell office:value-type="float" office:value="1.1025426536798" calcext:value-type="float">
            <text:p>1,1025426536798</text:p>
          </table:table-cell>
          <table:table-cell office:value-type="float" office:value="175.06653184344" calcext:value-type="float">
            <text:p>175,06653184344</text:p>
          </table:table-cell>
          <table:table-cell office:value-type="float" office:value="10" calcext:value-type="float">
            <text:p>10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947</text:p>
          </table:table-cell>
          <table:table-cell office:value-type="float" office:value="6.2801694869995" calcext:value-type="float">
            <text:p>6,2801694869995</text:p>
          </table:table-cell>
          <table:table-cell office:value-type="float" office:value="-0.47967359423637" calcext:value-type="float">
            <text:p>-0,47967359423637</text:p>
          </table:table-cell>
          <table:table-cell office:value-type="float" office:value="-0.640650908611" calcext:value-type="float">
            <text:p>-0,640650908611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958</text:p>
          </table:table-cell>
          <table:table-cell office:value-type="float" office:value="7.8400266170502" calcext:value-type="float">
            <text:p>7,8400266170502</text:p>
          </table:table-cell>
          <table:table-cell office:value-type="float" office:value="0.98100528120995" calcext:value-type="float">
            <text:p>0,98100528120995</text:p>
          </table:table-cell>
          <table:table-cell office:value-type="float" office:value="-77.006453161786" calcext:value-type="float">
            <text:p>-77,006453161786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969</text:p>
          </table:table-cell>
          <table:table-cell office:value-type="float" office:value="9.1734969615936" calcext:value-type="float">
            <text:p>9,1734969615936</text:p>
          </table:table-cell>
          <table:table-cell office:value-type="float" office:value="0.3486517444253" calcext:value-type="float">
            <text:p>0,3486517444253</text:p>
          </table:table-cell>
          <table:table-cell office:value-type="float" office:value="11.898273210617" calcext:value-type="float">
            <text:p>11,898273210617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980</text:p>
          </table:table-cell>
          <table:table-cell office:value-type="float" office:value="-1.4259786903858" calcext:value-type="float">
            <text:p>-1,4259786903858</text:p>
          </table:table-cell>
          <table:table-cell office:value-type="float" office:value="0.9324599802494" calcext:value-type="float">
            <text:p>0,9324599802494</text:p>
          </table:table-cell>
          <table:table-cell office:value-type="float" office:value="100.15405363338" calcext:value-type="float">
            <text:p>100,15405363338</text:p>
          </table:table-cell>
          <table:table-cell office:value-type="float" office:value="10" calcext:value-type="float">
            <text:p>1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991</text:p>
          </table:table-cell>
          <table:table-cell office:value-type="float" office:value="3.9855089783669" calcext:value-type="float">
            <text:p>3,9855089783669</text:p>
          </table:table-cell>
          <table:table-cell office:value-type="float" office:value="-0.089714750647545" calcext:value-type="float">
            <text:p>-0,089714750647545</text:p>
          </table:table-cell>
          <table:table-cell office:value-type="float" office:value="6.2843452498412" calcext:value-type="float">
            <text:p>6,2843452498412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002</text:p>
          </table:table-cell>
          <table:table-cell office:value-type="float" office:value="0.90958997607231" calcext:value-type="float">
            <text:p>0,90958997607231</text:p>
          </table:table-cell>
          <table:table-cell office:value-type="float" office:value="3.9247250556946" calcext:value-type="float">
            <text:p>3,9247250556946</text:p>
          </table:table-cell>
          <table:table-cell office:value-type="float" office:value="-119.93626424461" calcext:value-type="float">
            <text:p>-119,93626424461</text:p>
          </table:table-cell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013</text:p>
          </table:table-cell>
          <table:table-cell office:value-type="float" office:value="-0.1860105060041" calcext:value-type="float">
            <text:p>-0,1860105060041</text:p>
          </table:table-cell>
          <table:table-cell office:value-type="float" office:value="0.96525937318802" calcext:value-type="float">
            <text:p>0,96525937318802</text:p>
          </table:table-cell>
          <table:table-cell office:value-type="float" office:value="-177.41789635579" calcext:value-type="float">
            <text:p>-177,41789635579</text:p>
          </table:table-cell>
          <table:table-cell office:value-type="float" office:value="10" calcext:value-type="float">
            <text:p>10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024</text:p>
          </table:table-cell>
          <table:table-cell office:value-type="float" office:value="6.3817495107651" calcext:value-type="float">
            <text:p>6,3817495107651</text:p>
          </table:table-cell>
          <table:table-cell office:value-type="float" office:value="3.360578417778" calcext:value-type="float">
            <text:p>3,360578417778</text:p>
          </table:table-cell>
          <table:table-cell office:value-type="float" office:value="-109.84353199127" calcext:value-type="float">
            <text:p>-109,84353199127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035</text:p>
          </table:table-cell>
          <table:table-cell office:value-type="float" office:value="0.94195947051048" calcext:value-type="float">
            <text:p>0,94195947051048</text:p>
          </table:table-cell>
          <table:table-cell office:value-type="float" office:value="1.6343002021313" calcext:value-type="float">
            <text:p>1,6343002021313</text:p>
          </table:table-cell>
          <table:table-cell office:value-type="float" office:value="85.627544457745" calcext:value-type="float">
            <text:p>85,627544457745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046</text:p>
          </table:table-cell>
          <table:table-cell office:value-type="float" office:value="6.9365471601486" calcext:value-type="float">
            <text:p>6,9365471601486</text:p>
          </table:table-cell>
          <table:table-cell office:value-type="float" office:value="-0.58499973267317" calcext:value-type="float">
            <text:p>-0,58499973267317</text:p>
          </table:table-cell>
          <table:table-cell office:value-type="float" office:value="66.042204571378" calcext:value-type="float">
            <text:p>66,042204571378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057</text:p>
          </table:table-cell>
          <table:table-cell office:value-type="float" office:value="-1.5207639336586" calcext:value-type="float">
            <text:p>-1,5207639336586</text:p>
          </table:table-cell>
          <table:table-cell office:value-type="float" office:value="1.8855802714825" calcext:value-type="float">
            <text:p>1,8855802714825</text:p>
          </table:table-cell>
          <table:table-cell office:value-type="float" office:value="-80.747912643821" calcext:value-type="float">
            <text:p>-80,747912643821</text:p>
          </table:table-cell>
          <table:table-cell office:value-type="float" office:value="10" calcext:value-type="float">
            <text:p>10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068</text:p>
          </table:table-cell>
          <table:table-cell office:value-type="float" office:value="0.55566601455212" calcext:value-type="float">
            <text:p>0,55566601455212</text:p>
          </table:table-cell>
          <table:table-cell office:value-type="float" office:value="2.4017138779163" calcext:value-type="float">
            <text:p>2,4017138779163</text:p>
          </table:table-cell>
          <table:table-cell office:value-type="float" office:value="21.619855218632" calcext:value-type="float">
            <text:p>21,619855218632</text:p>
          </table:table-cell>
          <table:table-cell office:value-type="float" office:value="10" calcext:value-type="float">
            <text:p>1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079</text:p>
          </table:table-cell>
          <table:table-cell office:value-type="float" office:value="3.2642948627472" calcext:value-type="float">
            <text:p>3,2642948627472</text:p>
          </table:table-cell>
          <table:table-cell office:value-type="float" office:value="3.4176886081696" calcext:value-type="float">
            <text:p>3,4176886081696</text:p>
          </table:table-cell>
          <table:table-cell office:value-type="float" office:value="178.31190224666" calcext:value-type="float">
            <text:p>178,31190224666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090</text:p>
          </table:table-cell>
          <table:table-cell office:value-type="float" office:value="2.749108672142" calcext:value-type="float">
            <text:p>2,749108672142</text:p>
          </table:table-cell>
          <table:table-cell office:value-type="float" office:value="2.2237721085548" calcext:value-type="float">
            <text:p>2,2237721085548</text:p>
          </table:table-cell>
          <table:table-cell office:value-type="float" office:value="4.6581279035586" calcext:value-type="float">
            <text:p>4,6581279035586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101</text:p>
          </table:table-cell>
          <table:table-cell office:value-type="float" office:value="4.4926366209984" calcext:value-type="float">
            <text:p>4,4926366209984</text:p>
          </table:table-cell>
          <table:table-cell office:value-type="float" office:value="3.6098834872246" calcext:value-type="float">
            <text:p>3,6098834872246</text:p>
          </table:table-cell>
          <table:table-cell office:value-type="float" office:value="102.39474029298" calcext:value-type="float">
            <text:p>102,39474029298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112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2.2612142562866" calcext:value-type="float">
            <text:p>2,2612142562866</text:p>
          </table:table-cell>
          <table:table-cell office:value-type="float" office:value="130.26575525855" calcext:value-type="float">
            <text:p>130,26575525855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123</text:p>
          </table:table-cell>
          <table:table-cell office:value-type="float" office:value="8.0804044008255" calcext:value-type="float">
            <text:p>8,0804044008255</text:p>
          </table:table-cell>
          <table:table-cell office:value-type="float" office:value="8.4200078248978" calcext:value-type="float">
            <text:p>8,4200078248978</text:p>
          </table:table-cell>
          <table:table-cell office:value-type="float" office:value="-56.986151227526" calcext:value-type="float">
            <text:p>-56,986151227526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134</text:p>
          </table:table-cell>
          <table:table-cell office:value-type="float" office:value="0.38130041211843" calcext:value-type="float">
            <text:p>0,38130041211843</text:p>
          </table:table-cell>
          <table:table-cell office:value-type="float" office:value="4.5337826013565" calcext:value-type="float">
            <text:p>4,5337826013565</text:p>
          </table:table-cell>
          <table:table-cell office:value-type="float" office:value="-126.13841986201" calcext:value-type="float">
            <text:p>-126,13841986201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145</text:p>
          </table:table-cell>
          <table:table-cell office:value-type="float" office:value="1.1732713878155" calcext:value-type="float">
            <text:p>1,1732713878155</text:p>
          </table:table-cell>
          <table:table-cell office:value-type="float" office:value="6.6632699966431" calcext:value-type="float">
            <text:p>6,6632699966431</text:p>
          </table:table-cell>
          <table:table-cell office:value-type="float" office:value="-33.327434472977" calcext:value-type="float">
            <text:p>-33,327434472977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156</text:p>
          </table:table-cell>
          <table:table-cell office:value-type="float" office:value="-0.99753893911839" calcext:value-type="float">
            <text:p>-0,99753893911839</text:p>
          </table:table-cell>
          <table:table-cell office:value-type="float" office:value="2.8766122460365" calcext:value-type="float">
            <text:p>2,8766122460365</text:p>
          </table:table-cell>
          <table:table-cell office:value-type="float" office:value="-55.119559263727" calcext:value-type="float">
            <text:p>-55,119559263727</text:p>
          </table:table-cell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167</text:p>
          </table:table-cell>
          <table:table-cell office:value-type="float" office:value="4.6689862012863" calcext:value-type="float">
            <text:p>4,6689862012863</text:p>
          </table:table-cell>
          <table:table-cell office:value-type="float" office:value="4.3866378068924" calcext:value-type="float">
            <text:p>4,3866378068924</text:p>
          </table:table-cell>
          <table:table-cell office:value-type="float" office:value="119.69345086699" calcext:value-type="float">
            <text:p>119,69345086699</text:p>
          </table:table-cell>
          <table:table-cell office:value-type="float" office:value="10" calcext:value-type="float">
            <text:p>10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178</text:p>
          </table:table-cell>
          <table:table-cell office:value-type="float" office:value="5.9987860918045" calcext:value-type="float">
            <text:p>5,9987860918045</text:p>
          </table:table-cell>
          <table:table-cell office:value-type="float" office:value="5.0518220663071" calcext:value-type="float">
            <text:p>5,0518220663071</text:p>
          </table:table-cell>
          <table:table-cell office:value-type="float" office:value="177.04115703607" calcext:value-type="float">
            <text:p>177,04115703607</text:p>
          </table:table-cell>
          <table:table-cell office:value-type="float" office:value="10" calcext:value-type="float">
            <text:p>10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189</text:p>
          </table:table-cell>
          <table:table-cell office:value-type="float" office:value="7.0594322681427" calcext:value-type="float">
            <text:p>7,0594322681427</text:p>
          </table:table-cell>
          <table:table-cell office:value-type="float" office:value="5.5752140283585" calcext:value-type="float">
            <text:p>5,5752140283585</text:p>
          </table:table-cell>
          <table:table-cell office:value-type="float" office:value="11.758202959777" calcext:value-type="float">
            <text:p>11,758202959777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200</text:p>
          </table:table-cell>
          <table:table-cell office:value-type="float" office:value="5.6370514631271" calcext:value-type="float">
            <text:p>5,6370514631271</text:p>
          </table:table-cell>
          <table:table-cell office:value-type="float" office:value="9.3824660778046" calcext:value-type="float">
            <text:p>9,3824660778046</text:p>
          </table:table-cell>
          <table:table-cell office:value-type="float" office:value="-32.161555092806" calcext:value-type="float">
            <text:p>-32,161555092806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211</text:p>
          </table:table-cell>
          <table:table-cell office:value-type="float" office:value="1.1091836541891" calcext:value-type="float">
            <text:p>1,1091836541891</text:p>
          </table:table-cell>
          <table:table-cell office:value-type="float" office:value="5.0517815351486" calcext:value-type="float">
            <text:p>5,0517815351486</text:p>
          </table:table-cell>
          <table:table-cell office:value-type="float" office:value="165.48894772864" calcext:value-type="float">
            <text:p>165,48894772864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222</text:p>
          </table:table-cell>
          <table:table-cell office:value-type="float" office:value="0.5468013882637" calcext:value-type="float">
            <text:p>0,5468013882637</text:p>
          </table:table-cell>
          <table:table-cell office:value-type="float" office:value="6.0163456201553" calcext:value-type="float">
            <text:p>6,0163456201553</text:p>
          </table:table-cell>
          <table:table-cell office:value-type="float" office:value="85.256032882982" calcext:value-type="float">
            <text:p>85,256032882982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233</text:p>
          </table:table-cell>
          <table:table-cell office:value-type="float" office:value="2.586932182312" calcext:value-type="float">
            <text:p>2,586932182312</text:p>
          </table:table-cell>
          <table:table-cell office:value-type="float" office:value="7.4912267923355" calcext:value-type="float">
            <text:p>7,4912267923355</text:p>
          </table:table-cell>
          <table:table-cell office:value-type="float" office:value="69.133660595888" calcext:value-type="float">
            <text:p>69,133660595888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244</text:p>
          </table:table-cell>
          <table:table-cell office:value-type="float" office:value="3.8289672136307" calcext:value-type="float">
            <text:p>3,8289672136307</text:p>
          </table:table-cell>
          <table:table-cell office:value-type="float" office:value="6.2221330404282" calcext:value-type="float">
            <text:p>6,2221330404282</text:p>
          </table:table-cell>
          <table:table-cell office:value-type="float" office:value="-143.38560468832" calcext:value-type="float">
            <text:p>-143,38560468832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255</text:p>
          </table:table-cell>
          <table:table-cell office:value-type="float" office:value="5.1700580120087" calcext:value-type="float">
            <text:p>5,1700580120087</text:p>
          </table:table-cell>
          <table:table-cell office:value-type="float" office:value="9.701429605484" calcext:value-type="float">
            <text:p>9,701429605484</text:p>
          </table:table-cell>
          <table:table-cell office:value-type="float" office:value="-112.58874045815" calcext:value-type="float">
            <text:p>-112,58874045815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266</text:p>
          </table:table-cell>
          <table:table-cell office:value-type="float" office:value="4.2666020989418" calcext:value-type="float">
            <text:p>4,2666020989418</text:p>
          </table:table-cell>
          <table:table-cell office:value-type="float" office:value="8.4084910154343" calcext:value-type="float">
            <text:p>8,4084910154343</text:p>
          </table:table-cell>
          <table:table-cell office:value-type="float" office:value="-57.15116687641" calcext:value-type="float">
            <text:p>-57,15116687641</text:p>
          </table:table-cell>
          <table:table-cell office:value-type="float" office:value="10" calcext:value-type="float">
            <text:p>1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277</text:p>
          </table:table-cell>
          <table:table-cell office:value-type="float" office:value="9.813095331192" calcext:value-type="float">
            <text:p>9,813095331192</text:p>
          </table:table-cell>
          <table:table-cell office:value-type="float" office:value="1.2753328680992" calcext:value-type="float">
            <text:p>1,2753328680992</text:p>
          </table:table-cell>
          <table:table-cell office:value-type="float" office:value="-62.478297075648" calcext:value-type="float">
            <text:p>-62,478297075648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288</text:p>
          </table:table-cell>
          <table:table-cell office:value-type="float" office:value="-0.35155974328518" calcext:value-type="float">
            <text:p>-0,35155974328518</text:p>
          </table:table-cell>
          <table:table-cell office:value-type="float" office:value="4.1850194334984" calcext:value-type="float">
            <text:p>4,1850194334984</text:p>
          </table:table-cell>
          <table:table-cell office:value-type="float" office:value="-177.06333907547" calcext:value-type="float">
            <text:p>-177,06333907547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299</text:p>
          </table:table-cell>
          <table:table-cell office:value-type="float" office:value="-0.21541671827435" calcext:value-type="float">
            <text:p>-0,21541671827435</text:p>
          </table:table-cell>
          <table:table-cell office:value-type="float" office:value="6.5022552013397" calcext:value-type="float">
            <text:p>6,5022552013397</text:p>
          </table:table-cell>
          <table:table-cell office:value-type="float" office:value="42.295050089526" calcext:value-type="float">
            <text:p>42,295050089526</text:p>
          </table:table-cell>
          <table:table-cell office:value-type="float" office:value="10" calcext:value-type="float">
            <text:p>1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310</text:p>
          </table:table-cell>
          <table:table-cell office:value-type="float" office:value="3.0775564908981" calcext:value-type="float">
            <text:p>3,0775564908981</text:p>
          </table:table-cell>
          <table:table-cell office:value-type="float" office:value="3.9349609613419" calcext:value-type="float">
            <text:p>3,9349609613419</text:p>
          </table:table-cell>
          <table:table-cell office:value-type="float" office:value="136.46855323937" calcext:value-type="float">
            <text:p>136,46855323937</text:p>
          </table:table-cell>
          <table:table-cell office:value-type="float" office:value="10" calcext:value-type="float">
            <text:p>1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321</text:p>
          </table:table-cell>
          <table:table-cell office:value-type="float" office:value="1.4885823428631" calcext:value-type="float">
            <text:p>1,4885823428631</text:p>
          </table:table-cell>
          <table:table-cell office:value-type="float" office:value="11.032668352127" calcext:value-type="float">
            <text:p>11,032668352127</text:p>
          </table:table-cell>
          <table:table-cell office:value-type="float" office:value="-87.854755152563" calcext:value-type="float">
            <text:p>-87,854755152563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332</text:p>
          </table:table-cell>
          <table:table-cell office:value-type="float" office:value="2.7277436852455" calcext:value-type="float">
            <text:p>2,7277436852455</text:p>
          </table:table-cell>
          <table:table-cell office:value-type="float" office:value="8.910436630249" calcext:value-type="float">
            <text:p>8,910436630249</text:p>
          </table:table-cell>
          <table:table-cell office:value-type="float" office:value="156.20805351597" calcext:value-type="float">
            <text:p>156,20805351597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343</text:p>
          </table:table-cell>
          <table:table-cell office:value-type="float" office:value="7.4197268486023" calcext:value-type="float">
            <text:p>7,4197268486023</text:p>
          </table:table-cell>
          <table:table-cell office:value-type="float" office:value="10.065795183182" calcext:value-type="float">
            <text:p>10,065795183182</text:p>
          </table:table-cell>
          <table:table-cell office:value-type="float" office:value="-116.12018809956" calcext:value-type="float">
            <text:p>-116,120188099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354</text:p>
          </table:table-cell>
          <table:table-cell office:value-type="float" office:value="8.8247662782669" calcext:value-type="float">
            <text:p>8,8247662782669</text:p>
          </table:table-cell>
          <table:table-cell office:value-type="float" office:value="10.827720165253" calcext:value-type="float">
            <text:p>10,827720165253</text:p>
          </table:table-cell>
          <table:table-cell office:value-type="float" office:value="-163.66212079479" calcext:value-type="float">
            <text:p>-163,66212079479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365</text:p>
          </table:table-cell>
          <table:table-cell office:value-type="float" office:value="-1.2509474158287" calcext:value-type="float">
            <text:p>-1,2509474158287</text:p>
          </table:table-cell>
          <table:table-cell office:value-type="float" office:value="8.3214223384857" calcext:value-type="float">
            <text:p>8,3214223384857</text:p>
          </table:table-cell>
          <table:table-cell office:value-type="float" office:value="98.926073426654" calcext:value-type="float">
            <text:p>98,926073426654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376</text:p>
          </table:table-cell>
          <table:table-cell office:value-type="float" office:value="-0.61743896454573" calcext:value-type="float">
            <text:p>-0,61743896454573</text:p>
          </table:table-cell>
          <table:table-cell office:value-type="float" office:value="5.4267013072968" calcext:value-type="float">
            <text:p>5,4267013072968</text:p>
          </table:table-cell>
          <table:table-cell office:value-type="float" office:value="-147.57471631287" calcext:value-type="float">
            <text:p>-147,57471631287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387</text:p>
          </table:table-cell>
          <table:table-cell office:value-type="float" office:value="4.1442060470581" calcext:value-type="float">
            <text:p>4,1442060470581</text:p>
          </table:table-cell>
          <table:table-cell office:value-type="float" office:value="6.1249494552612" calcext:value-type="float">
            <text:p>6,1249494552612</text:p>
          </table:table-cell>
          <table:table-cell office:value-type="float" office:value="86.563877998644" calcext:value-type="float">
            <text:p>86,563877998644</text:p>
          </table:table-cell>
          <table:table-cell office:value-type="float" office:value="10" calcext:value-type="float">
            <text:p>10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398</text:p>
          </table:table-cell>
          <table:table-cell office:value-type="float" office:value="1.7631757259369" calcext:value-type="float">
            <text:p>1,7631757259369</text:p>
          </table:table-cell>
          <table:table-cell office:value-type="float" office:value="10.412299633026" calcext:value-type="float">
            <text:p>10,412299633026</text:p>
          </table:table-cell>
          <table:table-cell office:value-type="float" office:value="86.638583499155" calcext:value-type="float">
            <text:p>86,638583499155</text:p>
          </table:table-cell>
          <table:table-cell office:value-type="float" office:value="11" calcext:value-type="float">
            <text:p>1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409</text:p>
          </table:table-cell>
          <table:table-cell office:value-type="float" office:value="3.7929618358612" calcext:value-type="float">
            <text:p>3,7929618358612</text:p>
          </table:table-cell>
          <table:table-cell office:value-type="float" office:value="11.084983348846" calcext:value-type="float">
            <text:p>11,084983348846</text:p>
          </table:table-cell>
          <table:table-cell office:value-type="float" office:value="-116.30368536445" calcext:value-type="float">
            <text:p>-116,30368536445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420</text:p>
          </table:table-cell>
          <table:table-cell office:value-type="float" office:value="4.6056118607521" calcext:value-type="float">
            <text:p>4,6056118607521</text:p>
          </table:table-cell>
          <table:table-cell office:value-type="float" office:value="5.938840508461" calcext:value-type="float">
            <text:p>5,938840508461</text:p>
          </table:table-cell>
          <table:table-cell office:value-type="float" office:value="133.07861006184" calcext:value-type="float">
            <text:p>133,07861006184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431</text:p>
          </table:table-cell>
          <table:table-cell office:value-type="float" office:value="7.9919654130936" calcext:value-type="float">
            <text:p>7,9919654130936</text:p>
          </table:table-cell>
          <table:table-cell office:value-type="float" office:value="7.8229421377182" calcext:value-type="float">
            <text:p>7,8229421377182</text:p>
          </table:table-cell>
          <table:table-cell office:value-type="float" office:value="-156.42325893329" calcext:value-type="float">
            <text:p>-156,42325893329</text:p>
          </table:table-cell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442</text:p>
          </table:table-cell>
          <table:table-cell office:value-type="float" office:value="-0.99955096840858" calcext:value-type="float">
            <text:p>-0,99955096840858</text:p>
          </table:table-cell>
          <table:table-cell office:value-type="float" office:value="9.7522431612015" calcext:value-type="float">
            <text:p>9,7522431612015</text:p>
          </table:table-cell>
          <table:table-cell office:value-type="float" office:value="-130.89151291331" calcext:value-type="float">
            <text:p>-130,89151291331</text:p>
          </table:table-cell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453</text:p>
          </table:table-cell>
          <table:table-cell office:value-type="float" office:value="-0.21517802029848" calcext:value-type="float">
            <text:p>-0,21517802029848</text:p>
          </table:table-cell>
          <table:table-cell office:value-type="float" office:value="10.657521486282" calcext:value-type="float">
            <text:p>10,657521486282</text:p>
          </table:table-cell>
          <table:table-cell office:value-type="float" office:value="-31.795243928387" calcext:value-type="float">
            <text:p>-31,795243928387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</table:table>
      <table:table table:name="analyse" table:style-name="ta1">
        <table:shapes>
          <draw:frame draw:z-index="0" draw:style-name="gr1" draw:text-style-name="P1" svg:width="15.997cm" svg:height="9.004cm" svg:x="20.458cm" svg:y="0.505cm">
            <draw:object draw:notify-on-update-of-ranges="analyse.C1:analyse.C1 analyse.C2:analyse.C42 analyse.E1:analyse.E1 analyse.E2:analyse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pinion_1</text:p>
          </table:table-cell>
          <table:table-cell office:value-type="string" calcext:value-type="string">
            <text:p>somme_1</text:p>
          </table:table-cell>
          <table:table-cell office:value-type="string" calcext:value-type="string">
            <text:p>opinion_2</text:p>
          </table:table-cell>
          <table:table-cell office:value-type="string" calcext:value-type="string">
            <text:p>somme_2</text:p>
          </table:table-cell>
          <table:table-cell office:value-type="string" calcext:value-type="string">
            <text:p>puissance_1</text:p>
          </table:table-cell>
          <table:table-cell office:value-type="string" calcext:value-type="string">
            <text:p>puissance_2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,5</text:p>
          </table:table-cell>
          <table:table-cell office:value-type="float" office:value="2.54166666666667" calcext:value-type="float">
            <text:p>2,541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.2307692307692" calcext:value-type="float">
            <text:p>10,2307692307692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5.6153846153846" calcext:value-type="float">
            <text:p>15,6153846153846</text:p>
          </table:table-cell>
          <table:table-cell office:value-type="float" office:value="7.29166666666667" calcext:value-type="float">
            <text:p>7,291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1.1785714285714" calcext:value-type="float">
            <text:p>21,1785714285714</text:p>
          </table:table-cell>
          <table:table-cell office:value-type="float" office:value="12.6818181818182" calcext:value-type="float">
            <text:p>12,681818181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.3793103448276" calcext:value-type="float">
            <text:p>30,3793103448276</text:p>
          </table:table-cell>
          <table:table-cell office:value-type="float" office:value="16.047619047619" calcext:value-type="float">
            <text:p>16,047619047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5.6896551724138" calcext:value-type="float">
            <text:p>35,6896551724138</text:p>
          </table:table-cell>
          <table:table-cell office:value-type="float" office:value="18.5238095238095" calcext:value-type="float">
            <text:p>18,5238095238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2.9677419354839" calcext:value-type="float">
            <text:p>42,9677419354839</text:p>
          </table:table-cell>
          <table:table-cell office:value-type="float" office:value="20.8421052631579" calcext:value-type="float">
            <text:p>20,842105263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4.4705882352941" calcext:value-type="float">
            <text:p>54,4705882352941</text:p>
          </table:table-cell>
          <table:table-cell office:value-type="float" office:value="24.75" calcext:value-type="float">
            <text:p>24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1.6176470588235" calcext:value-type="float">
            <text:p>61,6176470588235</text:p>
          </table:table-cell>
          <table:table-cell office:value-type="float" office:value="29.75" calcext:value-type="float">
            <text:p>29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1.1891891891892" calcext:value-type="float">
            <text:p>71,1891891891892</text:p>
          </table:table-cell>
          <table:table-cell office:value-type="float" office:value="40.1538461538462" calcext:value-type="float">
            <text:p>40,1538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1.8421052631579" calcext:value-type="float">
            <text:p>81,8421052631579</text:p>
          </table:table-cell>
          <table:table-cell office:value-type="float" office:value="50.25" calcext:value-type="float">
            <text:p>50,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9.3421052631579" calcext:value-type="float">
            <text:p>89,3421052631579</text:p>
          </table:table-cell>
          <table:table-cell office:value-type="float" office:value="57.5833333333333" calcext:value-type="float">
            <text:p>57,58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0.525" calcext:value-type="float">
            <text:p>100,525</text:p>
          </table:table-cell>
          <table:table-cell office:value-type="float" office:value="45.9" calcext:value-type="float">
            <text:p>4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14.461538461538" calcext:value-type="float">
            <text:p>114,461538461538</text:p>
          </table:table-cell>
          <table:table-cell office:value-type="float" office:value="55.2727272727273" calcext:value-type="float">
            <text:p>55,2727272727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64.5454545454546" calcext:value-type="float">
            <text:p>64,5454545454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5.769230769231" calcext:value-type="float">
            <text:p>155,769230769231</text:p>
          </table:table-cell>
          <table:table-cell office:value-type="float" office:value="69.2727272727273" calcext:value-type="float">
            <text:p>69,2727272727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5.25641025641" calcext:value-type="float">
            <text:p>175,25641025641</text:p>
          </table:table-cell>
          <table:table-cell office:value-type="float" office:value="73.8181818181818" calcext:value-type="float">
            <text:p>73,818181818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1.307692307692" calcext:value-type="float">
            <text:p>191,307692307692</text:p>
          </table:table-cell>
          <table:table-cell office:value-type="float" office:value="78.4545454545455" calcext:value-type="float">
            <text:p>78,454545454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office:value-type="float" office:value="83.0909090909091" calcext:value-type="float">
            <text:p>83,090909090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7.853658536585" calcext:value-type="float">
            <text:p>207,853658536585</text:p>
          </table:table-cell>
          <table:table-cell office:value-type="float" office:value="101.111111111111" calcext:value-type="float">
            <text:p>101,11111111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19.780487804878" calcext:value-type="float">
            <text:p>219,780487804878</text:p>
          </table:table-cell>
          <table:table-cell office:value-type="float" office:value="97.3333333333333" calcext:value-type="float">
            <text:p>97,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4.825" calcext:value-type="float">
            <text:p>234,825</text:p>
          </table:table-cell>
          <table:table-cell office:value-type="float" office:value="104.5" calcext:value-type="float">
            <text:p>104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54.675" calcext:value-type="float">
            <text:p>254,675</text:p>
          </table:table-cell>
          <table:table-cell office:value-type="float" office:value="119.4" calcext:value-type="float">
            <text:p>119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76.45" calcext:value-type="float">
            <text:p>276,45</text:p>
          </table:table-cell>
          <table:table-cell office:value-type="float" office:value="130.6" calcext:value-type="float">
            <text:p>130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93.75" calcext:value-type="float">
            <text:p>293,75</text:p>
          </table:table-cell>
          <table:table-cell office:value-type="float" office:value="145.6" calcext:value-type="float">
            <text:p>145,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10.35" calcext:value-type="float">
            <text:p>310,35</text:p>
          </table:table-cell>
          <table:table-cell office:value-type="float" office:value="149.2" calcext:value-type="float">
            <text:p>149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25.512195121951" calcext:value-type="float">
            <text:p>325,512195121951</text:p>
          </table:table-cell>
          <table:table-cell office:value-type="float" office:value="154.111111111111" calcext:value-type="float">
            <text:p>154,111111111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8.951219512195" calcext:value-type="float">
            <text:p>348,951219512195</text:p>
          </table:table-cell>
          <table:table-cell office:value-type="float" office:value="154.111111111111" calcext:value-type="float">
            <text:p>154,111111111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75.292682926829" calcext:value-type="float">
            <text:p>375,292682926829</text:p>
          </table:table-cell>
          <table:table-cell office:value-type="float" office:value="154.111111111111" calcext:value-type="float">
            <text:p>154,111111111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96.317073170732" calcext:value-type="float">
            <text:p>396,317073170732</text:p>
          </table:table-cell>
          <table:table-cell office:value-type="float" office:value="154.111111111111" calcext:value-type="float">
            <text:p>154,111111111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12.09756097561" calcext:value-type="float">
            <text:p>412,09756097561</text:p>
          </table:table-cell>
          <table:table-cell office:value-type="float" office:value="174.888888888889" calcext:value-type="float">
            <text:p>174,888888888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25.268292682927" calcext:value-type="float">
            <text:p>425,26829268292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37.682926829268" calcext:value-type="float">
            <text:p>437,682926829268</text:p>
          </table:table-cell>
          <table:table-cell office:value-type="float" office:value="200.555555555556" calcext:value-type="float">
            <text:p>200,555555555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37.418604651163" calcext:value-type="float">
            <text:p>437,418604651163</text:p>
          </table:table-cell>
          <table:table-cell office:value-type="float" office:value="227.857142857143" calcext:value-type="float">
            <text:p>227,857142857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53.558139534884" calcext:value-type="float">
            <text:p>453,558139534884</text:p>
          </table:table-cell>
          <table:table-cell office:value-type="float" office:value="227.857142857143" calcext:value-type="float">
            <text:p>227,857142857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62.795454545455" calcext:value-type="float">
            <text:p>462,795454545455</text:p>
          </table:table-cell>
          <table:table-cell office:value-type="float" office:value="232.166666666667" calcext:value-type="float">
            <text:p>232,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5" calcext:value-type="float">
            <text:p>475</text:p>
          </table:table-cell>
          <table:table-cell office:value-type="float" office:value="257.833333333333" calcext:value-type="float">
            <text:p>257,8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6.045454545455" calcext:value-type="float">
            <text:p>486,045454545455</text:p>
          </table:table-cell>
          <table:table-cell office:value-type="float" office:value="271.166666666667" calcext:value-type="float">
            <text:p>271,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97.477272727273" calcext:value-type="float">
            <text:p>497,477272727273</text:p>
          </table:table-cell>
          <table:table-cell office:value-type="float" office:value="283.5" calcext:value-type="float">
            <text:p>283,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09:33:21.656340</meta:creation-date>
    <dc:date>2023-04-12T09:36:51.400000000</dc:date>
    <meta:generator>LibreOffice/7.4.2.3$Windows_X86_64 LibreOffice_project/382eef1f22670f7f4118c8c2dd222ec7ad009daf</meta:generator>
    <meta:editing-cycles>2</meta:editing-cycles>
    <meta:editing-duration>PT3M15S</meta:editing-duration>
    <meta:document-statistic meta:table-count="2" meta:cell-count="1748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954cm" style:legend-expansion="high" chart:style-name="ch2"/>
        <chart:plot-area chart:style-name="ch3" table:cell-range-address="analyse.C1:analyse.C42 analyse.E1:analyse.E42" chart:data-source-has-labels="row" svg:x="0.319cm" svg:y="0.18cm" svg:width="12.508cm" svg:height="8.645cm">
          <chart:coordinate-region svg:x="0.94cm" svg:y="0.379cm" svg:width="11.747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C2:analyse.C42" chart:label-cell-address="analyse.C1:analyse.C1" chart:class="chart:line">
            <chart:data-point chart:repeated="41"/>
          </chart:series>
          <chart:series chart:style-name="ch7" chart:values-cell-range-address="analyse.E2:analyse.E42" chart:label-cell-address="analyse.E1:analyse.E1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1</text:p>
                <draw:g>
                  <svg:desc>analyse.C1:analyse.C1</svg:desc>
                </draw:g>
              </table:table-cell>
              <table:table-cell office:value-type="string">
                <text:p>somme_2</text:p>
                <draw:g>
                  <svg:desc>analyse.E1:analys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analyse.C2:analyse.C42</svg:desc>
                </draw:g>
              </table:table-cell>
              <table:table-cell office:value-type="float" office:value="25">
                <text:p>25</text:p>
                <draw:g>
                  <svg:desc>analyse.E2:analyse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